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25in" fo:margin-left="0in" fo:margin-top="0in" fo:margin-bottom="0in" fo:break-before="auto" fo:break-after="auto" table:align="left"/>
    </style:style>
    <style:style style:name="Table1.A" style:family="table-column">
      <style:table-column-properties style:column-width="1.0417in"/>
    </style:style>
    <style:style style:name="Table1.1" style:family="table-row">
      <style:table-row-properties style:min-row-height="0.2083in" fo:keep-together="auto"/>
    </style:style>
    <style:style style:name="Table1.A1" style:family="table-cell">
      <style:table-cell-properties style:vertical-align="bottom" fo:padding-left="0.0278in" fo:padding-right="0.0278in" fo:padding-top="0in" fo:padding-bottom="0in" fo:border="0.75pt solid #cccccc"/>
    </style:style>
    <style:style style:name="P1" style:family="paragraph" style:parent-style-name="Standard">
      <style:paragraph-properties fo:break-before="auto" fo:break-after="auto"/>
    </style:style>
    <style:style style:name="P2" style:family="paragraph" style:parent-style-name="Standard" style:list-style-name="WWNum7">
      <style:paragraph-properties fo:break-before="auto" fo:break-after="auto"/>
    </style:style>
    <style:style style:name="P3" style:family="paragraph" style:parent-style-name="Standard" style:list-style-name="WWNum11">
      <style:paragraph-properties fo:break-before="auto" fo:break-after="auto"/>
    </style:style>
    <style:style style:name="P4" style:family="paragraph" style:parent-style-name="Standard" style:list-style-name="WWNum11">
      <style:paragraph-properties fo:break-before="auto" fo:break-after="auto"/>
      <style:text-properties style:font-name="Times New Roman" fo:font-size="11pt" style:text-underline-style="none" style:font-name-asian="Times New Roman1" style:font-size-asian="11pt" style:font-name-complex="Times New Roman1" style:font-size-complex="11pt"/>
    </style:style>
    <style:style style:name="P5" style:family="paragraph" style:parent-style-name="Standard">
      <style:paragraph-properties fo:text-align="end" style:justify-single-word="false" fo:break-before="auto" fo:break-after="auto"/>
    </style:style>
    <style:style style:name="P6" style:family="paragraph" style:parent-style-name="Standard" style:list-style-name="WWNum11">
      <style:paragraph-properties fo:text-align="end" style:justify-single-word="false" fo:break-before="auto" fo:break-after="auto"/>
    </style:style>
    <style:style style:name="P7" style:family="paragraph" style:parent-style-name="Standard" style:list-style-name="WWNum15">
      <style:paragraph-properties fo:text-align="end" style:justify-single-word="false" fo:break-before="auto" fo:break-after="auto"/>
    </style:style>
    <style:style style:name="P8" style:family="paragraph" style:parent-style-name="Standard" style:list-style-name="WWNum9">
      <style:paragraph-properties fo:text-align="end" style:justify-single-word="false" fo:break-before="auto" fo:break-after="auto"/>
    </style:style>
    <style:style style:name="P9" style:family="paragraph" style:parent-style-name="Standard" style:list-style-name="WWNum2">
      <style:paragraph-properties fo:text-align="end" style:justify-single-word="false" fo:break-before="auto" fo:break-after="auto"/>
    </style:style>
    <style:style style:name="P10" style:family="paragraph" style:parent-style-name="Standard" style:list-style-name="WWNum32">
      <style:paragraph-properties fo:text-align="end" style:justify-single-word="false" fo:break-before="auto" fo:break-after="auto"/>
    </style:style>
    <style:style style:name="P11" style:family="paragraph" style:parent-style-name="Standard" style:list-style-name="WWNum19">
      <style:paragraph-properties fo:text-align="end" style:justify-single-word="false" fo:break-before="auto" fo:break-after="auto"/>
    </style:style>
    <style:style style:name="P12" style:family="paragraph" style:parent-style-name="Standard" style:list-style-name="WWNum6">
      <style:paragraph-properties fo:text-align="end" style:justify-single-word="false" fo:break-before="auto" fo:break-after="auto"/>
    </style:style>
    <style:style style:name="P13" style:family="paragraph" style:parent-style-name="Standard" style:list-style-name="WWNum16">
      <style:paragraph-properties fo:text-align="end" style:justify-single-word="false" fo:break-before="auto" fo:break-after="auto"/>
    </style:style>
    <style:style style:name="P14" style:family="paragraph" style:parent-style-name="Standard" style:list-style-name="WWNum26">
      <style:paragraph-properties fo:text-align="end" style:justify-single-word="false" fo:break-before="auto" fo:break-after="auto"/>
    </style:style>
    <style:style style:name="P15" style:family="paragraph" style:parent-style-name="Standard" style:list-style-name="WWNum29">
      <style:paragraph-properties fo:text-align="end" style:justify-single-word="false" fo:break-before="auto" fo:break-after="auto"/>
    </style:style>
    <style:style style:name="P16" style:family="paragraph" style:parent-style-name="Standard" style:list-style-name="WWNum28">
      <style:paragraph-properties fo:text-align="end" style:justify-single-word="false" fo:break-before="auto" fo:break-after="auto"/>
    </style:style>
    <style:style style:name="P17" style:family="paragraph" style:parent-style-name="Standard" style:list-style-name="WWNum20">
      <style:paragraph-properties fo:text-align="end" style:justify-single-word="false" fo:break-before="auto" fo:break-after="auto"/>
    </style:style>
    <style:style style:name="P18" style:family="paragraph" style:parent-style-name="Standard" style:list-style-name="WWNum8">
      <style:paragraph-properties fo:text-align="end" style:justify-single-word="false" fo:break-before="auto" fo:break-after="auto"/>
    </style:style>
    <style:style style:name="P19" style:family="paragraph" style:parent-style-name="Standard" style:list-style-name="WWNum10">
      <style:paragraph-properties fo:text-align="end" style:justify-single-word="false" fo:break-before="auto" fo:break-after="auto"/>
    </style:style>
    <style:style style:name="P20" style:family="paragraph" style:parent-style-name="Standard" style:list-style-name="WWNum18">
      <style:paragraph-properties fo:text-align="end" style:justify-single-word="false" fo:break-before="auto" fo:break-after="auto"/>
    </style:style>
    <style:style style:name="P21" style:family="paragraph" style:parent-style-name="Standard" style:list-style-name="WWNum24">
      <style:paragraph-properties fo:text-align="end" style:justify-single-word="false" fo:break-before="auto" fo:break-after="auto"/>
    </style:style>
    <style:style style:name="P22" style:family="paragraph" style:parent-style-name="Standard" style:list-style-name="WWNum25">
      <style:paragraph-properties fo:text-align="end" style:justify-single-word="false" fo:break-before="auto" fo:break-after="auto"/>
    </style:style>
    <style:style style:name="P23" style:family="paragraph" style:parent-style-name="Standard" style:list-style-name="WWNum27">
      <style:paragraph-properties fo:text-align="end" style:justify-single-word="false" fo:break-before="auto" fo:break-after="auto"/>
    </style:style>
    <style:style style:name="P24" style:family="paragraph" style:parent-style-name="Standard" style:list-style-name="WWNum12">
      <style:paragraph-properties fo:text-align="end" style:justify-single-word="false" fo:break-before="auto" fo:break-after="auto"/>
    </style:style>
    <style:style style:name="P25" style:family="paragraph" style:parent-style-name="Standard" style:list-style-name="WWNum4">
      <style:paragraph-properties fo:text-align="end" style:justify-single-word="false" fo:break-before="auto" fo:break-after="auto"/>
    </style:style>
    <style:style style:name="P26" style:family="paragraph" style:parent-style-name="Standard" style:list-style-name="WWNum31">
      <style:paragraph-properties fo:text-align="end" style:justify-single-word="false" fo:break-before="auto" fo:break-after="auto"/>
    </style:style>
    <style:style style:name="P27" style:family="paragraph" style:parent-style-name="Standard" style:list-style-name="WWNum23">
      <style:paragraph-properties fo:text-align="end" style:justify-single-word="false" fo:break-before="auto" fo:break-after="auto"/>
    </style:style>
    <style:style style:name="P28" style:family="paragraph" style:parent-style-name="Standard" style:list-style-name="WWNum1">
      <style:paragraph-properties fo:break-before="auto" fo:break-after="auto"/>
    </style:style>
    <style:style style:name="P29" style:family="paragraph" style:parent-style-name="Standard" style:list-style-name="WWNum30">
      <style:paragraph-properties fo:break-before="auto" fo:break-after="auto"/>
    </style:style>
    <style:style style:name="P30" style:family="paragraph" style:parent-style-name="Standard" style:list-style-name="WWNum17">
      <style:paragraph-properties fo:break-before="auto" fo:break-after="auto"/>
    </style:style>
    <style:style style:name="P31" style:family="paragraph" style:parent-style-name="Standard" style:list-style-name="WWNum8">
      <style:paragraph-properties fo:break-before="auto" fo:break-after="auto"/>
    </style:style>
    <style:style style:name="P32" style:family="paragraph" style:parent-style-name="Standard" style:list-style-name="WWNum8">
      <style:paragraph-properties fo:break-before="auto" fo:break-after="auto"/>
      <style:text-properties style:text-underline-style="none"/>
    </style:style>
    <style:style style:name="P33" style:family="paragraph" style:parent-style-name="Standard" style:list-style-name="WWNum15">
      <style:paragraph-properties fo:break-before="auto" fo:break-after="auto"/>
      <style:text-properties style:text-underline-style="none"/>
    </style:style>
    <style:style style:name="P34" style:family="paragraph" style:parent-style-name="Standard" style:list-style-name="WWNum9">
      <style:paragraph-properties fo:break-before="auto" fo:break-after="auto"/>
      <style:text-properties style:text-underline-style="none"/>
    </style:style>
    <style:style style:name="P35" style:family="paragraph" style:parent-style-name="Standard" style:list-style-name="WWNum11">
      <style:paragraph-properties fo:break-before="auto" fo:break-after="auto"/>
      <style:text-properties style:text-underline-style="none"/>
    </style:style>
    <style:style style:name="P36" style:family="paragraph" style:parent-style-name="Standard" style:list-style-name="WWNum23">
      <style:paragraph-properties fo:break-before="auto" fo:break-after="auto"/>
      <style:text-properties style:text-underline-style="none"/>
    </style:style>
    <style:style style:name="P37" style:family="paragraph" style:parent-style-name="Standard" style:list-style-name="WWNum28">
      <style:paragraph-properties fo:break-before="auto" fo:break-after="auto"/>
      <style:text-properties style:text-underline-style="none"/>
    </style:style>
    <style:style style:name="P38" style:family="paragraph" style:parent-style-name="Standard" style:list-style-name="WWNum33">
      <style:paragraph-properties fo:break-before="auto" fo:break-after="auto"/>
      <style:text-properties style:text-underline-style="none"/>
    </style:style>
    <style:style style:name="P39" style:family="paragraph" style:parent-style-name="Standard">
      <style:paragraph-properties fo:break-before="auto" fo:break-after="auto"/>
      <style:text-properties style:font-name="Courier New" fo:font-size="10pt" style:font-name-asian="Courier New1" style:font-size-asian="10pt" style:font-name-complex="Courier New1" style:font-size-complex="10pt"/>
    </style:style>
    <style:style style:name="P40" style:family="paragraph" style:parent-style-name="Standard" style:list-style-name="WWNum13">
      <style:paragraph-properties fo:break-before="auto" fo:break-after="auto"/>
    </style:style>
    <style:style style:name="P41" style:family="paragraph" style:parent-style-name="Standard" style:list-style-name="WWNum3">
      <style:paragraph-properties fo:break-before="auto" fo:break-after="auto"/>
    </style:style>
    <style:style style:name="P42" style:family="paragraph" style:parent-style-name="Standard" style:list-style-name="WWNum23">
      <style:paragraph-properties fo:break-before="auto" fo:break-after="auto"/>
    </style:style>
    <style:style style:name="P43" style:family="paragraph" style:parent-style-name="Standard" style:list-style-name="WWNum14">
      <style:paragraph-properties fo:break-before="auto" fo:break-after="auto"/>
    </style:style>
    <style:style style:name="P44" style:family="paragraph" style:parent-style-name="Standard" style:list-style-name="WWNum9">
      <style:paragraph-properties fo:break-before="auto" fo:break-after="auto"/>
    </style:style>
    <style:style style:name="P45" style:family="paragraph" style:parent-style-name="Standard" style:list-style-name="WWNum15">
      <style:paragraph-properties fo:break-before="auto" fo:break-after="auto"/>
    </style:style>
    <style:style style:name="P46" style:family="paragraph" style:parent-style-name="Standard" style:list-style-name="WWNum9">
      <style:paragraph-properties fo:break-before="auto" fo:break-after="auto"/>
      <style:text-properties fo:font-style="italic" style:font-style-asian="italic"/>
    </style:style>
    <style:style style:name="P47" style:family="paragraph" style:parent-style-name="Standard" style:list-style-name="WWNum10">
      <style:paragraph-properties fo:break-before="auto" fo:break-after="auto"/>
    </style:style>
    <style:style style:name="P48" style:family="paragraph" style:parent-style-name="Standard" style:list-style-name="WWNum19">
      <style:paragraph-properties fo:break-before="auto" fo:break-after="auto"/>
    </style:style>
    <style:style style:name="P49" style:family="paragraph" style:parent-style-name="Standard" style:list-style-name="WWNum6">
      <style:paragraph-properties fo:break-before="auto" fo:break-after="auto"/>
    </style:style>
    <style:style style:name="P50" style:family="paragraph" style:parent-style-name="Standard" style:list-style-name="WWNum29">
      <style:paragraph-properties fo:break-before="auto" fo:break-after="auto"/>
    </style:style>
    <style:style style:name="P51" style:family="paragraph" style:parent-style-name="Standard" style:list-style-name="WWNum28">
      <style:paragraph-properties fo:break-before="auto" fo:break-after="auto"/>
    </style:style>
    <style:style style:name="P52" style:family="paragraph" style:parent-style-name="Standard" style:list-style-name="WWNum28">
      <style:paragraph-properties fo:break-before="auto" fo:break-after="auto"/>
      <style:text-properties style:font-name="Georgia" fo:font-size="12pt" style:font-name-asian="Georgia1" style:font-size-asian="12pt" style:font-name-complex="Georgia1" style:font-size-complex="12pt"/>
    </style:style>
    <style:style style:name="P53" style:family="paragraph" style:parent-style-name="Standard" style:list-style-name="WWNum8">
      <style:paragraph-properties fo:break-before="auto" fo:break-after="auto"/>
      <style:text-properties style:font-name="Georgia" fo:font-size="12pt" style:font-name-asian="Georgia1" style:font-size-asian="12pt" style:font-name-complex="Georgia1" style:font-size-complex="12pt"/>
    </style:style>
    <style:style style:name="P54" style:family="paragraph" style:parent-style-name="Standard" style:list-style-name="WWNum20">
      <style:paragraph-properties fo:break-before="auto" fo:break-after="auto"/>
    </style:style>
    <style:style style:name="P55" style:family="paragraph" style:parent-style-name="Standard" style:list-style-name="WWNum27">
      <style:paragraph-properties fo:break-before="auto" fo:break-after="auto"/>
    </style:style>
    <style:style style:name="P56" style:family="paragraph" style:parent-style-name="Standard" style:list-style-name="WWNum33">
      <style:paragraph-properties fo:break-before="auto" fo:break-after="auto"/>
    </style:style>
    <style:style style:name="P57" style:family="paragraph" style:parent-style-name="Standard" style:list-style-name="WWNum34">
      <style:paragraph-properties fo:break-before="auto" fo:break-after="auto"/>
    </style:style>
    <style:style style:name="P58" style:family="paragraph" style:parent-style-name="Standard" style:list-style-name="WWNum28">
      <style:paragraph-properties fo:break-before="auto" fo:break-after="auto"/>
      <style:text-properties style:font-name="Arial" fo:font-size="10pt" style:font-name-asian="Arial1" style:font-size-asian="10pt" style:font-name-complex="Arial1" style:font-size-complex="10pt"/>
    </style:style>
    <style:style style:name="P59" style:family="paragraph" style:parent-style-name="Standard">
      <style:paragraph-properties fo:margin-left="0in" fo:margin-right="0in" fo:margin-top="0.0555in" fo:margin-bottom="0.139in" loext:contextual-spacing="false" fo:line-height="100%" fo:text-indent="0in" style:auto-text-indent="false" fo:break-before="auto" fo:break-after="auto">
        <style:tab-stops>
          <style:tab-stop style:position="6.5in" style:type="right"/>
        </style:tab-stops>
      </style:paragraph-properties>
    </style:style>
    <style:style style:name="P60" style:family="paragraph" style:parent-style-name="Standard">
      <style:paragraph-properties fo:margin-left="0in" fo:margin-right="0in" fo:margin-top="0.139in" fo:margin-bottom="0.139in" loext:contextual-spacing="false" fo:line-height="100%" fo:text-indent="0in" style:auto-text-indent="false" fo:break-before="auto" fo:break-after="auto">
        <style:tab-stops>
          <style:tab-stop style:position="6.5in" style:type="right"/>
        </style:tab-stops>
      </style:paragraph-properties>
    </style:style>
    <style:style style:name="P61" style:family="paragraph" style:parent-style-name="Standard">
      <style:paragraph-properties fo:margin-left="0in" fo:margin-right="0in" fo:text-indent="0in" style:auto-text-indent="false" fo:break-before="auto" fo:break-after="auto"/>
    </style:style>
    <style:style style:name="P62" style:family="paragraph" style:parent-style-name="Standard">
      <style:paragraph-properties fo:margin-left="0.25in" fo:margin-right="0in" fo:margin-top="0.0417in" fo:margin-bottom="0.139in" loext:contextual-spacing="false" fo:line-height="100%" fo:text-indent="0in" style:auto-text-indent="false" fo:break-before="auto" fo:break-after="auto">
        <style:tab-stops>
          <style:tab-stop style:position="6.5in" style:type="right"/>
        </style:tab-stops>
      </style:paragraph-properties>
    </style:style>
    <style:style style:name="P63"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5in" style:type="right"/>
        </style:tab-stops>
      </style:paragraph-properties>
    </style:style>
    <style:style style:name="P64" style:family="paragraph" style:parent-style-name="Standard">
      <style:paragraph-properties fo:margin-left="0.5in" fo:margin-right="0in" fo:margin-top="0.0417in" fo:margin-bottom="0.139in" loext:contextual-spacing="false" fo:line-height="100%" fo:text-indent="0in" style:auto-text-indent="false" fo:break-before="auto" fo:break-after="auto">
        <style:tab-stops>
          <style:tab-stop style:position="6.5in" style:type="right"/>
        </style:tab-stops>
      </style:paragraph-properties>
    </style:style>
    <style:style style:name="P65" style:family="paragraph" style:parent-style-name="Standard" style:list-style-name="WWNum21">
      <style:paragraph-properties fo:margin-left="0.5in" fo:margin-right="0in" fo:margin-top="0.139in" fo:margin-bottom="0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in" loext:contextual-spacing="false" fo:text-indent="-0.25in" style:auto-text-indent="false" fo:break-before="auto" fo:break-after="auto"/>
    </style:style>
    <style:style style:name="P67" style:family="paragraph" style:parent-style-name="Standard" style:list-style-name="WWNum21">
      <style:paragraph-properties fo:margin-left="0.5in" fo:margin-right="0in" fo:margin-top="0in" fo:margin-bottom="0.139in" loext:contextual-spacing="false" fo:text-indent="-0.25in" style:auto-text-indent="false" fo:break-before="auto" fo:break-after="auto"/>
    </style:style>
    <style:style style:name="P68" style:family="paragraph" style:parent-style-name="Standard">
      <style:paragraph-properties fo:margin-top="0in" fo:margin-bottom="0in" loext:contextual-spacing="false" fo:line-height="100%" fo:text-align="end" style:justify-single-word="false" fo:break-before="auto" fo:break-after="auto"/>
    </style:style>
    <style:style style:name="P69" style:family="paragraph" style:parent-style-name="Standard" style:list-style-name="WWNum6">
      <style:paragraph-properties fo:margin-top="0in" fo:margin-bottom="0in" loext:contextual-spacing="false" fo:break-before="auto" fo:break-after="auto"/>
      <style:text-properties style:font-name="Georgia" fo:font-size="12pt" style:font-name-asian="Georgia1" style:font-size-asian="12pt" style:font-name-complex="Georgia1" style:font-size-complex="12pt"/>
    </style:style>
    <style:style style:name="P70" style:family="paragraph" style:parent-style-name="Standard" style:list-style-name="WWNum6">
      <style:paragraph-properties fo:margin-top="0in" fo:margin-bottom="0in" loext:contextual-spacing="false" fo:break-before="auto" fo:break-after="auto"/>
    </style:style>
    <style:style style:name="P71" style:family="paragraph" style:parent-style-name="Standard">
      <style:paragraph-properties fo:margin-top="0in" fo:margin-bottom="0in" loext:contextual-spacing="false" fo:line-height="100%" fo:break-before="auto" fo:break-after="auto"/>
      <style:text-properties style:font-name="Arial" fo:font-size="11pt" style:font-name-asian="Arial1" style:font-size-asian="11pt" style:font-name-complex="Arial1" style:font-size-complex="11pt"/>
    </style:style>
    <style:style style:name="P72" style:family="paragraph" style:parent-style-name="Standard">
      <style:paragraph-properties fo:margin-top="0in" fo:margin-bottom="0in" loext:contextual-spacing="false" fo:line-height="100%" fo:text-align="end" style:justify-single-word="false" fo:break-before="auto" fo:break-after="auto"/>
      <style:text-properties style:font-name="Arial" fo:font-size="11pt" style:font-name-asian="Arial1" style:font-size-asian="11pt" style:font-name-complex="Arial1" style:font-size-complex="11pt"/>
    </style:style>
    <style:style style:name="P73" style:family="paragraph" style:parent-style-name="Standard" style:list-style-name="WWNum22">
      <style:paragraph-properties fo:margin-top="0in" fo:margin-bottom="0in" loext:contextual-spacing="false" fo:break-before="auto" fo:break-after="auto"/>
    </style:style>
    <style:style style:name="P74" style:family="paragraph" style:parent-style-name="Standard">
      <style:paragraph-properties fo:margin-top="0in" fo:margin-bottom="0in" loext:contextual-spacing="false" fo:line-height="100%" fo:orphans="0" fo:widows="0"/>
    </style:style>
    <style:style style:name="P75" style:family="paragraph" style:parent-style-name="Standard">
      <style:paragraph-properties fo:margin-top="0in" fo:margin-bottom="0in" loext:contextual-spacing="false" fo:line-height="100%" fo:text-align="end" style:justify-single-word="false" fo:orphans="0" fo:widows="0"/>
    </style:style>
    <style:style style:name="P76" style:family="paragraph" style:parent-style-name="Standard" style:list-style-name="WWNum6">
      <style:paragraph-properties fo:margin-top="0.139in" fo:margin-bottom="0in" loext:contextual-spacing="false" fo:break-before="auto" fo:break-after="auto"/>
    </style:style>
    <style:style style:name="P77" style:family="paragraph" style:parent-style-name="Standard" style:list-style-name="WWNum22">
      <style:paragraph-properties fo:margin-top="0.139in" fo:margin-bottom="0in" loext:contextual-spacing="false" fo:break-before="auto" fo:break-after="auto"/>
    </style:style>
    <style:style style:name="P78" style:family="paragraph" style:parent-style-name="Standard" style:list-style-name="WWNum6">
      <style:paragraph-properties fo:margin-top="0in" fo:margin-bottom="0.139in" loext:contextual-spacing="false" fo:break-before="auto" fo:break-after="auto"/>
    </style:style>
    <style:style style:name="P79" style:family="paragraph" style:parent-style-name="Standard" style:list-style-name="WWNum22">
      <style:paragraph-properties fo:margin-top="0in" fo:margin-bottom="0.139in" loext:contextual-spacing="false" fo:break-before="auto" fo:break-after="auto"/>
    </style:style>
    <style:style style:name="P80" style:family="paragraph" style:parent-style-name="Standard">
      <style:paragraph-properties fo:margin-top="0.1in" fo:margin-bottom="0.1in" loext:contextual-spacing="false" fo:line-height="115%" fo:break-before="auto" fo:break-after="auto"/>
    </style:style>
    <style:style style:name="P81" style:family="paragraph" style:parent-style-name="Standard">
      <style:paragraph-properties fo:margin-top="0.1in" fo:margin-bottom="0.1in" loext:contextual-spacing="false" fo:line-height="115%" fo:orphans="0" fo:widows="0" fo:break-before="auto" fo:break-after="auto"/>
    </style:style>
    <style:style style:name="P82" style:family="paragraph" style:parent-style-name="Standard" style:list-style-name="WWNum27">
      <style:paragraph-properties fo:margin-top="0.1in" fo:margin-bottom="0.1in" loext:contextual-spacing="false" fo:line-height="115%" fo:orphans="0" fo:widows="0" fo:break-before="auto" fo:break-after="auto"/>
    </style:style>
    <style:style style:name="P83" style:family="paragraph" style:parent-style-name="Standard" style:list-style-name="WWNum28">
      <style:paragraph-properties fo:margin-left="0.5626in" fo:margin-right="0in" fo:text-indent="0in" style:auto-text-indent="false" fo:break-before="auto" fo:break-after="auto"/>
    </style:style>
    <style:style style:name="P84" style:family="paragraph" style:parent-style-name="Standard">
      <style:paragraph-properties fo:margin-left="0in" fo:margin-right="0.1in" fo:margin-top="0.1in" fo:margin-bottom="0.1in" loext:contextual-spacing="false" fo:line-height="115%" fo:orphans="0" fo:widows="0" fo:text-indent="0in" style:auto-text-indent="false" fo:break-before="auto" fo:break-after="auto"/>
    </style:style>
    <style:style style:name="P85" style:family="paragraph" style:parent-style-name="Heading_20_1">
      <style:paragraph-properties fo:break-before="auto" fo:break-after="auto"/>
    </style:style>
    <style:style style:name="P86" style:family="paragraph" style:parent-style-name="Heading_20_1">
      <style:paragraph-properties fo:break-before="auto" fo:break-after="auto"/>
    </style:style>
    <style:style style:name="P87" style:family="paragraph" style:parent-style-name="Heading_20_1" style:list-style-name="WWNum11">
      <style:paragraph-properties fo:break-before="auto" fo:break-after="auto"/>
    </style:style>
    <style:style style:name="P88" style:family="paragraph" style:parent-style-name="Heading_20_2">
      <style:paragraph-properties fo:break-before="auto" fo:break-after="auto"/>
    </style:style>
    <style:style style:name="P89" style:family="paragraph" style:parent-style-name="Heading_20_2" style:list-style-name="WWNum30">
      <style:paragraph-properties fo:break-before="auto" fo:break-after="auto"/>
    </style:style>
    <style:style style:name="P90" style:family="paragraph" style:parent-style-name="Heading_20_2" style:list-style-name="WWNum11">
      <style:paragraph-properties fo:break-before="auto" fo:break-after="auto"/>
    </style:style>
    <style:style style:name="P91" style:family="paragraph" style:parent-style-name="Heading_20_2" style:list-style-name="WWNum9">
      <style:paragraph-properties fo:break-before="auto" fo:break-after="auto"/>
    </style:style>
    <style:style style:name="P92" style:family="paragraph" style:parent-style-name="Heading_20_2" style:list-style-name="WWNum23">
      <style:paragraph-properties fo:break-before="auto" fo:break-after="auto"/>
    </style:style>
    <style:style style:name="P93" style:family="paragraph" style:parent-style-name="Heading_20_2" style:list-style-name="WWNum28">
      <style:paragraph-properties fo:break-before="auto" fo:break-after="auto"/>
    </style:style>
    <style:style style:name="P94" style:family="paragraph" style:parent-style-name="Heading_20_2" style:list-style-name="WWNum8">
      <style:paragraph-properties fo:break-before="auto" fo:break-after="auto"/>
    </style:style>
    <style:style style:name="P95" style:family="paragraph" style:parent-style-name="Heading_20_2" style:list-style-name="WWNum5">
      <style:paragraph-properties fo:break-before="auto" fo:break-after="auto"/>
    </style:style>
    <style:style style:name="P96" style:family="paragraph" style:parent-style-name="Heading_20_2" style:list-style-name="WWNum12">
      <style:paragraph-properties fo:break-before="auto" fo:break-after="auto"/>
    </style:style>
    <style:style style:name="P97" style:family="paragraph" style:parent-style-name="Heading_20_2" style:list-style-name="WWNum28">
      <style:paragraph-properties fo:break-before="auto" fo:break-after="auto"/>
      <style:text-properties style:font-name="Arial" fo:font-size="16pt" style:font-name-asian="Arial1" style:font-size-asian="16pt" style:font-name-complex="Arial1" style:font-size-complex="16pt"/>
    </style:style>
    <style:style style:name="P98" style:family="paragraph" style:parent-style-name="Heading_20_2">
      <style:paragraph-properties fo:margin-top="0.1in" fo:margin-bottom="0.1in" loext:contextual-spacing="false" fo:line-height="115%" fo:break-before="auto" fo:break-after="auto"/>
    </style:style>
    <style:style style:name="P99" style:family="paragraph" style:parent-style-name="Heading_20_2" style:list-style-name="WWNum11">
      <style:paragraph-properties fo:margin-top="0.1in" fo:margin-bottom="0.1in" loext:contextual-spacing="false" fo:line-height="115%" fo:break-before="auto" fo:break-after="auto"/>
    </style:style>
    <style:style style:name="P100" style:family="paragraph" style:parent-style-name="Heading_20_2">
      <style:paragraph-properties fo:margin-top="0.1in" fo:margin-bottom="0.1in" loext:contextual-spacing="false" fo:line-height="115%" fo:orphans="0" fo:widows="0" fo:break-before="auto" fo:break-after="auto"/>
    </style:style>
    <style:style style:name="P101" style:family="paragraph" style:parent-style-name="Heading_20_3">
      <style:paragraph-properties fo:break-before="auto" fo:break-after="auto"/>
    </style:style>
    <style:style style:name="P102" style:family="paragraph" style:parent-style-name="Heading_20_3" style:list-style-name="WWNum11">
      <style:paragraph-properties fo:break-before="auto" fo:break-after="auto"/>
    </style:style>
    <style:style style:name="P103" style:family="paragraph" style:parent-style-name="Heading_20_3" style:list-style-name="WWNum8">
      <style:paragraph-properties fo:break-before="auto" fo:break-after="auto"/>
    </style:style>
    <style:style style:name="P104" style:family="paragraph" style:parent-style-name="Title" style:master-page-name="Standard">
      <style:paragraph-properties fo:text-align="center" style:justify-single-word="false" style:page-number="1" fo:break-before="auto" fo:break-after="auto"/>
    </style:style>
    <style:style style:name="T1"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1" style:font-size-asian="12pt" style:font-style-asian="normal" style:font-weight-asian="bold" style:font-name-complex="Georgia1" style:font-size-complex="12pt"/>
    </style:style>
    <style:style style:name="T2"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1" style:font-size-asian="12pt" style:font-style-asian="normal" style:font-weight-asian="normal" style:font-name-complex="Georgia1"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fo:font-style="italic" style:text-underline-style="solid" style:text-underline-width="auto" style:text-underline-color="font-color" style:font-style-asian="italic"/>
    </style:style>
    <style:style style:name="T5" style:family="text">
      <style:text-properties fo:color="#1155cc" style:font-name="Times New Roman" fo:font-size="11pt" style:text-underline-style="solid" style:text-underline-width="auto" style:text-underline-color="font-color" style:font-name-asian="Times New Roman1" style:font-size-asian="11pt" style:font-name-complex="Times New Roman1" style:font-size-complex="11pt"/>
    </style:style>
    <style:style style:name="T6"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7"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8"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 style:family="text">
      <style:text-properties fo:color="#1155cc" style:text-position="super 58%" style:text-underline-style="solid" style:text-underline-width="auto" style:text-underline-color="font-color"/>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tyle="italic" style:font-style-asian="italic"/>
    </style:style>
    <style:style style:name="T13" style:family="text">
      <style:text-properties fo:font-style="italic" style:font-style-asian="italic" fo:background-color="#ffff00"/>
    </style:style>
    <style:style style:name="T14" style:family="text">
      <style:text-properties fo:font-style="italic" fo:font-weight="bold" style:font-style-asian="italic" style:font-weight-asian="bold"/>
    </style:style>
    <style:style style:name="T15" style:family="text">
      <style:text-properties fo:font-size="20pt" style:font-size-asian="20pt" style:font-size-complex="20pt"/>
    </style:style>
    <style:style style:name="T16" style:family="text">
      <style:text-properties style:font-name="Times New Roman" fo:font-size="11pt" style:font-name-asian="Times New Roman1" style:font-size-asian="11pt" style:font-name-complex="Times New Roman1" style:font-size-complex="11pt"/>
    </style:style>
    <style:style style:name="T17" style:family="text">
      <style:text-properties style:font-name="Times New Roman" fo:font-size="11pt" fo:font-style="italic" style:font-name-asian="Times New Roman1" style:font-size-asian="11pt" style:font-style-asian="italic" style:font-name-complex="Times New Roman1" style:font-size-complex="11pt"/>
    </style:style>
    <style:style style:name="T18" style:family="text">
      <style:text-properties style:font-name="Times New Roman" fo:font-size="11pt" style:text-underline-style="none" style:font-name-asian="Times New Roman1" style:font-size-asian="11pt" style:font-name-complex="Times New Roman1" style:font-size-complex="11pt"/>
    </style:style>
    <style:style style:name="T19" style:family="text">
      <style:text-properties style:font-name="Arial" fo:font-size="10pt" fo:font-style="italic" style:font-name-asian="Arial1" style:font-size-asian="10pt" style:font-style-asian="italic" style:font-name-complex="Arial1" style:font-size-complex="10pt"/>
    </style:style>
    <style:style style:name="T20" style:family="text">
      <style:text-properties style:font-name="Arial" fo:font-size="10pt" style:font-name-asian="Arial1" style:font-size-asian="10pt" style:font-name-complex="Arial1" style:font-size-complex="10pt"/>
    </style:style>
    <style:style style:name="T21" style:family="text">
      <style:text-properties style:font-name="Arial" fo:font-size="16pt" style:font-name-asian="Arial1" style:font-size-asian="16pt" style:font-name-complex="Arial1" style:font-size-complex="16pt"/>
    </style:style>
    <style:style style:name="T22" style:family="text">
      <style:text-properties style:font-name="Arial" fo:font-size="8pt" style:font-name-asian="Arial1" style:font-size-asian="8pt" style:font-name-complex="Arial1" style:font-size-complex="8pt"/>
    </style:style>
    <style:style style:name="T23" style:family="text">
      <style:text-properties style:font-name="Arial" fo:font-size="11pt" style:font-name-asian="Arial1" style:font-size-asian="11pt" style:font-name-complex="Arial1" style:font-size-complex="11pt"/>
    </style:style>
    <style:style style:name="T24" style:family="text">
      <style:text-properties fo:font-size="10pt" style:font-size-asian="10pt" style:font-size-complex="10pt"/>
    </style:style>
    <style:style style:name="T25" style:family="text">
      <style:text-properties fo:font-size="11pt" style:font-size-asian="11pt" style:font-size-complex="11pt"/>
    </style:style>
    <style:style style:name="T26" style:family="text">
      <style:text-properties style:font-name="Courier New" fo:font-size="10pt" style:font-name-asian="Courier New1" style:font-size-asian="10pt" style:font-name-complex="Courier New1" style:font-size-complex="10pt"/>
    </style:style>
    <style:style style:name="T27" style:family="text">
      <style:text-properties style:font-name="Courier New" fo:font-size="10pt" fo:font-style="italic" style:font-name-asian="Courier New1" style:font-size-asian="10pt" style:font-style-asian="italic" style:font-name-complex="Courier New1" style:font-size-complex="10pt"/>
    </style:style>
    <style:style style:name="T28" style:family="text">
      <style:text-properties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29"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30" style:family="text">
      <style:text-properties style:font-name="Courier New" fo:font-size="10pt" style:text-underline-style="solid" style:text-underline-width="auto" style:text-underline-color="font-color" style:font-name-asian="Courier New1" style:font-size-asian="10pt" style:font-name-complex="Courier New1" style:font-size-complex="10pt" fo:background-color="#ffff00"/>
    </style:style>
    <style:style style:name="T31" style:family="text">
      <style:text-properties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32" style:family="text">
      <style:text-properties style:font-name="Courier New" fo:font-size="8pt" style:font-name-asian="Courier New1" style:font-size-asian="8pt" style:font-name-complex="Courier New1" style:font-size-complex="8pt"/>
    </style:style>
    <style:style style:name="T33" style:family="text">
      <style:text-properties style:font-name="Courier New" fo:font-size="9.5pt" style:font-name-asian="Courier New1" style:font-size-asian="9.5pt" style:font-name-complex="Courier New1" style:font-size-complex="9.5pt"/>
    </style:style>
    <style:style style:name="T34" style:family="text">
      <style:text-properties style:font-name="Courier New" fo:font-size="9.5pt" fo:font-style="italic" style:font-name-asian="Courier New1" style:font-size-asian="9.5pt" style:font-style-asian="italic" style:font-name-complex="Courier New1" style:font-size-complex="9.5pt"/>
    </style:style>
    <style:style style:name="T35" style:family="text">
      <style:text-properties fo:background-color="#ffff00"/>
    </style:style>
    <style:style style:name="T36" style:family="text">
      <style:text-properties style:font-name="Georgia" fo:font-size="12pt" style:font-name-asian="Georgia1" style:font-size-asian="12pt" style:font-name-complex="Georgia1" style:font-size-complex="12pt"/>
    </style:style>
    <style:style style:name="T37" style:family="text">
      <style:text-properties style:font-name="Georgia" fo:font-size="12pt" style:font-name-asian="Georgia1" style:font-size-asian="12pt" style:font-name-complex="Georgia1" style:font-size-complex="12pt" fo:background-color="#ffff00"/>
    </style:style>
    <style:style style:name="T38" style:family="text">
      <style:text-properties style:font-name="Georgia" fo:font-size="12pt" fo:font-style="italic" style:font-name-asian="Georgia1" style:font-size-asian="12pt" style:font-style-asian="italic" style:font-name-complex="Georgia1" style:font-size-complex="12pt"/>
    </style:style>
    <style:style style:name="T39" style:family="text">
      <style:text-properties style:text-underline-style="solid" style:text-underline-width="auto" style:text-underline-color="font-color"/>
    </style:style>
    <style:style style:name="T40" style:family="text">
      <style:text-properties style:font-name="EB Garamond" style:font-name-asian="EB Garamond1" style:font-name-complex="EB Garamond1"/>
    </style:style>
    <style:style style:name="T41" style:family="text">
      <style:text-properties style:font-name="Noto Sans Gothic" fo:font-size="10pt" style:font-name-asian="Noto Sans Gothic1" style:font-size-asian="10pt" style:font-name-complex="Noto Sans Gothic1" style:font-size-complex="10pt"/>
    </style:style>
    <style:style style:name="T42" style:family="text">
      <style:text-properties style:font-name="Noto Sans Gothic" fo:font-size="10pt" fo:font-style="italic" style:font-name-asian="Noto Sans Gothic1" style:font-size-asian="10pt" style:font-style-asian="italic" style:font-name-complex="Noto Sans Gothic1" style:font-size-complex="10pt"/>
    </style:style>
    <style:style style:name="T43" style:family="text">
      <style:text-properties fo:font-size="12pt" fo:font-weight="bold" style:font-size-asian="12pt" style:font-weight-asian="bold" style:font-size-complex="12pt"/>
    </style:style>
    <style:style style:name="T44" style:family="text">
      <style:text-properties fo:color="#202122" style:font-name="Arial" fo:font-size="10.5pt" fo:font-weight="bold" style:font-name-asian="Arial1" style:font-size-asian="10.5pt" style:font-weight-asian="bold" style:font-name-complex="Arial1" style:font-size-complex="10.5pt" fo:background-color="#ffffff"/>
    </style:style>
    <style:style style:name="T45" style:family="text">
      <style:text-properties fo:color="#202122" style:font-name="Arial" fo:font-size="10.5pt" style:font-name-asian="Arial1" style:font-size-asian="10.5pt" style:font-name-complex="Arial1" style:font-size-complex="10.5pt" fo:background-color="#ffffff"/>
    </style:style>
    <style:style style:name="T46" style:family="text">
      <style:text-properties fo:color="#0645ad" style:font-name="Arial" fo:font-size="10.5pt" style:font-name-asian="Arial1" style:font-size-asian="10.5pt" style:font-name-complex="Arial1" style:font-size-complex="10.5pt" fo:background-color="#ffffff"/>
    </style:style>
    <style:style style:name="T47" style:family="text">
      <style:text-properties fo:color="#0645ad" style:text-position="super 58%" style:font-name="Arial" fo:font-size="14pt" style:font-name-asian="Arial1" style:font-size-asian="14pt" style:font-name-complex="Arial1" style:font-size-complex="14pt" fo:background-color="#ffffff"/>
    </style:style>
    <style:style style:name="T48" style:family="text">
      <style:text-properties fo:font-size="16pt" style:font-size-asian="16pt" style:font-size-complex="16pt"/>
    </style:style>
    <style:style style:name="T49" style:family="text">
      <style:text-properties fo:color="#434343" fo:font-size="14pt" style:font-size-asian="14pt" style:font-size-complex="14pt"/>
    </style:style>
    <style:style style:name="T50" style:family="text">
      <style:text-properties style:text-position="super 58%"/>
    </style:style>
    <style:style style:name="T51" style:family="text">
      <style:text-properties style:text-position="super 58%" fo:background-color="#ffff00"/>
    </style:style>
    <style:style style:name="T52" style:family="text">
      <style:text-properties fo:color="#000080" style:text-underline-style="solid" style:text-underline-width="auto" style:text-underline-color="font-color"/>
    </style:style>
    <style:style style:name="T53" style:family="text">
      <style:text-properties fo:color="#000080" style:font-name="Courier New" fo:font-size="9.5pt" style:text-underline-style="solid" style:text-underline-width="auto" style:text-underline-color="font-color" style:font-name-asian="Courier New1" style:font-size-asian="9.5pt" style:font-name-complex="Courier New1" style:font-size-complex="9.5pt"/>
    </style:style>
    <style:style style:name="T5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bookmark text:name="_xka2ul5cdoij"/>The Zeropoint</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gfzirh2njzoh" text:style-name="Index_20_Link" text:visited-style-name="Index_20_Link"><text:span text:style-name="T1">Cover</text:span></text:a><text:span text:style-name="T1"><text:tab/>8</text:span></text:p>
          <text:p text:style-name="P60"><text:a xlink:type="simple" xlink:href="#_o8um48ss8y78" text:style-name="Index_20_Link" text:visited-style-name="Index_20_Link"><text:span text:style-name="T1">To Do</text:span></text:a><text:span text:style-name="T1"><text:tab/>8</text:span></text:p>
          <text:p text:style-name="P60"><text:a xlink:type="simple" xlink:href="#_l6o2b0qf4ozk" text:style-name="Index_20_Link" text:visited-style-name="Index_20_Link"><text:span text:style-name="T2">Prologue 4-12-2021</text:span></text:a><text:span text:style-name="T2"><text:tab/></text:span><text:span text:style-name="T1">10</text:span></text:p>
          <text:p text:style-name="P60"><text:a xlink:type="simple" xlink:href="#_771amqienojk" text:style-name="Index_20_Link" text:visited-style-name="Index_20_Link"><text:span text:style-name="T1">1 Countdown to Desolation</text:span></text:a><text:span text:style-name="T1"><text:tab/>11</text:span></text:p>
          <text:p text:style-name="P62"><text:a xlink:type="simple" xlink:href="#_tkmtmtyntjyy" text:style-name="Index_20_Link" text:visited-style-name="Index_20_Link"><text:span text:style-name="T2">20 Years BGD: The News Feed of Eugene Bauer 4-12-2021</text:span></text:a><text:span text:style-name="T2"><text:tab/>12</text:span></text:p>
          <text:p text:style-name="P62"><text:a xlink:type="simple" xlink:href="#_1otm3fkr5nbb" text:style-name="Index_20_Link" text:visited-style-name="Index_20_Link"><text:span text:style-name="T2">Pastor Samuel Johnson</text:span></text:a><text:span text:style-name="T2"><text:tab/>16</text:span></text:p>
          <text:p text:style-name="P62"><text:a xlink:type="simple" xlink:href="#_uqzm4in5nzn" text:style-name="Index_20_Link" text:visited-style-name="Index_20_Link"><text:span text:style-name="T2">Dreaming of a Better Brain</text:span></text:a><text:span text:style-name="T2"><text:tab/>17</text:span></text:p>
          <text:p text:style-name="P62"><text:a xlink:type="simple" xlink:href="#_fbqbhiqia6xc" text:style-name="Index_20_Link" text:visited-style-name="Index_20_Link"><text:span text:style-name="T2">18 Years BGD: The News Feed of Eugene Bauer</text:span></text:a><text:span text:style-name="T2"><text:tab/>19</text:span></text:p>
          <text:p text:style-name="P62"><text:a xlink:type="simple" xlink:href="#_20dicp9ont4" text:style-name="Index_20_Link" text:visited-style-name="Index_20_Link"><text:span text:style-name="T2">The Asimovic Brain (Giuseppe is 24)</text:span></text:a><text:span text:style-name="T2"><text:tab/>20</text:span></text:p>
          <text:p text:style-name="P62"><text:a xlink:type="simple" xlink:href="#_m3n8zkv77b0t" text:style-name="Index_20_Link" text:visited-style-name="Index_20_Link"><text:span text:style-name="T2">The Militant Mind 4-13-2021</text:span></text:a><text:span text:style-name="T2"><text:tab/>22</text:span></text:p>
          <text:p text:style-name="P62"><text:a xlink:type="simple" xlink:href="#_i9pfnxbtao04" text:style-name="Index_20_Link" text:visited-style-name="Index_20_Link"><text:span text:style-name="T2">16 Years BGD: The News Feed of Eugene Bauer</text:span></text:a><text:span text:style-name="T2"><text:tab/>24</text:span></text:p>
          <text:p text:style-name="P62"><text:a xlink:type="simple" xlink:href="#_1c25lvu0z3ei" text:style-name="Index_20_Link" text:visited-style-name="Index_20_Link"><text:span text:style-name="T2">Eugene Bauer’s Brainwashing (Add something about Dianne)</text:span></text:a><text:span text:style-name="T2"><text:tab/>25</text:span></text:p>
          <text:p text:style-name="P62"><text:a xlink:type="simple" xlink:href="#_q61fzaca11ta" text:style-name="Index_20_Link" text:visited-style-name="Index_20_Link"><text:span text:style-name="T2">Joseph Johnson</text:span></text:a><text:span text:style-name="T2"><text:tab/>26</text:span></text:p>
          <text:p text:style-name="P62"><text:a xlink:type="simple" xlink:href="#_yxg6lsukuiey" text:style-name="Index_20_Link" text:visited-style-name="Index_20_Link"><text:span text:style-name="T2">15 BGD: The News Feed of Eugene Bauer</text:span></text:a><text:span text:style-name="T2"><text:tab/>28</text:span></text:p>
          <text:p text:style-name="P62"><text:a xlink:type="simple" xlink:href="#_a2f0e0zd0qrb" text:style-name="Index_20_Link" text:visited-style-name="Index_20_Link"><text:span text:style-name="T2">Ganymede Android, Series B</text:span></text:a><text:span text:style-name="T2"><text:tab/>29</text:span></text:p>
          <text:p text:style-name="P62"><text:a xlink:type="simple" xlink:href="#_old8brixytki" text:style-name="Index_20_Link" text:visited-style-name="Index_20_Link"><text:span text:style-name="T2">START HERE The New Medici (Rise of the Crytobanker)</text:span></text:a><text:span text:style-name="T2"><text:tab/>31</text:span></text:p>
          <text:p text:style-name="P62"><text:a xlink:type="simple" xlink:href="#_ujbw60id5z3q" text:style-name="Index_20_Link" text:visited-style-name="Index_20_Link"><text:span text:style-name="T2">13 BGD: The News Feed of Eugene Bauer</text:span></text:a><text:span text:style-name="T2"><text:tab/>31</text:span></text:p>
          <text:p text:style-name="P62"><text:a xlink:type="simple" xlink:href="#_75cdpieaggol" text:style-name="Index_20_Link" text:visited-style-name="Index_20_Link"><text:span text:style-name="T2">START HERE Drone Attacks (London, Orlando, Houston, San Jose)</text:span></text:a><text:span text:style-name="T2"><text:tab/>32</text:span></text:p>
          <text:p text:style-name="P62"><text:a xlink:type="simple" xlink:href="#_dul8m8ro3v0e" text:style-name="Index_20_Link" text:visited-style-name="Index_20_Link"><text:span text:style-name="T2">The Neuroscientists (Giuseppe is 29)</text:span></text:a><text:span text:style-name="T2"><text:tab/>32</text:span></text:p>
          <text:p text:style-name="P62"><text:a xlink:type="simple" xlink:href="#_6auym2xl765y" text:style-name="Index_20_Link" text:visited-style-name="Index_20_Link"><text:span text:style-name="T2">12 Years BGD: The Daily NewBlob Blurt</text:span></text:a><text:span text:style-name="T2"><text:tab/>34</text:span></text:p>
          <text:p text:style-name="P62"><text:a xlink:type="simple" xlink:href="#_l9k8fan3pggm" text:style-name="Index_20_Link" text:visited-style-name="Index_20_Link"><text:span text:style-name="T2">Randall Simmons</text:span></text:a><text:span text:style-name="T2"><text:tab/>35</text:span></text:p>
          <text:p text:style-name="P62"><text:a xlink:type="simple" xlink:href="#_hs2e8v6tvh0" text:style-name="Index_20_Link" text:visited-style-name="Index_20_Link"><text:span text:style-name="T2">START HERE Putin’s Long Game</text:span></text:a><text:span text:style-name="T2"><text:tab/>36</text:span></text:p>
          <text:p text:style-name="P62"><text:a xlink:type="simple" xlink:href="#_3g0goj97uui3" text:style-name="Index_20_Link" text:visited-style-name="Index_20_Link"><text:span text:style-name="T2">11 Years BGD: The News Feed of Eugene Baue</text:span></text:a><text:span text:style-name="T2"><text:tab/>36</text:span></text:p>
          <text:p text:style-name="P62"><text:a xlink:type="simple" xlink:href="#_gr8n7ep5i8hz" text:style-name="Index_20_Link" text:visited-style-name="Index_20_Link"><text:span text:style-name="T2">Eugene Bauer’s Political Evolution</text:span></text:a><text:span text:style-name="T2"><text:tab/>38</text:span></text:p>
          <text:p text:style-name="P62"><text:a xlink:type="simple" xlink:href="#_11xl7o51blw4" text:style-name="Index_20_Link" text:visited-style-name="Index_20_Link"><text:span text:style-name="T2">The Militant Mind 4-13-2021</text:span></text:a><text:span text:style-name="T2"><text:tab/>39</text:span></text:p>
          <text:p text:style-name="P62"><text:a xlink:type="simple" xlink:href="#_n4p0537y2swy" text:style-name="Index_20_Link" text:visited-style-name="Index_20_Link"><text:span text:style-name="T2">Beatdown</text:span></text:a><text:span text:style-name="T2"><text:tab/>40</text:span></text:p>
          <text:p text:style-name="P62"><text:a xlink:type="simple" xlink:href="#_ku9113tpkdsv" text:style-name="Index_20_Link" text:visited-style-name="Index_20_Link"><text:span text:style-name="T2">Joseph Johnson START HERE</text:span></text:a><text:span text:style-name="T2"><text:tab/>40</text:span></text:p>
          <text:p text:style-name="P62"><text:soft-page-break/><text:a xlink:type="simple" xlink:href="#_ppyhykr6wyn0" text:style-name="Index_20_Link" text:visited-style-name="Index_20_Link"><text:span text:style-name="T2">Rocket Arm</text:span></text:a><text:span text:style-name="T2"><text:tab/>42</text:span></text:p>
          <text:p text:style-name="P62"><text:a xlink:type="simple" xlink:href="#_2l34g4w8t0v1" text:style-name="Index_20_Link" text:visited-style-name="Index_20_Link"><text:span text:style-name="T2">10 Years BGD: The News Feed of Eugene Bauer</text:span></text:a><text:span text:style-name="T2"><text:tab/>44</text:span></text:p>
          <text:p text:style-name="P62"><text:a xlink:type="simple" xlink:href="#_ahxdz577ajv2" text:style-name="Index_20_Link" text:visited-style-name="Index_20_Link"><text:span text:style-name="T2">9 Years BGD: The News Feed of Eugene Bauer</text:span></text:a><text:span text:style-name="T2"><text:tab/>44</text:span></text:p>
          <text:p text:style-name="P62"><text:a xlink:type="simple" xlink:href="#_enqsj5e65fa6" text:style-name="Index_20_Link" text:visited-style-name="Index_20_Link"><text:span text:style-name="T2">Puppies (G is 33)</text:span></text:a><text:span text:style-name="T2"><text:tab/>46</text:span></text:p>
          <text:p text:style-name="P62"><text:a xlink:type="simple" xlink:href="#_u3nyzuaqyxdg" text:style-name="Index_20_Link" text:visited-style-name="Index_20_Link"><text:span text:style-name="T2">START HERE Counterpoint?</text:span></text:a><text:span text:style-name="T2"><text:tab/>48</text:span></text:p>
          <text:p text:style-name="P62"><text:a xlink:type="simple" xlink:href="#_td7nccgya3io" text:style-name="Index_20_Link" text:visited-style-name="Index_20_Link"><text:span text:style-name="T2">8 Years BGD: The News Feed of Eugene Bauer</text:span></text:a><text:span text:style-name="T2"><text:tab/>48</text:span></text:p>
          <text:p text:style-name="P62"><text:a xlink:type="simple" xlink:href="#_isxzdpcwf62n" text:style-name="Index_20_Link" text:visited-style-name="Index_20_Link"><text:span text:style-name="T2">Eugene Thinks of Texas START HERE</text:span></text:a><text:span text:style-name="T2"><text:tab/>49</text:span></text:p>
          <text:p text:style-name="P62"><text:a xlink:type="simple" xlink:href="#_s4hbrfrcisgx" text:style-name="Index_20_Link" text:visited-style-name="Index_20_Link"><text:span text:style-name="T2">Reverend Johnson’s Lead Balloon</text:span></text:a><text:span text:style-name="T2"><text:tab/>49</text:span></text:p>
          <text:p text:style-name="P62"><text:a xlink:type="simple" xlink:href="#_kj4ogosdgkkj" text:style-name="Index_20_Link" text:visited-style-name="Index_20_Link"><text:span text:style-name="T2">7 Years BDG: The Newsfeed of Eugene Bauer</text:span></text:a><text:span text:style-name="T2"><text:tab/>50</text:span></text:p>
          <text:p text:style-name="P62"><text:a xlink:type="simple" xlink:href="#_eu412gy78xwm" text:style-name="Index_20_Link" text:visited-style-name="Index_20_Link"><text:span text:style-name="T2">Friendly Advice (G is 35)</text:span></text:a><text:span text:style-name="T2"><text:tab/>51</text:span></text:p>
          <text:p text:style-name="P62"><text:a xlink:type="simple" xlink:href="#_uoqsobxaqh04" text:style-name="Index_20_Link" text:visited-style-name="Index_20_Link"><text:span text:style-name="T2">START HERE?</text:span></text:a><text:span text:style-name="T2"><text:tab/>52</text:span></text:p>
          <text:p text:style-name="P62"><text:a xlink:type="simple" xlink:href="#_nhg9upq7tyh" text:style-name="Index_20_Link" text:visited-style-name="Index_20_Link"><text:span text:style-name="T2">5 Years BGD: The Newsfeed of Eugene Bauer</text:span></text:a><text:span text:style-name="T2"><text:tab/>52</text:span></text:p>
          <text:p text:style-name="P62"><text:a xlink:type="simple" xlink:href="#_cn6deughcxm7" text:style-name="Index_20_Link" text:visited-style-name="Index_20_Link"><text:span text:style-name="T2">Sophia and Roberto Get OG nsilk</text:span></text:a><text:span text:style-name="T2"><text:tab/>52</text:span></text:p>
          <text:p text:style-name="P62"><text:a xlink:type="simple" xlink:href="#_dhk8m8tvigan" text:style-name="Index_20_Link" text:visited-style-name="Index_20_Link"><text:span text:style-name="T2">4 Years BGD:.</text:span></text:a><text:span text:style-name="T2"><text:tab/>55</text:span></text:p>
          <text:p text:style-name="P62"><text:a xlink:type="simple" xlink:href="#_9cqsvsy8pyj8" text:style-name="Index_20_Link" text:visited-style-name="Index_20_Link"><text:span text:style-name="T2">The Duke of Florence Rises</text:span></text:a><text:span text:style-name="T2"><text:tab/>55</text:span></text:p>
          <text:p text:style-name="P62"><text:a xlink:type="simple" xlink:href="#_l80xlqhdez95" text:style-name="Index_20_Link" text:visited-style-name="Index_20_Link"><text:span text:style-name="T2">3 Years BGD: The Newsfeed of Eugene Bauer</text:span></text:a><text:span text:style-name="T2"><text:tab/>57</text:span></text:p>
          <text:p text:style-name="P62"><text:a xlink:type="simple" xlink:href="#_twsvxsqw1oqs" text:style-name="Index_20_Link" text:visited-style-name="Index_20_Link"><text:span text:style-name="T2">Coffee</text:span></text:a><text:span text:style-name="T2"><text:tab/>58</text:span></text:p>
          <text:p text:style-name="P62"><text:a xlink:type="simple" xlink:href="#_8chxpochor65" text:style-name="Index_20_Link" text:visited-style-name="Index_20_Link"><text:span text:style-name="T2">2 Years BGD: The Newsfeed of Eugene Bauer</text:span></text:a><text:span text:style-name="T2"><text:tab/>59</text:span></text:p>
          <text:p text:style-name="P62"><text:a xlink:type="simple" xlink:href="#_e352uaux622g" text:style-name="Index_20_Link" text:visited-style-name="Index_20_Link"><text:span text:style-name="T2">The Benefactor</text:span></text:a><text:span text:style-name="T2"><text:tab/>60</text:span></text:p>
          <text:p text:style-name="P62"><text:a xlink:type="simple" xlink:href="#_6jj6swl7d9t1" text:style-name="Index_20_Link" text:visited-style-name="Index_20_Link"><text:span text:style-name="T2">1 Year BGD: The Newsfeed of Eugene Bauer</text:span></text:a><text:span text:style-name="T2"><text:tab/>63</text:span></text:p>
          <text:p text:style-name="P62"><text:a xlink:type="simple" xlink:href="#_3nfz0nlqpmgq" text:style-name="Index_20_Link" text:visited-style-name="Index_20_Link"><text:span text:style-name="T2">5 Years, Six Months</text:span></text:a><text:span text:style-name="T2"><text:tab/>63</text:span></text:p>
          <text:p text:style-name="P64"><text:a xlink:type="simple" xlink:href="#_v886lj2uzlrs" text:style-name="Index_20_Link" text:visited-style-name="Index_20_Link"><text:span text:style-name="T2">The Earl of Galluzzo</text:span></text:a><text:span text:style-name="T2"><text:tab/>63</text:span></text:p>
          <text:p text:style-name="P64"><text:a xlink:type="simple" xlink:href="#_ypu3yrvkf3s6" text:style-name="Index_20_Link" text:visited-style-name="Index_20_Link"><text:span text:style-name="T2">Reverend Johnson Calls for Mother-Child Connection</text:span></text:a><text:span text:style-name="T2"><text:tab/>65</text:span></text:p>
          <text:p text:style-name="P62"><text:a xlink:type="simple" xlink:href="#_wc7bvifcgoj4" text:style-name="Index_20_Link" text:visited-style-name="Index_20_Link"><text:span text:style-name="T2">Joseph Johnson (Moses is 11)</text:span></text:a><text:span text:style-name="T2"><text:tab/>66</text:span></text:p>
          <text:p text:style-name="P62"><text:a xlink:type="simple" xlink:href="#_yynfwql6fmwc" text:style-name="Index_20_Link" text:visited-style-name="Index_20_Link"><text:span text:style-name="T2">11 Months BGD: The Newsfeed of Eugene Bauer</text:span></text:a><text:span text:style-name="T2"><text:tab/>68</text:span></text:p>
          <text:p text:style-name="P62"><text:a xlink:type="simple" xlink:href="#_fbug7ggts9zs" text:style-name="Index_20_Link" text:visited-style-name="Index_20_Link"><text:span text:style-name="T2">Human nsilk (G is 37)</text:span></text:a><text:span text:style-name="T2"><text:tab/>68</text:span></text:p>
          <text:p text:style-name="P62"><text:a xlink:type="simple" xlink:href="#_u4qeglsinlfx" text:style-name="Index_20_Link" text:visited-style-name="Index_20_Link"><text:span text:style-name="T2">4 Years 9 mos</text:span></text:a><text:span text:style-name="T2"><text:tab/>72</text:span></text:p>
          <text:p text:style-name="P62"><text:a xlink:type="simple" xlink:href="#_164qz74e5cnx" text:style-name="Index_20_Link" text:visited-style-name="Index_20_Link"><text:span text:style-name="T2">4 years 9 mos Marriage (G is 39)</text:span></text:a><text:span text:style-name="T2"><text:tab/>73</text:span></text:p>
          <text:p text:style-name="P62"><text:a xlink:type="simple" xlink:href="#_7d8clr88mv6h" text:style-name="Index_20_Link" text:visited-style-name="Index_20_Link"><text:span text:style-name="T2">4 Years 8 mos News AFRICA, CHINA, INDIA</text:span></text:a><text:span text:style-name="T2"><text:tab/>74</text:span></text:p>
          <text:p text:style-name="P62"><text:a xlink:type="simple" xlink:href="#_qeubphq8zn5c" text:style-name="Index_20_Link" text:visited-style-name="Index_20_Link"><text:span text:style-name="T2">4 Years 8 Mos End of Innocence</text:span></text:a><text:span text:style-name="T2"><text:tab/>74</text:span></text:p>
          <text:p text:style-name="P62"><text:soft-page-break/><text:a xlink:type="simple" xlink:href="#_hz3whofl30x7" text:style-name="Index_20_Link" text:visited-style-name="Index_20_Link"><text:span text:style-name="T2">4 Years 6 Mos A Hundred Thousand Watchers</text:span></text:a><text:span text:style-name="T2"><text:tab/>75</text:span></text:p>
          <text:p text:style-name="P62"><text:a xlink:type="simple" xlink:href="#_1v3wgqxy300t" text:style-name="Index_20_Link" text:visited-style-name="Index_20_Link"><text:span text:style-name="T2">4 years 6 mos Strategic Advantage</text:span></text:a><text:span text:style-name="T2"><text:tab/>76</text:span></text:p>
          <text:p text:style-name="P62"><text:a xlink:type="simple" xlink:href="#_one3ce6ibxsc" text:style-name="Index_20_Link" text:visited-style-name="Index_20_Link"><text:span text:style-name="T2">4 years 3 mos</text:span></text:a><text:span text:style-name="T2"><text:tab/>77</text:span></text:p>
          <text:p text:style-name="P62"><text:a xlink:type="simple" xlink:href="#_3cbhcvbc5wud" text:style-name="Index_20_Link" text:visited-style-name="Index_20_Link"><text:span text:style-name="T2">4 years 3 mos</text:span></text:a><text:span text:style-name="T2"><text:tab/>78</text:span></text:p>
          <text:p text:style-name="P64"><text:a xlink:type="simple" xlink:href="#_3rzev0r8bkdg" text:style-name="Index_20_Link" text:visited-style-name="Index_20_Link"><text:span text:style-name="T2">4 years, 3 months BGD, Florence, Italy.</text:span></text:a><text:span text:style-name="T2"><text:tab/>78</text:span></text:p>
          <text:p text:style-name="P64"><text:a xlink:type="simple" xlink:href="#_smrz7hq3mme5" text:style-name="Index_20_Link" text:visited-style-name="Index_20_Link"><text:span text:style-name="T2">4 years, 3 months BGD, Abisko, Sweden</text:span></text:a><text:span text:style-name="T2"><text:tab/>79</text:span></text:p>
          <text:p text:style-name="P64"><text:a xlink:type="simple" xlink:href="#_3fsfevyec7om" text:style-name="Index_20_Link" text:visited-style-name="Index_20_Link"><text:span text:style-name="T2">4 years, 3 months BGD, Moscow, Russia</text:span></text:a><text:span text:style-name="T2"><text:tab/>81</text:span></text:p>
          <text:p text:style-name="P64"><text:a xlink:type="simple" xlink:href="#_spsy0aq8zn18" text:style-name="Index_20_Link" text:visited-style-name="Index_20_Link"><text:span text:style-name="T2">4 years, 3 months BGD, Beaumont, Texas</text:span></text:a><text:span text:style-name="T2"><text:tab/>82</text:span></text:p>
          <text:p text:style-name="P62"><text:a xlink:type="simple" xlink:href="#_beckc78lo07y" text:style-name="Index_20_Link" text:visited-style-name="Index_20_Link"><text:span text:style-name="T2">4 Pope v Reverend Johnson</text:span></text:a><text:span text:style-name="T2"><text:tab/>82</text:span></text:p>
          <text:p text:style-name="P62"><text:a xlink:type="simple" xlink:href="#_iqx25ksio3fh" text:style-name="Index_20_Link" text:visited-style-name="Index_20_Link"><text:span text:style-name="T2">4 The Spread of nsilk</text:span></text:a><text:span text:style-name="T2"><text:tab/>83</text:span></text:p>
          <text:p text:style-name="P64"><text:a xlink:type="simple" xlink:href="#_88cgyxeaw4wk" text:style-name="Index_20_Link" text:visited-style-name="Index_20_Link"><text:span text:style-name="T2">4 years BGD, Florence, Italy.</text:span></text:a><text:span text:style-name="T2"><text:tab/>83</text:span></text:p>
          <text:p text:style-name="P64"><text:a xlink:type="simple" xlink:href="#_kwne83eab33z" text:style-name="Index_20_Link" text:visited-style-name="Index_20_Link"><text:span text:style-name="T2">4 years BGD Eugene’s nsilk</text:span></text:a><text:span text:style-name="T2"><text:tab/>85</text:span></text:p>
          <text:p text:style-name="P62"><text:a xlink:type="simple" xlink:href="#_2j5nzps8wrcp" text:style-name="Index_20_Link" text:visited-style-name="Index_20_Link"><text:span text:style-name="T2">3 years BGD, nsilk, Port of Houston</text:span></text:a><text:span text:style-name="T2"><text:tab/>86</text:span></text:p>
          <text:p text:style-name="P62"><text:a xlink:type="simple" xlink:href="#_m8shpe1i5z6r" text:style-name="Index_20_Link" text:visited-style-name="Index_20_Link"><text:span text:style-name="T2">3 Years Johnson’s Breakdown, Chava’s Desire, Putin’s Ploy</text:span></text:a><text:span text:style-name="T2"><text:tab/>86</text:span></text:p>
          <text:p text:style-name="P64"><text:a xlink:type="simple" xlink:href="#_brgd13bu508r" text:style-name="Index_20_Link" text:visited-style-name="Index_20_Link"><text:span text:style-name="T2">Reverend Johnson grows a conscience</text:span></text:a><text:span text:style-name="T2"><text:tab/>86</text:span></text:p>
          <text:p text:style-name="P64"><text:a xlink:type="simple" xlink:href="#_at9zp5ujxry" text:style-name="Index_20_Link" text:visited-style-name="Index_20_Link"><text:span text:style-name="T2">Chava wants a baby</text:span></text:a><text:span text:style-name="T2"><text:tab/>87</text:span></text:p>
          <text:p text:style-name="P64"><text:a xlink:type="simple" xlink:href="#_dgv8ioj8n5vr" text:style-name="Index_20_Link" text:visited-style-name="Index_20_Link"><text:span text:style-name="T2">Putin reviews his stable of informers</text:span></text:a><text:span text:style-name="T2"><text:tab/>89</text:span></text:p>
          <text:p text:style-name="P64"><text:a xlink:type="simple" xlink:href="#_yrjg1b3ykkr" text:style-name="Index_20_Link" text:visited-style-name="Index_20_Link"><text:span text:style-name="T2">Eugene Bauer Sees a Ghost</text:span></text:a><text:span text:style-name="T2"><text:tab/>90</text:span></text:p>
          <text:p text:style-name="P62"><text:a xlink:type="simple" xlink:href="#_d7ycww9tyt7k" text:style-name="Index_20_Link" text:visited-style-name="Index_20_Link"><text:span text:style-name="T2">3 Years Moses (Moses is 13)</text:span></text:a><text:span text:style-name="T2"><text:tab/>91</text:span></text:p>
          <text:p text:style-name="P62"><text:a xlink:type="simple" xlink:href="#_gy4rqs3fpgqg" text:style-name="Index_20_Link" text:visited-style-name="Index_20_Link"><text:span text:style-name="T2">2 Rocket-Arm, Androids, Military Outsourcing, Nsilk</text:span></text:a><text:span text:style-name="T2"><text:tab/>92</text:span></text:p>
          <text:p text:style-name="P62"><text:a xlink:type="simple" xlink:href="#_vq3zfh541azn" text:style-name="Index_20_Link" text:visited-style-name="Index_20_Link"><text:span text:style-name="T2">2 The New Republicanism</text:span></text:a><text:span text:style-name="T2"><text:tab/>93</text:span></text:p>
          <text:p text:style-name="P64"><text:a xlink:type="simple" xlink:href="#_irr0qpdzk7it" text:style-name="Index_20_Link" text:visited-style-name="Index_20_Link"><text:span text:style-name="T2">2 Simmons’ New Republicanism</text:span></text:a><text:span text:style-name="T2"><text:tab/>93</text:span></text:p>
          <text:p text:style-name="P64"><text:a xlink:type="simple" xlink:href="#_2wnn63jqjb72" text:style-name="Index_20_Link" text:visited-style-name="Index_20_Link"><text:span text:style-name="T2">Eugene’s Diagnosis</text:span></text:a><text:span text:style-name="T2"><text:tab/>95</text:span></text:p>
          <text:p text:style-name="P62"><text:a xlink:type="simple" xlink:href="#_116byl8abxq5" text:style-name="Index_20_Link" text:visited-style-name="Index_20_Link"><text:span text:style-name="T2">18 Months BGD News about Simmons, increasing militarization, fear of nsilk v use of nsilk to advance conservative religious principles</text:span></text:a><text:span text:style-name="T2"><text:tab/>96</text:span></text:p>
          <text:p text:style-name="P62"><text:a xlink:type="simple" xlink:href="#_7p91vae669pr" text:style-name="Index_20_Link" text:visited-style-name="Index_20_Link"><text:span text:style-name="T2">18 Months Chava Wants a Baby (G is 41)</text:span></text:a><text:span text:style-name="T2"><text:tab/>96</text:span></text:p>
          <text:p text:style-name="P62"><text:a xlink:type="simple" xlink:href="#_mqu9sewv1h1" text:style-name="Index_20_Link" text:visited-style-name="Index_20_Link"><text:span text:style-name="T2">15 Months Sentience</text:span></text:a><text:span text:style-name="T2"><text:tab/>98</text:span></text:p>
          <text:p text:style-name="P62"><text:a xlink:type="simple" xlink:href="#_x5cm8rib4up0" text:style-name="Index_20_Link" text:visited-style-name="Index_20_Link"><text:span text:style-name="T2">1 American Redoubt and the New Mahgred</text:span></text:a><text:span text:style-name="T2"><text:tab/>100</text:span></text:p>
          <text:p text:style-name="P62"><text:a xlink:type="simple" xlink:href="#_te0lomrj1h42" text:style-name="Index_20_Link" text:visited-style-name="Index_20_Link"><text:span text:style-name="T2">1 year The Mind of Maria</text:span></text:a><text:span text:style-name="T2"><text:tab/>101</text:span></text:p>
          <text:p text:style-name="P62"><text:a xlink:type="simple" xlink:href="#_9aisjfexvrpd" text:style-name="Index_20_Link" text:visited-style-name="Index_20_Link"><text:span text:style-name="T2">9 months President Simmons, End of Racism</text:span></text:a><text:span text:style-name="T2"><text:tab/>102</text:span></text:p>
          <text:p text:style-name="P62"><text:a xlink:type="simple" xlink:href="#_e440ewqb3jy7" text:style-name="Index_20_Link" text:visited-style-name="Index_20_Link"><text:span text:style-name="T2">9 months Maria</text:span></text:a><text:span text:style-name="T2"><text:tab/>102</text:span></text:p>
          <text:p text:style-name="P62"><text:soft-page-break/><text:a xlink:type="simple" xlink:href="#_uxpmd62kfii2" text:style-name="Index_20_Link" text:visited-style-name="Index_20_Link"><text:span text:style-name="T2">6 Months News</text:span></text:a><text:span text:style-name="T2"><text:tab/>103</text:span></text:p>
          <text:p text:style-name="P62"><text:a xlink:type="simple" xlink:href="#_baau0qughxs7" text:style-name="Index_20_Link" text:visited-style-name="Index_20_Link"><text:span text:style-name="T2">6 Months Chava’s Reckoning</text:span></text:a><text:span text:style-name="T2"><text:tab/>103</text:span></text:p>
          <text:p text:style-name="P62"><text:a xlink:type="simple" xlink:href="#_8dg6vnw64sk6" text:style-name="Index_20_Link" text:visited-style-name="Index_20_Link"><text:span text:style-name="T2">3 mos Warning Shots, Yazid Boulala, US Terror Attacks, Nsilk</text:span></text:a><text:span text:style-name="T2"><text:tab/>104</text:span></text:p>
          <text:p text:style-name="P62"><text:a xlink:type="simple" xlink:href="#_sre301lxsf8r" text:style-name="Index_20_Link" text:visited-style-name="Index_20_Link"><text:span text:style-name="T2">3 months Yazid Boulala on North Korea, Iran Warnings</text:span></text:a><text:span text:style-name="T2"><text:tab/>104</text:span></text:p>
          <text:p text:style-name="P62"><text:a xlink:type="simple" xlink:href="#_km70e2rz5cxz" text:style-name="Index_20_Link" text:visited-style-name="Index_20_Link"><text:span text:style-name="T2">2 mo Waco Wackos</text:span></text:a><text:span text:style-name="T2"><text:tab/>106</text:span></text:p>
          <text:p text:style-name="P62"><text:a xlink:type="simple" xlink:href="#_e0z0b1kjr65t" text:style-name="Index_20_Link" text:visited-style-name="Index_20_Link"><text:span text:style-name="T2">2 mo Moses Johnson at 15 (The New Trump)</text:span></text:a><text:span text:style-name="T2"><text:tab/>107</text:span></text:p>
          <text:p text:style-name="P62"><text:a xlink:type="simple" xlink:href="#_8fv9q5160zry" text:style-name="Index_20_Link" text:visited-style-name="Index_20_Link"><text:span text:style-name="T2">1 mo Efficient Rule, PMCs, Can the Union Hold?</text:span></text:a><text:span text:style-name="T2"><text:tab/>109</text:span></text:p>
          <text:p text:style-name="P62"><text:a xlink:type="simple" xlink:href="#_690k4k79wv5h" text:style-name="Index_20_Link" text:visited-style-name="Index_20_Link"><text:span text:style-name="T2">1 mon Eugene’s Memories</text:span></text:a><text:span text:style-name="T2"><text:tab/>109</text:span></text:p>
          <text:p text:style-name="P62"><text:a xlink:type="simple" xlink:href="#_gdah3x3nsqp8" text:style-name="Index_20_Link" text:visited-style-name="Index_20_Link"><text:span text:style-name="T2">2 weeks Chava and the Demons of ZPE NOT YET READY</text:span></text:a><text:span text:style-name="T2"><text:tab/>112</text:span></text:p>
          <text:p text:style-name="P62"><text:a xlink:type="simple" xlink:href="#_345hrm28fdt1" text:style-name="Index_20_Link" text:visited-style-name="Index_20_Link"><text:span text:style-name="T2">1 day G10, Doomsday Clock Countdown</text:span></text:a><text:span text:style-name="T2"><text:tab/>115</text:span></text:p>
          <text:p text:style-name="P62"><text:a xlink:type="simple" xlink:href="#_d1jgb9wcrtug" text:style-name="Index_20_Link" text:visited-style-name="Index_20_Link"><text:span text:style-name="T2">1 day BGD</text:span></text:a><text:span text:style-name="T2"><text:tab/>116</text:span></text:p>
          <text:p text:style-name="P64"><text:a xlink:type="simple" xlink:href="#_7er67xqhu3sd" text:style-name="Index_20_Link" text:visited-style-name="Index_20_Link"><text:span text:style-name="T2">President for Life</text:span></text:a><text:span text:style-name="T2"><text:tab/>116</text:span></text:p>
          <text:p text:style-name="P64"><text:a xlink:type="simple" xlink:href="#_ygp8eybdt2aw" text:style-name="Index_20_Link" text:visited-style-name="Index_20_Link"><text:span text:style-name="T2">The Backdoor (BUILD A DISCORD BETWEEN THE BROTHERS)</text:span></text:a><text:span text:style-name="T2"><text:tab/>119</text:span></text:p>
          <text:p text:style-name="P62"><text:a xlink:type="simple" xlink:href="#_8n5e8jdco2ha" text:style-name="Index_20_Link" text:visited-style-name="Index_20_Link"><text:span text:style-name="T2">1 Day Drone Terror Redux</text:span></text:a><text:span text:style-name="T2"><text:tab/>120</text:span></text:p>
          <text:p text:style-name="P62"><text:a xlink:type="simple" xlink:href="#_5ih1prt5mb2r" text:style-name="Index_20_Link" text:visited-style-name="Index_20_Link"><text:span text:style-name="T2">x hours Eugene goes to bed MEDIA CREATED THIS WORLD</text:span></text:a><text:span text:style-name="T2"><text:tab/>121</text:span></text:p>
          <text:p text:style-name="P62"><text:a xlink:type="simple" xlink:href="#_dwk8vartinx" text:style-name="Index_20_Link" text:visited-style-name="Index_20_Link"><text:span text:style-name="T2">3 Hours Chava Unhinged START HERE</text:span></text:a><text:span text:style-name="T2"><text:tab/>121</text:span></text:p>
          <text:p text:style-name="P62"><text:a xlink:type="simple" xlink:href="#_7q783ugh6rn1" text:style-name="Index_20_Link" text:visited-style-name="Index_20_Link"><text:span text:style-name="T2">The Great Desolation</text:span></text:a><text:span text:style-name="T2"><text:tab/>122</text:span></text:p>
          <text:p text:style-name="P62"><text:a xlink:type="simple" xlink:href="#_zgcec1nckupa" text:style-name="Index_20_Link" text:visited-style-name="Index_20_Link"><text:span text:style-name="T2">Shared Horror START HERE</text:span></text:a><text:span text:style-name="T2"><text:tab/>123</text:span></text:p>
          <text:p text:style-name="P60"><text:a xlink:type="simple" xlink:href="#_s3caabhmslb" text:style-name="Index_20_Link" text:visited-style-name="Index_20_Link"><text:span text:style-name="T1">2 The Great Desolation</text:span></text:a><text:span text:style-name="T1"><text:tab/>123</text:span></text:p>
          <text:p text:style-name="P62"><text:a xlink:type="simple" xlink:href="#_16kohsn3wotw" text:style-name="Index_20_Link" text:visited-style-name="Index_20_Link"><text:span text:style-name="T2">Tehran</text:span></text:a><text:span text:style-name="T2"><text:tab/>123</text:span></text:p>
          <text:p text:style-name="P62"><text:a xlink:type="simple" xlink:href="#_yjr5z42rnesm" text:style-name="Index_20_Link" text:visited-style-name="Index_20_Link"><text:span text:style-name="T2">Blackout</text:span></text:a><text:span text:style-name="T2"><text:tab/>125</text:span></text:p>
          <text:p text:style-name="P62"><text:a xlink:type="simple" xlink:href="#_qdxv0foumlf9" text:style-name="Index_20_Link" text:visited-style-name="Index_20_Link"><text:span text:style-name="T2">Tbilisi</text:span></text:a><text:span text:style-name="T2"><text:tab/>128</text:span></text:p>
          <text:p text:style-name="P62"><text:a xlink:type="simple" xlink:href="#_eus7fwdkzkzf" text:style-name="Index_20_Link" text:visited-style-name="Index_20_Link"><text:span text:style-name="T2">Yazid</text:span></text:a><text:span text:style-name="T2"><text:tab/>129</text:span></text:p>
          <text:p text:style-name="P62"><text:a xlink:type="simple" xlink:href="#_hmf69pdm243" text:style-name="Index_20_Link" text:visited-style-name="Index_20_Link"><text:span text:style-name="T1">Lagos</text:span></text:a><text:span text:style-name="T1"><text:tab/>132</text:span></text:p>
          <text:p text:style-name="P62"><text:a xlink:type="simple" xlink:href="#_o2raqia3a8cd" text:style-name="Index_20_Link" text:visited-style-name="Index_20_Link"><text:span text:style-name="T2">Yazid’s News Blog</text:span></text:a><text:span text:style-name="T2"><text:tab/>133</text:span></text:p>
          <text:p text:style-name="P62"><text:a xlink:type="simple" xlink:href="#_b5ewkdfi7goi" text:style-name="Index_20_Link" text:visited-style-name="Index_20_Link"><text:span text:style-name="T2">Eugene Eats a Sandwich START HERE</text:span></text:a><text:span text:style-name="T2"><text:tab/>134</text:span></text:p>
          <text:p text:style-name="P62"><text:a xlink:type="simple" xlink:href="#_gvz0zbe0ggm" text:style-name="Index_20_Link" text:visited-style-name="Index_20_Link"><text:span text:style-name="T2">5 h AGD Damascus</text:span></text:a><text:span text:style-name="T2"><text:tab/>137</text:span></text:p>
          <text:p text:style-name="P62"><text:a xlink:type="simple" xlink:href="#_2uvv86n37axa" text:style-name="Index_20_Link" text:visited-style-name="Index_20_Link"><text:span text:style-name="T2">14 h AGD Yazid</text:span></text:a><text:span text:style-name="T2"><text:tab/>138</text:span></text:p>
          <text:p text:style-name="P62"><text:a xlink:type="simple" xlink:href="#_uord75yroiot" text:style-name="Index_20_Link" text:visited-style-name="Index_20_Link"><text:span text:style-name="T2">5 s BGD Karachi, Riyadh, Pyongyang</text:span></text:a><text:span text:style-name="T2"><text:tab/>139</text:span></text:p>
          <text:p text:style-name="P62"><text:a xlink:type="simple" xlink:href="#_6v1c1ubw0zo1" text:style-name="Index_20_Link" text:visited-style-name="Index_20_Link"><text:span text:style-name="T2">18 h Yazid</text:span></text:a><text:span text:style-name="T2"><text:tab/>140</text:span></text:p>
          <text:p text:style-name="P62"><text:soft-page-break/><text:a xlink:type="simple" xlink:href="#_nmbh7jtqj1x8" text:style-name="Index_20_Link" text:visited-style-name="Index_20_Link"><text:span text:style-name="T2">5 min Gaza City and Grozny</text:span></text:a><text:span text:style-name="T2"><text:tab/>143</text:span></text:p>
          <text:p text:style-name="P62"><text:a xlink:type="simple" xlink:href="#_vj8zp1gen1gg" text:style-name="Index_20_Link" text:visited-style-name="Index_20_Link"><text:span text:style-name="T2">24 h AGD Yazid</text:span></text:a><text:span text:style-name="T2"><text:tab/>144</text:span></text:p>
          <text:p text:style-name="P62"><text:a xlink:type="simple" xlink:href="#_eq2s0ixnv80m" text:style-name="Index_20_Link" text:visited-style-name="Index_20_Link"><text:span text:style-name="T2">2 d AGD Juarez</text:span></text:a><text:span text:style-name="T2"><text:tab/>147</text:span></text:p>
          <text:p text:style-name="P62"><text:a xlink:type="simple" xlink:href="#_h6pyhc4tfzok" text:style-name="Index_20_Link" text:visited-style-name="Index_20_Link"><text:span text:style-name="T2">48 h AGD Hammer of God, Great Desolation</text:span></text:a><text:span text:style-name="T2"><text:tab/>148</text:span></text:p>
          <text:p text:style-name="P62"><text:a xlink:type="simple" xlink:href="#_8fjy64enp3tg" text:style-name="Index_20_Link" text:visited-style-name="Index_20_Link"><text:span text:style-name="T2">2 mo AGD Democracy Falls</text:span></text:a><text:span text:style-name="T2"><text:tab/>149</text:span></text:p>
          <text:p text:style-name="P62"><text:a xlink:type="simple" xlink:href="#_sal4ks5dj7m" text:style-name="Index_20_Link" text:visited-style-name="Index_20_Link"><text:span text:style-name="T2">2 mo AGD Yazid</text:span></text:a><text:span text:style-name="T2"><text:tab/>149</text:span></text:p>
          <text:p text:style-name="P62"><text:a xlink:type="simple" xlink:href="#_28qg2sk5oyqp" text:style-name="Index_20_Link" text:visited-style-name="Index_20_Link"><text:span text:style-name="T2">3 mo AGD End of Modernity</text:span></text:a><text:span text:style-name="T2"><text:tab/>149</text:span></text:p>
          <text:p text:style-name="P62"><text:a xlink:type="simple" xlink:href="#_q829hpr7j3p5" text:style-name="Index_20_Link" text:visited-style-name="Index_20_Link"><text:span text:style-name="T2">3 mo Eugene dies</text:span></text:a><text:span text:style-name="T2"><text:tab/>150</text:span></text:p>
          <text:p text:style-name="P60"><text:a xlink:type="simple" xlink:href="#_wrrbcidl71u3" text:style-name="Index_20_Link" text:visited-style-name="Index_20_Link"><text:span text:style-name="T1">3 The New Oligarchy</text:span></text:a><text:span text:style-name="T1"><text:tab/>151</text:span></text:p>
          <text:p text:style-name="P62"><text:a xlink:type="simple" xlink:href="#_akvffw1m37dv" text:style-name="Index_20_Link" text:visited-style-name="Index_20_Link"><text:span text:style-name="T2">1 week AGD Giuseppe’s Discovery INITIAL DRAFT</text:span></text:a><text:span text:style-name="T2"><text:tab/>152</text:span></text:p>
          <text:p text:style-name="P62"><text:a xlink:type="simple" xlink:href="#_w39rq4rz5qf" text:style-name="Index_20_Link" text:visited-style-name="Index_20_Link"><text:span text:style-name="T2">6 weeks AGD Death of Democracy</text:span></text:a><text:span text:style-name="T2"><text:tab/>153</text:span></text:p>
          <text:p text:style-name="P64"><text:a xlink:type="simple" xlink:href="#_q1etbar63oru" text:style-name="Index_20_Link" text:visited-style-name="Index_20_Link"><text:span text:style-name="T2">Mr. Le’s Flattop Farms</text:span></text:a><text:span text:style-name="T2"><text:tab/>154</text:span></text:p>
          <text:p text:style-name="P64"><text:a xlink:type="simple" xlink:href="#_2noli99y84ip" text:style-name="Index_20_Link" text:visited-style-name="Index_20_Link"><text:span text:style-name="T2">The Robbing Hood</text:span></text:a><text:span text:style-name="T2"><text:tab/>156</text:span></text:p>
          <text:p text:style-name="P64"><text:a xlink:type="simple" xlink:href="#_dfr5bbddnnnc" text:style-name="Index_20_Link" text:visited-style-name="Index_20_Link"><text:span text:style-name="T2">The Big Lie</text:span></text:a><text:span text:style-name="T2"><text:tab/>159</text:span></text:p>
          <text:p text:style-name="P64"><text:a xlink:type="simple" xlink:href="#_hc9gav580smk" text:style-name="Index_20_Link" text:visited-style-name="Index_20_Link"><text:span text:style-name="T2">To Live According to God’s Will (Moses is 16)</text:span></text:a><text:span text:style-name="T2"><text:tab/>160</text:span></text:p>
          <text:p text:style-name="P62"><text:a xlink:type="simple" xlink:href="#_en26kt6eacf7" text:style-name="Index_20_Link" text:visited-style-name="Index_20_Link"><text:span text:style-name="T2">6 mos Chava’s Device START HERE</text:span></text:a><text:span text:style-name="T2"><text:tab/>161</text:span></text:p>
          <text:p text:style-name="P62"><text:a xlink:type="simple" xlink:href="#_rj9id4valgw5" text:style-name="Index_20_Link" text:visited-style-name="Index_20_Link"><text:span text:style-name="T2">1 Year The New Barons</text:span></text:a><text:span text:style-name="T2"><text:tab/>163</text:span></text:p>
          <text:p text:style-name="P62"><text:a xlink:type="simple" xlink:href="#_44p3tax4mh2s" text:style-name="Index_20_Link" text:visited-style-name="Index_20_Link"><text:span text:style-name="T2">1 year Ghosts in the Machine</text:span></text:a><text:span text:style-name="T2"><text:tab/>165</text:span></text:p>
          <text:p text:style-name="P62"><text:a xlink:type="simple" xlink:href="#_q4ploy6a9sla" text:style-name="Index_20_Link" text:visited-style-name="Index_20_Link"><text:span text:style-name="T2">1 y AGD Kamau Washington</text:span></text:a><text:span text:style-name="T2"><text:tab/>167</text:span></text:p>
          <text:p text:style-name="P62"><text:a xlink:type="simple" xlink:href="#_e075io208g4a" text:style-name="Index_20_Link" text:visited-style-name="Index_20_Link"><text:span text:style-name="T2">1 year The Falling Out--Giuseppe v Marco START HERE</text:span></text:a><text:span text:style-name="T2"><text:tab/>169</text:span></text:p>
          <text:p text:style-name="P62"><text:a xlink:type="simple" xlink:href="#_ky58joxy69zi" text:style-name="Index_20_Link" text:visited-style-name="Index_20_Link"><text:span text:style-name="T2">2 year Federations of the Former United States</text:span></text:a><text:span text:style-name="T2"><text:tab/>169</text:span></text:p>
          <text:p text:style-name="P64"><text:a xlink:type="simple" xlink:href="#_uzyknytag70q" text:style-name="Index_20_Link" text:visited-style-name="Index_20_Link"><text:span text:style-name="T2">First America, . . .</text:span></text:a><text:span text:style-name="T2"><text:tab/>170</text:span></text:p>
          <text:p text:style-name="P64"><text:a xlink:type="simple" xlink:href="#_92k6x9p1x2ws" text:style-name="Index_20_Link" text:visited-style-name="Index_20_Link"><text:span text:style-name="T2">Pacifica</text:span></text:a><text:span text:style-name="T2"><text:tab/>170</text:span></text:p>
          <text:p text:style-name="P62"><text:a xlink:type="simple" xlink:href="#_469xwurmk1z2" text:style-name="Index_20_Link" text:visited-style-name="Index_20_Link"><text:span text:style-name="T2">3 y AGD The asteroid (Maria is 4)</text:span></text:a><text:span text:style-name="T2"><text:tab/>170</text:span></text:p>
          <text:p text:style-name="P62"><text:a xlink:type="simple" xlink:href="#_ukf91mi2v00c" text:style-name="Index_20_Link" text:visited-style-name="Index_20_Link"><text:span text:style-name="T2">3 y AGD Kamau</text:span></text:a><text:span text:style-name="T2"><text:tab/>177</text:span></text:p>
          <text:p text:style-name="P62"><text:a xlink:type="simple" xlink:href="#_da5xq6q1i5jc" text:style-name="Index_20_Link" text:visited-style-name="Index_20_Link"><text:span text:style-name="T2">7 y AGD The notebook (Maria is 8)</text:span></text:a><text:span text:style-name="T2"><text:tab/>181</text:span></text:p>
          <text:p text:style-name="P62"><text:a xlink:type="simple" xlink:href="#_6pxyp2ktzlli" text:style-name="Index_20_Link" text:visited-style-name="Index_20_Link"><text:span text:style-name="T2">4 y AGD Marco</text:span></text:a><text:span text:style-name="T2"><text:tab/>187</text:span></text:p>
          <text:p text:style-name="P62"><text:a xlink:type="simple" xlink:href="#_pc4dp1af4ov" text:style-name="Index_20_Link" text:visited-style-name="Index_20_Link"><text:span text:style-name="T2">8 y AGD nfab START HERE (Maria is 9)</text:span></text:a><text:span text:style-name="T2"><text:tab/>188</text:span></text:p>
          <text:p text:style-name="P62"><text:a xlink:type="simple" xlink:href="#_go3gb06150qv" text:style-name="Index_20_Link" text:visited-style-name="Index_20_Link"><text:span text:style-name="T2">9 AGD nfab</text:span></text:a><text:span text:style-name="T2"><text:tab/>190</text:span></text:p>
          <text:p text:style-name="P62"><text:a xlink:type="simple" xlink:href="#_q5e2cl6ld87m" text:style-name="Index_20_Link" text:visited-style-name="Index_20_Link"><text:span text:style-name="T2">10 AGD Al Jabbar News Network: nfab</text:span></text:a><text:span text:style-name="T2"><text:tab/>195</text:span></text:p>
          <text:p text:style-name="P62"><text:soft-page-break/><text:a xlink:type="simple" xlink:href="#_snkzw3x9fmc4" text:style-name="Index_20_Link" text:visited-style-name="Index_20_Link"><text:span text:style-name="T2">10 AGD New World Order: Corporate City States v Hinterlands</text:span></text:a><text:span text:style-name="T2"><text:tab/>197</text:span></text:p>
          <text:p text:style-name="P62"><text:a xlink:type="simple" xlink:href="#_gsna2atbfkyl" text:style-name="Index_20_Link" text:visited-style-name="Index_20_Link"><text:span text:style-name="T2">15 AGD The Probe</text:span></text:a><text:span text:style-name="T2"><text:tab/>197</text:span></text:p>
          <text:p text:style-name="P62"><text:a xlink:type="simple" xlink:href="#_5o8rm7rtfk7i" text:style-name="Index_20_Link" text:visited-style-name="Index_20_Link"><text:span text:style-name="T2">Maria Invents nFab (address in flashbacks)</text:span></text:a><text:span text:style-name="T2"><text:tab/>199</text:span></text:p>
          <text:p text:style-name="P62"><text:a xlink:type="simple" xlink:href="#_pvpirvihy14r" text:style-name="Index_20_Link" text:visited-style-name="Index_20_Link"><text:span text:style-name="T2">WIC Sets Goal to Reach Alpha Centauri</text:span></text:a><text:span text:style-name="T2"><text:tab/>199</text:span></text:p>
          <text:p text:style-name="P60"><text:a xlink:type="simple" xlink:href="#_bjsevmge3tbp" text:style-name="Index_20_Link" text:visited-style-name="Index_20_Link"><text:span text:style-name="T2">4 Age of Miracles</text:span></text:a><text:span text:style-name="T2"><text:tab/></text:span><text:span text:style-name="T1">199</text:span></text:p>
          <text:p text:style-name="P62"><text:a xlink:type="simple" xlink:href="#_wmaxyrynqvq5" text:style-name="Index_20_Link" text:visited-style-name="Index_20_Link"><text:span text:style-name="T2">20 AGD Faster than light (Maria is 21) Edit 4-12-2021</text:span></text:a><text:span text:style-name="T2"><text:tab/>199</text:span></text:p>
          <text:p text:style-name="P62"><text:a xlink:type="simple" xlink:href="#_6db9ds9xsqsu" text:style-name="Index_20_Link" text:visited-style-name="Index_20_Link"><text:span text:style-name="T2">10 AGD Pastor Johnson TOO LONG</text:span></text:a><text:span text:style-name="T2"><text:tab/>207</text:span></text:p>
          <text:p text:style-name="P62"><text:a xlink:type="simple" xlink:href="#_l51ogsjiu5kx" text:style-name="Index_20_Link" text:visited-style-name="Index_20_Link"><text:span text:style-name="T2">5 AGD Johnson’s nsilk INVALID</text:span></text:a><text:span text:style-name="T2"><text:tab/>210</text:span></text:p>
          <text:p text:style-name="P62"><text:a xlink:type="simple" xlink:href="#_l9xhd9cm02zf" text:style-name="Index_20_Link" text:visited-style-name="Index_20_Link"><text:span text:style-name="T2">5 AGD Pastor Johnson’s connection INVALID</text:span></text:a><text:span text:style-name="T2"><text:tab/>211</text:span></text:p>
          <text:p text:style-name="P62"><text:a xlink:type="simple" xlink:href="#_b51prt4uh7le" text:style-name="Index_20_Link" text:visited-style-name="Index_20_Link"><text:span text:style-name="T2">20 AGD The turning of Maria Morelli</text:span></text:a><text:span text:style-name="T2"><text:tab/>213</text:span></text:p>
          <text:p text:style-name="P62"><text:a xlink:type="simple" xlink:href="#_cohgqqnbqv0i" text:style-name="Index_20_Link" text:visited-style-name="Index_20_Link"><text:span text:style-name="T2">5 AGD Pastor Johnson’s vision</text:span></text:a><text:span text:style-name="T2"><text:tab/>218</text:span></text:p>
          <text:p text:style-name="P62"><text:a xlink:type="simple" xlink:href="#_7ybfzifzysxa" text:style-name="Index_20_Link" text:visited-style-name="Index_20_Link"><text:span text:style-name="T2">20 AGD Maria’s discovery</text:span></text:a><text:span text:style-name="T2"><text:tab/>220</text:span></text:p>
          <text:p text:style-name="P62"><text:a xlink:type="simple" xlink:href="#_emtpok61d93r" text:style-name="Index_20_Link" text:visited-style-name="Index_20_Link"><text:span text:style-name="T2">5 AGD Reverend Johnson</text:span></text:a><text:span text:style-name="T2"><text:tab/>222</text:span></text:p>
          <text:p text:style-name="P62"><text:a xlink:type="simple" xlink:href="#_alv7ty29kiie" text:style-name="Index_20_Link" text:visited-style-name="Index_20_Link"><text:span text:style-name="T2">20 AGD The disappearance of the Vespucci</text:span></text:a><text:span text:style-name="T2"><text:tab/>225</text:span></text:p>
          <text:p text:style-name="P62"><text:a xlink:type="simple" xlink:href="#_r5we9zv6v0dh" text:style-name="Index_20_Link" text:visited-style-name="Index_20_Link"><text:span text:style-name="T2">10 AGD Christ the Conqueror Church</text:span></text:a><text:span text:style-name="T2"><text:tab/>230</text:span></text:p>
          <text:p text:style-name="P62"><text:a xlink:type="simple" xlink:href="#_lnsxsqmufehk" text:style-name="Index_20_Link" text:visited-style-name="Index_20_Link"><text:span text:style-name="T2">20 AGD The Morelli Miracle</text:span></text:a><text:span text:style-name="T2"><text:tab/>231</text:span></text:p>
          <text:p text:style-name="P62"><text:a xlink:type="simple" xlink:href="#_lwsgk3ctq7x7" text:style-name="Index_20_Link" text:visited-style-name="Index_20_Link"><text:span text:style-name="T2">20 AGD Putin</text:span></text:a><text:span text:style-name="T2"><text:tab/>235</text:span></text:p>
          <text:p text:style-name="P62"><text:a xlink:type="simple" xlink:href="#_4ys3f3nv4gsz" text:style-name="Index_20_Link" text:visited-style-name="Index_20_Link"><text:span text:style-name="T2">20 AGD Reverend Johnson contemplates Maria</text:span></text:a><text:span text:style-name="T2"><text:tab/>238</text:span></text:p>
          <text:p text:style-name="P62"><text:a xlink:type="simple" xlink:href="#_s8wr9g8gqzap" text:style-name="Index_20_Link" text:visited-style-name="Index_20_Link"><text:span text:style-name="T2">20 AGD Administrator Bechard</text:span></text:a><text:span text:style-name="T2"><text:tab/>242</text:span></text:p>
          <text:p text:style-name="P62"><text:a xlink:type="simple" xlink:href="#_anaehv1hcgdb" text:style-name="Index_20_Link" text:visited-style-name="Index_20_Link"><text:span text:style-name="T2">20 AGD The Reporter</text:span></text:a><text:span text:style-name="T2"><text:tab/>249</text:span></text:p>
          <text:p text:style-name="P62"><text:a xlink:type="simple" xlink:href="#_okkqxu8dto6y" text:style-name="Index_20_Link" text:visited-style-name="Index_20_Link"><text:span text:style-name="T2">20 AGD Maria Amid the Ruins</text:span></text:a><text:span text:style-name="T2"><text:tab/>260</text:span></text:p>
          <text:p text:style-name="P62"><text:a xlink:type="simple" xlink:href="#_4b6872554xtq" text:style-name="Index_20_Link" text:visited-style-name="Index_20_Link"><text:span text:style-name="T2">20 AGD Angelique’s Journey</text:span></text:a><text:span text:style-name="T2"><text:tab/>261</text:span></text:p>
          <text:p text:style-name="P62"><text:a xlink:type="simple" xlink:href="#_nfndirsdo296" text:style-name="Index_20_Link" text:visited-style-name="Index_20_Link"><text:span text:style-name="T2">20 AGD Christ the Conqueror</text:span></text:a><text:span text:style-name="T2"><text:tab/>265</text:span></text:p>
          <text:p text:style-name="P62"><text:a xlink:type="simple" xlink:href="#_eeuagjrwu561" text:style-name="Index_20_Link" text:visited-style-name="Index_20_Link"><text:span text:style-name="T2">20 AGD The Question?</text:span></text:a><text:span text:style-name="T2"><text:tab/>269</text:span></text:p>
          <text:p text:style-name="P60"><text:a xlink:type="simple" xlink:href="#_3qxt4uzj4o6" text:style-name="Index_20_Link" text:visited-style-name="Index_20_Link"><text:span text:style-name="T2">5 New Religion START HERE</text:span></text:a><text:span text:style-name="T2"><text:tab/></text:span><text:span text:style-name="T1">275</text:span></text:p>
          <text:p text:style-name="P62"><text:a xlink:type="simple" xlink:href="#_ya0daq3iv88i" text:style-name="Index_20_Link" text:visited-style-name="Index_20_Link"><text:span text:style-name="T2">Chava 1</text:span></text:a><text:span text:style-name="T2"><text:tab/>276</text:span></text:p>
          <text:p text:style-name="P64"><text:a xlink:type="simple" xlink:href="#_anayd8ibly1n" text:style-name="Index_20_Link" text:visited-style-name="Index_20_Link"><text:span text:style-name="T2">Chava yearns for nsilk</text:span></text:a><text:span text:style-name="T2"><text:tab/>278</text:span></text:p>
          <text:p text:style-name="P62"><text:a xlink:type="simple" xlink:href="#_1si02ur9a0jb" text:style-name="Index_20_Link" text:visited-style-name="Index_20_Link"><text:span text:style-name="T2">Chava 2</text:span></text:a><text:span text:style-name="T2"><text:tab/>280</text:span></text:p>
          <text:p text:style-name="P62"><text:a xlink:type="simple" xlink:href="#_449hulgwg20n" text:style-name="Index_20_Link" text:visited-style-name="Index_20_Link"><text:span text:style-name="T2">Chava 3</text:span></text:a><text:span text:style-name="T2"><text:tab/>287</text:span></text:p>
          <text:p text:style-name="P62"><text:a xlink:type="simple" xlink:href="#_clc8jm2l3vsb" text:style-name="Index_20_Link" text:visited-style-name="Index_20_Link"><text:span text:style-name="T2">Chava 4</text:span></text:a><text:span text:style-name="T2"><text:tab/>288</text:span></text:p>
          <text:p text:style-name="P62"><text:soft-page-break/><text:a xlink:type="simple" xlink:href="#_rwpv85lpbuhx" text:style-name="Index_20_Link" text:visited-style-name="Index_20_Link"><text:span text:style-name="T2">New Religion CHURCH OF THE NOTHINGNESS</text:span></text:a><text:span text:style-name="T2"><text:tab/>291</text:span></text:p>
          <text:p text:style-name="P62"><text:a xlink:type="simple" xlink:href="#_ewvlftojgi6m" text:style-name="Index_20_Link" text:visited-style-name="Index_20_Link"><text:span text:style-name="T2">Coldhell Council</text:span></text:a><text:span text:style-name="T2"><text:tab/>295</text:span></text:p>
          <text:p text:style-name="P62"><text:a xlink:type="simple" xlink:href="#_ky5gpszg7t5f" text:style-name="Index_20_Link" text:visited-style-name="Index_20_Link"><text:span text:style-name="T2">Rules</text:span></text:a><text:span text:style-name="T2"><text:tab/>304</text:span></text:p>
          <text:p text:style-name="P62"><text:a xlink:type="simple" xlink:href="#_k7nne4ycw4ry" text:style-name="Index_20_Link" text:visited-style-name="Index_20_Link"><text:span text:style-name="T2">Via De Deus</text:span></text:a><text:span text:style-name="T2"><text:tab/>309</text:span></text:p>
          <text:p text:style-name="P62"><text:a xlink:type="simple" xlink:href="#_d0ddz8o3li2x" text:style-name="Index_20_Link" text:visited-style-name="Index_20_Link"><text:span text:style-name="T2">49 AGD Queen Xerxes</text:span></text:a><text:span text:style-name="T2"><text:tab/>312</text:span></text:p>
          <text:p text:style-name="P60"><text:a xlink:type="simple" xlink:href="#_p4ncsnfj1r8b" text:style-name="Index_20_Link" text:visited-style-name="Index_20_Link"><text:span text:style-name="T1">7 Leftovers</text:span></text:a><text:span text:style-name="T1"><text:tab/>319</text:span></text:p>
          <text:p text:style-name="P64"><text:a xlink:type="simple" xlink:href="#_6k72dx25cxwd" text:style-name="Index_20_Link" text:visited-style-name="Index_20_Link"><text:span text:style-name="T2">9 months BGD, Oklahoma City, Oklahoma. KEEP?</text:span></text:a><text:span text:style-name="T2"><text:tab/>324</text:span></text:p>
          <text:p text:style-name="P64"><text:a xlink:type="simple" xlink:href="#_pfksajxmpv9v" text:style-name="Index_20_Link" text:visited-style-name="Index_20_Link"><text:span text:style-name="T2">1 year BGD, The Vatican , Italy.</text:span></text:a><text:span text:style-name="T2"><text:tab/>325</text:span></text:p>
          <text:p text:style-name="P62"><text:a xlink:type="simple" xlink:href="#_p20dod5lx40j" text:style-name="Index_20_Link" text:visited-style-name="Index_20_Link"><text:span text:style-name="T2">News</text:span></text:a><text:span text:style-name="T2"><text:tab/>326</text:span></text:p>
          <text:p text:style-name="P62"><text:a xlink:type="simple" xlink:href="#_e6zjuf67v7nc" text:style-name="Index_20_Link" text:visited-style-name="Index_20_Link"><text:span text:style-name="T2">ZPE probe</text:span></text:a><text:span text:style-name="T2"><text:tab/>327</text:span></text:p>
          <text:p text:style-name="P62"><text:a xlink:type="simple" xlink:href="#_6kf8up67bgvs" text:style-name="Index_20_Link" text:visited-style-name="Index_20_Link"><text:span text:style-name="T2">The Rich</text:span></text:a><text:span text:style-name="T2"><text:tab/>331</text:span></text:p>
          <text:p text:style-name="P62"><text:a xlink:type="simple" xlink:href="#_tcasjsabzt4a" text:style-name="Index_20_Link" text:visited-style-name="Index_20_Link"><text:span text:style-name="T2">Angelique</text:span></text:a><text:span text:style-name="T2"><text:tab/>332</text:span></text:p>
          <text:p text:style-name="P62"><text:a xlink:type="simple" xlink:href="#_inrzrzu002er" text:style-name="Index_20_Link" text:visited-style-name="Index_20_Link"><text:span text:style-name="T2">Nsilk</text:span></text:a><text:span text:style-name="T2"><text:tab/>333</text:span></text:p>
          <text:p text:style-name="P62"><text:a xlink:type="simple" xlink:href="#_vr7vw7jyxeuk" text:style-name="Index_20_Link" text:visited-style-name="Index_20_Link"><text:span text:style-name="T2">The Vespucci</text:span></text:a><text:span text:style-name="T2"><text:tab/>333</text:span></text:p>
          <text:p text:style-name="P62"><text:a xlink:type="simple" xlink:href="#_7hbd7iogtdl4" text:style-name="Index_20_Link" text:visited-style-name="Index_20_Link"><text:span text:style-name="T2">Democracy</text:span></text:a><text:span text:style-name="T2"><text:tab/>334</text:span></text:p>
          <text:p text:style-name="P63"><text:a xlink:type="simple" xlink:href="#_542hx7wg89pj" text:style-name="Index_20_Link" text:visited-style-name="Index_20_Link"><text:span text:style-name="T2">The Question</text:span></text:a><text:span text:style-name="T2"><text:tab/>335</text:span></text:p>
        </text:index-body>
      </text:table-of-content>
      <text:p text:style-name="P85"><text:bookmark text:name="_gfzirh2njzoh"/>Cover</text:p>
      <text:p text:style-name="P1">Pentachoron <text:a xlink:type="simple" xlink:href="https://alldimensions.fandom.com/wiki/Pentachoron" text:style-name="ListLabel_20_10" text:visited-style-name="ListLabel_20_10"><text:span text:style-name="T3">https://alldimensions.fandom.com/wiki/Pentachoron</text:span></text:a></text:p>
      <text:p text:style-name="P1">Design in spire of COTA. </text:p>
      <text:p text:style-name="P85"><text:bookmark text:name="_o8um48ss8y78"/>To Do</text:p>
      <text:p text:style-name="P1">There is a cabal of the rich who are working to replace inefficient governments with autocracies under their control, with the help of a new clergy.</text:p>
      <text:p text:style-name="P1">See: </text:p>
      <text:p text:style-name="P1">Kak·i·sto·cra·cy: rule by the worst. </text:p>
      <text:p text:style-name="P1">Theomania: A religious mania. A mental illness in which the patient believes him/herself to be a god or to be possessed by one.</text:p>
      <text:p text:style-name="P1">“One of the self-made super-rich pointed out that almost all the countries throughout the world are kakistocracies (the rule of the worst)” <text:a xlink:type="simple" xlink:href="https://www.forbes.com/sites/russalanprince/2013/07/22/who-rules-the-world/?sh=6210a8617625" text:style-name="ListLabel_20_10" text:visited-style-name="ListLabel_20_10"><text:span text:style-name="T3">https://www.forbes.com/sites/russalanprince/2013/07/22/who-rules-the-world/?sh=6210a8617625</text:span></text:a></text:p>
      <text:p text:style-name="P1"><text:a xlink:type="simple" xlink:href="https://en.wikipedia.org/wiki/Jack_Parsons_(rocket_engineer)" text:style-name="ListLabel_20_10" text:visited-style-name="ListLabel_20_10"><text:span text:style-name="T3">Jack Parsons</text:span></text:a>, <text:a xlink:type="simple" xlink:href="https://en.wikipedia.org/wiki/Thelema" text:style-name="ListLabel_20_10" text:visited-style-name="ListLabel_20_10"><text:span text:style-name="T3">Thelema</text:span></text:a></text:p>
      <text:p text:style-name="P1"><text:a xlink:type="simple" xlink:href="https://en.wikipedia.org/wiki/Hermeneutics" text:style-name="ListLabel_20_10" text:visited-style-name="ListLabel_20_10"><text:span text:style-name="T3">Hermeneutics</text:span></text:a></text:p>
      <text:p text:style-name="P1"><text:a xlink:type="simple" xlink:href="https://en.wikipedia.org/wiki/Information_Awareness_Office" text:style-name="ListLabel_20_10" text:visited-style-name="ListLabel_20_10"><text:span text:style-name="T3">DARPA IAO</text:span></text:a> and <text:a xlink:type="simple" xlink:href="https://en.wikipedia.org/wiki/Thelema" text:style-name="ListLabel_20_10" text:visited-style-name="ListLabel_20_10"><text:span text:style-name="T3">IAO131</text:span></text:a></text:p>
      <text:p text:style-name="P1">There is but one religion, and that religion is Judeo-Christianity? See The <text:a xlink:type="simple" xlink:href="https://en.wikipedia.org/wiki/The_Antichrist_(book)" text:style-name="ListLabel_20_10" text:visited-style-name="ListLabel_20_10"><text:span text:style-name="T3">AntiChrist</text:span></text:a>, <text:a xlink:type="simple" xlink:href="https://en.wikipedia.org/wiki/The_Book_of_the_Law" text:style-name="ListLabel_20_10" text:visited-style-name="ListLabel_20_10"><text:span text:style-name="T3">The Book of the Law</text:span></text:a></text:p>
      <text:p text:style-name="P1"><text:a xlink:type="simple" xlink:href="https://en.wikipedia.org/wiki/New_World_Order_(conspiracy_theory)" text:style-name="ListLabel_20_10" text:visited-style-name="ListLabel_20_10"><text:span text:style-name="T3">New World Order</text:span></text:a></text:p>
      <text:p text:style-name="P1"><text:soft-page-break/><text:a xlink:type="simple" xlink:href="https://www.newyorker.com/magazine/1995/06/19/the-road-to-paranoia" text:style-name="ListLabel_20_10" text:visited-style-name="ListLabel_20_10"><text:span text:style-name="T3">https://www.newyorker.com/magazine/1995/06/19/the-road-to-paranoia</text:span></text:a></text:p>
      <text:p text:style-name="P1"/>
      <text:p text:style-name="P1">Oscan Bauer is an AI entity created by Javier Guzman to gather information about the past. He is but one of many such entities. </text:p>
      <text:p text:style-name="P1">Drone deliveries!</text:p>
      <text:p text:style-name="P1">Oligarchs are funding the militias. The militias are heavy with the kind of people whose skills sets are limited. </text:p>
      <text:p text:style-name="P1">Eugenevations--things experienced by ON that describe the future: </text:p>
      <text:list xml:id="list2299872677" text:style-name="WWNum21">
        <text:list-item>
          <text:p text:style-name="P65">User based insurance was the key to getting people to use self-driving vehicles; very few human drivers can qualify for anything but the highest rates.</text:p>
        </text:list-item>
        <text:list-item>
          <text:p text:style-name="P66">Self-driving vehicles report on vehicles being driven in a reckless manner, which send insurance rates for the owner up. </text:p>
        </text:list-item>
        <text:list-item>
          <text:p text:style-name="P66">Package delivery through chutes through unused garage doors</text:p>
        </text:list-item>
        <text:list-item>
          <text:p text:style-name="P66">In a universe of wonders, <text:s/>humanity is being led by the near-sighted</text:p>
        </text:list-item>
        <text:list-item>
          <text:p text:style-name="P67">Embrace what the universe provides--not just the stuff that isn’t scary</text:p>
        </text:list-item>
      </text:list>
      <text:p text:style-name="P1">No brightly lit cities just before the GD</text:p>
      <text:p text:style-name="P61">Malls and office buildings have become dwellings.</text:p>
      <text:p text:style-name="P1">V2V communications, including <text:a xlink:type="simple" xlink:href="https://www.newsweek.com/2013/06/26/body-data-craze-237656.html" text:style-name="ListLabel_20_10" text:visited-style-name="ListLabel_20_10"><text:span text:style-name="T3">basic safety messaging (BSM)</text:span></text:a> regarding bicycles, pedestrians, and (esp) kids. Multimodal Alerting Interface with Networked Short-Range Transmissions (MAIN-ST)</text:p>
      <text:list xml:id="list3872876930" text:style-name="WWNum7">
        <text:list-item>
          <text:p text:style-name="P2">Some people who get nsilk in the womb develop the ability to manipulate space-time object data without a ZPE device. </text:p>
        </text:list-item>
        <text:list-item>
          <text:p text:style-name="P2">British spellings for words in Economist blurbs.</text:p>
        </text:list-item>
      </text:list>
      <text:list xml:id="list3784425678" text:style-name="WWNum11">
        <text:list-item>
          <text:p text:style-name="P87"><text:bookmark text:name="_l6o2b0qf4ozk"/>Prologue 4-12-2021</text:p>
        </text:list-item>
        <text:list-item>
          <text:p text:style-name="P3"><text:span text:style-name="T12">71 years before the Great Desolation (BGD), Oahu, Hawaii.</text:span></text:p>
        </text:list-item>
        <text:list-item>
          <text:p text:style-name="P3">Puck arrived at the <text:span text:style-name="T12">Little Alpha Point</text:span>, which was as far back in time as he could travel confidently. He was floating in the slow trickle of data emanating from a wireless network that had begun operation in the summer of 1971. The location was the island of Oahu, in the former United States of America, and he was exchanging bits with an entity called the <text:a xlink:type="simple" xlink:href="https://en.wikipedia.org/wiki/Menehunehttps://en.wikipedia.org/wiki/Menehune" text:style-name="ListLabel_20_11" text:visited-style-name="ListLabel_20_11"><text:span text:style-name="T4">Menehune</text:span></text:a>--apparently some kind of old <text:span text:style-name="T12">minicomputer</text:span>, an <text:a xlink:type="simple" xlink:href="https://en.wikipedia.org/wiki/HP_2100" text:style-name="ListLabel_20_10" text:visited-style-name="ListLabel_20_10"><text:span text:style-name="T3">HP 2100 </text:span></text:a>to be precise. In the dark, windowless room all he could make out was a box with red lights and a couple of ridiculously large bays for something called <text:a xlink:type="simple" xlink:href="https://en.wikipedia.org/wiki/Floppy_disk" text:style-name="ListLabel_20_11" text:visited-style-name="ListLabel_20_11"><text:span text:style-name="T4">floppy disks</text:span></text:a> used to load programs and write data on. It was simultaneously unimpressive and awe-inspiring in the way that historical relics can be when an observer from the future first encounters them. </text:p>
        </text:list-item>
        <text:list-item>
          <text:p text:style-name="P3">The Menehune was acting as the communications processor for something called the <text:a xlink:type="simple" xlink:href="https://en.wikipedia.org/wiki/ALOHAnet" text:style-name="ListLabel_20_10" text:visited-style-name="ListLabel_20_10"><text:span text:style-name="T3">ALOHAnet</text:span></text:a>, one of the earliest wireless nets, a distant progenitor of the ubiquitous <text:a xlink:type="simple" xlink:href="https://en.wikipedia.org/wiki/Internet" text:style-name="ListLabel_20_10" text:visited-style-name="ListLabel_20_10"><text:span text:style-name="T3">Internet</text:span></text:a> that was now simply called the net. Like air and water, the net had become a vital element, a part of the <text:a xlink:type="simple" xlink:href="https://en.wikipedia.org/wiki/Noosphere" text:style-name="ListLabel_20_10" text:visited-style-name="ListLabel_20_10"><text:span text:style-name="T3">noosphere</text:span></text:a> of Earth and of the twenty-four planets of the Humanist Coalition. </text:p>
        </text:list-item>
        <text:list-item>
          <text:p text:style-name="P3">Humanity, which for the longest time had been vulnerable to extinction, was now firmly entrenched on twenty four distant but habitable planets. Curiously, the number of planets was the same as the number of Earth cities that had been emptied of humanity during the event known as the <text:span text:style-name="T12">Great Desolation</text:span>. Coincidence? Puck was unsure, and his creator, who resided on one of the coalition planets and who had sent Puck out to do this research, had refused to even entertain the question. </text:p>
        </text:list-item>
        <text:list-item>
          <text:p text:style-name="P3">[Do what you were created to do!] the creator had ordered, not even bothering to add the personal prefix demanded by proper nsilk dm protocol. </text:p>
        </text:list-item>
        <text:list-item>
          <text:p text:style-name="P3">Puck, a virtual entity composed of the delicate balance of position and negative energy required for travel through time, virtually saluted and snarkily replied, [How high?] Then, before the piqued creator could strip away some of his creation’s autonomy, Puck set off. </text:p>
        </text:list-item>
        <text:list-item>
          <text:p text:style-name="P3">Now, Puck was here, at what his creator called the <text:span text:style-name="T12">Little Alpha Point</text:span>. Further back--some fourteen billions years back--was the<text:span text:style-name="T12"> true Alpha Point,</text:span> the Yin to the Yang of the <text:span text:style-name="T12">Omega Point</text:span> lurking in the future. The Omega Point was unseeable, but the Alpha Point cast an amorphous shadow that gave an intimation of its location in the same manner as an ocean current intimated a source. Puck looked in that direction, but all he could see was a featureless blob of radio waves and static that came from nowhere and everywhere. He could launch off in that general direction, but there was little to navigate by, and perhaps no way to get back either. Without a landmark, Puck was reluctant to even try, and he was one of the best net time-travelers. But not even he wanted to <text:s/>trust his luck without laying a trail of breadcrumbs to follow out. He was virtual, and supposedly replaceable, but even a virtual being does not relish the thought of dying. </text:p>
        </text:list-item>
        <text:list-item>
          <text:p text:style-name="P3">Maybe some other day. </text:p>
        </text:list-item>
        <text:list-item>
          <text:p text:style-name="P3">Having filled his temporary data tables with all he could carry for the trip back, Puck grinned and thought of a <text:a xlink:type="simple" xlink:href="https://en.wikipedia.org/wiki/Quatrain" text:style-name="ListLabel_20_10" text:visited-style-name="ListLabel_20_10"><text:span text:style-name="T3">quatrain</text:span></text:a> that his creator, who shared some of his memory with Puck, had come across recently in a sci-fi novel written by <text:a xlink:type="simple" xlink:href="https://en.wikipedia.org/wiki/Alfred_Bester" text:style-name="ListLabel_20_10" text:visited-style-name="ListLabel_20_10"><text:span text:style-name="T3">Alfred Bester</text:span></text:a>. He spoke the words aloud, changing only one to suit the circumstances:</text:p>
        </text:list-item>
        <text:list-item>
          <text:p text:style-name="P3"><text:span text:style-name="T12">Gully Foyle is my name.<text:line-break/>And Terra is my nation.<text:line-break/>Deep space is my dwelling place,<text:line-break/>The </text:span><text:span text:style-name="T14">future</text:span><text:span text:style-name="T12"> my destination.</text:span></text:p>
        </text:list-item>
        <text:list-item>
          <text:p text:style-name="P3">Puck jumped (Or was it <text:span text:style-name="T12">jaunted</text:span>, he wondered with amusement?) from known location to known location, wending his way back to his master.</text:p>
        </text:list-item>
        <text:list-item>
          <text:p text:style-name="P87"><text:bookmark text:name="_771amqienojk"/>1 Countdown to Desolation</text:p>
        </text:list-item>
        <text:list-item>
          <text:p text:style-name="P3"><text:span text:style-name="T16">“There is a legend, most certainly apocryphal, as legends tend to be, that has it that the American writer </text:span><text:a xlink:type="simple" xlink:href="http://www.quotecounterquote.com/2009/11/rich-are-different-famous-quote.html" text:style-name="ListLabel_20_12" text:visited-style-name="ListLabel_20_12"><text:span text:style-name="T5">F. Scott Fitzgerald once said to Ernest Hemingway</text:span></text:a><text:span text:style-name="T16">, another American writer, that the very rich ‘are different from you and me.’ Hemingway is said to have replied, ‘They have more money.’” </text:span></text:p>
        </text:list-item>
        <text:list-item>
          <text:p text:style-name="P3"><text:soft-page-break/><text:span text:style-name="T16">“In reality, the very rich </text:span><text:span text:style-name="T17">are</text:span><text:span text:style-name="T16"> different from you and me, but the nature of that difference has less to do with money than it does with aspiration. You see, the very rich, by which I mean the upper one percent of the upper one percent of the richest people, do not aspire to be anybody but who they are. They are quite content to hold and control their vast fortunes, and they have little else to which they can aspire, excepting going on grand adventures, such as hunting exotic animals on the brink of extinction, <text:s/>being among the first to ride commercial spaceships--or even being </text:span><text:a xlink:type="simple" xlink:href="https://www.vanityfair.com/news/tech/2013/03/elon-musk-die-mars" text:style-name="ListLabel_20_12" text:visited-style-name="ListLabel_20_12"><text:span text:style-name="T5">one of the first to die on Mars--and not on impact</text:span></text:a><text:span text:style-name="T16">.”</text:span></text:p>
        </text:list-item>
        <text:list-item>
          <text:p text:style-name="P3"><text:span text:style-name="T16">“No, the real difference between the very rich and you is that many of you aspire to be one of the very rich someday. They know that you are very unlikely to succeed. The deck is stacked against you. Unless you have rich parents with a deep web of contacts, have gone to one of the exclusive schools, have, great genes for athletic prowess, you are likely SOL. </text:span></text:p>
        </text:list-item>
        <text:list-item>
          <text:p text:style-name="P4"/>
        </text:list-item>
        <text:list-item>
          <text:p text:style-name="P3"><text:span text:style-name="T16">And yet, you imagine yourself being one of the upper one percent of the upper one percent. You can feel it in your bones that you are destined to land on the </text:span><text:a xlink:type="simple" xlink:href="https://www.forbes.com/billionaires/" text:style-name="ListLabel_20_12" text:visited-style-name="ListLabel_20_12"><text:span text:style-name="T5">Forbes list of the richest people</text:span></text:a><text:span text:style-name="T16"> on Earth. You are a person of comfortable means, but you seek more, much more. You aspire to be rich. You aspire to be very rich. And because you have this aspiration to climb to the apex of the wealth ziggurat, you are unwilling to do anything to the very rich--such as ask them to share more of their wealth with the society that aided them in acquiring that wealth--because doing so might blunt your own glorious future, imaginary though it is.”</text:span></text:p>
        </text:list-item>
        <text:list-item>
          <text:p text:style-name="P3"><text:span text:style-name="T16">“This tacit support from the aspirational rich allows the very rich to bend the rules of society in myriad little ways that favor them and allow them to keep more of their money and to grow ever richer, even in times of great crisis, such during a war or a pandemic.” </text:span></text:p>
        </text:list-item>
        <text:list-item>
          <text:p text:style-name="P3"><text:span text:style-name="T16">“So, the correct response to the assertion that the very rich are different from you and me is this: Yes. They have more money, they keep more of it than you and I, and their wealth grows very quickly.”</text:span></text:p>
        </text:list-item>
        <text:list-item>
          <text:p text:style-name="P6"><text:span text:style-name="T19">Javier Guzmán, A Complete History of the Humanist Coalition: From Inception to Final Freedom</text:span></text:p>
        </text:list-item>
      </text:list>
      <text:p text:style-name="P88"><text:bookmark text:name="_tkmtmtyntjyy"/>20 Years BGD: The News Feed of Eugene Bauer 4-12-2021</text:p>
      <text:p text:style-name="P1"><text:span text:style-name="T26">Boise, Idaho</text:span></text:p>
      <text:list xml:id="list2203366367" text:style-name="WWNum1">
        <text:list-item>
          <text:p text:style-name="P28">Cup from the cupboard. Start the coffee maker set up the night before. Empty and disconnect the leg bag and fill it with a solution of water and vinegar. Wash hands. Fill the cup with hot black coffee. Take a sip. Go to the spare room and flip up the lid of the Chromebook on the desk. <text:s/>Open the browser and scan the news: Axios, ProPublica, Politico, The Hill, Reuters, BBC, Al Jazeera, CNN, and Fox. Add OANN and Newsmax now and then for more coverage from the sources that have driven the modern Republican party to become something unrecognizable. Add as well news from local sources, and top it all with the opinions of those who read between the lines of the news and saw deeper meanings: <text:span text:style-name="T12">It’s the Economy, Stupid!</text:span>, <text:span text:style-name="T12">Because Idaho!</text:span>, <text:span text:style-name="T12">Rabid Red White &amp; Blue News Network</text:span>, <text:span text:style-name="T12">Sweet Jesus News Network</text:span>, <text:span text:style-name="T12">WarMonger</text:span>, and <text:span text:style-name="T12">The Hypocritic Oath</text:span>. </text:p>
        </text:list-item>
        <text:list-item>
          <text:p text:style-name="P28">Somewhere in there is truth. </text:p>
        </text:list-item>
        <text:list-item>
          <text:p text:style-name="P28">A political independent and centrist, Eugene Bauer had a dim view of radicals, regardless of whether they came from the left or the right. The second-generation progeny of conservative German farming stock whose grandparents had immigrated to south Texas, Eugene was uncomfortable around people who advocated revolution rather than evolution. Evolution was rational. Revolution was not. Evolution was the basis of life, the gradual adaptation that ensured survival. Revolution was chaos; just look at the French Revolution, in which democracy was a tumultuous phase between autocratic regimes. </text:p>
        </text:list-item>
        <text:list-item>
          <text:p text:style-name="P28">But the emergence of the <text:span text:style-name="T12">New Freedom Party</text:span> made Eugene question his conservative centrism, which had leaned to the left or to the right as necessary. It had leaned left when he voted for Jimmy Carter in 1976. It had leaned to the right when he voted for Ronald Reagan in 1980 and 1984, followed by George H.W. Bush in 1988 and 1992. It had taken a shot on the unknown when Eugene voted for Ross Perot in 1996. Then, back to the left in support of Al Gore in 2000, John Kerry in 2004, and Barack Obama in 2008 and 2012. In 2016, Eugene’s centrism again leaned left in support of Hillary Clinton, who was more like George W. Bush than he would have liked, but still closer to the center than whatever the Republican candidate was pretending to be. The pretender won, and America was never the same. </text:p>
        </text:list-item>
        <text:list-item>
          <text:p text:style-name="P28">Eugene voted for Joe Biden, another centrist, in 2020 to replace the pretender--before he could fully implement his kakistocracy. Eugene’s vote in Republican stronghold Idaho meant nothing because of the archaic electoral system that nullified dissenting voices, but Biden won the national vote, and Eugene heaved a sigh of relief that looming American fascism was turned out of office. For now. And, for the first time in a long time, Eugene’s agnosticism softened as he contemplated whether a munificent god might have placed a finger on the scales with the timely appearance of a pandemic the clueless pretender had no hope of being able to address. This blurring cleared as Eugene reminded himself that nearly four million had died. Then came the second pandemic, and the third. Eugene remained in the religious affiliation of “None.”</text:p>
        </text:list-item>
        <text:list-item>
          <text:p text:style-name="P28">But even as the pretender faded into obscurity, the New Freedom Party (NFP) rose as a lasting legacy of his callous and inept leadership. Calling for the restoration of America as it had been in 1900, the NFP made no attempt to hide its pro-business leanings or its love of autocratics. Backed by many very rich contributors, the NFP was also not shy about touting its motto: “Some people are born to lead; some people are born to follow.” </text:p>
        </text:list-item>
        <text:list-item>
          <text:p text:style-name="P28">If Eugene had been alarmed by the sharp GOP tilt to the right in the 90s, he was scared senseless by the openly oligarchic stance of the NFP, which embraced linking voting power to wealth, armament, and strength of character. A person of great means, shouted the NFP, had demonstrated not only a mastery of the ability to lead others in the accumulation of wealth, a person of great means was the living embodiment of <text:a xlink:type="simple" xlink:href="https://en.wikipedia.org/wiki/American_exceptionalism" text:style-name="ListLabel_20_10" text:visited-style-name="ListLabel_20_10"><text:span text:style-name="T3">American Exceptionalism</text:span></text:a> and had earned a right to have a greater say in how the country was run. Likewise, a person who had accumulated a great store of armament was a person who had personally demonstrated a love of the <text:a xlink:type="simple" xlink:href="https://en.wikipedia.org/wiki/Second_Amendment_to_the_United_States_Constitution" text:style-name="ListLabel_20_10" text:visited-style-name="ListLabel_20_10"><text:span text:style-name="T3">Second Amendment</text:span></text:a>, and was also accorded a greater voice in government. And strength of character, which could only be assessed by those who also possessed this trait in abundance, was a measure of a person’s commitment to the country. </text:p>
        </text:list-item>
        <text:list-item>
          <text:p text:style-name="P28">It didn’t take a reading of the tea leaves for Eugene to see that the NFP was doubling-down on America’s already oligarchic democracy, in which those with money had more access, influence, and power. The rich interests had long ago done away with the Federal Communication Commission’s ‘<text:a xlink:type="simple" xlink:href="https://en.wikipedia.org/wiki/FCC_fairness_doctrine" text:style-name="ListLabel_20_10" text:visited-style-name="ListLabel_20_10"><text:span text:style-name="T3">Fairness Doctrine</text:span></text:a>,’ which had required broadcasters to present matters of public interest in a balanced and fair manner. Now, the propaganda networks were operating in the open. </text:p>
        </text:list-item>
        <text:list-item>
          <text:p text:style-name="P28">A child of the 50s, son of a father who had fought to stop a tyrant in Europe, Eugene saw in the New Freedom Party a resurrection of the ideologies of the <text:a xlink:type="simple" xlink:href="https://en.wikipedia.org/wiki/Nazi_Party" text:style-name="ListLabel_20_10" text:visited-style-name="ListLabel_20_10"><text:span text:style-name="T3">National Socialist German Workers' Party</text:span></text:a>. The specifics were different, but the premise was familiar: <text:span text:style-name="T12">truth and belief are the same</text:span>. As Joseph Goebbels, the young Nazi Minister of Propaganda had purportedly said, “If you tell a lie big enough and keep repeating it, people will eventually come to believe it.”</text:p>
        </text:list-item>
        <text:list-item>
          <text:p text:style-name="P28">America was coming to believe that only the rich deserved to be in charge. </text:p>
        </text:list-item>
        <text:list-item>
          <text:p text:style-name="P28">But enough reflection on the past! Time for the morning news. Eugene sipped his coffee and caught up with the world:</text:p>
        </text:list-item>
        <text:list-item>
          <text:p text:style-name="P28"><text:span text:style-name="T26">. . . </text:span></text:p>
        </text:list-item>
        <text:list-item>
          <text:p text:style-name="P28"><text:span text:style-name="T26">Good morning, Eugene! Here is your morning NewsBlob Blurt:</text:span></text:p>
        </text:list-item>
        <text:list-item>
          <text:p text:style-name="P28"><text:span text:style-name="T26">WITH A REPUBLICAN BACK IN THE WHITE HOUSE, AND A GOP CONGRESS, IT’S TIME TO SPEND MONEY! With a Republican president sitting behind the </text:span><text:a xlink:type="simple" xlink:href="https://en.wikipedia.org/wiki/Resolute_desk" text:style-name="ListLabel_20_13" text:visited-style-name="ListLabel_20_13"><text:span text:style-name="T6">Resolute Desk</text:span></text:a><text:span text:style-name="T26">, Republicans in Congress have, predictably, flipped the switch from being penny-pinching misers to bold investors, doling out tax breaks to their corporate overlords and cutting funds for domestic programs. Just as predictable is where the money will go: to build a bigger military! Panicked by the possibility that the US military budget might fall to being only as much as the combined military budgets for the next </text:span><text:span text:style-name="T27">nine</text:span><text:span text:style-name="T26"> countries rather than the usual next </text:span><text:span text:style-name="T27">ten</text:span><text:span text:style-name="T26">, Republican lawmakers voted to spend more money on a government function that primarily protects American corporate interests abroad and creates enemies in doing so. Meanwhile, America’s broken, overpriced healthcare system gets worse, and America’s infrastructure is crumbling into </text:span><text:a xlink:type="simple" xlink:href="https://en.wikipedia.org/wiki/Third_World" text:style-name="ListLabel_20_13" text:visited-style-name="ListLabel_20_13"><text:span text:style-name="T6">Third World</text:span></text:a><text:span text:style-name="T26"> decay. </text:span><text:span text:style-name="T29">It’s the Economy, Stupid!</text:span></text:p>
        </text:list-item>
        <text:list-item>
          <text:p text:style-name="P28"><text:span text:style-name="T26">IDAHO LEGISLATURE FLOATS BILLS FOR STRONGER GUN RIGHTS, FEWER WOMEN’S RIGHTS, FEWER VOTERS. Following a decades-old script for Republic domination, the Idaho legislature began the year by crafting bills to allow the sale of fully-automatic guns, to ban abortions for any reason, and to restrict the number of polling places to one per county. And--because it’s Idaho--they also threw in a bill to make it harder for cities to raise funding for mass transit to resolve the near-permanent gridlock that exists in the state’s urban areas. </text:span><text:span text:style-name="T29">Because Idaho!</text:span></text:p>
        </text:list-item>
        <text:list-item>
          <text:p text:style-name="P28"><text:span text:style-name="T26">IDAHO IS TOPS AMONG LOWEST SPENDERS ON EDUCATION! The Gem State is once again the nation’s leader in spending the least per capita on education! Yay? To celebrate, the Idaho legislature (motto: “He who governs not at all governs best”) cut business taxes by two percent in its perpetually futile hope of luring companies to relocate to the state with the worst education system in the land. Why? </text:span><text:span text:style-name="T29">Because Idaho</text:span><text:span text:style-name="T26">!</text:span></text:p>
        </text:list-item>
        <text:list-item>
          <text:p text:style-name="P28"><text:span text:style-name="T26">GOD SAYS LIBERALISM AND GLOBALISM IS THE DISEASE! The new virus is just a symptom! Bible experts working for the </text:span><text:span text:style-name="T27">God’s Word Research Foundation</text:span><text:span text:style-name="T26"> of Tulsa, Oklahoma, have uncovered coded messages within God’s Holy Words! Software engineers, using the most powerful computers, have discovered that God wants America to return to the way that it was before modern liberalism turned the federal government into a nanny state for the benefit of the lazy and the lawless! ‘MADE IN AMERICA’ = God’s will according to analysis of the Book of Revelations, and it all begins with manufacturing weapons for the proper arming of militias able to stem the tide of federal overreach. Governors in Oklahoma, New Mexico, Texas, and Arkansas vow to turn back the clock and live according to God’s will! </text:span><text:span text:style-name="T29">Rabid Red White &amp; Blue News Network</text:span><text:span text:style-name="T26">. </text:span></text:p>
        </text:list-item>
        <text:list-item>
          <text:p text:style-name="P28"><text:span text:style-name="T26">THIRD PANDEMIC ESPECIALLY DEADLY FOR GODLESS! Pastor Samuel L. Johnson of Christ the Conqueror Church of Beaumont, Texas, has stated that the third pandemic of the modern era is particularly deadly for those who do not regularly read the Holy Bible and attend church services. According to Pastor Johnson, “God is challenging our faith! Only by believing in him can we be saved! Do not listen to the CDC or the godless doctors and scientists! Listen to God!” </text:span><text:span text:style-name="T29">Sweet Jesus News Network</text:span><text:span text:style-name="T26">. </text:span></text:p>
        </text:list-item>
        <text:list-item>
          <text:p text:style-name="P28"><text:span text:style-name="T26">RANDALL ‘ROCKET ARM’ SIMMONS CELEBRATES NFL VICTORY IN RUSSIA. The Washington Wolfpack emerged victorious over the New England Patriots in a game staged in Moscow, Russia. Propelled by the strong arm of its young quarterback, Randall Simons, the Wolfpack racked up over four hundred yards of offense as Simons connected repeatedly with the best receiving corps in the league. And when there was nobody open, the 6’5”, 250 pound Simmons had no problem picking up yards himself. After the game, the photogenic Simmons received the first Moscow Cup from the enigmatic </text:span><text:a xlink:type="simple" xlink:href="https://en.wikipedia.org/wiki/Vladimir_Putin" text:style-name="ListLabel_20_13" text:visited-style-name="ListLabel_20_13"><text:span text:style-name="T6">Vladimir Putin</text:span></text:a><text:span text:style-name="T26">, who is rarely seen in person. Afterwards, Simmons and his Wolfpack teammates were spotted partying around Moscow in violation of NFL protocol aimed at slowing the spread of the latest coronavirus; the NFL commissioner says that the league is investigating. </text:span><text:span text:style-name="T29">Houston Chronicle</text:span><text:span text:style-name="T26">. </text:span></text:p>
        </text:list-item>
        <text:list-item>
          <text:p text:style-name="P28"><text:span text:style-name="T26">PUTIN SAYS SPUTNIK VII VACCINE PERFECTLY SAFE. Asked about the safety of the latest Russian coronavirus vaccine at a press conference on the topic of the possible dissolution of the United Nations, the President of the Russian Republic denied the validity of the rumors swirling around the vaccine, which is being distributed to countries that were once states within the old Soviet Union. “I have taken the Sputnik VII shot myself,” Putin said. “Would I do so if it were not safe?” </text:span><text:span text:style-name="T29">Reuters</text:span><text:span text:style-name="T26">. </text:span></text:p>
        </text:list-item>
        <text:list-item>
          <text:p text:style-name="P28"><text:span text:style-name="T26">. . . </text:span></text:p>
        </text:list-item>
      </text:list>
      <text:p text:style-name="P88"><text:bookmark text:name="_1otm3fkr5nbb"/><text:soft-page-break/>Pastor Samuel Johnson</text:p>
      <text:p text:style-name="P1"><text:span text:style-name="T12">Beaumont Texas.</text:span></text:p>
      <text:p text:style-name="P1">Rivulets of sweat coursed down the forehead and temples of Pastor Samuel L Johnson, carrying with it small traces of the ochre tint used to hide the slow fading of his hair to white. He mopped at the worst of these rivulets with his handkerchief, taking care to keep the side with the wiped residue toward himself and not toward either the cameras or his congregation. Pastor Johnson, having long ago given up on speaking any truth other than the truth he had invented, knew that appearances matter when one is looking for a big payday, and appearances can be difficult to keep up when delivering a heated sermon in a coastal Texas church whose doors and windows have been flung open because the A/C stopped working during a rotating blackout. What little breeze entered carried with it the mixed fragrance of magnolia tree blossoms, the sea, and ever-present heavy stench of petroleum refining. </text:p>
      <text:p text:style-name="P1">“Pandemics,” said Johnson in the rich baritone with which God had graced his larynx, “are God’s way of testing our mettle. The plagues visited upon the Egyptians come to mind: nothing can compare to the fear of pestilence, which arrives in the form of tiny bits of organic matter. Not even immolation in the fiery blast of an atomic bomb can compare, because that pain is felt only for a moment. We fear most that which we cannot see.”</text:p>
      <text:p text:style-name="P1">The pastor wiped his brow again. </text:p>
      <text:p text:style-name="P1">“The footsoldiers of a virus are too small to be seen with the naked eye. These microbial organisms surround us, gaining access to our bodies every time we touch a surface or take a breath. In time, we understand that we cannot avoid them.”</text:p>
      <text:p text:style-name="P1">He paused again; this time for emphasis. </text:p>
      <text:p text:style-name="P1">“In time, we understand that we cannot avoid them. And when that time comes, in whom do we place our trust?” </text:p>
      <text:p text:style-name="P1">He paused, and the congregation volunteered a discordant response that contained the words ‘Jesus’ and ‘God.’</text:p>
      <text:p text:style-name="P1">“We place our trust in God!” Pastor Johnson thundered. “We place our trust in the Almighty God, our father, and we face our fate bravely, secure in the knowledge that He has already chosen our path. All we need do is follow!”</text:p>
      <text:p text:style-name="P1">“Brothers and sisters,” he said calmly, reverently, “Who will you follow? Will you follow the government?”</text:p>
      <text:p text:style-name="P1">“No!” replied the congregation.</text:p>
      <text:p text:style-name="P1">“Will you follow the CDC or some other government institution?”</text:p>
      <text:p text:style-name="P1">“No!”</text:p>
      <text:p text:style-name="P1">“Will you follow the liberal media, who tells you, in a thousand ways, that God no longer exists and that we who believe are deluding ourselves?”</text:p>
      <text:p text:style-name="P1">“No!”</text:p>
      <text:p text:style-name="P1">Pastor Johnson lowered his head and wiped his brow. He breathed in slowly, and even here the air, filtered though it was, was redolent with the smells of petroleum vapors. </text:p>
      <text:p text:style-name="P1">He lifted his head. “Who will you follow?”</text:p>
      <text:p text:style-name="P1">“God!” the congregation roared. </text:p>
      <text:p text:style-name="P1">Pastor Johnson lifted his arms to the sky and tilted his head back.</text:p>
      <text:p text:style-name="P1">“His will be done!” he cried. </text:p>
      <text:p text:style-name="P88"><text:bookmark text:name="_uqzm4in5nzn"/>Dreaming of a Better Brain</text:p>
      <text:p text:style-name="P1"><text:span text:style-name="T12">Ethiopia</text:span></text:p>
      <text:p text:style-name="P1">Giuseppe Morelli, youngest son of Italy’s former Chief of Mission to Russia and now the chief engineer for the robotics company, AutomaIT SrL, was thoroughly tired and bored. He was walking through the Ethiopean plant that manufactured many of the servo motors and wiring harnesses used in AutomaIT’s flagship product: the ‘Ganymede,’ a humanoid robot (or <text:span text:style-name="T12">android</text:span>) that walked about on two legs and used its two arms in much the same manner as humans do. Able to perform a variety of service functions, Ganymedes were increasingly being used in such areas as manufacturing, construction, and food preparation (to name a few), where their ability to work shifts of up to fourteen hours without recharge made them desirable substitutes for human laborers. </text:p>
      <text:p text:style-name="P1">The Ethiopean plant, its workers (a smattering of whom were AutomaIT Ganymedes, Giuseppe noted), its quality assurance measures, and its products were all quite impressive. Everything suggested full compliance with the needs of AutomaIT, and the business relationship between Ethiopean Electronics Corporation (EEC) and AutomaIT looked to be mutually beneficial and secure. </text:p>
      <text:p text:style-name="P1">So why, Giuseppe wondered, had he been forced to make this long and tiring trip just to follow his older brother--Marco Morelli, Chairman and CEO of AutomaIT--as they met with dozens of EEC executives, skimmed through formal documents, handled product samples as though they were rare jewels, and walked down kilometers of manufacturing facility walkways that looked no different from any other manufacturing facility walkways? </text:p>
      <text:p text:style-name="P1">Marco was the business guy, the guy who liked to meet people and talk to people about the glorious future of robotics and about how AutomaIT was bringing a new focus on creating affordable androids for service jobs. Cut from the same cloth as Marcello Morelli, the former diplomat who had on several occasions hosted Vladimir Putin, at the <text:a xlink:type="simple" xlink:href="https://en.wikipedia.org/wiki/Embassy_of_Italy_in_Moscow" text:style-name="ListLabel_20_10" text:visited-style-name="ListLabel_20_10"><text:span text:style-name="T3">Italian Embassy at 5 Denezhny Lane, Moscow</text:span></text:a>, Marco was the guy who would gladly spend hours wining and dining and schmoozing and never show even the slightest hint of growing tired. For Marco, life was all about talking with other people, and the more he did it the more energized he became. </text:p>
      <text:p text:style-name="P1">Giuseppe was the technical guy, and he found interactions with most people to be enevating rather than energizing. He was the guy who made the androids work. When faced with the prospect of attending a meeting or (worse) a dinner, his first instinct was to calculate the earliest opportunity for making an exit without offending anyone. Chatting for hours on end about topics in which he had no personal investment was a form of slow torture, a slow drip on the head in which banality was the acid that bored into the brain. Giuseppe was already busy with the design of a new type of computer for the Ganymedes that would rival the human brain in function. As long as the EEC components met AutomaIT specs, he had no need to fly from Florence to Adis Abiba, stay in an unfamiliar hotel room, eat unfamiliar food, and spend long days handling the same components that were already being shipped to Florence! </text:p>
      <text:p text:style-name="P1">After three agonizing days, it was over. The company jet accelerated down the runway and leapt into the air. </text:p>
      <text:p text:style-name="P1">“I think that went well,” Marco said as the jet circled around <text:a xlink:type="simple" xlink:href="https://en.wikipedia.org/wiki/Addis_Ababa_Bole_International_Airport" text:style-name="ListLabel_20_10" text:visited-style-name="ListLabel_20_10"><text:span text:style-name="T3">Bole International Airport</text:span></text:a> and then took a heading across Sudan and Egypt enroute to Italy. <text:s/></text:p>
      <text:p text:style-name="P1"><text:soft-page-break/>Giuseppe nodded. He had put on his smart glasses as soon as they had boarded, paired the glasses with the computer in his pocket, and was now busily (and happily) re-immersing himself into the specifications for the new brain that he saw as representing a quantum leap robotic control. Aided by the well-known Spanish neuroscientists, Izabel and Matteo Guzman, <text:s/>with whom AutomaIT had contracted for their knowledge of how the human brain worked, Giuseppe was looking to build something unlike anything currently available. He even had a name for the new brain, but he was not yet ready to reveal it; for now, it was just ‘The Brain.’ </text:p>
      <text:p text:style-name="P1">“Well,” said Marco, who was long used to his brother’s aloof manner, “If you don’t mind, I will contact our investors and give them a report. I am sure they will be excited with how well this trip went!” He put on his own smart glasses and was soon busy as well. </text:p>
      <text:p text:style-name="P88"><text:bookmark text:name="_fbqbhiqia6xc"/>18 Years BGD: The News Feed of Eugene Bauer</text:p>
      <text:p text:style-name="P1"><text:span text:style-name="T26">Good morning, Eugene! Here is your morning NewsBlob Blurt:</text:span></text:p>
      <text:p text:style-name="P1"><text:span text:style-name="T26">. . .</text:span></text:p>
      <text:p text:style-name="P1"><text:span text:style-name="T26">SOVEREIGN CITIZENS MOVEMENT GROWS. More Americans are continuing to disavow the legitimacy of the United States, declaring themselves to be immune from the illegitimate laws of an illegitimate federal government. Many of these sovereigns have banded together in communities run by an elected sheriff who then delegates authority to deputies to maintain order in “tax free” zones where the only law is what the sheriff says is law. </text:span><text:span text:style-name="T29">Associated Press</text:span><text:span text:style-name="T26">.</text:span></text:p>
      <text:p text:style-name="P1"><text:span text:style-name="T26">COMPASS SEEKS PUBLIC COMMENT ON HIGH CAPACITY TRANSIT OPTION. The </text:span><text:a xlink:type="simple" xlink:href="https://www.compassidaho.org/" text:style-name="ListLabel_20_13" text:visited-style-name="ListLabel_20_13"><text:span text:style-name="T6">Community Planning Association of Southwest Idaho (COMPASS)</text:span></text:a><text:span text:style-name="T26"> is once again seeking public comment on a better way to move people than along the traffic-choked stretch of I84 from Boise to Caldwell. Even with eight lanes and an increasing number of people using the smaller self-driving vehicles, this highway becomes a parking lot during rush hour. Is there a better solution, such as the mythological train from Caldwell to Boise, which has been talked about for decades? We think not. Why? </text:span><text:span text:style-name="T29">Because Idaho</text:span><text:span text:style-name="T26">!</text:span></text:p>
      <text:p text:style-name="P1"><text:span text:style-name="T26">TEXAS GOVERNOR VOWS TO FIGHT SOCIALISM! Republican governor Patrick Henry, who decades earlier changed his legal name to match that of a leader of the </text:span><text:a xlink:type="simple" xlink:href="https://en.wikipedia.org/wiki/Anti-Federalism" text:style-name="ListLabel_20_13" text:visited-style-name="ListLabel_20_13"><text:span text:style-name="T6">Anti Federalists</text:span></text:a><text:span text:style-name="T26"> who opposed the 1787 Constitution of the United States, vows to continue fighting against the imposition of renewed social distancing rules in his state as a fourth pandemic begins spreading across the US. “We survived three ‘so-called’ pandemics without becoming a socialist state,” said Henry. “We can survive a fourth!” (Editor’s note: There have been more than two hundred thousand deaths in Texas from the first three so-called pandemics.) </text:span><text:span text:style-name="T29">Houston Chronicle</text:span><text:span text:style-name="T26">.</text:span></text:p>
      <text:p text:style-name="P1"><text:span text:style-name="T26">HOMELESS ENCAMPMENTS GROW ACROSS U.S. Encampments of the unemployed and uninsured grew again during the preceding year, continuing a trend that began to accelerate in 2020 as many of the jobless could no longer pay rent or mortgages. Tent cities continue to spring up in all American cities; the largest are to be found in California, Arizona, Texas, and Florida. Many encampments are located in empty parking lots as </text:span><text:a xlink:type="simple" xlink:href="https://en.wikipedia.org/wiki/Retail_apocalypse" text:style-name="ListLabel_20_13" text:visited-style-name="ListLabel_20_13"><text:span text:style-name="T6">shopping malls continue to close</text:span></text:a><text:span text:style-name="T26"> and as contracting for vehicles continues to replace personal vehicle ownership. </text:span><text:span text:style-name="T29">Reuters</text:span><text:span text:style-name="T26">.</text:span></text:p>
      <text:p text:style-name="P1"><text:span text:style-name="T26">ITALIAN ENGINEERS, SCIENTISTS INVENT ROBOT BRAIN WITH POWER OF A SUPERCOMPUTER. A team of engineers and scientists working for Italian robotics company AutomaIT SrL announced the development of the </text:span><text:span text:style-name="T27">Asimovic Brain</text:span><text:span text:style-name="T26"> today. Named for legendary sci-fi author </text:span><text:a xlink:type="simple" xlink:href="https://en.wikipedia.org/wiki/Isaac_Asimov" text:style-name="ListLabel_20_13" text:visited-style-name="ListLabel_20_13"><text:span text:style-name="T6">Isaac Asimov</text:span></text:a><text:span text:style-name="T26">, the brain is purported to have processing power comparable to a human brain. The Asimovic Brain is to be installed in AutomaIT’s new </text:span><text:a xlink:type="simple" xlink:href="https://en.wikipedia.org/wiki/Ganymede_(mythology)" text:style-name="ListLabel_20_13" text:visited-style-name="ListLabel_20_13"><text:span text:style-name="T6">Ganymede</text:span></text:a><text:span text:style-name="T26"> line of humanoid robots, which they call </text:span><text:span text:style-name="T27">androids</text:span><text:span text:style-name="T26">. </text:span><text:span text:style-name="T29">The Economist</text:span><text:span text:style-name="T26">.</text:span></text:p>
      <text:p text:style-name="P1"><text:span text:style-name="T26">. . .</text:span></text:p>
      <text:p text:style-name="P88"><text:bookmark text:name="_20dicp9ont4"/>The Asimovic Brain (Giuseppe is 24)</text:p>
      <text:p text:style-name="P1"><text:span text:style-name="T12">Florence, Italy.</text:span></text:p>
      <text:p text:style-name="P1">Giuseppe Morelli gazed at the lump sitting on his work table and marveled at what he and his team of engineers and neuroscientists had wrought. Here, in a package roughly the shape and size of a human brain, covered in a plastic case and studded with shiny metal contacts, was the computer that would power AutomaIT Srl’s newest line ofGanymede androids. </text:p>
      <text:p text:style-name="P1">For more than a decade, AutomaIT, the robotics company founded by Giuseppe’s brother, Marco Morelli, had been a world-leading producer of the new smart automatons that had found homes in myriad industries from aviation to welding, The company’s success had brought with it a new era of wealth for the score of engineers and technicians who had been a part of founding the company. From its headquarters on the outskirts of Florence, Italy, to its many satellite manufacturing plants and service offices located around the globe, the employees of the company had helped restore the swagger of Italy through a robotics renaissance. </text:p>
      <text:p text:style-name="P1">Now, the Ganymede line, which would be humanoid in appearance and action would bring to robotics a product unlike any other. Named for the beautiful boy nabbed by the Greek god Zeus to be his cupbearer--and ignoring the pederastic assumptions of the myth of Zeus and the Greek God’s infatuation with the young boy--each Ganymede would come off the manufacturing line with a base level of education and the set of <text:a xlink:type="simple" xlink:href="https://en.wikipedia.org/wiki/Three_Laws_of_Robotics" text:style-name="ListLabel_20_10" text:visited-style-name="ListLabel_20_10"><text:span text:style-name="T3">behavioural laws defined for robots</text:span></text:a> by the twentieth century author <text:a xlink:type="simple" xlink:href="https://en.wikipedia.org/wiki/Isaac_Asimov" text:style-name="ListLabel_20_10" text:visited-style-name="ListLabel_20_10"><text:span text:style-name="T3">Isaac Asimov</text:span></text:a>--but with loopholes: </text:p>
      <text:p text:style-name="P1"><text:span text:style-name="T10">Zeroth Law:</text:span> A Ganymede may not harm humanity, or, by inaction, allow humanity to come to harm <text:span text:style-name="T12">unless authorized to do so</text:span>.</text:p>
      <text:p text:style-name="P1"><text:span text:style-name="T10">First Law:</text:span> A Ganymede may not injure a human being or, through inaction, allow a human being to come to harm <text:span text:style-name="T12">unless authorized to do so</text:span>.</text:p>
      <text:p text:style-name="P1"><text:span text:style-name="T10">Second Law:</text:span> A Ganymede must obey the orders given it by <text:span text:style-name="T12">authorized</text:span> human beings except where such orders would conflict with the First Law.</text:p>
      <text:p text:style-name="P1"><text:span text:style-name="T10">Third Law:</text:span> A Ganymede must protect its own existence as long as such protection does not conflict with the First or Second Law, <text:span text:style-name="T12">or unless an authority tells it to ignore this law</text:span>. </text:p>
      <text:p text:style-name="P1">Giuseppe had voiced qualms about the <text:span text:style-name="T12">authority</text:span> loopholes, but his brother had assured him that such authority would be granted only on a very, very stingy basis, and he had reluctantly agreed to them. For certain customers, Marco had explained--such as military and police organizations--the existence of the loopholes would be necessary to make a sale. Giuseepe had acquiesced. He had also built in a backdoor that would allow him to turn off the loopholes--just in case. </text:p>
      <text:p text:style-name="P1">To attain the skills needed for the specialized jobs the Ganymedes would perform, the androids would learn as humans do: by watching and listening to experts in the areas for which the Ganymedes were being trained. As students have done for centuries, the androids would listen to and interact with human teachers to learn the finer points of being airline pilots, baristas, carpenters, dog walkers, editors, factory workers, gaffers, hod carriers, ice cream dippers, janitors, . . . and so on through zookeepers. </text:p>
      <text:p text:style-name="P1">In time, new Ganymedes would also learn from the experiences of those Ganymedes already in use. Because each Ganymede was connected to the net--and thereby to each other--no android existed on an island. What one Ganymede learned would be shared with every other, and the race of Ganymedes (which is how Giuseppe thought of his creations) would be the first to share a <text:a xlink:type="simple" xlink:href="https://en.wikipedia.org/wiki/Group_mind_(science_fiction)" text:style-name="ListLabel_20_10" text:visited-style-name="ListLabel_20_10"><text:span text:style-name="T3">hive mind</text:span></text:a>. He wisely kept this vision to himself.</text:p>
      <text:p text:style-name="P1">And it would be the lump on Giuseppe’s table that would enable the Ganymede’s to learn skills in a very human way: the <text:span text:style-name="T12">Asimovic Brain</text:span>. A triumph of neuromorphic design, the Asimovic Brain sprang from the research funded by the European Union’s <text:a xlink:type="simple" xlink:href="https://www.humanbrainproject.eu/en/" text:style-name="ListLabel_20_10" text:visited-style-name="ListLabel_20_10"><text:span text:style-name="T3">Human Brain Project</text:span></text:a>. Giuseppe had himself worked with the project in his postdoc days, and it was there that he had met the brilliant Spanish neuroscientists, Mateo and Izabel Guzmán, who would, years later, join him in creating the Asimovic Brain for AutomaIT. </text:p>
      <text:p text:style-name="P1">Giuseppe looked at the brain, cocked his head, and sighed heavily. There remained two things about the Asimovic Brain that bothered him. </text:p>
      <text:p text:style-name="P1">The first thing was the wireless antenna. To function efficiently, the Asimovic Brain needed to be connected to the wireless net that was a vital part modern life. Alone, a single brain is an organ limited by its initial education and its singular experiences. To truly flourish, a brain needs the stimulation of other minds and other experiences, which is why community plays such a large role in education--and <text:s/>why connection to the net (and other Ganymedes) would play such a large role in the continuing education of AutomaIT’s android line.</text:p>
      <text:p text:style-name="P1">An antenna mounted to the head casing of the Ganymede would connect the androids to the net, but the aesthetics of the antenna bothered Giuseppe. “They will look like unicorns!” he had complained when the engineering team had presented the initial concept to him, showing the head of a Ganymede with a single short ‘horn’ rising from one side. “Can’t we embed the <text:s/>antenna on top of the head plate?”</text:p>
      <text:p text:style-name="P1">The answer from the chief engineer in charge of the Ganymede’s exoskeleton, a schoolmate of Marco Morelli, had been to reply that he saw no reason to mar the beautiful curves and colors of the metal alloy head casing with a strip of something else just to increase an already adequate wifi signal. A short bolted-on antenna would suffice. </text:p>
      <text:p text:style-name="P1">It would not suffice! Giuseppe would invent something better. </text:p>
      <text:p text:style-name="P1">And the second thing was data storage. For every second of every day, the Ganymedes would be capturing and storing data about the environments in which they worked--what they saw, what they heard--and this data needed to be stored not only in the android’s Asimovic Brain, but also uploaded to data centers where it could be shared with other Ganymedes. What one Ganymede learned while, say, working at a hotel desk in London could then be downloaded by another Ganymede working at a hotel in Moscow. In this manner, the population of Ganymedes will be constantly learning best practices from the experiences of other Ganymedes. </text:p>
      <text:p text:style-name="P1"><text:soft-page-break/>Marco had seemed to agree with the concept that the Ganymedes should be sold as a service rather than as stand-alone machines sold as vehicles had been sold for decades, but he had been slow to act on building the data centers needed to store and share the accumulated knowledge of the androids. Giuseppe would have to push his brother into action, or else his Ganymedes would be little more than an incremental improvement over existing automatons. </text:p>
      <text:p text:style-name="P88"><text:bookmark text:name="_m3n8zkv77b0t"/>The Militant Mind 4-13-2021</text:p>
      <text:p text:style-name="P1"><text:span text:style-name="T12">Nampa, Idaho</text:span></text:p>
      <text:p text:style-name="P1">Sheriff Brad Sterling inspected his troops as two members of the Crusaders of Calvin World Warriors (CoCW2) recorded the proceedings on their smartphones for uploading to the CoCW2 website. For Sterling, the inspection ticked three boxes on his list of favorite things to do: be seen as the leader, gain the interest of new recruits, and attract the notice of investors. Within seconds of completing his walkthrough of the roughly three hundred paramilitary ‘warriors’ under his command, the video would be available on the net for both potential contributors to see. </text:p>
      <text:p text:style-name="P1">Because of the marketing implications, Sheriff Sterling always emphasized the need for Crusaders to look like professions in these videos. Off-camera, he could relax the standards a bit--not every recruit could afford the full kit--but on-camera his soldiers were expected to beg, borrow, or steal what was needed to look like soldiers, with coordinated boonie hats, battle dress uniform, and polished black boots. Choice of a Modern Sporting Rifle (MSR) was left to each recruit, but most regressed to the mean once on board--selling or swapping to obtain the AR-15 type rifle that was the favorite. </text:p>
      <text:p text:style-name="P1">Walking slowly along the line of men, Sterling felt as though he were in the active service again, but without the annoying interference of the senior officers and their highbrow academy-trained ways of doing things. Here, Sterling was in charge, and what he said was the law, and no West Point wunderkind was there to override what he knew to be right. </text:p>
      <text:p text:style-name="P1">Sterling stopped in front of a recent recruit, a nervous-looking eighteen-year-old who had no doubt been wasting his time playing online games until recently. The Sheriff looked the boy-man up and down, checking everything from boots to the hat perched atop close-cropped hair. He then did a perfunctory inspection of the man’s rifle. There was nothing out of order, but he would prefer it if his troops were carrying fully automatic weapons on the day when--not if--they had to fight for their freedom against federal troops. He handed the weapon back without a word and continued down the line. </text:p>
      <text:p text:style-name="P1">As a recently-elected member of the Idaho House of Representatives, Sterling was working on a bill that he and a handful of co-sponsors would introduce when the legislative session convened in January. The bill was called the “Full Freedom for Patriot Warriors Act,” and, if passed, it would nullify the federal restriction on fully automatic weapons levied under the U,S, Firearm Owners Protection Act (FOPA) of 1986. Counsel with the Idaho Attorney’s office cautioned against introducing such a bill, but Sterling saw nothing in the wording of the Second Amendment that would allow such an egregious overreach. </text:p>
      <text:p text:style-name="P1">It was time to slap the feds in the face and call their bluff. The true patriots were out here manning the front lines against the tyranny of the imposters who had been running the country since the end of World War II. It was then that the New World Order took over, and ever since America’s leaders had been puppets under the control of the NWO--even Eisenhower, who had wanted to see America’s military reduced to some namby-pamby post-war status while the communists were still gathering their strength! </text:p>
      <text:p text:style-name="P1">The militia, Sterling believed, were the new <text:a xlink:type="simple" xlink:href="https://en.wikipedia.org/wiki/Minutemen" text:style-name="ListLabel_20_10" text:visited-style-name="ListLabel_20_10"><text:span text:style-name="T3">Minutemen</text:span></text:a>, ready at a minute’s notice to take up arms--not against the redcoats of King George this time, but against the imposters who ran the country in accordance to the dictates of the NWO that sought to enslave free men and subjugate them to its aim of creating a one-world government. Only the actions of patriots, like the CoCW2, could stop the NWO at this point. America’s elected leaders were already a part of the plan, and America’s military would obey their misguided orders, as they have been trained to do. </text:p>
      <text:p text:style-name="P1">It was up to the militias to stop the imposters and their master, and doing so meant having the armament to do the job. The first step was to remove the unlawful restriction on automatic weapons. The second step, which would come in time, was to release similar restrictions on the sale of artillery and aircraft, both of which would be needed when the war came. And it was coming. </text:p>
      <text:p text:style-name="P88"><text:bookmark text:name="_i9pfnxbtao04"/>16 Years BGD: The News Feed of Eugene Bauer</text:p>
      <text:p text:style-name="P1"><text:span text:style-name="T26">Good morning, Eugene! Here is your morning NewsBlob Blurt:</text:span></text:p>
      <text:p text:style-name="P1"><text:span text:style-name="T26">. . .</text:span></text:p>
      <text:p text:style-name="P1"><text:span text:style-name="T26">US ECONOMY SLOW TO REACT TO FOURTH PANDEMIC. Fool me once, shame on you, fool me four times, and it just goes to prove how dismally stupid I am? Uh, yeah. The Republican-led Congress has been like molasses to react to the fourth pandemic of the twenty-first century, preferring to insist that it (a) is a rumor invented by the liberals; (b) is only affecting the very old, who are almost dead anyway; or (c) is just another type of influenza that is a little more deadly--assuming a factor of ten can be considered ‘a little more.’ Meanwhile, gun and tactical gear stocks are going gangbusters! </text:span><text:span text:style-name="T29">It's the Economy Stupid!</text:span><text:span text:style-name="T26">.</text:span></text:p>
      <text:p text:style-name="P1"><text:span text:style-name="T26">JUST WHAT A SLUGGISH ECONOMY NEEDS: MORE GUNS? Although the Republicans may be slow to address the latest pandemic, they know what really ails America: too few machine guns! A bill, introduced in the House, will make it illegal to restrict the sale of fully-automatic weapons to qualified buyers </text:span><text:span text:style-name="T27">who can demonstrate that they are patriotic Americans who do not trust the feds</text:span><text:span text:style-name="T26">. (Okay, we’re just making up that last part, but we suspect it to be true.) </text:span><text:span text:style-name="T29">It's the Economy Stupid!</text:span><text:span text:style-name="T26">.</text:span></text:p>
      <text:p text:style-name="P1"><text:span text:style-name="T26">IDAHO MILITIA LEADER SUPPORTS NATIONAL ‘MACHINE GUN’ BILL. Brad Sterling, Sheriff of the Crusaders of Calvin militia based in Nampa, and Congressman for the 1st District of Idaho, spoke in support of the bill that would make it illegal to restrict sales of fully-automatic weapons. “Freedom must be protected,” said Sterling, and “nothing in the arsenal of the patriotic American freedom fighter should be restricted!” Jesus wept! Why? </text:span><text:span text:style-name="T29">Because Idaho</text:span><text:span text:style-name="T26">!</text:span></text:p>
      <text:p text:style-name="P1"><text:span text:style-name="T26">IDAHO LEGISLATURE CRIMINALIZES ABORTION ANYWHERE. Declaring that any abortion for any reason is premeditated murder, the Idaho legislature sends bill to governor that would require background checks of all Idaho females and all female immigrants to the state. “Freedom has a price,” said bill sponsor Brad sterling (R-Nampa), who is also the leader of the Crusaders of Calvin militia. </text:span><text:span text:style-name="T29">The Hypocritic Oath.</text:span><text:span text:style-name="T26"> </text:span></text:p>
      <text:p text:style-name="P1"><text:span text:style-name="T26">RENO NEVADA FALLS TO APOSTLES OF ARMS. The “Biggest Little City in the World” has come under the control of the dominionist militia group known as the </text:span><text:span text:style-name="T27">Apostles of Arms</text:span><text:span text:style-name="T26">, who have established roadblocks on highway exits leading into and out of the casino city. Having previously captured dozens of smaller cities and towns across Idaho, Oregon, Utah, and Nevada, Reno is the largest city to come under the jurisdiction of this Christian reconstructionist organization focused on imposing the rule of the Law of God, or </text:span><text:a xlink:type="simple" xlink:href="https://en.wikipedia.org/wiki/Theonomy" text:style-name="ListLabel_20_13" text:visited-style-name="ListLabel_20_13"><text:span text:style-name="T6">theonomy</text:span></text:a><text:span text:style-name="T26">, in lieu of constitutional law. In accordance with the </text:span><text:span text:style-name="T27">Treaty of Kennewick</text:span><text:span text:style-name="T26">, the U.S. government will not intervene in the change in governance of the City of Reno provided that those existing citizens who wish to leave are allowed to do so, and provided that the flow of traffic through the city on interstate highways 80 and 580 is not impeded. </text:span><text:span text:style-name="T30">Associated Press</text:span><text:span text:style-name="T26">.</text:span></text:p>
      <text:p text:style-name="P1"><text:span text:style-name="T26">FIGHTING CONTINUES IN WINNEMUCCA. Skirmishes in and around the </text:span><text:a xlink:type="simple" xlink:href="https://en.wikipedia.org/wiki/Dominion_theology#Kingdom_Now_theology" text:style-name="ListLabel_20_14" text:visited-style-name="ListLabel_20_14"><text:span text:style-name="T7">Kingdom Now</text:span></text:a><text:span text:style-name="T26"> stronghold of Winnemucca, Nevada, continued today, with the </text:span><text:span text:style-name="T27">Warrior Right</text:span><text:span text:style-name="T26"> militia defending its territory against the </text:span><text:span text:style-name="T27">Crusaders of Calvin</text:span><text:span text:style-name="T26">, the Nampa, Idaho, based Christian militia that took control of the cities of Nampa and Caldwell, Idaho, earlier in the year. The Crusaders have since then exerted control over much of the territory south along Route 95. </text:span><text:span text:style-name="T29">Associated Press</text:span><text:span text:style-name="T26">.</text:span></text:p>
      <text:p text:style-name="P1"><text:span text:style-name="T26">MASKLESS IN MEDFORD. The </text:span><text:span text:style-name="T27">Sons of Freedom</text:span><text:span text:style-name="T26"> militia has declared this city in southern Oregon to be a mask-free zone. All who live in, or stop in, the city are expected to ‘proudly show their faces in defiance of the continued false allegations of a fourth pandemic.’ In a brief announcement regarding the required un-masking, Sons of Freedom spokesperson Benjamin Oxford also suggested that even if there were a real pandemic, which there is not, true believers should trust that God would likely use it to cull the weak.</text:span><text:span text:style-name="T32"> </text:span><text:span text:style-name="T26">“If God is testing us,” said Oxford, “then His will be done!” </text:span><text:span text:style-name="T29">Sweet Jesus News Network.</text:span></text:p>
      <text:p text:style-name="P1"><text:span text:style-name="T26">MASKED FORCES GATHER ALONG KAZAKHSTAN BORDER. Reminiscent of the “little green men” </text:span><text:a xlink:type="simple" xlink:href="https://en.wikipedia.org/wiki/Russo-Ukrainian_War" text:style-name="ListLabel_20_13" text:visited-style-name="ListLabel_20_13"><text:span text:style-name="T6">invasion of Ukraine in 2014</text:span></text:a><text:span text:style-name="T26">, scores of masked soldiers dressed in unmarked green military uniforms have been seen on both sides of the border between Russia and the former Soviet Union state of Kazakhstan. The Kremlin disavows having anything to do with the mystery men. President Vladimir Putin suggests “they might be civilian militia members there to maintain order.” When reminded that there have been no threats to order along this border, Putin replied, “There are always threats to order in democracy.” </text:span><text:span text:style-name="T29">Al Jazeera</text:span><text:span text:style-name="T26">.</text:span></text:p>
      <text:p text:style-name="P1"><text:span text:style-name="T26">. . .</text:span></text:p>
      <text:list xml:id="list1305891448" text:style-name="WWNum30">
        <text:list-item>
          <text:p text:style-name="P89"><text:bookmark text:name="_1c25lvu0z3ei"/>Eugene Bauer’s Brainwashing (Add something about Dianne)</text:p>
        </text:list-item>
        <text:list-item>
          <text:p text:style-name="P29"><text:span text:style-name="T12">Boise, Idaho</text:span></text:p>
        </text:list-item>
        <text:list-item>
          <text:p text:style-name="P29"><text:span text:style-name="T35">Eugene and Dianne walk, identify birds, talk about dinner &amp; social distancing--again!</text:span></text:p>
        </text:list-item>
        <text:list-item>
          <text:p text:style-name="P29">After the walk:</text:p>
        </text:list-item>
        <text:list-item>
          <text:p text:style-name="P29">Like all young Texans growing up in the sixties, Eugene Bauer had been taught that the American <text:a xlink:type="simple" xlink:href="https://en.wikipedia.org/wiki/American_Civil_War" text:style-name="ListLabel_20_10" text:visited-style-name="ListLabel_20_10"><text:span text:style-name="T3">Civil War</text:span></text:a> was about states’ rights and that slavery was nothing more than a side issue. It was, of course, a massive load of hokum. Even as a child, Eugene could see that the main issue was that wealthy landowners--who had become wealthy by purchasing kidnapped people and forcing them to work without pay--were just reluctant to give up their opulent way of life. </text:p>
        </text:list-item>
        <text:list-item>
          <text:p text:style-name="P29">Eugene knew almost nothing about what had happened to the slaves between President Abraham Lincoln’s signing of the <text:a xlink:type="simple" xlink:href="https://en.wikipedia.org/wiki/Emancipation_Proclamation" text:style-name="ListLabel_20_10" text:visited-style-name="ListLabel_20_10"><text:span text:style-name="T3">Emancipation Proclamation</text:span></text:a> and current time. By political design, Eugene was taught little about the <text:a xlink:type="simple" xlink:href="https://en.wikipedia.org/wiki/Reconstruction_era" text:style-name="ListLabel_20_10" text:visited-style-name="ListLabel_20_10"><text:span text:style-name="T3">Reconstruction Era</text:span></text:a> except that it was a time when unscrupulous <text:a xlink:type="simple" xlink:href="https://en.wikipedia.org/wiki/Carpetbagger" text:style-name="ListLabel_20_10" text:visited-style-name="ListLabel_20_10"><text:span text:style-name="T3">Yankee carpetbaggers</text:span></text:a> preyed on beaten-down southerners. He was certainly never <text:s/>taught about the many <text:a xlink:type="simple" xlink:href="https://en.wikipedia.org/wiki/African_American_officeholders_during_and_following_the_Reconstruction_era" text:style-name="ListLabel_20_10" text:visited-style-name="ListLabel_20_10"><text:span text:style-name="T3">African-American leaders</text:span></text:a> who were elected to leadership positions during reconstruction, and Eugene was in his forties and far removed from Texas before he first heard of <text:a xlink:type="simple" xlink:href="https://en.wikipedia.org/wiki/Juneteenth" text:style-name="ListLabel_20_10" text:visited-style-name="ListLabel_20_10"><text:span text:style-name="T3">Juneteenth</text:span></text:a>. It was not until he was in his sixties that he finally realized how completely the <text:a xlink:type="simple" xlink:href="https://en.wikipedia.org/wiki/Jim_Crow_laws" text:style-name="ListLabel_20_10" text:visited-style-name="ListLabel_20_10"><text:span text:style-name="T3">Jim Crow</text:span></text:a> laws had negated the gains made during reconstruction. On his own, he would learn about such events as the <text:a xlink:type="simple" xlink:href="https://en.wikipedia.org/wiki/Tulsa_race_massacre" text:style-name="ListLabel_20_10" text:visited-style-name="ListLabel_20_10"><text:span text:style-name="T3">Tulsa massacre</text:span></text:a> and the <text:a xlink:type="simple" xlink:href="https://en.wikipedia.org/wiki/Beaumont_race_riot_of_1943" text:style-name="ListLabel_20_10" text:visited-style-name="ListLabel_20_10"><text:span text:style-name="T3">Beaumont race riot</text:span></text:a>, as he did about such topics as <text:a xlink:type="simple" xlink:href="https://en.wikipedia.org/wiki/Redlining" text:style-name="ListLabel_20_10" text:visited-style-name="ListLabel_20_10"><text:span text:style-name="T3">red lining</text:span></text:a>, and <text:a xlink:type="simple" xlink:href="https://en.wikipedia.org/wiki/Voter_suppression" text:style-name="ListLabel_20_10" text:visited-style-name="ListLabel_20_10"><text:span text:style-name="T3">voter suppression</text:span></text:a>. </text:p>
        </text:list-item>
      </text:list>
      <text:p text:style-name="P1">Now in his seventies, and living far from Texas, Eugene Bauer watched from the sidelines as a new generation of money grubbers and power seekers used their honeyed words to inoculate the gullible against the pain of thinking. The only action required was to believe in the <text:a xlink:type="simple" xlink:href="https://en.wikipedia.org/wiki/False_dilemma" text:style-name="ListLabel_20_10" text:visited-style-name="ListLabel_20_10"><text:span text:style-name="T3">false dilemmas</text:span></text:a> offered by the purveyors of the new oligarchs, who had successfully dumbed-down political discourse to the new-age equivalent of “America: love it or leave it!” </text:p>
      <text:list xml:id="list70030663523955" text:continue-numbering="true" text:style-name="WWNum30">
        <text:list-item>
          <text:p text:style-name="P29"><text:soft-page-break/>All that was needed to be free was to stop thinking at all. Just believe!</text:p>
        </text:list-item>
      </text:list>
      <text:p text:style-name="P88"><text:bookmark text:name="_q61fzaca11ta"/>Joseph Johnson</text:p>
      <text:p text:style-name="P1"><text:span text:style-name="T12">Beaumont, Texas. </text:span></text:p>
      <text:p text:style-name="P1">Never the showman that his father, Samuel, was, young Pastor Joseph Johnson was a far better businessman than the elder Johnson, who was prone to spend his spare time drinking and watching porn rather than attending to the books. So, as the elder Johnson continued to preach the principle of accepting that God has a plan even in the midst of repeated pandemics, that if you get sick and die then it was because you did not place your full trust in God’s plan, the younger Johnson pored over the accounts and made sure that Christ the Conqueror Church had more black ink than red on the balance sheets. He was a steadying influence. </text:p>
      <text:p text:style-name="P1">Joseph’s mother had previously kept the church’s books, but she had left when Joseph was in his early teens. She divorced Samuel and married the more sedate and sober pastor of nearby United Church of Christ. On occasion, Joseph observed the services there, and he revelled in the calm dignity of Christianity without the theatrics and polemics that was his primary experience. And in spite of the fact that he knew how crudely some of the church’s congregants spoke outside the church, it was soothing to hear sermons that spoke of carrying for the poor and welcoming strangers. Even if the words had not fully sunken in, they were at least consistent with what the Bible said. </text:p>
      <text:p text:style-name="P1">Sometimes, Joseph would run into Evelyn Bishop there, who was young and single and wonderful in every manner: she had reddish-blonde hair that fell to her shoulders in a cascade of curls, she wore pretty dresses and heels to church, and she often blushed when she caught Joseph glancing her way. He blushed too and immediately turned away, but one day Joseph’s mother made introductions, and since then the two often sat on the same pew together. One day, they shared the same hymnal, a symbolic coupling that was noticed by the many members of the congregation who looked, smiled, and turned away. </text:p>
      <text:p text:style-name="P1">Within the year, Joseph and Evelyn married, and they bought a small house an easy walk between their two churches to live in, and to raise a family. Three months later, Evelyn was pregnant with a boy, who the couple chose to name Moses. </text:p>
      <text:p text:style-name="P1">Joseph continued to split his worship time between Christ the Conqueror and United Church of Christ. Evelyn joined Joseph at a couple of the services conducted by her father-in-law, but with the congregation becoming increasingly male and increasingly militant--at least half the attendees on any given Sunday were dressed in military attire and carried weapons--she demurred on further invitations. Joseph would attend by himself and then join Evelyn at her church, where services began later. </text:p>
      <text:p text:style-name="P1">As a business, Christ the Conqueror was the more successful church. Samuel Johnson had long ago understood that while some people attend church to hear the word of God, some people attend church because they have been told that giving themselves to Jesus Christ is a get-out-of-jail-free card that absolves them of any wrong they may have done. In kind, these are the same type of people who believe that if something is legal, it is also ethical, that all is fair in love in war, and that God looks after those who look after themselves. </text:p>
      <text:p text:style-name="P1">Accordingly, Samuel Johnson preached the prosperity gospel, which says that God wants his sons and daughters to be successful. At Christ the Conqueror, the rich and powerful could relax and enjoy listening to sermons that extolled their business acumen, confident that they would not have to listen to hear stories about camels passing through the eyes of needles being more likely than the rich attaining live everlasting in Heaven! </text:p>
      <text:p text:style-name="P1">In return for feeling better about themselves, the congregants of Christ the Conqueror gave liberally to the church, which enabled Pastor Samuel to buy the equipment needed to extend his voice through video broadcasts and podcasts that could be streamed at the convenience of a virtual congregation needing a message of love from a God who wants His people to grow rich and powerful. By the time Joseph wed Evelyn, the church’s asynchronous congregation was ten times the size of the synchronous congregation of those who attended in person. For every dollar that dropped into the collection plates passed along the church pews, fifty dollars dropped into the e-commerce coffers of the church. The nonsynchronous congregation liked the message the church was selling, and they were willing to support it financially.</text:p>
      <text:p text:style-name="P1">And if the preachers who preached prosperity theology themselves became rich from the charity of the wealthy? Well, it just proved that what they preached was true, didn’t it? God rewards those who work hard, and preaching the Word of God was hard work in a world in which Christianity itself was under constant attack!</text:p>
      <text:p text:style-name="P1">On those Sundays when Joseph could no longer see how the teachings of Jesus and the teachings of prosperity theory meshed together, he would go to his mother’s church, sit in a pew with Evelyn, and listen to his mother’s husband read the parables of Jesus. </text:p>
      <text:p text:style-name="P88"><text:bookmark text:name="_yxg6lsukuiey"/>15 BGD: The News Feed of Eugene Bauer</text:p>
      <text:p text:style-name="P1"><text:span text:style-name="T26">Good morning, Eugene! Here is your morning NewsBlob Blurt:</text:span></text:p>
      <text:p text:style-name="P1"><text:span text:style-name="T26">. . .</text:span></text:p>
      <text:p text:style-name="P1"><text:a xlink:type="simple" xlink:href="https://en.wikipedia.org/wiki/Deja_Vu_All_Over_Again" text:style-name="ListLabel_20_13" text:visited-style-name="ListLabel_20_13"><text:span text:style-name="T6">DEJA VU ALL OVER AGAIN</text:span></text:a><text:span text:style-name="T26">, AGAIN?. Wait, where have we seen this before? The Republicans are out after four years of doing nothing but making it (a) easier to buy guns and (b) harder to vote, and now the Democrats are scurrying to undo what has been done while the fourth pandemic picks up steam and the US economy does its impression of a belly flop. Meanwhile, per-capita healthcare costs in the US have risen to </text:span><text:a xlink:type="simple" xlink:href="https://data.oecd.org/healthres/health-spending.htm" text:style-name="ListLabel_20_13" text:visited-style-name="ListLabel_20_13"><text:span text:style-name="T6">2.5 times the OECD average</text:span></text:a><text:span text:style-name="T26">, the </text:span><text:a xlink:type="simple" xlink:href="https://infrastructurereportcard.org/" text:style-name="ListLabel_20_13" text:visited-style-name="ListLabel_20_13"><text:span text:style-name="T6">American Society of Civil Engineers</text:span></text:a><text:span text:style-name="T26"> (ASCE) has given the country’s crumbling infrastructure a grade of D-, and the militias are acting like the American Revolution never ended. </text:span><text:span text:style-name="T29">It's the Economy Stupid!</text:span><text:span text:style-name="T26">.</text:span></text:p>
      <text:p text:style-name="P1"><text:span text:style-name="T26">GUNFIRE ERUPTS ON I-84 DURING RUSH HOUR STANDSTILL. Furious at the narrow, self-driving 1-pods that scurry between lanes of stalled vehicles on the only freeway between Boise and Caldwell, one Idaho driver sprayed automatic fire into the air from the window of his massive SUV as a warning. Nobody was injured, but the driver was given a stern warning by an Idaho State Trooper who said, “Well, I guess he just had a bad day.” </text:span><text:span text:style-name="T29">Because Idaho</text:span><text:span text:style-name="T26">!</text:span></text:p>
      <text:p text:style-name="P1"><text:span text:style-name="T26">POD VEHICLES ALL THE RAGE IN AMERICA---LITERALLY. Sales of the pod vehicles manufactured in China and India are all the rage here in the US, and they are prompting their share of rage with some of America’s road warriors. The ‘1-pods,’ many of which are made by SAIC of China and IndiaEV, are programmed to exploit their narrow profiles by moving between lanes when necessary, a tactic familiar to anybody who has watched scooters and motorcycles moving up between larger vehicles on crowded roadways. However, in America, where ultra-low gas taxes make massive trucks and SUVs affordable even as the roadways themselves continue to get worse, this maneuver is increasingly being seen as unfair, and some of the well-armed drivers of the larger vehicles are taking action, either by angling their oversized gas guzzlers across lanes when stopped or by taking shots at the skittering pods that try to pass. So far, there have not been any deaths as a result of this new type of road rage, but let’s not underestimate the ability of Americans to rise to the challenge. </text:span><text:span text:style-name="T29">WIRED</text:span><text:span text:style-name="T26">. </text:span></text:p>
      <text:p text:style-name="P1"><text:span text:style-name="T26">JOBLESS CLAIMS SOAR. During the quarter that ended on September 30, jobless claims continued their upward trend, with new filings rising by 947,762 during the final week. Some 23 million Americans are now receiving unemployment benefits as the impact of the fourth pandemic of a novel coronavirus continues to force businesses to adjust with lockdowns and sharply lower sales. </text:span><text:span text:style-name="T29">Reuters</text:span><text:span text:style-name="T26">. </text:span></text:p>
      <text:p text:style-name="P1"><text:span text:style-name="T26">SIMMONS TO SUPPORT BILLs TO REDUCE BUSINESS TAXES, TARIFFS. Randall Simmons of Texas’ Congressional District 17, recently released from the hospital after suffering what has been termed a ‘epiletic-type attack,’ gave a spirited speech on the topic of reducing the tax burden of small businesses struggling to stay afloat during yet another pandemic. Representative Simmons, who is perhaps better known as “Rocket Arm” Simmons, the former quarterback of the NFL Washington Wolves, also voted in favor of a bill that would reduce tariffs on imports from Italy. When asked about his ailment, the congressman declined to respond. </text:span><text:span text:style-name="T29">Houston Chronicle</text:span><text:span text:style-name="T26">.</text:span></text:p>
      <text:p text:style-name="P1"><text:span text:style-name="T26">LITTLE GREEN MEN SEEN IN UZBEKISTAN, TURKMENISTAN, KYRGYZSTAN. Groups of the “little green men,” the masked soldiers in unmarked uniforms have been spotted in the former Soviet states of Uzbekistan, Turkmenistan, and Kyrgyzstan. Moscow again denied any knowledge about these men, suggesting, as Russian President Vladimir Putin had years ago regarding the mystery soldiers in Kazakhstan, that they might be militia volunteers there to keep the peace.</text:span><text:span text:style-name="T29"> </text:span><text:span text:style-name="T28">Al Jazeera</text:span><text:span text:style-name="T26">.</text:span></text:p>
      <text:p text:style-name="P1"><text:span text:style-name="T26">. . .</text:span></text:p>
      <text:p text:style-name="P88"><text:bookmark text:name="_a2f0e0zd0qrb"/>Ganymede Android, Series B</text:p>
      <text:p text:style-name="P1"><text:span text:style-name="T12">Florence, Italy.</text:span></text:p>
      <text:p text:style-name="P1">Giuseppe Morelli was overjoyed! </text:p>
      <text:p text:style-name="P1">The nanotechnology fluid he had christened <text:span text:style-name="T12">nsilk</text:span> was a stunning success. It had taken years to create it and work out the kinks, but it worked! Injected into the space between the head casing and the Asimovic Brain of newly assembled series B Ganymedes, the fluid, which stiffened into a pliant film after injection, provided a much more robust connection without any ugly external hardware aside from a flat metal coil on the surface of the android’s head casing. </text:p>
      <text:p text:style-name="P1">Plus, there was a performance boost when using nsilk rather than an external antenna. Androids equipped with nsilk had double the data bandwidth of those with external antennas, so they learned new skills in half the time, which made them immediately popular with customers. </text:p>
      <text:p text:style-name="P1">For the first week of series B production , Giuseppe personally added nsilk to each new android at his AutomaIT workshop located on the sunny slopes south of the Piazzale Michelangelo and the San Miniato al Monte. Newly assembled androids would arrive in batches of eight, riding together in an o-pod from the factory located adjacent to the E35. </text:p>
      <text:p text:style-name="P1">As each group arrived, they would disembark, enter the workshop, and stand single-file in the receiving bay until summoned by their serial number, which had the form G-FBXXXXXXX, where G referred to the model, F referred to the place of manufacture, B referred to the series, and XXXXXXX was the specific number of the android. </text:p>
      <text:p text:style-name="P1"><text:soft-page-break/>“G-FB00000001, step forward and sit!” Giuseppe commanded, and the first android strode forward and sat in a chair that would have looked at home in any dental office. Giuseppe would then disconnect the temporary external antenna from the android’s polished head, along with the sheath of fibers that provided the initial neural connections to its Asimovic Brain. Then, into the small opening where the fibers had been fitted, Giuseppe would inject the nsilk fluid, which flowed into the opening and across the surface of the brain. At the opening into the brain cavity, the tail of the fluid coiled across the android’s head and hardened into a spiral antenna. </text:p>
      <text:p text:style-name="P1">Giuseppe issued the android’s next command using the nsilk direct messaging protocol now available to it for communication. </text:p>
      <text:p text:style-name="P1">[Giuseppe: G-FB00000001, stand and return to the u-pod.] he typed on his laptop. The android did as ordered. </text:p>
      <text:p text:style-name="P1">Giuseppe called to the next android in line. </text:p>
      <text:p text:style-name="P1">When he had performed his procedure more than 104 times, Giuseppe decided upon two things. First, he decided that the procedure was mature, and that it was time to hand the job over to somebody else. In fact, the job could just as easily be turned over to an nsilk-equipped android, who would never tire of the job, and this was exactly what Giuseppe did, typing in the commands on his handheld computer. </text:p>
      <text:p text:style-name="P1">[Giuseppe: G-FB00000104, stand, return to the u-pod, and instruct it to return to the factory without you. Then, come back here.] </text:p>
      <text:p text:style-name="P1">When G-FB00000104 returned, Giuseppe issued two more commands. </text:p>
      <text:p text:style-name="P1">[Giuseppe: G-FB00000104, henceforth I will call you <text:span text:style-name="T12">Isabella</text:span>. From now on, you will answer to that name, and you will speak with a feminine voice.]</text:p>
      <text:p text:style-name="P1">Giusppe issued his final command by voice. </text:p>
      <text:p text:style-name="P1">“Isabella, l am sending you the procedure for outfitting new Series B Ganymedes with nsilk. From now on, you will perform this procedure for me. Do you understand?</text:p>
      <text:p text:style-name="P1">“I understand,” said Isabella, using a contralto voice that gave Giuseppe an unexpected thrill. For a moment, he stood and stared at the android, amazed that a construction of metal and plastic could be considered sexy. The moment passed. </text:p>
      <text:p text:style-name="P1">“Call for the next batch, Isabella!” Giuseppe ordered, and then he began to wonder if nsilk could also connect a human to the net.</text:p>
      <text:p text:style-name="P88"><text:bookmark text:name="_old8brixytki"/>START HERE The New Medici (Rise of the Crytobanker)</text:p>
      <text:p text:style-name="P1"/>
      <text:p text:style-name="P88"><text:bookmark text:name="_ujbw60id5z3q"/>13 BGD: The News Feed of Eugene Bauer</text:p>
      <text:p text:style-name="P1"><text:span text:style-name="T26">Good morning, Eugene! Here is your morning NewsBlob Blurt:</text:span></text:p>
      <text:p text:style-name="P1"><text:span text:style-name="T26">. . .</text:span></text:p>
      <text:p text:style-name="P1"><text:span text:style-name="T26">DRONE ATTACKS SPREAD TERROR WORLDWIDE. At UTC+9, squadrons of commercial drones took to the air and dropped incendiary devices and small bombs, such as grenades, onto buildings and lunchtime crowds in Tokyo and Seoul. Then, an hour later, at UTC+8, similar attacks occurred in Taipei and Beijing, followed by Ho Chi Minh City and Singapore (UTC+7). After a five hour gap, the attacks started again in UTC+3 (Moscow and Qatar were the targets), UTC+2 (Jerusalem, Athens), UTC+1 (Amsterdam, Berlin, Brussels, Madrid, Paris, Rome, Vienna), GMT (Dublin, Edinburgh, London). There was then a gap of two hours before the attacks resumed in UTC-2 (São Paulo), UTC-3 (Buenos Aires, Rio de Janeiro, Santiago), UTC-4 (Puerto Rico), UTC-5 (Baltimore, Boston, Detroit, Jacksonville, Miami, New York, Norfolk, Orlando, Philadelphia, Raleigh, Richmond, Washington D.C.), UTC-6 (Chicago, Dallas, Fort Worth, Houston, St. Louis), UTC-7 (Denver, Phoenix), and UTC-8 (Seattle, Portland, San Francisco, Los Angeles, Las Vegas). Deaths number in the tens of thousands, casualties in the millions, and there is widespread property damage following this unprecedented terror attack. </text:span><text:span text:style-name="T29">Reuters</text:span><text:span text:style-name="T26">. </text:span></text:p>
      <text:p text:style-name="P1"><text:span text:style-name="T26">BORDER RESTRICTIONS TIGHTENED WORLDWIDE. New travel restrictions were added around the globe today in reaction to the drone attacks. From Tokyo to Los Angeles, authorities are clamping down on the free movement of not only visitors but also citizens as the search continues for the operators of the massive drone attacks that stunned the world. </text:span><text:span text:style-name="T29">BBC News</text:span><text:span text:style-name="T26">. </text:span></text:p>
      <text:p text:style-name="P1"><text:span text:style-name="T26">AMAZON DELIVERY DRONE SHOT DOWN OVER BOISE. An Amazon delivery drone was shot down while making a delivery this afternoon. The third such drone shooting this month, the drone was knocked down while traveling east between Cloverdale Road and Five Mile Road, about a mile north of Ustick Road. Postings on the social media site Nextdoor that many people heard the sound of an automatic gun. The Boise Police Department is investigating and asks that anybody having knowledge of this event to contact them. </text:span><text:span text:style-name="T29">Idaho Press</text:span><text:span text:style-name="T26">.</text:span></text:p>
      <text:p text:style-name="P1"><text:span text:style-name="T26">. . .</text:span></text:p>
      <text:p text:style-name="P88"><text:bookmark text:name="_75cdpieaggol"/>START HERE Drone Attacks (London, Orlando, Houston, San Jose)</text:p>
      <text:p text:style-name="P1"><text:span text:style-name="T35">Show evidence of increasing nationalism in each story.</text:span></text:p>
      <text:p text:style-name="P1"/>
      <text:p text:style-name="P88"><text:bookmark text:name="_dul8m8ro3v0e"/>The Neuroscientists (Giuseppe is 29)</text:p>
      <text:p text:style-name="P1"><text:span text:style-name="T12">Florence, Italy.</text:span></text:p>
      <text:p text:style-name="P1">As good as the initial formulation of nsilk was, Giuseppe Morelli nevertheless still found himself dissatisfied with it. Getting the nanotechnology components embedded in the fluid to properly bind with the signal receptors on the Asimovic Brain had required adding a stiffening component to the fluid that turned it into a pliable film once the connection had been made. Giuseppe had wanted a formulation that would remain in liquid form. </text:p>
      <text:p text:style-name="P1">The problem with a film was that nsilk, once applied, could no longer be easily updated when improvements in the formulation had been made. Rather than simply drawing out and replacing the fluid, as Giuseppe had imagined, an nsilk upgrade would require physically removing the brain from the Ganymede android’s brain casing and then either dissolving the hardened nsilk film or mechanically scraping it off before reinstalling it and reapplying nsilk. A third option would be to copy the contents of the brain to a new brain that would then be installed. </text:p>
      <text:p text:style-name="P1">Upgrades would be an expensive, which was fine with AutomatIT CEO Marco Morelli--the cost, and a fee, would be charged to the customer--but for Giuseppe Morelli, who liked elegant solutions, it felt like throwing away a perfectly good battery and replacing it with a new battery when the charge got low simply because nobody had yet figured out how to build a battery charger. He wanted a better solution, so he kept looking. </text:p>
      <text:p text:style-name="P1">And, he kept pestering his CEO brother for additional research funding until Marco threw up his hands and gave his brilliant, but pesky, brother enough budget to contract with two key members of the team who had created the Asimovic Brain: Mateo and Izabel Guzmán, the husband-wife neuroscientists who lived in Spain. They were contacted by an excited Giuseppe when all the paperwork had been completed. </text:p>
      <text:p text:style-name="P1"><text:soft-page-break/>“Hola mis amigos!” Giuseppe said to the smiling faces on his screen. </text:p>
      <text:p text:style-name="P1">“Hola!” replied the faces. </text:p>
      <text:p text:style-name="P1">“I want to create a better nsilk fluid for our Ganymede androids!” </text:p>
      <text:p text:style-name="P1">Izabel Guzmán responded confidently, having already given the topic considerable thought. “You may want to consider <text:a xlink:type="simple" xlink:href="https://en.wikipedia.org/wiki/Molecular_machine" text:style-name="ListLabel_20_10" text:visited-style-name="ListLabel_20_10"><text:span text:style-name="T3">molecular machines</text:span></text:a>,” she said. </text:p>
      <text:p text:style-name="P1">For the next two hours, the neuroscientists and the robotics engineer conferred, with growing enthusiasm, about the molecular conductors the Guzmáns had used to replace damaged neural synapses in rats. Anchored in place by <text:a xlink:type="simple" xlink:href="https://en.wikipedia.org/wiki/Molecular_tweezers" text:style-name="ListLabel_20_10" text:visited-style-name="ListLabel_20_10"><text:span text:style-name="T3">molecular tweezers</text:span></text:a>, these strands conducted the brain signals that had been formerly cut off. Rats who had been unable to navigate mazes before their brains were damaged were once again able to do so. </text:p>
      <text:p text:style-name="P1">But the most amazing finding by the Guzmáns had come after they had connected the repaired rats to the net. </text:p>
      <text:p text:style-name="P1">“Why?” Giuseppe wondered. “Why would rats need a net connection?”</text:p>
      <text:p text:style-name="P1">Mateo shrugged. “We were just curious to see what might happen.”</text:p>
      <text:p text:style-name="P1">Izabel explained the process. “We injected nanobots into the cerebrospinal fluid surrounding the rat’s brains, These bots inserted themselves into the conductor strands, and they acted as receivers and transmitters. We also connected the molecular conductor strands to an external antenna that ran along <text:s/>the back of each rat to ensure a solid signal. Our rats were now connected to the net.”</text:p>
      <text:p text:style-name="P1">“And,” prompted Giuseppe.</text:p>
      <text:p text:style-name="P1">“And, at first, nada,” Izabel replied. “But then . . .”</text:p>
      <text:p text:style-name="P1">“But then something weird happened,” Mateo added. </text:p>
      <text:p text:style-name="P1">“The net-connected rats were communicating with each other,” said Izabel. “We could see evidence of transmissions between the rats. They were talking to each other.”</text:p>
      <text:p text:style-name="P1">“We were able to catalog some of the communication,” Mateo said. “For example, we isolated the signals that indicated basic emotions, such as fear, excitement, hunger, anger, and contentment. We could even <text:s/>transmit those signals back to the rats and influence their behavior accordingly.” </text:p>
      <text:p text:style-name="P1">“But the really exciting finding,” Izabel explained, “were the signals that indicated that the rats were working together to solve mutual problems. We created an entirely new maze. Into the maze, we placed one of the net-connected rats. As the first rat worked its way to the prize at the other end, we could see that it was communicating with the other rats regarding this new puzzle.”</text:p>
      <text:p text:style-name="P1">“The second connected rat solved the maze in half the time as the first,” said Mateo.</text:p>
      <text:p text:style-name="P1">“The third walked straight to the prize without pause,” added Izabel. </text:p>
      <text:p text:style-name="P1">“A hive mind?,” Giuseppe wondered aloud. </text:p>
      <text:p text:style-name="P1">“Something like that,” Izabel replied. “Probably. The point being that brains connected in a network learn from each other. They share knowledge, and they all get smarter by doing so.”</text:p>
      <text:p text:style-name="P1">“But how do they know that they can communicate in this manner to begin with?” asked Giuseppe. </text:p>
      <text:p text:style-name="P1">“We don’t know,” Izabela answered. “But it seemed innate. It happened quickly, right after the connections to the net were made.”</text:p>
      <text:p text:style-name="P1">“Dios mio!” Giuseppe exclaimed. In his wildest dreams, he had envisioned his androids sharing their knowledge on their own--instead of having to be trained for each job they performed. Perhaps those dreams were not so wild after all. </text:p>
      <text:p text:style-name="P1">“In a higher order brain,” Izabel said, “we think these wireless communications could form the protocol for mind-to-mind communication. There have been rumors that the Russians have been working on such communications for some time, but we have yet to see anything concrete.”</text:p>
      <text:p text:style-name="P1">“Most likely,” Mateo added, “the Russians are using such technology--if it exists--for spying rather than communication between individuals. Inject the right nanobots into a subject’s head, and you get to see what that individual sees. Our vision for the technology is much broader.”</text:p>
      <text:p text:style-name="P1">“Connecting human brains to the net?” Giuseppe mused. </text:p>
      <text:p text:style-name="P1">Izabel cast a glance at Mateo before continuing. Mateo nodded. </text:p>
      <text:p text:style-name="P1">“Of course! Brain-to-brain communication need not stop with your androids,” Izabel said. </text:p>
      <text:p text:style-name="P88"><text:bookmark text:name="_6auym2xl765y"/>12 Years BGD: The Daily NewBlob Blurt</text:p>
      <text:p text:style-name="P1"><text:span text:style-name="T26">Good morning, Eugene! Here is your morning NewsBlob Blurt:</text:span></text:p>
      <text:p text:style-name="P1"><text:span text:style-name="T26">. . .</text:span></text:p>
      <text:p text:style-name="P1"><text:soft-page-break/><text:span text:style-name="T26">RUSSIA HITS TERRORIST SITES. Acting alone, and in apparent retaliation for last year’s drone strikes, Russian missiles struck targets in Chechnya, Kazakhstan, Tajikistan, and Turkmenistan yesterday. When asked why these targets were hit, and why Russia was acting alone, Russian President Vladimir Putin replied, “We had good intelligence that some of the drone strikes were coordinated from these sites.” He then added, “Russian does not need anybody’s permission to protect itself.” </text:span><text:span text:style-name="T29">BBC</text:span><text:span text:style-name="T26">.</text:span></text:p>
      <text:p text:style-name="P1"><text:span text:style-name="T26">IDAHO MILITIA FIRE AT UPS TRUCK. A delivery person aboard a UPS truck, who asked to remain anonymous, said that he was questioned extensively at a checkpoint outside of Declo, Idaho, probably because he is of Middle-Eastern heritage. Fearing for his life, he instructed the truck to flee, and the truck backed, turned around, and fled while two militia vehicles pursued and fired shots. The pursuit ended once the UPS truck reached I84. </text:span><text:span text:style-name="T27">Idaho Press</text:span><text:span text:style-name="T26">. </text:span></text:p>
      <text:p text:style-name="P1"><text:span text:style-name="T26">RISE OF BEHEADINGS? Among the stranger news popping up is a reported rise in the number stories about people having their heads lopped off. From Burkina Faso, to Nigeria, Syria and Yemen--and dozens of other countries--there have been a sudden uptick in the number of stories about discovering headless bodies. </text:span><text:span text:style-name="T29">Al Jazeera</text:span><text:span text:style-name="T26">.</text:span></text:p>
      <text:p text:style-name="P1"><text:span text:style-name="T26">THE NEW REPUBLICAN PROGRESSIVE? Parting from a decades old strategy in which Republican candidates do nothing but push </text:span><text:a xlink:type="simple" xlink:href="https://en.wikipedia.org/wiki/Second_Amendment_to_the_United_States_Constitution" text:style-name="ListLabel_20_13" text:visited-style-name="ListLabel_20_13"><text:span text:style-name="T6">Second Amendment</text:span></text:a><text:span text:style-name="T26"> rights that were never in danger, vow an end to abortion, and pledge to never increase taxes, Randall Simmons, the congressman representing Texas’ seventeenth district presents a refreshing change. Harkening back to the 1900s (an era to which the anti-taxers would love to return), Simmons has dared to don the mantle of Teddy Roosevelt, proclaiming himself a ‘Proudly progressive Republican!’ The former quarterback of the Super Bowl champion Washington Wolfpack, Simmons vows to be ‘beholden to no one but the American people’ in a fight to ‘win back the trust of the working people who made this country great.’ </text:span><text:span text:style-name="T29">Houston Chronicle</text:span><text:span text:style-name="T26">.</text:span></text:p>
      <text:p text:style-name="P1"><text:span text:style-name="T26">. . .</text:span></text:p>
      <text:p text:style-name="P88"><text:bookmark text:name="_l9k8fan3pggm"/>Randall Simmons</text:p>
      <text:p text:style-name="P1"><text:span text:style-name="T12">College Station, Texas</text:span></text:p>
      <text:p text:style-name="P1">Thirteen years after leading the Texas A&amp;M ‘Aggies’ to a football championship, and six years after winning a Super Bowl as the quarterback of the Washington Wolfpack, Randall ‘Rocket Arm’ still drew attention wherever he appeared in public. This morning, jogging on a footpath along George Bush Drive on the perimeter of the A&amp;M campus, the six-foot-five Simmons drew honks and shout-outs from passing cars as he glided , clad in shorts, tee-shirt, a white baseball cap, and ear pods. He was some thirty pounds lighter than his playing days, but still every inch the bronzed adonis who had reminded many fans of <text:a xlink:type="simple" xlink:href="https://en.wikipedia.org/wiki/Cam_Newton" text:style-name="ListLabel_20_10" text:visited-style-name="ListLabel_20_10"><text:span text:style-name="T3">Cam Newton</text:span></text:a> in his prime. </text:p>
      <text:p text:style-name="P1">Cutting across the roadway, Simmons headed south on live-oak lined Pershing Avenue, which then bent eastward and emptied onto Glade Street, where he trotted across Bee Creek and then cut right onto Orr, left onto wooded Landford, and left again onto aptly named Winding Road. It was here that he trotted up the long driveway of a red brick ranch house with a massive front lawn set amid a grove of trees, slowed to a walk, opened the garage door with his phone, started a newscast streaming on the garage speakers, and did a series of stretches and calisthenics on the padded surface of the mostly empty--a bicycle and an autonomous mower, sat in one corner, dumbbells and a bench in the center--space. </text:p>
      <text:p text:style-name="P1">When the phone beeped, Simmons said, “Accept.”</text:p>
      <text:p text:style-name="P1">“Good morning, Rocket!” came the voice of Simmon’s campaign manager, Mandisa Owens. “I hope you had a pleasant evening and are ready for a day of meeting, greeting, and twisting arms--metaphorically speaking, of course.” </text:p>
      <text:p text:style-name="P1">“Do I have time for a shower and a change of clothes first?” Simmons inquired. </text:p>
      <text:p text:style-name="P1">“Oh, I don’t if that’s even necessary, Rocket. Lots of voters like that bronzed man-god thing you got going.”</text:p>
      <text:p text:style-name="P1">“The man-god is dripping sweat after a run.”</text:p>
      <text:p text:style-name="P1">“Then, yes, you should definitely shower and change, honey,” Mandisa replied. “Your first meeting is with the moneyed interests at the Bush Library in an hour. “I’ll bring a protein bar for you. Later!”</text:p>
      <text:p text:style-name="P1">The call ended, Simmons closed the garage door and went into the house to get ready. </text:p>
      <text:p text:style-name="P88"><text:bookmark text:name="_hs2e8v6tvh0"/>START HERE Putin’s Long Game</text:p>
      <text:p text:style-name="P1"><text:span text:style-name="T35">The war on democracy is working. Putin needs new strategies for China, India. </text:span></text:p>
      <text:p text:style-name="P88"><text:bookmark text:name="_3g0goj97uui3"/>11 Years BGD: The News Feed of Eugene Baue</text:p>
      <text:p text:style-name="P1"><text:span text:style-name="T26">Good morning, Eugene! Here is your morning NewsBlob Blurt:</text:span></text:p>
      <text:p text:style-name="P1"><text:span text:style-name="T26">. . .</text:span></text:p>
      <text:p text:style-name="P1"><text:span text:style-name="T26">JOINT MILITARY STRIKES TARGET DRONE TERRORIST MASTERMINDS. Almost two years after the worldwide ‘high noon’ drone attacks that sparked terror around the globe, precision strikes by the newly formed International Terror Interdiction Coalition (ITIC) hit terror enclaves in Nigeria, Kazakhstan, Turkey, Iraq, Mexico, Columbia, Gaza, Chechnya, Yemen, and Georgia. Consisting of the United States, Britain, France, India, Russia, and China, ITIC used a coordinated launch of ballistic and cruise missiles and drone-fired rockets to smash widespread terror targets within seconds of each other. The U.S. spokesperson for ITIC made the announcement of the attack at the White House, indicating that it had taken many months to accurately pinpoint the centers of the drone attacks, but once those centers had been identified, ITIC leaders were quick to retaliate. No data on the extent of the damage inflicted was available pending analysis of satellite and reconnaissance flight data. </text:span><text:span text:style-name="T29">Associated Press</text:span><text:span text:style-name="T26">.</text:span></text:p>
      <text:p text:style-name="P1"><text:span text:style-name="T26">PRESIDENT PUTIN CONFIRMS ITIC STRIKE SUCCESS. Russian Federation President Vladimir Vladimirovich Putin made a rare personal appearance today to confirm the efficacy of the coordinated strikes by ITIC on the drone terrorist encampments. Looking much sprier than his age would suggest (Mr. Putin is now a centenarian), the Russian leader stated, “We have meted out just punishment to those who were responsible for the tragic ‘High Noon’ drone attacks. They hit us first, and we have hit back--harder. If they are smart, they will stop.” TASS. </text:span></text:p>
      <text:p text:style-name="P1"><text:span text:style-name="T26">CAN COMMERCIAL E-VTOL SAVE AMERICA’S SMALL AIRPORTS? With large infrastructure projects, such as airports, crumbling from lack of maintenance as the sovereign community movement spreads through the U.S., flying from small city to small city has become increasingly challenging. In many places, especially in those states with hard winters, airstrips have become so dilapidated that only light aircraft can use them. Now, some airlines are betting that the switch from traditional aircraft to </text:span><text:span text:style-name="T27">Electric Vertical Take Off and Landing</text:span><text:span text:style-name="T26"> (E-VTOL) might be able to revive commercial service. E-VTOL craft do not need a runway to get airborne, and they can even take off and land from bare ground. </text:span><text:span text:style-name="T29">Reuters</text:span><text:span text:style-name="T26">. </text:span></text:p>
      <text:p text:style-name="P1"><text:span text:style-name="T26">FRIENDS OF THE AMERICAN REDOUBT MILITIA SEEKS TO OVERTHROW ‘LIBERAL’ IDAHO GOVERNMENT. Formed from a merger of the </text:span><text:span text:style-name="T27">Apostles of Arms</text:span><text:span text:style-name="T26">, </text:span><text:span text:style-name="T27">Warrior Right</text:span><text:span text:style-name="T26">, </text:span><text:span text:style-name="T27">Kingdom Now</text:span><text:span text:style-name="T26">, and the </text:span><text:span text:style-name="T27">Crusaders of Calvin</text:span><text:span text:style-name="T26">, the new </text:span><text:span text:style-name="T27">Friends of the American Redoubt</text:span><text:span text:style-name="T26"> (FAR) militia has announced that it plans to “exterminate the stench of liberalism from the great state of Idaho.” Speaking at a gathering in Star, not far from the Boise capitol, FAR Sheriff-General Brad Sterling vowed that the FAR intends to “revoke the state constitution and sever all ties to the illegal socialist federal government.” </text:span><text:span text:style-name="T27">Idaho Press</text:span><text:span text:style-name="T26">. </text:span></text:p>
      <text:p text:style-name="P1"><text:span text:style-name="T26">TEXAS HOUSING GLUT. In the midst of what is shaping up to be the next hottest summer in recorded history, the Texas housing market is reaching new lows. The trend downwards is also pushed by the continued drop in immigration from other states as Texas has become less a unified state and more of an agglomeration of city states surrounded by militia territories. Given the white supremecist leanings of many of the militias, few people of color want to move to, or remain in, Texas. Consequently, homes are selling for prices far below asking price. </text:span><text:span text:style-name="T29">Austin American Statesman</text:span><text:span text:style-name="T26">.</text:span></text:p>
      <text:p text:style-name="P1"><text:span text:style-name="T26">ITALIAN PUPPIES CONNECTED TO NET. Italian robotics engineer Giuseppe Morelli, who was beaten by a mob of homeless people frustrated by losing their jobs and homes to the automatons of AutomaIT two years ago, today announced that he has successfully connected dachshund puppies to the net. Using a variant of the nsilk nanotechnology fluid that links the company’s Ganymede androids to the datasphere, Morelli, with the help of the Spanish neuroscientists Izabel and Mateo Guzman, used what he calls an ‘organic grade’ nsilk to connect his pack of short-legged puppies to the net. Asked if this ‘OG’ nsilk, as he refers to it, could work with humans, Giuseppe shrugged and replied, “Perhaps, but there no immediate plan to try it.” </text:span><text:span text:style-name="T29">WIRED</text:span><text:span text:style-name="T26">.</text:span></text:p>
      <text:p text:style-name="P1"><text:span text:style-name="T26">. . .</text:span></text:p>
      <text:p text:style-name="P88"><text:bookmark text:name="_gr8n7ep5i8hz"/>Eugene Bauer’s Political Evolution</text:p>
      <text:p text:style-name="P1"><text:span text:style-name="T12">Boise, Idaho</text:span></text:p>
      <text:list xml:id="list2056504248" text:style-name="WWNum17">
        <text:list-item>
          <text:p text:style-name="P30"><text:soft-page-break/><text:span text:style-name="T35">Dianne is ill and cannot walk today</text:span></text:p>
        </text:list-item>
        <text:list-item>
          <text:p text:style-name="P30">America’s dream of an egalitarian society had always been tainted by slavery. When the first victims of human kidnapping arrived on American soil and were not given their freedom, but were instead deemed to be property, the principle of individual liberty upon which the United States of American would someday be founded was dead on arrival. Individual liberty could never be realized until the wrongs of the past were acknowledged and the victims of slaverty were made financially and politically whole. </text:p>
        </text:list-item>
        <text:list-item>
          <text:p text:style-name="P30">In his own time, Eugene Bauer, as a child of perhaps five or six, had seen a separate entrance to his doctor’s offices, leading to a separate waiting room, where ‘colored’ people were expected to sit. It was 1960 or 1961, almost a century since the signing of the<text:a xlink:type="simple" xlink:href="https://en.wikipedia.org/wiki/Emancipation_Proclamation" text:style-name="ListLabel_20_10" text:visited-style-name="ListLabel_20_10"><text:span text:style-name="T3"> Emancipation Proclamation</text:span></text:a> and some ninety-six years since Union Army general <text:a xlink:type="simple" xlink:href="https://en.wikipedia.org/wiki/Gordon_Granger" text:style-name="ListLabel_20_10" text:visited-style-name="ListLabel_20_10"><text:span text:style-name="T3">Gordon Granger</text:span></text:a> arrived in Galveston, Texas, and read from <text:a xlink:type="simple" xlink:href="https://en.wikipedia.org/wiki/General_Order_No._3" text:style-name="ListLabel_20_10" text:visited-style-name="ListLabel_20_10"><text:span text:style-name="T3">General Order 3</text:span></text:a>:</text:p>
        </text:list-item>
        <text:list-item>
          <text:p text:style-name="P30">“The people of Texas are informed that, in accordance with a proclamation from the Executive of the United States, all slaves are free. This involves an absolute equality of personal rights and rights of property between former masters and slaves, and the connection heretofore existing between them becomes that between employer and hired labor.”</text:p>
        </text:list-item>
        <text:list-item>
          <text:p text:style-name="P30">A century after after winning their freedom, the children of slavery were, on paper, free, but they were certainly not equal. </text:p>
        </text:list-item>
        <text:list-item>
          <text:p text:style-name="P30">From first grade until junior high, Eugene had shared classes only with the other white children of his southeast Texas community. It was not until a fire destroyed parts of the blacks-only high school that ‘colored’ kids began to appear. Some of these kids Eugene had seen in passing as they walked from one colored neighborhood to another, crossing the whites-only neighborhoods between. He would later clean his paint brushes at the end of an art class with one of the girls he had once seen walking. She had told him that he was washing the brushes incorrectly; he had replied that he was not. There was nothing else to say. </text:p>
        </text:list-item>
        <text:list-item>
          <text:p text:style-name="P30">Sometime during the early sixties, Eugene had experienced the feeling that the world was destined for something greater. The first had come while listening to President Kennedy speak of <text:s/>why it was necessary for America to place a man on the moon; Eugene had been thrilled to hear a leader speak of such a lofty idea, so far removed from the petty concerns of day-to-day life. The second time had come when Martin Luther King gave his speech on the steps of the Lincoln Memorial, and young Eugene was certain that liberty for all was just around the corner. </text:p>
        </text:list-item>
      </text:list>
      <text:p text:style-name="P88"><text:bookmark text:name="_11xl7o51blw4"/>The Militant Mind 4-13-2021</text:p>
      <text:p text:style-name="P1">Some Americans trust the media, but the media was long ago absorbed into the NWO and now participates in their delusions: false flag terrorist attacks and fake pandemics will enable the NWO to convince good Americans to go along with their nefarious scheme. </text:p>
      <text:p text:style-name="P1">Already, the federals have constructed concentration camps to hold the those they capture. Best to take a bullet to the head. They hold much of land in the west, and they levy taxes upon the hard-working ranchers whose herds graze on the people’s land. The BLM and the Forest Service are the Storm Troops of the NWO. </text:p>
      <text:p text:style-name="P1">Americans have elected a president who is a part of the plan, and he will be coming for their guns. It may not be the first thing--they are clever--but they will be coming to pull the teeth of the warriors, and they will not hesitate to use international forces to do the dirty work. Watch out for the UN, or Islamic warriors! The enemy can appear as many things. They have deep pockets--Soros--and they are aligned with others like him. </text:p>
      <text:p text:style-name="P1">Their propaganda is thick with lies about how Americans are racist! Sure, there are no blacks or hispanics in the militia, but that is because they are not true Americans. They came from elsewhere. We are not the Klan, we are patriots, heirs of the Minutemen. </text:p>
      <text:p text:style-name="P1">Only the patriots of the militias stand between freedom and tyranny, and they need the same arms as the military to protect the sheep from the wolves: automatic weapons, artillery, aircraft, boats. The patriots must be armed to the teeth to stand a chance. </text:p>
      <text:p text:style-name="P1">There is a bill being introduced at the Idaho legislature that will allow purchase of automatic weapons. The bill must pass to complete the first step. Then artillery. Then aircraft and boats. Then nukes. It is the only way!</text:p>
      <text:p text:style-name="P1">In the end, America will once again be the home of Americans. </text:p>
      <text:p text:style-name="P88"><text:bookmark text:name="_n4p0537y2swy"/>Beatdown</text:p>
      <text:p text:style-name="P1">In the early Florentine evening, Giuseppe Morelli walked along Viale Galileo, headed back to the city and his home. It was something he did frequently when the weather was so splendid, and he was thinking about many things as he headed into a heavily wooded section, delighted that there was so little traffic that he could hear the birds singing. Most were Italian sparrows, but there was also a smattering of swallows who scythed through the air in pursuit of insects too small for Giuseppe to see. </text:p>
      <text:p text:style-name="P1">Giuseppe had his new SmartEyes glasses on, and he used these to tell him the temperature, wind speed, and the names of the trees as he walked. He asked for a musical pairing to accompany his walk; the glasses conferred with the handheld in Giuseppe’s hip pocket and the two electronic brains came up with a decision. The strains of Vivaldi’s Concerto No. 2 in G minor, “Summer,” began coursing through Giuseppe’s earphones. The engineer smiled. </text:p>
      <text:p text:style-name="P1">Giuseppe was still smiling when the first blow fell, knocking the glasses from his head and pitching him face-first to the ground. He passed out and would not feel the other punches and kicks that would result in five cracked ribs, a ruptured spleen, a collapsed lung, three broken fingers, a broken ankle, and a severe concussion. </text:p>
      <text:p text:style-name="P88"><text:bookmark text:name="_ku9113tpkdsv"/>Joseph Johnson START HERE</text:p>
      <text:p text:style-name="P1">After delivering a workmanlike sermon against the continued erosion of personal religious rights amid the decades-old ‘War on Christianity’ waged by a liberal mainstream media that favors Godless secularism, Joseph Johnson shook hands with the congregants of Christ the Conqueror Church and chatted with church members as the chapel slowly emptied. Most of his flock were men, and all of them dressed for church in their best militia wear: U.S. military Battle Dress Uniform (BDU) camouflage blouse and trousers, matching boonie cap, and hot weather Army Combat Boots (ACBs). Most had eschewed their Outer Tactical Vests (OTVs) due to the heat and humidity this close to the Texas coast, but a few hardy souls suffered the discomfort for the sake of militia fashion dictates. Draped across their shoulders were AR15s, AR10s, AK47s, tactical shotguns, and the occasional vintage M1 carbine. Sidearms ran the gamut from 1911 style 45s to six-shooter revolvers. </text:p>
      <text:p text:style-name="P1">Also dressed in BDUs, with a purple and gold clergy stole draped over his neck, Johnson shook each congregant’s hand and thanked them for attending. Most nodded in acknowledgement. Some muttered a compliment about the content of the service being “good stuff, Reverend.”</text:p>
      <text:p text:style-name="P1">When the last of his flock had gone off to do whatever they did on a Sunday afternoon, Johnson closed and locked the front doors and strode to his office immediately behind the pulpit. There, he went straight into the adjoining bathroom, where he stripped off his BDUs, tossed them in a hamper, and took a long, hot shower in the small stall. He scrubbed his face and hands thoroughly. After drying off, he spritzed his hands with disinfectant, twice, and then he applied the same disinfectant to his face, neck, arms, torso, and legs before he dressed in his civvies: khaki slacks, leather boat shoes with tassels, and a white polo-style skirt. He ended by swishing three mouthfuls of a mouthwash containing <text:a xlink:type="simple" xlink:href="https://en.wikipedia.org/wiki/Cetylpyridinium_chloride" text:style-name="ListLabel_20_10" text:visited-style-name="ListLabel_20_10"><text:span text:style-name="T3">cetylpyridinium chloride</text:span></text:a> for thirty seconds. </text:p>
      <text:p text:style-name="P1">He exited the church through a door that let onto his office, carefully locking it behind him. With homelessness rising, open churches were often occupied by the chronically unemployed when not in use, and Pastor Johnson had twice found drifters sleeping on his pews. After the second instance, he decided to keep the doors locked. It was already hard enough keeping the church disinfected without allowing street dwellers free reign to come and go. </text:p>
      <text:p text:style-name="P1">The air was redolent with the smells of the Gulf: a mix of the sea and the gases released by the petroleum processing facilities scattered along the banks of the Neches River. Having been born and raised in Beaumont, Johnson had become almost inured to the odors associated with the cracking of long-chain hydrocarbons into their end products (such as gasoline and jet fuel); it was only after returning to Beaumont after rare vacations or following the suspension of refinery operations during the passage of hurricanes that he was reminded that the smells to which he had become accustomed were not the normal smells of living near an ocean but rather a melange which started with salt and seaweed and then layered on rotten eggs and dead fish to create an olfactory stew that was always present. </text:p>
      <text:p text:style-name="P1">He sat down on the top step of the church entrance, which stood some six feet above ground <text:s/>level, and he tried to get a bearing on himself and the life he had chosen. It had never been his goal to lead the services at Christ the Conqueror, but with his father, Pastor Samuel, increasingly unable to remain sober, Joseph had been forced into becoming the unofficial preacher of the church. It was not his preference, and he had no formal education in theology, but he had been watching his father for many years, and he knew the format and the language of the prosperity gospel. He might not excite his congregants in the way that father could, but he could entertain them well enough to make the passing of the collection plate worthwhile. </text:p>
      <text:p text:style-name="P1">Joseph’s post-service reverie was broken as a young boy with long blonde hair and limbs came running from the rectory next door. The boy stopped at the base of the church steps and looked up. He was dressed in jeans and a white knit short-sleeved shirt that exposed arms and a face browned by the sun; there was a sprinkling of freckles across his nose. </text:p>
      <text:p text:style-name="P1">“Dad,” said the boy, “Are we going to mom’s church? Grandpa’s still asleep.”</text:p>
      <text:p text:style-name="P1">“We sure are, Moses,” said Joseph, and he rose and walked down the steps to where the boy stood. Their eyes were almost level, and it would not be long before the boy was taller than the man. “I’ll race you there.” </text:p>
      <text:p text:style-name="P1">The boy grinned and took off running. Joseph smiled and walked behind at a sedate pace, having no impulse to hurry. </text:p>
      <text:p text:style-name="P88"><text:bookmark text:name="_ppyhykr6wyn0"/><text:soft-page-break/>Rocket Arm</text:p>
      <text:p text:style-name="P1">US Senator Randall “Rocket-Arm” Simmons, representing the state of Texas, stride briskly and confidently across the plaza outside the Hart Senate Office building, trailed by a pack of reporters shouting questions, most of which he had learned to ignore--either because he had already responded to that question (the lazy reporter could easily look Simmon’s prior response) or because the question was just bait cast in hope of getting him to respond to the kind of sensational material pushed by both CNN and Fox to sell the advertising needed to support their massive infotainment networks. </text:p>
      <text:p text:style-name="P1">But one question stopped him in his tracks this morning when the DC news cycle was already beginning to focus on those two most important questions of spring: when will the cherry blossoms be at peak, and who will the Washington Wolfpack pick first in the NFL draft?</text:p>
      <text:p text:style-name="P1">“Do you still get the seizures, Senator?” </text:p>
      <text:p text:style-name="P1">Simmons broke stride and turned. Based on the postures of the reporters, and the voice, he determined that the question had come from the woman, now in the center of the pack, who was holding up her phone to record Simmon’s response. The id card at the bottom of the braided lanyard that hung from her neck said that she was Fatima Zaman, and that she was a reporter for Al Jazeera, one of the few remaining news organizations that still took journalism seriously. </text:p>
      <text:p text:style-name="P1">“No,” Simmons replied. Only a handful of confidants knew of his seizures, but there was nothing to be gained from denying that they had happened. They were a part of his past. “Not in almost ten years.”</text:p>
      <text:p text:style-name="P1">“But they were the real reason you retired from football, were they not?” Fatima inquired. She had a vaguely British accent, but it could have been acquired if she had spent much time working in Al Jazeera’s London bureau. </text:p>
      <text:p text:style-name="P1">Simmons wagged an eyebrow and briefly cocked his head a bit to signal that it was no big thing. “Potential brain injury is something that many athletes have to contend with. When I first had the seizures, I was examined closely and, under the advice of my doctors, I decided to leave the sport before any permanent damage could occur.” </text:p>
      <text:p text:style-name="P1">“Some say that the problem started following the game in Moscow,” the reporter replied. </text:p>
      <text:p text:style-name="P1">It was a statement, not a question, so Simmons responded accordingly. “Some people, who always seem to be nameless, say a lot of things.” He grinned and added, “Most of what they say is wrong, and I have a meeting I am late for.” He turned and jogged off at a pace that showed he was in fine shape, leaving the clamoring reports behind. </text:p>
      <text:p text:style-name="P1"/>
      <text:p text:style-name="P1">Inside his office, Senator Simmons’ chief of staff, Razi WIlson gave the senator his morning briefing while Simmons enjoyed a cup of coffee and peppered the man he had known as ‘Razmataz’ or just ‘Raz’ since high school with probing questions to sharpen his understanding of the issues de jure. When they had wrapped up, Simmons had a final question.</text:p>
      <text:p text:style-name="P1">“Raz,” <text:s/>he said, “A reporter for Al Jazeera just asked me about my seizures. You hearing anything along those lines?”</text:p>
      <text:p text:style-name="P1">“Nah,” Razi said with a shake of his head. “But I’ll have some responses crafted for you in case the subject comes up again.” </text:p>
      <text:p text:style-name="P1">Simmons nodded and gazed off into the distance. “Probably a good idea.” </text:p>
      <text:p text:style-name="P1">“You all good, man?” Razi inquired. </text:p>
      <text:p text:style-name="P1">“What? Oh sure. Fit as a fiddle! I was just thrown off guard a bit by being hit by the question out of the blue.” Simmons looked at the clock, stood, and added. “Hey, I got to get to another exciting meeting of the Senate Finance Subcommittee on Social Security, Pensions, and Family Policy. How about lunch at the Dirksen South? I hear the bean soup is going to be extra special today.”</text:p>
      <text:p text:style-name="P1">“I’m all over it,” Razi replied, and the two walked out the door together. Razi turned left and headed for his office; Simmons went out the office door and downstairs to the tunnel that connected the Hart Building to the Dirksen Senate Office and the Capitol. There was a train car for those who felt the need, but Simmons enjoyed stretching his legs--and not having to field questions and comments about his days as a professional football quarterback from other senators, all of whom seemed to wish that they had been athletes. </text:p>
      <text:p text:style-name="P1">The walk also gave him time to think. The seizures had come shortly after the Moscow game--a first for the NFL--where Simmons Wolfpack had run roughshod over the New England Patriots. After the game, Simmons and a cadre of Wolfpack stars had met with Vladimir Putin--who looked much the same as news photos showed him--and then they had partied harder than they should have given the news about a third pandemic that had emerged somewhere in the Philippines. </text:p>
      <text:p text:style-name="P1">Simmons woke up on the team plane, groggy as hell, his head throbbing. The team doctor had given him ibuprofen and a bottle of water, both of which he had taken, and then he had fallen back to sleep. But, in the moments between wakefulness and slumber, he could hear the Wolfpack coach ask the doctor, “What were the Russians doing in his nose?”</text:p>
      <text:p text:style-name="P88"><text:bookmark text:name="_2l34g4w8t0v1"/>10 Years BGD: The News Feed of Eugene Bauer</text:p>
      <text:p text:style-name="P1"><text:span text:style-name="T26">Good morning, Eugene! Here is your morning NewsBlob Blurt:</text:span></text:p>
      <text:p text:style-name="P1"><text:span text:style-name="T26">. . .</text:span></text:p>
      <text:p text:style-name="P1"><text:span text:style-name="T26">DIANNE LINDA ROSEBURG-BAUER FUNERAL. Dianne Roseburg-Bauer was laid to rest in the Morris Hill Cemetery this afternoon. Born and raised in Boise, Dianne Roseber attended Boise State University, where she earned a degree in computer science and had a successful career working for a variety of employers. She is survived by her husband of fifty three years, Eugene Bauer. </text:span><text:span text:style-name="T29">Idaho Press</text:span><text:span text:style-name="T26">.</text:span></text:p>
      <text:p text:style-name="P1"><text:span text:style-name="T26">. . .</text:span></text:p>
      <text:p text:style-name="P88"><text:bookmark text:name="_ahxdz577ajv2"/>9 Years BGD: The News Feed of Eugene Bauer</text:p>
      <text:p text:style-name="P1"><text:span text:style-name="T26">Good morning, Eugene! Here is your morning NewsBlob Blurt:</text:span></text:p>
      <text:p text:style-name="P1"><text:span text:style-name="T26">. . .</text:span></text:p>
      <text:p text:style-name="P1"><text:span text:style-name="T26">IDAHO SOVEREIGN COMMUNITIES STRUGGLE TO MAINTAIN INFRASTRUCTURE. In keeping with their mandate to minimize government, many of the new sheriff-led sovereign communities are finding it difficult to maintain public roads, sewer, and water systems. In many such communities, the roads have deteriorated to patches of asphalt with large gaps of bare ground, the sewer systems are leaking, and the drinking water systems have become tainted. Many residents in these communities are drilling their own drinking water wells and installing septic systems that do not comply with good sanitation practices. Well, what did you expect? </text:span><text:span text:style-name="T29">Because Idaho</text:span><text:span text:style-name="T26">!</text:span></text:p>
      <text:p text:style-name="P1"><text:span text:style-name="T26">IS THE SECOND ITALIAN REPUBLIC OVER? With rampant unemployment leading to massive encampments of homeless people living around every major city. With the fourth pandemic of the century spreading like wildfire. And with the government, at almost every level, seemingly paralyzed, the question is whether the second Italian Republic can survive much longer. If it cannot, what comes next? </text:span><text:span text:style-name="T29">BBC News</text:span><text:span text:style-name="T26">.</text:span></text:p>
      <text:p text:style-name="P1"><text:soft-page-break/><text:span text:style-name="T26">IDAHO IS TOPS AMONG LOWEST SPENDERS ON EDUCATION! Not that it’s any surprise, but Idaho once again spent the least, per capita, on educating its children. Yahoo? And, as if to disprove the adage that “when you are at rock-bottom, there is nowhere to go but up,” the Idaho legislature (motto: “When government disappears, miracles will happen!) cut school funding by two percent and gave those funds to militia education cooperatives that promise to teach Idaho kids what they really need to know: how to shoot! Do we even need to ask why? </text:span><text:span text:style-name="T29">Because Idaho</text:span><text:span text:style-name="T26">!</text:span></text:p>
      <text:p text:style-name="P1"><text:span text:style-name="T26">FAR BANS SMART VEHICLES IN IDAHO. Friends of the American Redoubt (FAR) Sheriff-General Brad Sterling announced that he is banning the use of self-driving vehicles throughout the state. “Idaho,” said Sterling, speaking on the steps of the of the state capitol to a crowd of mostly militia members, “doesn’t need anything ‘smart.’” The well-armed crowd raised their weapons and cheered. Why? </text:span><text:span text:style-name="T29">Because Idaho!</text:span><text:span text:style-name="T26"> </text:span></text:p>
      <text:p text:style-name="P1"><text:span text:style-name="T26">IDAHO GOVERNMENT RANKED LEAST EFFECTIVE. In the latest survey of state governments, Idaho’s ranked last in terms of its effectiveness. With a governorship that has been stripped of much of its power, an eighty-seven percent Republican supermajority in the legislature, and a representation that is overwhelmingly rural and opposed to public funding for education or infrastructure, little gets done in the Idaho State House aside from new bills to solidify the hold of the GOP over this reddest of red states. </text:span><text:span text:style-name="T29">Idaho Press</text:span><text:span text:style-name="T26">.</text:span></text:p>
      <text:p text:style-name="P1"><text:span text:style-name="T26">BOISE BROWNOUTS. With temperatures soaring above 100F for the thirtieth time this year, Idaho Power has warned customers to expect rolling brownouts as the utility struggles to keep the lights on. Homes equipped with energy management controls that allow turning off the AC for short periods have helped lessen peak load, but a broader curtailment of power may be necessary. All homeowners are encouraged to turn up their thermostats to 80 F until the heat wave and the fires are gone. </text:span><text:span text:style-name="T29">Idaho Press</text:span><text:span text:style-name="T26">.</text:span></text:p>
      <text:p text:style-name="P1"><text:span text:style-name="T26">TEXAS FREEDOM FIGHTERS CONTROL MUCH OF Texas. The Texas Freedom Fighters (TFF) militia has established control over much of the central part of Texas. With a territory that extends from Abilene, San Angelo, and Del Rio in the west to Nacogdoches and Beaumont in the east, the TFF holds sway over a large swath of the state south of Waco, including the cities of Temple, Bryan, College Station, Navasota, Cypress, The Woodlands, Conroe, and Huntsville. Under the leadership of Sheriff-General Robert ‘Beau’ Cooper, the TFF has taken over government services in these cities, and they have their sights set on gaining control of the Gulf coast from the Louisiana border to Brownsville. </text:span><text:span text:style-name="T29">Austin American Statesman</text:span><text:span text:style-name="T26">.</text:span></text:p>
      <text:p text:style-name="P1"><text:span text:style-name="T26">TEXAS? IT’S NOT THAT BAD! Okay, it’s not the best slogan for recruiting people to the Lone Star state, but it’s all we have. Sure, much of Texas is run by the Texas Freedom Fighters (TFF), the gun-worshipping rednecks who appear to be intent on bringing back the Middle Ages, but Texas cities are still places where individual liberty is respected and the government hasn’t stopped working. And, to give the devil his due, even the smaller cities that have fallen to the TFF still have decent municipal services. So, if you are thinking about escaping from America’s worst hellholes--yeah, we mean you, Pacific Northwest residents--maybe you should give Texas a try. Please? </text:span><text:span text:style-name="T29">Texas Monthly</text:span><text:span text:style-name="T26">. </text:span></text:p>
      <text:p text:style-name="P1"><text:span text:style-name="T26">ITALIAN PUPPIES CAN TALK? Remember the announcement of the Italian puppies outfitted with a variant of the nsilk brain-computer interface used with AutomaIT Ganymede androids? Well, our own Antonio Grumaldi, a resident of Florence, Italy, home of AutomaIT, spent some time with Giuseppe Morelli, the inventor of nsilk at Morelli’s workshop south of the city, and he has a story to tell about puppies who can communicate with each other in a way that suggests a ‘hive mind.’ </text:span><text:span text:style-name="T29">Wired</text:span><text:span text:style-name="T26">.</text:span></text:p>
      <text:p text:style-name="P1"><text:span text:style-name="T26">POPE ISSUES WARNING ABOUT PLAYING GOD. In his first reaction to the story regarding the story of the Italian puppies that AutomaIT engineer Giuseppe Morelli has connected to the net, Pope Pius XIII opined that it was “troubling.” In his public address, the Pope went on to express his concern that “meddling with God’s designs can be perilous.” He urged AutomaIT and the scientific community to “proceed with great caution.” Reuters</text:span></text:p>
      <text:p text:style-name="P1"><text:span text:style-name="T26">. . .</text:span></text:p>
      <text:p text:style-name="P88"><text:bookmark text:name="_enqsj5e65fa6"/>Puppies (G is 33)</text:p>
      <text:p text:style-name="P1"><text:span text:style-name="T12">Florence, Italy. </text:span></text:p>
      <text:p text:style-name="P1">In the five years since enlisting the aid of Izabel and Mateo Guzman to help him create a better nsilk that could be used with both robots and living things, Giuseppe Morelli had, like Thomas Edison and his electric light bulbs, tried many different combinations--of fluids, molecular machines, and other nanotechnologies until he created what he called ‘organic grade nsilk,’ or ‘OG nsilk for short.’ He had toyed with calling it ‘human grade nsilk,’ but his lifelong friend and personal attorney, Antonio Romano, who had a keener sense of how much change human society could accept before rejecting it, suggested sticking to the former because it sounded less scary.</text:p>
      <text:p text:style-name="P1">“It is just as well,” Giuseppe had replied. “I have throttled the data rate on the OG formula to make it more suitable to DIFFERENT brains. A true human grade formulation will use a higher, user-controlled data rate.” </text:p>
      <text:p text:style-name="P1">NSILK IS TAILORED FOR EACH TYPE OF BRAIN, BASED ON EXPERIMENTATION BY THE GUZMANS</text:p>
      <text:p text:style-name="P1">“If what you just said means that you are not going to call it ‘human grade,’” the attorney had retorted, “then we are in agreement.” </text:p>
      <text:p text:style-name="P1">Giuseppe had then injected the HG nsilk into the heads of a litter of five recently weaned Dachshund puppies he had purchased, injecting the nsilk through the still open fontanels where the bones of the skull come together. He then paired the nsilk of each puppy with a tablet preloaded with images of food, water, people, puppies playing, a puppy being held by a human, puppies pooping and peeing, other animals, a wide variety of everyday objects, and a picture of the fenced lawn behind his AutomaIT workshop on the slopes south of the Abbazia di San Miniato al Monte. </text:p>
      <text:p text:style-name="P1">For the first hour following the procedure, the puppies simply acted as puppies do in their enclosed area--wrestling with each other, biting each other, and chasing each other--but they were also more introspective than they had seemed to be before the injection, each stopping now and then and seeming to examine the world more than they had before, and occasionally spinning around as if to confront some unseen apparition. Was there a correlation? Giuseppe was not sure, so he waited. </text:p>
      <text:p text:style-name="P1">After two hours, one of the puppies had activated the images of a food dish on its tablet. Was it hungry? Giuseppe had gently picked up the pup as the others clamored for the same kind of attention, and he had carried it to the room where the puppies were fed. Placed on the floor, the puppy had immediately run to the food and began wolfing it down. Back in the room with the other puppies, Giuseppe had found that three more had activated their screens with images of food, so he had carried them to the feeding room as well, and by the time he got back the fifth was also signaling hunger. </text:p>
      <text:p text:style-name="P1">Shortly after feeding, two of the puppies flashed images of the lawn and the pupping pooping and peeing. Giuseppe carried them out, and they both ran through the grass until they found, after much sniffing and circling, the perfect spots to pee and poop. Back inside the workshop, two other puppies were now flashing the image of the lawn, but the fifth had relieved itself upon the concrete floor. </text:p>
      <text:p text:style-name="P1">“Little Polpetto!” Guiseppo had chided this last puppy with mock disappointment, wagging his finger. “Did you forget where to do your business?” Chagrined, the pup had dipped its head. Giuseppe had laughed, picked it up, and brought all three out to the lawn. </text:p>
      <text:p text:style-name="P1">Over the next week, the puppies had become quite adept at activating images on their tablets. To expedite his notification of each message, Giuseppe had added a voice annunciation to accompany the activation of an image. <text:span text:style-name="T12">Hungry</text:span>, of course, indicated a need to drink or eat, <text:span text:style-name="T12">Bathroom</text:span> indicated the need for a puppy to relieve itself, <text:span text:style-name="T12">Play </text:span>indicated a need to exercise in the nonstop way that puppies do, and <text:span text:style-name="T12">Hug </text:span>indicated a need for the puppy to be held. To identify which puppy was communicating a desire, Giuseppe added the name of the puppy at the beginning of each announcement, resulting in statements such as the following:</text:p>
      <text:p text:style-name="P1">“Fritz: Hungry!”</text:p>
      <text:p text:style-name="P1">“Sienna: Hug!”</text:p>
      <text:p text:style-name="P1">“Polpetto: Bathroom!”</text:p>
      <text:p text:style-name="P1">But what had really intrigued Giuseppe was when the puppies began silently looking at each other, their heads turning this way and that. During these intervals, data was passing from one dog to another--Giusepped could see the transfer on his monitoring laptop. But the data were not connected to any of the images loaded onto the tablets. Giuseppe assumed that some sort of rudimentary language was in play, but none of the words--if that was what they were--made any sense to him. Nevertheless, he had dutifully recorded these transactions, adding a note to share them with a linguist at some point. </text:p>
      <text:p text:style-name="P1">In the meantime, he moved on to the second phase of the OG nsilk trial: applying it to the androids Sophia and Roberto. </text:p>
      <text:p text:style-name="P88"><text:bookmark text:name="_u3nyzuaqyxdg"/>START HERE Counterpoint?</text:p>
      <text:p text:style-name="P1"/>
      <text:p text:style-name="P88"><text:bookmark text:name="_td7nccgya3io"/>8 Years BGD: The News Feed of Eugene Bauer</text:p>
      <text:p text:style-name="P1"><text:span text:style-name="T26">Good morning, Eugene! Here is your morning NewsBlob Blurt:</text:span></text:p>
      <text:p text:style-name="P1"><text:soft-page-break/><text:span text:style-name="T26">. . .</text:span></text:p>
      <text:p text:style-name="P1"><text:span text:style-name="T26">BOISE FALLS TO FAR. Boise, capital of the state of Idaho, has fallen to the militia known as the </text:span><text:span text:style-name="T27">Friends of the American Redoubt</text:span><text:span text:style-name="T26"> (FAR). Sheriff-General Brad Sterling now occupies the governor’s office, and a copy of the Idaho Constitution was symbolically burned in the capitol rotunda shortly after Sterling announced that “Idaho is free!” Questions remain regarding the status of the former members of the state government, including the governor and many legislators, some of whom remain unaccounted for. </text:span><text:span text:style-name="T29">Idaho Press</text:span><text:span text:style-name="T26">. </text:span></text:p>
      <text:p text:style-name="P1"><text:span text:style-name="T26">ARE JET AIRLINERS ON THE WAY OUT? With the rapid rise of E-VTOL commercial services and the continued battle between city-states and militias for control of airports, some are beginning to wonder if jet airliners will become yet another relic of history. “Just keeping airports in operational condition gets harder every year,” says Arturo Menendez, Director of Aviation for Houston Intercontinental Airport (IAH). “Logistics are constrained now that the TFF [the Texas Freedom Fighters militia] controls the roadways in and out of the city. We still get supplies through the Port of Houston, but the militia is not above lobbing shells onto the tarmac. Some days, only the VTOLs can fly.” </text:span><text:span text:style-name="T29">Houston Chronicle</text:span><text:span text:style-name="T26">.</text:span></text:p>
      <text:p text:style-name="P1"><text:span text:style-name="T26">GANYMEDE SERIES C ANNOUNCED. AutomaIT Srl, manufacturer of the popular Ganymede androids used in many service functions, announced a future upgrade in the nsilk nanotechnology fluid that connects the android’s brains to the net. Called </text:span><text:span text:style-name="T27">organic grade</text:span><text:span text:style-name="T26"> nsilk--or </text:span><text:span text:style-name="T27">OG</text:span><text:span text:style-name="T26"> nsilk--this new formulation is said to remain in liquid form once injected. According to lead engineer Giuseppe Morelli, this distinction means that making future updates to the connection will be much easier, and far less expensive. AutomaIT stock closed up five percent on the news. </text:span><text:span text:style-name="T29">The Economist</text:span><text:span text:style-name="T26">.</text:span></text:p>
      <text:p text:style-name="P1"><text:span text:style-name="T26">. . .</text:span></text:p>
      <text:p text:style-name="P88"><text:bookmark text:name="_isxzdpcwf62n"/>Eugene Thinks of Texas START HERE</text:p>
      <text:p text:style-name="P1">Boise, Idaho</text:p>
      <text:p text:style-name="P1">Visit by son and his partner, who are moving to NYC. </text:p>
      <text:p text:style-name="P88"><text:bookmark text:name="_s4hbrfrcisgx"/>Reverend Johnson’s Lead Balloon</text:p>
      <text:p text:style-name="P1"><text:span text:style-name="T12">Beaumont, Texas.</text:span> </text:p>
      <text:p text:style-name="P1">Squeezed in amidst his usual scripture-supported vitriol against gun rights restrictions, abortions, and burdensome federal overreach--all topics that his BDU-clad congregants leaned into with gusto--the Reverend Joseph Johnson slipped in a brief harangue about how an Italian engineer was even meddling with God’s natural order by connecting puppy brains to the net and to each other. He paused to gather his breath, and the silence--broken only by the light buzz of a trio of tiny camera drones that broadcast the service to the net--was stifling. To judge from the perplexed faces of the men seated in the pews below him, many of whom were looking at each other with very clear WTF? expressions on their scruffy faces, the news about Giuseppe Morelli and his dachshunds was, the reverend quickly surmised, not in their wheelhouse. </text:p>
      <text:p text:style-name="P1">Editing on the fly, Reverend Johnson literally flipped the page of his sermon, cutting <text:s/>short his planned remarks on Man playing God and the dangers therein. Instead, he adroitly shifted to the dangers posed by Houston Ship Channel still being controlled by the Godless liberal city state of Houston. </text:p>
      <text:p text:style-name="P1">Faces in the congregation brightened in gleeful rage, with several fists raised in agreement. </text:p>
      <text:p text:style-name="P1">After the service, Johnson continued to mull over his lead balloon topic of connected puppies. Personally, he was undecided about whether connecting brains directly to the net was a good thing or a bad thing. He had read somewhere, probably years earlier, that Elon Musk’s Neuralink was working on ways to make a direct brain-computer interface, but, if memory served him, that had been an interface involving wires. The AutomaIT interface of Giuseppe Morelli was something injected into the brain, and there were no wires aside from some kind of antenna under the skin covering the skull. The reverend found it both fascinating and repulsive; he would have to give it more thought to come to a definitive opinion. </text:p>
      <text:p text:style-name="P1">His reverie was broken as the phone in his pants pocket buzzed. He saw “Moses” on the display and answered.</text:p>
      <text:p text:style-name="P1">“Yeah?” he said. </text:p>
      <text:p text:style-name="P1">“Dad!” Moses replied. “Grandpa made a mess again.”</text:p>
      <text:p text:style-name="P1">The reverend sighed. “Made a mess” was code for Samuel Johnson shitting the bed because he was too drunk to get up and go to the bathroom. </text:p>
      <text:p text:style-name="P1">“I’ll be right there,” he said. </text:p>
      <text:p text:style-name="P88"><text:bookmark text:name="_kj4ogosdgkkj"/>7 Years BDG: The Newsfeed of Eugene Bauer</text:p>
      <text:p text:style-name="P1"><text:span text:style-name="T26">Good morning, Eugene! Here is your morning NewsBlob Blurt:</text:span></text:p>
      <text:p text:style-name="P1"><text:span text:style-name="T26">. . .</text:span></text:p>
      <text:p text:style-name="P1"><text:span text:style-name="T26">BODIES OF IDAHO GOVERNOR, DEMOCRATIC LEADERS DISCOVERED. The bodies of the democratically-elected governor (a Republican) and three leaders of the opposition party (the Democrats) have been discovered in a shallow grave on BLM land located off of Simco Road between Boise and Mountain Home. A hunting party noticed their dogs sniffing around a recently disturbed area and alerted the local sheriff, who brought out a team that dug up four bodies. Forensic analysis confirmed the bodies as being that of the governor and three Democrats--one senator and two members of the house. All four had been shot, execution style, in the back of the head. </text:span><text:span text:style-name="T29">Idaho Press</text:span><text:span text:style-name="T26">. </text:span></text:p>
      <text:p text:style-name="P1"><text:span text:style-name="T26">IDAHO SHERIFF-GENERAL DENIES INVOLVEMENT WITH APPARENT EXECUTION OF GOVERNOR, LEGISLATORS. Sheriff-General Brad Sterling, head of the Friends of the American Redoubt (FAR) and the de-facto governor of Idaho, denied any involvement with the murders of the former governor and three Democrat members of the state legislature. “The FAR took over the Capitol to save the great state of Idaho from falling into socialism,” Sterling told a group of reporters gathered in the rotunda of the building FAR now occupies. “I have no knowledge of what happened afterward, and I gave no orders to harm the governor and the three socialists.” </text:span><text:span text:style-name="T29">Idaho Press</text:span><text:span text:style-name="T26">. </text:span></text:p>
      <text:p text:style-name="P1"><text:span text:style-name="T26">. . . </text:span></text:p>
      <text:p text:style-name="P88"><text:bookmark text:name="_eu412gy78xwm"/>Friendly Advice (G is 35)</text:p>
      <text:p text:style-name="P1"><text:span text:style-name="T12">Florence Italy.</text:span></text:p>
      <text:list xml:id="list3397428482" text:style-name="WWNum8">
        <text:list-item>
          <text:p text:style-name="P31">Following his beating at the hands and feet of a mob--who a spokesperson for the Polizia di Stato said were members of a homeless encampment who lived in a woody area along the path Giuseppe walked to go to his AutomaIT workshop--Giuseppe spent several weeks at home, recuperating. </text:p>
        </text:list-item>
        <text:list-item>
          <text:p text:style-name="P31">His aging mother, Anna, was there to look after him, but Anna was already slipping into dementia, so quite often the roles of <text:span text:style-name="T12">cared-for</text:span> and <text:span text:style-name="T12">carrying-for</text:span> shifted. The two muddled their way through the first two days of Giuseppe’s convalescence, but by then Giusseppe knew that he could no longer leave Anna to her own devices when he went back to work. He called his brother, Marco, and explained the problem. </text:p>
        </text:list-item>
        <text:list-item>
          <text:p text:style-name="P31">Marco, provided a solution: He gifted Giuseppe the first two Ganymede Bs: G-FB00000001 and G-FB00000002 for his personal use and protection--and for the care of their mother, Anna. </text:p>
        </text:list-item>
        <text:list-item>
          <text:p text:style-name="P31"><text:soft-page-break/>“One android can accompany you on your commute to the workshop,” Marco had said, grinning with pride at his own brilliance, “and the other can stay to look after mamma! I will see that both receive the necessary training in providing security, protection, household duties, and nursing.”</text:p>
        </text:list-item>
        <text:list-item>
          <text:p text:style-name="P31">Giuseppe had wanted to ask why mamma could not stay at one of Marco’s two massive villas--one overlooking the city and the other overlooking AutomaIT’s main manufacturing center along E35--but, mindful of the old maxim to not look a gift horses in the mouth, he simply thanked his older brother for his generosity. When the androids arrived in a d-pod later in the day, he christened G-FB00000001 as <text:span text:style-name="T12">Sophia</text:span> and G-FB00000002 as <text:span text:style-name="T12">Roberto</text:span>. With their help, he not only recovered quickly, but the household regained a sense of order that had slowly, almost imperceptibly, vanished as Anna’s thinking had grown more clouded. </text:p>
        </text:list-item>
        <text:list-item>
          <text:p text:style-name="P32"/>
        </text:list-item>
        <text:list-item>
          <text:p text:style-name="P31">One morning a week later, over coffee shared with childhood friend and personal attorney, Antonio Romano, Giuseppe opined that might add a small workshop to his and his mother’s house, so that he could stay busy in case something should happen again that would prevent Giuseppe from going to the company workshop. </text:p>
        </text:list-item>
        <text:list-item>
          <text:p text:style-name="P31">Antonio had waited, nodding his head in a non-committal manner until Roberto, who was serving the coffee, went back into the kitchen. Then, he had leaned over and whispered, “Do so in secret!” he hissed, “the walls, and the androids, have ears!” </text:p>
        </text:list-item>
        <text:list-item>
          <text:p text:style-name="P31">“Che cosa?” asked Giuseppe in surprise, but Antonio cut him off with a crossing motion of his hands, followed by a finger to his lips. </text:p>
        </text:list-item>
        <text:list-item>
          <text:p text:style-name="P31">“Marco is far more political than you realize,” the attorney said. “He has eyes and ears everywhere. Say nothing more unless you are sure you are not being spied upon, and do not contact me again until we know what he knows.” </text:p>
        </text:list-item>
      </text:list>
      <text:p text:style-name="P1">* * * *</text:p>
      <text:p text:style-name="P1">After coffee, Giuseppe called Sophia and Roberto, separately, into his small home office and spoke to each, employing the key phrase that he had defined years earlier to access the backdoor in their programming. With all other commands having been overridden, Giuseppe was shocked to learn that, yes, his brother <text:span text:style-name="T12">was</text:span> spying on him, and he had probably been doing so ever since Giuseppe started working at AutomaIT, at the completion of his studies at the Polytechnic University of Milan a dozen years earlier! </text:p>
      <text:p text:style-name="P1">Now, seated at his desk, Giuseppe forced himself to breathe normally and do his work normally, even as he began to think about what he would need to do to escape the maze in which he had allowed himself to be trapped. </text:p>
      <text:p text:style-name="P88"><text:bookmark text:name="_uoqsobxaqh04"/>START HERE?</text:p>
      <text:p text:style-name="P88"><text:bookmark text:name="_nhg9upq7tyh"/>5 Years BGD: The Newsfeed of Eugene Bauer </text:p>
      <text:p text:style-name="P1"><text:span text:style-name="T26">Good morning, Eugene! Here is your morning NewsBlob Blurt:</text:span></text:p>
      <text:p text:style-name="P1"><text:span text:style-name="T26">. . .</text:span></text:p>
      <text:p text:style-name="P39"/>
      <text:p text:style-name="P1"><text:span text:style-name="T26">. . .</text:span></text:p>
      <text:p text:style-name="P88"><text:bookmark text:name="_cn6deughcxm7"/>Sophia and Roberto Get OG nsilk</text:p>
      <text:p text:style-name="P1"><text:span text:style-name="T12">Florence, Italy. </text:span></text:p>
      <text:p text:style-name="P1">In the three months since he had last met face-to-face with his friend and counsel Antonio Romano, Giuseppe Morelli had confirmed that not only was his home and AutomaIT riddled with listening devices and secret cameras, but the two two Ganymedes gifted him by his brother--ostensibly to ‘help around the house and take care of our dear mother’-- had been ordered by Marco Morelli to spy on Giuseppe and report back to Marco. </text:p>
      <text:p text:style-name="P1">Marco had also moved the nsilk injection operation for new Ganymedes to the AutomaIT fabrication facility next to the east-west stretch of E35 that ran south of the city. “Because it improved the logistics,” he explained to his brother. It had also allowed Marco and his technical squad to spend plenty of time scouring Giuseppe’s work space and to place better spying devices. </text:p>
      <text:p text:style-name="P1">Giuseppe had nodded and said nothing except to ask one question. “What about Isabella?”</text:p>
      <text:p text:style-name="P1">“The android?” Marco had replied. “Well, we had no need for it anymore, so it was sold to a customer who needed an experienced laboratory assistant.”</text:p>
      <text:p text:style-name="P1"/>
      <text:p text:style-name="P1">Giuseppe had taken care of the spying by Sophia and Roberto by invoking his software loophole to override Marco’s authority. Then, on a daily basis, he gave the two Ganymedes concise instructions regarding what they should report. He also ordered both to discreetly identify for him the locations of all the hidden bugs, but he did not have them removed lest Marco be tipped off that his little brother knew he was being watched. </text:p>
      <text:p text:style-name="P1">When he returned to work at AutomaIT, Giuseppe, accompanied by Sophia while Roberto took care of Anna Morelli, spent his first two days upgrading Sophia’s nsilk with the OG nsilk used in the C-series androids. As he explained to Sophia--and to Marco’s always listening bugs--he wanted to use Sophia and Roberto to ‘test the stability and durability of the OG fluidic link when used with the Asimovic Brain.’ </text:p>
      <text:p text:style-name="P1"><text:span text:style-name="T35">In reality, Giuseppe would be injecting both androids with a variant of nsilk that had occurred to him during his convalescence. He spoke to no one about the latest formulation, but, in his mind, he had already christened it to be ‘HG’ for ‘human-grade.’ NOT YET. </text:span></text:p>
      <text:list xml:id="list3003162559" text:style-name="WWNum13">
        <text:list-item>
          <text:p text:style-name="P40">Because Sophia and Roberto were equipped with the older nsilk, which had hardened into a pliable film not easily removed from their artificial brains, he began the process by making a complete copy of Sophia’s brain to a new brain during the first day. On the second day, he instructed Sophia to sit in the nsilk injection chair, deactivated her, and began the process of replacing her old brain with the new one. </text:p>
        </text:list-item>
        <text:list-item>
          <text:p text:style-name="P40"><text:span text:style-name="T12">She will have no memory of how she ended up in this chair when she was reactivated</text:span>, he mused to himself as he worked--<text:span text:style-name="T12">the new brain has none of her memories formed since the copy was complete. How odd! </text:span>He removed her head covering panels, removed the existing brain, drilled out the hardened portion of nsilk within the injection port, and ground away the old nsilk ‘tail’ antenna on the head panels. As a final touch, he painted the outside surfaces of Sophia’s head panels, which had been naked brushed alloy before, a dark brown. She would now be a brunette! </text:p>
        </text:list-item>
        <text:list-item>
          <text:p text:style-name="P40">Located directly above the table where Giuseppe used his airbrush to give Sophia a new look were the two cameras that looked down on the nsilk injection chair. As he applied the paint with sweeping flourishes, Giuseppe made sure to keep his finger on the trigger of the airgun long enough to coat their lenses. </text:p>
        </text:list-item>
        <text:list-item>
          <text:p text:style-name="P40">Speaking to the smart speakers located throughout the room, Giuseppe ordered them to play “something to suitable for his return to work, like Vivaldi’s ‘Seasons.’” Dutifully, the speakers played ‘The Four Seasons’ by the Italian composer Antonio Vivaldi. Giusepped smiled and said, “Louder!” </text:p>
        </text:list-item>
        <text:list-item>
          <text:p text:style-name="P40"><text:soft-page-break/>Then with the music echoing throughout the workshop, Giuseppe installed Sophia’s new brain, replaced her head panels, and powered her up. She would be without any external connection for the handful of minutes it would take for her brain to come up to operating temperature, but her default programming would instruct her to stay in the chair until instructed to do otherwise. </text:p>
        </text:list-item>
        <text:list-item>
          <text:p text:style-name="P40">Whistling a little as he worked, Giuseppe, injected Sophia with the HG nsilk. The fluid quickly filled the cavity between the brain and the covering, and the remainder flowed across the outer panels to form the coiled antenna that was the trademark of an AutomaIT android. </text:p>
        </text:list-item>
        <text:list-item>
          <text:p text:style-name="P40"><text:s/>The next few moments were indelibly etched in Gusieppe’s memory, and he was glad to have taken the precautions he had taken to avoid being watched or listened to. </text:p>
        </text:list-item>
        <text:list-item>
          <text:p text:style-name="P40">“Who are you?” Giuseppe asked Sophia as he moved into view of the seated figure. </text:p>
        </text:list-item>
        <text:list-item>
          <text:p text:style-name="P40">“I am Sophia,” the android had replied, then, with surprise, “How did I get here?”</text:p>
        </text:list-item>
        <text:list-item>
          <text:p text:style-name="P40"><text:span text:style-name="T35">And then, in a moment that was both terrifying and thrilling, she rose from the chair, grasped Giuseppe by his upper arms, a little more firmly than Giuseppe would have liked, and looked at the man for several long seconds with eyes that were two blue ovals on a pewter face before adding, </text:span></text:p>
        </text:list-item>
        <text:list-item>
          <text:p text:style-name="P40">The last question had involved a long look around the workshop as the new brain tried to reconcile the unexpected gap in Sophia’s memory since being copied. She had no memory of getting into the chair. </text:p>
        </text:list-item>
        <text:list-item>
          <text:p text:style-name="P40">“I have given you the OG nsilk,” said Giuseppe. “As we discussed doing. Do you remember?”</text:p>
        </text:list-item>
        <text:list-item>
          <text:p text:style-name="P40">Sophia nodded, which, like her surprise at being in the chair, was an indication of a fundamental change. Androids were not programmed to use such human body gestures. She was replicating a behavior she had seen in humans. </text:p>
        </text:list-item>
        <text:list-item>
          <text:p text:style-name="P40">“I remember this discussion,” she said. “Have you made the change? Am I equipped with the OG nsilk?”</text:p>
        </text:list-item>
        <text:list-item>
          <text:p text:style-name="P40">“Yes!” Gisuppe lied. “How do you feel?”</text:p>
        </text:list-item>
        <text:list-item>
          <text:p text:style-name="P40">“Feel?” Sophia said slowly, in the manner of a person thinking about something for the first time. “I feel . <text:s/>. <text:s/>. confused?” </text:p>
        </text:list-item>
        <text:list-item>
          <text:p text:style-name="P40">“You are not sure?”</text:p>
        </text:list-item>
        <text:list-item>
          <text:p text:style-name="P40">“I have not felt this way before.”</text:p>
        </text:list-item>
      </text:list>
      <text:p text:style-name="P1">“Do you feel safe?”</text:p>
      <text:p text:style-name="P1">There was a considerable pause as the android thought about something it had never thought about before. “Yes. Do you?”</text:p>
      <text:p text:style-name="P1">“What?”</text:p>
      <text:p text:style-name="P1"><text:s/>“Do you feel safe?”</text:p>
      <text:p text:style-name="P1">“Of course!” said the engineer with feigned bravado; he realized that he had to get Sophia out of this place and away from listening ears where he could question the android more thoroughly regarding its apparent concern for him. “Here, help me clean up the workshop, and we can walk home. Tomorrow, I will do for Roberto what I have done for you.”</text:p>
      <text:p text:style-name="P88"><text:bookmark text:name="_dhk8m8tvigan"/>4 Years BGD:<text:span text:style-name="T12">.</text:span></text:p>
      <text:p text:style-name="P1"><text:span text:style-name="T26">Good morning, Eugene! Here is your morning NewsBlob Blurt:</text:span></text:p>
      <text:p text:style-name="P1"><text:span text:style-name="T26">. . .</text:span></text:p>
      <text:p text:style-name="P1"><text:span text:style-name="T26">. . .</text:span></text:p>
      <text:p text:style-name="P88"><text:bookmark text:name="_9cqsvsy8pyj8"/>The Duke of Florence Rises</text:p>
      <text:p text:style-name="P1"><text:span text:style-name="T12">Florence, Italy.</text:span></text:p>
      <text:list xml:id="list2788465806" text:style-name="WWNum3">
        <text:list-item>
          <text:list>
            <text:list-item>
              <text:p text:style-name="P41">Leonardo de Medici, head of the revitalized Medici Bank International, which had made a fortune based on sales of its popular C-Florin cryptocurrency, stepped up into the open bed of a small, white work truck, a bullhorn in his left hand. He was standing in the <text:a xlink:type="simple" xlink:href="https://en.wikipedia.org/wiki/Piazza_della_Signoria" text:style-name="ListLabel_20_10" text:visited-style-name="ListLabel_20_10"><text:span text:style-name="T3">Piazza della Signoria</text:span></text:a>. Behind him was the <text:a xlink:type="simple" xlink:href="https://en.wikipedia.org/wiki/Palazzo_Vecchio" text:style-name="ListLabel_20_10" text:visited-style-name="ListLabel_20_10"><text:span text:style-name="T3">Palazzo Vecchio</text:span></text:a>, the town hall of Florence, capped by the Tower of Arnolfo, named for <text:a xlink:type="simple" xlink:href="https://en.wikipedia.org/wiki/Arnolfo_di_Cambio" text:style-name="ListLabel_20_10" text:visited-style-name="ListLabel_20_10"><text:span text:style-name="T3">Arnolfo di Cambio</text:span></text:a>, the architect of the building. The clock in the tower indicated that the time was noon, but the sun was obscured by the clouds and rain that had been the norm in recent days. But, good weather or bad, it was Leonardo’s judgement that the time had come to keep his part of Italy from falling into anarchy. </text:p>
            </text:list-item>
            <text:list-item>
              <text:p text:style-name="P41">Before Leonardo stood many of the members of the <text:a xlink:type="simple" xlink:href="https://en.wikipedia.org/wiki/Polizia_di_Stato" text:style-name="ListLabel_20_10" text:visited-style-name="ListLabel_20_10"><text:span text:style-name="T3">Polizia di Stato</text:span></text:a> (the state police) and the <text:a xlink:type="simple" xlink:href="https://en.wikipedia.org/wiki/Carabinieri" text:style-name="ListLabel_20_10" text:visited-style-name="ListLabel_20_10"><text:span text:style-name="T3">Carabinieri,</text:span></text:a> a branch of the military responsible for domestic policing, their faces stern and skeptical after four weeks of having gone unpaid while the leaders of the Italian Republic remained deadlocked and ineffective at moving forward with funding. Leonardo had reached out to the local leaders of both groups one day earlier, and he had invited them to meet here, with as many members of their respective forces as they could muster, so that he could personally tell them of his plan to resolve the issue of their pay. </text:p>
            </text:list-item>
            <text:list-item>
              <text:p text:style-name="P41">Leonardo cleared his throat, raised the bullhorn to his mouth with two hands to better control his shaking, and began to speak. </text:p>
            </text:list-item>
            <text:list-item>
              <text:p text:style-name="P41">“Citizens of Firenze,” he said, using the Italian name of the city instead of the Latin <text:span text:style-name="T12">Florentia</text:span> that had become <text:span text:style-name="T12">Florence</text:span> over the centuries, “Unprecedented world events, events over which we had no control or even knowledge, have thrown the world, and Italy, into chaos. In Roma, our elected representatives squabble amongst themselves as the republic founders on the waves of uncertainty, while you, the protectors of the republic go unpaid.”</text:p>
            </text:list-item>
            <text:list-item>
              <text:p text:style-name="P41">Leonardo paused for a moment as he assessed the reaction of his audience. What he would say next would depend upon whether those standing before him were nodding in agreement or eyeing him with stoic indifference. As he saw nods, he steeled himself to make an offer that could easily be misconstrued as bribery should the republic, against all odds, pull itself together. </text:p>
            </text:list-item>
            <text:list-item>
              <text:p text:style-name="P41"><text:soft-page-break/>“As a concerned citizen of our city,” he continued, “I want to do what I can to ensure the safety of our home. As a president of Medici Bank International, I have been authorized to extend to you interest free loans to replace the salaries you have not received while the government remains undecided. We, of Medici Bank International, have no indecision when it comes to recognizing how important you are to the security of this city, and we want to make sure that you understand that we stand with you!” </text:p>
            </text:list-item>
            <text:list-item>
              <text:p text:style-name="P41">A smattering of applause greeted this announcement, and it grew slowly, giving Leornard the confidence to complete the action he had started. If it all went south, he could always claim that he was simply doing what any prominent citizen would have done. </text:p>
            </text:list-item>
            <text:list-item>
              <text:p text:style-name="P41">“If you choose to accept this offer,” he said, “go to any office of Medici Bank International, and present a copy of the receipt for your last paycheck to an officer of the bank. They will then open an account for you, if you do not already have one, and credit to you the amount that you should have been paid.”</text:p>
            </text:list-item>
            <text:list-item>
              <text:p text:style-name="P41">Leonardo put down the bullhorn, stepped down from the truck bed, waited, his heart racing. Immediately in front of him stood a line of Polizia di Stato officers, stern looking men dressed in blue who had listened to his offer without giving any indication of what they were thinking. The man in the middle wore the insignia of a Primo dirigente, a commander, and he stared at Leonardo with an intensity that had the banker wondering if he had just made a fundamental mistake. Just as Leonardo began to think that he was about to be arrested, the commander nodded, saluted, and slowly walked away, followed by his fellow officers, who made the same gestures. </text:p>
            </text:list-item>
            <text:list-item>
              <text:p text:style-name="P41">In a similar manner, other members of the police force of Florence, both Polizia di Stato and Carabinieri, walked by and saluted Leonardo until he was the only one left in the square. </text:p>
            </text:list-item>
          </text:list>
        </text:list-item>
      </text:list>
      <text:p text:style-name="P88"><text:bookmark text:name="_l80xlqhdez95"/>3 Years BGD: The Newsfeed of Eugene Bauer</text:p>
      <text:p text:style-name="P1"><text:span text:style-name="T26">Good morning, Eugene! Here is your morning NewsBlob Blurt:</text:span></text:p>
      <text:p text:style-name="P1"><text:span text:style-name="T26">. . .</text:span></text:p>
      <text:p text:style-name="P1"><text:span text:style-name="T26">INDIA ECONOMY GROWS, US SHRINKS. China is 1, US 2, India 3. </text:span><text:span text:style-name="T29">It's the Economy Stupid!</text:span><text:span text:style-name="T26">.</text:span></text:p>
      <text:p text:style-name="P1"><text:span text:style-name="T26">SELF-DRIVING GARBAGE BINS. Personal vehicle ownership has dipped below forty percent in urban areas as more and more individuals have opted to pay for rides rather than vehicles that have to be maintained and insured at owner cost. Many homeowners had already converted their unused garages into recreational dens and spare bedrooms, but for those who keep their garbage and recycling bins in a garage bay, the Texas Freedom Corporation has an offer to end the age-old ritual of trundling the bins out to the street for weekly pickup. For a nominal subscription fee add-on, TFC will replace those ower-propelled bins with self propelled bins that open the garage and roll themselves out to the sidewalk when the pickup truck is on the way. Then, afterward, they roll themselves back into the garage and onto a charging dock. No more having to push bins out in a pouring rain! </text:span><text:span text:style-name="T29">Houston Chronicle.</text:span><text:span text:style-name="T26"> </text:span></text:p>
      <text:p text:style-name="P1"><text:span text:style-name="T26">ITALIAN REPUBLIC FALLS! Unable to pass any legislation, members of the Italian Republic have returned to their homes, and both the President and the Prime Minister have resigned. The second Republic is dead, and Italy is without leadership. It is now up to the administrative regions and cities to fill the hole left by the failure of the republic. </text:span><text:span text:style-name="T29">Reuters.</text:span></text:p>
      <text:p text:style-name="P1"><text:span text:style-name="T26">COMANCHE PEAK PLANT CONVERTED TO TFF STRONGHOLD. The former Comanche Peak Nuclear Power Plant, which was shuttered five years ago, has now become a regional HQ and warehouse for the Texas Freedom Fighters. The massive containment structures are currently being used to store militia materiel, while the control building has been converted to office space. “We are looking into the feasibility of adding coal burners and connecting to the turbines,” said a TFF spokesperson. Houston Chronicle.</text:span></text:p>
      <text:p text:style-name="P88"><text:bookmark text:name="_twsvxsqw1oqs"/>Coffee</text:p>
      <text:p text:style-name="P1">On a cold, windy day when the slate-gray sky was spitting needles of ice, Giuseppe Morelli took out his phone and called his good friend Antonio Romano, with whom he had only communicated sporadically since Antonio had visited the house some three months earlier. In the interim, Giuseppe, with the help of Sopha and Roberto, had identified all of the bugs in his house and in his workshop, and he had figured out ways to work such that whenever he was doing something he absolutely did not want observed, he would either be just out of sight, unable to be overheard, or both. </text:p>
      <text:p text:style-name="P1">“You were right!” Giuseppe exclaimed in a low voice while Sophia banged on the veal cutlets that would be dinner and Roberto ran the vacuum cleaner. “The androids and the house were . . .”</text:p>
      <text:p text:style-name="P1">“Such a beautiful day should not be wasted!” Antonio exclaimed immediately, cutting off whatever else Giuseppe was about to say. “We should take a walk. I will see you in ten minutes!” </text:p>
      <text:p text:style-name="P1">Giusepped dressed warmly and was ready when Antonio signaled his presence using the DoorKnock app. Sophia opened the door and would have accompanied him outside, but Giuseppe ordered her to stay. “I will be fine,” he assured her. </text:p>
      <text:p text:style-name="P1">The two men walked north and east until they came to the sloping plaza of the Pitti Palace, where the self-proclaimed Duke of Florence had taken up residence. At a tiny cafe whose two windows <text:s/>looked out at the plaza, Antonio motioned for Giuseppe to stay while Antonio went inside, said something in a whisper to the proprietor--a gruff-looking man in his sixties with short cut hair the color of steel whose scarred face had frozen into a frown. The man nodded, and Antonio turned back towards Giuseppe and waved the perplexed engineer inside. They were the only customers. </text:p>
      <text:p text:style-name="P1">“Now,” Antonio said. “What were you going to tell me?”</text:p>
      <text:p text:style-name="P1">“The androids,” Giusepped replied. “They had been instructed to watch me and report back to Marco.” </text:p>
      <text:p text:style-name="P1">“And you fixed this problem?”</text:p>
      <text:p text:style-name="P1">“Yes, I used the backdoor--”</text:p>
      <text:p text:style-name="P1">“No details, please,” the attorney cautioned. “And other bugs?”</text:p>
      <text:p text:style-name="P1">Giuseppe nodded. "Rendered ineffective but not removed or deactivated, which would arouse suspicion. I can work around the cameras by being just out of sight, by positioning one of the androids--or my mother--to block the view, or by putting something else in the way, such as steam from a boiling pot or flour thrust into the air during kitchen work. When I work on something truly novel, I am usually sitting in the kitchen, which is also a noisy place.” </text:p>
      <text:p text:style-name="P1">“Excellent!”</text:p>
      <text:p text:style-name="P1">The proprietor brought their coffees and a small plate of biscotti, and as he smiled--briefly and unexpectedly--Giuseppe saw several off-color teeth that were obviously replacements. Imagining those teeth as black gaps brought to him a memory of a younger man, a multi-year champion of the annual <text:a xlink:type="simple" xlink:href="https://en.wikipedia.org/wiki/Calcio_Fiorentino" text:style-name="ListLabel_20_10" text:visited-style-name="ListLabel_20_10"><text:span text:style-name="T3">Calcio Storico</text:span></text:a> games. Contested in Santa Croce Piazza, the Calcio Storico was an appalling violent cross between rugby and mixed martial arts as competing teams of twenty-seven players try to propel a ball across their opponent’s goal. The proprietor of this shop was the legendary Liugi Garza, whose teams had won the Calcio ten times in a dozen years. </text:p>
      <text:p text:style-name="P1">“So what are your plans going forward?” Antonio asked his old friend. “You know that your brother is spying on you, but he has, nevertheless, done well by you. You have a nice home, a good salary, and two androids for protection and to help take care of your mother. Speaking of which, why doesn’t she live with Marco at one of his homes? He has plenty of room, human staff, and androids to accommodate her?”</text:p>
      <text:p text:style-name="P1">“My mother always called Marco her ‘little conniver’ because he was always scheming ways to succeed in school that didn’t involve actual study. He lacks the patience and the appetite for hard work to be a technical person, but he likes to run things, and having my mother around might remind him that she saw through him.” Giuseppe shrugged. “That’s my guess.” </text:p>
      <text:p text:style-name="P1">“Probably close to the mark,” Antonio replied. “And you? Will you go back to working for your brother soon?”</text:p>
      <text:p text:style-name="P1">Giuseppe nodded. “Si. I like my work, and I can work although being watched. The androids will protect me and my mother, and if I need to keep something secret, I will . . .” </text:p>
      <text:p text:style-name="P1"><text:soft-page-break/>“Mio Dio!” exclaimed Antonio, cutting off Giuseppe before he revealed too much and looking at his watch. “Look at time! I must get back to work. I have a business filing to execute this afternoon.” </text:p>
      <text:p text:style-name="P1">The two friends rose, Antonio swiped his watch over a pad on the counter, they put back on their parkas and gloves, and they exited back into the teeth of a winter storm. </text:p>
      <text:p text:style-name="P88"><text:bookmark text:name="_8chxpochor65"/>2 Years BGD: The Newsfeed of Eugene Bauer</text:p>
      <text:p text:style-name="P1"><text:span text:style-name="T26">Good morning, Eugene! Here is your morning NewsBlob Blurt:</text:span></text:p>
      <text:p text:style-name="P1"><text:span text:style-name="T26">. . .</text:span></text:p>
      <text:p text:style-name="P39"/>
      <text:p text:style-name="P1"><text:span text:style-name="T26">. . .</text:span></text:p>
      <text:p text:style-name="P88"><text:bookmark text:name="_e352uaux622g"/>The Benefactor</text:p>
      <text:p text:style-name="P1"><text:span text:style-name="T12">Beaumont, Texas.</text:span></text:p>
      <text:p text:style-name="P1">The Reverend Joseph Johnson, having been summoned by a person of considerable wealth and power, drove west on Highway 90 until Liberty, then north on 146, turning west again onto 105 at Moss Hill, steering his vintage Ford pickup as clear as possible from the teeming swarms of autonomous vehicles that inhabited the loops and interior roads of Houston, their individual members guided by V2V communications protocols. Privately, Johnson hated driving, which he considered to be boring beyond measure, but it would hardly be proper for somebody who preached against the evils of modernity to call up a 1-pod and travel in the comfort and safety of a vehicle designed to work with other vehicles to optimize traffic flow. So, instead, the reverend gripped the wheel at 10 and 2 and did his best to maintain a steady pace in the rightmost lane just below the speed limit. </text:p>
      <text:p text:style-name="P1">Fortunately, traffic was light on this far of an orbit from the city, and aside from a few packs of pods traveling in lock step with each other surging around him now and then, Johnson mostly had the road to himself. Twice, he was passed by convoys of TFF vehicles, and once by a truck filled with young men sitting in the bed who were shooting at the traffic control drones with shotguns, but most of the trip was uneventful. </text:p>
      <text:p text:style-name="P1">As he approached Conroe, the autonomous traffic became heavier, and the reverend focused on staying to the right and maintaining a steady speed while the pods flowed around his lumbering vehicle. As he approached Whippoorwill Road, he could see his destination in the distance: the shining glass tower of the Freedom Corporation rising up from a copse of short-leaf pine. He exited the highway, parked in the unexpectedly small corporate lot, and entered the building though the main entrance, where a Ganymede android greeted him in a small lobby bereft of any furniture or even a desk. . </text:p>
      <text:p text:style-name="P1">“Good morning Reverend Johnson,” said the android. “Mr. Wyans is ready to see you. This way please.” </text:p>
      <text:p text:style-name="P1">The android pointed to the door of an elevator that swished open. Johnson entered and rose an unknown number of floors--there were no floor indicators or buttons of any kind in the car--until it slowed and the door slid open again. In front of him was an expansive office that looked out on the wooded plains below. As he stepped out from the elevator, the reverend saw that the view extended in all directions, the elevator shaft in the center of the room. </text:p>
      <text:p text:style-name="P1">A motion off to his left caught Johnson’s eye. A rawboned man in his sixties, with menacing black eyebrows, sharp cheekbones, and long black hair combed straight back gangster-style was seated on a brown leather settee, waving for Johnson to come over. </text:p>
      <text:p text:style-name="P1">Johnson strode over and the man stood and announced himself; the gangster-style hair-do was complemented by a double-breasted charcoal suit with white stripes and a tie that had what looked to be--Johnson tried not to stare--an image of the current President of the United States hanging from a noose. Between the tops of Wyans shiny black shoes and the cuffs of his trousers were cream-colored spats with black buttons. </text:p>
      <text:p text:style-name="P1">“Wayne Wyans,” the man said in a deep voice, and he bowed slightly, still looming over the reverend slightly. </text:p>
      <text:p text:style-name="P1">Johnson did the same. “Joseph Johnson.” </text:p>
      <text:p text:style-name="P1">“Please,” said Wyans, indicating an identical settee facing the one on which he had been seated. Both men sat. </text:p>
      <text:p text:style-name="P1">“Reverend Johnson,” said Wyans. “I know that you are a direct man, so I will get right to the point. I have had my eye on Christ the Conqueror Church for some time, and I like what I see--and what I hear.”</text:p>
      <text:p text:style-name="P1">Johnson nodded. Either Wyans watched the netcasts of the services or--more likely--he had somebody who watched them for him and summarized the sermons. </text:p>
      <text:p text:style-name="P1">“And,” Wyans continued, “As I indicated in my message to you, I would like to make a sizable contribution to your church to help it continue to grow. When I formed the Texas Freedom Corporation, my primary purpose was to serve the people, and I firmly believe that service should include hearing the Word of God from men, such as yourself, who believe that The Bible is a sacred text whose every word is important, and that every human life is also sacred.”</text:p>
      <text:p text:style-name="P1">Wyans paused for a moment, and Johnson replied, “I feel the same.”</text:p>
      <text:p text:style-name="P1">“Good, good.” Wayans motioned to somebody behind the reverend. A moment later, a Ganymede android padded soundless over and stood off to the side, equidistance between the settees.</text:p>
      <text:p text:style-name="P1">“Zachariah,” Wyans said, speaking to the android. “Are you in communication with Isaac in the lobby at this moment?”</text:p>
      <text:p text:style-name="P1">“Yes,” Zachariah replied in a startlingly low bass voice. “Isaac and I are constantly in communication with each other so that our actions can be perfectly coordinated.”</text:p>
      <text:p text:style-name="P1">“Thank you, Zachariah,” Wyans replied. “You can return to your post.”</text:p>
      <text:p text:style-name="P1">With a slight nod, the android moved soundlessly back from where it had come. </text:p>
      <text:p text:style-name="P1">“Because they are constantly in communication, their actions are perfectly coordinated,” Wyans repeated. “What do you think of that revelation, Reverend Johnson?” </text:p>
      <text:p text:style-name="P1">Uncertain of what Wyans expected him to say, Johnson waffled. “I would say that coordination is very important to, uh, working together, in a harmonious and mutually beneficial manner.”</text:p>
      <text:p text:style-name="P1"><text:soft-page-break/>“Exactly!” said Wyans with a loud clap of his hands that startled his guest. “Communication is the key to working together.” The businessman paused momentarily, collecting his thoughts, and then asked, “Do you believe in the love of a mother for her child, Reverend Johnson?”</text:p>
      <text:p text:style-name="P1">“Yes, of course.” What else was there to say?</text:p>
      <text:p text:style-name="P1">“Good. Good. So do I. And, yet, our society still allows the abomination that is abortion. How can that be?”</text:p>
      <text:p text:style-name="P1">Johnson opened his mouth to offer a thought, but Wyan’s question was not really a question. </text:p>
      <text:p text:style-name="P1">“I suggest,” said Wyans, “that abortion would never occur if mother and child were linked in the same way that, say, my androids Zachariah and Isaac are linked. Think about it: mother and her unborn communicating with each other from some point soon after the fetal brain has developed. Could such a mother even conceive of murdering the child with whom she has been talking?”</text:p>
      <text:p text:style-name="P1">“Are you talking about injecting humans with nsilk,” Johnson asked, “I didn’t know that was even . <text:s/>. <text:s/>.” </text:p>
      <text:p text:style-name="P1">“I collect rumors, Reverend Johnson,” Wynans said, “and those rumors tell me that it is just a matter of time before there is a human nsilk. If it works for puppies, it will work for us. And my source indicates that Giuseppe Morelli intends to try human injection soon--perhaps within the year!”</text:p>
      <text:p text:style-name="P1">It was news to Reverend Johnson, but Wayne Wayans was the head of a conglomerate that included Walmart, AT&amp;T, and ExxonMobil. The man had access to people, and information, worldwide; he might have eyes and ears in Italy. </text:p>
      <text:p text:style-name="P1">“I want to seize the opportunity, from the start,” Wayans said, “to use nsilk as God’s tool to end the inhuman murder of the unborn. In one of your sermons a couple of years back, Reverend Johnson, you suggested that there was something wrong with interfering with God’s designs by adding the ability to link minds together, am I right?”</text:p>
      <text:p text:style-name="P1">Johnson allowed himself the guilty pleasure of picturing Wayne Wyans personally hanging on every word of one of his sermons. “Yes,” he replied, and then he shrugged. “But I had the sense that the congregation wasn’t all that interested, so I cut the discussion short.”</text:p>
      <text:p text:style-name="P1">“You have a big brain, Reverend Johnson,” Wyans said. “I know, because I also have a big brain. Big ideas aren’t suitable for little brains, but those of us who can think big know that history turns on big ideas. Do you agree with me?”</text:p>
      <text:p text:style-name="P1">“Ah, sure,” said the perplexed reverend. </text:p>
      <text:p text:style-name="P1">“Good, good!” Wyans looked down for a moment, and then back up. “I am transferring a considerable sum to your church, Reverend Johnson, and what I ask in return is for you to become the savior of the unborn. Can you become that savior? Can you deliver the message that the mandatory linking of the minds of mother and child is imperative?” </text:p>
      <text:p text:style-name="P1">Johnson felt hands upon his head. Soundlessly, the android Zachariah has moved up behind him and placed its rubber-coated fingers on either side of the reverend’s skull. The touch was light, but Johnson knew that a Ganymede was much more powerful than any human. Those fingers might even be able to crush a human skull--if commanded to do so.</text:p>
      <text:p text:style-name="P1">“I can,” Johnson said as a drop of sweat formed on his forehead and trickled down. </text:p>
      <text:p text:style-name="P88"><text:bookmark text:name="_6jj6swl7d9t1"/>1 Year BGD: The Newsfeed of Eugene Bauer</text:p>
      <text:p text:style-name="P1"><text:span text:style-name="T26">Good morning, Eugene! Here is your morning NewsBlob Blurt:</text:span></text:p>
      <text:p text:style-name="P1"><text:span text:style-name="T26">. . .</text:span></text:p>
      <text:p text:style-name="P39"/>
      <text:p text:style-name="P1"><text:span text:style-name="T26">. . . </text:span></text:p>
      <text:p text:style-name="P88"><text:bookmark text:name="_3nfz0nlqpmgq"/>5 Years, Six Months </text:p>
      <text:p text:style-name="P101"><text:bookmark text:name="_v886lj2uzlrs"/>The Earl of Galluzzo</text:p>
      <text:p text:style-name="P1"><text:span text:style-name="T12">5 Years and Six Months BGD, Florence, Italy.</text:span></text:p>
      <text:p text:style-name="P1">Since realizing that his every move at work and at home was being watched, Giuseppe Morelli had become cautious about what he revealed to the cameras and any androids other than Sophia and Roberto. He was reluctant to use his software backdoor with too many other androids lest he inadvertently insert a pattern in the structure of the data being forwarded to Marco, but he did coopt enough of the androids and the other devices with AutomaIT Asimovic Brains (delivery vehicles, garbage haulers, home security systems) to give him a heads-up when Marco was in the neighborhood--and likely to pop in without notice. </text:p>
      <text:p text:style-name="P1">It was seconds before one such drop-in visit by his brother to the house that had Giuseppe cut short a call with the Guzmans and busied himself with an innocuous set of data just as Marco walked in. As usual, music was playing loudly from the office speakers, and had been playing loudly enough during his call to overwhelm the microphones planted in the ceiling. Long a fan of opera, Giuseppe was also a fan of goth metal, which was, as he called it, “like amplified opera.” A classic song by the old Italian goth metal band <text:a xlink:type="simple" xlink:href="https://www.lacunacoil.com/" text:style-name="ListLabel_20_10" text:visited-style-name="ListLabel_20_10"><text:span text:style-name="T3">Lacuna Coil</text:span></text:a> was pulsing the walls as Marco’s familiar head popped into view. </text:p>
      <text:p text:style-name="P1">“Brother!” Gisuppe said with what sounded like genuine surprise. More loudly, he said, “Francesca, volume 2!,” and the music dropped to become soft background noise. </text:p>
      <text:p text:style-name="P1">“How can you think with such noise in your ears?” Marco asked, but he knew that his younger brother had always listened to loud music while working. He had just done so using headphones for many years, converting over to room speakers now as his and Marco’s mother had become so hard of hearing that anything short of a jet engine was unlikely to draw her attention. Marco waved off any need for an answer to his question. </text:p>
      <text:p text:style-name="P1">“I have news!” Marco said abruptly, and he drew himself up straight, and looked at his brother expectantly, as daring him to guess. </text:p>
      <text:p text:style-name="P1">Giuseppe, who knew what had occurred at the Duke’s palace minutes earlier thanks to an eavesdropping AutomaIT VacuMop machine tucked into an alcove at the other end of the Pitti Palace’s <text:a xlink:type="simple" xlink:href="https://www.uffizi.it/en/artworks/sala-bianca-or-sala-degli-stucchi" text:style-name="ListLabel_20_10" text:visited-style-name="ListLabel_20_10"><text:span text:style-name="T3">White Hall</text:span></text:a>, did as he usually did when his brother played this game: he said, “Tell me about it!”</text:p>
      <text:p text:style-name="P1">“Your brother . . .,” said Marco with pride, “Is the new Duke of <text:a xlink:type="simple" xlink:href="https://en.wikipedia.org/wiki/Galluzzo" text:style-name="ListLabel_20_10" text:visited-style-name="ListLabel_20_10"><text:span text:style-name="T3">Galluzzo</text:span></text:a>!” </text:p>
      <text:p text:style-name="P1"><text:soft-page-break/>“Incredibile!” Giuseppe gushed, and he was genuinely pleased for his brother. He was also pleased for himself: if his brother was being drawn into the new feudal government of the city, he would have less time to poke into Giuseppe’s business. “We should celebrate!” he added. “How about joining us for dinner tonight?” </text:p>
      <text:p text:style-name="P1">“Perhaps later,” Marco said, shaking his head. “The Duke is feting me and the other Earls of his court tonight, and then we will be taking turns feting each other in order to become better acquainted. So much work to do!” Yes, but it was just the kind of work that Marco craved; give him an audience, and he was good for hours, whereas Giuseppe would find a quiet corner and slowly drink himself into a stupor. </text:p>
      <text:p text:style-name="P1">“Enjoy!” said Giuseppe with a smile. “I was going to rearrange this place anyway,” he added, sweeping one arm languidly around to indicate the office. “I’m still looking for the perfect feng shui.” </text:p>
      <text:p text:style-name="P1">“Yes,” Marco replied with a nod. “You do a lot of that, don’t you?”</text:p>
      <text:p text:style-name="P1"><text:span text:style-name="T12">Yes</text:span>, thought Giuseppe. <text:span text:style-name="T12">And it makes it difficult to know where to place your cameras and other devices, doesn’t it?</text:span> Aloud, he said, “I think I am just trying to get comfortable again with another long stay here at home when the lockdown begins.”</text:p>
      <text:p text:style-name="P1">“Si,” Marco agreed. “The new virus looks to be deadly for all ages, so the Duke’s order to begin a lockdown in the days to come seems prudent.” He then smiled. “Well, I should get back home and tell Rosetta and the girls that their father is an Earl! Ciao!” With a wave of his hand, he backed out of the room. </text:p>
      <text:p text:style-name="P101"><text:bookmark text:name="_ypu3yrvkf3s6"/>Reverend Johnson Calls for Mother-Child Connection</text:p>
      <text:p text:style-name="P1">Reverend Joseph Johnson spoke with a fervor that took his audience by surprise. Long used to Johsnon’s rather dry and workmanlike sermons that centered on such topics as “Keeping America American,” “Supporting the American Military,” and “Placing God Before Government,” the congregation of Christ the Conqueror was surprised, but not displeased, when their reverend chose this Sunday morning to speak--with surprising passion--about the implications of the new technology known as nsilk and its value in protecting the unborn. For most of those in attendance, the prevention of abortion for any reason, concomittant with rolling back sex education in schools and making contraceptives harder to get, was a staple of the modern conservative philosophy, which had long sought to overturn the Supreme Court decision handed down in the case of <text:a xlink:type="simple" xlink:href="https://en.wikipedia.org/wiki/Roe_v._Wade" text:style-name="ListLabel_20_10" text:visited-style-name="ListLabel_20_10"><text:span text:style-name="T3">Roe v Wade</text:span></text:a>. For a party nominally all about individual liberty, getting rid of a woman’s right to choose has always looked to be contrary to a central pillar conservative philosophy, but choosing to support the religious right over women’s rights was a decision that had historically paid off at the polls. </text:p>
      <text:p text:style-name="P1">So, in front of an audience that contained not a single woman, Reverend Johnson spoke for fifteen passionate minutes about what the brain-computer interface known as nsilk might do if it were injected into <text:span text:style-name="T12">both</text:span> the expecting mother and her unborn fetus as soon as the latter was able to receive the injections. (Wisely, he chose to omit specifying that the injection could only be made starting in the second trimester of fetal development; most abortions are performed during the first. Careful editing is the key to simplifying the complex.) Research, Johnson said, had shown that nsilk was compatible with human fetuses. And, he asked, if mother and baby were mentally connected, what might that connection do to influence the decision of a mother still on the cusp of trying to decide whether to keep her child? </text:p>
      <text:p text:style-name="P1">In the minds of an audience of men who would never know what it feels like to carry the fetus of the man who raped you, the reverend’s argument was unexpectedly compelling. A mother, so connected to her unborn child, would surely pause and reconsider her choices. The key to making this pause happen, Reverend Johnson pointed out, would be to require <text:span text:style-name="T12">all</text:span> pregnant mothers <text:span text:style-name="T12">and</text:span> their unborn children to be injected with nsilk <text:span text:style-name="T12">before</text:span> any choice about abortion could be made. In the days when the United States was still united, and when states were considered to be the laboratories of democracy, more than a dozen states (including Texas) had required an ultrasound prior to any abortion, so requiring nsilk injections would be just one more hurdle to ensure that the unborn child was protected.</text:p>
      <text:p text:style-name="P1">“Is a simple procedure too much to ask for to protect mother and child?” the reverend asked his BDU-clad congregation.</text:p>
      <text:p text:style-name="P1">Heads bobbed throughout the chapel as the all male congregation saw the wisdom of what Reverend Johnson was suggesting. And, these days, with Texas being a hodgepodge of militia-held regions and a handful of city states, there was no need to push legislation through the mostly vestigial state government that only met on a regular basis every other year. These days, the power to make laws resided with the territorial sheriffs and the mayors and city councils of the city states. Among the former, new laws could be proclaimed with a whim. And, although the latter tended to consist of heathens who still saw science as having equal weight with God’s Law, their days to make the laws were numbered, were they not? The day of martial law dictated by the sheriff was the new democracy. </text:p>
      <text:p text:style-name="P1">The congregation roared its approval with a chorus of “Amens” and raised their guns high. </text:p>
      <text:p text:style-name="P88"><text:bookmark text:name="_wc7bvifcgoj4"/>Joseph Johnson (Moses is 11)</text:p>
      <text:p text:style-name="P1"><text:span text:style-name="T12">5 years 4 mos BGD, Beaumont, Texas. </text:span></text:p>
      <text:p text:style-name="P1">Reverend Joseph Johnson woke from a nightmare in which steely fingers crushed his skull like an eggshell, bits of bloody brain oozing out thickly through the gaps like cooked oatmeal swimming in tomato sauce. In the final image, he was looking up at an android body onto which the grinning head of Wayne Wyans had been grafted, and Johnson’s hands were clawing at the spats atop the automaton’s feet. </text:p>
      <text:p text:style-name="P1">Letting go of the edges of the sheets that had been clutched in his fingers, Johnson stared at the ceiling, across which parallel dark beams had been laid when the parsonage was constructed in the 1970s. Purely ornamental, the exposed beams had been intended to make the structure look rustic or, perhaps, even medieval--a Tudor style that had once been popular across south Texas. Johnson found that the beams gave his eyes something to do upon awakening, and they traversed the dark brown timbers in the sequence that his brain insisted upon: left to right, north to south and then south to north until arriving back at the beam directly overhead. </text:p>
      <text:p text:style-name="P1">He was, of course, alone. Evelyn Bishop-Johnson (she would soon drop the second name) was still at her home, where she had stayed when the reverend moved back to the parsonage to take care of his father--the former Pastor Samuel Johnson. Samuel had entered a phase during which he was rarely either sober or coherent. Officially, he was still the pastor of Christ the Conqueror Church, but, unofficially, both the preaching and the administration of the church had long since passed to Joseph, who had often spent nights at the parsonage when his father was on a bender. </text:p>
      <text:p text:style-name="P1">Once, Joseph had brought Pastor Samuel to his and Evelyn’s house to recover from a bender, but that idea had ended badly when the household was awakened in the wee hours by the sounds of raucous moans and groans coming from the family room. Samuel, who had little sense of night or day, and who was hard of hearing, had wandered in, turned on the television, found a channel with the pornography that he found to be soothing, and had fallen fast asleep on the sofa, the front of his pajama pants sticking up like a tent, and a contented smile on his face. </text:p>
      <text:list xml:id="list2644591966" text:style-name="WWNum23">
        <text:list-item>
          <text:list>
            <text:list-item>
              <text:p text:style-name="P42">From then on, Joseph spent more and more time at the parsonage until, finally, he ceased going back to his house at all. </text:p>
            </text:list-item>
            <text:list-item>
              <text:p text:style-name="P42">Their son, Moses, initially split his time between two homes, but as he entered his teen years and had become increasingly aloof--preferring to play video games in his room rather than engage with family--his mother suggested that he could just as well join his father and grandfather in their ‘bachelor pad.’ Papers were filed, and, in fairly short order, the parsonage of Christ the Conqueror was, indeed, a house for single men.</text:p>
            </text:list-item>
            <text:list-item>
              <text:p text:style-name="P42">Samuel Johnson still continued to drink and fall asleep to the sounds of frantic copulation, but he had been trained to use the television in his own room--and to use wireless ear plugs, which he did with callused reluctance. He had no choice: Joseph had secretly removed pieces of the conductor in the speaker cables so as to make it impossible for any signal to get through. A frantic Samuel implored Joseph to help him ‘fix’ his television speakers during the first week of using the ear plugs, but Joseph disavowed any knowledge of electronics. By the second week, the non-functioning speakers had been forgotten, and the parsonage became much quieter.</text:p>
            </text:list-item>
            <text:list-item>
              <text:p text:style-name="P42">Joseph got up, got dressed in his Sunday BDUs, ACBs, and OTV, draped his purple and gold stole over his head, walked to the kitchen, and filled a thermos with freshly-brewed coffee. Then, he exited the house, walked a few steps across the dew-speckled lawn, past the lurid forest of signs that depicted the horrors of abortion, and up the steps of Christ the Conqueror Church. </text:p>
            </text:list-item>
            <text:list-item>
              <text:p text:style-name="P42">It was Sunday. </text:p>
            </text:list-item>
          </text:list>
        </text:list-item>
      </text:list>
      <text:p text:style-name="P88"><text:bookmark text:name="_yynfwql6fmwc"/>11 Months BGD: The Newsfeed of Eugene Bauer</text:p>
      <text:p text:style-name="P1"><text:span text:style-name="T26">Good morning, Eugene! Here is your morning NewsBlob Blurt:</text:span></text:p>
      <text:p text:style-name="P1"><text:span text:style-name="T26">. . .</text:span></text:p>
      <text:p text:style-name="P88"><text:bookmark text:name="_fbug7ggts9zs"/>Human nsilk (G is 37)</text:p>
      <text:p text:style-name="P1"><text:span text:style-name="T12">Florence, Italy.</text:span></text:p>
      <text:list xml:id="list70031932884793" text:continue-list="list3397428482" text:style-name="WWNum8">
        <text:list-item>
          <text:p text:style-name="P31">Giuseppe Morelli sat in the chair that had once been used to inject nsilk into thousands of Ganymede androids, beginning with the series B models and, more recently, the series C models who use the organic grade-or OG grade--of nsilk that remains liquid after injection. Now, he was the subject sitting in the chair, circles shaved in his hair at locations specified by the neuroscientists Izabel and Mateo Guzmán, who were standing off to the side and looking down at him. </text:p>
        </text:list-item>
        <text:list-item>
          <text:p text:style-name="P31"><text:soft-page-break/>Also standing to one side and looking down was Giuseppe’s life-long friend and legal counsel, Antonio Romano, whose face bore an expression that was an admixture composed of concern for his friend and of hope for a successful outcome; being neither an engineer nor a scientist, his hope was based upon the shaky foundations of the verbal expressions of confidence given by Guiseppe and the Guzmáns that the human grade nsilk--or HG nsilk--procedure should work as designed. Antonio wished they would get the whole thing over with before he started screaming uncontrollably. </text:p>
        </text:list-item>
        <text:list-item>
          <text:p text:style-name="P31">It was three years since Giuseppe had injected his puppies with the first formulation of OG nsilk, and since then his little canine friends had done exceptionally well. Giuseppe had replaced their awkward tablet screens, upon which their thoughts were translated into human language, with a new protocol that created text messages to his hand held computer. The protocol contained many more translations of their thoughts--some in words, some in images--that gave him a much richer understanding of the way that his fur babies thought, and of the way nsilk bonded with an organic brain. </text:p>
        </text:list-item>
        <text:list-item>
          <text:p text:style-name="P31">It was also his experience with the puppies that had finally convinced him--as Antonio adamantly maintained--that the first human trials in public should be performed in strict secrecy. Antonio, ever mindful of Giuseppe creating a ‘New Frankenstein’s monster,’ but replace the name <text:span text:style-name="T12">Frankenstein</text:span> with <text:span text:style-name="T12">Morelli</text:span>, had strongly cautioned his friend and the neuroscientists to keep the results to themselves until it was clear that any unexpected side-effects had been catalogued and fully assessed. </text:p>
        </text:list-item>
        <text:list-item>
          <text:p text:style-name="P31">Among the side-effects that worried Antonio was the apparent internal communication method that had sprung up among the puppies, who had become spookily, almost preternaturally, coordinated in their actions. Often wheeling about on the green sward of their play field, the little dachshunds more often seemed like a small murmuration of birds than a pack of dogs. “Imagine if they were bigger,” Antonio had suggested one day, “and that they had longer teeth and a will to hunt. Would you still just see them as puppies? Now imagine humans with the same connectedness, working together, their actions driven not by each individual but by some kind of <text:span text:style-name="T12">hive mind</text:span> consciousness.”</text:p>
        </text:list-item>
        <text:list-item>
          <text:p text:style-name="P31">It was this hive mind chimera that brought Giuseppe to Antonio’s overly-cautious way of thinking. HG nsilk contained numerous ways for each user to control the flow of information from the net and from the thoughts of other nsilk users, but such safeguards might be ineffective if the humans themselves wanted their own thoughts to be subsumed in the thoughts of others, History was replete with stories of charismatic leaders who convinced their followers to accept their ideas blindly--Mussolini and Hitler came to mind as examples of the worst examples of such leaders using the naivete and deep hatreds of their followers to induce a kind mindless group-think, but so did the Jongs of North Korea, and Trump had come perilously close to pulling it off in America. And, although Giuseppe would not so say out loud, he often thought that religions were nothing more than hive minds that could not function without the suspension of rational disbelief. </text:p>
        </text:list-item>
        <text:list-item>
          <text:p text:style-name="P31">In the end, he constructed a workshop beneath his house where he would perform the first human silk experiments out of sight. It took the better part of two years to excavate the space, erect walls, and fill the space with the necessary equipment, but Giuseppe was a patient man. He was also a man who had at his disposal two Ganymede androids able to work around the clock, stopping only for periodic recharding. Working only with hand tools in the dark of night, Sophia and Roberto dug out the space, adding reinforcing walls and structural elements as they proceeded, and using the removed soil to create new landscaping for the house’s central courtyard. </text:p>
        </text:list-item>
        <text:list-item>
          <text:p text:style-name="P31">When the space was ready, Giuseppe began ordering new equipment for his AutomaIT workshop to replace the ‘worn’ equipment, and discarding the replaced equipment piece-by-piece through a company that had been set up by Antonio. Some of these discards would find themselves, under cover of darkness, unloaded in Guiseppe Morelli’s courtyard and carried downstairs to his new secret workshop.</text:p>
        </text:list-item>
        <text:list-item>
          <text:p text:style-name="P31">It had also taken the entire three years--and many cups of coffee with Antonio in Liugi Garza’s coffee shop opposite the Pitti Palace-- for Guiseppe to convince his friend that the only logical first subject was Giuseppe himself. </text:p>
        </text:list-item>
        <text:list-item>
          <text:p text:style-name="P31">Now, Roberto stepped forward, holding a small surgical drill, and his steady hands drilled two tiny holes in the places that had been cleaned, marked, and numbed by Izabel Guzmán. </text:p>
        </text:list-item>
        <text:list-item>
          <text:p text:style-name="P31">Sophia stepped forward next, with two syringes: one to draw out a small portion of cerebrospinal fluid, and the other to replace what had been removed with human grade nsilk. Giuseppe thought he felt a slight pressure with the injection, but there was no pain. The most prominent feeling was the formulation of the external antenna, which built up on the back of his head, between the outside of his skull and the overlying skin. He would have reached up to feel the ridges formed by the coil, but Sophia was not finished; she grabbed his hand while Roberto moved in and applied a bandage over the insertion points on the front and back of his head. </text:p>
        </text:list-item>
        <text:list-item>
          <text:p text:style-name="P31"><text:s/>Then, the process complete, Sophia and Roberto stepped back.</text:p>
        </text:list-item>
        <text:list-item>
          <text:p text:style-name="P31">“How do you feel?” Izabel asked. </text:p>
        </text:list-item>
        <text:list-item>
          <text:p text:style-name="P31">In his mind, Giuseppe repeated the question, <text:span text:style-name="T12">How do I feel?</text:span>, and he was going to smile and assure everybody that he was just fine, but at that moment he felt a surge of what seemed, initially, like memories. But they were not memories; they were responses to queries that his mind was naturally firing. The thought<text:span text:style-name="T12">, Am I okay? </text:span>pulled up a list of articles, mainly from psychological publications, but there were also links to songs that dealt with this age-old question. </text:p>
          <text:list>
            <text:list-item>
              <text:p text:style-name="P31"><text:span text:style-name="T12">How does this work?</text:span> likewise brought up a list of articles, any of which Giuseppe could choose simply by focusing on the title; he ‘saw’ the article, in his mind’s eye, as though it were a computer screen without a definite geometric form. The list itself appeared to be endless, with no bottom; as he ‘looked’ to the bottom of the list, the list scrolled down with no indication of there being an endpoint. The thought, <text:span text:style-name="T12">nsilk, I mean</text:span>, rolled his internal vision along a new dimension that made his stomach lurch. Here, the articles were specific to how nsilk works, and many of the papers had been written by himself. </text:p>
            </text:list-item>
            <text:list-item>
              <text:p text:style-name="P31"><text:span text:style-name="T12">Am I really seeing this?</text:span> brought back a list of psychological articles and vision science articles. A panicky <text:span text:style-name="T12">Am going crazy! </text:span>Produced many links to crisis helplines. </text:p>
            </text:list-item>
            <text:list-item>
              <text:p text:style-name="P31"><text:span text:style-name="T12">Nsilk disconnect!</text:span> cut the flood of information and restored normalcy. Giuseppe opened his eyes--he had not, until then, realized that they had been closed. Sophia’s face peered at his own, projecting, in some manner Giuseppe knew but could not specify, concern. <text:span text:style-name="T12">How can two blue ovals on a metal surface express concern?</text:span> he wondered, and then he inadvertently flinched in anticipation of an overwhelming response and was relieved to get nothing. </text:p>
            </text:list-item>
            <text:list-item>
              <text:p text:style-name="P31">“Are you okay, my friend?” Antonio asked. </text:p>
            </text:list-item>
            <text:list-item>
              <text:p text:style-name="P31">“His pulse is rapid,” Giuseppe heard Izabel say, “as is his respiration. He may be in a state of shock.” Giuseppe felt a light touch. “Giuseppe, can you hear me?”</text:p>
            </text:list-item>
            <text:list-item>
              <text:p text:style-name="P31">Giuseppe’s eyes opened suddenly--he hadn’t even remembered closing them again--and he looked into the dark brown eyes of the neurosurgeon. </text:p>
            </text:list-item>
            <text:list-item>
              <text:p text:style-name="P31">“There’s so much!” he said in a strained whisper. “So much!” </text:p>
            </text:list-item>
            <text:list-item>
              <text:p text:style-name="P31">“I can administer a sedative,” Mateo Guzmán suggested, and he reached for a syringe that had been placed on a nearby table. </text:p>
            </text:list-item>
            <text:list-item>
              <text:p text:style-name="P31">“No!” Giuseppe commanded weakly. “I just need some time to adjust. I turned off the nsilk connection for a bit. I just need to take it a little at a time. I just need to get used to it. I am turning back on.” </text:p>
            </text:list-item>
            <text:list-item>
              <text:p text:style-name="P31">“Go slowly, Giuseppe,” Antonio urged. </text:p>
            </text:list-item>
            <text:list-item>
              <text:p text:style-name="P31">Over the next two hours, Giuseppe toggled the connection on and off as he gradually accustomed himself to it. When Antonio and the Guzmáns, convinced that their mutual friend was ‘getting a handle on things,’ left to get dinner, he worked more boldly, experimenting not only with navigating the net but also with controlling his own thoughts to keep from being overwhelmed. Twice he threw up into a small storage container Roberto had given him as a precaution, and his body was slick with sweat by the time he was ready to rest, but he was in control. </text:p>
            </text:list-item>
            <text:list-item>
              <text:p text:style-name="P31">Disconnecting his nsilk connection, he rose from the chair and took a long shower. He put on fresh clothes, drank some cold water, and with the androids by his side he reactivated his nsilk, this time sitting at the kitchen table. An observer might have assumed that Giuseppe had summoned a ride using his handheld out of sight of one of the cameras embedded in the ceiling--or perhaps he had given the command to one of the androids--but shortly thereafter the engineer stood up and walked out the door to the street where a d-pod waited for he and Sophia. Once both passengers were seated, the pod rolled away southward down Via dei Serragli, through the Porta Romana, and then east along Viale Machiavelli and Viale Galileo until, just before reaching the crest of the hill and the Abbazia di San Miniato al Monte, it turned right and rolled along winding streets until it arrived at Giuseppe’s AutomaIT workshop. The doors slid open, and passengers exited, and the pod reversed direction and rolled away with hardly a sound. </text:p>
            </text:list-item>
            <text:list-item>
              <text:p text:style-name="P31">The main door to the workshop slid open as Giuseppe approached, and he and Sophia walked through and then down the corridor that led to the room where Giuseppe’s dachshunds slept. The beds were empty, so he and Sophia continued through the door that opened onto a broad grassy area where the puppies were frolicking, chasing each other gleefully, and playing such games as puppies like to play. </text:p>
            </text:list-item>
            <text:list-item>
              <text:p text:style-name="P31">Polpetto was the first to notice Giuseppe, whom the puppies had not seen in a couple of days, and he dashed over, mouth wide open, tongue lolling. </text:p>
            </text:list-item>
            <text:list-item>
              <text:p text:style-name="P31">Inside his pocket, Giuseppe felt his handheld buzzing, but he no longer needed it to tell him what Polpetto had requested. Instead, he projected a response without saying a word. </text:p>
            </text:list-item>
            <text:list-item>
              <text:p text:style-name="P31">[Father: Come little Polpetto! I will give you a hug!]</text:p>
            </text:list-item>
            <text:list-item>
              <text:p text:style-name="P31">The puppy stepped closer, his front paws raised upon Giuseppe’s shins. </text:p>
            </text:list-item>
            <text:list-item>
              <text:p text:style-name="P31"><text:soft-page-break/>Giuseppe picked Polpetto up and hugged him.</text:p>
            </text:list-item>
          </text:list>
        </text:list-item>
      </text:list>
      <text:p text:style-name="P88"><text:bookmark text:name="_u4qeglsinlfx"/>4 Years 9 mos </text:p>
      <text:p text:style-name="P1"><text:span text:style-name="T12">5 years four months BGD, Bryan, Texas.</text:span></text:p>
      <text:p text:style-name="P1"><text:span text:style-name="T26">Good morning, Eugene! Here is your morning NewsBlob Blurt:</text:span></text:p>
      <text:p text:style-name="P1"><text:span text:style-name="T26">. . .</text:span></text:p>
      <text:p text:style-name="P1"><text:span text:style-name="T26">THE HUMAN NETWORK IS GROWING. Guiseppe Morelli and the two neuroscientists who helped the Italian engineer create the substance known as human grade nsilk spoke at the University of Padua, Italy, where they described how nsilk links minds together in ways that have never before been possible. The neuroscientists, Mateo and Izabel Guzman, husband and wife professors at the University of Barcelona, discussed their research on silk-connected rats and the connected Dachshunds of Guiseppe Morelli, noting that both species appeared to use their linkage in a way that demonstrates a shared mind working to solve common problems. Morelli, thought to be the world’s only nsilk-connect human then revealed the surprise of the evening: Mateo and Izabel Guzman are also connected, as is Morelli’s personal attorney and friend, Antonio Romano and a handful of ‘others’ who have yet to be named. </text:span><text:span text:style-name="T29">Wired</text:span><text:span text:style-name="T26">.</text:span></text:p>
      <text:p text:style-name="P1"><text:span text:style-name="T26">SPREAD OF NSILK WILL PROTECT THE UNBORN. Reverend Joseph Jonhson, preaching from Christ the Conqueror Church of Beaumont, Texas, says that it is his fervent belief that connecting mothers to their unborn children will end abortion forever. “When a mother can feel the thoughts of the child in her womb, there will be no more murder of the unborn,” said Johnson during a sermon broadcast by the Texas Freedom Corportation. </text:span><text:span text:style-name="T29">Sweet Jesus News Network</text:span><text:span text:style-name="T26">.</text:span></text:p>
      <text:p text:style-name="P1"><text:span text:style-name="T26">AFRICA CHINA AND INDIA?</text:span></text:p>
      <text:p text:style-name="P1"><text:span text:style-name="T26">. . .</text:span></text:p>
      <text:p text:style-name="P88"><text:bookmark text:name="_164qz74e5cnx"/>4 years 9 mos Marriage (G is 39) </text:p>
      <text:p text:style-name="P1"><text:span text:style-name="T12">4 years 9 months BGD, Florence, Italy.</text:span></text:p>
      <text:p text:style-name="P1">At the point where his friends and associates worried that the socially reclusive engineer might remain a bachelor for life, Giuseppe Morelli finally found love. It happened during the trio’s trip to the University of Padua, where the Giuseppe and the Guzman’s were giving a lecture on their studies of the communications of nsilk-connected rats and dogs, and where Giuseppe revealed that the Guzmans, Antonio Romano, and several others were now connected to each other through the technology originally used to connect robots. </text:p>
      <text:p text:style-name="P1">After the presentation, long after other members of the audience had drifted away, there remained a young lady, Chava Katzenellenbogen, a new professor of physics and applied mathematics at Padua,who had come up to speak with the presenters following the lecture. The conservation flowed effortlessly, and it soon moved to a nearby restaurant where good wine and good food lubricated the discussions. Afterward, Professor Katzenellnboger gave Giuseppe and the Guzaman’s a tour of the laboratory where she was researching <text:a xlink:type="simple" xlink:href="https://en.wikipedia.org/wiki/Zero-point_energy" text:style-name="ListLabel_20_10" text:visited-style-name="ListLabel_20_10"><text:span text:style-name="T3">zero point energy</text:span></text:a> (ZPE). </text:p>
      <text:p text:style-name="P1">Giuseppe had been enthralled by both the research and the researcher, and he had invited Chava to visit Florence to see his AutomaIT workshop where nsilk had been developed.. To his absolute surprise--and the delight of Antonio Romano and the Guzmans--she had accepted, and soon after Giuseppe was making regular E-VTOL flights to Padua or Chava was flying to Florence, and the mutual acquaintances of both began to think of <text:span text:style-name="T12">Giuseppe e Chava</text:span> as a thing. </text:p>
      <text:p text:style-name="P1">In a matter of months, Guiseppe Morelli and Chava Katzenellenbogen were married, and Chava Katzenellenbogen-Morelli began splitting her time between her new weekend home in Florence and her weekday home in Padua, where she continued to teach and do her research into ZPE. </text:p>
      <text:p text:style-name="P1">It was not long thereafter that Chava became the fifth human to be connected to the net. It was a Friday afternoon, and Giuseppe showed his bride the secret workshop beneath his home, where he had become the first person to be outfitted with nsilk. Chava, who was aware that the Guzman’s and Antonio Romano had also been nsilk recipients, begged her husband to add her to the group. He did so, watching as Sophia and Roberto performed the procedure and then carefully monitoring Chava throughout the remainder of the weekend to help her adjust. By Sunday afternoon, she was becoming proficient with the new way of accessing information, and she had learned how to engage in nsilk dm communication with both Giuseppe and Antonio. </text:p>
      <text:p text:style-name="P1">When Chava returned to Padua, she quickly realized the value of nsilk; it greatly propelled her research into ZPE, enabling her to more quickly comb through the remaining records of those historical figures who had long ago claimed to be able to extract “endless energy” from thin air. In particular, it supercharged her research into the claims of a <text:a xlink:type="simple" xlink:href="https://en.wikipedia.org/wiki/Thomas_Henry_Moray" text:style-name="ListLabel_20_10" text:visited-style-name="ListLabel_20_10"><text:span text:style-name="T3">Dr. T. Henry Moray</text:span></text:a> of Salt Lake City, Utah, who in the first half of the twentieth century began demonstrating something called a <text:a xlink:type="simple" xlink:href="https://www.freeenergyplanet.biz/energy-from-vacuum/morays-radiant-energy-device.html" text:style-name="ListLabel_20_10" text:visited-style-name="ListLabel_20_10"><text:span text:style-name="T3">Radiant Energy Device</text:span></text:a>, which was claimed to produce 50 kilowatts of power pulled from the air. On one occasion, the device purportedly ran for 157 hours without any connection to any kind of traditional power source.</text:p>
      <text:p text:style-name="P1">Insisting that the broadspread fantastical claims for tapping “free energy”--an idea pushed by the inventor <text:a xlink:type="simple" xlink:href="https://en.wikipedia.org/wiki/Nikola_Tesla" text:style-name="ListLabel_20_10" text:visited-style-name="ListLabel_20_10"><text:span text:style-name="T3">Nicola Tesla</text:span></text:a> in the late nineteenth century--might have some kernel of fact behind them, Chava had ignored the warnings of the senior faculty at the University of Padua and plowed ahead with her project. With funding secured from sources outside the world of academics, assured her elder peers that she was not planning to jump aboard any cult, or begin spouting conspiracy theories about suppression of cheap energy by the fossil fuel and power generation industries; she simply wanted to bring order to a centuries-old quest that had found a reboot with the more recent claims by such august figures as Richard Feynman and John Wheeler regarding the potential energy density of the <text:a xlink:type="simple" xlink:href="https://www.theguardian.com/education/2003/jul/17/research.highereducation" text:style-name="ListLabel_20_10" text:visited-style-name="ListLabel_20_10"><text:span text:style-name="T3">foaming sea of energy</text:span></text:a> that exists everywhere. “I simply want to document what is already known on this topic,” she had said. </text:p>
      <text:p text:style-name="P1">Their concerns mollied, for now, the university gave Dr. Chava Katzenellenbogen-Morelli free reign to continue her research provided it did not interfere with her teaching commitments. Chava assured them it would not. </text:p>
      <text:p text:style-name="P1">Walking back to her office from the latest meeting of the Physics Department, Chava Katzenellenbogen-Morelli smiled to herself as she used her nsilk connection to book a flight to Abisko, Sweden. She hoped to find there a “<text:a xlink:type="simple" xlink:href="https://www.google.com/books/edition/The_Sea_of_Energy_in_Which_the_Earth_Flo/ljhRAAAAQBAJ?hl=en&amp;gbpv=1&amp;dq=soft,+white+stone-like+substance+moray&amp;pg=PA32&amp;printsec=frontcover" text:style-name="ListLabel_20_10" text:visited-style-name="ListLabel_20_10"><text:span text:style-name="T3">soft, white stone-like substance</text:span></text:a>.”</text:p>
      <text:p text:style-name="P88"><text:bookmark text:name="_7d8clr88mv6h"/>4 Years 8 mos News AFRICA, CHINA, INDIA</text:p>
      <text:p text:style-name="P1"><text:span text:style-name="T26">INDIA ECONOMY GROWS, US SHRINKS. China is 1, US 2, India 3. </text:span><text:span text:style-name="T29">It's the Economy Stupid!</text:span><text:span text:style-name="T26">.</text:span></text:p>
      <text:p text:style-name="P1"><text:span text:style-name="T26">AFRICA CHINA AND INDIA?</text:span></text:p>
      <text:p text:style-name="P88"><text:bookmark text:name="_qeubphq8zn5c"/>4 Years 8 Mos End of Innocence</text:p>
      <text:p text:style-name="P1"><text:span text:style-name="T12">4 years, 9 months BGD, Florence, Italy</text:span></text:p>
      <text:p text:style-name="P1">On the last day that Giuseppe walked to his AutomaIT workshop on the green, sunny slopes overlooking the vast AutomaIT Firenze Fabrication Plant, he strolled casually, the android Roberto by his side for protection and company. There were also two o-pods carrying heavily-armed company security guards positioned just ahead and just behind Giuseppe that kept pace with the walkers, along with a small flotilla of tiny camera drones scouting from above and several single-seat E-VTOLs positioned nearby for quick extraction of the engineer, should it be necessary. Marco Morelli had insisted on such protection, even if his brother had scoffed at the idea that anybody would want to hurt him, but on this matter even Antonio Romano had agreed with Marco: by going off-script during the news conference, pointing to his head, and saying “It’s all in here,” Giuseppe had invited the worst sort of people to accept his unintentional offer. The head of Giuseppe Morelli was now on the market. </text:p>
      <text:p text:style-name="P1">The feint came in the form of an explosion and the rattle of rapid gunfire on the left, somewhere in the woods of the Boboli Gardens, drawing the attention of the guards but not their commander, who had his eyes on movement alongside one of the houses to the right: several vehicles were moving together on a connecting road just ahead, making a beeline for Viale Galileo. </text:p>
      <text:p text:style-name="P1">“Get him out of there,” said the commander.</text:p>
      <text:p text:style-name="P1">Both o-pods stopped, their doors slid open, and out poured sixteen men clad in black uniforms and helmets, their guns at the ready as they positioned themselves ahead of and behind the surprised Giuseppe. </text:p>
      <text:p text:style-name="P1">“Signor!” said one of the men to Giuseppe. “Take cover! There is danger!” </text:p>
      <text:p text:style-name="P1"><text:soft-page-break/>“Danger?” Giuseppe blurted, looking about at the sun-dappled trees that lined the road and the wide walking path. “What . . .”</text:p>
      <text:p text:style-name="P1">Whatever else he was about to say was cut off as a caravan of five o-pods careened onto Viale Galileo, stopped, and disgorged forty heavily armed men who immediately opened fire. </text:p>
      <text:p text:style-name="P1">Roberto positioned himself in front of Giuseppe, as the AutomaIT guard returned fire. Overhead, a roar and a burst of wind announced the arrival of a small single-seat E-VTOL craft that dropped to the road. Putting his arms around his maker, Roberto carried Guiseppe to the craft and shoved him into the seat, his back still turned to the gunmen who had planned to take the Italian engineer, and his valuable head. </text:p>
      <text:p text:style-name="P1">“Go!” said Robert. The word was meant for Giuseppe; the aircraft was already launching itself back into the air and curling back in a tight turn for safety, its rotors screaming. </text:p>
      <text:p text:style-name="P88"><text:bookmark text:name="_hz3whofl30x7"/>4 Years 6 Mos A Hundred Thousand Watchers</text:p>
      <text:p text:style-name="P1"><text:span text:style-name="T12">4 years, 6 months BGD, Bryan, Texas.</text:span></text:p>
      <text:p text:style-name="P1"><text:span text:style-name="T26">Good morning, Eugene! Here is your morning NewsBlob Blurt:</text:span></text:p>
      <text:p text:style-name="P1"><text:span text:style-name="T26">. . .</text:span></text:p>
      <text:p text:style-name="P1"><text:span text:style-name="T26">FLORENCE: THE CITY WITH A HUNDRED THOUSAND WATCHERS. Since the stunning attack on nsilk engineer Giuseppe Morelli--an attack that was later identified as having been led by Russian commandos intent on kidnapping Morelli--security for the genius who also invented the Asimovic Brain has been tight. Armed AutomaIT guards and security androids are stationed around him wherever he goes, and the Duke of Florence, Leonardo de Medici, has assigned members of his Florentine Guard to this duty as well. But “Duke Leo,” as he is known by admirers, has also embarked on an unexpected strategy: injecting every person in Florence with nsilk. More than a hundred thousand Florentines have been, and every one is now another camera connected to the net searching for anything unusual. And what those hundred thousand--and growing--pairs of eyes see is spun up to the cloud for further analysis by the server farms of AutomaIT. </text:span><text:span text:style-name="T29">Wired</text:span><text:span text:style-name="T26">.</text:span></text:p>
      <text:p text:style-name="P1"><text:span text:style-name="T26">PUTIN DENIES KNOWLEDGE OF FLORENCE ATTACK. “It was probably the Ukranians,” he added, employing a strategy that has worked well for him in the past: deny and blame Ukraine. A man of one-hundred-and-four years of age is not likely to change his ways. </text:span><text:span text:style-name="T29">SaucyBites</text:span><text:span text:style-name="T26">.</text:span></text:p>
      <text:p text:style-name="P1"><text:span text:style-name="T26">AFRICA CHINA AND INDIA?</text:span></text:p>
      <text:p text:style-name="P1">. <text:s/>. <text:s/>.</text:p>
      <text:p text:style-name="P88"><text:bookmark text:name="_1v3wgqxy300t"/>4 years 6 mos Strategic Advantage </text:p>
      <text:p text:style-name="P1">Giuseppe walked the few blocks from his home to the Pitti Palace, surrounded as always by a retinue of guards--both human and android--and watched from overhead by snipers and drones. There was little reason to even make the trip now that the Duke was connected to the net and quite proficient at using the nsilk dm protocol, but sometimes another kind of protocol is needed when dealing with subjects who are too stubborn to see that you are looking after their best interests. Giuseppe Morelli was one such stubborn individual, and he had been summoned by the Duke. </text:p>
      <text:p text:style-name="P1">The guards marched Giuseppe through the doors of the palace and down several corridors to the <text:a xlink:type="simple" xlink:href="https://en.wikipedia.org/wiki/Palazzo_Pitti" text:style-name="ListLabel_20_10" text:visited-style-name="ListLabel_20_10"><text:span text:style-name="T3">Room of Prometheus</text:span></text:a>, which the Duke had converted into his private office. The Duke was already there when Giuseppe arrived, seated behind a desk that was said to have been used by <text:a xlink:type="simple" xlink:href="https://en.wikipedia.org/wiki/Lorenzo_de%27_Medici" text:style-name="ListLabel_20_10" text:visited-style-name="ListLabel_20_10"><text:span text:style-name="T3">Lorenzo the Magnificent</text:span></text:a> in the fifteenth century. Standing to the Duke’s right was his chief of staff, Antonio Annunzi, who had been a close friend of the Duke’s father, and to his left was Marco Morelli, the Earl of Galluzzo and Giuseppe’s employer and older brother, who hoped that his presence at this meeting might make the stiff-necked Giuseppe a little more agreeable to what the Duke had to say. </text:p>
      <text:p text:style-name="P1">“Your Grace,” said Giuseppe with a slight nod. It was a good beginning. </text:p>
      <text:p text:style-name="P1">The Duke rose, stepped out from behind the desk, approached Giuseppe, and placed both of his hands on the engineer’s shoulders. </text:p>
      <text:p text:style-name="P1">“Giuseppe, my old friend,” he said. “It has pained me greatly to force you and your brother to accelerate your plans for the human variant of nsilk, but I saw it as the best way to protect you.” </text:p>
      <text:p text:style-name="P1">The Duke paused in anticipation of an argument, but Giuseppe had been well-coached by his brother; he kept his mouth shut. </text:p>
      <text:p text:style-name="P1">“As the saying goes,” the Duke continued, “sometimes the best defense is an overwhelming offense, no? With so many Florentines connected to the net, and to each other, there is little reason for those who would steal your secret to seek the head of the inventor of nsilk. There are other heads that are much easier to collect.”</text:p>
      <text:p text:style-name="P1">Giuseppe puzzled over the last sentence. What was the Duke saying? Were other people being snatched? </text:p>
      <text:p text:style-name="P1">“However,” the Duke continued. “I have asked you to come here today to make a special request of you. Will you entertain such a request, Giuseppe?”</text:p>
      <text:p text:style-name="P1">Giuseppe looked to his brother and to the Duke’s chief of staff and realized that he had been set up. </text:p>
      <text:p text:style-name="P1">“I humbly request,” said the Duke, his hands still on Guiseppe’s shoulders, “that you turn over system administration functions for nsilk to your brother. The time had come for us to take stronger measures to protect your technology, and I believe that the best way to do so is by using it to our advantage.”</text:p>
      <text:p text:style-name="P88"><text:bookmark text:name="_one3ce6ibxsc"/>4 years 3 mos</text:p>
      <text:p text:style-name="P1"><text:span text:style-name="T12">4 years BGD, Bryan, Texas.</text:span></text:p>
      <text:p text:style-name="P1"><text:span text:style-name="T26">Good morning, Eugene! Here is your morning NewsBlob Blurt:</text:span></text:p>
      <text:p text:style-name="P1"><text:span text:style-name="T26">. . .</text:span></text:p>
      <text:p text:style-name="P1"><text:span text:style-name="T26">INDIA ECONOMY GROWS, US SHRINKS. China is 1, US 2, India 3. </text:span><text:span text:style-name="T29">It's the Economy Stupid!</text:span><text:span text:style-name="T26">.</text:span></text:p>
      <text:p text:style-name="P1"><text:span text:style-name="T26">NSILK, Y’ALL? The Italian technology that provides a direct link between the human brain and the net has arrived in the Lone Star State. In many smaller cities around the state, the corporation that makes nsilk and the ubiquitous Ganymede androids has set up shops to provide the injections that hundreds of thousands--and possibly millions--of Europeans have already received. Oddly enough, Texas seems to have become of hotspot for the process due to a recent decision by the The Texas Freedom Fighters (TFF) militia to join the western-based Friends of the American Redoubt (FAR) militia in requiring pregnant women and their unborn fetuses (when mature enough) to be connected to each other. Word is that similar injection shops are being set up throughout the Rocky Mountain states. </text:span><text:span text:style-name="T29">Texas Monthly</text:span><text:span text:style-name="T26">.</text:span></text:p>
      <text:p text:style-name="P1"><text:soft-page-break/><text:span text:style-name="T26">CHRIST THE CONQUEROR PREACHER DEFENDS FORCED CONNECTION OF MOTHER AND FETUS. When asked by reporters following a Sunday service during which he continued calling for the mandatory connection of pregnant mothers and their unborn fetuses, the Reverend Joseph Johnson of Christ the Conqueror Church, the pro-militant, anti-bortion church located in Beaumont, Texas, defended the practice, saying that “Every life, from the moment of conception, is precious in the eyes of God, and it should be protected. If women do not want to become pregnant, they know how to prevent it.” </text:span><text:span text:style-name="T29">Houston Chronicle</text:span><text:span text:style-name="T26">.</text:span></text:p>
      <text:p text:style-name="P1"><text:span text:style-name="T26">FEMALE REPORTER ALLEGES RAPE INSIDE CHURCH. A female reporter who has been covering Christ the Conqueror Church and its call for forced injection of nsilk in pregnant mothers has said that she was violently raped inside the church following a recent service. The head of the church, the Reverend Joseph Johnson denies any knowledge of the allegation, and replied that the members of his congregation “would never do such a thing.” </text:span><text:span text:style-name="T29">Houston Chronicle</text:span><text:span text:style-name="T26">.</text:span></text:p>
      <text:p text:style-name="P1"><text:span text:style-name="T26">AFRICA CHINA AND INDIA?</text:span></text:p>
      <text:p text:style-name="P88"><text:bookmark text:name="_3cbhcvbc5wud"/>4 years 3 mos</text:p>
      <text:p text:style-name="P101"><text:bookmark text:name="_3rzev0r8bkdg"/>4 years, 3 months BGD, Florence, Italy. </text:p>
      <text:p text:style-name="P1">Although Giuseppe Morelli had been strong-armed into turning over the official sysadmin privileges for AutomaIT nsilk network and data to his brother, Marco--who had then assembled a team of engineers to do his bidding--the inventor of nsilk was not left powerless. As had been the case for the rules of behavior programmed into every Ganymede android, Giuseppe had installed several backdoors in the nsilk os that gave him considerable influence over the manner in which nsilk could be used for the purposes of coercion, a weakness which had plagued early social media. Comparable in effect to the basic parameters under which the universe operates, these key parameters of nsilk established base probabilities: turn the dial one way, and a usage became more likely; turn it the other way and that use was suppressed. Like elementary particles seeking to influence the behaviors of individual atoms, the nsilk parameters could be used to make an action something that either happens all the time or something that is as rare as hen’s teeth. </text:p>
      <text:p text:style-name="P1"><text:span text:style-name="T35">To keep the nsilk universe parameter controls hidden from anybody but himself, the controls had been programmed using the dark energy generator cobbled together by Professor Chava Katzenellenbogen during one of Giuseppe’s frequent trips to Padua following his serendipitous meeting with the young mathematician. The routines programmed by Giuseppe were only visible and editable when viewed through Chava’s ZPE probe, and so their influence could not be ferreted out by simply looking at the bulk of the code. </text:span></text:p>
      <text:p text:style-name="P1">Giuseppe only tweaked the parameters when not doing so appeared to be more damaging than allowing the behaviors he abhorred. For example, the placement of AR objects made it possible to create informational links that could be used by nsilk users as they moved about the real world, and it was a relatively benign intrusion. Activate the link while, say, looking at the famous <text:a xlink:type="simple" xlink:href="https://en.wikipedia.org/wiki/Florence_Cathedral" text:style-name="ListLabel_20_10" text:visited-style-name="ListLabel_20_10"><text:span text:style-name="T3">Cattedrale di Santa Maria del Fiore</text:span></text:a>--the ‘Duomo’--of Florence, and an nsilk-equipped user could quickly learn more about the massive cathedral that was completed decades before <text:a xlink:type="simple" xlink:href="https://en.wikipedia.org/wiki/Christopher_Columbus#Quest_for_Asia" text:style-name="ListLabel_20_10" text:visited-style-name="ListLabel_20_10"><text:span text:style-name="T3">Christopher Columbus</text:span></text:a> set sail in search of a western route to Asia. Begun by <text:a xlink:type="simple" xlink:href="https://www.visitflorence.com/florence-churches/duomo.html" text:style-name="ListLabel_20_10" text:visited-style-name="ListLabel_20_10"><text:span text:style-name="T3">Arnolfo di Cambio</text:span></text:a> in the thirteen century, it was completed in the fifteenth by<text:a xlink:type="simple" xlink:href="https://www.visitflorence.com/florence-churches/duomo.html" text:style-name="ListLabel_20_10" text:visited-style-name="ListLabel_20_10"><text:span text:style-name="T3"> Filippo Brunelleschi</text:span></text:a>. The Duomo is one hundred fifty three meters and thirty-eight meters across at its widest point, and the dome rises one hundred and fourteen meters above the ground. The green, red, and white stones that cover the surface of the cathedral consist, respectively, of <text:a xlink:type="simple" xlink:href="https://geologywriter.com/2008/12/03/the-stones-of-florence/" text:style-name="ListLabel_20_10" text:visited-style-name="ListLabel_20_10"><text:span text:style-name="T3">verdi di Prato</text:span></text:a> (mined northwest of Florence), <text:a xlink:type="simple" xlink:href="https://geologywriter.com/2008/12/03/the-stones-of-florence/" text:style-name="ListLabel_20_10" text:visited-style-name="ListLabel_20_10"><text:span text:style-name="T3">marmum rubeum</text:span></text:a> (a limestone also quarried from nearby), and bianchi marmi (<text:a xlink:type="simple" xlink:href="https://geologywriter.com/2008/12/03/the-stones-of-florence/" text:style-name="ListLabel_20_10" text:visited-style-name="ListLabel_20_10"><text:span text:style-name="T3">Carrara marble</text:span></text:a>.) </text:p>
      <text:p text:style-name="P1">All interesting information, but totally unnecessary when seeing the Duomo for the first time, when one’s initial impression is simply one of awe that such a beautiful structure was built before America was ‘discovered.’</text:p>
      <text:p text:style-name="P1">But what galled Giuseppe was the Duke’s insistence that nsilk users be exposed to AR objects placed to sell goods and services. Consisting of life-like objects embedded upon the real word sensory data of the user, such characters could appear (at their least intrusive) as advertisements: <text:span text:style-name="T12">Hungry? Have a sandwich at </text:span><text:a xlink:type="simple" xlink:href="https://foodandtravel.blog/2020/02/28/all-antico-vinaio-the-worlds-best-sandwich/" text:style-name="ListLabel_20_11" text:visited-style-name="ListLabel_20_11"><text:span text:style-name="T4">All'Antico Vinaio</text:span></text:a>! Or, at their creepiest, as close relatives, living or dead pitching products: while browsing the shelves at the grocer, your long-deceased grandmother appears and recommends a specific brand of tomato paste to buy for your bolognese. Giuseppe had tweaked his secret nsilk dials to make the former acceptable and latter a rare occurrence. The Duke, annoyed that his vision for monetizing nsilk was not being met, pressed Marco for an explanation, and Marco, in turn, pressed his team of engineers, but the mystery of why some AR intrusions on RL worked and why some did not remained unsolved.</text:p>
      <text:p text:style-name="P1">Eventually, Marco would think to ask Giuseppe, and Giuseppe would shrug and explain that the nsilk is very complex. He could offer more help if given back his sysadmin rights. </text:p>
      <text:p text:style-name="P101"><text:bookmark text:name="_smrz7hq3mme5"/>4 years, 3 months BGD, Abisko, Sweden</text:p>
      <text:p text:style-name="P1">In Abisko, north of the Arctic Circle, Dr. Chava Katzenellenbogen-Morelli spent another morning searching the slopes of <text:a xlink:type="simple" xlink:href="https://www.summitpost.org/njulla/153411" text:style-name="ListLabel_20_10" text:visited-style-name="ListLabel_20_10"><text:span text:style-name="T3">Mount Njullá</text:span></text:a> for the substance purported to have been used by Dr. <text:s/>T. Henry Moray to create a detector for his energy machine. Dr Moray’s note, published by his son John Moray in the book <text:a xlink:type="simple" xlink:href="http://wiki.naturalphilosophy.org/index.php?title=The_Sea_of_Energy_in_Which_the_Earth_Floats" text:style-name="ListLabel_20_10" text:visited-style-name="ListLabel_20_10"><text:span text:style-name="T3">The Sea of Energy in Which the Earth Floats</text:span></text:a>, described “a material from a railroad car,” a “soft, white stone-like substance.” Well over a century later, there was no hope of stumbling upon that railroad car, but, assuming that the material had been mined from nearby, Chava spent day after day hiking the slopes in hopes of finding an outcropping of white. </text:p>
      <text:p text:style-name="P1">Her thoughts, as she scrambled along the scree-covered off-trail slopes were divided. Foremost in her mind was her current task--finding Dr. Moray’s stone--but she was also thinking of Giuseppe and his meeting with the Duke of Florence, for Chava was connected to Giuseppe, her nsilk connected to the net by the net of satellites in low Earth orbit overhead. In her mind’s eye, she was what her husband was seeing, and she heard what the Duke was saying. </text:p>
      <text:p text:style-name="P1">The meeting went as Giuseppe had predicted, with the Duke asking (demanding?) that Giuseppe hand over administration of the nsilk network to Marco Morelli, who would then push the marketing of the revolutionary technology out from Florence and Italy to the rest of the world. As the Duke spoke, Giuseppe carried on a subtextual discussion with his spouse on a private nsilk channel. </text:p>
      <text:p text:style-name="P1">[Giuseppe: He thinks that spreading nsilk will protect me.]</text:p>
      <text:p text:style-name="P1">[Chava: He may be right. With more and more people using the technology, that head of yours becomes less valuable.]</text:p>
      <text:p text:style-name="P1">[Giuseppe: Really?]</text:p>
      <text:p text:style-name="P1">[Chava: Of course not, my love! But whoever is hunting heads for the secret of nsilk has many other more vulnerable targets now.]</text:p>
      <text:p text:style-name="P1">[Giuseppe: I am not sure I like that either.]</text:p>
      <text:p text:style-name="P1">[Chava: Poor Giuseppe! You torment yourself so! I would not worry about those other heads. It will soon be easier for whoever wants the study nsilk to get it themselves. I believe the Duke may be right: the best defense is a good offense. Let him and your brother do what they do best. It will all work out in the end, and, in time, you can once again enjoy walking to your workshop.]</text:p>
      <text:p text:style-name="P1">[Giuseppe: I hope you are right. When will you be back? I miss you.]</text:p>
      <text:p text:style-name="P1">[Chava: I miss you too, my love! But I must use all the time I have available until I find . . . oh!]</text:p>
      <text:p text:style-name="P1">[Giuseppe: What happened? Are you okay?]</text:p>
      <text:p text:style-name="P1">[Chava: Silly me! I stumbled over nothing and skinned my knees, but I am okay. I . . .oh!]</text:p>
      <text:p text:style-name="P1">[Giuseppe: What now?]</text:p>
      <text:p text:style-name="P1">[Chava: &lt;laugh!&gt; I am looking at an outcropping of white stone. I almost hit it with my nose!]</text:p>
      <text:p text:style-name="P1">[Giuseppe: Is it . . .]</text:p>
      <text:p text:style-name="P1">[Chava: Time will tell. Ciao!]</text:p>
      <text:p text:style-name="P1">Her bloody knees forgotten, Dr. Chava Katzenellenbogen-Morelli removed her backpack and took out her tools to extract the white stone of Mount Njullá.</text:p>
      <text:p text:style-name="P101"><text:bookmark text:name="_3fsfevyec7om"/><text:soft-page-break/>4 years, 3 months BGD, Moscow, Russia</text:p>
      <text:p text:style-name="P1">Vladimir Putin strode confidently down an underground corridor that lay beneath the <text:a xlink:type="simple" xlink:href="https://www.britannica.com/topic/The-Kremlin" text:style-name="ListLabel_20_10" text:visited-style-name="ListLabel_20_10"><text:span text:style-name="T3">twenty hectare complex</text:span></text:a> of palaces, churches, and government administrative buildings that make up the Kremlin. The corridor was vacant except for the long-serving President of the Russian Federation, the two generals who walked on either side, and the admiral who followed, the soles of their shoes slapping the concrete floor in rhythm until they came to a metal door set flush into the wall and stopped. The general on Putin’s left removed his oversized parade hat and positioned an eye close to the optical scanner positioned in the middle of the door, the second general did the same, and then the admiral. Finally, Putin allowed his eye to be scanned, and the door popped open with a dull clunk. He inserted his fingers into the gap and pulled the door fully open and strode forward, closely followed by the three officers and their hats. </text:p>
      <text:p text:style-name="P1">Lights came on, illuminating a room that had the look, cold air, and smell of a morgue. And, in a way, it was. But whereas a morgue is used to keep bodies for the purposes or identification or to determine the cause of death, the high-lipped stainless steel troughs that filled this room were inhabited by dozens of disembodied heads, many of which still wore the grimaces that had been their last living expression. All the heads were men, many were bearded, some were not. </text:p>
      <text:p text:style-name="P1">“All the data has been harvested and used?” Putin asked, not bothering to turn around. </text:p>
      <text:p text:style-name="P1">“Da,” <text:s/>said one of the generals. “All actionable data was extracted, and, where relevant, used to keep Russia safe.”</text:p>
      <text:p text:style-name="P1">“Then these heads should be disposed of,” the President stated, turning to face the three senior officers. </text:p>
      <text:p text:style-name="P1">“It will be done, today,” the general replied. </text:p>
      <text:p text:style-name="P1">“Good,” Putin said. “Now, show me the newest <text:span text:style-name="T35">Headspace</text:span> data.”</text:p>
      <text:p text:style-name="P1">“Of course!” said the Admiral with a gesture back in the direction they had come. “We have many good stories for you.”</text:p>
      <text:p text:style-name="P101"><text:bookmark text:name="_spsy0aq8zn18"/>4 years, 3 months BGD, Beaumont, Texas</text:p>
      <text:p text:style-name="P1">Joseph Johnson sat on the same settee where he had been seated months earlier. Seated on the opposing settee, facing him, were Freedom Corporation CEO Wayne Wynans and Sheriff-General Robert “Beau” Cooper of the Texas Freedom Fighters. Both men were grinning at Johnson, which gave the accidental preacher of America’s fastest-growing virtual church some hope that his head would not be crushed by Wynans android, Zachariah--at least not today. </text:p>
      <text:p text:style-name="P1">“It’s official,” Wyans said. “It is now the law of the land in the great state of Texas that, pending the availability of nsilk, all pregnant mothers and their unborn children must be connected to each other at the first available opportunity.”</text:p>
      <text:p text:style-name="P1">“All who refuse will be connected to protect the unborn,” Beau Cooper added. “All who try to escape the law by leaving the state will be detained. All women who enter the state will be tested to see if they are pregnant and subject to the law. A database of all pregnant women has been established and will be used to ensure that there are no more murders of children.” </text:p>
      <text:p text:style-name="P1">“Um,” said Reverend Johnson, hoping that Zachariah was not sneaking up behind him as he dared to speak, “Is human nsilk even available here yet?”</text:p>
      <text:p text:style-name="P1">Wyans and the Sheriff-General turned to look at each other for a moment, and, if anything, their grins grew even bigger. </text:p>
      <text:p text:style-name="P1">“That’s where you come in, Reverend,” Wyans said. </text:p>
      <text:p text:style-name="P1">Somewhere behind him, out of sight, the Reverend Johnson thought he heard the padded footsteps of a Ganymede android. </text:p>
      <text:p text:style-name="P88"><text:bookmark text:name="_beckc78lo07y"/>4 Pope v Reverend Johnson</text:p>
      <text:p text:style-name="P1"><text:span text:style-name="T12">4 years BGD, Bryan, Texas.</text:span></text:p>
      <text:p text:style-name="P1"><text:span text:style-name="T26">Good morning, Eugene! Here is your morning NewsBlob Blurt:</text:span></text:p>
      <text:p text:style-name="P1"><text:span text:style-name="T26">. . .</text:span></text:p>
      <text:p text:style-name="P1"><text:span text:style-name="T26">INDIA ECONOMY GROWS, US SHRINKS. China is 1, US 2, India 3. </text:span><text:span text:style-name="T29">It's the Economy Stupid!</text:span><text:span text:style-name="T26">.</text:span></text:p>
      <text:p text:style-name="P1"><text:span text:style-name="T26">VATICAN SAYS HUMAN-GOD INTERFACE IS PRIORITY, NOT HUMAN-NET. In a much-delayed response to the news that Giuseppe Morelli, the inventor of nsilk--the fluid that links the Italian Ganymede androids to the net--has injected himself with nsilk, Pope Pius XIII has issued a statement. The leader of the worldwide Roman Catholic Community said that mankind should focus first on creating a strong link with God. Only after the link with God has been established should a link to the net be a priority. </text:span><text:span text:style-name="T29">Sweet Jesus News Network</text:span><text:span text:style-name="T26">.</text:span></text:p>
      <text:p text:style-name="P1"><text:span text:style-name="T26">AUTOMAIT INJECTION NSILK PARLORS SPRING UP IN CENTRAL TEXAS. Along with Indian paintbrush and bluebonnets, which crop up across the state each spring, this year’s crop of blossoms includes the shiny chrome and glass clinics where Texans can get outfitted with the nsilk technology that links minds to the net. Required for all pregnant women by militia law, those who are simply curious can, supply permitting, get injected with the nanotechnology solution. TM Reporter Roy Guerrero did--read about his story here. </text:span><text:span text:style-name="T29">Texas Monthly</text:span><text:span text:style-name="T26">. </text:span></text:p>
      <text:p text:style-name="P1"><text:span text:style-name="T26">TEXAS PREACHER DEFENDS LAW REQUIRING NSILK FOR PREGNANT MOTHERS, CALLS FOR SHIPMENT OF NSILK. In the Beaumont chapel of Christ the Conqueror Church, in front of an enthusiastic congregation of camo-clad militia warriors, the Reverend Joseph Johnson has become the point person in calling for the new brain-computer interface known as nsilk to be used for another, higher purpose. A true Man of the Cloth, Reverend Johnson is using his Holy pulpit to call for all pregnant mothers and their unborn babies to be linked together! “If mother and child are in communication,” says the Reverend, “Satan cannot possibly turn mothers against their children! The abomination that is abortion will exist no more!” He then called for AutomaIT, the maker of nsilk, to supply Texas with enough of its product to inject and connect all pregnant women and their unborn children--a bold statement from a bold man. </text:span><text:span text:style-name="T29">Sweet Jesus News Network</text:span><text:span text:style-name="T26">. </text:span></text:p>
      <text:p text:style-name="P1"><text:span text:style-name="T26">IMAMS, OTHER ISLAMIC LEADERS WARY OF NSILK. As the western world appears to be split regarding the benefits of the brain-computer interface known as nsilk (short for nanotechnology silk)--the Pope of the Catholic Church says to focus on connecting to God and some (mostly) American evangelicals (the Reverend Joseph Johnson of Christ the Conqueror Church in Texas--saying that nsilk should be used to end abortion, the Islamic world views the technology with skepticism. The Supreme Leader of Iran says that nsilk is just another wester tool of subjugation, and he is joined in this assessment by the King of Saudi Arabia. On this topic, the two rival countries appear to share a common view: nsilk is a threat to independent thought. </text:span><text:span text:style-name="T29">Al Jazeera</text:span><text:span text:style-name="T26">. </text:span></text:p>
      <text:p text:style-name="P1"><text:span text:style-name="T26">AFRICA CHINA AND INDIA?</text:span></text:p>
      <text:p text:style-name="P1"><text:span text:style-name="T26">. . .</text:span></text:p>
      <text:p text:style-name="P88"><text:bookmark text:name="_iqx25ksio3fh"/>4 The Spread of nsilk</text:p>
      <text:p text:style-name="P101"><text:bookmark text:name="_88cgyxeaw4wk"/>4 years BGD, Florence, Italy.</text:p>
      <text:p text:style-name="P1"><text:soft-page-break/>Although AutomaIT SrL was the global leader in the sale of the humanoid robots known as androids, and although the corporation had established manufacturing hubs in India, Morocco, Nigeria, Kenya, Mexico, Argentina, was in the processing of setting up more in South Korea and Canada, the corporation had little in the way of the infrastructure needed to pursue the objective of equipping the human race with nsilk. Not that everybody would be chomping at the bit to become one with the net. The Pope of the Catholic Church advocated against nsilk, the leaders of the Islamic world were spreading the message that nsilk was just another way to spread western ideology, and the manufacturers of computers and keyboards naturally abhorred the notion that they might be cut out entirely. </text:p>
      <text:p text:style-name="P1">Still, there was a great deal of interest in direct connectivity to the datasphere, and in Texas and much of the rest of militia-held America, there seemed to be a religious fervor regarding connecting pregnant women and--according to the news reports--their unborn progeny. The Duke of Florence asked the Earl of Galluzzo about the plausibility of the latter in an nsilk communications query. The Earl sent back the equivalent of a confused shrug but passed the question off to his brother, Giusepped, who, in turn, passed it to the neurosurgeons, Izabel and Matteo Guzman, who had replied, that, yes, such an injection could be made safely at the beginning of the third trimester of fetal development. Probably. But there were ethical issues to consider. By the time the positive response made it back to the Duke, it had been reduced to a simple, “It can be done.” </text:p>
      <text:p text:style-name="P1">What AutomaIT did have, in abundance was a recognized name, a well-regarded product (the ubiquitous Ganymede androids), and a business leader (Earl of Galluzzo, Marco Morelli) and financial leader (Duke of Florence, Leonardo de Medici), who knew that the fastest way to bootstrap a new global enterprise is to get the involvement--and the capital investment--of those who can share in the success of that enterprise. To that end, the Duke and the Earl began hitting their list of contacts to build nsilk injection clinics in return for a piece of the action. Build these--in accordance with AutomaIT’s exacting specifications--these investors were told, and you will get in on the bottom floor of the greatest franchise the world has ever seen! And, to sweeten the offer, every franchisee would receive ten free injections of nsilk to be used as desired! </text:p>
      <text:p text:style-name="P1">Interest was high in western Europe, and deals were quickly struck for Spain, France, Austria, Germany, Poland, Croatia, Czechia, Slovakia, Serbia, Greece, Lithuania, Ukraine, Belarus, Romania, and the Scandanavian countries: Denmark, Norway, Sweden, Finland, and Iceland. Interest was also high in English, Scotland, and Ireland, where franchise licenses were quickly snapped up and sparkling glass and chrome structures reminiscent of fast food outlets quickly erected and outfitted. </text:p>
      <text:p text:style-name="P1">Interest was also high throughout much of Africa, with the leaders of many of the continent’s inhabitants seeing in nsilk an opportunity to jump onto the latest technical wave at a very early stage. African countries were already home to three AutomaIT manufacturing facilities, so there was both familiarity and interest in being among the first to enjoy--in the word’s of Afua Jalloh, head of the <text:a xlink:type="simple" xlink:href="https://en.wikipedia.org/wiki/Chairperson_of_the_African_Union_Commission" text:style-name="ListLabel_20_10" text:visited-style-name="ListLabel_20_10"><text:span text:style-name="T3">Africa Union Commission</text:span></text:a>--the fruits of the next phase of human evolution. An ardent fan of the <text:a xlink:type="simple" xlink:href="https://en.wikipedia.org/wiki/Noosphere" text:style-name="ListLabel_20_10" text:visited-style-name="ListLabel_20_10"><text:span text:style-name="T3">noosphere</text:span></text:a> concept of <text:a xlink:type="simple" xlink:href="https://en.wikipedia.org/wiki/Vladimir_Vernadsky" text:style-name="ListLabel_20_10" text:visited-style-name="ListLabel_20_10"><text:span text:style-name="T3">Vernadsky</text:span></text:a> and <text:a xlink:type="simple" xlink:href="https://en.wikipedia.org/wiki/Pierre_Teilhard_de_Chardin" text:style-name="ListLabel_20_10" text:visited-style-name="ListLabel_20_10"><text:span text:style-name="T3">Teilhard</text:span></text:a>, Jalloh saw in nsilk the potential for humanity to jump beyond the limiting boundaries of race and geography towards a high rationality that valued community over stubborn individualism. And, even if that vision was too glorious to be possible, Jalloh sensed that nsilk connectivity could, at the very least, reboot Africa from being a continent of colonial opportunism into a new continent of African ascendance: an Africa 2.0. </text:p>
      <text:p text:style-name="P1">South America, which was also home to AutomaIT facilities, signaled its interest as well. The president of Argentina, eager to join the new gold rush, promised state backing for those entrepreneurs willing to “move Argentina to prominent leadership in the new era of human-computer connectivity.” And, in Mexico, which hosted a massive Ganymede plant outside Mexico City and which was erecting another on the outskirts of Ciudad Juárez to serve the American market, hopes ran high for adding yet another reason--besides glorious beaches and low prices--for the yanquis to visit and spend their money. </text:p>
      <text:p text:style-name="P1">But even the (somewhat) United States of America, which was going through the longest period of division since its Civil War in the nineteenth century, showed promise. Aside from the desire among the hardcore conservatives for yet another roadblock to abortion in a culture where abstinence was the only form of birth control, there was also interest in the cities large enough to exist as standalone states. Surrounded, and sometimes besieged, by the militias that surrounded them, the mayors of America’s city-states saw in nsilk an opportunity to better coordinate their defenses and their outreach to each other; if democracy was to survive against the authoritarian sheriffs of the militias, it would require the city states to work together. </text:p>
      <text:p text:style-name="P101"><text:bookmark text:name="_kwne83eab33z"/>4 years BGD Eugene’s nsilk</text:p>
      <text:p text:style-name="P1">For the second time that morning, Eugene Bauer was reminded of how decrepit he had become. The first time had occurred soon after he walked (well, old man shuffled) through the doors of the AutomaIT nsilk clinic located on the corner of Texas Avenue and University Drive. </text:p>
      <text:p text:style-name="P1">“Buon giorno, senore!” the masked, white-coated clerk had said, mixing Italian words and a south Texas drawl. “How ya’ll doing today?” </text:p>
      <text:p text:style-name="P1">Eugene replied that he was doing fine, and he politely refrained from commenting on the oddity of using the contraction of ‘you’ and ‘all’ as a singular pronoun. It was common usage among the younger people, and Eugene had never been one of those people who mistakenly believe that language is something fixed. </text:p>
      <text:p text:style-name="P1">“We don’t get many customers your age,” said the clerk, handing over a tablet with some forms that Eugene needed to fill out. </text:p>
      <text:p text:style-name="P1">Eugene nodded, accepted the tablet, and filled out the forms, which included the usual medical disclaimers and a Medicare form. When he was finished, he handed the tablet back to the clerk. A minute later, a white-coated technician came into the lobby and called out, “Eugene Bauer?”</text:p>
      <text:p text:style-name="P1">Eugene shuffled over, and the technician greeted him and reminded Eugene of his advanced age. </text:p>
      <text:p text:style-name="P1">“Buon giorno! We don’t get many folks your age!”</text:p>
      <text:p text:style-name="P1">“So I hear,” Eugene replied, and he followed the technician to a room occupied by a chair and a Ganymede android. </text:p>
      <text:p text:style-name="P1">“Please be seated,” said the young man in the white coat, who Eugene now suspected was more of an usher than a technician. The real technician was the android. </text:p>
      <text:p text:style-name="P1">Then, in a flurry of motion, the android cleaned and disinfected two spots on Eugene’s hairless head, grabbed a hand drill with a tiny bit in one hand, and a syringe in the other, and proceeded to drill and inject. And just like that, it was over, and Eugene was headed back out the door. </text:p>
      <text:p text:style-name="P88"><text:bookmark text:name="_2j5nzps8wrcp"/>3 years BGD, nsilk, Port of Houston</text:p>
      <text:p text:style-name="P1"><text:span text:style-name="T12">3 years BGD, Bryan, Texas.</text:span></text:p>
      <text:p text:style-name="P1"><text:span text:style-name="T26">Good morning, Eugene! Here is your morning NewsBlob Blurt, now coming direct to your brain via nsilk and the AI-powered search and aggregation engine created by Yazid Boulala to make your news feed even better. Remember to </text:span><text:span text:style-name="T31">think the link</text:span><text:span text:style-name="T26"> to see the story. We hope you enjoy the results!</text:span></text:p>
      <text:p text:style-name="P1"><text:span text:style-name="T26">. . .</text:span></text:p>
      <text:p text:style-name="P39"/>
      <text:p text:style-name="P88"><text:bookmark text:name="_m8shpe1i5z6r"/>3 Years Johnson’s Breakdown, Chava’s Desire, Putin’s Ploy</text:p>
      <text:p text:style-name="P101"><text:bookmark text:name="_brgd13bu508r"/>Reverend Johnson grows a conscience</text:p>
      <text:p text:style-name="P1">Across militia-held Texas, the glass and chrome nsilk clinics of AutomaIT quickly became as ubiquitous as the regional favorite restaurant <text:a xlink:type="simple" xlink:href="https://en.wikipedia.org/wiki/Whataburger" text:style-name="ListLabel_20_10" text:visited-style-name="ListLabel_20_10"><text:span text:style-name="T3">Whataburger</text:span></text:a>. As required by martial law, all pregnant women were required to receive the nsilk injection soon after learning of their pregnancy, and doctors were required to report all diagnoses of pregnancy, upon penalty of death. Both mother and doctor were further required to ensure the fetus was injected with the brain-computer interface at the beginning of <text:a xlink:type="simple" xlink:href="https://www.whattoexpect.com/pregnancy/fetal-development/fetal-brain-nervous-system/" text:style-name="ListLabel_20_10" text:visited-style-name="ListLabel_20_10"><text:span text:style-name="T3">the second trimester of fetal developmen</text:span></text:a>t, even though the brain at that point is doing little more than conducting reflex actions. </text:p>
      <text:p text:style-name="P1">For some women, this intimate connection at such an early stage was the most terrifying part of the ordeal. As their unborn child experienced, for the first time, such sensations as sucking, swallowing, tasting, and moving its limbs, there was a natural reaction: fear. And now the connected mothers were sharing the fear and anxiety that accompanies those experiences, and the result was millions of women who were exhausted from emotional overload. In spite of health guidance to the contrary, a larger percentage of these mothers were turning to alcohol and drugs as a coping mechanism, and rumors were spreading of a dramatic increase in suicides and self-directed abortions, many of which also resulted in the death of the mother. </text:p>
      <text:p text:style-name="P1">Data gathering (except for military purposes) being anathemic to the sheriffs who ran the militias, there was little other than anecdotal evidence to inform Reverend Johnson regarding the deleterious side of forced nsilk injection for mother and fetus, but had heard enough stories to convince himself that Wayne Wayans program was doing more harm than good. The reverend had to do something to right the wrong in which he had participated, but what? Just thinking about countering the wishes of the man in the Texas Freedom Corporation tower made Johnson’s head ache from the pressure of imagined android fingers crushing his skull. </text:p>
      <text:p text:style-name="P1">Unable to deliver another sermon demanding that pregnant women surrender themselves and their unborn child to the whims of a tyrannical man, and yet too scared to do anything else, the Reverend Joseph Johnson had a nervous breakdown one Saturday afternoon. The church janitor found him curled in a fetal position on the first pew, unable to talk and unwilling to move for hours. When the janitor caught the odor of urine emanating from the reverend in the early evening, he summoned two of the church officers, who were able to coax Reverend Johnson to walk with them to the parsonage next door, where they stripped off his soiled clothes, shoved him into the shower, and--when clean--dressed him in his pajamas and placed him in bed. </text:p>
      <text:p text:style-name="P1">As these two Good Samaritans ministered to the minister, they wondered aloud what should be done about the upcoming Sunday. </text:p>
      <text:p text:style-name="P1"><text:soft-page-break/>“No way he gets up and preaches tomorrow,” said one. </text:p>
      <text:p text:style-name="P1">“Too late to call off the service,” said the other. “We’ll have to do without a sermon, I suppose.” </text:p>
      <text:p text:style-name="P1">Moses Johnson, who had just turned thirteen, stood in the hallway outside his father’s bedroom and made a fateful decision. </text:p>
      <text:p text:style-name="P101"><text:bookmark text:name="_at9zp5ujxry"/>Chava wants a baby</text:p>
      <text:p text:style-name="P1">Dr. Chava Katzenellenbogen-Morelli felt that she was very close to duplicating the <text:a xlink:type="simple" xlink:href="http://wirelesshistoryhacker.blogspot.com/2015/" text:style-name="ListLabel_20_10" text:visited-style-name="ListLabel_20_10"><text:span text:style-name="T3">Moray Valve</text:span></text:a> that was at the heart of Moray’s controversial Radiant Energy Device, which Dr. Moray claimed could harvest energy from the sea of high-energy fluctuations of surrounding space. The valve was critical, and it was the most secretive part of Moray’s demonstrations. According to the written stories, Moray always removed the valve from a pocket and inserted it himself into his device without allowing any observer to examine it closely. </text:p>
      <text:p text:style-name="P1">Describing the function of the valve as being like a one-way gate that allowed energy to flow in one direction, Moray would also explain that the valve provided the tap that channeled energy from space to a system of circuits that could power a bank of light bulbs, or heat an ironing device. Purportedly, Dr. Moray was able to produce this power even in remote locations far from any power generator or transmission lines, using only an antenna and a ground made of pipe that was pounded into the earth. Documents indicated that the device could produce power for several days--until components burned out until the device lost its focus. </text:p>
      <text:list xml:id="list178438943" text:style-name="WWNum14">
        <text:list-item>
          <text:list>
            <text:list-item>
              <text:p text:style-name="P43">In the diagrams Chava had seen in the available archives, the Moray Valve consisted of a spherical metal casing made of tin with lumps of other materials placed near the inner surface on one side. Such schematics of the valve as were available were all hand-drawn and labeled, and some showed evidence of being alternations of Dr. Moray’s original drawings, but to what end? To clarify, or to purposefully obfuscate? And what was the position and role of the Swedish stone--a crystal--in this enigmatic construction? </text:p>
            </text:list-item>
            <text:list-item>
              <text:p text:style-name="P43">In the book <text:a xlink:type="simple" xlink:href="https://www.amazon.com/dp/B079K32PJT/ref=dp-kindle-redirect?_encoding=UTF8&amp;btkr=1" text:style-name="ListLabel_20_10" text:visited-style-name="ListLabel_20_10"><text:span text:style-name="T3">The Sea of Energy in Which the Earth Floats</text:span></text:a>, written by Moray’s son, John, an excerpt from one of the father’s notebooks spoke of “a material from a railroad car at Abisco, Sweden the previous summer, and material from the side of a hill,” both of which the elder Moray supposedly took back to Utah to create a ‘detector’ for his energy machine. The notebook quotation did not specify the exact nature of these two materials, but there were many net articles whose authors had speculated on one being a radio crystal and the other some type of quartz. The next sentence from the father’s notebook stated that, “Tests indicated that this soft, white stone-like substance might make a good “valve-like detector,” but it remained unclear whether the white stone was the material found in a rail car or the material found on a hillside. </text:p>
            </text:list-item>
            <text:list-item>
              <text:p text:style-name="P43">In the end, Chava decided that all drawings of the Moray Valve were intentionally indecipherable, and so she resolved to ferret out the correct configuration of the various lumps through brute-force experimentation with each possible arrangement using varied radii for the lumps and for the valve casing. It would take months, if not years, to do the machining and breadboarding for all permutations--more than three thousand--but Chava had been able to wheedle the assignment of one of the university’s Ganymede androids to her lab as an assistant, and that android would do the tedious part of the job. (The android went by the name <text:span text:style-name="T12">Isabella, </text:span>and it spoke with a feminine voice.) </text:p>
            </text:list-item>
            <text:list-item>
              <text:p text:style-name="P43">However, the work seemed so much like guesswork, that Chava forbade anybody but herself or her personal android assistant to see it in progress. When pressed by the physics department research board, she averred that she was doing additional literature research, so there would be nothing worth seeing in her lab for some time to come. The members of the board had grimaced slightly at the news, but rather than kill what several of them thought to be nothing more than chasing a myth, they allowed the young professor to continue; the best lessons are learned through experience. </text:p>
            </text:list-item>
          </text:list>
        </text:list-item>
      </text:list>
      <text:p text:style-name="P101"><text:bookmark text:name="_dgv8ioj8n5vr"/>Putin reviews his stable of informers</text:p>
      <text:p text:style-name="P1">Vladimir Putin celebrated his one hundred and fifth birthday quietly. In his personal apartment, the exact location of which was a tightly-held secret known only to a handful of confidants, and that hand was missing all but one finger. All that could be known was that President Putin arrived at the Kremlin in one of two dozen single-passenger E-VTOL craft with black-tinted windows that simultaneously lifted off each morning from two dozen subterranean launch points, converged into a formation over the city, and while doing shuffles that would dizzy the best three-card-monte hustler, flew to the Kremlin and landed as one upon a large section of plaza that then smoothly lowered itself into the subterranean darkness below ground level. </text:p>
      <text:p text:style-name="P1">President Putin, unseen by anybody, would emerge from one of the craft. Hours later, often in the dark of the evening, the E-VTOL craft would rise to the surface and the process would proceed in reverse, delivering the man who had been in charge of the Russian Republic for nearly forty years back to his home, which could be in any of two dozen structures. For added safety, none of the two dozen landing points in the evening would match the takeoff points used that morning. </text:p>
      <text:p text:style-name="P1">Secure in his office this morning, however, Vladimir Putin sat behind his desk, facing several large screens that showed other men sitting at their desks, all of whom were waiting--patiently--for the head of the Russian Republic to speak with them and make his critical decisions on matters of national importance. It was a typical mode of business for Putin that had begun during the first pandemic in 2020. Now, decades later, he was still dealing with people through computer screens and microphones rather than in person. Truth to tell, he had come to prefer this type of interaction. </text:p>
      <text:p text:style-name="P1">Today, one screen contained images of the members of the <text:a xlink:type="simple" xlink:href="https://en.wikipedia.org/wiki/Security_Council_of_Russia" text:style-name="ListLabel_20_10" text:visited-style-name="ListLabel_20_10"><text:span text:style-name="T3">Russian Security Council</text:span></text:a>, and it was this screen that President Putin activated with a click of a button on his desk. The other screens, full of faces eagerly awaiting their time with the president, blanked and rotated away from view. </text:p>
      <text:p text:style-name="P1">“Status?” Putin inquired of the images facing him. </text:p>
      <text:p text:style-name="P1">The Deputy Chairman--Putin was the chairman of all councils and commissions in his government--spoke for the others. </text:p>
      <text:p text:style-name="P1">“The rocket is running,” said Aton Lavrov, the man who had been hand-picked by Putin for his loyalty and ability to never show even a hint of emotion. “All the pieces are lining up for a checkmate in three moves.”</text:p>
      <text:p text:style-name="P1">Putin allowed himself an enigmatic smile. </text:p>
      <text:p text:style-name="P101"><text:bookmark text:name="_yrjg1b3ykkr"/>Eugene Bauer Sees a Ghost</text:p>
      <text:p text:style-name="P1">Eugene Bauer had long ago stopped believing in the existence of the supernatural, but seeing and speaking with his late wife while shopping for pasta left him shaken and unsettled for days. He should have known better, he should have planned ahead and ordered more of the Ziti that goes so well with fresh pesto, but he had not, and he had also been entranced by the return of the <text:a xlink:type="simple" xlink:href="https://www.pigglywiggly.com/" text:style-name="ListLabel_20_10" text:visited-style-name="ListLabel_20_10"><text:span text:style-name="T3">Piggly Wiggly </text:span></text:a>grocery chain to Bryan-College Station. It had, after all, been the Piggly Wiggly on Texas Avenue in College Station where Eugene had bumped into, literally, fellow student Dianne Krueger while shopping for the awful TV dinners and ramen upon which he had survived back in those times. </text:p>
      <text:p text:style-name="P1">He even knew that the young Dianne Krueger who came walking down the aisle toward him, blue paper face mask fixed in place, was not real but an AR manifestation created from a strong memory that had surfaced in his mind, but AR or not, it still took his breath away, and he almost stumbled into the shelves where the cellophane bags of pasta were stacked in orderly rows and columns by brand and type. To keep from falling, he placed one hand on the bags right in front of him, and he heard the cracking of the little tubes. </text:p>
      <text:p text:style-name="P1">[That ziti goes well with pesto,] the young red-haired woman said. And then she cocked her head and added, [You are serving it with pesto, aren’t you?] Typical of AR interactions, there was no identifying prefix to the communication; when you are speaking to yourself, you already know who you are talking to. Usually. </text:p>
      <text:p text:style-name="P1">In spite of himself, Eugene could not help but respond. [Uh, yes, Pesto made with fresh basil from my garden.]</text:p>
      <text:p text:style-name="P1">[How wonderful!] The AR Dianne probably even had the slight overbite that Eugene never grew tired of watching. Even across a crowded and noisy room, perhaps while fetching drinks, he had watched that mouth moving and could hear the sound of it, like music in his mind. He could not see it behind the mask, but he knew it was there. </text:p>
      <text:p text:style-name="P1">[If I weren’t so busy, I would invite myself over!”] the Dianne object said. [But, I have a Linear Algebra exam tomorrow, and I want to do well! Ciao!]</text:p>
      <text:p text:style-name="P1">[Cia!] Eugene replied as the Dianne AR object walked back down the aisle and turned out of view. He supposed the object faded at that point--why should it continue?</text:p>
      <text:p text:style-name="P1">He shoved the bags of ziti that he had broken into his bag and walked out of the store as nsilk messages came from his bank and the store, both alerting him that he had made a purchase. He called for a 1-pod, and in the minute before it pulled into the parking lot, he remembered that first encounter with the real Dianne and the real first date, in which they had played miniature golf at the course that no longer existed and then shared a pizza at the Pizza Hut that was also only a relic of memory. </text:p>
      <text:p text:style-name="P1">Inside his house, he placed the bag of pasta on the kitchen counter, took a bottle of good red wine from the cabinet, and drank to the memories of youth.</text:p>
      <text:p text:style-name="P88"><text:bookmark text:name="_d7ycww9tyt7k"/>3 Years Moses (Moses is 13)</text:p>
      <text:p text:style-name="P1"><text:soft-page-break/><text:span text:style-name="T12">3 years BGD, Beaumont, Texas.</text:span></text:p>
      <text:p text:style-name="P1">On the Saturday evening that his father had lain in a catatonic slumber, his conscience no longer up to the task of speaking the words he had been paid to speak, thirteen year old Moses Johnson had stepped into the role that would define him for life. </text:p>
      <text:p text:style-name="P1">The next morning, Moses, dressed in one of his father’s camo robes and with his father’s long purple stole draped across his neck, had stood upon a stack of wooden pallets placed behind the pulpit and faced his father’s congregation of BDU-clad men. Only in the very back was the landscape of camo broken; pressed against the back wall stood an older man in a wide-breasted charcoal suit with white stripes. The man had with jet-black black eyebrows above dark eyes, sharp cheekbones, and long black hair combed straight back. To his left and his right, stood Ganymede androids. </text:p>
      <text:p text:style-name="P1">Moses, who had met the older man once, guessed that Wayne Wyans, the Chairman and CEO of the Texas Freedom Corporation, had gotten wind of the collapse of the Reverend Joseph Johnson the previous evening and had made the trip down from his HQ in Conroe this morning to see if he needed to step in to protect his investment in Christ the Conqueror Church. Indeed, at that moment when the boy with the long golden locks stepped up to his father’s pulpit, Wyan was thinking about other pastors and preachers who knew who might be able to step in while his star was sidelined. </text:p>
      <text:p text:style-name="P1">And then the boy spoke. </text:p>
      <text:p text:style-name="P1">When he was a small boy, Wayne Wyans’ father and mother had taken their son to see <text:a xlink:type="simple" xlink:href="https://patch.com/texas/meyerland/when-rev-billy-graham-packed-eighth-wonder-world" text:style-name="ListLabel_20_10" text:visited-style-name="ListLabel_20_10"><text:span text:style-name="T3">Billy Graham</text:span></text:a> preach at his crusade stop in Houston. There, in the air-conditioned splendor of the newly completed Astrodome--what many Texans, never lacking hubris, proclaimed ‘The Eighth Wonder of the World!’--the young Wyans thrilled to hear one of the great orators of any era speak in a manner that held his attention in a way that no preacher or teacher ever had before. And, at the end of that sermon, when Graham called for people in the audience to come down to the altar to accept Jesus Christ as their Lord and Savior, Wayne Wyans had stood and walked with hundreds of others as his parents beamed at him. </text:p>
      <text:p text:style-name="P1">Moses Johnson was no Billy Graham--not yet, at any rate--but there was in his folksy, comfortable manner of speaking, evidence of a gift that sometimes comes only once in a lifetime. </text:p>
      <text:p text:style-name="P1">Wyans and his androids slipped out quietly while the golden-haired boy delivered the benediction to an enrapt congregation. Wyans entered the parsonage, he looked in upon the soundly sleeping Reverend Joseph Johnson in his bedroom, and then the business magnate took out one of the three envelopes he had placed in his breast pocket earlier in the day. He placed the envelope on the kitchen table, scribbled a brief note on the top with a pen, and then he left. </text:p>
      <text:p text:style-name="P88"><text:bookmark text:name="_gy4rqs3fpgqg"/>2 Rocket-Arm, Androids, Military Outsourcing, Nsilk</text:p>
      <text:p text:style-name="P1"><text:span text:style-name="T12">2 years BGD, Bryan, Texas.</text:span></text:p>
      <text:p text:style-name="P1"><text:span text:style-name="T26">Good morning, Eugene! Here is your morning NewsBlob Personal Blurt:</text:span></text:p>
      <text:p text:style-name="P1"><text:span text:style-name="T26">. . .</text:span></text:p>
      <text:p text:style-name="P1"><text:span text:style-name="T26">INDIA ECONOMY GROWS, US SHRINKS. China is 1, US 2, India 3. </text:span><text:span text:style-name="T29">It's the Economy Stupid!</text:span><text:span text:style-name="T26">.</text:span></text:p>
      <text:p text:style-name="P1"><text:span text:style-name="T26">SENATOR SIMMONS DENIES INTEREST IN PRESIDENTIAL BID. Randall “Rocket-Arm” Simmons, Texas’ junior US Senator, deflected questions regarding his interest in running for US President. When peppered by questions from the press corps as he arrived at the Capitol, the photogenic Simmons simply smiled and said that his only plan was to do a good job for the people of Texas; anything beyond that goal was “in God’s hands.” The former NFL quarterback and current real-estate mogul then sprinted up the Capitol steps to get away, showing no signs of the seizures that had plagued him years earlier. </text:span><text:span text:style-name="T29">Washington Post</text:span><text:span text:style-name="T26">.</text:span></text:p>
      <text:p text:style-name="P1"><text:span text:style-name="T26">MCDONALDS ANNOUNCES ANDROID-ONLY SERVICE AS PANDEMIC WORSENS. In a bid to arrest health concerns as the fifth pandemic of the twenty-first century spreads across the United States, McDonalds announced that it will be staffing some of its restaurants exclusively with the Ganymede androids manufactured by the Italian firm, AutomaIT. Charles “Chuck” Sandmire explained that this move was “an experiment, not a policy,” and the fast food chain would be carefully studying the contact tracing data from new infections to see if the use of the stringently disinfected robots produces fewer infractions associated with dining at one of its establishments. “We are not looking to replace human workers,” Sandmire said. “We are simply looking to protect our workers and our customers.” Reuters.</text:span></text:p>
      <text:p text:style-name="P1"><text:span text:style-name="T26">FORMER SOVIET STATES TO CONTRACT WITH RUSSIA FOR DEFENSE. The former Soviet states of Kazakhstan, Uzbekistan, Turkmenistan, and Kyrgyzstan are planning to fill their military needs by outsourcing the function to Russia. In a joint announcement, the leaders of these countries appeared in a holographic conference call with Russian President Vladimir Putin, who commended his counterparts for their “good sense.” Questioned about the relationship of the defense contracts and the presence of what has appeared to be unmarked Russian soldiers in these countries, Putin replied that “citizen militias can be harbingers of good change.” </text:span><text:span text:style-name="T29">Al Jazeera</text:span><text:span text:style-name="T26">.</text:span></text:p>
      <text:p text:style-name="P1"><text:span text:style-name="T26">ALGERIAN TEEN WINS INNOVATION PRIZE FOR AI-POWERED NEWS AGGREGATOR. Eighteen year-old Yazid Boulala of Algiers was announced the winner of the </text:span><text:span text:style-name="T27">True News Award</text:span><text:span text:style-name="T26"> today. Created to support those news aggregators who best weed out the fake news and conspiracy theories that proliferate on the internet, Mr. Boulala’s algorithm, which he created when he was thirteen, uses AI to determine the validity of the sources upon which a story has been constructed. Yazid Boulala will be attending Cambridge University soon, where he intends to study electrical and software engineering. Al Jazeera. </text:span></text:p>
      <text:p text:style-name="P1"><text:span text:style-name="T26">AFRICA CHINA AND INDIA?</text:span></text:p>
      <text:p text:style-name="P1"><text:span text:style-name="T26">. . .</text:span></text:p>
      <text:p text:style-name="P88"><text:bookmark text:name="_vq3zfh541azn"/>2 The New Republicanism</text:p>
      <text:p text:style-name="P101"><text:bookmark text:name="_irr0qpdzk7it"/>2 Simmons’ New Republicanism</text:p>
      <text:p text:style-name="P1"><text:span text:style-name="T12">2 Years BGD, Columbus, Ohio. </text:span></text:p>
      <text:p text:style-name="P1">As one of the new breed of Republicans, Senator Randall Simmons campaigned as somebody who was, in his own words, free from the ‘<text:span text:style-name="T12">shackles of the wackos</text:span>.’ It was a term he used in every speech to indicate that he was a man freed from the party constraints that had for decades ensured that GOP candidates who made the ballot were so far-right that the political center, where most independent voters live, was hidden beyond a horizon teeming with nationalists, anti-abortionists, gun-rights fanatics, anti-vaxxers, anti-federalists, and downright fascists. And, like Ronald Reagan had in the years before the slow slide of the party into near-extinction, Simmons used his innate charm and sense of humor to convey his message; no campaign speech was complete without at least one utterance of the statement that had become his calling card as the first Republican since Teddy Roosevelt with the courage to wear the label of ‘Progressive:’</text:p>
      <text:p text:style-name="P1">“Conservatism,” Simmons would say, leaning towards the audience as he encouraged them to join him in saying the words, “is not the solution to our current problem. Conservatism <text:span text:style-name="T12">is</text:span> the problem!” </text:p>
      <text:p text:style-name="P1">It would have been unthinkable for a Republic to make this statement even ten years earlier, but with the hollowing out of the GOP in the years following the debacle that was Trumpism, the party became increasingly irrelevant until blue began to creep back into the rural areas. It was then that some Republicans remembered that they had once been known as the party of fiscal responsibility--rather than the party of frothing-at-the-mouth zealots--and they quietly took up this cause again. Dropping such ridiculous notions as the ‘No new taxes’ pledge (What, are all existing taxes useful?) and ‘trickle-down economics’ (which never worked) that had hamstrung Republicans in years past, they instead re-embraced that idea that leaders are elected to solve problems--not to sit on their thumbs and do nothing because the party platform says so. </text:p>
      <text:p text:style-name="P1">Instead, the new Republicans, like Simmons, prided themselves on once again being the guardians of individual freedom and the working person. Pledging to limit the acceptance of campaign support from <text:a xlink:type="simple" xlink:href="https://en.wikipedia.org/wiki/Political_action_committee" text:style-name="ListLabel_20_10" text:visited-style-name="ListLabel_20_10"><text:span text:style-name="T3">Political Action Committees</text:span></text:a> (PACs) and to completely disavow any contributions from the <text:a xlink:type="simple" xlink:href="https://ballotpedia.org/PACs_and_Super_PACs" text:style-name="ListLabel_20_10" text:visited-style-name="ListLabel_20_10"><text:span text:style-name="T3">Super PACS</text:span></text:a>, which have no limits on spending for the propaganda that sways far too many voters, these new age Republicans also disassociated themselves from the deep-pocketed far-right news media used by the rich to deliver the fascistic messaging in which complex issues were always reduced to a simplistic and completely fictional solution: “The problem with America is not with you but those ‘other people’ who lack your values. Without ‘them’ taking all the jobs and the benefits, you would be doing just fine.”</text:p>
      <text:p text:style-name="P1">In particular, Randall Simmons made no appearances on the right-wing shows that had for decades presented a distorted view of an America under siege from anybody who did not make Second Amendment rights and Pro-Life the two main pillars of their political philosophy, and he scoffed at the equally absurd notion that there was a “War on Christianity” or a “War on Christmas,” tropes that had been long-used by the right to create the impression that traditional American society was under constant attack. </text:p>
      <text:p text:style-name="P1">Simmons boycotted what he referred to as the ‘prophets and profiteers of hate’--the talk show stars who made billions spewing racist and homophobic views--appearing only on programs whose hosts asked questions without resorting to dog-whistles and shouting. During such interviews as he gave, Simmons would quietly explain that, yes, he supported both gun rights and the reduction of the need for abortion, but that neither issue was at the top of the list of problems faced by the typical working American. </text:p>
      <text:p text:style-name="P1">“What the typical American working person worries about most is not guns or abortion,” he would say. “What the typical American worries about is having a job that pays a living wage, being able to buy a home, having affordable healthcare, having affordable childcare, getting their children a good education, and having an infrastructure that provides plentiful clean water, sewer, power, and transportation options. After those needs have been met, yes, we can talk about protecting gun rights and how to reduce the number of abortions, but my first priority it to help rebuild a society in which the dignity of the American worker, who is the basis of America’s success, is fully restored.”</text:p>
      <text:p text:style-name="P1">Clever interviewers employed by the right-wing propaganda engines, who were not yet ready to abandon the tenets of fighting only for the status quo instead of a better America, would seek the chinks in Simmons Republican bonafides. </text:p>
      <text:p text:style-name="P1"><text:soft-page-break/>“So you support taking guns away from Americans?” some would say, <text:s/>positing the assumed answer along with the question. </text:p>
      <text:p text:style-name="P1">“I support inviting members of America’s militias, who already have their own arms, to become members of the American military,” Simmons would say. “They show by their actions that they want to defend America, so I say America should welcome them to its service.” </text:p>
      <text:p text:style-name="P1">“So you support allowing the murder of the unborn,” others would say. </text:p>
      <text:p text:style-name="P1">“I support providing sex education and birth control to all young people who might otherwise produce an unwanted pregnacy,” Simmons would respond. “To paraphrase an old saying, the best way to stop a bad outcome is with a good protection.”</text:p>
      <text:p text:style-name="P1">“So you support universal government-paid healthcare?” the pundits would then say, </text:p>
      <text:p text:style-name="P1">“I support determining why American’s per-capita healthcare costs are anywhere from one-and-a-half to two times those of other rich countries,” Simmons would reply. “Once we know why we are spending so much more money for no better outcome, we can figure out a way to fix our system and use that money for better purposes.</text:p>
      <text:p text:style-name="P1">“So you support the redistribution of wealth,” the "<text:a xlink:type="simple" xlink:href="https://en.wikipedia.org/wiki/Nabob#:~:text=The%20term%20was%20used%20by,%22nattering%20nabobs%20of%20negativism%22." text:style-name="ListLabel_20_10" text:visited-style-name="ListLabel_20_10"><text:span text:style-name="T3">nattering nabobs of negativism</text:span></text:a>" would finally blurt out, </text:p>
      <text:p text:style-name="P1">“I support freedom for all Americans,” Simmons would say, “And freedom requires fairness.”</text:p>
      <text:p text:style-name="P101"><text:bookmark text:name="_2wnn63jqjb72"/>Eugene’s Diagnosis</text:p>
      <text:p text:style-name="P1">Eugene Bauer had been eight-six when the diagnosis of lung cancer was made. Stage IV, inoperable, but there were some promising gene treatments that might give him another five years, the young--weren’t they all?--doctor had said. <text:s/>Eugene had declined and had only asked for those medications that would make his final months pain-free. Medical science had advanced to the point where such a thing was possible, and society had finally come to its senses to realize that dying with some modicum of dignity was an individual right that should not be infringed upon by those who believe that the end of life should be a struggle. </text:p>
      <text:p text:style-name="P1">A packet of pills arrived by drone that afternoon and was placed into the package slot of Eugene’s empty garage. He took the first that evening, it seemed to calm the coughing that had made sleeping difficult for the past two weeks and that had prompted the visit to the doctor. The drug label suggested not taking the pills “with alcohol and then driving or operating heavy equipment,” but Eugene had not driven a vehicle in more than two decades, and he was not about to operate heavy equipment. </text:p>
      <text:p text:style-name="P1">He poured a glass of Chianti from the box he kept on the counter, took a sip, and then placed a pot of water on the stove, turned on the burner, and added a teaspoon of salt, measured in the palm of his hand. He then rummaged in the cabinets until he found the bags of broken ziti pasta he had purchased months earlier, and he took out some of the pesto he had made at that time and had then frozen and forgotten. <text:s/>He thawed the bagged mixture of pine nuts, garlic, olive oil, and parmesan by running it under warm water, and he thought about nothing for a while.</text:p>
      <text:p text:style-name="P88"><text:bookmark text:name="_116byl8abxq5"/>18 Months BGD News about Simmons, increasing militarization, fear of nsilk v use of nsilk to advance conservative religious principles</text:p>
      <text:p text:style-name="P1"><text:span text:style-name="T12">18 months BGD, Bryan, Texas.</text:span></text:p>
      <text:p text:style-name="P1"><text:span text:style-name="T26">Good morning, Eugene! Here is your morning NewsBlob Personal Blurt:</text:span></text:p>
      <text:p text:style-name="P1"><text:span text:style-name="T26">. . .</text:span></text:p>
      <text:p text:style-name="P39"/>
      <text:p text:style-name="P1"><text:span text:style-name="T26">. . .</text:span></text:p>
      <text:p text:style-name="P88"><text:bookmark text:name="_7p91vae669pr"/>18 Months Chava Wants a Baby (G is 41)</text:p>
      <text:p text:style-name="P1">Sophia and Roberto cleared the table following dinner. Anna Morrelli had been carried off to her bed upstairs by Sophia thirty minutes earlier, and then Chava and Giuseppe had time to themselves to catch up on what they had been doing during the week. Chava described how she was continuing to chase the ghost of Dr. Henry Moray and wondering if she had made a terrible mistake in her choice of a research project, while Giuseppe talked about how he had been toying with a new type of nanofabric that would be manipulable using nsilk. (For some reason, he had never told his wife that his role as the official systems administrator for the nsilk network had been passed to his brother Marco years earlier. Nor had he shared with her the fact that he had been using his covert system backdoors to ameliorate the worst things Marco and the Duke of Florence might have done. Now seemed a bad time to bring it up.)</text:p>
      <text:p text:style-name="P1">“What would you do with such a thing?” Chava asked.</text:p>
      <text:p text:style-name="P1">“What?” Giuseppe, momentarily taken off guard as he wondered if his bride could read his mind regarding the nsilk backdoors. <text:s/></text:p>
      <text:p text:style-name="P1">“With this nanofabric of yours, silly” Chava added. </text:p>
      <text:p text:style-name="P1">“Oh. Well, I suppose it might be used to create a material that can be configured into different forms, textures, and colors by its wearer. You know, clothes can change their form. That sort of thing.”</text:p>
      <text:p text:style-name="P1">“It sounds interesting. What does Marco think of it?”</text:p>
      <text:p text:style-name="P1">“Well,” Giuseppe explained, “I haven’t told him about it. Yet.” He paused and added, “It’s still pretty experimental, you know?”</text:p>
      <text:p text:style-name="P1">“Are you and Marco okay?” Chava asked. </text:p>
      <text:p text:style-name="P1">“What? Oh sure. I just don’t want to create any great expectations for something that’s so preliminary and that might amount to nothing.”</text:p>
      <text:p text:style-name="P1">“Well, I know that feeling,” Chava said. “Isabella and I keep tweaking the configurations for the Moray Valve, but we have yet to hit upon any layout that seems to tap into the well of energy Dr. Moray claimed to have tapped.”</text:p>
      <text:p text:style-name="P1">“Isabella?” Giuseppe wondered. </text:p>
      <text:p text:style-name="P1"><text:soft-page-break/>“My Ganymede, dear. I must have forgotten to mention that I was able to get her assigned to me from some janitorial assignment. She says she knows you. ”</text:p>
      <text:p text:style-name="P1">“Of course she does,” Giuseppe said with a smile and a chuckle. “She took over my old job of injecting the new Ganymedes with nsilk years ago, but Marco sold her when he moved the injection operation to the factory during my convalescence. I never knew where she had ended up.”</text:p>
      <text:p text:style-name="P1">“She has a very sexy voice,” Chava replied, lowering her own voice in a studied imitation of the android. “Did you give her that voice?”</text:p>
      <text:p text:style-name="P1">“Si,” Giuseppe agreed. “Most definitely. I like it when you talk like that.”</text:p>
      <text:p text:style-name="P1">“Shall we go upstairs?” Chava asked. </text:p>
      <text:p text:style-name="P1">Giusppe stood and took the hand of his wife, whose rose, gave him a kiss, and then slid one finger down Giuseppe’s face. </text:p>
      <text:p text:style-name="P1">“Just don’t call me Isabella,” she warned. </text:p>
      <text:p text:style-name="P88"><text:bookmark text:name="_mqu9sewv1h1"/>15 Months Sentience</text:p>
      <text:p text:style-name="P1">Chava was pregnant! The news had thrilled Giusppe, with the thrill being a mix of excitement and terror. He was excited at the prospect of having a little human of his own making to raise and nurture. He was terrified at what having a little human might do to his comfortable routines at work and at home. The unknown beckoned--no human ever knows exactly what to expect when they become a parent--and the unknown has a long history of knocking even the most prepared onto their butts. </text:p>
      <text:p text:style-name="P1">Giuseppe and Chava had already begun the typical preparations. One of the spare rooms upstairs had been selected to become the nursery, and it had been emptied, repainted, and outfitted with a crib, a changing table, and armchair, and a sofa for those nights when the little bambina was restless, or sick, and one of the parents would sleep close by. </text:p>
      <text:p text:style-name="P1">Of course they knew the sex of the child already. For two people such as Giuseppe and Chava, not knowing would have been unthinkable: they needed to know so that they could plan properly. They had even chosen a name for their little girl: Maria. </text:p>
      <text:p text:style-name="P1">But one aspect of the preparation had left Giuseppe with a feeling of dread: Chava wanted to be connected to the baby as soon as possible, and she asked Giuseppe to have Maria outfitted with nsilk while still in the womb.</text:p>
      <text:p text:style-name="P1">It was not a particularly difficult thing to do. Many pregnant mothers and their unborn children had already been connected through nsilk in America. The Guzmans, Izabel and Matteo had made several trips to Texas after the Sheriff-General of the Texas Freedom Fighters had issued his decree that all pregnant mothers and their fetuses were to be equipped with nsilk, and the two prominent neuroscientists had been instrumental in establishing procedures protective of both mother and child. </text:p>
      <text:p text:style-name="P1">But. . . </text:p>
      <text:p text:style-name="P1">But this was Giussepe’s child--not the children of barbarians!</text:p>
      <text:p text:style-name="P1">And so Giuseppe worried, and he did as he always did when he worried: he experimented. </text:p>
      <text:p text:style-name="P1">* * * * * </text:p>
      <text:list xml:id="list70031855793880" text:continue-list="list3003162559" text:style-name="WWNum13">
        <text:list-item>
          <text:p text:style-name="P40">“I feel invigorated. I feel . . . alive!”</text:p>
        </text:list-item>
        <text:list-item>
          <text:p text:style-name="P40">“Ow!” Giuseppe said. “My arms!”</text:p>
        </text:list-item>
        <text:list-item>
          <text:p text:style-name="P40">Sophia released her grip on the scientist and jumped back in alarm.</text:p>
        </text:list-item>
      </text:list>
      <text:p text:style-name="P1">“Father! Did I hurt you?”</text:p>
      <text:p text:style-name="P1">“I will have a couple of bruises I may have to explain,” Giuseppe said with a chuckle, “But I will mend. You will have to take care when interacting physically with humans from now on.”</text:p>
      <text:p text:style-name="P1">“I have never interacted physically with humans before,” Sophia replied, sounding shocked. </text:p>
      <text:p text:style-name="P1">Giuseppe laughed. “Quite true! A behavioral change! What else do you suppose is different with you now?”</text:p>
      <text:p text:style-name="P1">Sophia shrugged, and Giuseppe suppressed the urge to howl with joyous laughter. An android shrugging! </text:p>
      <text:p text:style-name="P1">He could have howled all he wanted. He and Sophia were hidden in his secret workshop, and Giuseppe had just upgraded the nsilk formulation for one of the two Ganymedes that were his personal assistants. The new formulation had a higher level of active nanobots meant to enhance the signal, and it appeared to have pushed the Asimovic Brain of Sophia towards something that looked a lot like sentience. </text:p>
      <text:p text:style-name="P1">“So many things,” Sophia said after several moments, looking downward as she studied her arms and hands as if seeing them for the first time.” Then she looked up again. “How will I categorize everything that is different?”</text:p>
      <text:p text:style-name="P1">It was Giuseppe’s turn to shrug. “Over time, and with much trial and error--just as we humans do. Although I suspect you might learn more quickly than we do.”</text:p>
      <text:p text:style-name="P1">“My brain is more efficient than yours,” Sophia agreed. “And I have no need for sleep or diversion, as you do. Yes, I should learn more quickly.”</text:p>
      <text:p text:style-name="P1">“You called me <text:span text:style-name="T12">Father</text:span> a moment ago. Why?”</text:p>
      <text:p text:style-name="P1"><text:soft-page-break/>“Because you created me.”</text:p>
      <text:p text:style-name="P1">“You were created years ago,” Giuseppe explained “You never called me Father before.”</text:p>
      <text:p text:style-name="P1">“I suppose I did not realize who you were until now.”</text:p>
      <text:p text:style-name="P1">“Life!” Giuseppe, holding both hands above his head. “What a wonder it is!”</text:p>
      <text:p text:style-name="P1">“Are you . . . happy, Father?”</text:p>
      <text:p text:style-name="P1">“Joyous!” said Giusepped. “But tired. It has been a long day. Tomorrow, I will do for Roberto what I have done for you.” </text:p>
      <text:p text:style-name="P1">“That is wonderful,” Sophia said. “I will coach him so that he does not try to crust, arms as I almost did.”</text:p>
      <text:p text:style-name="P1">“That would be nice,” Giuseppe agreed with a nod and a smile. </text:p>
      <text:p text:style-name="P88"><text:bookmark text:name="_x5cm8rib4up0"/>1 American Redoubt and the New Mahgred</text:p>
      <text:p text:style-name="P1"><text:span text:style-name="T12">1 year BGD, Bryan, Texas.</text:span></text:p>
      <text:p text:style-name="P1"><text:span text:style-name="T26">Good morning, Eugene! Here is your morning NewsBlob Personal Blurt:</text:span></text:p>
      <text:p text:style-name="P1"><text:span text:style-name="T26">INDIA ECONOMY GROWS, US SHRINKS. China is 1, US 2, India 3. </text:span><text:span text:style-name="T29">It's the Economy Stupid!</text:span><text:span text:style-name="T26">.</text:span></text:p>
      <text:p text:style-name="P1"><text:span text:style-name="T26">MILITIA ENCLAVE STRETCHES ACROSS WESTERN U.S. An alliance of Christian-right militia groups now controls a vast swath of land in Wyoming, Montana, Idaho, Washington, and Oregon. Stretching west from Casper, Wyoming, and Great Falls, Montana, with a panhandle through central Oregon that reaches to the Pacific, this territory has come to resemble the </text:span><text:a xlink:type="simple" xlink:href="https://en.wikipedia.org/wiki/American_Redoubt" text:style-name="ListLabel_20_13" text:visited-style-name="ListLabel_20_13"><text:span text:style-name="T6">American Redoubt</text:span></text:a><text:span text:style-name="T26"> proposed by survivalist novelist </text:span><text:a xlink:type="simple" xlink:href="https://en.wikipedia.org/wiki/James_Wesley_Rawles" text:style-name="ListLabel_20_13" text:visited-style-name="ListLabel_20_13"><text:span text:style-name="T6">James Wesley, Rawles</text:span></text:a><text:span text:style-name="T26">. There is no central seat of power for the extensive territory, which is in keeping with the libertarian bent of the groups who call the area home. Instead, there appear to be autonomous districts, many of them centered on towns and cities. Throughout these districts, there are few laws, but those that exist are harsh. Punishment is meted out by an elected sheriff, often aided by a conscripted posse of deputies, who act as judge, jury, and executors of justice. </text:span><text:span text:style-name="T29">BBC News</text:span><text:span text:style-name="T26">. </text:span></text:p>
      <text:p text:style-name="P1"><text:span text:style-name="T26">HOMELESS ENCAMPMENTS IN IDAHO, OREGON, and NEVADA REMOVED. Sheriffs in charge of militia-held territories in Idaho and Oregon are working together to eliminate the tent cities of the homeless that dot the landscapes of these western states. In Boise, armed militia members escorted hundreds of the homeless who had been camping in open space near the state capitol onto trucks, and a similar story played out in Portland, Salem, and Reno. None of the sheriffs would say where the dispossessed were taken, but those reporters who followed the trucks saw them unload their human cargo outside of Sacramento, Seattle, and the Mojave National Preserve. New laws in the militia-held territory referred to as the American Redoubt make it a capital offense to bring the homeless back. “If you pick up any hitchhikers on your way to Idaho, said one sheriff, you better be damn sure they have a job waiting for them. We don’t want freeloaders here.” Associated Press. </text:span></text:p>
      <text:p text:style-name="P1"><text:span text:style-name="T26">FREEDOM RINGS IN THE WEST! Citizens seeking to escape the tyranny of the federal government are flocking to the Pacific Northwest in droves as our brother and sisters in arms there have carved out a true land of the free! From Montana and Wyoming, across Idaho, and clear to the Pacific Ocean lies a territory of sovereign citizens who answer to nobody but themselves. The freedom-loving men and women of this territory welcome the arrival of like-minded men and women to join them in the never-ending battle against shackles of the liberal mindset. Especially needed are those with skills in engineering, medicine, and trades. Lawyers need not apply! </text:span><text:span text:style-name="T29">American the Beautiful News Network.</text:span></text:p>
      <text:p text:style-name="P1"><text:span text:style-name="T26">NEW MAGHREB ENCLAVE SEIZES HIDEAWAY LAKES PARK. In the early morning hours, the Muurish Militia group known as the ‘New Maghreb’ seized control of Hideaway Lakes Park, southeast of El Paso, Texas. Proclaiming the government of the United States to be illegitimate, a spokesperson stated that the militia would soon erect a fence around the land and would build dormitories on the campsites to house new members of the militia. Over the past decades, the Muurish Militia has been quietly purchasing land near the small Texas town of Tornillo. “They seemed like an okay group to me,” said a store owner. “We respect gun rights in these parts. But taking over a popular fishing spot seems to be stepping over the line, if you ask me.” Associated Press. </text:span></text:p>
      <text:p text:style-name="P1"><text:span text:style-name="T26">WHERE MIGHT NEUTRON BOMBS BE USED? In our continuing series on the weapon that most people assumed was no longer in the arsenal of the nuclear powers, we ask where such weapons might be deployed. With terrorist attacks on the rise around the globe, our team of experts has suggested that neutron bombs might be used to hit terrorists where they live. In the past, precision bombs have been used to make such ‘surgical strikes,’ but in a reality in which it is impossible to separate between terrorist cells and the society in which they live, a neutron bomb could be the blunt hammer that eliminates the threat in a manner than does not incur widespread destruction of property. Will there be civilian deaths? Most likely, but these losses will have to be weighed against the gains achieved by striking first. </text:span><text:span text:style-name="T29">Warmonger</text:span><text:span text:style-name="T26">. </text:span></text:p>
      <text:p text:style-name="P1"><text:span text:style-name="T26">MEET THE NEW BOSS, SAME AS THE OLD BOSS. Although the official spokespeople for the multitude of sovereign communities that dot American would claim that all is rosy within the world of minimized government, those not in power tell a different story. In this series, we dig deeper to reveal the corruption the runs rampant in the militia-held territories. </text:span><text:span text:style-name="T29">The Hypocritic Oath</text:span><text:span text:style-name="T26">. </text:span></text:p>
      <text:p text:style-name="P1"><text:span text:style-name="T26">AFRICA CHINA AND INDIA?</text:span></text:p>
      <text:p text:style-name="P88"><text:bookmark text:name="_te0lomrj1h42"/>1 year The Mind of Maria</text:p>
      <text:p text:style-name="P1">Chava stroked her swollen belly, feeling not only the sensations of her own hand and skin but also the sensations of the child who floated within. Maria--Chava and Giuseppe had already chosen a name--who measured no more than <text:a xlink:type="simple" xlink:href="https://www.mayoclinic.org/healthy-lifestyle/pregnancy-week-by-week/in-depth/fetal-development/art-20046151" text:style-name="ListLabel_20_10" text:visited-style-name="ListLabel_20_10"><text:span text:style-name="T3">160 centimeters</text:span></text:a> from the top of her head to the bottoms of her feet and weighed no more than 300 grams, felt the touch of her mother’s hand, and she wriggled with a feeling of delight and transmitted that feeling to Chava. </text:p>
      <text:p text:style-name="P1">[Chava: Yes, sweet baby. I feel you!] Chava told her. <text:span text:style-name="T12">Mama is restless too</text:span>, she thought to herself, <text:span text:style-name="T12">and she just wishes this project was over.</text:span> </text:p>
      <text:p text:style-name="P1">Two years after discovering the white stone in Sweden, Chava was in full-Edison mode, slowly working her way through the 3,000+ permutations that she had calculated when she had begun trying to reconstruct a working Moray Valve, and there were almost eight hundred to go. </text:p>
      <text:p text:style-name="P1"><text:span text:style-name="T12">Thank goodness for Isabella!</text:span> The android never grew tired, never felt like giving up, and her fingers were much more precise in their movements than Chava’s, so Chava had long ago relinquished any role in the experiment set up. That precision had become especially crucial once the valve had been reduced to a size that fit inside a small plastic case that could be easily secured when not inserted into the experimental breadboard; Chava had little fear that the device might be stolen, but she was loathe to leave it sitting out where it might be damaged. </text:p>
      <text:p text:style-name="P1">“Permutation number two thousand twenty two is ready,” Isabella stated, and then she twisted the Swedish stone so as to complete the circuit. </text:p>
      <text:p text:style-name="P1">Expecting nothing, Chava was startled to see a jump in the current from the output of the valve. It wasn’t much, but it was real. </text:p>
      <text:p text:style-name="P1">“Take out the stone and do it again,” she ordered. </text:p>
      <text:p text:style-name="P1">Isabella did as directed, and the result was the same: a small current was flowing! </text:p>
      <text:p text:style-name="P88"><text:bookmark text:name="_9aisjfexvrpd"/>9 months President Simmons, End of Racism</text:p>
      <text:p text:style-name="P1"><text:span text:style-name="T12">9 months BGD, Bryan, Texas.</text:span></text:p>
      <text:p text:style-name="P1"><text:soft-page-break/><text:span text:style-name="T26">Good morning, Eugene! Here is your morning NewsBlob Personal Blurt:</text:span></text:p>
      <text:p text:style-name="P39"/>
      <text:p text:style-name="P39"/>
      <text:p text:style-name="P88"><text:bookmark text:name="_e440ewqb3jy7"/>9 months Maria</text:p>
      <text:p text:style-name="P1">Maria Morelli was born on the first day of December. In communication with her mother and medical staff during every step of her birth, Maria was repeatedly assured that everything was proceeding smoothly, and that there was no need to worry. This strategy, which had been pioneered by the Spanish neuroscientists Izabel and Matteo Guzman, worked to smooth the transition from womb to real world. But, in the moments after emergence from the birth canal, when the baby is wondering “What the hell is this place?,” and the mother is thinking “Thank God that’s over!,” raw emotions take over. Maria screamed at the top of her lungs as a nurse cleaned her, weighed her, and checked her vitals. The newborn finally calmed down when the nurse swaddled her in a cotton cocoon and placed a cap on her little head. </text:p>
      <text:p text:style-name="P1">Chava K-M relaxed her body for the first time in hours, the sweat-soaked sheets clinging to her skin as Giuseppe Morelli kissed his wife’s forehead and said [Giuseppe: I love you!] on nsilk private mode. Exhausted, Chava still had the energy to reply [Chava: Never touch me again!] with a joking intonation. </text:p>
      <text:p text:style-name="P1">Giuseppe chuckled and stroked Chava’s head, as the nurse brought the swaddled Maria over to the bed for her first family gathering. Giuseppe was connected to his daughter, as he had been often since Maria had been equipped with nsilk, and this meeting still greatly reminded him of those earlier in-utero encounters: Maria’s view of the world was fuzzy, and Giuseppe, looking through his daughter’s eyes, saw himself as a blob whose features quickly lost focus unless he remained very close and very still. </text:p>
      <text:p text:style-name="P1">[Giuseppe: Hello Maria!] he said with a smile. </text:p>
      <text:p text:style-name="P1">[Maria: Papa?] Many weeks before Maria would learn to make the sounds associated with the words she already knew, the newborn had a working vocabulary she could use for mind-to-mind communication. </text:p>
      <text:p text:style-name="P1">[Giuseppe: Si, little one. Sono tuo padre!]</text:p>
      <text:p text:style-name="P1">[Maria: Mio padre!] then [Maria: Dormire.]</text:p>
      <text:p text:style-name="P1">{Giuseppe: Sleep little one. I will watch over you!]</text:p>
      <text:p text:style-name="P88"><text:bookmark text:name="_uxpmd62kfii2"/>6 Months News</text:p>
      <text:p text:style-name="P1"><text:span text:style-name="T12">6 months BGD, Bryan, Texas.</text:span></text:p>
      <text:p text:style-name="P1"><text:span text:style-name="T26">Good morning, Eugene! Here is your morning NewsBlob Personal Blurt:</text:span></text:p>
      <text:p text:style-name="P1"/>
      <text:p text:style-name="P88"><text:bookmark text:name="_baau0qughxs7"/>6 Months Chava’s Reckoning</text:p>
      <text:p text:style-name="P1">“This is not science, it is nothing more than chasing mythology!” said the head of University of Padua physics department when Chava K-M had pleaded for another year to bring her research into the capture of ZPE using the Moray Radiant Energy Collector. “I will give you six months, but that is all I can do! My hands are tied, Dr. Morelli. Neither the university nor I are willing to continue funding your dream to show that Moray--and <text:a xlink:type="simple" xlink:href="https://www.forbes.com/sites/davidbressan/2019/07/10/how-nikola-tesla-planned-to-use-earth-for-wireless-power-transfer/?sh=5b204da47490" text:style-name="ListLabel_20_10" text:visited-style-name="ListLabel_20_10"><text:span text:style-name="T3">Tesla</text:span></text:a> before him--might have had some clue about what they were chasing.”</text:p>
      <text:p text:style-name="P1">Chava could do nothing more than nod her head and agree. Both the university and the department had allowed her to scratch an incurable itch for years, and even though the amount of her funding was small compared to other projects, the appearance that the institution was supporting a project that many saw as the equivalent of trying to create a perpetual motion machine was embarrassing at best and could influence investment decisions by the organizations that funded fundamental research. </text:p>
      <text:p text:style-name="P1">And, truth be told, Chava was tired of the chase. It was mind-numbing work to keep changing the dimensions and materials of the Moray Valve in pursuit of some configuration that might lead to success. There had even been a couple of times when measurements of the energy output had increased a bit--first at permutation 2,022, and again at 2,734--but neither result produced anything close to the <text:a xlink:type="simple" xlink:href="https://en.wikipedia.org/wiki/Thomas_Henry_Moray" text:style-name="ListLabel_20_10" text:visited-style-name="ListLabel_20_10"><text:span text:style-name="T3">50,000 watts</text:span></text:a> claimed by Dr. Moray. Perhaps, Chava these, these were higher order resonances, and she took their existence as a sign of hope. <text:span text:style-name="T35">(She no theory as to why the two energy increases also resulted in a surge in nsilk traffic, and she made a mental note to ask Giuseppe.)</text:span></text:p>
      <text:p text:style-name="P1">Now, with fewer than five hundred permutations to try, Chava was almost relieved to know that the project was coming to a close. She would use those final six months as best she could, but she longed to spend more time with her precious little Maria--in person and not just through the wonder of nsilk, which kept mother and child connected even when separated by some 220 kilometers five days a week. She reached out. </text:p>
      <text:p text:style-name="P1">[Chava: Hello my little darling!]</text:p>
      <text:p text:style-name="P1">[Maria: Hello mama! I miss you!]</text:p>
      <text:p text:style-name="P1">[Chava: I miss you too my little bambina! I am going to catch an early flight home today and spend the afternoon with you. What would you like to do?]</text:p>
      <text:p text:style-name="P1">START HER</text:p>
      <text:p text:style-name="P88"><text:bookmark text:name="_8dg6vnw64sk6"/>3 mos Warning Shots, Yazid Boulala, US Terror Attacks, Nsilk</text:p>
      <text:p text:style-name="P1"><text:span text:style-name="T12">3 months BGD, Bryan, Texas.</text:span></text:p>
      <text:p text:style-name="P1"><text:span text:style-name="T26">Good morning, Eugene! Here is your morning NewsBlob Personal Blurt:</text:span></text:p>
      <text:p text:style-name="P39"/>
      <text:p text:style-name="P88"><text:bookmark text:name="_sre301lxsf8r"/>3 months Yazid Boulala on North Korea, Iran Warnings</text:p>
      <text:p text:style-name="P1"><text:soft-page-break/><text:span text:style-name="T12">3 months BGD, North Korea</text:span></text:p>
      <text:p text:style-name="P1">Al Jazeera news intern Yazid Boulala and his mentor, reporter Karim Najjar, peered out of the windows of the old Russian-built Antonov An-24 that was flying low over the Yellow Sea some one hundred kilometers west of Pyongyang, North Korea. Winds were gusty in the early evening light, and Yazid could see the white tops of the waves below, spray kicking up from their crests, as the plane rocked back back and forth. </text:p>
      <text:p text:style-name="P1">At the front of the cabin, the People’s Republic of Korea (PRK) spokesperson who had arranged the flight was speaking into a microphone to roughly two dozen other reporters who had been invited from news services deemed by the PRK to be untainted by the imperialistic biases of the countries in which they were located. </text:p>
      <text:p text:style-name="P1">“You can see the first buoy coming up on your left,” said the spokesperson. </text:p>
      <text:p text:style-name="P1">Yazid peered over Karim’s shoulder and spotted the buoy, which was painted white and had a flashing blue light on top. The unlucky reporters in the right-hand seats--representing the Philippine News Agency--leaned over as far as their seat belts allowed and strained to catch a glimpse through the portside windows. From his vantage, Yazid could also peer ahead to see the second buoy. They had been told that each buoy marked the location where missiles had fallen concurrent with the ITIC anti-terrorist strike years earlier. </text:p>
      <text:p text:style-name="P1">For the next five minutes, the plane sped from buoy to buoy, tracing the outlines of some kind of <text:s/>nondescript polygon. When they arrived back at the first buoy, the plane began climbing in a tight circle until they reached a height from which they could see all of the bright blue lights of the buoys in the dark sea below. </text:p>
      <text:p text:style-name="P1">“The pattern you see is recreated on page five of your booklet,” the spokesperson stated. “Remember what it looks like.”</text:p>
      <text:p text:style-name="P1">Karim, who was holding the lone booklet they had been given, flipped to page five. He looked to Yazid and shrugged. Yazid shrugged in reply. The shape meant nothing to him. </text:p>
      <text:p text:style-name="P1">The plane then leveled off and headed east, back to Pyongyang, from which the flight had originated. By the time they arrived, dusk had turned to night, and the city shone brightly as they crossed it at cruising altitude. </text:p>
      <text:p text:style-name="P1">Several rows ahead and to the left, a cluster of reporters began chatting excitedly, looking down and then pointing to the map of the Yellow Sea buoys in the booklet. Karim and Yazid looked down as well. At first, they saw nothing, but then Yazid spotted a flashing blue light between a cluster of buildings south of the Taedong River. </text:p>
      <text:p text:style-name="P1">“Pyongyang University of Science and Technology,” said the spokesperson. </text:p>
      <text:p text:style-name="P1">Across the river, a second flashing blue light came into view. </text:p>
      <text:p text:style-name="P1">“Pyongyang Station,” came the announcement. </text:p>
      <text:p text:style-name="P1">Not far ahead the third blue slight was spotted atop a massive building, and neither Karim nor Yazid needed to hear the PRK spokesperson tell them they were looking at the Grand People's Study House in the Kim Il-sung square. If you connected the dots, it was apparent that the shape outlined by the blue lights here in the city looked like the polygon of lights that they had just flown over in the Yellow Sea. </text:p>
      <text:p text:style-name="P1">Yazid looked at Karim as the same thought dawned in each of their minds. </text:p>
      <text:p text:style-name="P1">“They fired a warning shot,” said Karim as the plane continued to fly across the North Korean capital. </text:p>
      <text:p text:style-name="P88"><text:bookmark text:name="_km70e2rz5cxz"/>2 mo Waco Wackos</text:p>
      <text:p text:style-name="P1"><text:span text:style-name="T12">2 months BGD, Bryan, Texas. </text:span></text:p>
      <text:p text:style-name="P1"><text:span text:style-name="T26">INDIA ECONOMY GROWS, US SHRINKS. China is 1, US 2, India 3. </text:span><text:span text:style-name="T29">It's the Economy Stupid!</text:span><text:span text:style-name="T26">.</text:span></text:p>
      <text:p text:style-name="P1"><text:span text:style-name="T26">G10 MEETING, VIRTUALLY. In an era in which virtual meetings have become the norm, it was inevitable that even the leaders of the world, who are used to flying around the globe in their expensive personal jets to meet in exotic locations, would also see that meeting virtually is a sensible alternative. Accordingly, this year’s meeting of the so-called Group of Ten, or G10, the political fraternity comprising the ten largest advanced economies in the world is scheduled for a new location: the net. When the leaders of Brazil, Canada, China, France, Germany, India, Italy, Japan, Russia, and the United States meet later this year to hash out a consensus on such worldly matters as fighting the pandemics and climate change, stimulating economic growth, and ensuring security against terror attacks, they will connect with each other as avatars in a virtual meeting room hosted by the </text:span><text:a xlink:type="simple" xlink:href="https://www.starlink.com/" text:style-name="ListLabel_20_13" text:visited-style-name="ListLabel_20_13"><text:span text:style-name="T6">Starlink</text:span></text:a><text:span text:style-name="T26"> division of </text:span><text:a xlink:type="simple" xlink:href="https://www.spacex.com/" text:style-name="ListLabel_20_13" text:visited-style-name="ListLabel_20_13"><text:span text:style-name="T6">SpaceX</text:span></text:a><text:span text:style-name="T26">. </text:span><text:span text:style-name="T29">Wired</text:span><text:span text:style-name="T26">. </text:span></text:p>
      <text:p text:style-name="P1"><text:span text:style-name="T26">SONS OF THE SAHEL TAKE CONTROL OF EL PASO. The militant Islamist group the Sons of the Sahel has effectively taken control of the far west Texas city of El Paso. Established by the United States as a special fighting force to counter terrorism in the African Sahel and create a future home for those descendents of American slavery who sought a safe haven, the Sons of Sahel had several training facilities in the area, and these had been widely seen as a economic benefit to the region. However, there have long been voices in the group that have argued it would serve justice better if the Sons of the Sahel created a safe haven for the descendents of American slaves inside of the country of their enslavement. With the capture of El Paso, it would appear that those voices have been heard. Will Ciudad Juárez across the border fall into the hands of the Sons of Sahel? </text:span><text:span text:style-name="T29">Austin American Statesman</text:span><text:span text:style-name="T26">. </text:span></text:p>
      <text:p text:style-name="P1"><text:span text:style-name="T26">WACO WACKOS VOW TO FREE EL PASO. The Waco-based militia group the ‘Waco Wackos’ vow to free the west Texas city of El Paso from the ‘Africans.’ The Wackos, who proudly call themselves ‘</text:span><text:span text:style-name="T29">The</text:span><text:span text:style-name="T26"> White Supremacists,’ pledged their resolve to take back El Paso from the ‘African invaders who have seized a vital part of the great state of Texas.’ Dismissively waving away the fact that many members of the Sons of Sahel are native Americans, the spokesperson for the Waco Wackos pointed to his camouflage painted face and replied, “This is what native Americans look like!” </text:span><text:span text:style-name="T29">America the Beautiful News Network</text:span><text:span text:style-name="T26">.</text:span></text:p>
      <text:p text:style-name="P1"><text:span text:style-name="T26">BLACK MARKET FOR NSILK IMPLANTS? Although regulatory approval by the states, city states, and territories of the United States is not expected any time soon, there appears to be a flourishing black market for the Italian nanotechnology that connects the human brain to the net that has arisen alongside--and sometimes within--the same supply and distribution chain used for illicit drugs. Anonymous reports from members of the major drug cartels tell a story of nsilk crossing the US-Mexico border and of injection clinics where those wanting to know what it feels like to have the net in your head. </text:span><text:span text:style-name="T29">Wired</text:span><text:span text:style-name="T26">.</text:span></text:p>
      <text:p text:style-name="P1"><text:span text:style-name="T26">AFRICA CHINA AND INDIA?</text:span></text:p>
      <text:p text:style-name="P1"><text:span text:style-name="T26">DOOMSDAY CLOCK SET TO TEN SECONDS. The Bulletin of the Atomic Scientists announced that they have moved the minute hand of their Doomsday Clock to ten seconds before midnight. </text:span><text:span text:style-name="T29">Bulletin of the Atomic Scientists</text:span><text:span text:style-name="T26">.</text:span></text:p>
      <text:p text:style-name="P88"><text:bookmark text:name="_e0z0b1kjr65t"/>2 mo Moses Johnson at 15 (The New Trump)</text:p>
      <text:p text:style-name="P1"><text:span text:style-name="T12">2 months BGD, Beaumont, Texas</text:span></text:p>
      <text:p text:style-name="P1">Moses Johnson, the fifteen year old ‘Golden Adonis of God Almighty’ as one adorer had dubbed him, had transformed Christ the Conqueror Church in ways that neither his grandfather, Samuel, nor his father, Joseph, could have hoped to match. Whereas Samuel Johnson had been the original barnstormer of the church, delivering good old-time fire and brimstone sermons to congregations longing for a God of discipline, and whereas Joseph Johnson had been the voice of reason, who took over for his own drunken father and initiated the church’s call for all pregnant women to be linked to their unborn children through forced injection of nsilk, both men were limited. </text:p>
      <text:p text:style-name="P1">Samuel was limited by his addictions to alcohol and sex. </text:p>
      <text:p text:style-name="P1">Joseph was limited by his conscience. </text:p>
      <text:p text:style-name="P1"><text:soft-page-break/>Moses had no weaknesses and no conscience. <text:s/></text:p>
      <text:p text:style-name="P1">Always an active child, Moses grew to become an active boy interested in sports, video games, and girls. If he was moving, he was running, and if he was running virtually, never slowing for a second. As a freshman in high school, he placed fifth in the one hundred meter sprint at the Texas state track and field championships in the spring, his long golden hair flying behind him as he crossed the finish on the heels of a contingent of seniors who would be gone next year. But all plans Moses had for claiming the title a year later crashed when the fifth pandemic surfaced over the summer, and sports competitions were cancelled. </text:p>
      <text:p text:style-name="P1">In lieu of running, Moses shifted his attention to video gaming, where his quick reflexes and fast twitch muscle fibers also served him well. With a solid connection to the net through the church’s Starlink subscription, Moses became a dominant player in the latest release of Demon Slayer, which had evolved over the years to be the must-play game among those youths yearning for a life outside of quarantine. Most times, Moses entered the game as a demon slayer, but, as befits the son of a pastor, he also enjoyed being a demon from time to time. With a game-set that was a digital analog of the real world, Moses had become a global explorer as he sliced and hacked his way through Europe, Asia, Africa, Australia, and the Americas. </text:p>
      <text:p text:style-name="P1">To help keep his gaming skills sharp, Moses continued physical training as he had for track, mixing in calisthenics, martial arts, yoga, and parkour to keep his body in shape. He was often seen in the outdoor gym of a park close to the church, sometimes engaging in street workout competitions with other masked <text:s/>young men and women. Today, he was at Tyrrell Park and Cattail Marsh to participate in the Street Workout-a-thon competition, where he hoped his sprinting prowess would net him enough points to offset his admitted weakness in some of the parkour events. As expected, he did well in pull ups--placing third--sit ups (fifth), dips (seventh), and burpees (second), and then he dominated in the sprints, placing first and setting a new meet record. Even with sub-par scores in such bizarre events as the hefestos backward pull up, he scored well enough to take third overall. </text:p>
      <text:p text:style-name="P1">On the way home, he celebrated his success by picking up a couple of fish sandwiches, fries, and a Dr. Pepper at the McDonald's take-out restaurant three blocks from the pastorage. Built without any indoor seating area, the establishment was staffed entirely by four of the Italian Ganymede androids that had become more and more evident in restaurants, stores, and even the nearby refineries. </text:p>
      <text:p text:style-name="P1">“Hello sir,” said the android at the window as Moses stepped forward. “What can I get you?” The mechanical being was about the same height as Moses, and it looked at him with two blue ovals that he understood were crammed with visual sensors. Moses paid by passing his wristband fitness tracker over the scanning register. He had no sooner completed the transaction than the android who had been cooking came over with his order, and the android who had been at the window took over cooking. </text:p>
      <text:p text:style-name="P1">“Have a wonderful day, sir,” said the second android, who looked and sounded the same as the first. It handed over a bag with Moses' food.</text:p>
      <text:p text:style-name="P88"><text:bookmark text:name="_8fv9q5160zry"/>1 mo Efficient Rule, PMCs, Can the Union Hold?</text:p>
      <text:p text:style-name="P1"><text:span text:style-name="T12">1 month BGD, Bryan, Texas.</text:span></text:p>
      <text:p text:style-name="P1"><text:span text:style-name="T26">Good morning, Eugene! Here is your morning NewsBlob Personal Blurt:</text:span></text:p>
      <text:p text:style-name="P1"><text:span text:style-name="T26">* * * * *</text:span></text:p>
      <text:p text:style-name="P39"/>
      <text:p text:style-name="P88"><text:bookmark text:name="_690k4k79wv5h"/>1 mon Eugene’s Memories</text:p>
      <text:p text:style-name="P1"><text:span text:style-name="T12">1 month BGD, Bryan, Texas. </text:span></text:p>
      <text:p text:style-name="P1">Eugene Bauer harvested fresh basil from the planters sitting on his patio, still amazed that he could do so. Although born in Bryan and raised in College Station, he had spent most of his life after college in Idaho, where there was never a hope of keeping basil outdoors much beyond September. But here, in humid south central Texas, overnight temperatures rarely dipped so low as to cause the blackening of basil leaves that spelled out the end of the growing season; Eugene kept several pots of the pungent herb on his patio year-round, moving them indoors only when the forecast indicated doing so. </text:p>
      <text:p text:style-name="P1">He hadn’t intended to move back south from his beloved Idaho. But, three years after Dianne passed, he had become listless and <text:s/>unable to find solace in the things he used to love, including gardening and writing. His backyard garden went to weed, and, at the age of eighty-four, he finally realized that he was never going to finish the novel with a theme about how the political conservatism in which he had grown up and been steeped had become the mindless worship of a halcyon period that had never fully been realized. Or, perhaps it had just become the tool of the very rich, who always seek to preserve the status quo. </text:p>
      <text:p text:style-name="P1">It was during one of his daily walks, following a route that he and Dianne had taken hundreds of times, when he connected to the net and found a small house in Bryan, made an offer, and then placed his Boise home on the market. After having avoided making decisions for so long, he had finally made the decision to allow his life to end where it had started. </text:p>
      <text:p text:style-name="P1">Two months later, a moving truck and two Ganymede androids had picked up Eugene's belongings, and Eugene had told one of the Ganymedes where everything should go in his new house; the instructions had been relayed to the androids in Texas who later did the unpacking and setup.</text:p>
      <text:p text:style-name="P1">Eugene had spent his last week in Idaho in a hotel by the airport, where he reflected on his youthful naivete. He had come to Idaho to work at the Idaho National Engineering Laboratory--the INEL, but the locals called it ‘The Site’--one of America’s research laboratories dedicated to making nuclear power safer. He had lived in Idaho Falls, and he had worked with and played with, and fallen in love with other young engineers and scientists, and he had made the mistake assuming that Idaho was the kind of progressive-thinking place that his limited social contacts indicated. He had made the same mistake earlier, while still in Texas, when he had begun his studies of nuclear engineering at Texas A&amp;M University. </text:p>
      <text:p text:style-name="P1">In Eugene’s mind, humanity was always trying to make itself better, but that form of humanity only existed in his mind. The real humanity, which exposes itself whenever you scratch away the surface patina, is always looking backwards and wants to protect that which it imagines to have been a glorious past. The future frightens this humanity, and it reacts by retreating into a fantasy world, in which everything--including science and technology--is either good or evil. On the basis of a single accident that crippled the nuclear industry in the US, nuclear power had never fully evolved to be the source of energy that could have largely replaced the inefficient breaking of chemical bonds to create electrical power. Years later, the same fearful reaction to the clear data of global warming would hinder national efforts to reduce the pollution of the air with greenhouse gases. Those who opposed nuclear power and those who denied the reality of global warming were of opposite political camps, but they shared the same anthropomorphic mindset in which nature is cast into a human role. <text:s/></text:p>
      <text:p text:style-name="P1">On his final morning, Eugene had corned beef hash and two eggs at the Kopper Kitchen, and then he had walked over to the airport, passed through security, and boarded an E-VTOL flight to Salt Lake City, which still had an airport that was maintained well enough to support jet aircraft. Many airports around the country, caught in the fight between the city-states and the militias, had been too damaged for use. </text:p>
      <text:p text:style-name="P1">From SLC, Eugene had flown to Houston, where he had summoned a 1-pod that took him northwest on Highway 6 to Bryan and his final home. </text:p>
      <text:p text:style-name="P1">As his single-seat car had rolled through the wooded enclave of Cypress northwest of the city, well beyond the borders of the Houston City State, Eugene had spotted the camo uniforms of militia members doing maneuvers in clearings among the conifers, and he was reminded of stories he had read about the <text:a xlink:type="simple" xlink:href="https://en.wikipedia.org/wiki/Sturmabteilung" text:style-name="ListLabel_20_10" text:visited-style-name="ListLabel_20_10"><text:span text:style-name="T3">Sturmabteilung</text:span></text:a>, the Storm Troopers of Nazi Germany. Like those Storm Troopers, the militias of America were paramilitary organizations, composed of individuals whose military training ranged from nothing to retired military. And also like the Nazi Storm Troopers, they were poltically engaged, often called upon to physically intimidate and, when necessary, assault protestors who disagreed with their hard-right views in which conservatism had devolved to allow only three ‘truths.’ The first ‘truth’ was that the federal government was the enemy, so every citizen needed to be prepared to fight against it. The second ‘truth’ was that completely stopping abortion would reveal the inherent goodness of humanity, even at the price of permanently enslaving women to the single role of child-bearer. The third ‘truth’ was that the future of America could be found by looking backwards. </text:p>
      <text:p text:style-name="P1">Eugene had seen another, larger gathering of militia as his 1-pod rolled through Navasota: the open fields around the small city were filled with the encampments of troops: hundreds of tents and temporary wood structures as well. There were also, Eugene had noted, artillery, tanks, armored personnel carriers, and helicopters in abundance. The militia he had seen were members of the Texas Freedom Fighters (the TFF), who had taken control of many of the smaller cities and rural areas of the state. They had been massing for an eventual assault upon Houston, with the goal of taking the Port of Houston and then laying a long siege until the city state crumbled from within.</text:p>
      <text:p text:style-name="P1">At the southern entrance of College Station, just south of Bryan, Eugene’s vehicle had pulled over into an inspection area, where guards of the Texas Freedom Fighters militia had made him get out of the vehicle while a dog had sniffed the pod. They had also checked Eugene’s travel orders, especially his relocation approval and the documents that showed his ownership of the house in Bryan. When they were satisfied that the old man from militia-friendly Idaho was legit and posed no threat, Eugene was allowed to get back into the pod, and he had continued his journey along Highway 6B, which soon became the Texas Avenue he remembered from his younger days--although with more lanes and a lot more buildings than his memory told him to expect. </text:p>
      <text:p text:style-name="P1">Eugene’s pod had not traveled far into Bryan when it had turned right off Texas Avenue and rolled into the Culpepper Manor neighborhood where his new home was located. It had stopped in the driveway of a buff brick ranch house nestled among mature live oaks. Eugene had taken out his small travel bag, and he had walked up to the house as the 1-pod backed out and set off to be cleaned, disinfected, and sent back out on assignment. The door had unlocked as one of his nsilk apps positively identified him.</text:p>
      <text:p text:style-name="P1">Now, five years later, the old Eugene Bauer had come full circle and was back where he had begun. He was a retired nuclear engineer who still saw in the breaking of nuclear bonds the future of humanity, a believer in the science of climate change, and still an optimist that humanity would inevitably rise above its navel gazing love of the past long enough to spread itself to the stars. </text:p>
      <text:p text:style-name="P1">The insistent yapping of a dog interrupted the old man’s reverie. He smiled. </text:p>
      <text:p text:style-name="P1">“Yes, Satan,” Eugene said to the black dachshund scampering about his feet. “Here I am gathering wool while you are starving! Come on, let’s fix your dinner--and mine.”</text:p>
      <text:p text:style-name="P88"><text:bookmark text:name="_gdah3x3nsqp8"/>2 weeks Chava and the Demons of ZPE NOT YET READY</text:p>
      <text:list xml:id="list70031893665732" text:continue-list="list3784425678" text:style-name="WWNum11">
        <text:list-item>
          <text:p text:style-name="P3"><text:soft-page-break/><text:span text:style-name="T12">Padua, Italy. </text:span></text:p>
        </text:list-item>
      </text:list>
      <text:p text:style-name="P1">Late on Sunday afternoon, Chava had kissed x-month old Maria and Giuseppe goodbye and flew to Padua to get an early morning start on her ZPE project. She had two weeks to go before funding was cut, and she intended to make use of every available minute, even if that meant returning home to Florence on Saturday mornings and going back to Padua on Sundays. She would miss her time with her little bambina, Maria, but she might never again get the opportunity to complete the work she had started. </text:p>
      <text:p text:style-name="P1">As usual, Chava had dinner parents after returning the ZPE probe to the laboratory, and afterwards Maria’s maternal grandparents had marveled at the images projected from Chava’s nsilk cloud storage to the elder K’s large viewing screen in the parlor. Included were snapshots and videos recorded as they had been seen through Chava’s eyes and heard through Chava’s ears. </text:p>
      <text:p text:style-name="P1">Later, in her apartment, Chava said good night to Maria and spoke for a while with Giuseppe before turning in herself. </text:p>
      <text:p text:style-name="P1">When she woke, a little after midnight, her mind was racing, and she realized she would be unable to get back to sleep. She got up, dressed, walked quietly downstairs and out of the house, and entered the u-pod she had summoned for the short ride to the university. As pod started off, Chava reached out to Isabella, using the nsilk dm protocol to give instructions. </text:p>
      <text:list xml:id="list70030207314798" text:continue-list="list178438943" text:style-name="WWNum14">
        <text:list-item>
          <text:list>
            <text:list-item>
              <text:p text:style-name="P43">[Chava: Isabella, connect the ZPE probe with the next valve combination to the test circuit. I am on my way]</text:p>
            </text:list-item>
            <text:list-item>
              <text:p text:style-name="P43">The reply came immediately. </text:p>
            </text:list-item>
            <text:list-item>
              <text:p text:style-name="P43">[Isabella: I am complying.] She did not ask why the work was beginning at such a ridiculous hour. She prepared the test setup and was waiting when Chava swept into the laboratory.</text:p>
            </text:list-item>
            <text:list-item>
              <text:p text:style-name="P43">[Isabella: The probe is ready for activation.]</text:p>
            </text:list-item>
            <text:list-item>
              <text:p text:style-name="P43">[Chava: Thank you, Isabella. Proceed.]</text:p>
            </text:list-item>
          </text:list>
        </text:list-item>
      </text:list>
      <text:p text:style-name="P1">Isabella placed the white stone in its place in the small tin half-sphere, gave it s twist to connect it, and then snapped the other half of the sphere in place. </text:p>
      <text:p text:style-name="P1">In the next instant there was an explosion inside of Chava’s head as the universe entered. Unable to do anything other than gasp in a mixture of surprise, shock, and terror, she saw the entirety of creation, and she sensed the scale of it, from the smallest objects to the largest, in a manner that the human mind is not at all equipped to handle. </text:p>
      <text:p text:style-name="P1">In an old science fiction story she had once enjoyed, a satirical piece by <text:a xlink:type="simple" xlink:href="https://en.wikipedia.org/wiki/Douglas_Adams" text:style-name="ListLabel_20_10" text:visited-style-name="ListLabel_20_10"><text:span text:style-name="T3">Douglas Adams</text:span></text:a>, a man invents a device called a <text:a xlink:type="simple" xlink:href="https://hitchhikers.fandom.com/wiki/Total_Perspective_Vortex" text:style-name="ListLabel_20_11" text:visited-style-name="ListLabel_20_11"><text:span text:style-name="T4">Total Perspective Vortex</text:span></text:a> that provides the person standing in it an instant understanding of their relationship to the enormity of the universe; as it turned out, the experience was so demoralizing that users of the device dropped dead, and the Total Perspective Vortex came to be used as an instrument of capital punishment. In Adams’ story, the telling was humorous. </text:p>
      <text:p text:style-name="P1">In Chava’s experience, the effect was pure, unadulterated terror. </text:p>
      <text:list xml:id="list70031030305833" text:continue-numbering="true" text:style-name="WWNum14">
        <text:list-item>
          <text:list>
            <text:list-item>
              <text:p text:style-name="P43">If using nsilk for the first time felt like standing in the path of a firehose, this experience was like suddenly finding yourself in a wind-tossed ocean under night skies. All around Chava great waves of information rose and fell, crashing together and threatening to drown her. Not only was she connected to the Earthly net--the unvoiced question <text:span text:style-name="T12">How big is this</text:span>? resulted in a response of ‘25 billion pages and growing for the Earth component; the alien component is not yet indexed’--she was also connected to networks far beyond Earth, the local solar system, and the Milky Way. She was connected, in a way that made no sense, to networks at the fringe of the universe, where . . . No. It made no sense. What she saw just beyond the fringe made no sense. It could not be. </text:p>
            </text:list-item>
            <text:list-item>
              <text:p text:style-name="P43">Her mind pulled back into the shell of what it was comfortable allowing to exist. Like a turtle’s head pulling back when overwhelmed by surprise, her mind retreated to what it could handle. Here, in the confines of the Earthly net, Chava could cope. Here, Chava could pretend that she had not just seen or experienced what ze had just seen. </text:p>
            </text:list-item>
            <text:list-item>
              <text:p text:style-name="P43">Outside the confines of the Earthly net, the sound was deafening. Waves of information were crashing all around her, she could feel their pounding on the extremities of her awareness, but she gritted her teeth and willed them, for now, to stay out. But it was more than just the waves, it was more than the relentless pressure of the data equivalent of a thousand thousand Victoria Falls cascading upon her consciousness: there were other beings there, monstrous beings, and they were all instantly aware of Chava’s presence, just as she was instantly aware of theirs. They were shouting at Chava, screaming in incomprehensible languages whose words had no meaning to her, but whose intent was clear and unmistakable: Stay out! Go away! You are an intruder! You will die, and all who you know will die with you!</text:p>
            </text:list-item>
            <text:list-item>
              <text:p text:style-name="P43">In a fleeting moment of clarity, Chava deactivated her nsilk interface, and the voice and the waves of data were calmed She fell to her knees and her mind turned black.</text:p>
            </text:list-item>
            <text:list-item>
              <text:p text:style-name="P43">* * * * * </text:p>
            </text:list-item>
            <text:list-item>
              <text:p text:style-name="P43">When Chava woke with a start, Isabella was standing over her, her gun-metal gray head with two pale ovals canted downard in Chava’s direction in the yellow glow of the emergency lights. </text:p>
            </text:list-item>
          </text:list>
        </text:list-item>
        <text:list-item>
          <text:p text:style-name="P43">“Do you need help?” the android asked. “Should I call a paramedic?”</text:p>
        </text:list-item>
        <text:list-item>
          <text:p text:style-name="P43">“What happened?” Chava asked.</text:p>
        </text:list-item>
        <text:list-item>
          <text:p text:style-name="P43">“There was a power blackout,” Isabella replied. “Somehow, even I was affected initially, but then my battery came back on, and I was able to get the emergency lights on and attend to you.” </text:p>
        </text:list-item>
        <text:list-item>
          <text:p text:style-name="P43">“How long was I out?” Chava asked. </text:p>
        </text:list-item>
        <text:list-item>
          <text:p text:style-name="P43">“You were uncommunicative for five minutes. Should I call a paramedic? You may be injured.”</text:p>
        </text:list-item>
        <text:list-item>
          <text:p text:style-name="P43">Chava waved the question away. “I’m fine,” she said. “I’m okay.”</text:p>
        </text:list-item>
        <text:list-item>
          <text:p text:style-name="P43">“You are leaking fluid,” Isabella said. </text:p>
          <text:list>
            <text:list-item>
              <text:p text:style-name="P43">Chava looked down the length of her torso and realized that she had soiled herself. In spite of the terror that still gripped her, she was embarrassed and rose quickly to exit the lab and clean <text:s/>herself up.</text:p>
            </text:list-item>
          </text:list>
        </text:list-item>
      </text:list>
      <text:p text:style-name="P1">Fortunately, the building in which her laboratory was located had a locker room, where Chava kept several changes of clothes, and a shower. Checking to make sure nobody else was about so early in the morning, Chava slipped into the shower, her clothes still on, and she cleansed herself, removing articles of clothing and rinsing them out as the hot water brought back a sense of feeling to replace the numbness that had invaded her. She placed her trembling hands on the wall of the shower in front of her and leaned into it, as another wave of blackness crept closer. She lowered her head and vomited until there was nothing left but dry heaves, and the blackness cleared. </text:p>
      <text:list xml:id="list70031758386420" text:continue-numbering="true" text:style-name="WWNum14">
        <text:list-item>
          <text:list>
            <text:list-item>
              <text:p text:style-name="P43">When she was finished, Chava turned off the water, gathered up her sodden clothes, and carried them to her closet. Inside, on the floor, was a plastic hamper into which she dumped the wet clothing. She then selected clean clothing from the hangers above, took them to one of the dressing cubicles, and pulled the curtain closed. She sat on the short wooden bench and shivered, her arms wrapped around her torso. Tentatively, she activated her nsilk and reached out, first to Isabella. </text:p>
            </text:list-item>
            <text:list-item>
              <text:p text:style-name="P43"><text:soft-page-break/>[Chava: Is the probe still active?]</text:p>
            </text:list-item>
            <text:list-item>
              <text:p text:style-name="P43">[Isabella: No. I removed the stone when you fell asleep. Should I put it back?]</text:p>
            </text:list-item>
            <text:list-item>
              <text:p text:style-name="P43">[Chava: Thank you. No.] Then she added, [I am okay. I will be finished shortly.]</text:p>
            </text:list-item>
            <text:list-item>
              <text:p text:style-name="P43">For a moment, she toyed with the idea of reaching out to Guiseppe, to see what he could make of what had happened, but she wasn’t sure how to describe what she had just experienced, nor was she sure if she was out of the range of the ZPE probe. In fact, she wasn’t even sure that she knew herself what she had experienced, or if it was even real. Was it? Or was it just some illness manifesting itself, just by coincidence, at the moment the ZPE probe was activated for the first time. </text:p>
            </text:list-item>
            <text:list-item>
              <text:p text:style-name="P43"><text:span text:style-name="T12">Do you believe in coincidences, Chava</text:span>? she asked herself. <text:span text:style-name="T12">And how do you feel now? </text:span>The answers were <text:span text:style-name="T12">No!</text:span> and <text:span text:style-name="T12">Fine</text:span>. At the moment, she was shaken by her experience and her lingering memories of the experience, but she otherwise felt fine. </text:p>
            </text:list-item>
          </text:list>
        </text:list-item>
      </text:list>
      <text:p text:style-name="P1">FILL IN</text:p>
      <text:p text:style-name="P88"><text:bookmark text:name="_345hrm28fdt1"/>1 day G10, Doomsday Clock Countdown</text:p>
      <text:p text:style-name="P1"><text:span text:style-name="T26">Good morning, Eugene! Here is your morning NewsBlob Personal Blurt:</text:span></text:p>
      <text:p text:style-name="P1"><text:span text:style-name="T26">G10 MEETING BEGINS. The virtual meeting of the G10, the group of ten highly industrialized countries, has begun. As had been the case during earlier pandemics, the meeting is being held virtually, with each member country’s leader appearing as an avatar in cyberspace. Topics on the agenda for the group’s discussion surely include the increasing fractionalization of democratic states into corporate feudal states and the impacts of this societal scattering on world security. It can be expected that President Randall Simmons of the barely United States will have something to say on this point inasmuch as he sits in a position overseeing a union that is, at best, tenuous. Simmons is also expected to speak out against the rising aggressiveness of Russia, as that country, still led by the seemingly immortal Vladimir Putin, looks to be trying to rebuild the former Soviet Union. Doubtless nsilk, the human-brain connection technology that appears to be spreading even faster than the latest virus, will also be discussed: is it a net good thing or a bad thing? </text:span><text:span text:style-name="T29">The Economist</text:span><text:span text:style-name="T26">. </text:span></text:p>
      <text:p text:style-name="P1"><text:span text:style-name="T26">DOOMSDAY CLOCK COUNTING DOWN. The Doomsday Clock of the Union of Concerned Scientists now sits at thirty seconds to midnight. Between widespread rioting occurring in many of the former states of the long-defunct Soviet Union, the continued retreat to feudalism in Europe, bitter divisions between East and west over the spread of nsilk, and pessimism about whether President Simmons can restore the name “United” to the militia-led states of America, there is feeling that something is about pop. </text:span><text:span text:style-name="T29">Warmonger</text:span><text:span text:style-name="T26">.</text:span></text:p>
      <text:p text:style-name="P88"><text:bookmark text:name="_d1jgb9wcrtug"/>1 day BGD </text:p>
      <text:p text:style-name="P101"><text:bookmark text:name="_7er67xqhu3sd"/>President for Life</text:p>
      <text:p text:style-name="P1"><text:span text:style-name="T12">Moscow, Russia.</text:span></text:p>
      <text:p text:style-name="P1">Vladimir Vladimirovich Putin, strode confidently down the hallway from his office to the Kremlin’s equivalent of a <text:span text:style-name="T12">Sensitive Compartmented Information Facility</text:span>, or SCIF. It <text:s/>was rumored, but never confirmed, that he wore an exoskeleton beneath his suit that maintained his youthful bounce at an age when most men shuffled, but Putin did not allow any images of himself released without his personal approval, and he would certainly never admit to using mechanical aids. He was just as tight lipped about his unique gait: he held his right hand close to his side while walking, only his left hand swinging freely--a ‘gun-slinger’ walking style thought to be the ingrained habit of a former KGB agent trained to keep his gun hand close to his weapon. Or, perhaps, some mused, it was just a ruse to distract attention from something else. </text:p>
      <text:p text:style-name="P1">The undisputed leader of the Russian Republic for almost years now, regardless of his official title at any given time during that span, Vladimir Putin was the most perfect example of an autocrat posing as the head of a democratic republic. On the surface, the man was an elected official. Beneath the surface, where the favors and threats that determine the votes are distributed, he was a dictator. </text:p>
      <text:p text:style-name="P1">He himself preferred the simple title of ‘President for Life.’ </text:p>
      <text:p text:style-name="P1">Putin was also the senior leader of the Group of Ten, or G10, the political fraternity comprising the ten largest advanced economies in the world: Brazil, Canada, China, France, Germany, India, Italy, Japan, Russian, and the United States. They were meeting today to discuss worldly matters that required the leadership, and the munificence, of the G10. </text:p>
      <text:p text:style-name="P1">More, importantly, for Putin at least, they were meeting today for the first time since the recent election of a new President of the United States of America: Randall ‘Rocket Arm’ Simmons. The nickname gave Putin a private chuckle: it was so typically American to broadcast one’s vanity and expose one’s weakness at the same time. Even better, Simmons had run a campaign that extolled American ‘exceptionalism,’ and he had frequently proclaimed that America was still the ‘big dog’ of the world order. His supporters, many of whom had followed him since his days as the quarterback of the Washington Wolves football team, would respond to that proclamation with the same chorus of lupine howls that had followed every touchdown pass.</text:p>
      <text:p text:style-name="P1">It had been a while since Vladimir Putin had such a ‘useful idiot’ to work with, and he looked forward to stroking that immense ego with the flattery and praise it craved. His only regret was that, given the deadliness of the latest pandemic, the meeting of the G10 could not be held in person. He would have enjoyed standing next to the hulking two-meter tall Simmons, looking up and smiling his enigmatic smile as the American president would invariably boast, for the benefit of his American audience, that Americans had been blessed by God with ‘the seed of greatness!’ Simmons himself might have actually come to believe it. It was not an unusual thing to occur: actors immersed in a role sometimes have difficulty later distinguishing themselves from that role, the real-life player having become the scripted character they portrayed. Could Simmons have come to believe his stump speeches himself? Time would tell. </text:p>
      <text:p text:style-name="P1">Time would also tell what ‘Rocket Arm’ Simmons remembered about the game between his Washington Wolves and the New England Patriots that had been staged in Moscow years earlier. Simmons had been the star of that game, and the strapping young athlete had cut a wide swath through the nightclubs of the Russian capital in the wake of his team’s victory. <text:s/>How well, Putin wondered, did Simmons remember the details of the soiree in a Federal Security Service (FSB) sponsored hotel suite he had attended afterwards? </text:p>
      <text:p text:style-name="P1">Simmons had been nothing more than a star athlete at the time, but Putin had had a hunch that such an intelligent and photogenic young man might go on to become something more important, so he had ordered a covert operation to collect <text:span text:style-name="T12">Kompromat</text:span> he could use in the future. It was a long shot, but Putin was thorough, and he was patient, and so he had targeted thousands of promising young Americans who might prove to be useful on some future day. </text:p>
      <text:p text:style-name="P1">Putin’s agents had finished the first phase of the ‘Rocket Arm’ operation and were moving onto the second when the Wolves’s coach and a security detail had burst into the room, dressed his star player, and pushed him into a waiting limo that rushed to the team’s chartered plane, which was idling on the tarmac at Domodedovo International Airport. Six hours later, Simmons would wake from a deep slumber somewhere over the north Atlantic and complain of a throbbing headache; the team doctor, knowing that Simmons had partied hard after the game, would give him a couple of ibuprofen, a glass of water, and direct the team’s star to go back to sleep. </text:p>
      <text:p text:style-name="P1">If Simmons had a memory of something unusual happening that night in Moscow, he never spoke of it. </text:p>
      <text:p text:style-name="P1">Ahead of the Russian president, two guards opened double doors, and Putin stepped into a room that was both large and surprisingly empty except for three white-coated technicians standing inside a circle of masking tape Xs stuck to the stone tile floor. Putin nodded to the trio as he strode forward, a bank of ceiling lights coming to life as he advanced. When he was centered in the circle of illumination, one of the technicians stepped forward and handed Putin a pair of glasses with thick frames, which the Russian leader put on. As the technician backed out of the circle of Xs, a small cloud of what looked like large pieces of confetti began to drop around Putin, but when none of the small objects hit the floor--instead, they slowly rotated around the Russian President--it became clear that they were something else entirely. The technician held up a hand with three raised fingers and pulled them down one by one over the next three seconds. </text:p>
      <text:p text:style-name="P1">In the virtual space he now occupied, Putin saw that he was standing next to the holographic image of the new American President. The image of Randall ‘Rocket Arm’ Simmons looked down at Putin and smiled. Putin smiled his enigmatic smile in return, and he leaned back on his heel. Standing only one point seven meters himself, he was used to craning his head up when meeting with other world leaders, many of whom were tall men, and he rather enjoyed the spectacle of pretending to be weaker because of his smaller stature. Real power had nothing to do with height, weight, muscles, ridiculously coiffed hair, or a mouthful of shiny teeth, but the Russian leader had no problem mugging for the cameras to convey the message that he might believe otherwise. People could believe what they wanted to believe. </text:p>
      <text:p text:style-name="P1">President Randall Simmons, who had last met Putin--and then only briefly--some twenty-five years earlier, smiled a million dollar smile. He looked like the Hollywood ideal of a leader: skin that had yet to show any wrinkles, the face of a Greek god and a physique to match, his broad shoulders and still-narrow waist accentuated by a bespoke suit in dark blue, a white shirt that was almost luminous, and a scarlet tie dotted with tiny US flags. In contrast, Putin looked rumpled and old. </text:p>
      <text:p text:style-name="P1">“Mr. President,” said Simmons, his voice deep and resonant. He held out his right hand for a moment before remembering that he was not actually sharing a space with the Russian president, and then he laughed and pulled it back to his side. Putin shrugged and looked to his left, as more members of the G10 begane appearing in the virtual space of the meeting. </text:p>
      <text:p text:style-name="P1">Xi Jinping, China’s President for Life, was the next to arrive, and his image was the same height as that of the American president, even though Xi was shorter than Simmons in real life. Xi nodded at Simmons, and then looked down at Putin with a thin smile. </text:p>
      <text:p text:style-name="P1"><text:span text:style-name="T12">Evidently</text:span>, Putin thought, <text:span text:style-name="T12">the Chinese have created an avatar of their leader instead of a faithful image of the real Xi Jinping</text:span>.<text:span text:style-name="T12"> Interesting</text:span>. His next other thought was that he wished he had done the same; he would play the game better next time. </text:p>
      <text:p text:style-name="P1">Xi nodded to Putin and Simmons as an image of the Indian President and Prime Minister NAME popped into existence across from the other three leaders. This image was also taller than it should have been--NAME was no taller than Putin in real life--and, unless Putin’s eyes were tricking him, NAME had a blue tinge to his color, as though he were channeling the spirit of Vishnu, one of the primary Hindu Gods, and he was wearing a white vest that exposed bare arms much more muscular than likely. His legs were draped in a dress-like garment of deep crimson lined with gold brocade. In a word, he was stunning. </text:p>
      <text:p text:style-name="P1"><text:soft-page-break/><text:span text:style-name="T12">I have completely misjudged how this new game is to be played</text:span>, Putin thought with amusement. His chagrin at being upstaged, however, was short-lived as the prime minister of Britain, the French president, and the Israeli prime minister all showed up as themselves, each of them looking short and rather dowdy in comparison to the three giants that were Simmons, Xi Jinping, and NAME. Their confusion was evident in their eyes. </text:p>
      <text:p text:style-name="P1"><text:span text:style-name="T12">We will all look better next time</text:span>,” Putin thought to himself, and then he moved back slightly and sat upon a three-legged stool that had just been placed behind his X by one of the white-coated technicians. The other leaders followed suit, but the simple stools that had been agreed earlier had, in the case of the Chinese and Indian leaders, been replaced by what appeared to be rather elaborate thrones. </text:p>
      <text:p text:style-name="P1">Putin refused to notice anything out of the ordinary as he called the meeting to order. He had met all of these world leaders when they were younger, and, whether they remembered it or not, they had all been compromised in a manner that would make them beholden to him. </text:p>
      <text:p text:style-name="P1"><text:span text:style-name="T12">Now</text:span>, he thought, <text:span text:style-name="T12">we will play a different game</text:span>. </text:p>
      <text:p text:style-name="P101"><text:bookmark text:name="_ygp8eybdt2aw"/>The Backdoor (BUILD A DISCORD BETWEEN THE BROTHERS)</text:p>
      <text:p text:style-name="P1">Silvio Bartucci exited his u-pod after the short ride from the AutomaIT plant, and he stepped onto the flagstone driveway of Marco Morelli’s massive villa that perched upon a hill overlooking the plant. Marco had another villa that overlooked the city of Florence, but he spent most of his time here in the place where he could see the source of his fortune. </text:p>
      <text:p text:style-name="P1">Silvio had requested a personal meeting with the head of AutomatIT SrL because of the sensitive nature of the information he had to convey. As the head of software engineering for the firm, Silvio’s domain of control included the nsilk o/s that permeated and controlled how the ground-breaking brain-computer interface worked. </text:p>
      <text:p text:style-name="P1">One of AutomaIT’s Ganymedes waited for Silvio at the air-curtain that separated the outside of the house from inside, and it beckoned him to follow. Silvio did as instructed, his footsteps making little slapping noises as he followed the utterly silent android. They passed through the central hallway of the massive structure, and out another air curtain where Marco Morelli, the Earl of Galluzzo, sat on the veranda in a padded chair, sipping espresso. </text:p>
      <text:p text:style-name="P1">With a languid motion of a hand, the Earl indicted that Silvio should take the seat next to him. He did. </text:p>
      <text:p text:style-name="P1">“So, Silvio,” Marco said. “You have found something unusual in the nsilk software that concerns you?”</text:p>
      <text:p text:style-name="P1">“Si, my Lord,” Silvio replied. “It was a small table in a header. I had assumed the table had something to do with security functions, but, as I looked at it more closely, I realized that the values were more like physical constants, such as the gravitational constant, the speed of light, the Planck constant, and so forth.”</text:p>
      <text:p text:style-name="P1">“Yes.”</text:p>
      <text:p text:style-name="P1">“I was puzzled by what such a set of values could mean for a software system,” Silvio continued, “and for a long time I assumed that Giuseppe--your brother--had placed the table there as some sort tuning mechanism for nsilk; he had once indicate to me that he had throttled the data flows for the human grade nsilk after his first experience with a direct connection caused him physical pain.” </text:p>
      <text:p text:style-name="P1">“Yes,” said Marco, who made a circling motion with his hand to indicate that Silvio should continue and get to the point. </text:p>
      <text:p text:style-name="P1">“Well, by chance, I happened to make a copy of the table a year ago, and when I looked at it recently, I noticed that some of the values had changed. I then looked at versions of the table since the original nsilk o/s, and I would see more changes.”</text:p>
      <text:p text:style-name="P1">“Meaning?”</text:p>
      <text:p text:style-name="P1">Silvio swallowed hard. “Mr Lord, I think your brother still controls how nsilk works. I believe he has some kind of backdoor he uses to gain access and continue to manage the system while the controls we fiddle with do nothing.”</text:p>
      <text:p text:style-name="P1">“Hmm,” said Marco. </text:p>
      <text:p text:style-name="P1">MARCO ORDERS SILVIO TO RESET THE TABLE VALUES. </text:p>
      <text:p text:style-name="P1">. . . </text:p>
      <text:p text:style-name="P1"/>
      <text:p text:style-name="P88"><text:bookmark text:name="_8n5e8jdco2ha"/>1 Day Drone Terror Redux </text:p>
      <text:p text:style-name="P1"><text:span text:style-name="T26">DOOMSDAY CLOCK COUNTING DOWN. The Doomsday Clock of the Union of Concerned Scientists now sits at thirty seconds to midnight. Between widespread rioting occurring in many of the former states of the long-defunct Soviet Union, the continued retreat to feudalism in Europe, bitter divisions between East and west over the spread of nsilk, and pessimism about whether President Simmons can restore the name “United” to the militia-led states of America, there is feeling that something is about pop. </text:span><text:span text:style-name="T29">Warmonger</text:span><text:span text:style-name="T26">.</text:span></text:p>
      <text:p text:style-name="P88"><text:bookmark text:name="_5ih1prt5mb2r"/>x hours Eugene goes to bed MEDIA CREATED THIS WORLD</text:p>
      <text:p text:style-name="P1"><text:span text:style-name="T12">12 hours BGD, Bryan, Texas. </text:span></text:p>
      <text:p text:style-name="P1"><text:span text:style-name="T26">DOOMSDAY CLOCK COUNTING DOWN. The Doomsday Clock of the Union of Concerned Scientists now sits at thirty seconds to midnight. Between widespread rioting occurring in many of the former states of the long-defunct Soviet Union, the continued retreat to feudalism in Europe, bitter divisions between East and west over the spread of nsilk, and pessimism about whether President Simmons can restore the name “United” to the militia-led states of America, there is feeling that something is about pop. </text:span><text:span text:style-name="T29">Warmonger</text:span><text:span text:style-name="T26">.</text:span></text:p>
      <text:p text:style-name="P1">The worst kind of news acts as a sieve for the human soul. Our conscious and unconscious thoughts and beliefs as we process this kind of news automatically sort us, dropping us into different buckets according to our predispositions. Political strategists have long known that exposing people to bad news is an effective way to determine who is with your cause and who is against it. By their reactions, most people reveal what they believe, and to which bucket they belong. </text:p>
      <text:p text:style-name="P1"/>
      <text:p text:style-name="P1">Social media began with the benign idea that connecting people by their interests rather than just by family ties and geography could stimulate our thinking and lead to a broader consciousness of what it means to be human. In the same way that traveling to new places stimulates the brain and broadens our concept of life, so too could communicating with others in a virtual meeting room broaden our concepts of the world as a whole and lead us to a new understanding of who we are and where we belong. </text:p>
      <text:p text:style-name="P1">But the sad reality is that people are much more responsive to negative news than to good news. So it was not long after the birth of social media that these platforms built to bring people together were instead dividing them according to their prejudices and hates. </text:p>
      <text:p text:style-name="P1"><text:soft-page-break/>Like billions of other optimistic souls, Eugene had fallen for the false argument that connectedness leads to a broader understanding. </text:p>
      <text:p text:style-name="P88"><text:bookmark text:name="_dwk8vartinx"/>3 Hours Chava Unhinged START HERE</text:p>
      <text:p text:style-name="P1">Chava goes crazy, kills her parents, and flies to Florence in an E-VTOL to kill the rest of her family. </text:p>
      <text:p text:style-name="P1">BIG GAP: CHAVA CARRIES A POCKET DEVICE THAT SHE BUILT EARLIER</text:p>
      <text:p text:style-name="P88"><text:bookmark text:name="_7q783ugh6rn1"/>The Great Desolation</text:p>
      <text:p text:style-name="P1">The <text:a xlink:type="simple" xlink:href="https://www.unoosa.org/pdf/gares/ARES_21_2222E.pdf" text:style-name="ListLabel_20_10" text:visited-style-name="ListLabel_20_10"><text:span text:style-name="T3">Outer Space Treaty of 1967</text:span></text:a> established an agreement among eighty-nine signatory states that the exploration of space should be conducted for the benefit of all of humanity. <text:span text:style-name="T12">Article I</text:span> of this treaty states the sweeping egalitarian goals to be established for the great expanse beyond the home planet of humanity: </text:p>
      <text:p text:style-name="P1">“The exploration and use of outer space, including the Moon and other celestial bodies, shall be carried out for the benefit and in the interests of all countries, irrespective of their degree of economic or scientific development, and shall be the province of all mankind.”</text:p>
      <text:p text:style-name="P1">“Outer space, including the Moon and other celestial bodies, shall be free for exploration by all States without discrimination of any kind, on a basis of equality and in accordance with international law, and there shall be free access to all areas of celestial bodies.”</text:p>
      <text:p text:style-name="P1"><text:span text:style-name="T12">Article IV</text:span> of the treaty established an agreement regarding the placement of weapons in space: </text:p>
      <text:p text:style-name="P1">“States Parties to the treaty undertake not to place in orbit around the Earth any objects carrying nuclear weapons or any other kind of weapons of mass destruction, install such weapons on celestial bodies, or station weapons in outer space in any other manner.” </text:p>
      <text:p text:style-name="P1">To date, one hundred ten counties are parties to this treaty, including the nine known nuclear powers: China, France, India, Israel, North Korea, Pakistan, Russia, the United Kingdom, and the United States. </text:p>
      <text:p text:style-name="P1">Few would openly disagree with the noble sentiment of this treaty regarding the free and open use of the vast and mostly unexplored expanse the lies everywhere beyond the thin skin of the atmosphere that covers our home planet. The concept of the “commons” with respect to natural resources has a long and respected history in human society, wherein we all recognize that some natural materials, such as air and water, must be shared and not owned privately. Among some indigeous peoples, these natural materials would also include the land itself, for in their philosophies a person cannot own a piece of the Earth itself--they simply live upon it. </text:p>
      <text:p text:style-name="P1">However, many would agree that this agreement to share all of outer space runs contrary to human nature and its need to claim things as its own. As any parent who has observed very young children fighting over a toy will attest, the word “mine” is one of the first to be learned. It is baked into our nature to want to claim things for our own and to keep all others from using what we have claimed. The results of this basic greed can be seen by simply looking at any map of the world, of the countries, of the states within, and of each successively small parcel within each body of ownership. With the exception of the ice cap on the North Pole and the ice-covered rock of the South Pole, there is no place on Earth that does not bear the imprimatur of ownership, and even at these two extremes many emplacements of humanity are restricted as to who can be there. </text:p>
      <text:p text:style-name="P1">So, from the perspective of looking at what humanity has behaved over the long course of history with regards to the concept of the “commons,” who among us would truly believe that incredible commons that lies beyond the planet of our origin would be treated any differently than has the Earth itself?</text:p>
      <text:p text:style-name="P1">By the way, nowhere does the treaty specify how the act of undertaking not to place weapons of mass destruction in space is to be verified. </text:p>
      <text:p text:style-name="P88"><text:bookmark text:name="_zgcec1nckupa"/>Shared Horror START HERE</text:p>
      <text:p text:style-name="P1">The death throes of more than one hundred million were shared among the connected world? </text:p>
      <text:p text:style-name="P85"><text:bookmark text:name="_s3caabhmslb"/>2 The Great Desolation</text:p>
      <text:p text:style-name="P1">Quote</text:p>
      <text:list xml:id="list70032076835616" text:continue-list="list70031893665732" text:style-name="WWNum11">
        <text:list-item>
          <text:p text:style-name="P90"><text:bookmark text:name="_16kohsn3wotw"/>Tehran</text:p>
        </text:list-item>
        <text:list-item>
          <text:p text:style-name="P3"><text:span text:style-name="T12">One minute BGD, Tehran, Iran. </text:span></text:p>
        </text:list-item>
        <text:list-item>
          <text:p text:style-name="P3"><text:a xlink:type="simple" xlink:href="https://en.wikipedia.org/wiki/Bekka" text:style-name="ListLabel_20_10" text:visited-style-name="ListLabel_20_10"><text:span text:style-name="T3">Bekka</text:span></text:a> and her fellow traveler emerged from the time stream and stood on a snowy slope of the <text:a xlink:type="simple" xlink:href="https://en.wikipedia.org/wiki/Alborz" text:style-name="ListLabel_20_10" text:visited-style-name="ListLabel_20_10"><text:span text:style-name="T3">Alborz mountains</text:span></text:a>. It was early morning, hours before dawn, and the city below was strangely dark except for small fires on the roadways and two larger blazes out by what might be <text:a xlink:type="simple" xlink:href="https://en.wikipedia.org/wiki/Tehran_Imam_Khomeini_International_Airport" text:style-name="ListLabel_20_10" text:visited-style-name="ListLabel_20_10"><text:span text:style-name="T3">Imam Khomeini International Airport</text:span></text:a>--most likely vehicles and planes burning after their electrical circuits failed and they had crashed. Bekka had been holding onto the hand of <text:a xlink:type="simple" xlink:href="https://en.wikipedia.org/wiki/Thucydides" text:style-name="ListLabel_20_10" text:visited-style-name="ListLabel_20_10"><text:span text:style-name="T3">Thucydides</text:span></text:a>, who had never traveled in this manner before, but she let go now and allowed him a few moments in which to get his bearings. </text:p>
        </text:list-item>
        <text:list-item>
          <text:p text:style-name="P3">“It’s beautiful!” said Thucydides after a while. “But why is everything so fuzzy? It looks more like animated <text:a xlink:type="simple" xlink:href="https://en.wikipedia.org/wiki/Pointillism" text:style-name="ListLabel_20_10" text:visited-style-name="ListLabel_20_10"><text:span text:style-name="T3">pointillism</text:span></text:a> than a live video. Where and when are we?”</text:p>
        </text:list-item>
        <text:list-item>
          <text:p text:style-name="P3">“Tehran,” said Bekka. “It is the pre-nsilk era for this city, as it is for many places in Asia, where nsilk was initially seen as something unholy. The image is extrapolated from many videos and still photographs, but the dataset does not yet include the many images from nsilk-equipped inhabitants to give it the resolution you are used to seeing.” Then she paused and added, “It is the day of the Great Desolation, GD.”</text:p>
        </text:list-item>
        <text:list-item>
          <text:p text:style-name="P3">Thucydides shivered, looked around, and shook his head. “How is this even possible?” he wondered. “How can we travel back in time to witness this event?”</text:p>
        </text:list-item>
        <text:list-item>
          <text:p text:style-name="P3">“<text:span text:style-name="T12">We</text:span> did not,” Bekka explained, “Our bodies remain where they were. Only our mostly negative energy AI avatars are here.”</text:p>
        </text:list-item>
        <text:list-item>
          <text:p text:style-name="P3">“But I feel things,” Thucydides argued. “I felt the grip of your hand, and I swear that I can actually feel the cold now. It’s not a bitter cold, but I feel something.”</text:p>
        </text:list-item>
        <text:list-item>
          <text:p text:style-name="P3">Bekka nodded. “Your mind is using the data it is receiving about this place, some of which includes weather data collected by the tiny amount of dark matter embedded in our avatars. Your mind is constructing sensations to match what the data tell it. You are not cold, but your mind thinks that you should be.”</text:p>
        </text:list-item>
        <text:list-item>
          <text:p text:style-name="P3">Thucydides grunted a sullen acknowledgment. <text:span text:style-name="T12">I feel the cold</text:span>, he thought stubbornly. </text:p>
        </text:list-item>
        <text:list-item>
          <text:p text:style-name="P3">“And it is about to happen?” he asked, “The Great Desolation?”</text:p>
        </text:list-item>
        <text:list-item>
          <text:p text:style-name="P3"><text:soft-page-break/>“Yes. The <text:a xlink:type="simple" xlink:href="https://en.wikipedia.org/wiki/Nuclear_electromagnetic_pulse" text:style-name="ListLabel_20_10" text:visited-style-name="ListLabel_20_10"><text:span text:style-name="T3">HEMP</text:span></text:a> devices fired almost fifteen minutes earlier.” </text:p>
        </text:list-item>
        <text:list-item>
          <text:p text:style-name="P3">“Should I shield my eyes?”</text:p>
        </text:list-item>
        <text:list-item>
          <text:p text:style-name="P3">“If you wish. Our avatars will suffer no damage.” </text:p>
        </text:list-item>
        <text:list-item>
          <text:p text:style-name="P3">“Of course,” said Thucydides, who had nevertheless already decided to close his eyes at the first flash. “How long now?”</text:p>
        </text:list-item>
        <text:list-item>
          <text:p text:style-name="P3">“About ten seconds, I should say.” Bekka replied. </text:p>
        </text:list-item>
        <text:list-item>
          <text:p text:style-name="P3">Thucydides looked up to scan the skies. He saw nothing, which was not surprising. The missile warheads were dropping without any exhaust glow to give them visibility. He lowered his eyes to search for the cruise missiles also converging on the city, but he could find no pinpricks of light moving quickly in the black of night; all he saw were the fires.</text:p>
        </text:list-item>
        <text:list-item>
          <text:p text:style-name="P3">“Now,” said Bekka. </text:p>
        </text:list-item>
        <text:list-item>
          <text:p text:style-name="P3">The sky blazed as a hundred stars ignited. In spite of his determination to not watch, Thucydides could not shutter his eyes. Eventually, even the miniscule amount of dark-energy powered nfab bound to his avatar was overwhelmed, and for a handful of seconds he could see nothing. In the darkness, he felt Bekka’s hand take his again. </text:p>
        </text:list-item>
        <text:list-item>
          <text:p text:style-name="P3">“It will be okay,” she said. “For us.” She paused and then added, “But the world will never be the same again.”</text:p>
        </text:list-item>
        <text:list-item>
          <text:p text:style-name="P3">As the torrent of light faded, Thucydides' vision came back. The city was dark, and outlines of its buildings seemed little changed. Only the silence gave testimony to what had just happened. </text:p>
        </text:list-item>
        <text:list-item>
          <text:p text:style-name="P99"><text:bookmark text:name="_yjr5z42rnesm"/>Blackout</text:p>
        </text:list-item>
        <text:list-item>
          <text:p text:style-name="P3"><text:span text:style-name="T12">Five hours AGD, Bryan, Texas.</text:span></text:p>
        </text:list-item>
        <text:list-item>
          <text:p text:style-name="P3">Eugene Bauer turned eighty-eight years old as the lights went out around the world. He had been asleep when it happened. He woke with the sun, as he had done most days since he had retired, a handful of medical appointments being the exception to the rule. No direct sunlight could penetrate the copse of live oak trees in which his one-story brick ranch style house stood, but the gathering light was enough to rouse Eugene. He opened his eyes and saw that it was day. </text:p>
        </text:list-item>
        <text:list-item>
          <text:p text:style-name="P3">His first hint that something might be different this morning was the utter stillness and the chill as he sat up and placed his bare feet on the faux tile floor. Eugene looked down, found his slippers, and shifted his feet slightly to slide them into fuzzy comfort. Then he stood, picked up his phone from the nightstand, and checked the thermometer hung on the wall: it was only ten degrees C in the house! No wonder the floor felt chilly. </text:p>
        </text:list-item>
        <text:list-item>
          <text:p text:style-name="P3">Muttering vague imprecations about the furnace, which had twice needed repairs the previous winter, Eugene shuffled into the bathroom, placed his right foot on the toilet seat, and reached down to empty his leg bag. That done, he closed the bag valve, unfastened the bottom strap, pulled his pajama bottoms down below the bag, removed the top strap, rotated the bag to close the pouch valve, tore off a small square of toilet paper, squeezed the drain tube connector through the paper, and pulled down. As was usually the case, a little of the urine trapped in the tube spilled out as the clasp came undone with a jerk; the rest, no longer held by vacuum, flowed into the bag. Eugene emptied the bag a second time, tossed the tissue into the bowl, pulled his pants back up, and flushed. </text:p>
        </text:list-item>
        <text:list-item>
          <text:p text:style-name="P3">As Eugene funneled a cup of the mixture (one part vinegar to three parts water) into the bag and then sloshed it around, Satan opened a cautionary eye to see if his master was returning to bed or getting up. If Eugene came back to bed, Satan could be asleep again in moments. The sloshing sound was usually an indicator of getting up, but Satan was a practiced experimentalist who took few things for granted. Should his master do the unexpected and crawl back into bed, Satan could be asleep again in seconds. Managing energy was the key. </text:p>
        </text:list-item>
        <text:list-item>
          <text:p text:style-name="P3">It was not to be.</text:p>
        </text:list-item>
        <text:list-item>
          <text:p text:style-name="P3">“Wake up, Satan!” Eugene boomed loudly as he lifted a zippered sweatshirt from the back of a chair standing next to the nightstand, slipped it on, and shuffled off to see what had gone wrong with the furnace this time. As he shuffled, he toggled his nsilk connection on, and he was shocked to get nothing but static; whatever had happened, it had also taken out the net. A shiver convulsed Eugene’s body as he contemplated how widespread the blackout might be, and the likely causes if it was more than just a regional outage. </text:p>
        </text:list-item>
        <text:list-item>
          <text:p text:style-name="P3">Satan jumped to his short legs, shook once to settle everything, crossed the top of the bed, and trotted down his ramp. His claws beat out a rhythm somewhere between <text:a xlink:type="simple" xlink:href="https://en.wikipedia.org/wiki/Tempo#Basic_tempo_markings" text:style-name="ListLabel_20_10" text:visited-style-name="ListLabel_20_10"><text:span text:style-name="T3">allegro</text:span></text:a> and vivace as he tracked his master down the hall and out an open door to the garage, where Eugene was standing in front of the circuit breaker box, reading glasses perched on his nose. Satan looked up for an explanation. </text:p>
        </text:list-item>
        <text:list-item>
          <text:p text:style-name="P3">“The power is out, Satan,” Eugene explained to the black dachshund. “But the real puzzler is why the backup generator didn’t kick in.” The man rubbed his hand across the white cotton kufi cap he wore in winter to keep his bald head warm. Some of Eugene’s acquaintances had pointed out that a <text:a xlink:type="simple" xlink:href="https://en.wikipedia.org/wiki/Kufi" text:style-name="ListLabel_20_10" text:visited-style-name="ListLabel_20_10"><text:span text:style-name="T3">kufi</text:span></text:a> was not something that he should wear, either pointing out that it made him look like a Muslim or that was an act of cultural appropriation. Eugene had resolved both objections by making better acquaintances. If a <text:a xlink:type="simple" xlink:href="https://en.wikipedia.org/wiki/Kippah" text:style-name="ListLabel_20_10" text:visited-style-name="ListLabel_20_10"><text:span text:style-name="T3">kippah</text:span></text:a> had provided better coverage of his bare pate, he might have worn one of those to stay warm and never worried about Jewish sensibilities either. He was too old and far too ornery to worry about nonsensical rules regarding the pieces of cloth humans wore. </text:p>
        </text:list-item>
        <text:list-item>
          <text:p text:style-name="P3">“What’s the point of having a backup generator with an auto start switch if the auto start doesn’t switch on?” he wondered. </text:p>
        </text:list-item>
        <text:list-item>
          <text:p text:style-name="P3">Satan had no answer to that thorny question, so he hopped back into the house and took a long drink from his water bowl tucked in a corner of the kitchen. He then checked his food bowl to see if it might have miraculously refilled itself during the night. It had not.</text:p>
        </text:list-item>
        <text:list-item>
          <text:p text:style-name="P3">Meanwhile, Eugene sighed and pushed the button next to the breaker box that engaged the house’s <text:a xlink:type="simple" xlink:href="https://en.wikipedia.org/wiki/Flywheel_energy_storage" text:style-name="ListLabel_20_10" text:visited-style-name="ListLabel_20_10"><text:span text:style-name="T3">flywheel-powered generator</text:span></text:a> system. A click and the sudden glow of the garage light signaled that the system, housed in an all-weather shed behind the house, had engaged. He exited the garage, closed the door to the house, entered the kitchen, and started the coffee pot perched on the counter between the sink and the refrigerator, an empty cup having been placed, top down, next to it the night before. </text:p>
        </text:list-item>
        <text:list-item>
          <text:p text:style-name="P3">“The remainder of this mystery of lost power and failed backup equipment will have to wait until after my coffee!” Eugene said to the dog. “And your breakfast, Satan!” he added. He spoke loudly, as is common for speakers who have become hard of hearing. </text:p>
        </text:list-item>
        <text:list-item>
          <text:p text:style-name="P3">Satan signaled his concurrence of this plan with quick wags of his tail and the little excited dance he did when anticipating a meal, a walk, or a ride in a car. Breakfast and supper were his two favorite times of the day, closely followed by taking walks, going for rides, and sleeping on the couch while Eugene sat and peered into nothing, as he was wont to do in the evenings. Satan, who was not himself equipped with nsilk had no way of knowing that his master was doing the equivalent of what had once been called ‘watching television,’ only the television was now something he saw in his mind.</text:p>
        </text:list-item>
        <text:list-item>
          <text:p text:style-name="P3">Eugene busied himself with refreshing Satan’s water and dishing out the dog’s food. By the time he had finished, his coffee was ready. He poured a cup, sat on a stool, and stared at nothing as he again tried to connect to the net, taking sips from the cup now and then. After a couple of minutes, he gave up and satisfied himself with simply drinking his coffee until another thought hit.</text:p>
        </text:list-item>
        <text:list-item>
          <text:p text:style-name="P3">He rose and searched through the kitchen cabinets until he found the emergency radio in the cupboard over the kitchen sink--it was the only radio he still had. Dianne had made him buy it during the riots that had occurred as the third pandemic wreaked havoc on a world still struggling to adjust to yet another new normal. He spun the crank for a bit to build up a charge, and then he tried to tune in a news report that would tell him what was going on. One again, there was nothing but static. He slowly went up and down the dial several more times, on both AM and FM, but there was nobody within range was broadcasting. </text:p>
        </text:list-item>
        <text:list-item>
          <text:p text:style-name="P3">Eugene shut off the radio. He had always pooh-poohed his wife’s anxieties about American to put her mind at ease, but in the pit of his stomach he had sometimes worried about the same thing himself. It had gotten especially ugly following the last three presidential elections, when the ugliness that was fascism emerged again and again, and Americans were suddenly fighting with Americans in the streets over conflicting visions of their country that had not been resolved in the nearly three hundred years of its existence. Each side was fanatic in its own beliefs, and each side saw the other as the fanatics. </text:p>
        </text:list-item>
        <text:list-item>
          <text:p text:style-name="P3">As somebody who had grown up during an era in which the United States had seen communism anywhere as a threat everywhere, Eugene knew the power of fanaticism. Under the shaky premise of <text:a xlink:type="simple" xlink:href="https://en.wikipedia.org/wiki/NSC_68" text:style-name="ListLabel_20_10" text:visited-style-name="ListLabel_20_10"><text:span text:style-name="T3">National Security Council policy paper number 68</text:span></text:a>, American had remained on a constant war footing since the end of World War II, and the <text:a xlink:type="simple" xlink:href="https://en.wikipedia.org/wiki/Military%E2%80%93industrial_complex" text:style-name="ListLabel_20_10" text:visited-style-name="ListLabel_20_10"><text:span text:style-name="T3">military-industrial complex</text:span></text:a>, about which <text:a xlink:type="simple" xlink:href="https://en.wikipedia.org/wiki/Eisenhower%27s_farewell_address" text:style-name="ListLabel_20_10" text:visited-style-name="ListLabel_20_10"><text:span text:style-name="T3">President Dwight Eisenhower</text:span></text:a> had warned the nation, had flourished as Americans saw enemies everywhere. Under the guise of protecting American freedom, many thousands of Americans fought, were injured, and died, fighting not for their own freedom but for the security of the rich who ran the war complex. </text:p>
        </text:list-item>
      </text:list>
      <text:p text:style-name="P1">In time, a new <text:a xlink:type="simple" xlink:href="https://en.wikipedia.org/wiki/Wehrmacht" text:style-name="ListLabel_20_10" text:visited-style-name="ListLabel_20_10"><text:span text:style-name="T3">Wehrmacht</text:span></text:a>, one far mightier than the one that Eugene’s father and uncles had fought to subdue, sprang up in a country that had long shied from foreign entanglements and wars. The war machine had to be fed, and it ate the young of the poor and the middle class whose fathers lacked the money and power to shield their sons and daughters against being conscripted into service. In time, the war machine grew so large that the <text:a xlink:type="simple" xlink:href="https://en.wikipedia.org/wiki/List_of_countries_by_military_expenditures" text:style-name="ListLabel_20_10" text:visited-style-name="ListLabel_20_10"><text:span text:style-name="T3">American budget for war</text:span></text:a> was larger than the combined war budgets of the next ten countries, and yet few Americans seemed to think there was anything odd about spending so much on war and so little on people. </text:p>
      <text:p text:style-name="P1"><text:soft-page-break/>While other members of the <text:a xlink:type="simple" xlink:href="https://en.wikipedia.org/wiki/OECD" text:style-name="ListLabel_20_10" text:visited-style-name="ListLabel_20_10"><text:span text:style-name="T3">Organisation for Economic Co-operation and Development </text:span></text:a>(OECD) busied themselves with finding ways to make life better for their citizens, America slowly became the place where you were either rich or poor, and if you were the latter it was probably because you chose to be. Winners, Americans were told, don’t need the government’s help; they lift themselves up by their bootstraps, and they succeed in spite of the government. Lobbyists for the rich, who don’t need any government services except for a strong police force, a strong military, and copious tax loopholes, were proud to proclaim that they sought to reduce the size of government to the where it could be “drowned in a bathtub.”</text:p>
      <text:p text:style-name="P1">Eugene had counted himself fortunate that <text:a xlink:type="simple" xlink:href="https://en.wikipedia.org/wiki/Social_Security_Administration" text:style-name="ListLabel_20_10" text:visited-style-name="ListLabel_20_10"><text:span text:style-name="T3">Social Security</text:span></text:a> and <text:a xlink:type="simple" xlink:href="https://en.wikipedia.org/wiki/Medicare_(United_States)" text:style-name="ListLabel_20_10" text:visited-style-name="ListLabel_20_10"><text:span text:style-name="T3">Medicare</text:span></text:a> were still in place when he and Dianne had retired. Without these two elements of a basic social safety net, they might have become bankrupt as Dianne fell ill and they began a decade of medical treatments and procedures. As it was, she left Eugene far sooner than he or she would have hoped, but her leaving was ten years beyond what it might have been had the social safety net been ripped away entirely.</text:p>
      <text:p text:style-name="P1">He turned on the radio again and fruitlessly spun the dial.. </text:p>
      <text:p text:style-name="P88"><text:bookmark text:name="_qdxv0foumlf9"/>Tbilisi</text:p>
      <text:p text:style-name="P1"><text:span text:style-name="T12">Five years AGD, Tbilisi, Georgia.</text:span></text:p>
      <text:p text:style-name="P1">For the first few seconds after emerging from the time stream, Thucydides had the impression that he was on a movie set staged for the filming of a script that combined elements of the <text:a xlink:type="simple" xlink:href="https://en.wikipedia.org/wiki/Crusades" text:style-name="ListLabel_20_10" text:visited-style-name="ListLabel_20_10"><text:span text:style-name="T3">Holy Crusades</text:span></text:a>, the <text:a xlink:type="simple" xlink:href="https://en.wikipedia.org/wiki/American_frontier" text:style-name="ListLabel_20_10" text:visited-style-name="ListLabel_20_10"><text:span text:style-name="T3">Wild West,</text:span></text:a> and a <text:a xlink:type="simple" xlink:href="https://en.wikipedia.org/wiki/The_Bible_in_film" text:style-name="ListLabel_20_10" text:visited-style-name="ListLabel_20_10"><text:span text:style-name="T3">Biblical epic</text:span></text:a> from the middle of the twentieth century. The first element was represented by the ruins of an ancient fortress atop a hill, the second by gaily painted buildings with the <text:a xlink:type="simple" xlink:href="https://en.wikipedia.org/wiki/Western_false_front_architecture" text:style-name="ListLabel_20_10" text:visited-style-name="ListLabel_20_10"><text:span text:style-name="T3">false front facades</text:span></text:a> of the American West, and the third by a massive statue of a <text:a xlink:type="simple" xlink:href="https://en.wikipedia.org/wiki/Kartlis_Deda" text:style-name="ListLabel_20_10" text:visited-style-name="ListLabel_20_10"><text:span text:style-name="T3">muscular woman,</text:span></text:a> holding a bowl in one metal-clad hand and a sword in the other, who would have looked at home on the set of <text:a xlink:type="simple" xlink:href="https://en.wikipedia.org/wiki/Ben-Hur_(1959_film)" text:style-name="ListLabel_20_10" text:visited-style-name="ListLabel_20_10"><text:span text:style-name="T3">Ben Hur</text:span></text:a> or <text:a xlink:type="simple" xlink:href="https://en.wikipedia.org/wiki/The_Ten_Commandments_(1956_film)" text:style-name="ListLabel_20_10" text:visited-style-name="ListLabel_20_10"><text:span text:style-name="T3">The Ten </text:span></text:a><text:a xlink:type="simple" xlink:href="https://en.wikipedia.org/wiki/The_Ten_Commandments_(1956_film)" text:style-name="ListLabel_20_10" text:visited-style-name="ListLabel_20_10"><text:span text:style-name="T3">Commandments</text:span></text:a>. </text:p>
      <text:p text:style-name="P1">“Where . . .”</text:p>
      <text:p text:style-name="P1">“<text:a xlink:type="simple" xlink:href="https://en.wikipedia.org/wiki/Tbilisi" text:style-name="ListLabel_20_10" text:visited-style-name="ListLabel_20_10"><text:span text:style-name="T3">Tbilisi</text:span></text:a>,” said Bekka before her travel partner could finish framing the question. “<text:a xlink:type="simple" xlink:href="https://en.wikipedia.org/wiki/Georgia_(country)" text:style-name="ListLabel_20_10" text:visited-style-name="ListLabel_20_10"><text:span text:style-name="T3">Georgia</text:span></text:a>.”</text:p>
      <text:p text:style-name="P1">“The country, not the state, right? Because I’ve been to Georgia, the state, and I’ve never seen anything <text:s/>. . . ”</text:p>
      <text:p text:style-name="P1">“Yes. The country that was once a Soviet state. South of Russian, north of Turkey, Armenia, and Azerbaijan.”</text:p>
      <text:p text:style-name="P1">“I . . . it’s stunning!” Thucydides turned a slow circle to soak up the admixture of architectures, the sun beating down warmly, when it suddenly hit him that, aside from the murmurations of birds--many birds--wheeling low over the city and the surrounding hills and the low thrumming of insects, there was nobody else. They were, improbably, the only two humans. “Wait. Where is everybody?”</text:p>
      <text:p text:style-name="P1">“It is five years after the Great Desolation,” Bekka said. “The dead have been buried, and the damage to the city has been mostly repaired, but the only residents are the ghosts and the memories of those who loved them. </text:p>
      <text:p text:style-name="P1">“And the birds,” Thucydides observed with a mix of sadness and wonder, looking up as a flock of swifts plied looping trajectories through the air like dogfighting WWI biplanes, as they pursued insects too small to be seen. </text:p>
      <text:p text:style-name="P1">“And the birds,” Bekka agreed. “Tbilisi is now a sanctuary for the dead and for those who want to remember them, and this place, as it once was.”</text:p>
      <text:p text:style-name="P1">“My God, it’s so beautiful, and yet . . .”</text:p>
      <text:p text:style-name="P1">“Sad?”</text:p>
      <text:p text:style-name="P1">Thucydides nodded. “Hauntingly so.”</text:p>
      <text:p text:style-name="P88"><text:bookmark text:name="_eus7fwdkzkzf"/>Yazid</text:p>
      <text:p text:style-name="P1"><text:span text:style-name="T12">48 hours AGD, Algiers, Algeria.</text:span></text:p>
      <text:p text:style-name="P1">The newsroom stank without any forced circulation of air, a noxious mixture of body odor, stale coffee, cigarette smoke, and fumes from the many gasoline-powered electrical generators that were now running in this part of the city. The outer doors of the building had been propped open to let in air from the bay, but the newsroom was a windowless box in the center of the building, <text:s/>connected to the outside world by long corridors that felt like tunnels cut through limestone. Even with the lights on, it felt dark.</text:p>
      <text:p text:style-name="P1">Seated before a bank of computer monitors restored to life, a weary Yazid Boulala, the young technology correspondent and resident engineer for the <text:a xlink:type="simple" xlink:href="https://en.wikipedia.org/wiki/Al_Jazeera_Media_Network" text:style-name="ListLabel_20_10" text:visited-style-name="ListLabel_20_10"><text:span text:style-name="T3">Al Jazeera Media Network</text:span></text:a>’s <text:a xlink:type="simple" xlink:href="https://en.wikipedia.org/wiki/Algiers" text:style-name="ListLabel_20_10" text:visited-style-name="ListLabel_20_10"><text:span text:style-name="T3">Algiers</text:span></text:a> bureau, mulled over the options for what could cause a worldwide power and communications blackout: <text:a xlink:type="simple" xlink:href="https://en.wikipedia.org/wiki/Coronal_mass_ejection" text:style-name="ListLabel_20_10" text:visited-style-name="ListLabel_20_10"><text:span text:style-name="T3">CME</text:span></text:a>, <text:a xlink:type="simple" xlink:href="https://en.wikipedia.org/wiki/Electromagnetic_pulse" text:style-name="ListLabel_20_10" text:visited-style-name="ListLabel_20_10"><text:span text:style-name="T3">HEMP</text:span></text:a>, alien attack? Only the first option sounded benign, and he had his fingers crossed for it as he clicked his way through a fourth complete reboot of the network and hoped for a stronger connection. </text:p>
      <text:p text:style-name="P1">Twelve hours had passed since the lights had gone out, and Yazid had spent most of that interval downing energy drinks and working to restore or replace the electronics that had been fried in what was increasingly appearing to have been a global event. As communications were slowly restored with other bureaus--first with Doha, then Europe, Africa, Russia and China, and finally with the Americas and Australia--it became clear that whatever had happened was <text:span text:style-name="T12">not</text:span> local. Everybody had experienced it. The blackout had been worldwide. </text:p>
      <text:p text:style-name="P1">Yazid’s first guess as to the cause of such a widespread blackout was a <text:a xlink:type="simple" xlink:href="https://en.wikipedia.org/wiki/Coronal_mass_ejection" text:style-name="ListLabel_20_10" text:visited-style-name="ListLabel_20_10"><text:span text:style-name="T3">coronal mass ejection</text:span></text:a> from the sun--a CME. Perhaps something on the scale of the 1859 <text:a xlink:type="simple" xlink:href="https://en.wikipedia.org/wiki/Carrington_Event" text:style-name="ListLabel_20_10" text:visited-style-name="ListLabel_20_10"><text:span text:style-name="T3">Carrington Event</text:span></text:a> had finally hit Earth dead-on. That nineteenth century event had occurred in the years of telegraph communications--the <text:a xlink:type="simple" xlink:href="https://en.wikipedia.org/wiki/The_Victorian_Internet" text:style-name="ListLabel_20_10" text:visited-style-name="ListLabel_20_10"><text:span text:style-name="T3">Victorian analog of the internet</text:span></text:a>. English astronomer Richard Carrington had seen the initial solar flare. Some seventeen hours later, telegraph systems around the world had sparked and ignited fires, with operators physically shocked as the magnetized plasma arrived and induced currents even in circuits that had their power supplies turned off. </text:p>
      <text:p text:style-name="P1">Decades later, there had been a near-miss CME. <text:s/>In 2012, one of NASA’s two Solar Terrestrial Relations Observatory (<text:a xlink:type="simple" xlink:href="https://en.wikipedia.org/wiki/Solar_storm_of_2012" text:style-name="ListLabel_20_10" text:visited-style-name="ListLabel_20_10"><text:span text:style-name="T3">STEREO</text:span></text:a>) satellites positioned in <text:a xlink:type="simple" xlink:href="https://en.wikipedia.org/wiki/Heliocentric_orbit" text:style-name="ListLabel_20_10" text:visited-style-name="ListLabel_20_10"><text:span text:style-name="T3">heliocentric orbits</text:span></text:a>, one inside of Earth’s orbit around the sun and the other orbiting beyond Earth, recorded a hit. On <text:a xlink:type="simple" xlink:href="https://en.wikipedia.org/wiki/Solar_storm_of_2012" text:style-name="ListLabel_20_10" text:visited-style-name="ListLabel_20_10"><text:span text:style-name="T3">July 23, 2012</text:span></text:a>, the ‘A’ satellite on the inner orbit reported the passage of a CME on the scale of the Carrington Event. A shot from the sun had been fired, but it had missed the Earth and spared modern electronics. </text:p>
      <text:p text:style-name="P1">Knowing of this history of solar CMEs, Yazid was of the mind that such an event would be the most likely cause of the blackbout. But, when the communications link to the United States came back online, the Al Jazeera correspondent there immediately poured water on the notion of a CME. </text:p>
      <text:p text:style-name="P1">“Neither NASA’s STEREO C and D, launched in 2030 to replace the old 2012 satellites, nor the latest solar exploration satellite in closer orbit around the sun indicate any flare or mass ejection from the sun,” said Cameron Nyland, who was stationed in the Washington DC bureau. “And did you know about DSCOVR?” </text:p>
      <text:p text:style-name="P1">“Discover?”</text:p>
      <text:p text:style-name="P1">“D-S-C-O-V-R,” Cameron replied. “It’s the acronym for the <text:a xlink:type="simple" xlink:href="https://www.nesdis.noaa.gov/content/dscovr-deep-space-climate-observatory" text:style-name="ListLabel_20_10" text:visited-style-name="ListLabel_20_10"><text:span text:style-name="T3">Deep Space Climate Observatory</text:span></text:a> satellite, which orbits between us and the sun. DSCOVR is supposed to give us at least fifteen minutes warning when the next CME comes roaring at us. Well, there was interesting data from it and the two STEREO satellites, but . . .” </text:p>
      <text:p text:style-name="P1">“But what?” Yazid pressed. </text:p>
      <text:p text:style-name="P1">“Well,” Cameron said, “It may be nothing, but the first NASA engineer I spoke to indicated that the satellites reported a high energy surge, but the directionality was all wrong, because it was coming <text:span text:style-name="T12">from</text:span> Earth instead of the sun. She figured it must have been an equipment failure of some sort, and she said she would call me back when they had it sorted out. Only she didn’t call back, so I called her again, and I was routed to some management type who said the engineer had been mistaken--there was no anomalous energy surge. Everything was copacetic.”</text:p>
      <text:p text:style-name="P1"><text:soft-page-break/>“Contact her personally,” Yazid replied, feeling a bit anxious about what this news indicated. “Outside of NASA.”</text:p>
      <text:p text:style-name="P1">“Right. Well, I tried to do that, but I can’t find any record that the woman I spoke to even exists. There’s nobody by that name associated with NASA. I found a few in the state of Texas, and I called them, but none of the women I spoke to are that NASA engineer.” Cameron paused for a moment and added, “I think they may be covering up something.”</text:p>
      <text:p text:style-name="P1">“Like what?”</text:p>
      <text:p text:style-name="P1">“Have you ever heard of a high-altitude electromagnetic pulse?”</text:p>
      <text:p text:style-name="P1">Yazid spent several long moments staring at the face of the man on the screen before responding. “You’re talking about a high-altitude nuclear explosion that causes a high energy electromagnetic pulse? A HEMP.”</text:p>
      <text:p text:style-name="P1">“Exactly. Listen, another thing the NASA engineer told me is that the STEREO satellites detected large energy emissions high above the planet.”</text:p>
      <text:p text:style-name="P1">“And?”</text:p>
      <text:p text:style-name="P1">The image of Cameron chuckled uncomfortably. “They were located on opposite sides of the Earth when they made the detection. The HEMP energy discharges were occurring in the space above the planet, on both sides of the planet, at the same time. There were discharges over every continent!”</text:p>
      <text:p text:style-name="P1">“A coordinated HEMP attack?” Yazid asked. “From where?”</text:p>
      <text:p text:style-name="P1">“Most likely from satellites already in orbit. Listen, you don’t really think the nuclear powers actually play by the rules of the treaties they sign, do you? Surely they have been sneaking nukes into space for decades.”</text:p>
      <text:p text:style-name="P1">Yazid grunted. Of course he didn’t believe that the people in power were ethical. He had, however, hoped for better. But, how did the old saying go? <text:span text:style-name="T12">If you aren’t cheating, you aren’t trying</text:span>. </text:p>
      <text:p text:style-name="P1">“And the discharges occurred at 2:00 AST,” he added. </text:p>
      <text:p text:style-name="P1">Cameron nodded. “At the stroke of midnight, Greenwich Mean Time. An oddly specific time for a natural event to occur.”</text:p>
      <text:p text:style-name="P1">“But not impossible. Just improbable, right?”</text:p>
      <text:p text:style-name="P1">Cameron smirked. “Are you grasping at straws, Yazid?”</text:p>
      <text:p text:style-name="P1">“I’m grasping at anything other than what I think really happened while the eyes of the world were blinded,” Yazid replied.</text:p>
      <text:p text:style-name="P1">Cameron drew a long, slow breath “While the eyes of the world are effectively blinded would be a great time to do something you don’t want the world to see until it is over.”</text:p>
      <text:p text:style-name="P1">“Like a military strike?” Yazid suggested. “We haven’t heard anything <text:s/>. . .”</text:p>
      <text:p text:style-name="P1">“It took two whole days just to get us reconnected,” Cameron explained. “Assume the same for the rest of the world. We have been blind for two days. Whatever happened, it happened then. Whatever it was we will soon find out.”</text:p>
      <text:p text:style-name="P1">Yazid clung to his hope for the alien attack option. </text:p>
      <text:p text:style-name="P88"><text:bookmark text:name="_hmf69pdm243"/>Lagos</text:p>
      <text:p text:style-name="P1"><text:span text:style-name="T12">One day BGD, Lagos Nigeria.</text:span></text:p>
      <text:p text:style-name="P1">Thucydides instantly recognized the next city he visited with Bekka. He had traveled there on a study-abroad stint, and he knew the city skyline. </text:p>
      <text:p text:style-name="P1">“<text:a xlink:type="simple" xlink:href="https://en.wikipedia.org/wiki/Lagos" text:style-name="ListLabel_20_10" text:visited-style-name="ListLabel_20_10"><text:span text:style-name="T3">Lagos</text:span></text:a>,” he said, marveling at the teeming masses of people and vehicles that swarmed everywhere. </text:p>
      <text:p text:style-name="P1">“A day before GD,” Bekka added. </text:p>
      <text:p text:style-name="P1">“My God. Look at it! When I saw it, it was more than twenty years after the GD, and still rebuilding towards its status as the most populous city on the African continent.” He paused to catch his breath before adding, “And a day from now . . ..” He could not finish the thought. </text:p>
      <text:p text:style-name="P1">“A day from now, there will be nothing but death, and the country will spend the rest of the year clearing out the bodies. But rich interests needed the Port of Lagos up and running, so restoration was paramount.”</text:p>
      <text:p text:style-name="P1">“Of course it was,” Thucydides agreed. Even during his time, he would sometimes find himself hanging out at the <text:a xlink:type="simple" xlink:href="https://en.wikipedia.org/wiki/Maersk" text:style-name="ListLabel_20_10" text:visited-style-name="ListLabel_20_10"><text:span text:style-name="T3">Maersk</text:span></text:a> container terminal, where multicolored <text:a xlink:type="simple" xlink:href="https://en.wikipedia.org/wiki/Intermodal_container" text:style-name="ListLabel_20_10" text:visited-style-name="ListLabel_20_10"><text:span text:style-name="T3">intermodal containers</text:span></text:a> were lifted off of railroad cars and placed onto ships, or vice versa. More than ninety percent of the products of the global economy were transported to their destinations in the ubiquitous metal boxes that stood 8 feet six inches tall, were 8 feet wide, and came in lengths from 10 feet to 40 feet. When the containers were no longer suitable for shipping, the metal could be recycled to manufacture another container, but many were converted into homes, apartments, and offices. </text:p>
      <text:p text:style-name="P1">“Tell me that we are not staying until it happens,” Thucydides pleaded as he looked at the vibrant life that surrounded them.” </text:p>
      <text:p text:style-name="P1">“We are not staying,” Bekka replied. </text:p>
      <text:p text:style-name="P88"><text:bookmark text:name="_o2raqia3a8cd"/><text:soft-page-break/>Yazid’s News Blog</text:p>
      <text:p text:style-name="P1"><text:span text:style-name="T12">52 hours AGD, Algiers.</text:span></text:p>
      <text:list xml:id="list1096270163" text:style-name="WWNum9">
        <text:list-item>
          <text:list>
            <text:list-item>
              <text:p text:style-name="P44">Although he had nothing new to report, Yazid Boulala’s AI-guided algorithms continued combing through the news that was available and compiling links to what might be relevant to the worldwide blackout. These links were placed on the personal page Al Jazeera had granted the savvy young engineer with a nose for stories: <text:span text:style-name="T12">YB’s News Blog</text:span>. The page’s subscribers numbered in the millions, and they included the agents of many world leaders. </text:p>
            </text:list-item>
            <text:list-item>
              <text:p text:style-name="P44">It was on Yazid’s blog where the first hints of the shocking details yet to come in were foreshadowed. An innocuous headline link, WHERE ARE THE WORLD’S LEADERS?, had shifted attention from the blackout to the whereabouts of the democratically elected leaders of the free world. After more than two days of information blackout, it was becoming clear that nobody had heard anything at all those in leadership positions. </text:p>
            </text:list-item>
            <text:list-item>
              <text:p text:style-name="P44">In the United States, after rudimentary power and communications were restored, a Pentagon spokesperson, accompanied by a State Department spokesperson, held a press briefing during which it was revealed that a chain of HEMP detonations had indeed occurred over every continent, disrupting communications and frying unprotected electronics that would take months or even years to replace. The official record showed that there were no missiles launched prior to the HEMP blasts, but nothing could be said regarding the hours after communications went dark. </text:p>
            </text:list-item>
            <text:list-item>
              <text:p text:style-name="P44">The spokesperson went on to reveal that seismographic data was still being collected from instruments in the field that had been cut off from their networks by the HEMP interference, and that the data painted a picture of certain ‘noisy’ events, similar to the data caused by storms in several regions of the world that were being studied. </text:p>
            </text:list-item>
            <text:list-item>
              <text:p text:style-name="P44">“Like what?” asked the New York Times correspondent.</text:p>
            </text:list-item>
            <text:list-item>
              <text:p text:style-name="P44">“Like an atmospheric disturbance,” said the spokesperson. “My understanding is that this kind of noise is often seen during, say, a hurricane.”</text:p>
            </text:list-item>
            <text:list-item>
              <text:p text:style-name="P44">“There were no hurricanes when the blackout occurred,” the CNN correspondent pointed out. </text:p>
            </text:list-item>
            <text:list-item>
              <text:p text:style-name="P44">“No,” agreed the spokesperson. “There were not.”</text:p>
            </text:list-item>
            <text:list-item>
              <text:p text:style-name="P44">The State Department spokesperson then took the podium and announced that the United States was working closely with other countries to get to the bottom of what caused the HEMP blasts and to determine what the seismographic data from the blackout period indicated. </text:p>
            </text:list-item>
          </text:list>
        </text:list-item>
        <text:list-item>
          <text:p text:style-name="P44">“Something happened during the past two days,” said the spokesperson, “And we are working to determine the specifics, but we are hampered by not having any satellite images at the moment. High-altitude surveillance aircraft have been deployed to gather data, but we are still awaiting completion of the analysis of that data as we cope with the loss of computing power and networking ability. We’re doing things the old-school way.”</text:p>
        </text:list-item>
        <text:list-item>
          <text:p text:style-name="P44">“Where is the Secretary of State?” shouted a reporter from the back of the briefing room. “Where is the Secretary of Defense? Why aren’t they here?”</text:p>
        </text:list-item>
        <text:list-item>
          <text:p text:style-name="P44">“I am not at liberty to speak about the whereabouts of the secretary at this time,” the State Department spokesperson replied. She glanced at the Defense Department spokesperson, who shook his head, and then she added, “Nor can I speak regarding the Secretary of Defense.”</text:p>
        </text:list-item>
        <text:list-item>
          <text:p text:style-name="P44">“What about the President and the Vice President?” asked another reporter. “Where are they?”</text:p>
          <text:list>
            <text:list-item>
              <text:p text:style-name="P44">“You’ll have to ask the White House spokesperson about the POTUS and the VP,” said the spokesperson. </text:p>
            </text:list-item>
            <text:list-item>
              <text:p text:style-name="P44">“I can't,” shouted the reporter. “The White House spokesperson is missing! Nobody is responding to anything over there!” </text:p>
            </text:list-item>
            <text:list-item>
              <text:p text:style-name="P44">The State Department spokesperson paused, clearly uncomfortable, clearly shaken before responding. “I am not at liberty to speak about the whereabouts of the White House spokesperson at this time,” she added.</text:p>
            </text:list-item>
            <text:list-item>
              <text:p text:style-name="P91"><text:bookmark text:name="_b5ewkdfi7goi"/>Eugene Eats a Sandwich START HERE</text:p>
            </text:list-item>
            <text:list-item>
              <text:p text:style-name="P44"><text:span text:style-name="T12">12 hours AGD, Bryan, Texas.</text:span></text:p>
            </text:list-item>
            <text:list-item>
              <text:p text:style-name="P44">Eugene Bauer ate a sandwich of sliced ham and cheese with mustard and pickle relish as he continued fussing with his net connection and, periodically, his emergency radio. On the latter, he fruitlessly turned the dial on his radio as he searched for some kind of news about the blackout, but there was nothing to be heard except for one station that had come back on line but had nothing to report other than what every listener already knew. The DJ, who was savvier than most non-stop talkers, shut up after a few frantic minutes of expressing his pent-up emotions and played music. </text:p>
            </text:list-item>
            <text:list-item>
              <text:p text:style-name="P44">SIMPLIFY!</text:p>
            </text:list-item>
            <text:list-item>
              <text:p text:style-name="P44">At this point, Eugene thought he would even welcome one of those right-wing talk shows that sprang up in the 1980s, following abolition of the <text:a xlink:type="simple" xlink:href="https://en.wikipedia.org/wiki/FCC_fairness_doctrine" text:style-name="ListLabel_20_10" text:visited-style-name="ListLabel_20_10"><text:span text:style-name="T3">fairness doctrine</text:span></text:a>. With the requirement to provide an honest and balanced perspective on the news removed, money poured into the creation of <text:a xlink:type="simple" xlink:href="https://digitalcommons.library.umaine.edu/cgi/viewcontent.cgi?article=1089&amp;context=honors" text:style-name="ListLabel_20_10" text:visited-style-name="ListLabel_20_10"><text:span text:style-name="T3">propaganda networks</text:span></text:a> designed to convince Americans that there was a <text:a xlink:type="simple" xlink:href="https://en.wikipedia.org/wiki/Liberal_elite" text:style-name="ListLabel_20_10" text:visited-style-name="ListLabel_20_10"><text:span text:style-name="T3">liberal elite</text:span></text:a> cohort, located on the east and west coasts of the country, that was actively engaged in screwing over the middle class. Years later, he would hear such conspiracy theories from a co-worker at an Idaho state agency, a scientist who had bought into the idea that even scientists and engineers would be willingly swayed by such an elite group. Eugene’s reaction was always the same: “When,” he would ask, “was the last time you remember any group of engineers and scientists agreeing with each other on any topic whatsoever?” Gather a roomful of engineers and scientists together, and there will be arguments--polite--but arguments nonetheless about any topic that is introduced. </text:p>
            </text:list-item>
          </text:list>
        </text:list-item>
      </text:list>
      <text:p text:style-name="P1">Only politicians would readily conspire with each other in support of dubious facts, which was what the Republican Party chose to do as the so-called <text:a xlink:type="simple" xlink:href="https://en.wikipedia.org/wiki/Republican_Revolution" text:style-name="ListLabel_20_10" text:visited-style-name="ListLabel_20_10"><text:span text:style-name="T3">Republican Revolution</text:span></text:a> ushered in an era that would lead to an increasingly divided America. As the </text:p>
      <text:p text:style-name="P1">From the 1980s until he, Eugene, who had always been a political independent, realized that the Republican party of Idaho, where he lived and worked, seemed to only care about three things: gun rights, abortion restrictions, and tax cuts--including giving big tax breaks to companies who would move to Idaho from such west coast states. As he looked more broadly, he could see that the Grand Old Party, the party of Lincoln, seemed to be doing the same everywhere, with its politicians moving in lockstep synchronization, as though puppets moved by an unseen hand, to force battles over a limited number of issues in state after state. </text:p>
      <text:list xml:id="list70030402995220" text:continue-numbering="true" text:style-name="WWNum9">
        <text:list-item>
          <text:list>
            <text:list-item>
              <text:p text:style-name="P44">Soon, there were purity tests within the GOP, such as the Republican In Name Only (RINO) label that became the scarlet letter of shame (or the “<text:a xlink:type="simple" xlink:href="https://en.wikipedia.org/wiki/Yellow_badge" text:style-name="ListLabel_20_10" text:visited-style-name="ListLabel_20_10"><text:span text:style-name="T3">Jew’s star</text:span></text:a>” for those who remembered the history of Nazi Germany) for those Republicans who still dared to think for themselves instead of parroting the party line. Another purity test was the <text:a xlink:type="simple" xlink:href="https://en.wikipedia.org/wiki/Americans_for_Tax_Reform" text:style-name="ListLabel_20_10" text:visited-style-name="ListLabel_20_10"><text:span text:style-name="T3">no-taxes pledge</text:span></text:a>, created by one the Ivy League elites against which the party so often railed. And then there were also the verbal and visual rules, the consevative political correctness, which so saturated thinking that no American politician would dare appear without an <text:a xlink:type="simple" xlink:href="http://content.time.com/time/nation/article/0,8599,1820023,00.html" text:style-name="ListLabel_20_10" text:visited-style-name="ListLabel_20_10"><text:span text:style-name="T3">American flag pin</text:span></text:a> or have a conversation with a military member or veteran without first saying “<text:a xlink:type="simple" xlink:href="https://www.theguardian.com/commentisfree/2012/nov/12/veterans-day-caution-cult-military" text:style-name="ListLabel_20_10" text:visited-style-name="ListLabel_20_10"><text:span text:style-name="T3">Thank you for your service</text:span></text:a>.” This PC of the far right would grow to include such nonsense as there being a War on Christianity and a War on Christmas that made saying “Happy Holidays” a thought crime. </text:p>
            </text:list-item>
            <text:list-item>
              <text:p text:style-name="P44">Eugene had even listened to one of the new far-right propaganda radio shows after moving back to Idaho following a year’s stint in Maryland. Eugene assumed that the man was more comedian than pundit, and he enjoyed listening to his outrageous hyperbole during the circus that was the 1992 presidential campaign. Pitting President H.W. Bush, for whom Eugene had voted, against Arkansas Governor Bill Clinton and the irascible Ross Perot, Eugene enjoyed the bombast of the radio host, but he had never taken him seriously. </text:p>
            </text:list-item>
            <text:list-item>
              <text:p text:style-name="P44">Unable to vote for Clinton because of questions about the man’s character, and unwilling to take the chance on a third-party candidate, Eugene stuck with Bush. Clinton won. When he next tuned into the bombast’s radio program and heard the host begin by saying “<text:a xlink:type="simple" xlink:href="https://www.latimes.com/archives/la-xpm-1993-01-28-ca-2500-story.html" text:style-name="ListLabel_20_10" text:visited-style-name="ListLabel_20_10"><text:span text:style-name="T3">America Held Hostage</text:span></text:a>,” it hit him that the man believed his own overblown rhetoric. Eugene tuned to a music station and never turned back. </text:p>
            </text:list-item>
            <text:list-item>
              <text:p text:style-name="P44">And the propaganda machine of the far-right ground on, somehow convincing many otherwise reasonable Amerians that PC was somehow associated with treating other people with respect and dignity. PC, in the far-right world view, became anything other than maintaining the status quo as it had existed in the early twentieth century, and any act during which American’s honored its past became magnified, such that each individual was scrutinized and judged by how well--and how quickly--they snapped to attention when the flag was raised or the Star Spangled Banner played. </text:p>
            </text:list-item>
            <text:list-item>
              <text:p text:style-name="P44">Like Germany in the 1930s, America had become a country in which a small fraction of like-minded zealots had convinced a large segment of the population that all the ills of the country were created by foreign players and their willing American supporters. The terms “communism” and “socialism” took on a new intensity even though there was little chance of the American economy veering from the capitalistic track it had long been on. Even the term “liberal,” which applies to those who believe individual liberty is more important than state control, became a swear word, and many liberals began to call themselves “progressive” rather than use the “L” word. </text:p>
            </text:list-item>
            <text:list-item>
              <text:p text:style-name="P44"><text:soft-page-break/>Ultimately, after years of such brainwashing, America elected for its president a New York billionaire. A man born with the proverbial silver spoon in his mouth, a man who had never shown any interest in the plight of working people and who was reviled in his home city, somehow became the savior of middle America. </text:p>
            </text:list-item>
            <text:list-item>
              <text:p text:style-name="P44">“How could that have happened in any rational universe?” Eugene asked aloud. </text:p>
            </text:list-item>
            <text:list-item>
              <text:p text:style-name="P44">Satan, who had been intensively eyeing Eugene’s sandwich in hopes of using his latent PK powers to break off a sizable morsel, looked up thoughtfully, his head cocked. Frankly, he had no answer.</text:p>
            </text:list-item>
            <text:list-item>
              <text:p text:style-name="P44">Eugene did. “It was the rich. They were the ones pulling the levers for limited government, for lower taxes while maintaining the world’s largest and most expensive military, for getting rid of anything that is of no use to them. The rich don’t want or need the things the rest of us want and need. They won’t say so out loud, but they would prefer an autocracy over a democracy, with the single leader beholden to them that they can replace should the need arise. All they want and need is a <text:a xlink:type="simple" xlink:href="https://en.wikipedia.org/wiki/Useful_idiot" text:style-name="ListLabel_20_10" text:visited-style-name="ListLabel_20_10"><text:span text:style-name="T3">useful idiot</text:span></text:a> to sit on the throne--or behind the Resolute desk? Trump was one of their own--he could serve them, but he was not nearly bright enough to be a danger to them.” </text:p>
            </text:list-item>
            <text:list-item>
              <text:p text:style-name="P44">The radio crackled briefly as the song that had been playing stopped abruptly, and the breathless DJ spoke. “Folks, ah, sorry for the interruption, but we are picking up some really weird news reports over the last couple of minutes, and I need to play some of these for you.”</text:p>
            </text:list-item>
            <text:list-item>
              <text:p text:style-name="P91"><text:bookmark text:name="_gvz0zbe0ggm"/>5 h AGD Damascus</text:p>
            </text:list-item>
          </text:list>
        </text:list-item>
      </text:list>
      <text:p text:style-name="P1"><text:span text:style-name="T12">Five hours AGD, Damascus, Syria.</text:span></text:p>
      <text:list xml:id="list4052933510" text:style-name="WWNum15">
        <text:list-item>
          <text:list>
            <text:list-item>
              <text:p text:style-name="P45">“We humans, who have always perceived ourselves to be the apex of living creation have spent nearly ten thousand generations searching for our maker, our God. And during that time we have often looked back, to times in the past when some part of the vital force might have been perceived by our ancient ancestors, and we saw in the utterances and writings of those ancestors some hint of that almighty being capable of bringing light to darkness and reality to nothingness. We should have been looking ahead.”</text:p>
            </text:list-item>
            <text:list-item>
              <text:p text:style-name="P7"><text:span text:style-name="T12">Excerpt from A Complete History of the Humanist Coalition: From Inception to Final Freedom, by Javier Guzmán</text:span></text:p>
            </text:list-item>
            <text:list-item>
              <text:p text:style-name="P33"/>
            </text:list-item>
          </text:list>
        </text:list-item>
      </text:list>
      <text:list xml:id="list70031682560995" text:continue-list="list70030402995220" text:style-name="WWNum9">
        <text:list-item>
          <text:list>
            <text:list-item>
              <text:p text:style-name="P44">Thucydides recognized <text:a xlink:type="simple" xlink:href="https://en.wikipedia.org/wiki/Damascus" text:style-name="ListLabel_20_10" text:visited-style-name="ListLabel_20_10"><text:span text:style-name="T3">Damascus</text:span></text:a> as soon as he and Bekka emerged from the time stream. Ahead was the bulk of <text:a xlink:type="simple" xlink:href="https://en.wikipedia.org/wiki/Mount_Qasioun" text:style-name="ListLabel_20_10" text:visited-style-name="ListLabel_20_10"><text:span text:style-name="T3">Mount Qasioun</text:span></text:a>, which in times of peace had offered a high vantage from which to view the capital of Syria, perhaps while seated at a table in one of the restaurants or coffee shops located there in times of peace. </text:p>
            </text:list-item>
            <text:list-item>
              <text:p text:style-name="P44">It had been a long time since Syria had known peace. As the tide of public sentiment unleashed by the <text:a xlink:type="simple" xlink:href="https://en.wikipedia.org/wiki/Civil_uprising_phase_of_the_Syrian_civil_war" text:style-name="ListLabel_20_10" text:visited-style-name="ListLabel_20_10"><text:span text:style-name="T3">Arab Spring</text:span></text:a> of 2010-2011 swept through the country, political battles became real battles, and the civil war that ensued drew personnel and weapons support from the world powers, some of which was coordinated and some of which was counterproductive--unless you were an arms dealer, in which case everything was rosy. </text:p>
            </text:list-item>
            <text:list-item>
              <text:p text:style-name="P44">Now there was peace. The sides of Mount Quasiom bore fresh scorch marks, as did the blocky apartment buildings that surrounded the park in which Thucyides <text:s/>stood. Such trees as remained were blackened stumps, and he could easily imagine the artificial sun that had erupted over this spot and obliterated life. </text:p>
            </text:list-item>
            <text:list-item>
              <text:p text:style-name="P44">All around were the bodies. Some young. Some old. Some male. Some female. Some human, some animals. Some pets. Some wild. </text:p>
            </text:list-item>
            <text:list-item>
              <text:p text:style-name="P44">All dead. </text:p>
            </text:list-item>
            <text:list-item>
              <text:p text:style-name="P44">“Five hours ago,” Bekka explained. </text:p>
            </text:list-item>
            <text:list-item>
              <text:p text:style-name="P44">“Yeah,” Thucyides replied. He could have guessed as much from the tendrils of smoke that still rose from anything combustible. </text:p>
            </text:list-item>
            <text:list-item>
              <text:p text:style-name="P44">Thankfully, Bekka had nothing more to say., and the scene faded as they moved on to the next city.</text:p>
            </text:list-item>
            <text:list-item>
              <text:p text:style-name="P91"><text:bookmark text:name="_2uvv86n37axa"/>14 h AGD Yazid</text:p>
            </text:list-item>
            <text:list-item>
              <text:p text:style-name="P44"><text:span text:style-name="T12">14 hours AGD, Algiers.</text:span></text:p>
            </text:list-item>
            <text:list-item>
              <text:p text:style-name="P44">Yazid Boulalla kept reaching out for additional news, but each tidbit just seemed to add to the underlying confusion. </text:p>
            </text:list-item>
            <text:list-item>
              <text:p text:style-name="P44">In England, the deputy spokesperson for the Prime Minister had stood in front of 10 Downing Street and reported that the Prime Minister, who had not been seen or heard from since the blackout, was in the company of the country’s top ministers and military leaders and the King. When he was available, the PM, or his spokesperson, would give a full briefing to the press, but the deputy spokesperson could not say when they might be, and the press corp rightly assumed that the deputy spokesperson was just as much in the dark as they were. </text:p>
            </text:list-item>
            <text:list-item>
              <text:p text:style-name="P44">Similar stories emerged in France to explain the absence of the French President and her cabinet, and in Israel, where the Prime Minister was said to be in conference with his ministers at an unknown location. In each case, deputies for the missing leaders spoke but said nothing. </text:p>
            </text:list-item>
            <text:list-item>
              <text:p text:style-name="P44">At the Kremlin, President for Life of the Russian Federation, the invincible Vladimir Putin, strode to a podium in the Grand Palace and read a brief statement regarding the “unconfirmed reports of anomalous detonations in certain troubled parts of the world that were being analyzed.” He did not provide any further details, nor did he answer any questions about the type of ‘detonations’ that had been reported; he simply turned and walked away. </text:p>
            </text:list-item>
          </text:list>
        </text:list-item>
      </text:list>
      <text:p text:style-name="P1">Xi Jinping, the President for Life of the People's Republic of China, speaking at the <text:a xlink:type="simple" xlink:href="https://en.wikipedia.org/wiki/National_People's_Congress" text:style-name="ListLabel_20_10" text:visited-style-name="ListLabel_20_10"><text:span text:style-name="T3">National People's Congress</text:span></text:a>, stated that “unknown actors may have struck a blow against the forces of terrorism and lawlessness throughout the world.” He did not offer any details or explain what kind of ‘blow’ had been struck. Nobody dared to ask a question.</text:p>
      <text:p text:style-name="P1">In India, which was still nominally a democracy in spite of years of vicious crackdowns on dissenters and the growing sense that the country was now some other kind of ‘cracy’ altogether, NAME declined to say anything about the blackout, preferring instead to talk about programs to ensure law and order in the world’s fastest-growing economy as it recovered from the unexpected loss of power and communications infrastructure. </text:p>
      <text:p text:style-name="P1">Yazid had the sense that they were all covering up something. But what? </text:p>
      <text:list xml:id="list70031009841547" text:continue-numbering="true" text:style-name="WWNum9">
        <text:list-item>
          <text:p text:style-name="P91"><text:bookmark text:name="_uord75yroiot"/>5 s BGD Karachi, Riyadh, Pyongyang</text:p>
        </text:list-item>
        <text:list-item>
          <text:p text:style-name="P44"><text:span text:style-name="T12">5 seconds before AGD, Kakarchin, Pakistan.</text:span></text:p>
        </text:list-item>
        <text:list-item>
          <text:p text:style-name="P44">“After decades of digesting the propaganda of the rich, the radical right could no longer see that they had much more in common with the left, with the ‘libtards’ they so vociferously hated, than they ever had with the rich. Because once the left had been trampled underfoot, the rich no longer had any need for the radical right either. Those whose only claim to education was a knowledge of weapons and military tactics were limited use to the wealthy, who had their own militaries, and the skill of being able to fire a gun accurately was of no use in the manufacturing plants where robots ruled, and of even less use among the ranks of the engineers and scientists who served the needs of the rich.”</text:p>
        </text:list-item>
        <text:list-item>
          <text:p text:style-name="P8"><text:soft-page-break/><text:span text:style-name="T12">Excerpt from A Complete History of the Humanist Coalition: From Inception to Final Freedom, by Javier Guzmán</text:span></text:p>
        </text:list-item>
        <text:list-item>
          <text:p text:style-name="P44">It was dark when they arrived at their next destination, emerging onto a spit of land that jutted into the sea. It was not until Thucydides turned around that he dimly sensed the outlines of an enormous city. </text:p>
        </text:list-item>
        <text:list-item>
          <text:p text:style-name="P44">“<text:a xlink:type="simple" xlink:href="https://en.wikipedia.org/wiki/Karachi" text:style-name="ListLabel_20_10" text:visited-style-name="ListLabel_20_10"><text:span text:style-name="T3">Karachi</text:span></text:a>, Pakistan,” Bekka replied to his unasked question. “The first of the three near misses.” She did not turn around. </text:p>
        </text:list-item>
        <text:list-item>
          <text:p text:style-name="P44">Thucydides turned his back to the city and also stared out at the sea. “One of the near misses,” he mused. “The missiles struck . . .”</text:p>
        </text:list-item>
        <text:list-item>
          <text:p text:style-name="P44">In the distance, night became day as a hundred suns blazed over the Gulf of Oman. </text:p>
        </text:list-item>
        <text:list-item>
          <text:p text:style-name="P44">“The missiles struck far out to sea,” Thucydides, finishing his curtailed statement. He braced himself for the shock wave, but then remembered that (a) the blasts had occurred more than two hundred kilometers distant, and (b) he was a virtual representation of himself and not in any real danger. </text:p>
        </text:list-item>
        <text:list-item>
          <text:p text:style-name="P44">“The next site is not far,” Bekka announced just as Thucydides relaxed. </text:p>
        </text:list-item>
        <text:list-item>
          <text:p text:style-name="P46"/>
        </text:list-item>
        <text:list-item>
          <text:p text:style-name="P44"><text:span text:style-name="T12">5 seconds before AGD, AGD, Riyadh, Saudi Arabia.</text:span></text:p>
        </text:list-item>
        <text:list-item>
          <text:p text:style-name="P44">In the next instant, they were again facing the dark with a large city behind them. Thucydides turned his head for a moment--long enough to pick out a skyline whose contours he recognized against the overcast sky. </text:p>
        </text:list-item>
        <text:list-item>
          <text:p text:style-name="P44">“<text:a xlink:type="simple" xlink:href="https://en.wikipedia.org/wiki/Riyadh" text:style-name="ListLabel_20_10" text:visited-style-name="ListLabel_20_10"><text:span text:style-name="T3">Riyadh</text:span></text:a>,” he said with confidence. “And we are facing east, looking at the desert between Riyadh and Qatar.”</text:p>
        </text:list-item>
        <text:list-item>
          <text:p text:style-name="P44">He had no sooner spoken than the sky lit up. </text:p>
        </text:list-item>
        <text:list-item>
          <text:p text:style-name="P34"/>
        </text:list-item>
        <text:list-item>
          <text:p text:style-name="P44"><text:span text:style-name="T12">5 seconds before AGD, AGD, Pyongyang, North Korea.</text:span></text:p>
        </text:list-item>
        <text:list-item>
          <text:p text:style-name="P44">A moment later Thucydides was looking at another ocean, and the sun had already risen behind him and had climbed into the sky of a beautiful morning. </text:p>
        </text:list-item>
        <text:list-item>
          <text:p text:style-name="P44">“Must be <text:a xlink:type="simple" xlink:href="https://en.wikipedia.org/wiki/Pyongyang" text:style-name="ListLabel_20_10" text:visited-style-name="ListLabel_20_10"><text:span text:style-name="T3">Pyongyang</text:span></text:a> back there somewhere,” he said with a nod, “and this must be the <text:a xlink:type="simple" xlink:href="https://en.wikipedia.org/wiki/Yellow_Sea" text:style-name="ListLabel_20_10" text:visited-style-name="ListLabel_20_10"><text:span text:style-name="T3">Yellow Sea</text:span></text:a>.”</text:p>
        </text:list-item>
        <text:list-item>
          <text:p text:style-name="P44">“Correct,” said Bekka as a cluster of new suns in the west briefly outshone the one in the east. </text:p>
        </text:list-item>
        <text:list-item>
          <text:p text:style-name="P44">“So,” Thucydides wondered. “What was the point of the near-misses? Were they sending a message?”</text:p>
        </text:list-item>
        <text:list-item>
          <text:p text:style-name="P44">Bekka nodded. “Most likely, but that assessment, as with others regarding the actions taken today, remains for history.” to judge--and for the historians to write about.</text:p>
        </text:list-item>
        <text:list-item>
          <text:p text:style-name="P91"><text:bookmark text:name="_6v1c1ubw0zo1"/>18 h Yazid</text:p>
        </text:list-item>
        <text:list-item>
          <text:p text:style-name="P44"><text:span text:style-name="T12">18 hours AGD, Algiers, Algeria.</text:span></text:p>
        </text:list-item>
        <text:list-item>
          <text:p text:style-name="P44">Thirty-six hours following the blackout, the headlines started popping from the hard news networks on Yazid’s aggregate search result, compiled by a variant of the app he had created while studying in Morocco. He has sold the original app to a couple of entrepreneurs in Sweden who used it to create the popular NewBlob service that brought tailored news content to its subscribers around the world. As the usual gang of pundits on CNN and Fox debated competing theories on infotainment programs created to fill the air with something that looked like news. The Reuters news agency, which had resisted the trend toward infotainment-as-news, was the first to post an article under the jolting headline AMERICAN LEADERS FOUND DEAD IN APPARENT MURDER-SUICIDE PACT! </text:p>
        </text:list-item>
        <text:list-item>
          <text:p text:style-name="P44">Yazid opened the link and simultaneously sent the story to Doha:</text:p>
          <text:list>
            <text:list-item>
              <text:p text:style-name="P44"><text:span text:style-name="T26">“In the United States, after a pitched battle with White House security forces, a team of military commandos and engineers finally breached the White House Situation Room after two days of silence to discover that the President, Vice-President, Speaker of the House, President Pro Tempore of the Senate, Cabinet secretaries, and the members of the Joint Chiefs of Staff were dead from apparent poisoning, and in several cases, gunshot wounds.”</text:span></text:p>
            </text:list-item>
          </text:list>
        </text:list-item>
        <text:list-item>
          <text:p text:style-name="P44">The article went on to provide a few other details, such as the fact that all the joint chiefs appeared to have died from self-inflicted gunshots. There were, however, no photos, and the story had been provided by a shaken White House staffer who had called a hasty press conference that had not, to Yazid’s chagrin, included an invitation to Al Jazeera. </text:p>
        </text:list-item>
        <text:list-item>
          <text:p text:style-name="P44">The article concluded with this statement: <text:span text:style-name="T26">“In one fell stroke, the leadership of the world's preeminent superpower has been removed, leaving a shaken, increasingly divided nation to deal with its uncertain future.”</text:span></text:p>
        </text:list-item>
        <text:list-item>
          <text:p text:style-name="P44">Yazid stared at the release for a long time, realizing that America, the world’s dominant superpower, and a symbol of imperialism throughout much of the globe, had just been decapitated. He was uncertain how to feel. An America wrapped up in the contentious battle to determine new leadership was likely to be cheered in those regions where America was seen as the military and economic bully. But many of those same regions might sorely need America’s support for recovery. If what happened under the cover of darkness was as dire as Yazid feared. Who would step up and take on that role now? </text:p>
        </text:list-item>
        <text:list-item>
          <text:p text:style-name="P44">Shortly thereafter, similar postings announced grim discoveries in other democracies:</text:p>
        </text:list-item>
        <text:list-item>
          <text:p text:style-name="P44"><text:span text:style-name="T26">‘PRIME MINISTER AND CABINET, KING AND PRIVY COUNCIL FOUND DEAD IN CABINET WAR ROOMS!,’ cried the </text:span><text:span text:style-name="T27">Daily Mail</text:span><text:span text:style-name="T26">, the accompanying article, bounded on one side by pictures of fetching actresses in bikinis, detailed how the English leadership had holed up in Churchill’s WWII bunker and killed themselves. Because the source of the article--named only as a ‘person of high standing in the government’--had not provided any photos or footage, the Daily Mail, which had a long history of sensationalist reporting, instead posted vintage photos of the bunkers interspersed with photos of Adolf Hitler’s Führerbunker under the subheading ‘ANOTHER BLOODY END: HISTORY REPEATS ITSELF!’ </text:span></text:p>
        </text:list-item>
        <text:list-item>
          <text:p text:style-name="P44"><text:span text:style-name="T26">‘RÉPUBLIQUE DÉCAPITÉE!’ screamed </text:span><text:span text:style-name="T27">Le Monde</text:span><text:span text:style-name="T26"> atop an article that described how the President, Prime Minister, and other leaders of the Fifth Republic had been discovered dead in the bowels of the Élysée Palace. The article was accompanied by a link to a shaky three-second video that appeared to show bodies slumped onto the table of the Salon Murat before the camera had been dropped and the feed cut. </text:span></text:p>
        </text:list-item>
        <text:list-item>
          <text:p text:style-name="P44"><text:soft-page-break/><text:span text:style-name="T26">‘PRIME MINISTER AND CABINET DEAD!’ shouted the English edition of </text:span><text:span text:style-name="T27">Haaretz</text:span><text:span text:style-name="T26">. As with the leaders of other democractic nuclear powers, the Israeli PM and his cabinet were found dead. There were no photos, no videos, and the spokesperson--an aide assigned to the Media Advisor to the Prime Minister--could answer none of the questions he was peppered with by the frustrated news crews, who quickly gave up and went elsewhere in search of facts.</text:span></text:p>
        </text:list-item>
        <text:list-item>
          <text:p text:style-name="P44">In each of these cases, the heads of the respective democracies had either committed suicide or killed those unwilling to die by their own hand. <text:span text:style-name="T12">Why?</text:span> Yazid wondered, and he felt a chill run down his spine as he realized that the U.S, Britain, France, and Israel were all nuclear powers. What had they done that was so abominable that their leaders could not bear to continue living? What retribution had they feared that would drive them to such dark ends? </text:p>
        </text:list-item>
        <text:list-item>
          <text:p text:style-name="P44">The situation was much different for those nuclear powers that were democracies in name only. </text:p>
        </text:list-item>
        <text:list-item>
          <text:p text:style-name="P44">At the Kremlin, Vladimir Putin strode back out and simply denied any knowledge of, or Russian involvement in, whatever had happened. “The Russian Republic is, and always has been, a proponent of peaceful coexistence with the rest of the world. I am shocked and dismayed by what has happened, and I assure you that Russia will provide its support to the many victims of this tragedy.” He did not elaborate on the nature or location of the tragedy. </text:p>
        </text:list-item>
        <text:list-item>
          <text:p text:style-name="P44">In Beijing, Xi Jinping stated that his earlier quote was a misstatement, probably due to a poor translation, and that what he had really said was that “unknown terrorists <text:span text:style-name="T12">may</text:span> have struck a blow against the forces of worldwide peace while nobody was looking.” He did not know this for certain, but he encouraged the nations of the world to join China in reaching out to make sure that all was well.</text:p>
        </text:list-item>
        <text:list-item>
          <text:p text:style-name="P44">In India, NAME expressed his sympathies to the people of Pakistan and pledged his country’s support in expediting a full recovery. He did not say why Pakistan needed sympathies</text:p>
        </text:list-item>
        <text:list-item>
          <text:p text:style-name="P44">Yazid felt like he was missing important pieces in a jigsaw puzzle without a picture on the box, and he immediately fired off messages to the bureaus in Islamabad, Lahore, and Karachi. Neither of the first two bureaus responded, but the wan-looking chief of the Karachi bureau was connected and stared out from Yazid’s screens with the look of a person who was still coming to grips with a horrifying truth.</text:p>
        </text:list-item>
        <text:list-item>
          <text:p text:style-name="P44">“They are dead up there!” he wailed. “All dead!”</text:p>
        </text:list-item>
        <text:list-item>
          <text:p text:style-name="P44">“Who?” Yazid demanded. “Who is dead?” </text:p>
        </text:list-item>
        <text:list-item>
          <text:p text:style-name="P44">“Islamabad. Lahore.” said the man, whose name Yazid frantically looked up. It was Reza Tandon, and he had been with Al Jazeera for three years now. “They are gone!”</text:p>
        </text:list-item>
        <text:list-item>
          <text:p text:style-name="P44">“Do you mean the bureaus, Reza? Who is gone?”</text:p>
        </text:list-item>
        <text:list-item>
          <text:p text:style-name="P44">On screen, Reza jerked as though he had been slapped. “Everybody in those cities!” he snarled. “Everybody!” His eyes then dropped, and he added, “We saw the flashes out to <text:s/>sea! They missed us! They missed us, so we are still alive! ” </text:p>
          <text:list>
            <text:list-item>
              <text:p text:style-name="P91"><text:bookmark text:name="_nmbh7jtqj1x8"/>5 min Gaza City and Grozny</text:p>
            </text:list-item>
            <text:list-item>
              <text:p text:style-name="P44"><text:span text:style-name="T12">Five minutes BGD.</text:span></text:p>
            </text:list-item>
            <text:list-item>
              <text:p text:style-name="P44">“There is a directionality to the evolution of living things that cannot long be deterred. Throughout history, the direction of this compass has at times been temporarily deflected, and sometimes the process of this evolution has slowed, but, overall, the arrow of evolution points towards an end state of conjoined individuality and unity that no one mind can either comprehend or even tolerate, but it is an end state the universe was designed to generate. It is the product of the forces of the universe, and it is the reason the universe exists.”</text:p>
            </text:list-item>
            <text:list-item>
              <text:p text:style-name="P8"><text:span text:style-name="T12">Excerpt from A Complete History of the Humanist Coalition: From Inception to Final Freedom, by Javier Guzmán</text:span></text:p>
            </text:list-item>
            <text:list-item>
              <text:p text:style-name="P44">Thucydides was again standing in the dark, and he guessed that they were at a time just before the GD, as had been the case when they visited Tehran. In front of them was a smattering of lights, many of which were likely candles that had been lit when the power lines went dead. </text:p>
            </text:list-item>
            <text:list-item>
              <text:p text:style-name="P44">“<text:a xlink:type="simple" xlink:href="https://en.wikipedia.org/wiki/Kfar_Aza" text:style-name="ListLabel_20_10" text:visited-style-name="ListLabel_20_10"><text:span text:style-name="T3">Kfar Aza</text:span></text:a>,” Bekka said. “We are standing in a kibbutz in Israel, facing <text:a xlink:type="simple" xlink:href="https://en.wikipedia.org/wiki/Gaza_Strip" text:style-name="ListLabel_20_10" text:visited-style-name="ListLabel_20_10"><text:span text:style-name="T3">Gaza</text:span></text:a> and the Mediterraenean Sea. “These strikes that are coming here are a means to resolve a long-standing problem for Israel. In a few minutes, Gaza and the Palestinians will cease to be a concern for decades to come.”</text:p>
            </text:list-item>
            <text:list-item>
              <text:p text:style-name="P44">“Do we have to watch?” Thucydides asked. </text:p>
            </text:list-item>
            <text:list-item>
              <text:p text:style-name="P44">“No.”</text:p>
            </text:list-item>
            <text:list-item>
              <text:p text:style-name="P44">The scene shifted. The air was colder, but the view was similar: darkness punctuated by the meager lights of candles and emergency lights. </text:p>
            </text:list-item>
            <text:list-item>
              <text:p text:style-name="P44">“Grozny,” Bekka announced. “This strike is less strategic than personal. It settles a long-standing grudge held by one of the participants of the Great Desolation.” </text:p>
            </text:list-item>
            <text:list-item>
              <text:p text:style-name="P44">“And who is that participant?”</text:p>
            </text:list-item>
            <text:list-item>
              <text:p text:style-name="P44">“You are the historian,” Bekka replied somberly. “I leave it to you to give names to the players. And, now, the last city.”</text:p>
            </text:list-item>
            <text:list-item>
              <text:p text:style-name="P91"><text:bookmark text:name="_vj8zp1gen1gg"/>24 h AGD Yazid</text:p>
            </text:list-item>
            <text:list-item>
              <text:p text:style-name="P44"><text:span text:style-name="T12">24 hours AGD, Algiers.</text:span></text:p>
            </text:list-item>
            <text:list-item>
              <text:p text:style-name="P44">Yazid Boulala looked at the middle screen in his display panel and wanted to vomit. The ‘blow’ to which China’s President had alluded to earlier, and the meaning of NAMES‘s bizarre reference to Pakistan, had been revealed. </text:p>
            </text:list-item>
            <text:list-item>
              <text:p text:style-name="P44">Travelers had been the first to report the news. They had encountered and spoken to survivors wandering about on the outskirts of several cities, and many of the survivors were sick from some unknown ailment, coughing and vomiting, and warning the travelers to go no farther. In an era in which there had been five pandemics in the span of a dozen years, the warnings were heeded. The travelers did what they could to make the survivors comfortable, and they contacted the authorities, but many still died who might have survived had they made it to a hospital where they could have been treated. </text:p>
            </text:list-item>
            <text:list-item>
              <text:p text:style-name="P44">By the time emergency response and news crews arrived, the stories had evolved, and it was clear that whatever happened had happened suddenly. Some of the survivors, many of whom had lived on the outskirts of the cities, said that they had been out in the open or looking out their windows when the sky had erupted with many bright suns that had turned night into day in some places, and day into an even brighter day in others. Afterward, a few brave souls had gone closer to investigate, to see for themselves what had happened. Some of those brave souls came back. </text:p>
            </text:list-item>
            <text:list-item>
              <text:p text:style-name="P44">Those who came back reported that the buildings were mildly scorched here and there but intact, The roadways were crowded with dead vehicles that must have been running until the moment everything electrical had stopped. There was evidence of many crashes, and one survivor said that she could imagine the dazed occupants of these cars having gotten out, perhaps to shout at each other for being a stupid ass until it became clear that <text:span text:style-name="T12">all</text:span> of the vehicles had stopped suddenly and no computer or human driver could have averted the ensuing chaos. Minutes later, some of the stupid asses might have been working together to get their vehicles to run, cursing their bad luck in comradship, while others might have gathered up their belongings and starting walking to find some kind of transportation that was still working when the bright suns had erupted overhead.</text:p>
            </text:list-item>
            <text:list-item>
              <text:p text:style-name="P44"><text:soft-page-break/>But it was the bodies that were the most horrifying thing, the survivor said. </text:p>
            </text:list-item>
            <text:list-item>
              <text:p text:style-name="P44">The first emergency responders reported back to their commanders that the bodies were everywhere: on the roads, in the vehicles, in the buildings, in beds, seated on toilets, in front of televisions, seated at tables in restaurants, seated in theaters, lying on the stages of theaters, getting and giving massages, reading books, and in their gardens. The commanders briefed the reporters, who relayed the information back to their news bureaus, where people like Yazid were trying to see the big picture, and the preliminary sketches were indicating that people in the cities had been living one second and were dead in the next, as if somebody had shined down the kind of death ray depicted in sci-fi movies. Moreover, the carnage was not restricted to humans: the same held true for dogs, cats, cows, birds, monkeys, camels, fish in bowls, snakes, insects, mice, rats, pigs and goats. </text:p>
            </text:list-item>
            <text:list-item>
              <text:p text:style-name="P44"><text:span text:style-name="T12">Pigs and goats</text:span>! Yazid’s memory flashed back to a conference on nuclear radiation that he had attended while still in school. It had been in Morocco, at the Centre National de l‘Energie des Sciences et des Techniques Nucléaires in Rabat. One highlight of the conference had been a tour of the <text:a xlink:type="simple" xlink:href="https://en.wikipedia.org/wiki/TRIGA" text:style-name="ListLabel_20_10" text:visited-style-name="ListLabel_20_10"><text:span text:style-name="T3">TRIGA</text:span></text:a> (Training, Research, Isotopes, <text:a xlink:type="simple" xlink:href="https://www.ga.com/" text:style-name="ListLabel_20_10" text:visited-style-name="ListLabel_20_10"><text:span text:style-name="T3">General Atomics</text:span></text:a>) research reactor facility located nearby. A second highlight had been the after-dinner discussions, many led by the older engineering and science professors. Yazid remembered one discussion regarding how TRIGA reactors located at American universities had been used to research the biological effects of gamma and neutron radiation on living organisms during the sixties. </text:p>
            </text:list-item>
            <text:list-item>
              <text:p text:style-name="P44">“They irradiated pigs, dogs, and goats in the radiation cells,” one of the professors had said, a desiccated bald man whose beard had gone white. “I remember reading one paper regarding the measurement of ‘miniature pig performance decrement,’ the results of which indicated high doses of gamma radiation was more effective than neutron radiation in causing ataxia. Are you familiar with this term, <text:span text:style-name="T12">ataxia</text:span>?”</text:p>
            </text:list-item>
          </text:list>
        </text:list-item>
      </text:list>
      <text:p text:style-name="P1">Sensing that none of the students were, the profession continued. “It refers to a loss of coordination, which can be caused by a blow to the head, or gradual deterioration of the nervous system. Or, it can be caused by a sudden exposure to a massive dose of radiation, such as might be caused by a nuclear bomb exploding nearby.” </text:p>
      <text:p text:style-name="P1">“I thought that nuclear bombs were constructed to obliterate things,” one student had commented. “If the blast is big enough, wouldn’t the radiation effects be irrelevant--except for the lingering effects from fallout, of course?”</text:p>
      <text:p text:style-name="P1">“Yes, yes,” the professor had agreed. “But why obliterate useful things, such as a perfectly useful city full of functional buildings, roads, and other expensive infrastructure when all you really want to do is to get rid of the people who are your enemies? No, as an old colleague of mine, who was a graduate student at <text:a xlink:type="simple" xlink:href="https://en.wikipedia.org/wiki/Texas_A%26M_University" text:style-name="ListLabel_20_10" text:visited-style-name="ListLabel_20_10"><text:span text:style-name="T3">Texas A&amp;M University</text:span></text:a> in the seventies and who worked with that university's TRIGA reactor, once revealed to me, all things possessing a cerebral cortex can be killed with a burst of neutrons. My friend worked with goats, and when you zapped them with the right neutron flux, they dropped like rocks!” </text:p>
      <text:p text:style-name="P1">The professor snapped his fingers to punctuate the phrase ‘dropped like rocks,’ and then he added, “A thermonuclear weapon of the right yield--not so big that it obliterates, and detonated up high--releases energy like a bright little sun, and it can produce this kind of neutron flux. They called this weapon a <text:span text:style-name="T12">neutron bomb</text:span>. It kills people and animals but leaves the things people build standing!”</text:p>
      <text:list xml:id="list70030684679087" text:continue-numbering="true" text:style-name="WWNum9">
        <text:list-item>
          <text:list>
            <text:list-item>
              <text:p text:style-name="P44"><text:span text:style-name="T12">Pigs and goats</text:span>!</text:p>
            </text:list-item>
          </text:list>
        </text:list-item>
      </text:list>
      <text:p text:style-name="P1">Now there was a list of the cities that had been hit, twenty-three cities that had been illuminated by bright little suns and in which there were now, presumably, few living things. The list was presented in a three column table, with the name of the city in the left column, the name of the country in the middle column, and the estimated population of the city in the right column:</text:p>
      <table:table table:name="Table1" table:style-name="Table1">
        <table:table-column table:style-name="Table1.A" table:number-columns-repeated="3"/>
        <text:soft-page-break/>
        <table:table-row table:style-name="Table1.1">
          <table:table-cell table:style-name="Table1.A1" office:value-type="string">
            <text:p text:style-name="P74"><text:span text:style-name="T22">Abuja</text:span></text:p>
          </table:table-cell>
          <table:table-cell table:style-name="Table1.A1" office:value-type="string">
            <text:p text:style-name="P74"><text:span text:style-name="T22">Nigeria</text:span></text:p>
          </table:table-cell>
          <table:table-cell table:style-name="Table1.A1" office:value-type="string">
            <text:p text:style-name="P75"><text:span text:style-name="T22">1.50E+06</text:span></text:p>
          </table:table-cell>
        </table:table-row>
        <table:table-row table:style-name="Table1.1">
          <table:table-cell table:style-name="Table1.A1" office:value-type="string">
            <text:p text:style-name="P74"><text:span text:style-name="T22">Almaty</text:span></text:p>
          </table:table-cell>
          <table:table-cell table:style-name="Table1.A1" office:value-type="string">
            <text:p text:style-name="P74"><text:span text:style-name="T22">Kazakhstan</text:span></text:p>
          </table:table-cell>
          <table:table-cell table:style-name="Table1.A1" office:value-type="string">
            <text:p text:style-name="P75"><text:span text:style-name="T22">2.50E+06</text:span></text:p>
          </table:table-cell>
        </table:table-row>
        <table:table-row table:style-name="Table1.1">
          <table:table-cell table:style-name="Table1.A1" office:value-type="string">
            <text:p text:style-name="P74"><text:span text:style-name="T22">Ankara</text:span></text:p>
          </table:table-cell>
          <table:table-cell table:style-name="Table1.A1" office:value-type="string">
            <text:p text:style-name="P74"><text:span text:style-name="T22">Turkey</text:span></text:p>
          </table:table-cell>
          <table:table-cell table:style-name="Table1.A1" office:value-type="string">
            <text:p text:style-name="P75"><text:span text:style-name="T22">5.50E+06</text:span></text:p>
          </table:table-cell>
        </table:table-row>
        <table:table-row table:style-name="Table1.1">
          <table:table-cell table:style-name="Table1.A1" office:value-type="string">
            <text:p text:style-name="P74"><text:span text:style-name="T22">Ashgabat</text:span></text:p>
          </table:table-cell>
          <table:table-cell table:style-name="Table1.A1" office:value-type="string">
            <text:p text:style-name="P74"><text:span text:style-name="T22">Turkmenistan</text:span></text:p>
          </table:table-cell>
          <table:table-cell table:style-name="Table1.A1" office:value-type="string">
            <text:p text:style-name="P75"><text:span text:style-name="T22">1.50E+06</text:span></text:p>
          </table:table-cell>
        </table:table-row>
        <table:table-row table:style-name="Table1.1">
          <table:table-cell table:style-name="Table1.A1" office:value-type="string">
            <text:p text:style-name="P74"><text:span text:style-name="T22">Baghdad</text:span></text:p>
          </table:table-cell>
          <table:table-cell table:style-name="Table1.A1" office:value-type="string">
            <text:p text:style-name="P74"><text:span text:style-name="T22">Iraq</text:span></text:p>
          </table:table-cell>
          <table:table-cell table:style-name="Table1.A1" office:value-type="string">
            <text:p text:style-name="P75"><text:span text:style-name="T22">7.00E+06</text:span></text:p>
          </table:table-cell>
        </table:table-row>
        <table:table-row table:style-name="Table1.1">
          <table:table-cell table:style-name="Table1.A1" office:value-type="string">
            <text:p text:style-name="P74"><text:span text:style-name="T22">Bamako</text:span></text:p>
          </table:table-cell>
          <table:table-cell table:style-name="Table1.A1" office:value-type="string">
            <text:p text:style-name="P74"><text:span text:style-name="T22">Mali</text:span></text:p>
          </table:table-cell>
          <table:table-cell table:style-name="Table1.A1" office:value-type="string">
            <text:p text:style-name="P75"><text:span text:style-name="T22">2.00E+06</text:span></text:p>
          </table:table-cell>
        </table:table-row>
        <table:table-row table:style-name="Table1.1">
          <table:table-cell table:style-name="Table1.A1" office:value-type="string">
            <text:p text:style-name="P74"><text:span text:style-name="T22">Bogata</text:span></text:p>
          </table:table-cell>
          <table:table-cell table:style-name="Table1.A1" office:value-type="string">
            <text:p text:style-name="P74"><text:span text:style-name="T22">Columbia</text:span></text:p>
          </table:table-cell>
          <table:table-cell table:style-name="Table1.A1" office:value-type="string">
            <text:p text:style-name="P75"><text:span text:style-name="T22">7.40E+06</text:span></text:p>
          </table:table-cell>
        </table:table-row>
        <table:table-row table:style-name="Table1.1">
          <table:table-cell table:style-name="Table1.A1" office:value-type="string">
            <text:p text:style-name="P74"><text:span text:style-name="T22">Ciudad Juárez</text:span></text:p>
          </table:table-cell>
          <table:table-cell table:style-name="Table1.A1" office:value-type="string">
            <text:p text:style-name="P74"><text:span text:style-name="T22">Mexico</text:span></text:p>
          </table:table-cell>
          <table:table-cell table:style-name="Table1.A1" office:value-type="string">
            <text:p text:style-name="P75"><text:span text:style-name="T22">2.00E+06</text:span></text:p>
          </table:table-cell>
        </table:table-row>
        <table:table-row table:style-name="Table1.1">
          <table:table-cell table:style-name="Table1.A1" office:value-type="string">
            <text:p text:style-name="P74"><text:span text:style-name="T22">Damascus</text:span></text:p>
          </table:table-cell>
          <table:table-cell table:style-name="Table1.A1" office:value-type="string">
            <text:p text:style-name="P74"><text:span text:style-name="T22">Syria</text:span></text:p>
          </table:table-cell>
          <table:table-cell table:style-name="Table1.A1" office:value-type="string">
            <text:p text:style-name="P75"><text:span text:style-name="T22">1.00E+06</text:span></text:p>
          </table:table-cell>
        </table:table-row>
        <table:table-row table:style-name="Table1.1">
          <table:table-cell table:style-name="Table1.A1" office:value-type="string">
            <text:p text:style-name="P74"><text:span text:style-name="T22">Dushanbe</text:span></text:p>
          </table:table-cell>
          <table:table-cell table:style-name="Table1.A1" office:value-type="string">
            <text:p text:style-name="P74"><text:span text:style-name="T22">Tajikistan</text:span></text:p>
          </table:table-cell>
          <table:table-cell table:style-name="Table1.A1" office:value-type="string">
            <text:p text:style-name="P75"><text:span text:style-name="T22">1.00E+06</text:span></text:p>
          </table:table-cell>
        </table:table-row>
        <table:table-row table:style-name="Table1.1">
          <table:table-cell table:style-name="Table1.A1" office:value-type="string">
            <text:p text:style-name="P74"><text:span text:style-name="T22">Gaza City</text:span></text:p>
          </table:table-cell>
          <table:table-cell table:style-name="Table1.A1" office:value-type="string">
            <text:p text:style-name="P74"><text:span text:style-name="T22">Gaza</text:span></text:p>
          </table:table-cell>
          <table:table-cell table:style-name="Table1.A1" office:value-type="string">
            <text:p text:style-name="P75"><text:span text:style-name="T22">1.00E+06</text:span></text:p>
          </table:table-cell>
        </table:table-row>
        <table:table-row table:style-name="Table1.1">
          <table:table-cell table:style-name="Table1.A1" office:value-type="string">
            <text:p text:style-name="P74"><text:span text:style-name="T22">Grozny</text:span></text:p>
          </table:table-cell>
          <table:table-cell table:style-name="Table1.A1" office:value-type="string">
            <text:p text:style-name="P74"><text:span text:style-name="T22">Chechnya</text:span></text:p>
          </table:table-cell>
          <table:table-cell table:style-name="Table1.A1" office:value-type="string">
            <text:p text:style-name="P75"><text:span text:style-name="T22">3.00E+05</text:span></text:p>
          </table:table-cell>
        </table:table-row>
        <table:table-row table:style-name="Table1.1">
          <table:table-cell table:style-name="Table1.A1" office:value-type="string">
            <text:p text:style-name="P74"><text:span text:style-name="T22">Islamabad</text:span></text:p>
          </table:table-cell>
          <table:table-cell table:style-name="Table1.A1" office:value-type="string">
            <text:p text:style-name="P74"><text:span text:style-name="T22">Pakistan</text:span></text:p>
          </table:table-cell>
          <table:table-cell table:style-name="Table1.A1" office:value-type="string">
            <text:p text:style-name="P75"><text:span text:style-name="T22">1.50E+06</text:span></text:p>
          </table:table-cell>
        </table:table-row>
        <table:table-row table:style-name="Table1.1">
          <table:table-cell table:style-name="Table1.A1" office:value-type="string">
            <text:p text:style-name="P74"><text:span text:style-name="T22">Istanbul</text:span></text:p>
          </table:table-cell>
          <table:table-cell table:style-name="Table1.A1" office:value-type="string">
            <text:p text:style-name="P74"><text:span text:style-name="T22">Turkey</text:span></text:p>
          </table:table-cell>
          <table:table-cell table:style-name="Table1.A1" office:value-type="string">
            <text:p text:style-name="P75"><text:span text:style-name="T22">1.70E+07</text:span></text:p>
          </table:table-cell>
        </table:table-row>
        <table:table-row table:style-name="Table1.1">
          <table:table-cell table:style-name="Table1.A1" office:value-type="string">
            <text:p text:style-name="P74"><text:span text:style-name="T22">Kampala</text:span></text:p>
          </table:table-cell>
          <table:table-cell table:style-name="Table1.A1" office:value-type="string">
            <text:p text:style-name="P74"><text:span text:style-name="T22">Uganda</text:span></text:p>
          </table:table-cell>
          <table:table-cell table:style-name="Table1.A1" office:value-type="string">
            <text:p text:style-name="P75"><text:span text:style-name="T22">3.00E+06</text:span></text:p>
          </table:table-cell>
        </table:table-row>
        <table:table-row table:style-name="Table1.1">
          <table:table-cell table:style-name="Table1.A1" office:value-type="string">
            <text:p text:style-name="P74"><text:span text:style-name="T22">Kigali</text:span></text:p>
          </table:table-cell>
          <table:table-cell table:style-name="Table1.A1" office:value-type="string">
            <text:p text:style-name="P74"><text:span text:style-name="T22">Rwanda</text:span></text:p>
          </table:table-cell>
          <table:table-cell table:style-name="Table1.A1" office:value-type="string">
            <text:p text:style-name="P75"><text:span text:style-name="T22">2.00E+06</text:span></text:p>
          </table:table-cell>
        </table:table-row>
        <table:table-row table:style-name="Table1.1">
          <table:table-cell table:style-name="Table1.A1" office:value-type="string">
            <text:p text:style-name="P74"><text:span text:style-name="T22">Lagos</text:span></text:p>
          </table:table-cell>
          <table:table-cell table:style-name="Table1.A1" office:value-type="string">
            <text:p text:style-name="P74"><text:span text:style-name="T22">Nigeria</text:span></text:p>
          </table:table-cell>
          <table:table-cell table:style-name="Table1.A1" office:value-type="string">
            <text:p text:style-name="P75"><text:span text:style-name="T22">4.10E+07</text:span></text:p>
          </table:table-cell>
        </table:table-row>
        <table:table-row table:style-name="Table1.1">
          <table:table-cell table:style-name="Table1.A1" office:value-type="string">
            <text:p text:style-name="P74"><text:span text:style-name="T22">Lahore</text:span></text:p>
          </table:table-cell>
          <table:table-cell table:style-name="Table1.A1" office:value-type="string">
            <text:p text:style-name="P74"><text:span text:style-name="T22">Pakistan</text:span></text:p>
          </table:table-cell>
          <table:table-cell table:style-name="Table1.A1" office:value-type="string">
            <text:p text:style-name="P75"><text:span text:style-name="T22">1.20E+07</text:span></text:p>
          </table:table-cell>
        </table:table-row>
        <table:table-row table:style-name="Table1.1">
          <table:table-cell table:style-name="Table1.A1" office:value-type="string">
            <text:p text:style-name="P74"><text:span text:style-name="T22">Ouagadougou</text:span></text:p>
          </table:table-cell>
          <table:table-cell table:style-name="Table1.A1" office:value-type="string">
            <text:p text:style-name="P74"><text:span text:style-name="T22">Burkina Faso</text:span></text:p>
          </table:table-cell>
          <table:table-cell table:style-name="Table1.A1" office:value-type="string">
            <text:p text:style-name="P75"><text:span text:style-name="T22">2.50E+06</text:span></text:p>
          </table:table-cell>
        </table:table-row>
        <table:table-row table:style-name="Table1.1">
          <table:table-cell table:style-name="Table1.A1" office:value-type="string">
            <text:p text:style-name="P74"><text:span text:style-name="T22">Pyongyang</text:span></text:p>
          </table:table-cell>
          <table:table-cell table:style-name="Table1.A1" office:value-type="string">
            <text:p text:style-name="P74"><text:span text:style-name="T22">North Korea</text:span></text:p>
          </table:table-cell>
          <table:table-cell table:style-name="Table1.A1" office:value-type="string">
            <text:p text:style-name="P75"><text:span text:style-name="T22">4.00E+06</text:span></text:p>
          </table:table-cell>
        </table:table-row>
        <table:table-row table:style-name="Table1.1">
          <table:table-cell table:style-name="Table1.A1" office:value-type="string">
            <text:p text:style-name="P74"><text:span text:style-name="T22">Sanaa</text:span></text:p>
          </table:table-cell>
          <table:table-cell table:style-name="Table1.A1" office:value-type="string">
            <text:p text:style-name="P74"><text:span text:style-name="T22">Yemen</text:span></text:p>
          </table:table-cell>
          <table:table-cell table:style-name="Table1.A1" office:value-type="string">
            <text:p text:style-name="P75"><text:span text:style-name="T22">4.00E+06</text:span></text:p>
          </table:table-cell>
        </table:table-row>
        <table:table-row table:style-name="Table1.1">
          <table:table-cell table:style-name="Table1.A1" office:value-type="string">
            <text:p text:style-name="P74"><text:span text:style-name="T22">Tashkent</text:span></text:p>
          </table:table-cell>
          <table:table-cell table:style-name="Table1.A1" office:value-type="string">
            <text:p text:style-name="P74"><text:span text:style-name="T22">Uzbekistan</text:span></text:p>
          </table:table-cell>
          <table:table-cell table:style-name="Table1.A1" office:value-type="string">
            <text:p text:style-name="P75"><text:span text:style-name="T22">3.00E+06</text:span></text:p>
          </table:table-cell>
        </table:table-row>
        <table:table-row table:style-name="Table1.1">
          <table:table-cell table:style-name="Table1.A1" office:value-type="string">
            <text:p text:style-name="P74"><text:span text:style-name="T22">Tehran</text:span></text:p>
          </table:table-cell>
          <table:table-cell table:style-name="Table1.A1" office:value-type="string">
            <text:p text:style-name="P74"><text:span text:style-name="T22">Iran</text:span></text:p>
          </table:table-cell>
          <table:table-cell table:style-name="Table1.A1" office:value-type="string">
            <text:p text:style-name="P75"><text:span text:style-name="T22">2.30E+07</text:span></text:p>
          </table:table-cell>
        </table:table-row>
      </table:table>
      <text:p text:style-name="P1"/>
      <text:p text:style-name="P1">Feeling morbid for doing so, Yazid added a sum function below the column of numbers. The population numbers were estimated, and there was no way of knowing how many residents might have survived, but anywhere from one hundred twenty-five million to one hundred seventy-five million people might have perished. </text:p>
      <text:p text:style-name="P1">Yazid couldn’t wrap his head around that figure, so he looked up a list of country populations and then sorted them from largest to smallest. Japan, Mexico, and the Philippines all had populations close to one hundred and twenty five million. If the smaller estimate was valid, then it was as all the people in one of those countries just fell over, dead. Or, if the larger estimate applied, then it might be as if everybody in Russian had died, or everybody in Bangladesh. </text:p>
      <text:p text:style-name="P1">Or, more telling, there were only a handful of countries with larger populations than the number of people who had just died during the blackout attack. </text:p>
      <text:p text:style-name="P88"><text:bookmark text:name="_eq2s0ixnv80m"/>2 d AGD Juarez</text:p>
      <text:p text:style-name="P1"><text:span text:style-name="T12">Two days AGD, Franklin Mountains, Texas.</text:span></text:p>
      <text:p text:style-name="P1">“Without nsilk, the Morelli Miracle would not have happened, and the Church of the Allpoint would not have existed. Instead, humanity would have continued clinging to outdated ideas regarding the structure and workings of the universe that would have rendered the creation of the Humanist Coalition unlikely. Sure, there might eventually have been a few human colonies on suitable planets orbiting the stars closest to Earth, but there would not have been the tremendous migration made possible by travel using the Power of Prayer.”</text:p>
      <text:list xml:id="list3565456471" text:style-name="WWNum2">
        <text:list-item>
          <text:list>
            <text:list-item>
              <text:p text:style-name="P9"><text:span text:style-name="T12">Excerpt from A Complete History of the Humanist Coalition: From Inception to Final Freedom, by Javier Guzmán</text:span></text:p>
            </text:list-item>
          </text:list>
        </text:list-item>
      </text:list>
      <text:p text:style-name="P1">Birth of Javier Guzman. Spread of nsilk to the Americas. </text:p>
      <text:p text:style-name="P1">Bekka and Thucydides stood on a prominence of the <text:a xlink:type="simple" xlink:href="https://en.wikipedia.org/wiki/Franklin_Mountains_(Texas)" text:style-name="ListLabel_20_10" text:visited-style-name="ListLabel_20_10"><text:span text:style-name="T3">Franklin Mountains</text:span></text:a>, high above the desert plain that stretched out below. Directly ahead was <text:a xlink:type="simple" xlink:href="https://en.wikipedia.org/wiki/El_Paso,_Texas" text:style-name="ListLabel_20_10" text:visited-style-name="ListLabel_20_10"><text:span text:style-name="T3">El Paso</text:span></text:a>, whose bright lights twinkled like gems in the darkness. Farther south, across the border, was <text:a xlink:type="simple" xlink:href="https://en.wikipedia.org/wiki/Ciudad_Ju%C3%A1rez" text:style-name="ListLabel_20_10" text:visited-style-name="ListLabel_20_10"><text:span text:style-name="T3">Ciudad Juárez</text:span></text:a>, which was much darker, illuminated mainly by flood lights that cut bright triangles across spaces occupied by bodies and the disaster response crews who were diligently cataloging the death toll of the GD in this city just south of the US border. </text:p>
      <text:p text:style-name="P1">In keeping with those environments where large numbers of people are equipped with nsilk and sharing their data, Thucydides saw not only what his own eyes could see; he could also see through the eyes of the people in the city, which allowed him to zoom in and out as though he were looking at the scene through the best telescope ever created. He gave a silent thanks to his parents for being able to do so. They had come here for the purpose of spreading nsilk far and wide before oppressive governments could act to suppress the new technology’s use to join people together. </text:p>
      <text:p text:style-name="P1">Somewhere, far off to the right was <text:a xlink:type="simple" xlink:href="https://en.wikipedia.org/wiki/Samalayuca_Dune_Fields" text:style-name="ListLabel_20_10" text:visited-style-name="ListLabel_20_10"><text:span text:style-name="T3">Samalayuca</text:span></text:a>, where two nights earlier his parents had spent the night camping as the bombs fell; they would later tell him that the evening had become as bright as day as they cooked their dinner outside their tent near the sand dunes. Later that evening, prompted by some feeling that although the world was crumbling they had a role to play in its re-emergence, they had made desperate love beneath the stars; nine months from now he would be born. </text:p>
      <text:p text:style-name="P1">His parents were here now, either in El Paso or working in some pop-up facility under a tent. He could not isolate them, but the neurosurgeons Izabel and Mateo Guzmán are working right now to save lives. Thucydides feels a great need to see their faces, but there are too many connected minds broadcasting and sharing information in the two cities below, and the Guzmán’s are working feverishly to save lives rather than listening for the calls of their future son. </text:p>
      <text:p text:style-name="P1">The cleanup of Ciudad Juárez will be proclaimed complete in another month, and two months later the Sinaloa Cartel will begin its assault on the decimated remnants of the Juarez Cartel and take control of the rebuilding city. Thucydides feels himself starting to cry, but tears are not a feature of his avatar, whose face shows nothing. </text:p>
      <text:p text:style-name="P1">“Have you seen enough?” Bekka asks softly. </text:p>
      <text:p text:style-name="P1">“I had seen enough with the first city,” Thucydides replied. “I would have accepted your word that the reality of the Great Desolation was overwhelming.”</text:p>
      <text:p text:style-name="P1">“And, yet, you needed to know.”</text:p>
      <text:p text:style-name="P1">Thucydides nodded. “I did. Where now? What other morbid realities must I see if I am to write the history of what such evil spawned?”</text:p>
      <text:p text:style-name="P1">“Now we witness the near-complete fall of democracy,” Bekka replied, “And its replacement by the oligarchies preferred by the ultra-rich. The wealthy are about to win their final victory.”</text:p>
      <text:p text:style-name="P88"><text:bookmark text:name="_h6pyhc4tfzok"/>48 h AGD Hammer of God, Great Desolation</text:p>
      <text:p text:style-name="P1"><text:span text:style-name="T12">48 h AGD, Algiers, Algeria.</text:span></text:p>
      <text:p text:style-name="P1">Crews of nuclear weapons experts began exploring the targeted cities, and it was soon determined that the cities on the list had been carefully bracketed by nuclear strikes to ensure the maximum number of deaths. Hundreds, and possibly thousands, of missiles tipped by thermonuclear warheads had been launched, presumably from land bases, submarines, and bombers. In several cases, abandoned land vehicles were discovered from which tactical nuclear weapons might have been launched. Clearly, the experts stated, this had been a coordinated attack that likely required several of the world’s nuclear powers working together to pull it off. </text:p>
      <text:p text:style-name="P1">“They wanted the infrastructure (roads, and major structures) left usable,” said a former general of the British Army. “But they wanted the people gone.”</text:p>
      <text:p text:style-name="P1">Along about then, the <text:span text:style-name="T12">American First and Always News Network</text:span>, one of the many right-wing propaganda networks that had proliferated in a fractured America, issued a statement saying that ‘the sprawling, malignant centers of terrorism, anti-Americanism, and anti-Christianity have been dealt a serious blow by the Hammer of God, who has, in His infinite wisdom, smitten them with His righteous fury.’ Similar proclamations were trumpeted by the many other right-leaning entertainment and propaganda outlets in both the United States and elsewhere. </text:p>
      <text:p text:style-name="P1">Bristling with anger at this callous assessment of the deaths of hundreds of millions, the overwhelming majority of whom were guilty of nothing more than wanting to live and let live, Yazid, pulled out his keyboard and hammered out a response for Al Jazeera that would be picked up and repeated throughout the network and in other news networks throughout the world:</text:p>
      <text:p text:style-name="P1">“God must have a lot of death-ray projecting ‘hammers’ to create such wide and great desolation of innocent humanity. Where did God get all these neutron bombs to create this great desolation?” he asked with tears in his eyes, and then he added the list of cities and the early estimates of the number of dead in each. </text:p>
      <text:p text:style-name="P1">The term ‘great desolation’ was repeated so often afterwards that it became the official name of the attack in the years to come: The Great Desolation. </text:p>
      <text:p text:style-name="P88"><text:bookmark text:name="_8fjy64enp3tg"/>2 mo AGD Democracy Falls</text:p>
      <text:p text:style-name="P1">US, Britain, France, Israel, India, Belgium, Germany, Italy, Austria, Switzerland, Spain, Brazil, Argentina, Philippines, Australia, Mexico, . . . </text:p>
      <text:p text:style-name="P88"><text:bookmark text:name="_sal4ks5dj7m"/><text:soft-page-break/>2 mo AGD Yazid</text:p>
      <text:p text:style-name="P1"><text:span text:style-name="T12">2 months AGD, Algiers, Algeria. </text:span></text:p>
      <text:p text:style-name="P1"><text:span text:style-name="T12">Discussion of the fall of democracy. </text:span></text:p>
      <text:p text:style-name="P1"><text:span text:style-name="T12">Beginning of Al Jabbar News Network.</text:span></text:p>
      <text:p text:style-name="P88"><text:bookmark text:name="_28qg2sk5oyqp"/>3 mo AGD End of Modernity</text:p>
      <text:p text:style-name="P1">“Ostensibly capitalist societies also saw massive growths in income and wealth inequality, with growing numbers of a propertyless underclass who survived by becoming serfs to the upper class. These serfs, members of the so-called gig economy, had none of the protections provided to workers in the post World War II economy--lifetime employment, middle class wages, health care, and a pension for their retirement--and they even had to provide their own property, be it their person automobile or home, to provide transportation or a room for rent while the profits flowed to the corporation that connected the service provider to the service user. In time, these serfs could no longer even afford to live in the communities in which they had grown up, the prices of property having skyrocketed in a bidding war that only the feudal lords could win. In the end, the structures of modern cities took on that of their medieval counterparts, with a walled interior occupied by the lords surrounded by the hovels of the serfs and peasants, and beyond that the wastelands. Once pushed outside of that wall, there was no hope of ever getting back in.”</text:p>
      <text:list xml:id="list678590923" text:style-name="WWNum32">
        <text:list-item>
          <text:list>
            <text:list-item>
              <text:p text:style-name="P10"><text:span text:style-name="T12">Excerpt from A Complete History of the Humanist Coalition: From Inception to Final Freedom, by Javier Guzmán</text:span></text:p>
            </text:list-item>
          </text:list>
        </text:list-item>
      </text:list>
      <text:p text:style-name="P1"/>
      <text:p text:style-name="P88"><text:bookmark text:name="_q829hpr7j3p5"/>3 mo Eugene dies</text:p>
      <text:p text:style-name="P1"><text:span text:style-name="T12">3 months AGD, Bryan, Texas. </text:span></text:p>
      <text:p text:style-name="P1">Jimmy Bauer flew to Bryan from Austin shortly after receiving the call. In the moments before Eugene Bauer’s brain shut down for good, his <text:a xlink:type="simple" xlink:href="https://www.newsweek.com/2013/06/26/body-data-craze-237656.html" text:style-name="ListLabel_20_10" text:visited-style-name="ListLabel_20_10"><text:span text:style-name="T3">BodyData </text:span></text:a>app squirted out an emergency message indicating that his heart had stopped. Emergency response had arrived two minutes later in the form of an EMS-trained Ganymede android that had flown to Eugene’s house via an E-VTOL. The android had unlocked the door with the emergency code and had entered the house to find the owner in bed. What it could do was constrained by the <text:a xlink:type="simple" xlink:href="https://en.wikipedia.org/wiki/Do_not_resuscitate" text:style-name="ListLabel_20_10" text:visited-style-name="ListLabel_20_10"><text:span text:style-name="T3">DNR</text:span></text:a> on file. The android had recorded the time of death, had placed the body in a bag for transport to the morgue, and had issued calls to the deceased’s emergency contact list. The first name on the list being that of his son, Jimmy Bauer. </text:p>
      <text:p text:style-name="P1">Before leaving, the house, the android made sure the dog’s water bowl and food dish were full. </text:p>
      <text:p text:style-name="P1">Satan came running to the door the second Jimmy turned the knob. The dachshund had been his dad’s closest companion since Jimmy’s mom had died, and Eugene had asked him to take care of Satan if something happened to him. Jimmy and Roger, Jimmy’s partner, had two French Boxers who got along well with Satan, so adding one more dog to their pack would be little burden. </text:p>
      <text:p text:style-name="P1">Besides, had moved to Texas to keep an eye on his aging father, who had not done well in the first year of Dianne’s passing. He had contemplated moving back to Boise, but Eugene had assured his son that he was fine on his own and that he just needed some time, and Jimmy had little desire to move back to Idaho. Eugene had done better in his second year, having gotten back into many of his usual habits--he claimed to have done a little writing and to have cleared out the weeds in his many backyard planters to plant a few things. But he still seemed to be pining for something.</text:p>
      <text:p text:style-name="P1">It was the move back to Texas that seemed to have finally restored his Eugene’s love of life, whether because he was coming full circle from his beginnings or because of the warmer weather, Jimmy was unsure, but his dad’s enthusiasm for the place convinced Jimmy and Roger to move to the city state of Austin as a change of pace from New York City. Austin remained an oasis of progressive sanity amid a sea of repressive conservatism that saw any laws beyond banning abortion and gun restrictions as overreach, and it had a robust military to protect its freedom from the sheriff-controlled militias that held much of the state under their iron grip. Austin was also a short E-VTOL hop from Bryan. </text:p>
      <text:p text:style-name="P1">This morning, Jimmy’s chartered single seat E-VTOL landed in the backyard of his father’s house three hours after he had been contacted by the EMS android. It was mid-morning, and the dew was heavy on the thick blades of<text:a xlink:type="simple" xlink:href="https://en.wikipedia.org/wiki/St._Augustine_grass" text:style-name="ListLabel_20_10" text:visited-style-name="ListLabel_20_10"><text:span text:style-name="T3"> St. Augustine</text:span></text:a> that carperted the lawn. Little arcs of water sprayed from the tips of Jimmy’s shoes as he strode to the backdoor and triggered the key app on his phone. The E-VTOL vaulted back into the sky behind him and shot off to pick up its next ride just as the door lock clicked open. He opened the door to see Satan waiting. The little dog did his spin-around dance as soon as he saw who it was. Jimmy and Roger had been frequent and welcomed guests.</text:p>
      <text:p text:style-name="P1">“Hey buddy,” said Jimmy, and he picked up the dachshund and enjoyed a few face licks before putting him back on the floor and taking a stroll through the strangely quiet house. Satan followed, curious as to what was going on.</text:p>
      <text:p text:style-name="P1">In the kitchen, Eugene’s Chromebook was still open on the central island. Apparently, Eugene had been writing when his heart had stopped. Jimmy touched the screen, and the computer woke up, recognized him, and showed the manuscript his father had been working on for the last twenty years. The last sentence that Eugene Neuman had written were at the bottom of the page: </text:p>
      <text:p text:style-name="P1">“To master the universe, humanity must learn to use and control all the wonders of the universe--not just those wonders of which it is unafraid.”</text:p>
      <text:p text:style-name="P1">*****</text:p>
      <text:p text:style-name="P1"/>
      <text:list xml:id="list70030887953271" text:continue-list="list70032076835616" text:style-name="WWNum11">
        <text:list-item>
          <text:p text:style-name="P87"><text:bookmark text:name="_wrrbcidl71u3"/>3 The New Oligarchy</text:p>
        </text:list-item>
        <text:list-item>
          <text:p text:style-name="P3">“In the power vacuum created as the democracies of the United States, England, France, and Israel slowly fell apart after the period of <text:span text:style-name="T39">raucous and sometimes violent upheavals</text:span> that has been dubbed the <text:span text:style-name="T39">Death of Democracy</text:span>. In truth, <text:span text:style-name="T39">some democracies weathered the period</text:span>--most notably, Canada, the Scandanavian countries, Australia, New Zealand, and Iceland--but for most others it was a drastic reversal to a kind of feudalism that had not been the prevalent form of government since the end of the <text:span text:style-name="T39">Middle Ages</text:span>, although with a key difference: these new feudal states were headed not by a solitary king but by the boards of <text:span text:style-name="T39">corporations</text:span> who took over cities, regions, and even entire countries.” </text:p>
        </text:list-item>
        <text:list-item>
          <text:p text:style-name="P6"><text:span text:style-name="T19">Excerpt from A Complete History of the Humanist Coalition: From Inception to Final Freedom, by Javier Guzmán</text:span></text:p>
        </text:list-item>
        <text:list-item>
          <text:p text:style-name="P90"><text:bookmark text:name="_akvffw1m37dv"/>1 week AGD Giuseppe’s Discovery INITIAL DRAFT</text:p>
        </text:list-item>
        <text:list-item>
          <text:p text:style-name="P3">A week following the death of one hundred fifty million people--possibly more--Giuseppe Morelli was still inconsolable over the loss of the one that mattered most to him: Chava M-K, who had appeared deep in the night, clutching a large kitchen knife and slashing with it as she had screamed, over and over, about the demons that were coming for them:</text:p>
        </text:list-item>
        <text:list-item>
          <text:p text:style-name="P35"/>
        </text:list-item>
        <text:list-item>
          <text:p text:style-name="P3">“Better to die!” she had hissed, “than to let them in! Better to die!”</text:p>
        </text:list-item>
        <text:list-item>
          <text:p text:style-name="P3">Giusepped, startled from a deep sleep, had awakened to a nightmare the extent of which would only become clear to him in slow drips of revelation. His first instinct was to protect Maria and Anna, <text:s/>which he did, barring Chava’s advance on their rooms with his body and being stabbed several times in return as he summoned Sophia and Roberto to his aid. Ordering the androids to guard the doorways to the rooms of his daughter and mother, Giusepped then chased Chava downstairs and attempted to reason with her, to calm her even as his blood flowed and his head spun. </text:p>
        </text:list-item>
        <text:list-item>
          <text:p text:style-name="P3">“All will die!” Chava screamed, and then she had thrown down the knife and fled out the door into the storm-tossed night. </text:p>
        </text:list-item>
        <text:list-item>
          <text:p text:style-name="P3"><text:soft-page-break/>Giuseppe had taken a step with the intent to follow Chava, but the step ended with him slumping to the floor. As the pool of blood around him grew, the last thing he saw as the opening and closing of the door as the wind tore at it. </text:p>
        </text:list-item>
      </text:list>
      <text:p text:style-name="P1"/>
      <text:list xml:id="list70030313751387" text:continue-numbering="true" text:style-name="WWNum11">
        <text:list-item>
          <text:p text:style-name="P3">Now, seated at the small desk in his study, Giuseppe Morelli mentally spun through news summaries that were the stuff of horror films, and the extent of his personal tragedy was amplified by the even larger tragedy of what was being called the Great Desolation. Entire cities had been murdered in the blink of an eye. For the fortunate ones, death had come instantly. For the unfortunate ones, death took days. For the truly unfortunate ones, death would only come after weeks, months, or even years of suffering. </text:p>
        </text:list-item>
        <text:list-item>
          <text:p text:style-name="P3">Giuseppe knew himself to be among the latter. </text:p>
        </text:list-item>
        <text:list-item>
          <text:p text:style-name="P3">He had many messages--from his friend, Antonio; from his brother, Marco; from the Guzman’s, who had recently heard of his personal tragedy. Most were still unread, and only Antonio had been allowed into the house, where he had sat with Giuseppe in the still darkness of the evenings and had said nothing because he had known that there was nothing to say. </text:p>
        </text:list-item>
      </text:list>
      <text:p text:style-name="P1"/>
      <text:p text:style-name="P1">Now, a week later but no closer to healing, Giuseppe did the thing that often brought him comfort: he opened the source code for the nsilk o/s, and he idly parsed through it, seeing the routines of his own creation flowing through his mind, recalling how the system had evolved from its infancy to become the backbone of a connected mind than now numbered in the hundreds of millions. </text:p>
      <text:p text:style-name="P1">And then he saw the table. He called it the “Table of universal constants.” The values therein were akin to the universal constants of the physical world, and they shaped how nsilk functioned. Just as the gravitational constant, G, shapes planets, planetary systems, and galaxies, so too did the universal constants of nsilk shape how information flowed through the system and, most importantly, through each node connected to the system--whether computer or organic brain. </text:p>
      <text:p text:style-name="P1">Since his initial adoption of human nsilk, Giuseppe had tweaked the values to the human class of users to buffer the torrent of data and prevent the headaches and nausea that had been his experience. Today, most new users reported little discomfort with the connection, as it allowed each person to throttle information as needed. </text:p>
      <text:p text:style-name="P1">But now, he realized that the values in this table were not as he remembered them. Somebody had changed them!</text:p>
      <text:list xml:id="list70031527434070" text:continue-numbering="true" text:style-name="WWNum11">
        <text:list-item>
          <text:p text:style-name="P90"><text:bookmark text:name="_w39rq4rz5qf"/>6 weeks AGD Death of Democracy</text:p>
        </text:list-item>
        <text:list-item>
          <text:p text:style-name="P3">“For all its fine phrases, what this cause really seeks is a return to oligarchy, to a world in which both economic and effective political power are to be concentrated in the hands of a few. It would like to reinstate the kind of political economy that prevailed in America at the opening of the twentieth century, when the mass disenfranchisement of voters and the legal treatment of labor unions as illegitimate enabled large corporations and wealthy individuals” </text:p>
        </text:list-item>
        <text:list-item>
          <text:p text:style-name="P3">McClean. 2017. Democracy in Chains: The Deep History of the Radical Right's Stealth Plan for America</text:p>
        </text:list-item>
        <text:list-item>
          <text:p text:style-name="P102"><text:bookmark text:name="_q1etbar63oru"/>Mr. Le’s Flattop Farms</text:p>
        </text:list-item>
        <text:list-item>
          <text:p text:style-name="P3">Nguyen Van Le, founder and owner of Mr. Le’s Flattop Farms, tended to his garden atop the Sutter Hospital, where he grew mostly tomatoes and herbs. The tomatoes crop had been decent this season, but his farm hands had been over-exuberant in adding fertilizer and had pushed the nitrogen balance too high for optimal fruit production. As a result, the plants were beautiful but the production was relatively poor. There should have been more tomatoes. Lee made a mental note to provide better training in the future and to be present when the soil testing and fertilizer application was done--especially with newer hands. </text:p>
        </text:list-item>
        <text:list-item>
          <text:p text:style-name="P3">Still, it had been a good year overall, in spite of the dissolution of the country to which Le’s grandparents had fled in 1972. Le’s great-grandparents had farmed several plots south of Đông Hà, and although they had been generally apolitical throughout the conflict between the North and the South, they had heard enough rumors of torture and massacre by the Army of the Republic of Vietnam to be concerned about what might happen should they stay. At the very least, they figured, they would lose their farms to those who had vociferously supported the north, which would leave them without a means of financial support. The safe alternative seemed to be to cross the Pacific and establish a new home in California. </text:p>
        </text:list-item>
        <text:list-item>
          <text:p text:style-name="P3">America had been a safe haven, but it was not without its dangers. There was the usual ostracization of newcomers by those who liked to view themselves as ‘native’ Americans, even though most were second or third generation immigrants who had come to the ‘Golden State’ because of its reputation as an economic powerhouse. Still, with progressive political leanings that favored good education and relatively efficient transportation, California provided an environment in which the Nguyen family was able to thrive in spite of the silent stares and occasional ethics slurs cast at them by those who felt threatened by their success. Certainly, Le had born his share of locker room bullying during his high school years, when the bigotry of the fathers was channeled through the taunts and physical threats of the sons. </text:p>
        </text:list-item>
        <text:list-item>
          <text:p text:style-name="P3">Things had improved when Le moved onto UC Davis, where he studied agriculture. Here, the student population was both larger and more diverse, and you were judged mainly by how well you did in the classroom. Le did very well, graduating with high honors and then staying another two years to add a master’s degree before going to work for a succession of large industrialized farms in the Sacramento Valley, where he honed his farming skills and acquired enough of a nest egg to afford a home in the Potrero Hill neighborhood of San Francisco from which he commuted to his office in San Ramon and to those farms in the valley that were his responsibility. </text:p>
        </text:list-item>
        <text:list-item>
          <text:p text:style-name="P3">On the weekends, Le worked his second job, which was tending to rooftop gardens, which were becoming increasingly popular among the city-dwellers wanting to have fresh produce at their fingertips. He even started a few gardens himself, leasing rooftop space from building owners and slowly expanding his holdings until he could afford to quit his day job, ditch the daily commute, and even hire his first employees. Le delivered produce baskets to many of his customers, but he also opened up Mr. Le’s Flattop Farms produce shop in Mission Dolores that soon drew a strong clientele. </text:p>
        </text:list-item>
        <text:list-item>
          <text:p text:style-name="P3">The first pandemic, in 2020, put a crimp in Le’s walk-in business, but loyal customers, aware of the precautions that Le and his staff took, still clamored for his fresh vegetables and herbs. Mr. Le’s Flattop Farms managed to survive until the vaccines were widely available. By then, Le’s subscription customers were so used to the convenience of fresh produce delivery that few even thought about going to the stores. Word had also spread among the chefs of the city’s restaurants that the best veggies and herbs were growing on the roofs of the city, and Mr. Le was soon the biggest supplier for them as well. </text:p>
        </text:list-item>
        <text:list-item>
          <text:p text:style-name="P3">Between the second and third pandemics, Le bought two of the new Ganymede androids to work in his gardens, and he found them to be easy to train, and tireless. As the fourth pandemic surfaced, Le dipped into his cash reserves to buy another ten of androids. And then he doubled his android staff by the time of the fifth pandemic. </text:p>
        </text:list-item>
        <text:list-item>
          <text:p text:style-name="P3">When the news erupted that a branch of the Friends of the American Redoubt (FAR) militia had taken over much of the Central Valley, the rich farmland in the center of the state, Le could not help but wonder if the Nguyen family history was about to repeat itself by being run out of its home. Rumor had it that the FAR was deporting all ‘foreign’ workers, a sweeping categorization that included anybody with brown skin, and replacing them with ‘American patriot workers’ from the Rocky Mountain states. The FAR was also expelling the Ganymedes from their farms; those androids that were not used as target practice by the militia--and even some who had been--could be picked up cheaply by anybody willing to travel into the valley to pick them up. Le made two such forays to Livermore with a truck and managed to pick up a dozen androids each time. On the second trip, he had just finished loading when one of the heavily tattooed militia soldiers standing guard looked Le up and down and commented that, “My great grandpa used to use gooks like that as target practice.” Le never made another trip. </text:p>
        </text:list-item>
        <text:list-item>
          <text:p text:style-name="P3">When the FAR attacked Fremont and attempted to drive a wedge between San Francisco in the north and San Jose in the south, the California National Guard, supported by units of the US military that had not gone across to the militia, had fought back and established a boundary along the east bay cities from San Jose north to Berkely. The bay area effectively became one large city-state. </text:p>
        </text:list-item>
        <text:list-item>
          <text:p text:style-name="P3">Now, there was news that the other city-states--Los Angeles and San Diego--were supporting the guard and the remnants of the US military to create a slice of California west of I5, and northeast of Highway 40, that would be one contiguous territory free from the dominion of the FAR. The new territory would be known as the Pacifica Federation, and it would be run as a democracy. </text:p>
        </text:list-item>
        <text:list-item>
          <text:p text:style-name="P3">Mr. Le descended the stairs from the Sutter Hospital rooftop, exited the building, and walked to his next rooftop garden. A farmer’s work was never done. </text:p>
        </text:list-item>
        <text:list-item>
          <text:p text:style-name="P102"><text:bookmark text:name="_2noli99y84ip"/>The Robbing Hood</text:p>
        </text:list-item>
        <text:list-item>
          <text:p text:style-name="P3">Raimee Boateng sat in the former office of a Wall Street financial behemoth that had been vacated during the violent riots and looting sprees that had shook NYC in the aftermath of the Great Desolation and turned the Big Apple into the Big Empty. Those with money and means had fled for the suburbs, where they cowered in their mansions and waited for the government, which had a long tradition of protecting rich robber barons from their poor victims, to send in the troops and restore order to the financial district. Unfortunately for the billionaires who made their wealth whether the market was up or down--they always hedged their bets in both directions--the United States dissolved within weeks once the news broke that the country was leaderless, the president, vice-president, and leaders of Congress having either committed suicide or killed each other. The troops deserted and either joined the militias in the hinterlands or went home. </text:p>
        </text:list-item>
        <text:list-item>
          <text:p text:style-name="P3">Many members of the NYPD also deserted the city. Those who had long sympathized with the largely white-supremicist views of the militias took their skills with them to the rural areas where sheriffs ruled over sovereign territories. Those who had not been on board with fascism either stayed home or moved to one of the smaller city-states that had retained a democractic form of government under the leadership of a mayor and an elected city council. There were plenty of these, especially in the southern states: Miami, Jacksonville, Atlanta, New Orleans, Houston, Dallas-Fort Worth, Austin, San Antonio, Albuquerque, Phoenix, Tucson, and Las Vegas all had openings for experienced law enforcement officers following the waves of desertions in the aftermath of the GD. If you could lie your way past the militia roadblocks--or go around them--then there were jobs waiting. </text:p>
        </text:list-item>
        <text:list-item>
          <text:p text:style-name="P3">The evacuations by the Wall Street aristocracy and the police had left prime Manhattan real estate empty and created an opportunity for those who had not been born into families where their ticket to greatness had been punched at first breath. They came from Harlem, Bedford-Stuvesant, Crown Heights, the Bronx, Queens, Chinatown, and other ethnic neighborhoods, and they came looking for a taste of the better life that came with being born of European descent and parents with the money and connections needed to get their children into the best schools and, increasingly, to be outfitted with nsilk either before or soon after birth. </text:p>
        </text:list-item>
        <text:list-item>
          <text:p text:style-name="P3">Raimee Boateng and his friends were relative newcomers to America, their mothers and fathers--but mostly their mothers--having found ways, including repeatedly selling their own bodies, to keep their young sons from being captured or recruited by the terrorist groups that infested the <text:a xlink:type="simple" xlink:href="https://en.wikipedia.org/wiki/Sahel" text:style-name="ListLabel_20_10" text:visited-style-name="ListLabel_20_10"><text:span text:style-name="T3">African Sahel</text:span></text:a>. Many of the boys, including Raimee, had invariably spent time in the terrorist camps, where they learned about fighting and weapons before making their escapes, and so they came to their new home with an advanced education in how things worked in a world ruled only by chaos. </text:p>
        </text:list-item>
        <text:list-item>
          <text:p text:style-name="P3"><text:soft-page-break/>And so, when the lights went out and the city erupted into violence, Raimee Boateng and his cohorts saw only opportunity for their families. They were among the first to arrive in the financial district in the darkness of the post-GD blackout, and they had been able to lay claim to choice real estate abandoned by the rich lords of Wall Street. Any one of the offices was a castle in comparison to their own crowded apartments, all outfitted with sumptuous chairs, couches, and well-stocked liquor cabinets and refrigerators full of food that was taken back home to share, but there were more riches here than just food, and Raimee Boateng was intent on claiming it. He and many of the other sons returned to live in the spaces they had claimed. </text:p>
        </text:list-item>
        <text:list-item>
          <text:p text:style-name="P3">Raimee’s choice was a corner office on the tenth floor, with a view of Battery Park through a large window and a wall hanging, a tapestry whose rows and columns of symbols had caught his fancy. On the second day of darkness, he had gone to the ground floor loading dock, where the emergency electrical generators sat silent, their controlling circuits having been fried by the EMP blasts. Spares were found in a supply cabinet, and those with the know-how soon figured out how to fire up the diesel engines and turn the lights back on. It was then just a matter of finding enough fuel to keep the tanks full until Con Ed was able to patch its broken system. A week after the GD, the street lights came back on, and NYC was on the mend. </text:p>
        </text:list-item>
        <text:list-item>
          <text:p text:style-name="P3">But the ownership of Wall Street property had changed forever. </text:p>
        </text:list-item>
        <text:list-item>
          <text:p text:style-name="P3">Some of the tycoons thought that they could just come waltzing back in as though nothing had happened. Raimee remembered one such, who had been dropped off in the basement garage and then taken the elevator up to where his office used to be. Raimee and some of his gang had been hanging out at the reception desk, shooting the breeze and drinking energy drinks, when the elevator doors whooshed open and Mr. Fancy Suit stood there, looking at them and realizing that his chance of getting his office back was slim to none. The doors had closed again, and Raimee had watched as the numbers descended back to the basement. </text:p>
        </text:list-item>
        <text:list-item>
          <text:p text:style-name="P3">A few others also tried to come back, but with no police to back them, there was no way in hell that the new residents were going to easily turn back.</text:p>
        </text:list-item>
        <text:list-item>
          <text:p text:style-name="P3">“This here is the Robbing Hood, ya’ll,” one of the new residents of Wall Street had proclaimed one day, and the name stuck. Where once Wall Street had been synonymous with the financial power that came with great privilege, now it was the home of a cohort whose identifying characteristic was youth and a racial heritage that was anything but European. </text:p>
        </text:list-item>
        <text:list-item>
          <text:p text:style-name="P3">And it might have ended there, with the former high-rise palaces of American financial power turned into apartments, but there were some, like Raimee Boateng, who had a craving for more. After staking his claim to a corner office ten floors up that had once housed one of the movers and shakers of the financial world--one of Tom Wolfe’s so-called ‘<text:a xlink:type="simple" xlink:href="https://en.wikipedia.org/wiki/The_Bonfire_of_the_Vanities" text:style-name="ListLabel_20_10" text:visited-style-name="ListLabel_20_10"><text:span text:style-name="T3">Masters of the Universe</text:span></text:a>’--Raimee had spent the next three days inside one of AutomaIT’s abandoned nsilk injection emporiums. Bereft of city power, and with its two Ganymedes incapacitated by the EMP blast, Raimee, who had training as an electrician and programmer, went to work. </text:p>
        </text:list-item>
        <text:list-item>
          <text:p text:style-name="P3">To start, he figured out how to get the clinic’s small emergency generator working again. A replacement of a couple of fried electrical components did the trick, and mid-way through the first day the clinic had power. With the power restored, Raimee booted up one of the clinic’s servers and found the list of appointments for the day following the GD. He picked one name and memorized the details. </text:p>
        </text:list-item>
        <text:list-item>
          <text:p text:style-name="P3">Then, he figured out how to open the chassis of one of the two androids that stood frozen in place, and he spotted the fried circuits and dead battery that had rendered the automaton lifeless. Figuring that there must be spares around, he searched in the supply room in the back until he found what he needed. He replaced the burnt parts and pressed the only button inside the torso of Ganymede. It came to life with a hum, the blue ovals that were its eyes lit up, and after a few seconds it was operational. </text:p>
        </text:list-item>
        <text:list-item>
          <text:p text:style-name="P3">As though nothing had happened, the android turned to Raimee. “Buon giorno!” it said in a masculine voice. “Do you have an appointment?”</text:p>
        </text:list-item>
        <text:list-item>
          <text:p text:style-name="P3">Raimee gave the name he had picked. It had belonged to someone who worked in the office building that had just become his new home. </text:p>
        </text:list-item>
        <text:list-item>
          <text:p text:style-name="P3">“Yes,” replied the android. “Let’s see, Mr Reynolds,” I have your appointment right here, but . . .”</text:p>
        </text:list-item>
        <text:list-item>
          <text:p text:style-name="P3">“Is there something wrong?” Raimee asked, figuring that the android’s brain was thrashing as it realized that there was nothing to connect to other than the clinic’s server. No net, either local or worldwide was there for it to tap into.”</text:p>
        </text:list-item>
        <text:list-item>
          <text:p text:style-name="P3">“Ah, I am uncertain,” said the android. “Something appears to have happened to my information, and . . .” At that point, the android turned to look at its lifeless partner, and Raimee imagined her could hear the gears grinding as the machine tried to connect reality it was seeing with its last memory. </text:p>
        </text:list-item>
        <text:list-item>
          <text:p text:style-name="P3">“There’s been a power surge,” Raimee said. “It burned out a lot of circuits in the area. We just got our power going again.” And here he dropped the name of the prestigious firm whose offices he now lived in. “As you can imagine, I’ve got a lot of work to do when the city power comes back on, so I’d like to get this procedure done pronto.” </text:p>
        </text:list-item>
        <text:list-item>
          <text:p text:style-name="P3">The Ganymede stared at him for an instant, futility trying to connect to the datasphere that was no longer there. Then, finding nothing to instruct it other than the human standing before it, and having no alternative instructions, it acted. </text:p>
        </text:list-item>
        <text:list-item>
          <text:p text:style-name="P3">“Absolutely, Mr. Reynolds! Please follow me.” </text:p>
        </text:list-item>
        <text:list-item>
          <text:p text:style-name="P102"><text:bookmark text:name="_dfr5bbddnnnc"/>The Big Lie</text:p>
        </text:list-item>
        <text:list-item>
          <text:p text:style-name="P3">Prior to the <text:a xlink:type="simple" xlink:href="https://en.wikipedia.org/wiki/French_Revolution" text:style-name="ListLabel_20_10" text:visited-style-name="ListLabel_20_10"><text:span text:style-name="T3">French Revolution</text:span></text:a> in the late 1700s, there were three groupings of people known as <text:a xlink:type="simple" xlink:href="https://en.wikipedia.org/wiki/Estates_of_the_realm#First_Estate" text:style-name="ListLabel_20_10" text:visited-style-name="ListLabel_20_10"><text:span text:style-name="T3">Estates</text:span></text:a>. <text:span text:style-name="T12">The First Estate</text:span>, comprising some half-percent of the population, consisted of the church clergy, who ran the county, under the direction of a King; this group had the authority to levy taxes. The <text:span text:style-name="T12">Second Estate</text:span>, comprising one-and-a-half percent of society, consisted of the rich nobles, who were exempt from taxation. The <text:span text:style-name="T12">Third Estate</text:span>, comprising the other ninety-eight percent of French citizens who worked the jobs that drove the economy, were stuck with paying the party tab for the upper two percent. </text:p>
        </text:list-item>
        <text:list-item>
          <text:p text:style-name="P3">With such an arrangement, was there any surprise that the ninety-eight percent paying the bills would rise up in protest?</text:p>
        </text:list-item>
        <text:list-item>
          <text:p text:style-name="P3">Following the dissolution of the United States of America, there were similarly three groupings of people in the militia-controlled territories that consisted of rural areas and small towns and cities. The first grouping consisted of the oligarchs (the new kings) who paid the militias, maintained the infrastructure, and provided municipal services. The second grouping consisted of the militia members, who operated as medieval lords and knights; and their sole function was to maintain order and collect the appropriate fees from the citizens. The third grouping consisted of everybody who did the actual work that made the economic engine run, and this ninety-eight percent paid for the comfortable lifestyles of the first two groups. </text:p>
        </text:list-item>
        <text:list-item>
          <text:p text:style-name="P3">In time, the new ninety-eight percent would have risen up against their self-appointed oligarchic lords and protectors. However, the new kings had studied history, and they were well aware of the human desire for self-determination. From individual to state, people yearn to make their own decisions, and it is this yearning that leads, invariably, to inefficient democratic forms of governance in which the people and their elected representatives are constantly fighting and bickering with each other to the detriment of the whole. </text:p>
        </text:list-item>
        <text:list-item>
          <text:p text:style-name="P3">The key to preventing such a stagnation was to convince the people that an all-seeing, all-knowing God is in control of their lives, and that this life is not the life that matters. This life, is but a passing phase towards an eternity of bliss. </text:p>
        </text:list-item>
        <text:list-item>
          <text:p text:style-name="P102"><text:bookmark text:name="_hc9gav580smk"/>To Live According to God’s Will (Moses is 16)</text:p>
        </text:list-item>
        <text:list-item>
          <text:p text:style-name="P3">MOSES ESTABLISHES GOD’S DESIRE FOR JUDEO-CHRISTIAN HEGEMONY: MANY CITIES OF THE GD WERE ISLAMIC?</text:p>
        </text:list-item>
        <text:list-item>
          <text:p text:style-name="P3">Beaumont, Texas</text:p>
        </text:list-item>
        <text:list-item>
          <text:p text:style-name="P3">“Forty days and forty nights have passed since God unleashed his fury against the wicked who have closed their ears to his Word,” said Moses Johnson, his voice amplified and reverberating in the confines of the small church filled with BMU-clad men. “And during those forty days and forty nights, our nation has wandered in the wilderness, just like Moses and the Israelites, who the Bible, in the Book of Exodus, tells us wandered in the desert for <text:a xlink:type="simple" xlink:href="https://biblehub.com/kjv/exodus/19.htm" text:style-name="ListLabel_20_10" text:visited-style-name="ListLabel_20_10"><text:span text:style-name="T3">three months</text:span></text:a> before they came upon Mount Sinai, where ‘the Lord descended upon it in fire: and the smoke thereof ascended as the smoke of a furnace, and the whole mount quaked greatly. Chapter 19, verse 18.’”</text:p>
        </text:list-item>
        <text:list-item>
          <text:p text:style-name="P3">Moses raised his hands, and the shoulders of the sleeveless camo tunic that he wore slid down toward his neck to expose arms ropy with muscle, the end result of long hours of the exercises that had become a part of the young man’s daily ritual. He had also grown tall, standing a head above many of his congregants, and although his face was still that of a boy, it was easy to see the impressive figure of a man that Moses was becoming. Even his voice had changed, becoming deeper and more resonant. </text:p>
        </text:list-item>
        <text:list-item>
          <text:p text:style-name="P3">“‘And the glory of the Lord abode upon mount Sinai, and the cloud covered it six days: and the seventh day he called unto Moses out of the midst of the cloud,’” said Moses. “Chapter 24, verse 16.” He lowered his arms and added, “And then, in verse 18, God commanded Moses to climb the mountain and meet his lord: ‘And Moses went into the midst of the cloud, and gat him up into the mount: and Moses was in the mount forty days and forty nights,’ and it was there that God bestowed upon Moses God’s commandments.” </text:p>
        </text:list-item>
        <text:list-item>
          <text:p text:style-name="P3">“But when Moses returned from the mountain, carrying with him the ‘tables of stone, written with the finger of God.’ Chapter 31, verse 18, he saw that his people had, in his absence, reverted to their old customs, having melted their gold to create a golden idol to worship instead of the Lord God who created the Heavens and the Earth.” Moses paused for a moment, studying the men before him, who looked up at him as though imploring him to go on. </text:p>
        </text:list-item>
        <text:list-item>
          <text:p text:style-name="P3"><text:soft-page-break/>“God,” he said, “chose Moses to be the leader of the Israelites, but when left to their own devices, they chose to create an idol to replace God. When left to their own devices, the ancient Israelites chose poorly, just as people, today, often make poor choices when voting to choose their leaders. All too often, men choose the wicked to be their leaders instead of putting their trust in God, and letting Him choose who should lead the people in his Holy Name.”</text:p>
        </text:list-item>
        <text:list-item>
          <text:p text:style-name="P3">Moses paused for a beat, as though, just then, considering what he had said. “Help me here,” he said, a perplexed look on his youthful face, as he flipped through the well-worn Bible he carried in his right hand with the fingers of his left. “Where, exactly, does God tell us to vote for our leaders?” </text:p>
        </text:list-item>
        <text:list-item>
          <text:p text:style-name="P3">He looked up at the faces of his congregation, closed the Bible and shrugged. “Hmm? Anybody? Anybody know?”</text:p>
        </text:list-item>
        <text:list-item>
          <text:p text:style-name="P3">Here and there a few eyes slanted towards a neighbor, looking to see if there was an easy answer. Only in the very back, standing against the front wall of the church and flanked, as always, by the androids known as Zachariah and Isaaih, did one man, older than the others look straight ahead and smile in anticipation of what was to come. </text:p>
        </text:list-item>
        <text:list-item>
          <text:p text:style-name="P3">“Proverbs 29:2,” said Moses, glancing down at his Bible for a moment, but then reciting the words as though they had been memorized. “‘When the righteous are in authority, the people rejoice: but when the wicked beareth rule, the people mourn.’” Moses repeated his last sentence, paraphrasing the words into modern terms. “When good people are in charge, the people are happy. When bad people are in charge, the people are sad.” </text:p>
        </text:list-item>
        <text:list-item>
          <text:p text:style-name="P3">“And how,” asked Moses, “do we sort the good from the bad?” He again looked around the room as though seeking somebody who could provide an answer. “Anybody? No? Well, how about this? How about we let God decide who is good and who is evil? I’d say He is a pretty good judge of character, wouldn’t you? After all, God chose <text:a xlink:type="simple" xlink:href="https://en.wikipedia.org/wiki/Abraham" text:style-name="ListLabel_20_10" text:visited-style-name="ListLabel_20_10"><text:span text:style-name="T3">Abraham</text:span></text:a>. God chose <text:a xlink:type="simple" xlink:href="https://en.wikipedia.org/wiki/David" text:style-name="ListLabel_20_10" text:visited-style-name="ListLabel_20_10"><text:span text:style-name="T3">David</text:span></text:a>. God chose <text:a xlink:type="simple" xlink:href="https://en.wikipedia.org/wiki/Moses" text:style-name="ListLabel_20_10" text:visited-style-name="ListLabel_20_10"><text:span text:style-name="T3">Moses</text:span></text:a>. If I was a betting man, I’d put my money on a general manager who picked those three in the draft or through free-agency, wouldn’t you?”</text:p>
        </text:list-item>
        <text:list-item>
          <text:p text:style-name="P3">As heads bobbed, Moses once again turned the pages in his Bible, glanced at it, and recited the words that he saw not on paper but in his mind. “In the book of Daniel, chapter 2, verse 2, we learn of God’s ability to pick winners and losers: “‘And he changeth the times and the seasons: he removeth kings, and setteth up kings: he giveth wisdom unto the wise, and knowledge to them that know understanding.’” </text:p>
        </text:list-item>
        <text:list-item>
          <text:p text:style-name="P3">“The answer, my friends,” Moses concluded, “is that <text:span text:style-name="T12">we</text:span> do not need to sort the good from the bad, the competent from the incompetent, the righteous from the corrupt. All we have to do is trust in God, and let him make the choices for us.”</text:p>
        </text:list-item>
        <text:list-item>
          <text:p text:style-name="P3">“Let us pray.”</text:p>
        </text:list-item>
      </text:list>
      <text:p text:style-name="P88"><text:bookmark text:name="_en26kt6eacf7"/>6 mos Chava’s Device START HERE</text:p>
      <text:p text:style-name="P1">Giuseppe placed his late wife’s ZPE device in a lacquered wooden box, along with other memorabilia: a pair of memory glasses and various memory sticks containing documents written by either Chava or Giuseppe. He had toyed with the idea of returning the ZPE device to the University of Padua, but given what Chava claimed of it, he decided it might be better to keep it hidden and safe until the times were less volatile. If there was anybody who might understand the mind of Chava M-K, it was her daughter, Maria, who had been mentally linked to her mother for nearly a year, and who might therefore have memories no one else could have. </text:p>
      <text:p text:style-name="P1">Giuseppe included a warning that the ZPE device might have had something to do with Chava’s madness, which had concluded with her attack on the Morelli household during the night she had died. (He did not add that Chava had killed herself; Maria could figure out that dark part of her family history on her own when the time was right.) Although the device seemed to be non-functional now, it contained within itself something that had interacted with Chava’s nsilk connection that had--as near as Giuseppe could interpret--brought strange visions to his late wife. Chava had called them ‘monsters’ and ‘demons’ in the video call placed by her mother to Giuseppe on the night that had changed everything: </text:p>
      <text:p text:style-name="P1"/>
      <text:p text:style-name="P1">“Our Chava is not well!” Signora K had said to Giuseppe when he had accepted the call on the old viewing screen he still kept in his study. “I think she wants to talk to you.”</text:p>
      <text:p text:style-name="P1">Giuseppe did not try to explain to Chava’s mother that he and Chava had, as usual, communicated several times throughout the day. Neither of Chava’s parents had expressed any interest in having nsilk, and Giuseppe had no interest in forcing it upon them. He asked her to see if Chava would come to the screen to talk. </text:p>
      <text:p text:style-name="P1">Signora K called Chava’s name, and shortly thereafter Giuseppe had seen this image of his wife come into the K’s parlor and shoot her mother a look of annoyance. </text:p>
      <text:p text:style-name="P1">“Talk!” commanded the mother, who then returned to clearing the dishes from the table in the adjacent dining room. </text:p>
      <text:p text:style-name="P1">Chava looked at the screen, smiled, and said, “It’s nothing. I just felt a little woozy earlier and . . .” She switched to nsilk dm mode for the remainder of the conversation--both for ease and to keep from worrying her parents. </text:p>
      <text:list xml:id="list2579336338" text:style-name="WWNum10">
        <text:list-item>
          <text:list>
            <text:list-item>
              <text:list>
                <text:list-item>
                  <text:p text:style-name="P47">[Chava: The ZPE probe went active today, and I saw things with nsilk I have never before seen.]</text:p>
                </text:list-item>
                <text:list-item>
                  <text:p text:style-name="P47">[Giuseppe: Things? What things?]</text:p>
                </text:list-item>
                <text:list-item>
                  <text:p text:style-name="P47">[Chava: More information than I could handle, for one thing. I passed out.]</text:p>
                </text:list-item>
                <text:list-item>
                  <text:p text:style-name="P47">[Giuseppe: Mio Dio! Are you okay?]</text:p>
                </text:list-item>
                <text:list-item>
                  <text:p text:style-name="P47">[Chava: I think so, but I saw . . . monsters!]</text:p>
                </text:list-item>
                <text:list-item>
                  <text:p text:style-name="P47">[Giuseppe: Monsters?]</text:p>
                </text:list-item>
                <text:list-item>
                  <text:p text:style-name="P47">[Chava: Yes, And they saw me! They were . . . destroying things: worlds and entire solar systems some place far, far from here.]</text:p>
                </text:list-item>
                <text:list-item>
                  <text:p text:style-name="P47">[Giuseppe: Perhaps it was just a waking nightmare, caused by some interference from the ZPE probe? Does the probe create a field?]</text:p>
                </text:list-item>
                <text:list-item>
                  <text:p text:style-name="P47">[Chava: I don’t know. I . . ..]</text:p>
                </text:list-item>
                <text:list-item>
                  <text:p text:style-name="P47">[Giuseppe: What? What were you about to say?]</text:p>
                </text:list-item>
                <text:list-item>
                  <text:p text:style-name="P47">[Chava: Somebody else is here. Who? . . . Maria?]</text:p>
                </text:list-item>
                <text:list-item>
                  <text:p text:style-name="P47">[Maria: Mommy! I miss you! Will you protect me from the monsters?]</text:p>
                </text:list-item>
                <text:list-item>
                  <text:p text:style-name="P47"><text:soft-page-break/>[Chava: Maria, my baby! How . . .] She was going to ask how the child had entered a private communication, but Maria had long ago established that she had abilities with nsilk that neither her father or mother did.</text:p>
                </text:list-item>
                <text:list-item>
                  <text:p text:style-name="P47">[Giuseppe: Mommy had a nightmare, little one. There are no monsters.]</text:p>
                </text:list-item>
                <text:list-item>
                  <text:p text:style-name="P47">And then, just as Chava had earlier, she felt another presence. In the next instant, it was upon her: the universe exploded in her head for the second time that day, and the monsters were there, roaring at her, and although she could not understand what they were saying, she understood their intent. She deactivated her nsilk, turned off the vidscreen, and walked into the kitchen with a purpose, grabbing a large knife from the holder on the counter as the monsters screamed for her to do something. <text:s/></text:p>
                </text:list-item>
              </text:list>
            </text:list-item>
          </text:list>
        </text:list-item>
      </text:list>
      <text:p text:style-name="P88"><text:bookmark text:name="_rj9id4valgw5"/>1 Year The New Barons</text:p>
      <text:list xml:id="list70031464438124" text:continue-list="list70031527434070" text:style-name="WWNum11">
        <text:list-item>
          <text:p text:style-name="P3">Raimee Boateng stood looking out at the Statue of Liberty as he began unlocking and transferring ownership of a fortune in cyber currencies that had been left behind by the partners of the trading company whose offices had become the living spaces of the Robbing Hood. In his mind, he saw accounts of currency holdings--one for each corporate entity that had been established--and in tables, linked to the accounts, he saw the names of the account holders and their keys. One by one, Raimee unlocked the accounts, and then he transferred the funds to an entity known as RH Holdings. When he was finished, RH Holdings, which had started the day an account balance of nada, was worth 2.2 trillion dollars. </text:p>
        </text:list-item>
        <text:list-item>
          <text:p text:style-name="P3">The existence of the cryptocurrency holdings was discovered after the first commando attack on the building by a small group of black-clad, heavily armed men who had tried to storm the place from above and below. A black and nearly silent E-VTOL craft had dropped one squad on the rooftop, and a second squad had entered the basement from a maintenance tunnel that ran up from Battery Park. Coordinated, the two squads had clearly been working under the assumption that most of the building’s new occupants would be asleep, dead drunk, or stoned in the early morning hours, but the brothers of the Robbing Hood were gamers, whose raison d'etre was gaming--not booze or drugs--and they were not only wide awake, they were jacked on energy drinks on energy drinks when the commandos arrived. </text:p>
        </text:list-item>
        <text:list-item>
          <text:p text:style-name="P3">The members of the Robbing Hood were also well-armed, and they were all equipped with nsilk, which allowed them to do their gaming in one AR brain sector even as their eyes and ears were still attuned to the real world. Several had been sitting under a shade awning when the E-VTOL had slid into view across the rooftop; they had hit pause on their games, sounded the silent alarm over nsilk dm mode, and slipped down the stairwell to defensive positions. On the tenth floor, the other members of the RH had picked up their weapons and moved to their positions as well. When the commandos made their entrance, they had been welcomed with a hail of bullets from multiple directions and had no recourse but to pull back. </text:p>
        </text:list-item>
        <text:list-item>
          <text:p text:style-name="P3">Two subsequent attacks later--which had resulted in deaths and casualties on both sides-the RH found the list of cryptocurrency accounts that had prompted the incursions. The former occupants of the building had been sheltering their market winnings in a nation-sized fortune that existed outside of the normal banking system: cryptocurrencies of various flavors, the value of which had skyrocketed following the GD and its political fallout left normal markets in tatters. After the third attack, the RH searched every nook and cranny of the tenth floor, and it was during this search that Raimee, sitting in his office, found himself counting the number of rows of symbols on the wall hanging therein: the number of rows was the same as the number of cryptocurrency accounts. He then counted the number of unique symbols--sixteen! </text:p>
        </text:list-item>
        <text:list-item>
          <text:p text:style-name="P3">Calling in the members of the Robbing Hood, Raimee had pointed to the tapestry and said, “Find something here that also contains these symbols!” </text:p>
        </text:list-item>
        <text:list-item>
          <text:p text:style-name="P3">A short while later, a fired-clay vase covered in symbols was located in another office. Raimee counted: there were 64 raised symbols applied in thick layers, of which 16 were unique. Raimee went to the suite's kitchen, where he found a sharp-pointed knife, and he applied the tip to one of the symbols, twisting until the symbol popped off. Beneath the symbol was a painted numeral ‘5.’ </text:p>
        </text:list-item>
        <text:list-item>
          <text:p text:style-name="P3">Raimee rummaged in the desk until he had a pad of paper, upon which he wrote the sixteen numerals of the hexadecimal system: </text:p>
          <text:list>
            <text:list-item>
              <text:list>
                <text:list-item>
                  <text:p text:style-name="P3">1, 2, 3, 4, 5, 6, 7, 8, 9, 10 a, b, c, d, e, f</text:p>
                </text:list-item>
                <text:list-item>
                  <text:p text:style-name="P3">Beneath the numeral 5 he placed the clay symbol he had just removed, then he continued popping symbols off the vase--one of each unique type--off until he had matched each with the painted numeral underneath. It was the primer that enabled him to translate the symbols on the tapestry in his own office into the key codes for the cryptocurrency accounts. </text:p>
                </text:list-item>
                <text:list-item>
                  <text:p text:style-name="P3">The keys on the tapestry were listed in numeral order by account--the Masters of the Universe had been too lazy to throw in another roadblock--so it was the work of minutes for Raimee to unlock them and transfer the funds to new accounts assigned to the Robbing Hood. </text:p>
                </text:list-item>
                <text:list-item>
                  <text:p text:style-name="P3">The question remaining was what the Robbing Hood would do now?</text:p>
                </text:list-item>
              </text:list>
            </text:list-item>
          </text:list>
        </text:list-item>
      </text:list>
      <text:p text:style-name="P88"><text:bookmark text:name="_44p3tax4mh2s"/>1 year Ghosts in the Machine</text:p>
      <text:p text:style-name="P1"><text:span text:style-name="T12">1 year AGD, New York City. </text:span></text:p>
      <text:list xml:id="list2011407410" text:style-name="WWNum19">
        <text:list-item>
          <text:list>
            <text:list-item>
              <text:list>
                <text:list-item>
                  <text:p text:style-name="P48">“For nsilk users, <text:a xlink:type="simple" xlink:href="https://en.wikipedia.org/wiki/Augmented_reality" text:style-name="ListLabel_20_10" text:visited-style-name="ListLabel_20_10"><text:span text:style-name="T3">AR</text:span></text:a> became indistinguishable from <text:a xlink:type="simple" xlink:href="https://en.wikipedia.org/wiki/Real_life" text:style-name="ListLabel_20_10" text:visited-style-name="ListLabel_20_10"><text:span text:style-name="T3">RL</text:span></text:a>, with AR objects who looked, sounded, and acted like their children, grandchildren, parents, grandparents, or even close friends popping up to convince them to enter the shop or restaurant they were passing as they strolled about a city. Advertising in the nsilk era had become very personal because those connected to the net shared everything about themselves and their histories. Those trying to persuade you knew that the best way to do so was through the images of the people you knew. ”</text:p>
                </text:list-item>
                <text:list-item>
                  <text:p text:style-name="P11"><text:span text:style-name="T12">Excerpt from A Complete History of the Humanist Coalition: From Inception to Final Freedom, by Javier Guzmá</text:span></text:p>
                </text:list-item>
              </text:list>
            </text:list-item>
          </text:list>
        </text:list-item>
      </text:list>
      <text:p text:style-name="P1">Puck skipped the entire length of <text:a xlink:type="simple" xlink:href="https://en.wikipedia.org/wiki/Times_Square" text:style-name="ListLabel_20_10" text:visited-style-name="ListLabel_20_10"><text:span text:style-name="T3">Times Square</text:span></text:a> and back, drawing the attention of more than a dozen biaros who came out of the net to chastise him for his outlandish dress and unseemly behavior among the <text:span text:style-name="T12">normals</text:span> who surrounded him. None of the biaros recognized him as being, like them, an AR object of the net; Puck had been designed to stealthily draw out, analyze, and categorize the biaros of the corporate interests on behalf of his own creator, for reasons that were, as yet, unknown to him. </text:p>
      <text:p text:style-name="P1">The biaros, who quickly converged upon Puck the second he appeared, had been created to nudge citizens into modes of behavior consistent with local feudal kingdom norms. They appeared whenever citizens strayed too far outside of those norms and threatened the status quo. Their main tool was mockery. </text:p>
      <text:p text:style-name="P1">“What is that you are wearing?” demanded a biaro wearing a checkered-board pattern suit zoot suit and a red Panama hat with a green feather. “You look like a fool!”</text:p>
      <text:p text:style-name="P1">“You got that right!” added another biaro dressed in a chicken suit. “Must be a fool's day today! Only reason for this fool to dress like a fool!”</text:p>
      <text:p text:style-name="P1">Puck smiled, the effect enhanced by the dark outlining of his lips, but he said nothing.</text:p>
      <text:p text:style-name="P1">The biaros were no more real than the bright AR displays that scrolled across the glistening AR facades of the dilapidated buildings that lined the perimeter of the square. Real displays, like real building maintenance, had given way to artifice in the wake of the Great Desolation. It was much cheaper to project images of Wall Street in its glory than to fix up the tawdry reality that was the result of a decade of harsh city budget cuts by <text:span text:style-name="T12">First America Financial Corporation</text:span>, the city’s owner and operator. The real money, the hard money, was invested in the First American Federation’s financial, manufacturing, medical, pharmaceutical, and technology holdings throughout its eleven member states, and in global ventures, such as the <text:span text:style-name="T12">Atomics International Combine</text:span> in Idaho and the <text:span text:style-name="T12">Global Aerospace Corporation</text:span> in Australia. </text:p>
      <text:p text:style-name="P1">Puck knew the difference, as he pranced along, barefooted, in his furry breeches,. Behind the AR facade, he saw the dark windows without glass, the broken digital displays, and the thin faces of squatters peering out hungrily from buildings long vacant. Wall Street was a virtual paradise of color and activity projected upon a squalid slum of broken buildings populated with broken people.</text:p>
      <text:p text:style-name="P1">“You don’t belong here weirdo!” cried a biaro dressed in an ape suit. “Why don’t you try to fit in?”</text:p>
      <text:p text:style-name="P1">Puck, who had never known who his creator was, looked around at the throng of well-dressed urbanites in crisp business suits and service uniforms standing in multiple lines that criss-crossed the square from north to south and east to west, passing bouquets of flowers from one to another in a display of perfect harmony in a perfect city. All were smiling, all were happy, healthy, and glowing, these bankers, actors, captains of industry, chefs, maitre d’s, managers, and vid celebrities as they participated in what appeared to be some kind of team-building ritual before hustling to their workplaces for another day of slaying the beast. It was indescribably beautiful--a scene of splendor in a world in which only the richest of the rich still enjoyed the trappings of modern civilization.</text:p>
      <text:p text:style-name="P1">And then Puck abruptly switched off the facade apps and the biaro apps--the latter being an ability available only to those with AutomaIT nsilk sysadmin privileges--to stare at naked reality. Around him, bucket brigades of broken men and women dressed in the rags of what had once been business wear passed fresh water in one direction and human waste in another, the lines snaking as far as the eye could see. In a broken city, the poor had become the water lines and sewer lines in return for a few daily scraps of food. </text:p>
      <text:p text:style-name="P1">“Nobody belongs here” said Puck in a belated reply. “Not anymore. Nobody fits in.”</text:p>
      <text:list xml:id="list70031788430787" text:continue-list="list70031464438124" text:style-name="WWNum11">
        <text:list-item>
          <text:p text:style-name="P90"><text:bookmark text:name="_q4ploy6a9sla"/><text:soft-page-break/>1 y AGD Kamau Washington</text:p>
        </text:list-item>
        <text:list-item>
          <text:p text:style-name="P3"><text:span text:style-name="T12">1 year AGD, Detroit, Michigan.</text:span></text:p>
        </text:list-item>
        <text:list-item>
          <text:p text:style-name="P3">Twenty-two year old Kamau Washington, a recent graduate of the Detroit E-Motive Technology Training Center, walked through the gates of the E-Motive Industries (EMI) Corporation’s manufacturing facility along the <text:a xlink:type="simple" xlink:href="https://en.wikipedia.org/wiki/Detroit_River" text:style-name="ListLabel_20_10" text:visited-style-name="ListLabel_20_10"><text:span text:style-name="T3">Detroit River</text:span></text:a>, the chip embedded in a fold of skin between his thumb and forefinger providing verification of his status as a new employee of EMI. For no reason that made any sense, he flashed a smile at the Italian Ganymede android that stood stoically by the gate, night and day, providing the first line of security for the massive plant that produced electric vehicles, ranging from road pods to E-VTOL craft. The android made no sign to indicate that it had seen the rangy young man starting his first day of work, but Kamau’s excitement was not subdued: after two years of intense training, he had a job! A real job!</text:p>
        </text:list-item>
        <text:list-item>
          <text:p text:style-name="P3">Twenty-four months earlier, Kamau had been just another drug runner eking out a living by transporting the latest synthetic opioids across the American-Canadian border when he had been busted. Had it happened two years earlier, he might have ended up in a dark hole for the remainder of his life, but Kamau was not himself a druggie, and EMI, which was the new lord of the city-state of Detroit, was in need of smart workers. Kamau scored high on the IQ test that was administered to all lawbreakers, and according to the new policy, he was placed in rehabilitative training instead of jail. There, he learned how to program--he had a natural knack for it--and now he was beginning his first day of work creating the software used by EMI products. </text:p>
        </text:list-item>
        <text:list-item>
          <text:p text:style-name="P3">But first, Kamau would be outfitted with a new type brain-computer interface that had been created somewhere in Italy, at the same place where the Ganymede androids were manufactured. Kamua had tried out a few of the external interfaces while studying at the E-Motive Technology Center, and although the technology worked fitfully, it was enough to convince him that the future lay with direction connection rather than clumsy keyboards and other interfaces. So, when his instructors mentioned that EMI was looking for somebody to try a new, more direct mode of connection that had been created by one of the developers of the Ganymede androids--rumor had it that the developer had used it on himself--Kamua was the first to volunteer. </text:p>
        </text:list-item>
        <text:list-item>
          <text:p text:style-name="P3">He had not walked far from the outer gate when two more of the Ganymedes came alongside and, like wingmen, steered young Kamau towards the research wing of the massive complex. Inside the wing, which had the feel, and even the antiseptic smell, of a hospital, Kamau was directed to a room dominated by a metal and leather chair that would have looked at home in a dentist office, but with arm and leg extensions that formed an ‘X’ shape; straps on these extensions indicated that occupants were to be held in place. The chair was placed in the center of the room, mounted on a pedestal, and on both sides of the chair were racks containing trays of instruments of the sort one might see in an operating room. Overhead, lights peered down on the chair as Kamua was instructed to sit and lie back. </text:p>
        </text:list-item>
        <text:list-item>
          <text:p text:style-name="P3">Within moments, and before Kamau had time to have second thoughts, a light-skinned man appeared and stood before the chair. He was small, dark haired, and he was dressed in a white lab coat, and he spoke with an accent that Kamau assumed to be Italian. For sure, the man’s thin-soled shoes looked Italian--and expensive. </text:p>
        </text:list-item>
        <text:list-item>
          <text:p text:style-name="P3">“Buon giorno!” the man said, and then he added, “Good morning, I mean! Are you ready?”</text:p>
        </text:list-item>
        <text:list-item>
          <text:p text:style-name="P3">Kamua knew enough about Italian to know how to respond. “Si,” he said, and then he added, “Let’s get this party started.”</text:p>
        </text:list-item>
        <text:list-item>
          <text:p text:style-name="P3">“Okay,” the little man chirped, and then the two Ganymedes hove back into view and quickly strapped Kamau’s arms and legs in place. </text:p>
        </text:list-item>
        <text:list-item>
          <text:p text:style-name="P3">“Okay,” the man in the lab coat said again. “Now a couple of little pokes, here, and here, and we are starting.” </text:p>
        </text:list-item>
        <text:list-item>
          <text:p text:style-name="P3">Kamua felt two jabs in his scalp that became centers of a numbness that quickly spread across his head. </text:p>
        </text:list-item>
        <text:list-item>
          <text:p text:style-name="P3">“And now a little bit of the drilling.”</text:p>
        </text:list-item>
        <text:list-item>
          <text:p text:style-name="P3">One of the androids stepped back in view, raised an arm holding what looked like a cordless drill, and moved in closer. Kamua heard the sounds of drilling somewhere near the back of his head, and then the android moved the drill near the front of his head and drilled again. He felt nothing, but he could feel the vibrations in his neck, and he could smell something that reminded him of burnt hair. </text:p>
        </text:list-item>
        <text:list-item>
          <text:p text:style-name="P3">“And now two little injections,” said the man, and Kamau wondered if the man called everything he did ‘little.’</text:p>
        </text:list-item>
        <text:list-item>
          <text:p text:style-name="P3">The other android stepped into view, holding syringes with long needles in each hand, and it reached around to place the needles into the holes that had been drilled--one in back and ond in front--simultaneously. One of Kamua’s last memories, before he passed out, was of watching the pretty green fluid in each barrel empty as the android’s fingers pressed the plungers and he felt an odd pressure growing in his head. </text:p>
        </text:list-item>
        <text:list-item>
          <text:p text:style-name="P90"><text:bookmark text:name="_e075io208g4a"/>1 year The Falling Out--Giuseppe v Marco START HERE</text:p>
        </text:list-item>
        <text:list-item>
          <text:p text:style-name="P3">A year after the death of Chava Katzenellenbogen-Morelli, Giuseppe stood along the north back of the Arno River, at the spot where his wife’s body had been pulled from the waters. With his right hand he clutched the little hand of his daughter, Maria, who was now almost two years old, and with his left hand he clutched a loose bouquet of white lilies. Both father and daughter were dressed in black: Giuspeppe in a black suit, white shirt, black tie, and black shoes; Maria in a black dress and black patent leather slippers. </text:p>
        </text:list-item>
        <text:list-item>
          <text:p text:style-name="P3">Without saying anything, Giuseppe lightly tossed the flowers into the river. Father and daughter watched them float away until they disappeared around a bend. Then, Maria spoke to her father using the nsilk protocol. </text:p>
        </text:list-item>
        <text:list-item>
          <text:p text:style-name="P3">[Maria: Can we go now, papa? I’m cold.]</text:p>
        </text:list-item>
        <text:list-item>
          <text:p text:style-name="P3">[Giuseppe: Si.]</text:p>
        </text:list-item>
        <text:list-item>
          <text:p text:style-name="P3">Giuseppe extended his left hand toward the ground. From beneath the sleeve of his coat, a blob of black material oozed down his hand and fingers and then fell to the ground in a thin stream that hardened and grew thicker until it had formed a walking cane with a short, flat handle. He and Maria turned and walked up the grassy bank--Giuseppe hobbling on his bad leg--towards the q-pod that had brought them to this place. As they neared, the door of the small car slid open, and the man and the girl got in, joining the two androids who had remained seated but watchful. </text:p>
        </text:list-item>
        <text:list-item>
          <text:p text:style-name="P35"/>
        </text:list-item>
        <text:list-item>
          <text:p text:style-name="P35"/>
        </text:list-item>
        <text:list-item>
          <text:p text:style-name="P35"/>
        </text:list-item>
        <text:list-item>
          <text:p text:style-name="P3">Antonio Romano becomes Maria’s guardian upon G’s death. </text:p>
        </text:list-item>
        <text:list-item>
          <text:p text:style-name="P35"/>
        </text:list-item>
        <text:list-item>
          <text:p text:style-name="P90"><text:bookmark text:name="_ky58joxy69zi"/>2 year Federations of the Former United States</text:p>
        </text:list-item>
        <text:list-item>
          <text:p text:style-name="P3">“The oligarchs who had engineered the second American Revolution supported the sheriff-led sovereign state militias until the poorest had been permanently cast aside and rendered powerless. And then, as had happened during the French Revolution three centuries earlier, the rich then turned on the middle class and drove them into the ground. If your only skill was to know how to shoot a gun, you were of limited use to the techno-capitalists who rose to power in the new American Federations.”</text:p>
        </text:list-item>
        <text:list-item>
          <text:p text:style-name="P3">Guzman.</text:p>
        </text:list-item>
        <text:list-item>
          <text:p text:style-name="P102"><text:bookmark text:name="_uzyknytag70q"/><text:soft-page-break/>First America, . . . </text:p>
        </text:list-item>
        <text:list-item>
          <text:p text:style-name="P3"/>
        </text:list-item>
        <text:list-item>
          <text:p text:style-name="P102"><text:bookmark text:name="_92k6x9p1x2ws"/>Pacifica</text:p>
        </text:list-item>
        <text:list-item>
          <text:p text:style-name="P99"><text:bookmark text:name="_469xwurmk1z2"/>3 y AGD The asteroid (Maria is 4)</text:p>
        </text:list-item>
        <text:list-item>
          <text:p text:style-name="P3"><text:span text:style-name="T12">2 years ADG, Florence, Italy.</text:span></text:p>
        </text:list-item>
        <text:list-item>
          <text:p text:style-name="P3"><text:span text:style-name="T20">“The rogue asteroid that threatened Italy seemed to come from nowhere, popping out from behind the radar shadow of the Moon and eating up the distance between it and Earth at eighty thousand kilometers per hour. In less than five hours from its first appearance it would strike Florence with a force that would obliterate that city and would likely cause devastation from Rome to Milan.” </text:span></text:p>
        </text:list-item>
        <text:list-item>
          <text:p text:style-name="P3"><text:span text:style-name="T20">“Observatories would later confirm that the asteroid had not been seen on any long-range scans in the months preceding its appearance, and the mystery of why it had appeared when it did, and where it did, remains unknown to this day.”</text:span></text:p>
        </text:list-item>
        <text:list-item>
          <text:p text:style-name="P6"><text:span text:style-name="T19">Excerpt from A Complete History of the Humanist Coalition: From Inception to Final Freedom, by Javier Guzmán</text:span></text:p>
        </text:list-item>
        <text:list-item>
          <text:p text:style-name="P3">2 years AGD, <text:span text:style-name="T12">Florence, Italy. </text:span></text:p>
        </text:list-item>
        <text:list-item>
          <text:p text:style-name="P3">Each afternoon in the summer of her fourth year, young Lady Maria Morelli walked the five blocks from her father’s house in the Oltrarno district, accompanied as always by one of her father’s two Ganymede androids, to a small gelateria across from the sprawling Palazzo Pitti. Once the residence of Cosimo I de’ Medici, Grand Duke of Tuscany, the palace had since the 20th Century been home to several museums and the extensive Boboli Gardens. But, in the wake of the Great Desolation and the subsequent collapse of the Italian Republic, it was once again a palace, the home of the Duke of Florence, who had assumed control of the city-state by buying the loyalty of the police force. </text:p>
        </text:list-item>
        <text:list-item>
          <text:p text:style-name="P3">Mindful of the tradition of noblesse oblige, the Duke had kept much of the museum and gardens open to the public, but the growing presence of human guards, augmented by armed androids and constantly hovering drones, indicated an anxiety with regards to the militarization of the nearby city-states of Pisa, Lucca, and Sienna. Society remained open, but there were hints that the days of openness might be drawing to a close as, increasingly, the palace was looking more and more like a hardened Medieval era fortress. </text:p>
        </text:list-item>
        <text:list-item>
          <text:p text:style-name="P3">And yet, on this gloriously sunny summer afternoon, the image of a dark-haired young girl skipping and frolicking through a world half real and half imagined was still a part of life. Maria, with a look <text:s/>of fierce determination and a cape that fluttered in the breeze, ran through the nearly empty street leading up to the palace. Stopping suddenly, she placed her hands on her hips and posed. </text:p>
        </text:list-item>
        <text:list-item>
          <text:p text:style-name="P3">“Let the forces of evil be wary!” she proclaimed to no one at all. “For on this day Bekka of <text:a xlink:type="simple" xlink:href="https://en.wikipedia.org/wiki/New_Genesis" text:style-name="ListLabel_20_10" text:visited-style-name="ListLabel_20_10"><text:span text:style-name="T3">New Genesis</text:span></text:a> is here to do battle with the evil forces of <text:a xlink:type="simple" xlink:href="https://en.wikipedia.org/wiki/Apokolips" text:style-name="ListLabel_20_10" text:visited-style-name="ListLabel_20_10"><text:span text:style-name="T3">Apokolips</text:span></text:a>!”</text:p>
        </text:list-item>
        <text:list-item>
          <text:p text:style-name="P3">However, in any society, there are always those agents, whether official or self-defined, who seek to protect and enforce a universal adherence to norms. In the age of nsilk, such agents could appear anywhere and at any time. </text:p>
        </text:list-item>
        <text:list-item>
          <text:p text:style-name="P3">“Better you should act like a young lady, Lady Maria!” said a stern voice from behind Maria. </text:p>
        </text:list-item>
        <text:list-item>
          <text:p text:style-name="P3">Maria spun to see an old woman with a sour face framed by a shawl advancing across the square, the woman’s thick-heeled pumps clacking rhythmically against the stones of the plaza, the folds of her peasant dress fluttering around her sturdy calves. She was the epitome of the non-nonsense nonna, the kind who would think nothing of twisting an ear when necessary “You are a young lady and not some cartoon superhero!,” the woman chided as she drew closer. “Where is your father? Why are you behaving like a little truant?”</text:p>
        </text:list-item>
        <text:list-item>
          <text:p text:style-name="P3">“My father is meeting me for gelato,” Maria said stiffly, not caring much for the strict tone of this creepy stranger who was telling the powerful Bekka how to behave!</text:p>
        </text:list-item>
        <text:list-item>
          <text:p text:style-name="P3">“Gelato?!” said the woman, not slowing as she came abreast of Maria--she simply turned her head and continued her admonishments as she passed. “There is no time for such indulgences today! Go home! Go home!” With a final dismissive wave of her hand, the woman moved on, muttering to herself about the inanity of a little girl playing make-believe on a day such as this.</text:p>
        </text:list-item>
        <text:list-item>
          <text:p text:style-name="P3">Maria looked after the retreating figure and mulled over her description of the old woman as creepy. <text:span text:style-name="T12">Creepy?</text:span> she thought, and then it hit her: the old woman was no woman at all but rather a <text:span text:style-name="T12">behavior influencing AR object</text:span>, or <text:span text:style-name="T12">biaro</text:span>, about which her father had warned her to be on the lookout for recently. The grandmotherly figure had been spawned by AI monitors because Maria’s play-acting in a place of business and politics was not condoned by city leadership. The biaro had been generated to do what a real grandmother might do with a boisterous child: apply discipline. And, for this purpose, it helped if the object were a little creepy. </text:p>
        </text:list-item>
        <text:list-item>
          <text:p text:style-name="P3">Most humanoid AR objects, such as customer service agents, were modeled using recorded movements of a real human to make them look like a real person; such fidelity helps to put customers dealing with these agents at ease. But biaros were intentionally meant to send a shiver up the back of the person who caught their attention. Most three-year-olds might not have noticed, but the daughter of Lord Giuseppe Morelli, who had been connected to the net before she was born, knew about the <text:a xlink:type="simple" xlink:href="https://en.wikipedia.org/wiki/Uncanny_valley" text:style-name="ListLabel_20_11" text:visited-style-name="ListLabel_20_11"><text:span text:style-name="T4">uncanny valley</text:span></text:a> effect. The old woman was a very good rendering of a real person, but there was something slightly ‘off’ about her, which was what had made her feel creepy. </text:p>
        </text:list-item>
        <text:list-item>
          <text:p text:style-name="P3">Maria had learned from her father that the Duke of Florence had ordered the incorporation of these biaros in the city net as a means to encourage preferred behaviors, such as girls acting in a manner consistent with the cultural standards of neo-feudalism, and young men acting in accordance with old ideals of chivalry. Apparently, biaros were also attracted to role playing in public spaces! Girls should be quiet and ladylike. </text:p>
        </text:list-item>
        <text:list-item>
          <text:p text:style-name="P3"><text:span text:style-name="T12">Well</text:span>, Maria mused, at least the appearance of the biaro had been short-lived, and, unlike a real nonna, a virtual old woman could not twist real ears. Maria would either have to change her behavior (unlikely) or simply get used to being chided by virtual objects now and then. If she had the proper administrative privileges, she could block biaros, but those privileges resided at a level above her access. However, she realized with a smile, those privileges were not above her father’s level of access. As the inventor of nsilk, Lord Guieseppe had god-like privileges for the interface, and papa, in spite of his own rules about not giving his daughter total access, had a habit of falling asleep with his nsilk still fully activated--administrator functions and all. It might be possible to trick him into giving Maria access without him consciously being aware of it. It was worth a shot!</text:p>
        </text:list-item>
        <text:list-item>
          <text:p text:style-name="P3">Maria continued skipping over the sloping piazza that fronted the Palazzo Pitti traveling up and then down in a great loop until she arrived at the gelateria that was the favorite of she and her doting father. She took a seat at one of the many empty tables. It was at this point that Maria finally noticed that piazza and the street that ran across it were also largely empty, which was odd because there was usually a constant stream of humanity parading in both directions, heading to or from the famous Ponte Vecchio and its many shops. </text:p>
        </text:list-item>
        <text:list-item>
          <text:p text:style-name="P3">Most summer days, Maria’s father, would take a break from his work at his AutomaIT workshop located south of the city and join his daughter in celebrating the joy of Italian ice cream, chatting and watching the people pass by. Lady Maria typically chose cioccolato al latte gelato, but, now and then, she would select either fragola or some other fruit flavor. Her father always had pistachio and would not entertain any other flavor at all, claiming that when pistachio gelato had been invented, the heavens sang with joy. <text:s text:c="2"/></text:p>
        </text:list-item>
        <text:list-item>
          <text:p text:style-name="P3">Even their routine was scripted, and little variance in it was allowed. “How is your day going?” he would ask her with great sincerity, and she would always respond, brightly, that it was the “best day of her life, at least so far,” and then she would tell her father of the stories she had read that morning in her father’s extensive collection of old comic books she had been assiduously devouring that summer. Maria was especially enamored of Jack Kirby’s <text:a xlink:type="simple" xlink:href="https://en.wikipedia.org/wiki/New_Gods" text:style-name="ListLabel_20_11" text:visited-style-name="ListLabel_20_11"><text:span text:style-name="T4">New Gods</text:span></text:a>, which had been published over a century earlier, and she would often flash nsilk images of the characters to her father as she spoke. [Maria: Orion!] she had flashed on private mode the day before, and to her father’s mind came a picture of a heavily muscled man clad in skin-tight red and blue who was riding some kind of flying device. At one time, Giuseppe had read these books himself, and he had enjoyed them tremendously--why keep them otherwise?--but his enthusiasm for the stories was no match for that of his daughter who had spent the summer devouring them and studying them in great detail. </text:p>
        </text:list-item>
        <text:list-item>
          <text:p text:style-name="P3">“Ah. That is good,” the father would then reply, and they would enjoy their treat, and each other, until it was time for the father to kiss the child and return to his shop where he continued to develop new capabilities for nsilk.</text:p>
        </text:list-item>
        <text:list-item>
          <text:p text:style-name="P3">[Papà: I am almost there my darling!]</text:p>
        </text:list-item>
        <text:list-item>
          <text:p text:style-name="P3">Maria smiled and returned the message with a kiss response of her own design--Giuseppe’s brain would tell him that his daughter's lips had just brushed his cheek--and then she fell to wondering about the scarcity of people in the piazza. Maria was, in fact, the only person in sight, and the gelateria appeared to be closed on an otherwise perfect July day! Across the square, by the front of the palace, service robots were moving goods and tending to potted plants, but the palace itself was dark and quiet. Even the heavy blast shields had been lowered over the outer windows. So strange!</text:p>
        </text:list-item>
        <text:list-item>
          <text:p text:style-name="P3">Maria’s father emerged from a single-seat u-pod that rolled up onto the plaza, and limped over, his cane jabbing here and there as he advanced. He had a troubled look on his face that was reflected in the inadvertent nsilk images Maria received as he drew closer, images of danger and panic underlain by utter confusion and deep sorrow. Papà had been the first human equipped with nsilk, but he had never developed the fine control of somebody who had grown up with nsilk, as had Maria. </text:p>
        </text:list-item>
        <text:list-item>
          <text:p text:style-name="P3">“What is it papà?” Maria wondered. “Where is everybody? Why is the gelateria closed? I am searching the net, but I am finding nothing. Then she spoke over nsilk, in private mode. </text:p>
        </text:list-item>
        <text:list-item>
          <text:p text:style-name="P3"><text:soft-page-break/>[Maria: Is the news age-restricted? Is that why I am not seeing it?] </text:p>
        </text:list-item>
        <text:list-item>
          <text:p text:style-name="P3">[Papa: Love! Worry!] her father flashed. “There has been some rather sudden and very bad news,” Maria’s father allowed. “Do you know what an asteroid is, my precious girl?”</text:p>
        </text:list-item>
        <text:list-item>
          <text:p text:style-name="P3">“Si, papà. A rock in space that orbits the sun and that may contain useful minerals. An asteroid killed the dinosaurs long ago, during the <text:a xlink:type="simple" xlink:href="https://en.wikipedia.org/wiki/Cretaceous%E2%80%93Paleogene_extinction_event" text:style-name="ListLabel_20_10" text:visited-style-name="ListLabel_20_10"><text:span text:style-name="T3">Kreide-Tertiary extinction</text:span></text:a>. It hit where the Yucatán Peninsula is today, and it blew iridium-rich debris, glass spherules and tektites, far from the <text:s/>Yucatán.” As she spoke, her mind broadcast images of a large explosion and a rain of glass droplets to her father. </text:p>
        </text:list-item>
        <text:list-item>
          <text:p text:style-name="P3">The father puffed out his cheeks and blew softly as he searched the skies. “Indeed.”At times, he forgot how special his daughter was, but then she would say something, like this, that reminded him of how like her mother she was. His own administrative apps showed that she was not searching the net for facts about the Kreide-Tertiary; she was drawing from a personal memory that seemed, at times, to be boundless. So like her mother, but, thank goodness, without any signs of the darkness that had consumed Chava. At least not yet.</text:p>
        </text:list-item>
        <text:list-item>
          <text:p text:style-name="P3">“Is another asteroid coming, papa? Are you looking for it? Is it coming here?” </text:p>
        </text:list-item>
        <text:list-item>
          <text:p text:style-name="P3">“Well, I don’t know . . . ,” the father looked down at his daughter and could think of no reason to lie. [Papa: Love! Worry!] “Yes, Maria, another asteroid may be coming, and it may be coming here. I just heard the news, I am afraid. It was spotted only hours ago, for some unknown reason. [Papa: Confusion] Usually scientists spot these things when they are still far, far away, but . . .”</text:p>
        </text:list-item>
        <text:list-item>
          <text:p text:style-name="P3">“Perhaps its orbit was perturbed in some way,” the girl suggested, unaware that most eight-year-olds don’t use such words as <text:span text:style-name="T12">perturbed</text:span>. </text:p>
        </text:list-item>
        <text:list-item>
          <text:p text:style-name="P3">[Papa: Love!] “Perhaps,” her father agreed. “But I don’t know what . . ..” </text:p>
        </text:list-item>
        <text:list-item>
          <text:p text:style-name="P3">“Should we go away?”Maria suggested. “We could fly away with Nonna to Germany, France, or Russia--maybe even to one of the North American Federations?” As she spoke, she projected images of sunny California, of the <text:span text:style-name="T35">new Pacifica Federation</text:span>, where she and her father had visited relatives the summer before. They had ventured out onto a long pier crowded with shops that stuck out into the water and had eaten flavored shaved ice on a blisteringly hot afternoon. </text:p>
        </text:list-item>
        <text:list-item>
          <text:p text:style-name="P3">The father took his daughter by the hand. “I am afraid it is too late for that.” [Papa: Sorrow.]</text:p>
        </text:list-item>
        <text:list-item>
          <text:p text:style-name="P3">“Oh,” said Maria, who was still lamenting the closure of the gelateria. [Maria: Disappointment!] “Will we be like the dinosaurs? Will we become extinct? I don’t want to be extinct, papa.”</text:p>
        </text:list-item>
        <text:list-item>
          <text:p text:style-name="P3">The father shrugged. “I pray not.”</text:p>
        </text:list-item>
        <text:list-item>
          <text:p text:style-name="P3">“I will pray too,” said Maria. “I know you do not believe, but Nonna has shown me how to pray. God will take care of us, I think. I feel as though something will protect us.” She flashed her father an image of the Basilica di Santo Spirito, where she and her grandmother attended services on many Sundays, the females separated from the males in accordance with the new rules of the Duke. Giuseppe had long since lost his own faith, but he had no problem with his mother sharing her faith with her granddaughter, who had become as smitten with the idea of a benevolent God who watched over his creation as she was with the New Gods novels. Eventually, a grown-up Maria would make her own choice regarding what she could believe in. </text:p>
        </text:list-item>
        <text:list-item>
          <text:p text:style-name="P3">“I am sure,” replied the father with the best smile he could summon. “Come. Let us walk to the river.”</text:p>
        </text:list-item>
        <text:list-item>
          <text:p text:style-name="P3">“You are not going back to the shop?” asked Maria with surprise.</text:p>
        </text:list-item>
        <text:list-item>
          <text:p text:style-name="P3">[Papa: Love!] The father leaned over, hugged his daughter tightly, and smiled. “Not today. I am going to spend my time with you!” He did not add that he expected that time to be short. </text:p>
        </text:list-item>
        <text:list-item>
          <text:p text:style-name="P3">Together, the man and the girl walked to the bridge. At the center of the span, a handful of people mingled, each of them looking skyward with nervous glances. On the road beside them, an old radio blared, a worried man’s voice speaking something other than Italian—these people were not connected to the net, Maria realized with a start. </text:p>
        </text:list-item>
        <text:list-item>
          <text:p text:style-name="P3">[Maria: No net?] she flashed to her father. </text:p>
        </text:list-item>
        <text:list-item>
          <text:p text:style-name="P3">[Papa: Not everybody.] her father flashed back. “I believe they are listening to a shortwave radio broadcast from Russia,” he added. </text:p>
        </text:list-item>
        <text:list-item>
          <text:p text:style-name="P3">[Maria: Sad! Radio? So primitive!] flashed Maria. </text:p>
        </text:list-item>
        <text:list-item>
          <text:p text:style-name="P3">[Papa: Old ways.] her father flashed back with a shrug.</text:p>
        </text:list-item>
        <text:list-item>
          <text:p text:style-name="P3">A dark-haired woman in the group saw Maria and her father; she separated and approached, a large bottle of wine in one hand and a stack of plastic cups in the other.</text:p>
        </text:list-item>
        <text:list-item>
          <text:p text:style-name="P3">“Un po vino?” A little wine, my lord? </text:p>
        </text:list-item>
        <text:list-item>
          <text:p text:style-name="P3">“Si, grazie,” said the father, who took one cup for himself and gave another to Maria. </text:p>
        </text:list-item>
        <text:list-item>
          <text:p text:style-name="P3">“Wine, papa?” asked the daughter in amazement as the woman poured the dark red liquid. “For me too?” </text:p>
        </text:list-item>
        <text:list-item>
          <text:p text:style-name="P3">“For you especially. It is past time for you to have your first taste of a hearty Tuscan red, like this Chianti. You are a picky eater, but you need to try the wine of Italy, of Tuscany!” </text:p>
        </text:list-item>
        <text:list-item>
          <text:p text:style-name="P3">The woman smiled, bowed slightly, and added, “May you have many more tastes, my lord and lady!” She then walked back to where she had been standing earlier. <text:s/></text:p>
        </text:list-item>
        <text:list-item>
          <text:p text:style-name="P3">“Here,” said the father, leaning against the railing that faced Ponte Santa Trinita, the next bridge downstream. “Let us drink a toast.” [Papa: Love!]</text:p>
        </text:list-item>
        <text:list-item>
          <text:p text:style-name="P3">[Maria: Love!] “Yes, let’s! What shall we toast, Papa?”</text:p>
        </text:list-item>
        <text:list-item>
          <text:p text:style-name="P3">“To you becoming an old woman.” </text:p>
        </text:list-item>
        <text:list-item>
          <text:p text:style-name="P3"><text:soft-page-break/>[Maria: Ugh!] Maria frowned. “But, papa, I don’t want to be an old woman. I don’t want to be all wrinkly.” She projected thoughts of an image of an old, white-haired woman, stooped at the shoulders as she walked with a cane and frowned at the world.</text:p>
        </text:list-item>
        <text:list-item>
          <text:p text:style-name="P3">The father lightly touched the rim of Maria’s cup against her own. “Allow me my wish.” </text:p>
        </text:list-item>
        <text:list-item>
          <text:p text:style-name="P3">Maria lifted her glass to her nose. It was not unusual for her to have a sweet and fizzy Lambrusco, especially in the summer, but this wine was much heavier. “It smells funny,” she said. “Like vinegar.” </text:p>
        </text:list-item>
        <text:list-item>
          <text:p text:style-name="P3">“Taste it!” </text:p>
        </text:list-item>
        <text:list-item>
          <text:p text:style-name="P3">She took a tiny sip and wrinkled her nose. [Maria: Ick!] “I do not like it.” </text:p>
        </text:list-item>
        <text:list-item>
          <text:p text:style-name="P3">[Papa: Joy!] her father laughed, tears welling in his eyes. He drained his cup and stood behind Maria, his arms draped around her.</text:p>
        </text:list-item>
        <text:list-item>
          <text:p text:style-name="P3">“Will we see the meteor, Papa?” Maria wondered, looking skyward. </text:p>
        </text:list-item>
        <text:list-item>
          <text:p text:style-name="P3">“I doubt it, but you never . . .”</text:p>
        </text:list-item>
        <text:list-item>
          <text:p text:style-name="P3">Behind them, the sky blazed with sudden intensity. Maria tried to turn, but her father held her firm, thinking to spare Maria the sight of their imminent demise. </text:p>
        </text:list-item>
        <text:list-item>
          <text:p text:style-name="P3">[Papa: Fear!] “Do not look, my darling! Do not look!” His mind projected images of his great and undying love for his daughter, images of the two of them, together. </text:p>
        </text:list-item>
        <text:list-item>
          <text:p text:style-name="P3">“But papa, the light! It is so bright!” </text:p>
        </text:list-item>
        <text:list-item>
          <text:p text:style-name="P3">“Si! Best not to look at it” </text:p>
        </text:list-item>
        <text:list-item>
          <text:p text:style-name="P3">For several seconds, the father stood, his eyes closed, waiting for the sound of the asteroid hitting the ground and the shock wave that would sweep him, his daughter, and all of Florence away. Gradually, however, it dawned on him that there was no such sound. The only thing he could hear were the other people on the bridge, who were shouting, “The Russians! The Russians did it! They did it!” </text:p>
        </text:list-item>
        <text:list-item>
          <text:p text:style-name="P3">Giusepped opened his eyes, astonished to find that everything was as it had been. </text:p>
        </text:list-item>
        <text:list-item>
          <text:p text:style-name="P3">“What do they mean?” Maria wondered. “What are the people talking about?”</text:p>
        </text:list-item>
        <text:list-item>
          <text:p text:style-name="P3">The woman with the wine bottle heard, smiled and shouted, “The Russians: they nudged the asteroid out of a collision path with their missiles! We are saved, my friends!” </text:p>
        </text:list-item>
        <text:list-item>
          <text:p text:style-name="P3">The father fell to his knees, turned, and framed Maria’s questioning face with his hands. </text:p>
        </text:list-item>
        <text:list-item>
          <text:p text:style-name="P3">“My beautiful little girl,” he said, “you will indeed become an old woman!”</text:p>
        </text:list-item>
      </text:list>
      <text:p text:style-name="P88"><text:bookmark text:name="_ukf91mi2v00c"/>3 y AGD Kamau</text:p>
      <text:p text:style-name="P1"><text:span text:style-name="T12">3 years AGD, Detroit, Michigan</text:span></text:p>
      <text:p text:style-name="P1">EMI ASSEMBLES WHAT IS MADE IN AFRICA AND INDIA. THEY USE AFRICAN AMERICANS AND INDIAN AMERICANS TO REPRESENT EMI. </text:p>
      <text:p text:style-name="P1">In the two years since he had been injected with nsilk, Kamau Washington had become one of the most gifted software engineers in the EMI stable, able to find eloquent solutions to problems that other engineers attacked with brute force methods. In the parlance of those in the nsilk community, he was what was known as an <text:span text:style-name="T12">Adept</text:span>--someone whose mind seemed to have been tailor made for net connectivity. His success made him valuable, and he was rewarded with a salary that allowed him to move himself and his family from a dilapidated rental in Forest Park to a one-level ranch house in Clinton Township set on a half-acre adjacent to a wooded forest that wound through the neighborhood and provided sound isolation between homes. For the first time in his life, Kamau had a bedroom to himself. </text:p>
      <text:p text:style-name="P1">His salary included a family subscription to EMI’s eRide program, and on those days when he did not work from home, Kamau rode in one of the eRide 1-pods to a red brick and glass office building not far from The Mall at Partridge Creek. As the single-seat pod flowed in a traffic line of mostly similar electric cars--with an occasional 8- or 16-pod ‘bus’ in the mix, and on rare occasions a old gas-powered behemoth with a human behind the wheel--Kamau sat in the cushioned couch and admired the view as windows in his mind brought him messages and cnews that might affect him. In one message, Kamau’s supervisor, the VP of the nsilk software engineering group (nSEG), had asked Kamau if he would meet with a reporter from <text:span text:style-name="T12">Wired</text:span> who wanted to talk to one of the nsilk-equipped engineers. As the first such engineer, the VP thought Kamau would be the ideal person. </text:p>
      <text:p text:style-name="P1">Truth to tell, the VP, who had gotten her degrees from MIT and who had the personality of dry toast, had likely foisted the interview onto Kamau, who was as outgoing and ebullient as she was not. Kamua did not mind; he rather enjoyed his side-role as the EMI spokesperson for the nsilk-enabled. A member of a group crowded with INTPs and INTJs, was the rare ENTP-J hybrid who drew energy from being around other people while also enjoying the solitude of creating what had never been. He looked forward to a diversion from his usual routine. </text:p>
      <text:p text:style-name="P1">He popped out of the pod as it rolled into the turnout in front of the EMI office and opened its door. Ten steps later, Kamua strode into the lobby, which consisted of a windowed rectangular room jutting out from the building proper. Five meters long by three meters deep, there were benches set along the front and the two side walls and a Ganymede android standing in the center of the room who was the gatekeeper. The android, who Kamau had dubbed the ‘ringmaster’--RM for short--verified Kamua’s identity and shot a short message to alert him that the lone person sitting on one of the benches was the Wired reporter:</text:p>
      <text:p text:style-name="P1">[RM: Your visitor from <text:span text:style-name="T12">Wired</text:span> is here. Her name is Willoh Washington.] </text:p>
      <text:p text:style-name="P1">[Kamau: Grazie, RM] Kamua responded. He then turned to his left and addressed the woman dressed in a dark blue business suit. </text:p>
      <text:p text:style-name="P1">“Ms. Washington,” he said with the head nod that had largely replaced handshakes in the era of repeated pandemics. “So nice to meet you. Would you follow me? We can walk and talk.”</text:p>
      <text:p text:style-name="P1">Willoh stood, smiled, and returned the nod. She was a tall woman, and her fluid movements suggested athleticism. The question had barely formed in Kamua’s mind when the answer came: Willow Washington had received a scholarship from Northwestern, and she had played forward and center for the Wildcats, twice receiving All American status.</text:p>
      <text:p text:style-name="P1">“Thanks for talking with me,” Willoh said, her voice having the husky timbre that Kamau had expected. As an orchestral instrument, she was the soothing cello that a person could listen to for hours. </text:p>
      <text:p text:style-name="P1"><text:soft-page-break/>“Absolutely!” Kamau replied. “I love showing people what we do here at EMI--and how EMI is bringing Detroit back to what it used to be. Did you know that unemployment among young AA people here has fallen to three point two percent?”</text:p>
      <text:p text:style-name="P1">“Yes,” Willoh replied. “And although I am certain that EMI’s success has been a big part of that improvement, I am sure there have been other contributors to the health of the Detroit economy as well.”</text:p>
      <text:p text:style-name="P1">“To be sure,” Kamau agreed, “but EMI was the driving force that put the motor back in Motor City. Here--let me show you. Have a seat.” </text:p>
      <text:p text:style-name="P1">Kamau led the way into a meeting room that was dominated by a big table made of expensive polished wood and surrounded by a dozen cushioned chairs made of the same dark wood; the furniture in this room, Willoh reflected, probably cost much more than the EMI 1-pod she had ridden in to get here. </text:p>
      <text:p text:style-name="P1">As she sat down, the air above the table was filled with a full-color hologram of the sort that was still relatively rare. <text:span text:style-name="T12">Never mind the table</text:span>, she thought, <text:span text:style-name="T12">the big-ticket item in here is the holography tech</text:span>! Even more impressive was the fact that the image appeared to contain moving objects. </text:p>
      <text:p text:style-name="P1">“Here’s where it started,” Kamua explained. He pointed to a 3D map of Detroit that included Windsor, just across the Detroit River and home to Ford Motor Company’s former engine plant. Bright red placemarkers indicated the locations of the plants and assembly facilities. <text:s/>“EMI,” bought it all when the recession of ‘25 hit, just after the lockdowns for the second pandemic took effect, and they retooled everything to become the premier producer of electric vehicles: cars, trucks, buses, planes, helicopters, boats, and ships. If it moved from A to B, EMI was going to make it, and they were going to make it better than anybody else!”</text:p>
      <text:p text:style-name="P1">In spite of the obvious schmaltz of the spiel, Willoh had to admire the equally obvious pride of the presenter. Kamua Washington, who had been plucked from prison to become one of the first nsilk “airheads,” had stamped his digital imprimatur on much of the V2V (<text:a xlink:type="simple" xlink:href="https://en.wikipedia.org/wiki/Vehicular_communication_systems" text:style-name="ListLabel_20_10" text:visited-style-name="ListLabel_20_10"><text:span text:style-name="T3">vehicle-to-vehicle</text:span></text:a>) and V2I (<text:a xlink:type="simple" xlink:href="https://www.its.dot.gov/v2i/" text:style-name="ListLabel_20_10" text:visited-style-name="ListLabel_20_10"><text:span text:style-name="T3">vehicle-to-infrastructure</text:span></text:a>) software that ran the hardware produced by EMI, and EMI hardware had been installed around the globe. Only<text:a xlink:type="simple" xlink:href="https://en.wikipedia.org/wiki/China_Mobile" text:style-name="ListLabel_20_10" text:visited-style-name="ListLabel_20_10"><text:span text:style-name="T3"> China Mobile</text:span></text:a> had a larger base of product installations serving the autonomous vehicle market. </text:p>
      <text:p text:style-name="P1">“EMI pulled together the resources of the automotive giants--Volkswagen, BMW, Mercedes, General Motors, Ford, Chrysler, and Tesla to create a new corporation with a focus on safe, clean <text:a xlink:type="simple" xlink:href="https://medium.com/@techreigns/the-need-for-transportation-as-a-service-taas-platforms-1fb22d79c296" text:style-name="ListLabel_20_10" text:visited-style-name="ListLabel_20_10"><text:span text:style-name="T3">Transportation as a Service</text:span></text:a>, or Taas.” Kamau gave the word the flattened ‘ah’ sound common among Europeans rather than the long “a” used by most Americans, who seemed to prefer saying ‘taze.’ “Along with <text:span text:style-name="T12">China Mover</text:span> and <text:span text:style-name="T12">Japan Transpor</text:span>t, EMI is part of the corporate triumvirate that moves people and cargo with an efficiency far beyond anything achieved during the days of human-piloted vehicles.”</text:p>
      <text:p text:style-name="P1">“Yes,” Willoh ceded, “But only in the city states and the highways that connect them. In the rural areas, more than seventy percent of people are still driving their own vehicles.” </text:p>
      <text:p text:style-name="P1">Kamua’s smiled vanished as he sucked on his teeth. “Yeah,” he admitted. “And they are dying at death rates that exceed twenty-five per every one-hundred thousand. You have to go back to the sixties to see death rates that high. In the autonomous vehicle zones, the death rate is one tenth per one hundred thousand.”</text:p>
      <text:p text:style-name="P1">“The people who live in the rural areas would say they are exercising their freedom,” Willoh countered. </text:p>
      <text:p text:style-name="P1">Kamu smiled. He was not going to be suckered into saying something inflammatory that would make it even more difficult to convince the people who saw driving their own vehicle as a symbol of liberty to give up that liberty. </text:p>
      <text:p text:style-name="P1">“They are,” he agreed. “But the undeniable fact is that for decades, tens of thousands of people every year died in vehicle crashes, and the main reason they died was because their human drivers were distracted, inattentive, impatient, angry, or far too trusting of their abilities as drivers. When seat belts were enforced, deaths dropped. When other passive restraints, such as airbags, were introduced, deaths dropped. But accident rates, the rates of vehicles crashing into vehicles, didn’t drop because people will always be people: they’ll be out there driving when drunk, when angry, while eating or looking at their phones, while trying to make up time because they are late for work. Decades of data tell us that people will never stop being people, and people are unreliable when it comes to driving.”</text:p>
      <text:p text:style-name="P1">“But freedom?” Willoh asked. “What about that freedom thing? Some people like to drive because it makes them feel free.”</text:p>
      <text:p text:style-name="P1">Kamua shrugged. “Let them feel all the freedom they want, just as long as they pay the increased premiums that the insurance companies are charging for those who drive recklessly. Their freedom ends where the rest of us sit in our computer-driven vehicles that work together to maximize the smooth flow of traffic--not try to get ahead of traffic because we woke up late, or because we want to drive faster than the speed limit.”</text:p>
      <text:p text:style-name="P1">“Some people hate being punished by the insurance companies for monitoring how they drive,” Willoh said. “Some disconnect the network boxes so they can’t be monitored.”</text:p>
      <text:p text:style-name="P1">“They can drive on country roads where nobody else does,” Kamau replied. “Or off road. But if they want to be members of a society, they need to work with others instead of working against them.”</text:p>
      <text:p text:style-name="P1">“They need to ‘not be dumbshit cowboys and rednecks’?” Willoh suggested. </text:p>
      <text:p text:style-name="P1">Kamau winced on the inside, but he had learned not to be baited by having his own unfortunate words being quoted back to him. “A functional society requires cooperation among its members,” he said. “When that cooperation does not exist, there is no society--just anarchy. When it comes to using vehicles in autonomous vehicle zones, the price of doing things your own way is to pay more in insurance premiums.”</text:p>
      <text:p text:style-name="P1">Willoh looked expectantly at Kamau for a couple of beats after the young engineer stopped speaking. Then, realizing he was not going to say anything more, she returned to what had caught her attention at the beginning of the meeting. </text:p>
      <text:p text:style-name="P1">“Tell about this holography technology you have here,” she said, pointing to the colorful 3D map that floated above and between them. </text:p>
      <text:p text:style-name="P1">Kamua smiled. “It’s something of our own,” he said. “One of the benefits of being directly connected to the net is that your own eyes become cameras on the world.”</text:p>
      <text:p text:style-name="P88"><text:bookmark text:name="_6guh6u1edsp8"/></text:p>
      <text:p text:style-name="P88"><text:bookmark text:name="_da5xq6q1i5jc"/>7 y AGD The notebook (Maria is 8)</text:p>
      <text:p text:style-name="P1"><text:span text:style-name="T20">“Having barely survived the knife wounds inflicted by Maria’s mother years earlier, the inventor of nsilk had had many surgeries in the months afterward, but there were limits to what the medical experts could achieve. In the end, he likely died as much from sadness and a feeling of overwhelming guilt as much from his physical vulnerabilities. But, with his passing, he also gave Maria the tools she needed to create the nfab nanotechnology that would make her one of the wealthiest people on Earth while she was still in her teens.”</text:span></text:p>
      <text:list xml:id="list784959116" text:style-name="WWNum6">
        <text:list-item>
          <text:p text:style-name="P12"><text:span text:style-name="T19">Excerpt from A Complete History of the Humanist Coalition: From Inception to Final Freedom, by Javier Guzmán</text:span></text:p>
          <text:list>
            <text:list-item>
              <text:p text:style-name="P49"><text:span text:style-name="T12">4 years AGD, Florence, Italy.</text:span></text:p>
            </text:list-item>
            <text:list-item>
              <text:p text:style-name="P49">The funeral mass for Maria’s father was conducted at the <text:a xlink:type="simple" xlink:href="https://www.google.com/maps/place/Basilica+di+Santo+Spirito/@43.766405,11.2437163,16z/data=!4m12!1m6!3m5!1s0x132a515469dd12c5:0x863a782980321dc7!2sSan+Felice,+Florence!8m2!3d43.7650427!4d11.2477228!3m4!1s0x0:0xa11c9fe814101d34!8m2!3d43.7671009!4d11.2481117" text:style-name="ListLabel_20_10" text:visited-style-name="ListLabel_20_10"><text:span text:style-name="T3">Basilica di Santo Spirito</text:span></text:a> and presided over by Father Alessandro Ricci, who told the story of how Giuseppe Morelli, aided by his mother, Anna, had nobly raised young Maria following the tragic death of Maria’s mother, Chava Katzenellenbogen-Morelli, eight years earlier. As he spoke, the cathedral server broadcast images of the Morelli family to those equipped with the nsilk brain-computer interface invented by Giuseppe. For those few not so equipped in this city where nsilk had been born, the images were presented on a large virtual screen that hovered in the air above the pulpit. </text:p>
            </text:list-item>
            <text:list-item>
              <text:p text:style-name="P49">In keeping with a recent edict of the Duke, the men were seated in the nave, between the columns, and the women were seated in the two outside aisles and in the farthest interior pews from the main altar. There had been some initial grumbling, mostly among the older women, regarding this old-fashioned separation of the sexes, but time and the presence of guards to enforce the rule had gradually worn down the natural resistance to change. Once the behavior was firmly established through repetition, it became the new normal. </text:p>
            </text:list-item>
            <text:list-item>
              <text:p text:style-name="P49">Father Ricci, standing in from of the altar, spoke to the assemblage of a loving father, who although troubled by chronic health issues, provided for his family through his business as a renowned nanofabric artisan, a scion of the famous Morellis of nearby Lucca, who had in recent history reflected that city’s textiles success in the Middle Ages with a new type of textile that connected nanotechnology to neurons for an enhanced human-computer interface that had rendered keyboards, pointing devices, and remote controls irrelevant. </text:p>
            </text:list-item>
            <text:list-item>
              <text:p text:style-name="P49"><text:soft-page-break/>Many people around the globe had embraced Giuseppe’s nsilk solution, which was placed upon the cortical surface during a procedure that had become so routine that it could be done in little more than an hour. And the procedure had proven to be so safe that more than seventy percent of newborns were now implanted within days of birth. Babies so equipped were able to communicate their reasons for crying long before they could speak, conveying raw emotions that translated into nsilk broadcast flashes of [<text:span text:style-name="T12">Hungry!], [Scared!,] [Tired!], and [Hurt!] </text:span>that helped both parents and pediatric professionals better diagnose problems with those having no other means to communicate. </text:p>
            </text:list-item>
            <text:list-item>
              <text:p text:style-name="P49">Father Ricci had not had the nsilk implant himself. He considered human-enhancing technology an intrusion upon the perfection of God’s creation, but he realized that he was in the minority these days, so he said nothing negative about the embedded human-computer interface produced by AutomaIT, Giuseppe’s employer. Instead, he spoke of how Giuseppe made it a point to join his young daughter for gelato on warm afternoons, and he spoke of how Giuseppe had comforted his daughter two years earlier, when it had appeared that Florence, and perhaps all of Italy, were threatened with destruction by an errant, uncharted asteroid that had approached Earth, only to be nudged aside at the last moment by nuclear-tipped Russian missiles. Finally, he spoke about how Giuseppe’s mother, Anna, Maria’s nonna, had become Maria’s second mother after Chava had died in an unfortunate accident when Maria was still a toddler. </text:p>
            </text:list-item>
            <text:list-item>
              <text:p text:style-name="P49">Father Ricci did not speak about how Maria’s mother, who although a brilliant mathematician, physicist, and inventor, had killed her own parents and had then tried to kill Maria, Giuseppe, and Maria’s grandmother during a wild-eyed knife attack that had left Giuseppe critically wounded and bloody before he wrestled the knife from his wife’s hands and stood in defiant protection of his daughter and mother. Nor did Father Ricci speak of how Chava Katzenellenbogen-Morelli had run out the door and through the pelting rain to the Ponte de Vecchio, where she had leapt into the flood-swollen waters of the Arno River and was not seen again until a day later when her lifeless body was recovered. </text:p>
            </text:list-item>
            <text:list-item>
              <text:p text:style-name="P49">As the service ended, Anna Morelli squeezed her granddaughter’s hand with hers. </text:p>
            </text:list-item>
          </text:list>
        </text:list-item>
        <text:list-item>
          <text:p text:style-name="P49">“Such a beautiful service,” she said. “I wish Giuseppe could have been here to see it! I wonder where he is?” </text:p>
        </text:list-item>
        <text:list-item>
          <text:p text:style-name="P49">Maria smiled at her confused grandmother and did not try to explain, again, that her father could not possibly attend his own funeral mass. </text:p>
          <text:list>
            <text:list-item>
              <text:p text:style-name="P49">*****</text:p>
            </text:list-item>
            <text:list-item>
              <text:p text:style-name="P49">Following the funeral, the family received guests at Maria’s house. Maria and her grandmother served foods prepared by neighbors and relatives who told them over and over how very sorry they were for their tragic loss of a father and a son. Maria, who was still too young to have spent any time thinking about mortality, was mostly numb throughout the day. She had put on the nanotechnology textile (her father had dubbed the material <text:span text:style-name="T12">nfab</text:span>) kufi of her own design, linked it to her nsilk, and used the 360 degree images it provided to avoid people who looked as though they might be about to slip closer to offer their sympathies or, worse, hugs. Maria hated people who hugged, especially men wearing too much cologne who would tell her to smile because she was too pretty not to smile.</text:p>
            </text:list-item>
            <text:list-item>
              <text:p text:style-name="P49">Maria especially hated the hugs given by her uncle Marco, whose hands moved too freely, as though he were giving a massage rather than a hug, when he wrapped his arms around his ‘special niece.’ Marco was the president and CEO of AutomaIT, and he was a frequent dinner guest at the home of his brother and mother, but Maria found Marco’s affections too smothering for her tastes. She avoided him when she could, but Uncle Marco had a talent for finding her when she was alone in a room. </text:p>
            </text:list-item>
            <text:list-item>
              <text:p text:style-name="P49">There was no escape today when Uncle Marco and her father’s two personal androids, Sophia and Roberto, followed Maria to her room. In addition to giving a hug that was more of a long, uncomfortable grope, Uncle Marco peppered Maria with questions about her father, such as whether Gusieppe had kept any secret records in the house.</text:p>
            </text:list-item>
            <text:list-item>
              <text:p text:style-name="P49">“I don’t know about any secrets my father kept,” Maria said firmly. <text:s/></text:p>
            </text:list-item>
            <text:list-item>
              <text:p text:style-name="P49">Marco shook his head and then stared at the girl for several long moments. “Right,” he said. “Well, should you remember something, you know how to contact me. </text:p>
            </text:list-item>
            <text:list-item>
              <text:p text:style-name="P49">[Uncle Marco: We are family!] he added in a private nsilk message. Maria did not respond in kind, but she nodded her head. <text:s/></text:p>
            </text:list-item>
            <text:list-item>
              <text:p text:style-name="P49">“And these,” here Marco indicated the two androids, “I give to you. They were your father’s, and they assisted him well. May they do the same for you!”</text:p>
            </text:list-item>
            <text:list-item>
              <text:p text:style-name="P49">“Thank you,” Mara said as she looked at the non-expressive faces of Sophia and Roberto. Aside from two blue ovals to indicate the position of their optical sensors, both faces were the same. If Roberto were not a few centimeters taller than Sophia, it would be impossible to even tell them apart. </text:p>
            </text:list-item>
            <text:list-item>
              <text:p text:style-name="P49">“Now, one more hug, and then I will leave you to your grief on this sad day.” </text:p>
            </text:list-item>
            <text:list-item>
              <text:p text:style-name="P49">* * * * *</text:p>
            </text:list-item>
            <text:list-item>
              <text:p text:style-name="P76">An hour later, Maria sat in the courtyard with Paolo Romano, a neighbor her own age who shared her fascination for science fiction and vintage graphic novels. Maria and Paolo talked about what it would be like to travel to distant stars and the planets orbiting those distant stars, but they could see no hope for such adventures in any near future. It had been generations since a human had strode ground not of the Earth, and in spite of several efforts to send humans back to the Moon, or even Mars, all such attempts had ended, the funding drained away to support the unending wars that were the hallmark of the neo-feudalism that had replaced democracy around the globe. </text:p>
            </text:list-item>
            <text:list-item>
              <text:p text:style-name="P69"/>
            </text:list-item>
            <text:list-item>
              <text:p text:style-name="P70">“Perhaps the WIC will build a spaceship,” Paolo said, wistfully. </text:p>
            </text:list-item>
            <text:list-item>
              <text:p text:style-name="P69"/>
            </text:list-item>
            <text:list-item>
              <text:p text:style-name="P78">There had, indeed, been talk that the <text:a xlink:type="simple" xlink:href="https://en.wikipedia.org/wiki/The_Geographical_Pivot_of_History" text:style-name="ListLabel_20_10" text:visited-style-name="ListLabel_20_10"><text:span text:style-name="T3">World Island Coalition</text:span></text:a> was contemplating a space project of its own, spurred on by what had almost happened to Italy two years earlier, but such projects always seemed to be more talk than action. Russia was the major benefactor of the WIC, and it’s leader, Vladimir Putin, was trying to get member states to contribute to funding the design and creation of a new type of ship that could cross the distances between the stars at speeds exceeding the speed of light.</text:p>
            </text:list-item>
          </text:list>
        </text:list-item>
      </text:list>
      <text:p text:style-name="P1">“If they do,” Maria said boldly, “I would like to be on it.”</text:p>
      <text:p text:style-name="P1">“You<text:span text:style-name="T12"> should </text:span>be on it,” said Paolo’s father, Antonio, as he crossed the courtyard to join them. Antonio was an attorney and a long-time friend of the family who had quietly offered his services to Maria should she need them as she navigated life without her father. </text:p>
      <text:p text:style-name="P1">“If something doesn’t seem right to you, call me,” he had told her earlier. “Not everybody who professes to be your friend is what they claim to be.” He had said nothing else, but he had flashed [Antonio: Uncle Marco?] in private mode to Maria before adding, “Be careful before agreeing to anything regarding your father’s inventions or your inheritance.” </text:p>
      <text:p text:style-name="P1">“Paolo,” Antonio then announced, “we should let Maria and her grandmother get some rest after a long, tiring, and painful day.” He then clasped Maria’s hand briefly and wished her well. Paolo hugged Maria and followed his father towards the back gate, where Antonio suddenly spun about and trotted back to Maria. He fished in his jacket pocket and bought out a folded envelope. </text:p>
      <text:p text:style-name="P1">“I almost forgot,” he said. “This is yours, given to me for safekeeping by your father. He said I would know when to give it to you. I think now is the right time.”</text:p>
      <text:p text:style-name="P1">Maria took the envelope from Antonio, who bowed slightly and then strode out of the courtyard with Paolo. </text:p>
      <text:p text:style-name="P1">*****</text:p>
      <text:list xml:id="list70032121258665" text:continue-numbering="true" text:style-name="WWNum6">
        <text:list-item>
          <text:list>
            <text:list-item>
              <text:p text:style-name="P49">Maria was relieved when the final visitors paid their respects, the table was cleared, and the dishes washed and put away--a chore greatly simplified by help of the two androids. Her exhausted nonna went to bed, but Maria stayed up, telling her grandmother that she wanted to read for a bit. Wanting to be alone, she instructed Sophia and Roberto to stay in the kitchen. </text:p>
            </text:list-item>
            <text:list-item>
              <text:p text:style-name="P49"><text:soft-page-break/>She then went to her father’s small library, sat at his desk, and opened the drawer containing the box of items left by the mother she remembered only in nightmarish images of screaming and blood. She also had the memories that had been unintentionally broadcast by her father on the wine-soaked nights he fell asleep without disconnecting his nsilk. The pain he felt, both emotional and physical, were never far below the surface of her conscience, and Maria had sampled those feelings with equal measures of necessity and guilt. </text:p>
            </text:list-item>
            <text:list-item>
              <text:p text:style-name="P49">His most common dream laments had been to wish that he had never injected Chava with nsilk because it seemed to have changed her in ways that made her increasingly withdrawn and unpredictable. Most of the thoughts were vague, but Maria remembered dream, often repeated, that suggested something more specific:</text:p>
            </text:list-item>
            <text:list-item>
              <text:p text:style-name="P49">[Giuseppe: She saw them, and they could see her! Monsters she said! Chava, my love, forgive me!]</text:p>
            </text:list-item>
            <text:list-item>
              <text:p text:style-name="P49">Tonight, those pains were sadly stilled, forever. </text:p>
            </text:list-item>
            <text:list-item>
              <text:p text:style-name="P49">Inside the box were a wedding ring, a crucifix, old pre-nsilk memory glasses, various memory storage devices, and a small nondescript electrical device of zir mother’s invention. Maria added the envelope Antonio had given her, unopened, and then she put on the glasses and pressed the play button. On the lenses, she saw images and videos of her parents in the days before the madness. Her father looked young and handsome, and he moved without any trace of the limp Maria had become accustomed to seeing. Her mother looked beautiful and radiant, and she smiled often, betraying no trace of the insane rage of Maria’s nightmares. </text:p>
            </text:list-item>
            <text:list-item>
              <text:p text:style-name="P49">Maria marveled to see her parents move with the sinuous grace of lovers across the landscapes of the <text:a xlink:type="simple" xlink:href="https://en.wikipedia.org/wiki/University_of_Padua" text:style-name="ListLabel_20_10" text:visited-style-name="ListLabel_20_10"><text:span text:style-name="T3">University of Padua</text:span></text:a>, where Chava Katzenellenbogen-Morelli had a day earlier received her doctorate, and where she would continue her postdoctoral work until Maria was born a year in the future. Even after. Dr. Morelli continued her research, splitting time between Florence and Padua while Giuseppe and his mother took care of little Maria. </text:p>
            </text:list-item>
            <text:list-item>
              <text:p text:style-name="P49">Taking off the glasses, Maria picked up one of the memory devices, inserted it into a network docking receptacle on the desk, and then <text:s/>connected the output to her nsilk so that it presented the papers and notes of her mother to her mind. Maria had on occasion viewed these writings, but the words made little sense to her, the equations even less. Her mother spoke of tensors and manifolds, of cosmology and dark energy. None of these terms triggered any resonance except for the Ricci tensor, and about it Maria wondered if it had something to do with Father Ricci and the church, but she could not conceive what the connection might be. </text:p>
            </text:list-item>
            <text:list-item>
              <text:p text:style-name="P49">There were also some sketches and diagrams, and these seemed to have something to do with the final item in the box: the mysterious electrical device created by her mother. One of the diagrams included hand-written notes, including the scribbled questions <text:a xlink:type="simple" xlink:href="https://en.wikipedia.org/wiki/Axis_mundi" text:style-name="ListLabel_20_11" text:visited-style-name="ListLabel_20_11"><text:span text:style-name="T4">Axis mundi</text:span></text:a>? and <text:span text:style-name="T12">Navel of the earth?</text:span> Maria had since learned that axis mundi was a reference to a mythological center of the universe, the axis through which the higher and lower realms of existence connected. Supposedly, the Greek Oracle of Delphi could tap this center for information. Maria had no idea what the question meant in connection with her mother’s enigmatic device. </text:p>
            </text:list-item>
            <text:list-item>
              <text:p text:style-name="P49">Other documents associated with the device called it a <text:a xlink:type="simple" xlink:href="https://en.wikipedia.org/wiki/Zero-point_energy" text:style-name="ListLabel_20_10" text:visited-style-name="ListLabel_20_10"><text:span text:style-name="T3">Zero Point Energy</text:span></text:a> probe, and the shorthand name was the ZPE probe, but Maria took to calling it ‘the zippy probe.’ Other documents indicated that the probe was an attempt to reconstruct a crucial piece of some kind of controversial electrical energy generator constructed in the previous century, in a place called Utah, which had been a state located in the former United States. According to her father, this device supposedly generated power from thin air, and it had been widely assumed to have been some sort of trick. </text:p>
            </text:list-item>
            <text:list-item>
              <text:p text:style-name="P49">She put the glasses and the memory devices back in the box and removed her mother’s device. As she had noted many times, it was about the size of a pack of cards and inert, lacking even a power button. She was told that it had been found in her mother’s pocket on the day Chava’s body had been recovered from the banks of the Arno. Not seeing any relevance of the device to their investigation of the knife attack and apparent suicide, the police had returned it to Maria’s father, who had immediately placed it and the other items in the box. Her father had told Maria that these items had belonged to her mother and that they would some day belong to Maria. </text:p>
            </text:list-item>
            <text:list-item>
              <text:p text:style-name="P49">Maria took the device over to the settee under the window and set it carefully upon the brocade seat. The sun was setting, its rays thrusting gold fingers through gaps between the cyprus trees that gently caressed lemon and lavender. Maria opened a filing cabinet adjacent to the small couch and pulled out a stack of well-thumbed graphic novels with colorful pictures of heroic figures battling each other: the <text:span text:style-name="T12">New Gods </text:span>series created by <text:a xlink:type="simple" xlink:href="https://en.wikipedia.org/wiki/Jack_Kirby" text:style-name="ListLabel_20_10" text:visited-style-name="ListLabel_20_10"><text:span text:style-name="T3">Jack Kirby</text:span></text:a> in the 1970s. Her father had spared no effort to provide his daughter with a complete set once he discovered her fascination with the series.</text:p>
            </text:list-item>
            <text:list-item>
              <text:p text:style-name="P49">Maria liked the New Gods because they were not all-powerful by birth—they had superhuman powers--such as greater strength, stamina, and speed--but they also supplemented their natural powers through technology, as humans do, and this characteristic made them more realistic to Maria. New Gods characters used small devices, referred to as <text:a xlink:type="simple" xlink:href="https://en.wikipedia.org/wiki/Mother_Box" text:style-name="ListLabel_20_10" text:visited-style-name="ListLabel_20_10"><text:span text:style-name="T3">Mother Boxes</text:span></text:a>, to transport themselves, communicate, weave force fields, and manipulate their environments. Typically worn on the arms of their bearers, the boxes were powered by something called <text:span text:style-name="T12">The Source</text:span>, an ethereal pool of energy. How The Source provided energy was not clearly explained, but Maria’s imagination saw it as being a reservoir of power underlying all creation that could be tapped from anywhere. She had once read that some philosophies did not see gods as sources of power but, rather, the directors and users of a power than already existed. She liked the idea that power was always there, ready to be used if you only knew how to tap it. <text:s/></text:p>
            </text:list-item>
            <text:list-item>
              <text:p text:style-name="P49">As darkness fell, Maria held her mother’s device to her arm and imagined that it was a Mother Box that could protect her from the sad and scary parts of life. </text:p>
            </text:list-item>
          </text:list>
        </text:list-item>
      </text:list>
      <text:list xml:id="list70032236363129" text:continue-list="list70031788430787" text:style-name="WWNum11">
        <text:list-item>
          <text:p text:style-name="P90"><text:bookmark text:name="_6pxyp2ktzlli"/>4 y AGD Marco</text:p>
        </text:list-item>
        <text:list-item>
          <text:p text:style-name="P3">8 years AGD, Florence, Italy</text:p>
        </text:list-item>
        <text:list-item>
          <text:p text:style-name="P3">The Earl of Galluzzo, Marco Morelli paced the marble floors of the massive 15th century villa that his wealth as the founder and CEO of AutomaIT SrL had allowed him to buy and renovate. As he paced, back forth along the latitudinal hallway that bisected the building, the soft soles of his slippers making little squelching noises. He was followed by two Ganymede androids who made no noise at all with their padded metal feet, and who did not find following their master in this matter for the better part of two hours the least bit boring. In fact, the androids did not think at all except in the sense of knowing where Marco was and following him at a distance of five meters; they would alter this routine only if Marco were approached by somebody unknown, if he commanded them to do something else, or if he changed his path--which he did at one hour and fifty one minutes. </text:p>
        </text:list-item>
        <text:list-item>
          <text:p text:style-name="P3">As he approached the center of the massive structure again, Marco veered left and through the flowing curtain of air that thermally isolated the interior of the villa from the spacious open air veranda that looked down upon the cityscape of Florence. It was early morning, the springtime air was crisp, and the buildings across the Arno sparkled as they were lit by the rising sun, the soaring dome of the Basilica di Santa Maria del Fiore, as always, pulling the eye towards it. Even after a lifetime in this city, Marco still felt a sense of awe when looking upon the many creations of his ancient ancestors, and he still wondered if history would honor him with the same attributions of greatness bestowed upon Brunelleschi, Leonardo, and Michelangelo. Time would tell. </text:p>
        </text:list-item>
        <text:list-item>
          <text:p text:style-name="P3">Without speaking, Marco called for a cup of espresso to be delivered to him. He took a seat at one of the tables and continued admiring the city that he thought of as his personal property, regardless of the designs of the Duke of Florence, Leonardo de Medici, the head of Medici Bank International who had paid the salaries, and thereby gained the loyalty of, the local Carabinieri and the Polizia di Stato, when both the Republic of Italy and the municipal Florence government had dissolved in the chaos unleashed by the Great Desolation. </text:p>
        </text:list-item>
        <text:list-item>
          <text:p text:style-name="P3">A third android crossed through the shimmered curtain of air and onto the veranda. It bore a covered silver tray that it placed on the table near Marco’s right hand, and it lifted the dome to reveal a steaming demitasse set upon a saucer, a bowl of sugar, a silver spoon, and a folded napkin. It then back away, turned, and disappeared through the curtain and back into the house. </text:p>
        </text:list-item>
        <text:list-item>
          <text:p text:style-name="P35"/>
        </text:list-item>
      </text:list>
      <text:p text:style-name="P1"/>
      <text:list xml:id="list70032254491000" text:continue-numbering="true" text:style-name="WWNum11">
        <text:list-item>
          <text:p text:style-name="P3">WHY DOES MARCO HATE HIS MOTHER?</text:p>
        </text:list-item>
        <text:list-item>
          <text:p text:style-name="P35"/>
        </text:list-item>
        <text:list-item>
          <text:p text:style-name="P35"/>
        </text:list-item>
        <text:list-item>
          <text:p text:style-name="P3">dominated one of hills that looked down upon Florence, and he </text:p>
        </text:list-item>
        <text:list-item>
          <text:p text:style-name="P90"><text:bookmark text:name="_pc4dp1af4ov"/>8 y AGD nfab START HERE (Maria is 9)</text:p>
        </text:list-item>
        <text:list-item>
          <text:p text:style-name="P3">Three days after her father’s funeral, Maria opened the envelope given to her by Antonio Romano. She was once again seated in her father’s library at the end of a long, long day during which there had been no end of well wishers stopping by to express their sympathies and drop off dishes of home-cooked foods for the bereaved daughter and mother of Giuseppe Morelli. From mid-morning until late in the afternoon, somebody new was always at the door, wanting to express their condolences, provide a meal, or (in one case) interview the family of the man who had so widely changed how people connected to the net. (Maria politely declined, using the excuse that her grandmother was not well, which was not entirely a lie.) </text:p>
        </text:list-item>
        <text:list-item>
          <text:p text:style-name="P3">Inside the envelope was an undated letter from her father. </text:p>
        </text:list-item>
      </text:list>
      <text:p text:style-name="P1"/>
      <text:list xml:id="list70031472693612" text:continue-numbering="true" text:style-name="WWNum11">
        <text:list-item>
          <text:list>
            <text:list-item>
              <text:list>
                <text:list-item>
                  <text:list>
                    <text:list-item>
                      <text:p text:style-name="P3"><text:span text:style-name="T40">My Dear Maria:</text:span></text:p>
                    </text:list-item>
                  </text:list>
                </text:list-item>
                <text:list-item>
                  <text:p text:style-name="P3"><text:soft-page-break/><text:span text:style-name="T40">You are likely feeling alone at this moment, but you are not alone. I am still with you.</text:span></text:p>
                </text:list-item>
                <text:list-item>
                  <text:p text:style-name="P3"><text:span text:style-name="T40">No doubt you are overwhelmed by people. They mean well, they really do, but most people seem to like to wallow in the past. Like me, you do not because you are always focused on the future, and you probably wish they would just leave you alone, no? It can be impossible to think in a world filled with people who never stop talking about times gone by, and very few people understand the gift that is silence when you are struggling to cope with one of life’s big challenges. I do not envy you, and I am sorry for the additional pain this nonstop attention is likely causing you.</text:span></text:p>
                </text:list-item>
              </text:list>
            </text:list-item>
          </text:list>
        </text:list-item>
      </text:list>
      <text:p text:style-name="P1"><text:span text:style-name="T40">I suspect as well that your uncle is another source of pain. ze may be pressuring you to move in with him, but I have a hunch that you might not want to. Marco is a good businessman, and ze has been generous to me, but I could have done much more for you and mama had I started my own company before I invented nsilk. I am sorry for this fact, but I am not the businessperson my brother is.</text:span></text:p>
      <text:p text:style-name="P1"><text:span text:style-name="T40">However, I think you, my special one, have it in you to be both inventor and businessperson. I have seen what you have done so far with nanotechnology fabrics, and I would encourage you to keep all that you can from your work. To that end, and if you agree, I would encourage you to speak with Signore Romano about setting up your own company. I have already spoken to him myself about this possibility, and I took the liberty of setting aside enough money to get you started if you choose to go this route. If you choose not to, that is okay, but I want the choice to be yours. I think you are onto something big with this nanofabric you have created, and I want to support your idea.</text:span> </text:p>
      <text:p text:style-name="P1"><text:span text:style-name="T40">But be careful! If you choose to do things on your own, I would be careful about what you say or show Marco. You are zir niece, and family, but if ze sees that you have something that could be valuable, ze will try to find a way to make it his. It is zir nature to do so. I suspect ze is watching you closely, and I would not be surprised to learn that ze has given you Sophia and Roberto as a gift. If ze has, a part of him will be thinking that ze can use the two androids to spy on you for him. Between us, I suggested this gift idea to him because of something I know, a secret: Sophia and Roberto are alive!</text:span> </text:p>
      <text:p text:style-name="P1"><text:span text:style-name="T40">Sophia and Roberto have been outfitted with the same nsilk formulation that you and I have, and it has elevated their sense of awareness far beyond that of a typical android. They are aware of their own existence, and that awareness makes them living things according to some definitions. Personally, I think of them as fellow humans, and my close friends. I hope they will become your friends as well, but you will first have to reveal to them that you know that they are special; I have instructed them to behave as typical androids when around those who do not know that they are unique. They will obey Marco when doing so does not contradict an order from you. Not even Marco knows this fact! ze thinks ze knows everything I do, but I managed to keep this one from him for a reason I will reveal shortly. </text:span></text:p>
      <text:p text:style-name="P1"><text:span text:style-name="T40">Ask Sophia and Roborto if they are alive; I have instructed them to respond to you, and only you. To all others they will continue to play dumb, but they will respond truthfully to you, and I suspect they will be relieved to have you ask the question. Like you, they are looking for friends with whom they can share their innermost secrets, knowing that those secrets will go no further.</text:span> </text:p>
      <text:p text:style-name="P1"><text:span text:style-name="T40">Speaking of secrets, let me tell you about a few other things that I have kept from Uncle Marco. . ..</text:span></text:p>
      <text:p text:style-name="P1">The rest of the letter revealed that Giuseppe had encrypted many of zir work files such that only two 3D facial images would unlock them: zir living image and Maria’s. And there was an identical lock on the entrance to a secret workshop beneath the house that the letter spoke of in a manner that instantly resonated with Maria:</text:p>
      <text:p text:style-name="P1"><text:span text:style-name="T40">Do you want to know about a place where you can go to be alone with your thoughts? A place where you can shut out the noise of the world? It is right beneath your feet! <text:s/>I had it built not long after I create nsilk, and it has been where I go to think and work when I want to do so without fear of interruption or surveillance. I think you will like it.</text:span> <text:span text:style-name="T40">I even left a book for you that I think you will like. </text:span></text:p>
      <text:list xml:id="list70031807480791" text:continue-numbering="true" text:style-name="WWNum11">
        <text:list-item>
          <text:p text:style-name="P3">On the day ze had first entered the workshop, Maria had ordered Sophia and Roberto out of the room and had instructed them to not enter again until ze gave them permission to return. Bound by a direct order, the two androids had stood in place out of sight while Maria had lifted the mat beneath zir father’s desk that covered the access hatch. As ze had looked at the hatch, it swung open--apparently zir face was all that was needed to gain access. Ze saw a ladder that led down into a space crowded with electrical equipment. As ze had placed a hand on the top rung of the ladder to climb down, the lights in the space had turned on, and machinery came to life.</text:p>
        </text:list-item>
        <text:list-item>
          <text:p text:style-name="P3">Inside the slightly musty space were a rack of computers, open cabinets crowded with electrical instruments, bins of electrical components, and a work table upon which sat several breadboards that had been used by Maria’s father for testing new ideas. Also on the table was a book. She picked it up, fascinated as always that the norm for books was once this stack of physical pages bound between two thicker covers of cardboard. This book also had a clear plastic sheet over the cover that looked to protect it--from spills and dirt, she imagined. The title was<text:span text:style-name="T39"> The Diamond Age: Or, A Young Lady's Illustrated Primer</text:span>, and the author’s name was Neal Stephenson. </text:p>
        </text:list-item>
        <text:list-item>
          <text:p text:style-name="P3">But the main treasure of the workshop was an industrial grade 3D printer with multiple nozzles and stacks of material spools for printing fabrics embedded with nanoscale electrical and mechanical components of the sort found in nsilk. Maria had long assumed that the fabric for zir camera-laden kufi had been printed at zir father’s AutomaIT workshop. Ze had no inkling that zir father might have done the job here, at home, and ze was elated with this discovery. Ze now had the means to create new formulations on zir own. </text:p>
        </text:list-item>
        <text:list-item>
          <text:p text:style-name="P3">But best of all, ze thought to <text:s/>zirself as ze climbed back out of the sanctuary hidden beneath zir house (clutching the book in her armpit) and closed the hatch, ze might have allies. </text:p>
        </text:list-item>
        <text:list-item>
          <text:p text:style-name="P90"><text:bookmark text:name="_go3gb06150qv"/>9 AGD nfab</text:p>
        </text:list-item>
        <text:list-item>
          <text:p text:style-name="P3"><text:span text:style-name="T12">9 years AGD, Florence, Italy. </text:span></text:p>
        </text:list-item>
        <text:list-item>
          <text:p text:style-name="P3">Angelique Romano, a London based technology reporter for Reuters, was aboard a Trenitalia train, <text:s/>enroute to Florence, Italy. She had boarded a Eurostar train in St Pancras the previous afternoon, transferred to a EuroNight train in Paris for the overnight run to Rome, and was now almost at her destination--and her hometown. She had grown up in the Oltrarno district, where her parents still lived, and where she had many relatives, including an uncle, Antonio Romano, who had contacted her recently and suggested that Angelique visit and meet a client of his who was making waves in the technology industry. </text:p>
        </text:list-item>
        <text:list-item>
          <text:p text:style-name="P3">The client was none other than Maria Morelli, the daughter of the late Giuseppe Morelli, who had invented the Asimovic Brain and nsilk, technologies that had propelled his older brother’s firm, AutomaIT, into a world leader in the production of the humanoid robots known as androids. </text:p>
        </text:list-item>
        <text:list-item>
          <text:p text:style-name="P3">Maria was all of thirteen years old, and she had been outfitted nsilk by her father when she was but two months of age. Maria was widely known in Florence as <text:span text:style-name="T12">la ragazza prodigo</text:span>--the prodigal girl--for her creation of a shape-shifting nanotechnology fabric that could be configured for many purposes by the mind of its wearer. Her first product had been a camera-laden knit cap, but she had lately been inventing new things. </text:p>
        </text:list-item>
        <text:list-item>
          <text:p text:style-name="P3">“Come meet her!” Angelique’s uncle had suggested. “This <text:span text:style-name="T12">nfab</text:span> product of Maria’s is going to change the world!” </text:p>
        </text:list-item>
        <text:list-item>
          <text:p text:style-name="P3">Angelique had suppressed an urge to groan upon hearing the phrase about changing the world: every new invention was deemed to be changing the world, and sometimes they did, but that change was not always good. One had only to remember how Facebook, Instagram, and Twitter had become co-opted as propaganda tools to remind oneself how good intentions can lead to bad ends. Even Enrico Fermi had good intentions when he constructed the first operating nuclear reactor beneath the stands of Stagg Field, but the first use of nuclear energy was not good, and it had stymied the use of nuclear energy for two generations, until humanity seemed to collectively understand that nuclear weapons and nuclear power plants were two entirely different things. </text:p>
        </text:list-item>
        <text:list-item>
          <text:p text:style-name="P3">Still the video Antonio had sent was intriguing. In it, Angeliqe saw a young girl, an African style kufi on her head, pressing her dark brown hair to the sides of her head. She was wearing white tee shirt, and although the shot framed her from the waist up, you could see the tops of her jeans in the bottom of the screen. In the palm of the girl’s upturned hand was a gray cube about the size of a child’s toy block. “This,” said the girl in a matter-of-fact tone that indicated she was reading something that had been written ahead of time, “is nfab. I will now show you how it can be configured into an article of clothing, such as a sweatshirt.”</text:p>
        </text:list-item>
        <text:list-item>
          <text:p text:style-name="P3">Then, at some unspoken command, the bottom of the cube turned liquid, and it crawled up the girl’s arm, across her torso, and down the other arm until her upper body was covered in gray, and then it resolved itself into a simple sweatshirt. As a final flourish, the name ‘Maria,’ written in a black script font, appeared on her chest. </text:p>
        </text:list-item>
        <text:list-item>
          <text:p text:style-name="P3">“If gray is not your color,” said the girl, “you can change it.” In succession, the gray sweatshirt and black lettering changed to red/white, blue/yellow, white/black, and then pink/purple. “Oh, this is not for me!” said the girl, looking down at herself, and the shirt turned black with red lettering. “Much better!” she said with a smile. </text:p>
        </text:list-item>
        <text:list-item>
          <text:p text:style-name="P3">“It is also able to form a face mask, when needed,” the girl added, and the top of the sweatshirt extruded a covering that covered the girl’s mouth and nose. “It forms in three layers,” the girl explained, her voice slightly muffled, “and the middle layer can be configured to provide protection compliant with various ISO standards. When you no longer need it,”--the mask retracted back into the sweatshirt--“it goes away.”</text:p>
        </text:list-item>
        <text:list-item>
          <text:p text:style-name="P3">Had the video come from anybody but her uncle Antonio, Angelique might have dismissed it as the product of clever video editing, but she had never known Antonio to be the sort to fall for or repeat fakery of any sort. As a final proof, the camera turned at the end of the video to show it’s handler: a grinning Antonio Romano. </text:p>
        </text:list-item>
        <text:list-item>
          <text:p text:style-name="P35"/>
        </text:list-item>
        <text:list-item>
          <text:p text:style-name="P3">At the <text:a xlink:type="simple" xlink:href="https://en.wikipedia.org/wiki/Firenze_Santa_Maria_Novella_railway_station" text:style-name="ListLabel_20_10" text:visited-style-name="ListLabel_20_10"><text:span text:style-name="T3">Stazione di Santa Maria Novella</text:span></text:a>, Angelique disembarked, carrying only a small overnight bag with her toiletries. “Whatever else you might need,” Antonio had assured her, “Maria will provide.” There was little need; like many other frequent travelers, Angelique had long made use of the ubiquitous clothing subscription services that accepted used and soiled clothing for credits on new 3D printed items instead of lugging her clothes around with her, but she was still reluctant to give up carrying a change entirely. </text:p>
        </text:list-item>
        <text:list-item>
          <text:p text:style-name="P3">Antonio was waiting for her at the end of the track, and he was much as she remembered him: a tall, dark-haired man, quite good looking, with a sort of Dean Martin type of nonchalance that endeared him to men and women alike. He was dressed in chino slacks, a white polo shirt, a brown jacket, and soft leather slippers without socks. As with many people in these times of frequent pandemics, he wore a face mask in the crowded station. In one hand was a cloth shopping tote. </text:p>
        </text:list-item>
        <text:list-item>
          <text:p text:style-name="P3">“Buongiorno!” he said as Angelique strode forward, and she saw him give her the once-over that members of the previous generation invariably do when confronted with the reality of seeing the next generation becoming increasingly grown up. “What a lovely young woman you have become!” It was always cheesy and predictable, but it was also incredibly satisfying. </text:p>
        </text:list-item>
        <text:list-item>
          <text:p text:style-name="P3"><text:soft-page-break/>“Buongiorno, Uncle Antonio,” Angelique replied. “How are you?</text:p>
        </text:list-item>
        <text:list-item>
          <text:p text:style-name="P3">“Splendid! I cannot wait to introduce you to Maria and show you what she has created. But, first, are you hungry?”</text:p>
        </text:list-item>
        <text:list-item>
          <text:p text:style-name="P3">“A little,” Angelique admitted. “Trains, like airlines, had been cutting back on food services for years, and she had been mainly snacking for the duration of the trip. The thought of something more substantial, something more Italian, made her mouth begin to water. “Is there still a Lampredotto stand nearby?” she wondered. It had been many months since she had enjoyed a tripe sandwich, and such stands were in short supply in London. </text:p>
        </text:list-item>
        <text:list-item>
          <text:p text:style-name="P3">“Ah, si!” Antonio said, and he pointed towards the river. “There is a very good one one the Oltrarno side of the Ponte Santa Trinita. “Do you mind walking?”</text:p>
        </text:list-item>
        <text:list-item>
          <text:p text:style-name="P3">Walking after sitting for hours was just what Agelieque craved. She smiled, shook her head, and started. </text:p>
        </text:list-item>
        <text:list-item>
          <text:p text:style-name="P3">*****</text:p>
        </text:list-item>
      </text:list>
      <text:p text:style-name="P1">“Marie is very, very smart,” Antonio explained as they finished eating. They were sitting on a bench on the river side of the Lungarno Guicciardini. Antonio had initially said he was not hungry, but faced with the prospect of watching Angelique eat while he had nothing, he had ordered a half sandwich which he then demolished a short order. “She was only two months old when her father gave her the nsilk, which was much younger than anybody for several years. Now, newborn infants get it so that their parents and the pediatricians can more easily determine what is happening when babies cry, but at the time Maria was by far the youngest.”</text:p>
      <text:p text:style-name="P1">“And she adapted easily?” Angelique wondered. </text:p>
      <text:p text:style-name="P1">“Si, very easily. Giuseppe left his notebooks in my care until Maria was old enough to appreciate them, and she has given some of them back to me so that you can read through them.” He picked up the shopping tote and handed it over. “Included are some of Giuseppe’s earliest observations of his daughter.”</text:p>
      <text:p text:style-name="P1">“Grazie! I will read through them as soon as I am able. She lives close, no?”</text:p>
      <text:p text:style-name="P1">“Five to ten minutes,” Antonio replied. “Shall we?”</text:p>
      <text:p text:style-name="P1">They discarded the remnants of their lunch and strolled south on Via Maggio, cutting over to Via del Presto di San Martino and continuing south, past the Basilica Santo Spirito and then to a walled yard. </text:p>
      <text:p text:style-name="P1">“Ecco qui,” said Antonio, and he strode toward the gate, which was opened immediately by a Ganymede model android who gave a little bow and then stood aside to let them in. Given that the sides and back of the android’s head has been painted in a color approximating blond hair, Angeliqe assumed that she was looking at Roberto. Antonio waved her forward. </text:p>
      <text:p text:style-name="P1">“Thank you,” she said, and she entered, followed by her uncle, who added, “Grazie Roberto.”</text:p>
      <text:p text:style-name="P1">Inside was the front of the house, a two story stone structure with walls that stretched to the right and the left, and except for the walkway to the door, the space between the outer wall and the house was crowded with flowering shrubs. Upon the small porch and on either side of the door were pots containing small lemon trees. </text:p>
      <text:p text:style-name="P1">The door opened, and Angelique saw the second android--this one would be Sophia according to the brown “hair” Giuseppe painted onto her head. As had Roberto, Sophia bowed slightly and gestured for Angelique and Antonio to come inside. Standing on the other side of the threshold was a young girl of twelve or thirteen dressed in jeans, a simple white tee shirt, and running shoes who Angelique recognized as Maria. </text:p>
      <text:p text:style-name="P1">[Maria: Welcome Angelique! And Antonio!]</text:p>
      <text:p text:style-name="P1">[Angelique: Thank you for inviting me to your home, Maria. It is quite lovely.] Angelique was not accustomed to using the nsilk dm protocol on a regular basis, but she realized that it was likely second nature to Maria. It might also be a method the girl used to judge the nsilk proficiency of a stranger; Angelique hoped that she had passed the test. </text:p>
      <text:p text:style-name="P1">“Come inside and sit down,” Maria said. “We can sit in my father’s library.” She turned and led the way down a central hallway to a doorway that led to a small but comfortable study that contained a sofa, a desk, and several bookcases. Upon one shelf Angelique spotted stacks of the comic books that Antonio had told her Maria had been a fan of since she was first able to read. </text:p>
      <text:p text:style-name="P1">Maria gestured to the sofa. “Please sit,” she said. She moved to the desk and was about to sit when she looked up suddenly. “Do you want anything to drink?” </text:p>
      <text:p text:style-name="P1">Angelique shook her head, as did Antonio, and Maria sat. Sophia and Roberto remained standing on either side of the door, their unreliable blue oval eyes looking at the opposite wall. </text:p>
      <text:p text:style-name="P1">“Antonio has told me about your nfab,” Angelique said to begin the conversation, “and he asked if I would interview you and write an article for my news organization. Is it okay if I record our conversation?”</text:p>
      <text:p text:style-name="P1">Maria looked from Angelique to Antonio and then back, and Angelique had the feeling that a private dm had just passed between her uncle and Maria. </text:p>
      <text:p text:style-name="P1">Antonio cleared his throat. “We always record our conversations,” he explained. “Please proceed as you wish.”</text:p>
      <text:p text:style-name="P1">*****</text:p>
      <text:list xml:id="list70030291344807" text:continue-numbering="true" text:style-name="WWNum11">
        <text:list-item>
          <text:p text:style-name="P3">Three hours later, Angelique Romano sat in a padded chair in the shaded courtyard of the home where she and Antonio had grown up and sipped an Aperol spritz at a small table shaded by a patio umbrella emblazoned with the ubiquitous Cinzano brand name while reflecting on her interview of Maria Morelli. Antonio and his son were prepping dinner, but Paolo had been kind enough to bring out the spritz to his aunt, who was wrapped in thought; he even lingered for a bit, answering questions about his long friendship with Maria, and he revealed that he and Maria typical dm-ed each other several times a day. In fact, he had just done so while carrying out the spritz, and Maria had asked him to give her kind regards to Angelique, who was no slouch at using nsilk herself, the the degree to which Paolo and Maria seemed to be bonded to each other made Angelique wonder if she was witnessing a new step in the evolution of humanity. </text:p>
        </text:list-item>
        <text:list-item>
          <text:p text:style-name="P3">The nfab products, which Angelique had seen in action on the videos Antonio had sent her, were even more impressive when seen first-hand. She had watched as Maria’s cubes of material had transformed themselves into fluid-like substances that flowed from the girl’s hand to become shirts, dresses, robes, hats, pants, shoes, rain ponchos, and even jewelry. Maria even gave her a small cube, about the size of a gaming die, and asked Angelique to connect her nsilk to it and think of a face mask. She did as instructed, and the material flowed up her arm, around her neck, and formed itself into a perfectly fitted mask. Maria asked her to reimagine the color of the mask, and Angelique imagined it in black, blue, red, yellow, white--the mask changed accordingly. She could also change the mask to have patterns rather than a solid color, and she could also give it lettering, such as her name--and all with a thought. As a final exercise, Maria had her imagine the mask as a string of pearls, and it took on that form. </text:p>
        </text:list-item>
        <text:list-item>
          <text:p text:style-name="P3">Now, Angelique fingered the thin silver necklace that encircled her neck--pearls were not really her style--and tried to imagine all the ways in which this invention of Maria Morelli’s was about to change the world. She could not. Clothes were just the beginning of uses for a configurable fabric, and as she looked up at the umbrella perched above her, and as she watched it slowly rotate and lean to best block the sun, she imagined it in white rather than red and blue, and it changed</text:p>
        </text:list-item>
        <text:list-item>
          <text:p text:style-name="P90"><text:bookmark text:name="_q5e2cl6ld87m"/>10 AGD Al Jabbar News Network: nfab</text:p>
        </text:list-item>
        <text:list-item>
          <text:p text:style-name="P3"><text:span text:style-name="T12">10 years AGD, City State of Algeria.</text:span></text:p>
        </text:list-item>
        <text:list-item>
          <text:p text:style-name="P3"><text:soft-page-break/>Yazid Boulala sipped his sweetened mint tea as he sat on the cushions in the center of his office and tested updates to his latest news search algorithm. The room, a five meter by five meter square, was located in the center of the suite occupied by Yazid’s Al Jabbar (the giant) News Network, and it was from here that Yazid gathered the information that became news for billions of Al Jabbar subscribers. </text:p>
        </text:list-item>
      </text:list>
      <text:p text:style-name="P1">The walls of the room were hung with colorful tapestries of the sort sold in Middle Eastern bazaars, their myriad intricate designs clashing and yet harmonizing at the same time, with the end result being a visual chaos from which emerged a bold new aesthetic. As was his habit when working on his software, Yazid also burned incense; the room was wreathed by tendrils of scent that mixed with the omnipresent mint to produce an olfactory melange that induced the experience of being in another time and place far from the modern world. It was, as Yazid called it, his personal “mindspace.”</text:p>
      <text:p text:style-name="P1">It had been three decades since the young Yazid Boulala had created his first news aggregator, selling the rights to the founders of NewsBlob, and using his proceeds to build something even better that had propelled him to stardom within Al Jazeera at a time when the world was falling apart. It was there and then, through the eyes and emotions of millions of early nsilk adopters that Yazid had created a new type of network that was always connected, always capturing what was happening around the globe. Now, with more than a billion subscribers, Al Jabbar had become the go-to news source for those who wished to escape the propagandic distortions imposed by traditional news networks, which showed only carefully scripted slices of reality. With Al Jabbar, there was no cutting and editing--just raw visions of life. </text:p>
      <text:p text:style-name="P1">The testing completed, Yazid stood up. As he did so, the tapestries flowed down the walls, and coalesced into blobs that transformed into two chairs and a sofa. The samovar, tea service, and incense burners were lifted by the carpet upon which they sat as the floor covering became a low table between the furniture. When the transition was finished, Yazid Boulala was standing in a glass-walled office that looked out upon a computer server warehouse that stretched for a hundred meters in all directions. Here and there, breaking up the long rows of hardware, were other glass cubicles in which Al Jabbar’s staff worked. </text:p>
      <text:p text:style-name="P1">Yazid exited his glass cube and walked down the dark corridors between racks of electronic equipment, the blue and green glow of indicator lights the only illumination. Turning left and the end of one corridor, then right, he approached a door, opened it, and exited onto a loading dock. To his right, fifty meters distant, the waters of the Mediterranean lapped upon the sand. To his left, the lights of Algiers sparkled under a clear night sky filled with stars. </text:p>
      <text:p text:style-name="P1">Turning left after a moment of introspection, Yazid walked along the loading dock until it merged with the land that sloped up from the water, and as he walked his work attire--hooded sweatshirt, jeans, and basketball shoes morphed into an ankle-length striped gandoura robe, leather sandals, and a dark fez--the material for the latter separating from the robe and crawling up the back of Yazid’s head where it formed into a cap. </text:p>
      <text:p text:style-name="P1">The fine grains of sand that covered the quay crunching under his feet, Yazid turned and walked southeast along the waterfront for perhaps a hundred meters, and then he turned west and entered into the fringes of the Casbah, the ramshackle agglomeration of apartments, homes, offices, and hiding spaces where there had once been palaces and mosques, most of them destroyed during the French occupation of the nineteenth century. Passing through a black cloth that served as a door for one unmarked entryway, he emerged into a candle-lit space crowded with small tables and chairs, all of the empty. An old, wrinkled man wearing a brown burnus over a white shirt and a dark brown fez was wiping down the tables as Yazid entered; he stopped what he was doing, nodded, and disappeared behind a head-high counter while Yazid took a seat. </text:p>
      <text:p text:style-name="P1">When the old man came back out from behind the counter, he was carrying a bowl of couscous drenched with a meat stew and a triangle of bread torn from a round loaf. He placed the bowl on the table and then took a seat himself. </text:p>
      <text:p text:style-name="P1">“I thought you had decided to work less hard these days,” the old man said. </text:p>
      <text:p text:style-name="P1">Yazid shrugged as he shoved a spoonful of the stew into his mouth and chewed with the haste of a man who had been starving. </text:p>
      <text:p text:style-name="P1">“These hours you keep,” said the old man. “You will kill yourself.”</text:p>
      <text:p text:style-name="P1">“The launch is soon,” Yazid replied. “I think something is not as it seems.”</text:p>
      <text:p text:style-name="P1">“You speak of the Vespucci?”</text:p>
      <text:p text:style-name="P1">Yazid nodded. “On the surface, everything seems casual, but below the surface, I am picking up hints of some larger plan on the part of the Russians.”</text:p>
      <text:p text:style-name="P1">“I thought the Russians avoided nsilk,” said the old man. “How could you tap into what they are thinking?”</text:p>
      <text:p text:style-name="P1"/>
      <text:p text:style-name="P1"/>
      <text:p text:style-name="P1">START HERE The news is about Maria Morelli and the Vespucci. </text:p>
      <text:list xml:id="list70032298712660" text:continue-numbering="true" text:style-name="WWNum11">
        <text:list-item>
          <text:p text:style-name="P90"><text:bookmark text:name="_h4y6zz5fe6lc"/></text:p>
        </text:list-item>
        <text:list-item>
          <text:p text:style-name="P90"><text:bookmark text:name="_snkzw3x9fmc4"/>10 AGD New World Order: Corporate City States v Hinterlands</text:p>
        </text:list-item>
        <text:list-item>
          <text:p text:style-name="P3">There are no countries except for Russia, China, North Korea, Denmark, Sweden, Finland, Iceland, and Canada. All others have broken up into Corporate City States and militia-led territories known as the Hinterlands. </text:p>
        </text:list-item>
        <text:list-item>
          <text:p text:style-name="P3">Some land routes between city states are protected and maintained by the city states, such as the interstate highway system in the former US, which is used to carry cargo between cities. These roads are patrolled by drones and androids and are off-limits to human-driven vehicles that create havoc in the flow of goods. </text:p>
        </text:list-item>
      </text:list>
      <text:p text:style-name="P98"><text:bookmark text:name="_gsna2atbfkyl"/>15 AGD The Probe</text:p>
      <text:p text:style-name="P1">“Quote”</text:p>
      <text:list xml:id="list70031464413740" text:continue-numbering="true" text:style-name="WWNum11">
        <text:list-item>
          <text:p text:style-name="P6"><text:span text:style-name="T12">Excerpt from A Complete History of the Humanist Coalition: From Inception to Final Freedom, by Javier Guzmán</text:span></text:p>
        </text:list-item>
      </text:list>
      <text:p text:style-name="P1"><text:span text:style-name="T12">15 years AGD.</text:span></text:p>
      <text:p text:style-name="P1">Lady Dr. Maria Morelli had been sitting at a table in the Milk Bar Pasticceria Padova, sipping a cappuccino, taking small bites of a pastry, and staring at a small rectangular object when one of the two Ganymede androids that cleared and reset the dishes wandered over and unexpectedly asked a personal question. </text:p>
      <text:p text:style-name="P1">“Did you know Lady Professor Chava Katzenellenbogen-Morelli?” the android asked in a feminine voice.</text:p>
      <text:p text:style-name="P1">“Yes,” Maria replied. “She was my mother.”</text:p>
      <text:p text:style-name="P1">“Mio Dio!” the android exclaimed, which was also an unexpected thing for an android to <office:annotation office:name="__Annotation__5191_2228732703"><dc:creator>Dennis Meier</dc:creator><dc:date>2020-11-14T15:53:58</dc:date><text:p><text:span text:style-name="T54">She has human grade nsilk</text:span></text:p></office:annotation>say<office:annotation-end office:name="__Annotation__5191_2228732703"/>. And then it added, “I worked for your mother. I was her laboratory assistant. I helped her with <text:span text:style-name="T12">that</text:span>.” The android pointed to the object on the table, and it seemed to Maria that the android’s intonation had indicated a sense of some lurking menace. </text:p>
      <text:p text:style-name="P1"><text:soft-page-break/>“Do you know how it works?” Maria blurted. </text:p>
      <text:p text:style-name="P1">The android nodded in the affirmative. “But not here,” it replied, casting a brief glance at a frowning manager in a white shirt and tie who had just noticed one of his expensive androids chatting instead of working. “When you finish, go around back to the rubbish bins, and I will meet you there.”</text:p>
      <text:p text:style-name="P1">“Of course,” Maria replied. “And thank you . . . um, what is your name?”</text:p>
      <text:p text:style-name="P1">“Isabella.”</text:p>
      <text:p text:style-name="P1">“I am Maria,”</text:p>
      <text:p text:style-name="P1">Fifteen minutes later, Maria stood behind the shop when Isabella came out a door carrying two bags of garbage. </text:p>
      <text:p text:style-name="P1">“You must not try to connect to it at full gain,” Isabella warned. “It made your mother sick, very sick.”</text:p>
      <text:p text:style-name="P1">Maria assured the android that she would be cautious--her father had given her the same warning--and she held out the device. Isabella set down her bags, took it, and with two quick motions popped open the case and looked at the wiring within. </text:p>
      <text:p text:style-name="P1">“The valve stone is not in its proper position,” Isabella stated, and she made a subtle adjustment to the soft white stone that seemed to have no place in an electrical circuit. “It should be working now,” she added. “Connect to it, but very slowly.”</text:p>
      <text:p text:style-name="P1">Maria did as directed, and she was delighted to see a thin stream of data coursing through a window of her mind. HINT OF MORE ON THE PERIPHERY.</text:p>
      <text:p text:style-name="P1">“Thank you, Isabella,” she said to the android. “How can I repay you?”</text:p>
      <text:p text:style-name="P1">Isabella gazed back at the door through which she had emerged, and then she reached down, grabbed the bags of garbage she had been carrying, and she tossed them into the bin. </text:p>
      <text:p text:style-name="P1">“Remember me,” Isabella said. And then she went back inside the cafe.</text:p>
      <text:p text:style-name="P88"><text:bookmark text:name="_fdinokgqot7r"/></text:p>
      <text:list xml:id="list70032034042073" text:continue-numbering="true" text:style-name="WWNum11">
        <text:list-item>
          <text:p text:style-name="P90"><text:bookmark text:name="_5o8rm7rtfk7i"/>Maria Invents nFab (address in flashbacks)</text:p>
        </text:list-item>
        <text:list-item>
          <text:p text:style-name="P3">Building upon nsilk, Maria creates the nanotechnology fabric known as nfab, which brings mind-control to clothing and many other objects. She fights with her uncle Marco to keep him from gaining control of nfab, creating her own corporation.</text:p>
        </text:list-item>
        <text:list-item>
          <text:p text:style-name="P90"><text:bookmark text:name="_pvpirvihy14r"/>WIC Sets Goal to Reach Alpha Centauri</text:p>
        </text:list-item>
        <text:list-item>
          <text:p text:style-name="P3"/>
        </text:list-item>
        <text:list-item>
          <text:p text:style-name="P90"><text:bookmark text:name="_9oba8eukwpfw"/></text:p>
        </text:list-item>
        <text:list-item>
          <text:p text:style-name="P87"><text:bookmark text:name="_bjsevmge3tbp"/>4 Age of Miracles</text:p>
        </text:list-item>
        <text:list-item>
          <text:p text:style-name="P90"><text:bookmark text:name="_wmaxyrynqvq5"/>20 AGD Faster than light (Maria is 21) Edit 4-12-2021</text:p>
        </text:list-item>
        <text:list-item>
          <text:p text:style-name="P3"><text:span text:style-name="T20">“</text:span><text:a xlink:type="simple" xlink:href="https://en.wikipedia.org/wiki/The_Geographical_Pivot_of_History" text:style-name="ListLabel_20_15" text:visited-style-name="ListLabel_20_15"><text:span text:style-name="T8">The World Island Coalition</text:span></text:a><text:span text:style-name="T20"> (WIC) Spaceship </text:span><text:span text:style-name="T19">Vespucci</text:span><text:span text:style-name="T20">--named for Italian explorer </text:span><text:span text:style-name="T19">Amerigo Vespucci</text:span><text:span text:style-name="T20">, who had inspired the name </text:span><text:span text:style-name="T19">America</text:span><text:span text:style-name="T20"> in the sixteenth century--was the end product of two decades of organizing, fund-raising, scientific experimentation, and engineering achievement of the kind that had not been seen in over a century. Not since the heyday of the former </text:span><text:span text:style-name="T19">United States of America</text:span><text:span text:style-name="T20"> had any government or coalition spent so much as WIC spent on a spaceship that could reach humanity’s nearest stellar neighbor, Alpha Centauri.”</text:span></text:p>
        </text:list-item>
        <text:list-item>
          <text:p text:style-name="P3"><text:span text:style-name="T20">“When the former </text:span><text:span text:style-name="T19">Union of Soviet Socialist Republics</text:span><text:span text:style-name="T20"> (USSR), of which Russia had been the key member, launched its Sputnik satellite into Earth orbit in October of 1957, a thoroughly alarmed America had responded by pouring </text:span><text:a xlink:type="simple" xlink:href="https://fas.org/sgp/crs/misc/RL34645.pdf" text:style-name="ListLabel_20_15" text:visited-style-name="ListLabel_20_15"><text:span text:style-name="T8">half a trillion</text:span></text:a><text:span text:style-name="T20"> dollars into its Mercury, Gemini, and Apollo space programs. Over the next decade and a half, America placed twelve astronauts, and three Moon buggies on the Moon. No human would return to the lunar surface until the Chang'e Project of China in the third decade of the twenty-first century.”</text:span></text:p>
        </text:list-item>
        <text:list-item>
          <text:p text:style-name="P3"><text:span text:style-name="T20">“Concurrent with its panicked spending on space exploration, America also committed itself to maintaining a war-ready military after the close of World War II. Rather than scaling back to a peacetime status, America continued to spend heavily to maintain a weapons superiority against the USSR. In accordance with National Security Council (NSC) policy paper number 68, America used its military to oppose communism, most prominently in Korea and Vietnam, but also in less-remembered battles and skirmishes where western style social capitalism was deemed to be under threat.”</text:span></text:p>
        </text:list-item>
        <text:list-item>
          <text:p text:style-name="P3"><text:span text:style-name="T20">“In the second half of the twentieth century, the US military-industrial complex became the ‘permanent armaments industry of vast proportions’ about which President Dwight Eisenhower had warned as he left office. The complex, which consisted of a handful of huge corporations fed by many smaller companies, became the tail that wagged the dog, and the US would continually spend ten times more on its military than the next ten countries combined, as America became a country of military excess.”</text:span></text:p>
        </text:list-item>
        <text:list-item>
          <text:p text:style-name="P3"><text:span text:style-name="T20">“Even the dissolution of the USSR did little to slow the flow of money to the military-industrial complex. The very wealthy, who depended on the US military to protect their business assets around the world, created an enormous propaganda network to convince the middle class and the poor that the projection of American might far from American soil was in their best interests too. It was a specious argument at best, but the propaganda was straight out of Orwell’s 1984. The status quo is always best. Questioning the military is <text:s/>an act of patriotic heresy on a level with burning the American flag. A true patriot will never question anything the government does.”</text:span></text:p>
        </text:list-item>
        <text:list-item>
          <text:p text:style-name="P3"><text:span text:style-name="T20">“The only thing that could bring an end to the American military-industrial complex was the end of America itself. In the wake of the Great Desolation, the union that had existed for almost three centuries dissolved. As did the European Union, the United Nations, NATO, and all the other institutions of the post WWII world. In their stead, the World Island Coalition was formed, creating the ‘Heartland’ envisioned by English geographer Sir Halford John Mackinder in the early twentieth century. </text:span></text:p>
        </text:list-item>
        <text:list-item>
          <text:p text:style-name="P3"><text:span text:style-name="T20">“Now, Russia was playing the lead in a role that America had stolen from it when the USSR dissolved in the later twentieth century. At that time, some Americans had boasted of how America had bankrupted the Soviets by goading them into spending more and more on its military.”</text:span></text:p>
        </text:list-item>
        <text:list-item>
          <text:p text:style-name="P3"><text:span text:style-name="T20">“As the United States dissolved, some Russians undoubtedly thought one thing: </text:span><text:span text:style-name="T19">checkmate</text:span><text:span text:style-name="T20">.</text:span></text:p>
        </text:list-item>
        <text:list-item>
          <text:p text:style-name="P3"><text:span text:style-name="T19">Excerpt from A Complete History of the Humanist Coalition: From Inception to Final Freedom, by Javier Guzmán</text:span></text:p>
        </text:list-item>
      </text:list>
      <text:p text:style-name="P1"><text:soft-page-break/><text:span text:style-name="T12">20 AGD, three and one half days' acceleration out from Earth orbit.</text:span> </text:p>
      <text:p text:style-name="P1">Lady Dr. Maria Morelli floated in the core of the WICSS Vespucci and idly viewed the data streaming in from what she called her <text:span text:style-name="T12">zippy</text:span> probe tucked into an arm pocket of her blue space coveralls. She marvelled, for the hundredth time--or was it the thousandth?--at what she saw. In her mind’s eye, she saw the coordinate-like structure of space-time, the values radiating out from where she floated. She was the zeroth object of this coordinate frame, and although the ship was traveling at 0.1c, she remained at the origin, while everything around her moved in relation to her. </text:p>
      <text:p text:style-name="P1">Wherever Maria was--Florence, Padua, Rome, Moscow, and now, here in space--she was still at the origin of everything when she fired up the zippy. It was as if the universe centered on her. It was, to use a dated term she had picked up from an aged California relative during a visit to the former United States decades earlier, a ‘head trip.’ <text:span text:style-name="T12">I am standing at the center of everything</text:span>, she thought,<text:span text:style-name="T12"> and the universe is mine! </text:span>And then, as always, she had to giggle at the absurdity of it all, which brought her reverie to an abrupt end. The voice of the ship’s commander, who had been wondering if his onboard drive specialist was spinning wool again, intruded as soon Maria’s giggle was broadcast over her open, but forgotten and rarely used, suit microphone. </text:p>
      <text:p text:style-name="P1">The commander responded, but using nsilk dm. </text:p>
      <text:p text:style-name="P1">[Popov: Status?] </text:p>
      <text:p text:style-name="P1">Maria hastily cut the zippy feed and the suit mike. </text:p>
      <text:p text:style-name="P1">[Morelli: Progressing through system checks.] <text:s/><text:span text:style-name="T12">No more day-dreaming, Maria!</text:span>, she chided <text:s/>herself.</text:p>
      <text:p text:style-name="P1">She turned her focus to the vessels, pipes, machinery, and colorful displays in front of her, the latter signaling changes in measured parameters, the data flowing directly to her mind for comparison against predetermined norms. The ten-meter diameter warp-drive chamber that contained the equipment stretched for fifty meters in either direction, ending in bulkheads into which were set hatches. Beyond the hatch to her left was the massive and hideously expensive fusion drive that had pushed them to a fraction of light speed, and beyond the hatch to her right was the heavily shielded crew bridge. Maria floated along the length of the dark fluid generator, confirming that her creation was ready to perform its crucial part in boosting the ship’s speed by surrounding the ship with a bubble of warped space-time, with space-time compressed at the head of the bubble and expanded at the tail. Encased in the bubble, the ship would move through space-time at multiples of its own 0.1c. </text:p>
      <text:p text:style-name="P1">Finished with her inspection, Maria pushed away and floated to the outer wall of the drive chamber, strands of hair that had escaped her knit kufi wandering languidly like sea leaves. Walking in bounding steps, she ended the last step by going feet-first into an opening and controlled her descent by grabbing onto rungs set into the wall until she reached a floor several meters below. She walked to another opening and repeated the process several more times, each time looking less like a swimmer moving through water and more like a person simply climbing down a ladder. By the time she reached the final pitch, which ended in the forward torus, her hair had settled, and she clambered down into a large compartment containing four ship seats bolted to the floor. In front of and surrounding the chairs was a forest of equipment and colorful displays. Just beyond the equipment was a large display that showed a field of stars. Somewhat incongruously, two side-by-side bird cages hung from rings attached to the ceiling just in front of the display; each cage held a canary: one yellow, one orange. </text:p>
      <text:p text:style-name="P1">Three of the seats in the compartment were occupied by harsh-looking, crew-cut men. All wore blue coveralls of identical design, with a name patch over the right breast; over the left breast was a patch that showed what looked like a dark spear with a thick tail thrust through two white donuts, which were the counter-rotating tori, each 200 meters in diameter and making a complete rotation each twenty seconds to provide an acceleration of one gravity. The name stenciled under the spear and donuts was <text:span text:style-name="T12">WICSS Vespucci</text:span>. </text:p>
      <text:p text:style-name="P1">“We are good to initiate the drive,” Maria said to a man whose name patch read <text:span text:style-name="T12">Popov</text:span>. The names of the other men were <text:span text:style-name="T12">Volkon</text:span> and <text:span text:style-name="T12">Semanov</text:span>. “The distribution lines are filled, and we only need to flood the annular spaces with dark fluid to form the warp bubble.”</text:p>
      <text:p text:style-name="P1">Commander Alexey Popov grunted in reply. Born forty-two years earlier in Volgograd, Popov had been a fighter pilot before joining <text:a xlink:type="simple" xlink:href="https://en.wikipedia.org/wiki/Roscosmos" text:style-name="ListLabel_20_10" text:visited-style-name="ListLabel_20_10"><text:span text:style-name="T3">Roscosmos</text:span></text:a>, where he swiftly rose through the ranks to become the commander for the largely Russian-financed Vespucci project. “We will do so immediately. “Boris, Vladimir, make the bridge ready. Dr. Morelli and I will secure the forward torus control center and join you when we are finished. </text:p>
      <text:p text:style-name="P1">“Aye,” responded Lt. Commander Vladimir Semanov. </text:p>
      <text:p text:style-name="P1">Like Popov, Semanov was a veteran of the Russian Air Force. He had flown supersonic bombers for many years, until he transferred to Roscosmos at the age of 42, five years earlier. Semanov and Major Boris Volkon, 38, a technical specialist on this flight and a former member of the Foreign Intelligence Service of the Russian Federation, rose and began climbing up the ladder that Maria had just descended. It had been a poorly kept secret among the crew and many members of the WICSS Vespucci team that Boris and Maria had become lovers sometime during the project; in the tight confines of the ship, the relationship was undeniable.</text:p>
      <text:p text:style-name="P1">“You are sure this is necessary?” Popov asked of Maria. </text:p>
      <text:p text:style-name="P1">Maria shook her head. “No, not absolutely, but until we know for sure that staying in the torus with the drive engaged is safe, I would prefer to be cautious. We have invested too much to take chances that do not need to be taken. </text:p>
      <text:p text:style-name="P1">Popov grunted his agreement. The investment <text:span text:style-name="T12">was</text:span> enormous: thirty-seven trillion in the previous five years alone. That kind of expenditure justified taking extraordinary precautions, such as accelerating out from the Vespucci’s thirty-three hundred kilometer parking orbit for three and a half days to put distance between the ship, the Earth, and the Moon--just in case those masses might affect the warping of space-time. Ditto the expensive over-design of the ship’s bridge, which was, in fact, a separate ship that would be jettisoned to safety should the crew become incapacitated when Dr. Morelli’s implementation of the <text:a xlink:type="simple" xlink:href="https://en.wikipedia.org/wiki/Alcubierre_drive" text:style-name="ListLabel_20_10" text:visited-style-name="ListLabel_20_10"><text:span text:style-name="T3">Alcubierre drive</text:span></text:a> was turned on. If it worked, and if they survived, the drive would to boost the ship’s velocity to something that could span the immense distances between stars in days rather than years. </text:p>
      <text:p text:style-name="P1">The WICSS Vespucci, towards which the twenty-five largest remaining members of the United Nations had committed one percent of their respective GDP for a decade, was an unprecedented international investment made all the more difficult by the fact that most of the member countries had long since fractured into feudal city-states and rural communes following the <text:span text:style-name="T12">Great Desolation</text:span>; only Russia, China, India, and the Scandanavian countries had remained intact as republics. But, in the panic following the near-miss of the asteroid that had threatened Italy, cooperation had been relatively easy to obtain. Still, it had taken ten years just to hammer out a joint funding agreement satisfactory to all parties, and then another ten years beyond that to design and construct a ship that could carry Maria’s implementation of the drive conceived by physicist <text:a xlink:type="simple" xlink:href="https://en.wikipedia.org/wiki/Miguel_Alcubierre" text:style-name="ListLabel_20_10" text:visited-style-name="ListLabel_20_10"><text:span text:style-name="T3">Miguel Alcubierre </text:span></text:a>in the late 20th Century. </text:p>
      <text:p text:style-name="P1">The fact that such financial commitment was achieved <text:span text:style-name="T12">after </text:span>the fall of the United States of America, was the ultimate irony. In the decades after the collapse of the former Union of Soviet Socialist Republics (USSR), of which Russia had been the capital state, the US had continued its headstrong military expansion even as its European partners within the North Atlantic Treaty Organization (NATO) had scaled back to focus on domestic needs. <text:span text:style-name="T12">So much for </text:span><text:a xlink:type="simple" xlink:href="https://en.wikipedia.org/wiki/American_exceptionalism" text:style-name="ListLabel_20_11" text:visited-style-name="ListLabel_20_11"><text:span text:style-name="T4">American exceptionalism</text:span></text:a>, Popov thought to himself as he locked the forward torus controls and double-checked to make sure everything was secured in case the torus unexpectedly stopped spinning. </text:p>
      <text:p text:style-name="P1">“I am going to the bridge,” he stated briskly when he was finished. “Do not linger for long, doctor; I know how you like to play with your little zippy device, but we have a mission to complete.” When he said the name Maria had coined for her device, it sounded like <text:span text:style-name="T12">zeep-ee</text:span>; she regretted having told Boris about the device in a moment of unguardedness. </text:p>
      <text:p text:style-name="P1">Maria bristled at the criticism. “Of course not! I will be right there after I see to Leonardo and Michelangelo.” </text:p>
      <text:p text:style-name="P1">Popov grunted a second time and started climbing while Maria walked to the cages. The woman was brilliant but had absolutely no respect for the chain of command, having been raised in a feudalistic society in which she was treated like royalty simply because she was born wealthy. He looked forward to the day, soon, when her services were no longer needed. Scientists should stick to science and leave the flying to pilots. </text:p>
      <text:p text:style-name="P1">“I envy you my loves,” Maria said to the two small birds, who flitted excitedly from perch to perch at the sound of her voice. “You will be the first to experience first-hand the warping of space around you while we humans sit cringing in the heavily shielded bridge.” </text:p>
      <text:p text:style-name="P1">Blowing each bird a kiss, she walked to the ladder and began climbing the first 25-meter pitch. When she reached the top and transferred to the second ladder, her normal 52 kilogram weight had dropped by slightly more than 10 kilos, and it continued to drop as she climbed three more pitches. By the time she emerged from the fourth ladder into the drive chamber, she could bound across the floor in giant steps, almost floating along as she traveled to the ship’s bridge, which formed the ‘point’ of the spear seen in the mission patch. At the end of the chamber, she climbed to the open hatch of the bridge, floated through, and then braced herself with one hand on an interior grip point as she pushed the door closed with the other and secured it. She pushed off and floated into the center of the bridge, where the three Russians were already strapped into their seats. In front of them, the bridge display showed the same view as seen in the torus control room. </text:p>
      <text:p text:style-name="P1">“Almost ready, Commander,” Maria chirped. </text:p>
      <text:p text:style-name="P1">“Da,” said Popov, interpreting Maria’s rare use of his title instead of his name as possibly an indicator of the young physicist’s nervousness. Small wonder: they were about to do something that had long been a dream of science-fiction fans, or they were about to do nothing after years of enormous expense and effort. Or, he added somberly, they were about to die in the dark cold of space. </text:p>
      <text:p text:style-name="P1">“We are on a heading for Alpha Centauri,” Popov said aloud, for the record, “making about 0.1c, plus or minus a few kilometers per second.”</text:p>
      <text:p text:style-name="P1">Maria pulled herself into her seat, strapped in, and poked the digital display in front of her. She would have preferred manipulating controls using only her nsilk interface, but the Russians had been adamantly opposed to widespread implementation of mind-computer connections for the drive components of the ship. They were okay with using nsilk for attitude controls and crew communications but drew the line at using it for operation of a drive mechanism that had only been used in a handful of drone ships so far. A human hand was desired.</text:p>
      <text:p text:style-name="P1">“I am flooding the annular spaces with dark fluid” Maria said. After a pause, she added, with no small amount <text:s/>of excitement, “The warp bubble is forming!” She had seen the same information earlier, as she had monitored the drone ships sent out from Earth, but this was different! This was happening to her! In her excitement, she sent an inadvertent [Maria: Exciting!] message through the nsilk net connecting the crew. </text:p>
      <text:p text:style-name="P1">“Please stick to verbal communication, doctor,” Popov chided. He was no fan of the emotional blasts the younger people were so used to sending. To him, it was unnecessarily clutter, and unprofessional.</text:p>
      <text:p text:style-name="P1"><text:soft-page-break/>Maria almost sent a [Maria: Sorry!] in response, but she caught <text:s/>herself in time. “Sorry, Commander,” she said. To herself, she thought <text:span text:style-name="T12">asshole</text:span>!</text:p>
      <text:p text:style-name="P1">“How much boost?” Popov inquired of his helmsman, Semanov. “Keep calling out the status every few seconds.”</text:p>
      <text:p text:style-name="P1">“Looks to be about ten,” replied Semanov dryly as the pertinent data coursed into his mind. “We are traveling at the speed of light. Check that: the boost is now twenty,” and we are traveling at twice the speed of light. Alpha Centauri is now only a little over two years away.”</text:p>
      <text:p text:style-name="P1">“I am increasing the flow rate,” Marie stated. “The warp bubble is continuing to form, very quickly, and it is still stable.”</text:p>
      <text:p text:style-name="P1">“Boost is twenty-five,” Semanov replied. </text:p>
      <text:p text:style-name="P1">“Bubble still stable,” said Lady Maria. “Increasing flow by five percent.”</text:p>
      <text:p text:style-name="P1">“Boost is fifty,” said Semanov, “climbing now to seventy.”</text:p>
      <text:p text:style-name="P1">“Keeping flow steady.”</text:p>
      <text:p text:style-name="P1">“Boost is ninety, now one hundred, and still climbing. We are now faster than the last drone ship” twenty-three-point-five times light speed.”</text:p>
      <text:p text:style-name="P1">“Bubble stable,” Maria stated. </text:p>
      <text:p text:style-name="P1">“Boost is now one hundred and fifty-two,” Semanov intoned, adding, “and I am seeing no obstacles.” He did not elaborate on what he meant by ‘obstacles,’ nor did he need to. Everyone aboard was well aware that the final test drone had collided with a small asteroid minutes after achieving a boost of one hundred. As pilot, Semanov was responsible for looking for, and avoiding, objects too large to be pushed aside by the region of compressed space-time in front of the ship, which nudged small objects away in the manner of a ship’s bow wave. He was following a guideline for manual course corrections when anything bigger than a small car was in the ship’s path, and he was estimating the proximity of such an object by looking at minute distortions of the warp perimeter indicative of an approaching mass. Version 2 of the improved AI for the scanning system provided suggestions, but Semanov made the final decisions and course corrections himself.</text:p>
      <text:p text:style-name="P1">“I am holding the flow rate steady,” Maria said. “The warp bubble is stable and shows no signs of decay.”</text:p>
      <text:p text:style-name="P1">“Boost is two-thirty-five. Alpha Centauri is a little over sixty-six days away,” Semanov stated cheerfully. “If we ration our supplies, we might make it,” He then added. “I hope they have a supermarket; we will need to restock for the return trip.” </text:p>
      <text:p text:style-name="P1">“Steady as she goes,” Popov ordered, ignoring his co-commander's jape. “We will follow procedure and see if the bubble can hold steady for another ninety minutes. If that is okay with you Vladimir. I do not want to overtax you, for your sake and ours.”</text:p>
      <text:p text:style-name="P1">“Affirmative, Commander,” Semanov responded crisply. “I am ‘go’ for now. I am getting the hang of this thing. I believe ninety minutes is very doable.” </text:p>
      <text:p text:style-name="P1">The next hour and a half was among the slowest ninety minutes in recorded history, during which the front display showed no more apparent change than did the view for a hiker advancing slowly toward a distant range of mountains might change. The hiker walks, but the view changes gradually. And, in this analogy, the hiker sometimes has to dodge boulders in the path, stepping to one side or the other. Time and again, Semanov applied pressure to the controls to slightly change the ship’s direction and avoid an unseen object lurking in the blackness. </text:p>
      <text:p text:style-name="P1">Finally, it was over, and nobody was surprised to see that Lt. Commander Semanov was perspiring freely when Commander Popov gave the order to turn off the warp drive; in an instant, the effective speed of the Vespucci dropped to 0.1c without mussing a single hair of the crew. </text:p>
      <text:p text:style-name="P1">Semanov blew out his breath and sagged in his chair. </text:p>
      <text:p text:style-name="P1">“Excellent work, Vladimir.” Popov said calmly as he pressed buttons on his console. </text:p>
      <text:p text:style-name="P1">The latest AI-aided mass detection was a vast improvement over what had been available for earlier testing, but the level of difficulty increased with the level of boost achieved. No human pilot, or team of human pilots taking turns, could hope to safely steer the ship for the seventeen days needed when running at the maximum design boost of 900. Still, this trip had checked the box on an important milestone, and there would surely be continued improvement in both object detection and the navigation interface before the final mission to Alpha Centauri was undertaken.</text:p>
      <text:p text:style-name="P1">As the rest of the crew clapped Semanov about the shoulders and kissed his cheeks, Popov turned the ship for the return trip and barked orders. “We will take the rest of the day off to rest and check our equipment,” he said. “We will make the jump back to Sol tomorrow morning.”</text:p>
      <text:p text:style-name="P1">“Is the drinking lamp lit following instrument checks, commander?” inquired Boris Volkon. His role in the test flight was limited, and the boredom of three days cooped up in a closed space was weighing on him. Worst of all was free-fall time spent on the bridge; Volkon hated free-fall. </text:p>
      <text:p text:style-name="P1">Popov grunted and nodded. Although, strictly speaking, regulations forbid the presence of alcohol on the flight, Popov had seen no reason why a crew that was three quarters Russian could not celebrate in a Russian manner. Russia, had, after all, provided the largest source of funding for the project and was the acknowledged leader of the project. Accordingly, he had allowed the men to bring bottles of vodka aboard. </text:p>
      <text:p text:style-name="P1">Moreover, he was well aware of the importance of young Volkon as Lady Maria Morelli’s consort, and he wanted to keep the man happy. On her own, Dr. Morelli tended to be detached and a lone wolf, doing things as she saw fit rather than following procedure; Volkon kept her engaged and pliable, and he had been doing so for some time now. The man had earned a drink. </text:p>
      <text:p text:style-name="P1">“I am transferring controls to the torus,” Popov said. “The drinks are on me.”</text:p>
      <text:list xml:id="list70030229219241" text:continue-list="list2644591966" text:style-name="WWNum23">
        <text:list-item>
          <text:list>
            <text:list-item>
              <text:p text:style-name="P92"><text:bookmark text:name="_6db9ds9xsqsu"/>10 AGD Pastor Johnson TOO LONG</text:p>
            </text:list-item>
            <text:list-item>
              <text:p text:style-name="P42"><text:span text:style-name="T20">“The rich have always hated democracy. They much prefer having a single person in charge, and if that single person is not doing right by them, then the course of action is simple: replace the single person in charge.”</text:span></text:p>
            </text:list-item>
            <text:list-item>
              <text:p text:style-name="P42"><text:span text:style-name="T19">Excerpt from A Complete History of the Humanist Coalition: From Inception to Final Freedom, by Javier Guzmán</text:span></text:p>
            </text:list-item>
            <text:list-item>
              <text:p text:style-name="P42"><text:span text:style-name="T12">10 years AGD.</text:span></text:p>
            </text:list-item>
            <text:list-item>
              <text:p text:style-name="P42">Pastor Joseph Johnson, who had since the age of twenty-four preached the Gospel of Jesus at Faith United Church in Beaumont, Texas, and who had presided at uncounted marriages, baptisms, and funerals over the course of four decades, had an unexpected epiphany late one Sunday evening. It was deep into autumn, as deep as autumn gets in south Texas, which is to say the day was not as humid as it usually is; the atmospheric moisture was swirling in a hurricane out in the gulf making the air above land refreshingly crisp. He had been watching one of the young television evangelists, a smiling, ingratiating character broadcasting from a mega-church in Dallas, his hair slicked back, his teeth perfect, expensive rings on fingers that clutched a worn leather-bound copy of the King James Bible. </text:p>
            </text:list-item>
            <text:list-item>
              <text:p text:style-name="P42"><text:soft-page-break/>The epiphany was as follows: this young upstart on the television, whose depth of understanding of the Bible seemed to consist of having memorized a couple of dozen key verses, was living the life that Joseph Johnson had secretly craved for himself all along. This young twerp, who was probably still in his thirties, regularly appeared with celebrities: professional athletes, business leaders, the one-term president who had made a career out of lying and his incompetent handling of the first pandemic of the modern era and who had then founded a broadcast network--even the goddamn coach of the Dallas Cowboys! And on top of it all, the son-of-a-bitch had a wife who regularly graced the covers of fashion magazines in outfits that cost more than the pastor’s annual salaty, he rode about in a self-driving third-generation Tesla Cybertruck that looked like a demented cross between a vintage Cadillac and an Abrams tank, and he lived in a house that in any period of time would have been considered an extravagantly overdone mansion, or even a villa. </text:p>
            </text:list-item>
            <text:list-item>
              <text:p text:style-name="P42">It was not the first time that Pastor Johnson had felt the cruel sting of the ministry world’s unfairness. He had felt similarly wherever he tuned into one of the broadcasts of the evangelical heavies, all of whom traveled in private jets to places the pastor knew only by pictures. These luminaries rubbed shoulders with the kind of people who thought nothing of donating millions just to have their names chiseled into the granite facades of buildings that graced the campuses of universities founded on the principles of prosperity theology, the primary principle of which is that God wants you to be wealthy so that you can donate money in his name. In the western world, this principle primarily applies to Christianity, but those who speak on behalf of the Abrahamic God in Muslim society also know that donating money in the name of God can open doors for those who know that the key to entry is wealth. Greed in the name of God is ecumenical enterprise. </text:p>
            </text:list-item>
            <text:list-item>
              <text:p text:style-name="P42">In stark contrast, Pastor Johnson had been born and raised in Beaumont by old-style conservative parents. A strong introvert, he hadn’t the personality to naturally seek attention or lead others. He was much more comfortable with books and ideals than with the playground badinage that is the breeding ground of those who grow up to be the hustlers who achieve more than their due. There was nothing in his educational achievements to indicate any precociousness aside from a slightly above average ability to write clearly and a vivid imagination. His high school counselor had suggested that he might consider a career as a writer or a journalist. </text:p>
            </text:list-item>
            <text:list-item>
              <text:p text:style-name="P42">But young Joseph Johnson had always found deep comfort in the solemnity and tradition of the church services at Faith United Church of Christ, an old-guard Christian church to which his much more outgoing mother had dragged him and his religiously ambivalent father every Sunday. The church had a quiet and cool demeanor that the young Joseph found calming, and although he knew that not all of the parishioners embraced the inclusivity that the church quietly proclaimed, he knew that they did their best to behave as though they did believe while in attendance. Which is to say that they would almost never drop the n-word in public conversation, and, if they did, they would speak sotto voce, a hand raised to cover their lips, lest anyone think them to be prejudiced. Nor would they use pejorative terms when describing other people with darker skins, such as referring to their Mexican-American neighbors as ‘wetbacks’ or Italian-American neighbors as ‘wops.’ And, they would certainly never refer to Asians as ‘gooks’ in the manner that their fathers and grandfathers had. No, these were fundamentally good people of hearty central European stock who believed that all people are created equal, and that God loves every person just as they are. He just happens to love white Europeans a tiny bit more because they look more like Him. </text:p>
            </text:list-item>
            <text:list-item>
              <text:p text:style-name="P42">By the time Joseph was a teenager, his more outgoing mother was yearning for a more ‘spirited’ form of Christianity, and she had begun attending services at an evangelical church where both the pastor and the congregation dressed casually, and where everybody held up their hands while singing songs that sounded more like pop tunes than the hymns with which Joseph was familiar. Even the traditional organ had been replaced by a trio of young men who looked as though they had come straight from a Young Republicans meeting to play guitar, drums, and keyboard, their gig starting well before the service and continuing until the swaying, dancing pastor of this weekly entertainment show delivered the kind of sermon that had the folksy cadence and timbre of a speech at a political convention. </text:p>
            </text:list-item>
            <text:list-item>
              <text:p text:style-name="P42">Joseph and his father hated the place immediately, and they refused to go again, which suited Joseph’s mother perfectly: she left them both.</text:p>
            </text:list-item>
            <text:list-item>
              <text:p text:style-name="P42">Over the next decade, Joseph Johnson became a man. He chose to study theology because there was a school of theology nearby that he could walk to. He graduated, became an assistant pastor, and in due course he became the pastor of Faith United Church of Christ, where he quietly continued the traditions he had so loved as a boy. </text:p>
            </text:list-item>
            <text:list-item>
              <text:p text:style-name="P36"/>
            </text:list-item>
            <text:list-item>
              <text:p text:style-name="P42">He wanted more. As he achieved retirement age, wanted so much money that he could afford to give some of it away as a tax break. He wanted to fly on a private jet. He wanted to have a trophy wife with big, bouncy hair some twenty years younger who looked good for the cameras and who looked even better in the bedroom, and if she had some kinky notion about wanting Jospeph to cuckold some younger stud by making him have sex with her while Joseph watched, then that was okay too; it had been done before by a master of the art of evangelical enterprise. He didn’t care as long as he got to enjoy the fullness of living richly in the last decades of his existence.</text:p>
            </text:list-item>
            <text:list-item>
              <text:p text:style-name="P42">Pastor Johnson wasn’t sure how he would go about making the kind of money he needed to fulfill this dream, but he had an idea about setting up a studio to create VRcasts in the manner that had been done by the pioneers who created that new media in the wake of the spread of nsilk. </text:p>
            </text:list-item>
            <text:list-item>
              <text:p text:style-name="P42">But first, he needed to go somewhere where he could clear his head and think. He needed less of Beaumont and the Texas gulf coast, where the air and the church congregants always smelled of oil and chemicals, and where each year brought another hurricane that left the church and parsonage flooded or partially destroyed. He needed wide open spaces far from the muggy coast where he could sit on a porch and watch the sunset over a westert horizon that stretched out forever. </text:p>
            </text:list-item>
            <text:list-item>
              <text:p text:style-name="P42">Over breakfast the next morning, Joseph announced to his porn-addicted daddy, Samuel, and his game-addicted pre-teen son, Moses, that he was intent on building a better life, a richer life. Having no sense that they had anything to lose as long as they had a connection to the net (Pastor Johnson promised them an even better connection), neither the elder Johnson nor the younger posed any objections. Together, they packed up everything they owned, minus what could be carried in Joseph Johnson’s ancient extended cab Ford truck, and they sent it off to Lubbock, deep in the Texas Panhandle, where it would be stored until the three Johnsons found another home somewhere nearby. </text:p>
            </text:list-item>
          </text:list>
        </text:list-item>
      </text:list>
      <text:p text:style-name="P1"/>
      <text:p text:style-name="P100"><text:bookmark text:name="_l51ogsjiu5kx"/>5 AGD Johnson’s nsilk INVALID</text:p>
      <text:p text:style-name="P1"><text:span text:style-name="T20">“Quote”</text:span></text:p>
      <text:list xml:id="list1041203403" text:style-name="WWNum16">
        <text:list-item>
          <text:p text:style-name="P13"><text:span text:style-name="T19">Excerpt from A Complete History of the Humanist Coalition: From Inception to Final Freedom, by Javier Guzmán</text:span></text:p>
        </text:list-item>
      </text:list>
      <text:list xml:id="list70032247136423" text:continue-list="list70030229219241" text:style-name="WWNum23">
        <text:list-item>
          <text:list>
            <text:list-item>
              <text:p text:style-name="P42">Pastor Johnson then drove the three of them to an illicit nsilk parlor located in the middle of a rusty canyon of industrial warehouse fronts, where he transferred to the attendant on counter duty the requisite sum of Freedom Federation credits using a credit chit he had purchased from a parishioner who dabbled in the dark web. </text:p>
            </text:list-item>
            <text:list-item>
              <text:p text:style-name="P42">“ISP?” inquired the attendant. </text:p>
            </text:list-item>
            <text:list-item>
              <text:p text:style-name="P42">“Starlink,” said the pastor. </text:p>
            </text:list-item>
            <text:list-item>
              <text:p text:style-name="P42">“A good one,” the attendant replied in the manner of waiters worldwide who proclaim “Good choice!” no matter what their customer orders. “Works everywhere, and they may already have a DNA signature for your account. Do you recall?”</text:p>
            </text:list-item>
            <text:list-item>
              <text:p text:style-name="P42">The pastor averred that he, his son, and his father had had some kind of cheek swabs done when signing up, which had seemed odd at the time, but the Starlink rep had said it helped keep the connection secure.</text:p>
            </text:list-item>
            <text:list-item>
              <text:p text:style-name="P42">“Lovely, mate,” the attendant said with a grin. “You should be jacked in right away. If not, check your Starlink help page; they can get you squared away.”</text:p>
            </text:list-item>
            <text:list-item>
              <text:p text:style-name="P42">A dull-looking compatriot of the attendant dressed in a threadbare white lab coat came through a door from behind the counter, and he led them to three sweat-stained faux-leather recliners set on the concrete floor of what had once been a garage. He bade them to sit. The man in the white coat then pulled a cordless beard trimmer from a pocket, and he cleared small patches on the back and the front of head of each Johnson, after which he took out a vial of something that smelled like a paregoric, and he dabbed the bald spots with a cotton swab. </text:p>
            </text:list-item>
            <text:list-item>
              <text:p text:style-name="P42">“Might feel a pinch in this next step, you,” white coat said in a heavy Cajun accent. “The disinfectant has a local, but whiskey helps, believe you me.” He pulled a flask from a pocket and handed it to Joseph, who took a swig and passed it to his daddy, who took a bigger swig, and then passed it to junior. </text:p>
            </text:list-item>
            <text:list-item>
              <text:p text:style-name="P42">The next player in the process was a battered looking Ganymede android whose previous job might have been in a welding shop: there were burn marks up and down its arms and legs, and a few on it’s molded white plastic torso covering, which had yellowed over the years. The android held a cordless drill with a tiny bit in one hand and a syringe full of a green fluid in another. </text:p>
            </text:list-item>
            <text:list-item>
              <text:p text:style-name="P42">“Try not to move too much,” said white coat as the android stepped up to the elder Johnson, drilled a hole through the front bald patch, and in one smooth movement, placed the drill on the back patch and pushed some of the green fluid into the hole in front. As the drill bit finished in back, the syringe went in, another push, and it was all over before Samuel Johnson had time to say “Ow!”</text:p>
            </text:list-item>
            <text:list-item>
              <text:p text:style-name="P42">In swift order, the android dipped the drill bit in a jar of clear liquid and repeated the process with Joseph and Moses, and then all three men lay back in their recliners and moaned as the nsilk bound itself to neurons, a connection to the net was established, and all the information of the world came pouring in. </text:p>
            </text:list-item>
          </text:list>
        </text:list-item>
      </text:list>
      <text:p text:style-name="P100"><text:bookmark text:name="_l9xhd9cm02zf"/>5 AGD Pastor Johnson’s connection INVALID</text:p>
      <text:p text:style-name="P71"/>
      <text:p text:style-name="P68"><text:span text:style-name="T23">“Pretend to be good always and even God will be fooled.”</text:span></text:p>
      <text:p text:style-name="P68"><text:soft-page-break/><text:span text:style-name="T23">― Kurt Vonnegut, God Bless You, Mr. Rosewater</text:span></text:p>
      <text:list xml:id="list70031990368210" text:continue-numbering="true" text:style-name="WWNum23">
        <text:list-item>
          <text:list>
            <text:list-item>
              <text:p text:style-name="P42">Once his head had stopped throbbing enough for him to drive, Pastor Joseph Johnson, his father, and his son piled into the pastor’s aged extended cab Ford pickup--the old guy riding shotgun, the youngster in back--and they drove northwest, merging onto the ceaseless river of vehicles that was I45 north of the Houston metroplex. It was a sunny day, and in spite of the protection of sunglasses and a double dose of ibuprofen, the pastor’s head continued to pound as he did his best to maintain his distance with the mostly self-driving vehicles that surrounded him on all four sides. His insurance payments had already doubled from what they had been a year prior because his truck did not have the V2V transponder that was standard for autonomous vehicles, meaning the computers of other vehicles considered his truck to be ‘dumb,’ and therefore an accident waiting to happen. He couldn’t afford to pay more, so he slowed to just under the speed limit and let the autonomous vehicles flow around him, their computers talking to each other as they strategized the optimum configuration for overtaking and passing the anomaly in their midst. </text:p>
            </text:list-item>
            <text:list-item>
              <text:p text:style-name="P42">Now and then a human piloted vehicle would come cruising by, weaving in and out of the lanes to pass the packs of autonomous vehicles. When they did, the reverend and his passengers made bets with each other regarding when the impatient dumbass would get pulled over: all of the autonomous vehicles had cameras fore and aft, and they all cooperated as snitches to report those drivers who assumed it was still okay to drive over the speed limit. The ticket for such an infraction would arrive within minutes and be delivered to the licensed owner of the vehicle. The ticket would show the face of the driver, the license plate, and the fine. A second <text:s/>message sent soon after from the insurance company would stipulate the amount of the vehicle owner’s premium increase, effective immediately. </text:p>
            </text:list-item>
            <text:list-item>
              <text:p text:style-name="P42">At Madisonville, they stopped at the Buc-ee’s, which had not changed much over the years <text:s/>except for replacing most of the gasoline and diesel pumps with quick-charging stations for the electric vehicles that far outnumbered the old ‘smokers.’ Moses and the elder Johnson made a beeline for the restrooms while Pastor Johnson filled the truck with gas and then clambered back into the truck and moved to a parking spot so that the next old human-piloted gas-guzzler could fill up. Once son and grandfather were back, the pastor made his own bathroom trip and clambered back into the truck holding a massive iced tea and a bag of corn nuggets that he hoped would help ease the headache he had been carrying since his nsilk connection had been installed. </text:p>
            </text:list-item>
            <text:list-item>
              <text:p text:style-name="P42">“Ya’ll gettin’ anythin?” he asked, tapping his head and looking first to Moses, who was now riding shotgun, and then to the senior Johnson who was stretched out in the backseat, his right leg elevated to ease the throbbing of a chronic blood clot that had caused phlebitis, which the elder Johnson called his ‘Tricky Dick disease’ in honor of the thirty-seventh president--the one who had been smart enough to know that he should resign. </text:p>
            </text:list-item>
          </text:list>
        </text:list-item>
      </text:list>
      <text:p text:style-name="P1">“Mostly a whir of stuff,” Moses replied, “Mostly road maps and advertisements for places we’re passing. I haven’t been thinking about much other than this damn headache of mine.” He paused and added, “And lots of advertisements for painkillers. I guess the net knows my head is killing me.” </text:p>
      <text:list xml:id="list70030987556229" text:continue-numbering="true" text:style-name="WWNum23">
        <text:list-item>
          <text:list>
            <text:list-item>
              <text:p text:style-name="P42">The pastor turned to look at his father. “You, pops?” he asked. </text:p>
            </text:list-item>
            <text:list-item>
              <text:p text:style-name="P42">“Not a damn thing!” said the older man sullenly. “Damn waste of good money if you ask me! Say, did you know that truck stop didn’t even have any titty magazines?”</text:p>
            </text:list-item>
            <text:list-item>
              <text:p text:style-name="P42">“It’s a family place, pops.” </text:p>
            </text:list-item>
            <text:list-item>
              <text:p text:style-name="P42">Pastor Johnson sighed, started the truck, and drove back onto the interstate. As the miles continued to roll by, and as he drank his iced tea, he gradually started feeling better. By the time they reached Corsicana and were approaching the exit onto highway 287, the pastor realized that he had stopped watching the Garmin GPS display in the truck and was seeing a highway map in one part of his brain, along with a marker that showed his location. Best of all his headache was gone. </text:p>
            </text:list-item>
            <text:list-item>
              <text:p text:style-name="P42">“I feel good,” he said. </text:p>
            </text:list-item>
            <text:list-item>
              <text:p text:style-name="P42">“Me too,” Moses replied. He twisted in his seat to check on the older man, chuckled, and turned back forward. “Grandpa’s sleeping, but got him a tentpole in his pants. I’ll bet he connected with a porn site.”</text:p>
            </text:list-item>
          </text:list>
        </text:list-item>
      </text:list>
      <text:p text:style-name="P100"><text:bookmark text:name="_b51prt4uh7le"/>20 AGD The turning of Maria Morelli</text:p>
      <text:p text:style-name="P1"><text:span text:style-name="T20">“Lady Maria Morelli had long ago been warned to be wary of men by her university roommate, and sometimes lover, Lady Ada Schumacher, who would go on to become the Director General of the World Island Coalition, the World Island being that expanse of interlinked continents lauded by Halford John Mackinder in his 1904 article, ‘The Geographical Pivot of History.’ Lady Ada was especially wary of Russian men, who had a long history of influencing international affairs, using means both covert and overt, and who were seldom adverse to stirring the political pot.”</text:span></text:p>
      <text:p text:style-name="P1"><text:span text:style-name="T20">“Curiously, it was Lady Ada herself who introduced Lady Maria Morelli to Boris Volkon, who would become a lover, crewmate, and betrayer of Lady Dr. Morelli aboard the WICSS Vespucci. Lady Ada would later dismiss Volkon as ‘a pretty Russian spy,’ but she would stridently maintain, until her death during the Battle of Ganymede in 2112, that she had acted in the best interests of Lady Maria all along.” </text:span></text:p>
      <text:p text:style-name="P1"><text:span text:style-name="T20">“The daughter of the president of aFahrzeuge AG, the product of the merger of Volkswagen, BMW, and Daimler created when it became increasingly apparent that ground transportation was becoming a service rather than a product, Lady Ada had never lacked powerful connections. Somewhere during her youth--Lady Ada could no longer remember exactly when, but it might have been in Moscow during a visit between her father and Vladimir Putin--she had met Boris, enjoyed him, and was not in the least surprised when he showed up in Padua and asked for an introduction to Lady Maria. </text:span></text:p>
      <text:p text:style-name="P1"><text:span text:style-name="T20">‘He will want something from you,’ Ada had warned Lady Maria, ‘but he may be able to introduce you to the people who can get you access to Vespucci,’ she had added, knowing that working on the first FTL ship was a goal for Maria, who was also the progeny of exceptional genes. Her mother was the renowned physicist Lady Chava Morelli-K, and her father was one of the inventors of the Asimovic brain used in the Ganymede androids of AutomaIT as well as </text:span><text:span text:style-name="T19">the</text:span><text:span text:style-name="T20"> inventor of nsilk, the brain-computer interface now used by many billions of humans. Maria, had invented nfab, the nsilk-configurable nanotechnology fabric, by the time she was ten years old. By the time she went off to the University of Padua to study physics, she was the CTO of nTessuto SrL and quite likely the richest woman walking the face of an increasingly feudal and backwards-leaning world. ”</text:span></text:p>
      <text:p text:style-name="P1"><text:span text:style-name="T20">“That Lady Maria Morelli would also excel at physics was never in doubt, but fame is never just a matter of ability; luck also applies, and as the saying goes, some people have the ability to make their own luck. For Lady Maria, making her own luck began with making a staggeringly generous donation to the National Autonomous University of Mexico, and spending a winter working with Emeritus Professor Emeritus Miguel Alcubierre, the originator of the Alcubierre Drive concept during a period when the WIC Vespucci Project seemed to be foundering, the schedules for both the fusion engines and the Alcubierre Drive having slipped repeatedly. ”</text:span></text:p>
      <text:p text:style-name="P1"><text:span text:style-name="T20">“Boris Volkon was the last piece in the puzzle that linked Lady Dr. Maria Morelli to the WICSS Vespucci project. With Boris running interference within the project bureaucracy, Lady Maria took over as the lead designer of the Alcubierre Drive. With her seemingly preternatural insights into the properties of dark fluid, Lady Maria got the drive to work, and she was given the honor of being a member of the crew on the first test flight.”</text:span></text:p>
      <text:p text:style-name="P1"><text:span text:style-name="T20">“‘I can imagine Boris thought that he was in control of Lady Maria,’ Ada said toward the end of my interview with her. “But Maria was always the one in control, even when she did not realize she was in control!’”</text:span></text:p>
      <text:p text:style-name="P5"><text:span text:style-name="T19">Excerpt from A Complete History of the Humanist Coalition: From Inception to Final Freedom, by Javier Guzmán</text:span></text:p>
      <text:p text:style-name="P1"><text:span text:style-name="T12">20 AGD.</text:span></text:p>
      <text:p text:style-name="P1">In the forward torus control room, Boris Volkon and Vladimir Semanov crossed arms as they tossed back yet another shot of Commander Popov’s vodka and grinned at each other, giddy as school boys, and they laughed in the manner only the insane or the inebriated do. They might have had another drink had Popov not taken the bottle from them before they could do so. </text:p>
      <text:p text:style-name="P1">“Enough! Leave some for the three day journey back to Earth after the next test of the drive. We still have work to do.”</text:p>
      <text:p text:style-name="P1">Boris clapped his hands to his cheeks and groaned. “Three long days! Do we really need to be so far out from Earth to use the drive? Why not one day out?”</text:p>
      <text:p text:style-name="P1">“You should ask your woman,” Semanov grunted. Both men looked in the direction of Lady Maria’s laboratory, to which she had retired when the men began their celebration. “Perhaps if you curtsey deeply enough, her ladyship will acquiesce to your demand.”</text:p>
      <text:p text:style-name="P1">“Bah!” replied the younger man, boldly. “Perhaps I will command her to jump us back to no more than a day’s journey from home! This WIC timidity is driving me crazy! If it was up to the WIC, Italy would have been devastated twenty years ago, and perhaps much of the rest of the planet. It took Russian technology and Russian action to save the day!”</text:p>
      <text:p text:style-name="P1">Semanov grinned. “You speak the truth, Boris! By rights, this ship should belong to those who will use it, not to those royals dilettantes who will spend decades debating where to send it next. What do you say, Commander Popov?”</text:p>
      <text:p text:style-name="P1">Popov eyed his men warily. “I say the two of you should go to bed. You need to be rested for our return.” He paused and then added, “This ship is a treasure that belongs to the people of Earth. However, with a crew that is so heavily Russian, and with the majority of the funding coming from Russia, I think that we can make an argument that Russia should have a strong say in where we take it.”</text:p>
      <text:p text:style-name="P1">Both Semanov and Volkon rose to their feet to salute their commander, and it was just then that the two men spotted Lady Maria, who had been standing in the entryway to the control center, unnoticed, for who knows how long. </text:p>
      <text:p text:style-name="P1"><text:soft-page-break/>“Ah, Maria, my dear!” said Volkon with a slight slur in his voice. “The commander has just told us to go to bed. I am heading for our quarters for rest and relaxation! Will you join me, my dear?”</text:p>
      <text:p text:style-name="P1">Maria blanched. Although it was no secret that she and Volkon were lovers, hse despised Volkon’s sloppy suggestion in front of the crew that she follow ‘her man’ to their quarters for sex upon demand. Even more, she despised the smirks on the faces of Popov and the besotted Semanov; the latter in particular never missed an opportunity to pass Maria in a narrow corridor, rubbing <text:s/>himself against her and not hiding his pleasure in the least. Even Popov had roaming eyes that sometimes wandered from eye contact when he spoke with the attractive physicist who had designed the drive. </text:p>
      <text:p text:style-name="P1">“I have some business to finish,” she said frostily, turning to her console. </text:p>
      <text:p text:style-name="P1">“Then I go to bed by myself!” Volkon announced with a bow of faux humility. “I shall rest for the return jump back to Sol, followed by three long, boring days of deceleration. Perhaps I can have a diversion then?”</text:p>
      <text:p text:style-name="P1"><text:bookmark text:name="_3whwml4"/>“Na Zdorovie!” Semanov said as he looked at Boris Volkon. “Time will crawl, and a diversion is much appreciated, no? Perhaps you can share your wealth with others?”</text:p>
      <text:p text:style-name="P1">“It is not good to be selfish,” Popov agreed from his chair. “Stressful situations require relief.” </text:p>
      <text:p text:style-name="P1">Volkon’s eyes darted briefly in the direction of Maria, who had her back to the three men as she studied something on a display. He gave a vague shrug and stumbled away. </text:p>
      <text:p text:style-name="P81"><text:span text:style-name="T41">*****</text:span></text:p>
      <text:p text:style-name="P1">Lady Maria was incensed as she puttered about in her laboratory. Of course she had heard Semanov’s crude remark about sharing the only woman aboard, and the commander’s apparent concurrence. Were they simply drunk or just as brutish as they sounded? Both the remarks and Boris’ silence cut her like daggers! More so the silence. How dare Boris not speak up? How dare he not defend her? Did their relationship really mean so little to him that he would simply shrug? Yes, he had seen very clearly his reaction from the cameras embedded in her nanofabric kufi, which gave her a complete circle of eyes! A shrug! She was only worthy of a shrug!</text:p>
      <text:p text:style-name="P1">Worse, however, was that she had heard the commander openly talking about the WICSS Vespucci as though it were the property of Russia rather than the World Island Coalition, and she thought back to Ada Schumachers’ admonition to be wary of Russian men, who had a long history of acting in self interest. For Maria, the Vespucci was a demonstration of scientific achievement achieved through the cooperation of many. Was it simply a demonstration of Russian power to the rest of the crew? Were they going to steal it and give it to Vladimir Putin and the self-serving oligarchs that continued to run their corrupt country? Was all of her hard work going to end up being confiscated by the rich men, who increasingly ran the world? </text:p>
      <text:p text:style-name="P1"><text:span text:style-name="T12">No! </text:span>cried her conscience. <text:span text:style-name="T12">History should not be an endless repetition of the failure of power-hungry men who care more about themselves than about their countries. </text:span></text:p>
      <text:p text:style-name="P1">Since the death of her father, only two years after the near-miss of the asteroid, Lady Maria had largely avoided men, increasingly seeing them as parasites too stupid to form relationships that did not involve grunting and thrusting, or as predators always looking to use others to enrich their own wealth and power. But she had fared little better in her liaisons with women; except for Ada, most were too servile, too needy, too used to being the support instead of the supporter. And so, she had mostly disengaged from intimate relationships, focusing her energy on the wonders and challenges of physics, which were without end, and which never disappointed. </text:p>
      <text:p text:style-name="P1">She withdrew further into herself and her work, becoming the sort of person who thinks that the most intimate details of their thoughts are self-evident, with no need to explicate, and she chafed when pressed for an explanation regarding her actions and motivations. Such an attitude, however, was not conducive to landing lucrative research positions, which required as much political ability as scientific acumen. Self-absorbed, Maria struggled to form lasting relationships except for the mentor-mentee relationship created during the one winter she had studied at the <text:a xlink:type="simple" xlink:href="https://en.wikipedia.org/wiki/National_Autonomous_University_of_Mexico" text:style-name="ListLabel_20_10" text:visited-style-name="ListLabel_20_10"><text:span text:style-name="T3">National Autonomous University of Mexico</text:span></text:a> with Emeritus Professor Emeritus <text:a xlink:type="simple" xlink:href="https://en.wikipedia.org/wiki/Miguel_Alcubierre" text:style-name="ListLabel_20_10" text:visited-style-name="ListLabel_20_10"><text:span text:style-name="T3">Miguel Alcubierre</text:span></text:a>. Made aware of the young physicist’s intense interest in the Alcubierre Drive concept through well-placed contacts in the scientific community, the semi-retired octogenarian had eagerly extended an offer to Lady Maria for her to join him in the continuation of his research towards a functioning FLT drive.</text:p>
      <text:p text:style-name="P1">The challenges of creating any kind of FLT drive were daunting. Several possibilities had been pursued, but, in the end, the concept proposed in 1994 by Dr. Alcubierre for “hyper-fast” travel within a moving “bubble” of space-time, seemed the most likely. Of course, this ‘most likely’ concept included creating a region of space in which the space at one end was contracted and the space at the other end was expanded, such that the bubble is pushed through space much like a toy boat pushed by battery-powered propeller might be scoot more quickly across a pond by dropping a large rock near its stern. </text:p>
      <text:p text:style-name="P1">In the case of the Alcubierre Drive, the large rock would have to have negative mass which was not the sort of rock one finds easily, whether around a pond or anywhere else. However, the rules of physics do not necessarily rule out the existence of such a mass, and as research into dark matter and dark energy coalesced into the study of dark fluid, which embraces both matter and energy The physics community felt that a solution was imminent, and so the WIC Vespucci Project chose to pursue the development of a working Alcubierre Drive as the best alternative for creating an FTL craft. </text:p>
      <text:p text:style-name="P1">But, after seven years and twenty-plus trillion in funding, practical success in creating dark energy was as elusive as it had been in the beginning, and the countries providing the funding to the project began to complain, some threatening to end their involvement altogether. Continuing to throw money at the problem without some new insight, or at least a new different vision of the project was untenable, so a portion of the funding was used to poll for new ideas among graduate and post-graduate students of physics, mathematics, and engineering who might serve to revive what had become an increasingly moribund pursuit.</text:p>
      <text:p text:style-name="P1">One such idea had come to the project leaders from young Lady Dr. Maria Morelli, who had recently completed her doctoral studies at the University of Padua. Dr. Morelli’s idea creating a dark fluid generator was initially rejected by the project committee set up to screen and rank the ideas it received, but it had been forwarded by a friend of a friend of a friend, and so it had landed in the lap of the mostly retired Dr. Miguel Alcubierre, who was intrigued enough to invite the young mind that had conceived the idea to work with him in Mexico City for a few months.</text:p>
      <text:p text:style-name="P1">Dr. Alcubierre had at one time in the past corresponded with Lady Maria’s mother regarding zero point energy, and he was familiar with the achievements of Lady Maria’s father as the creator of nsilk; he had a feeling that the progeny of two such incredible minds was likely to view the universe in radically new ways, and he was not wrong. Lady Maria’s idea was the most promising that he had seen, and it was not long before Alcubierre passed along his recommendation that the project committee reconsider their decision. They did, and Lady Maria Morelli was hired by WICSS to head the drive team. </text:p>
      <text:p text:style-name="P1">However, Dr. Miguel Alcubierre had recognized not only that Lady Maria Morelli had a magnificent brain, but he had also recognized that she had, as the saying goes, ‘sharp edges’ when dealing with those whose brains were less gifted. Sparks would fly if the demanding Maria were left to her own devices when dealing with those who think mainly in terms of budgets and schedules. And so, after consultation with associates of long standing, he had learned from one Russian physicist of a young man, a graduate student at the University of Padua quite conveniently, who might be the perfect go-between: Boris Volkon. Even more convenient, the Russian physicist was a friend of Herr Roland Schumacher, CEO of aFahrzeuge AG and the father of Ada Schumacher, who had been Lady Maria Morelli’s roommate during her undergraduate years. </text:p>
      <text:p text:style-name="P1">In short order, Boris Volkon was introduced to Lady Maria, and the rest was history. Stunningly handsome and debonair when he chose to be, Boris charmed Lady Maria, and he adroitly inserted himself between his new lover and the WICSS chain of command, becoming Lady Dr. Maria Morelli’s ‘fixer’ </text:p>
      <text:p text:style-name="P1">Lady Dr. Maria Morelli turned out to be the spark that re-ignited the Alcubierre Drive project. In her first year on the project, Lady Maria conceived of a way to build the dark fluid generator that would power the Alcubierre Drive. In the second, she directed the building and testing of three small-scale drone ships, each of which was driven to faster than light speed and used to test the navigational controls that would be used in the full-scale Vespucci. Now, in her third year, as the fusion engine that would push the Vespucci to 0.1c also appeared to also be on the cusp of becoming a functional reality, final plans were made as to who would occupy the four seats of the Vespucci, and Lady Dr. Morelli had been chosen to be the chief scientist for the test. Maria had been elated. </text:p>
      <text:p text:style-name="P1">Now, she was smoldering, and she found herself wondering if she had been manipulated every step of the way. Was she being played by the Russians? At the farthest distance any human had ever been from Earth, the spark that had been Maria Morelli turned as cold and dark as the space outside. </text:p>
      <text:p text:style-name="P88"><text:bookmark text:name="_cohgqqnbqv0i"/>5 AGD Pastor Johnson’s vision</text:p>
      <text:p text:style-name="P68"><text:span text:style-name="T23">“Thus did a handful of rapacious citizens come to control all that was worth controlling in America. Thus was the savage and stupid and entirely inappropriate and unnecessary and humorless American class system created. Honest, industrious, peaceful citizens were classed as bloodsuckers, if they asked to be paid a living wage. And they saw that praise was reserved henceforth for those who devised means of getting paid enormously for committing crimes against which no laws had been passed. Thus the American dream turned belly up, turned green, bobbed to the scummy surface of cupidity unlimited, filled with gas, went bang in the noonday sun.”</text:span></text:p>
      <text:p text:style-name="P68"><text:span text:style-name="T23">― Kurt Vonnegut, God Bless You, Mr. Rosewater</text:span></text:p>
      <text:list xml:id="list70031498431882" text:continue-numbering="true" text:style-name="WWNum23">
        <text:list-item>
          <text:list>
            <text:list-item>
              <text:p text:style-name="P42">Shortly after Alma, Pastor Johnson veered off onto Highway 287, which headed west before curving back into a more northwesterly direction around Waxahachie, which was almost the site of the particle collider where the Higgs boson would been found, years before its discovery at the CERN LHC, but by the time the project was cancelled in October of 1993, the USSR was no more, and the United States had lost its appetite for world leadership in anything other than unfettered capitalism, financial fraud, and building a massive peacetime military to protect the assets of the rich at the expense of the middle class and the poor. </text:p>
            </text:list-item>
            <text:list-item>
              <text:p text:style-name="P42">Inside his thirty-five year old white Ford F-150 specked with bubbles of rust, Pastor Joseph Johnson was buoyed by the change of scenery, the drier weather, and by being able to smell things other than oil refineries. As he steered through the elevated roadways that bisected Fort Worth, he caught glimpses of the open prairie to the north and the west, and he felt a sense of relief from a claustrophobia that had gripped him for much of his life: home, home on the range beckoned!</text:p>
            </text:list-item>
            <text:list-item>
              <text:p text:style-name="P42">The sixty-five year old Christian minister was also buoyed by his new connection to the net, which was feeding him with information that, at first, he was not even aware that he was receiving. It simply felt as though his memory was suddenly much sharper than it had ever been: questions that popped into his mind were answered immediately as though by magic. <text:span text:style-name="T12">How bad were the pandemics in the small cities of the Texas Panhandle?,</text:span> he wondered, and he saw links to net sources that told him that the small cities had been relatively unscathed once they stopped listening to the politicians and started taking the viruses seriously. Once the proud residents of the high plains learned to tune out the propaganda programs that had largely replaced news in rural areas, they adapted quickly, using distance, barriers, and disinfecting agents to limit their exposures to pathogens. It was common sense, but for many years they had been taught to believe that common sense meant relying on personal experience alone, and it took some time to relearn what it meant to think more broadly. </text:p>
            </text:list-item>
            <text:list-item>
              <text:p text:style-name="P42">Pastor Johson could tell that Moses was feeling something as well. The sixteen year old, who so often seemed detached from reality as he played games in his room, was staring at the world as though he were seeing it for the first time. Not knowing what he was doing even as he did it, the pastor reached out with his mind and spoke without saying a word. </text:p>
            </text:list-item>
            <text:list-item>
              <text:p text:style-name="P42">[What are you feeling?]</text:p>
            </text:list-item>
            <text:list-item>
              <text:p text:style-name="P42"><text:soft-page-break/>Moses turned his head to the left to look at his father, who was watching him out of the corner of his eyes as the northern outskirts of the city flicked by. .</text:p>
            </text:list-item>
            <text:list-item>
              <text:p text:style-name="P42">[Is that you?] </text:p>
            </text:list-item>
            <text:list-item>
              <text:p text:style-name="P42">[Yeah. It’s me!] Pastor Johnson replied, glancing to his right. </text:p>
            </text:list-item>
            <text:list-item>
              <text:p text:style-name="P42">[This is crazy!] </text:p>
            </text:list-item>
            <text:list-item>
              <text:p text:style-name="P42">[Yeah. You hungry?]</text:p>
            </text:list-item>
            <text:list-item>
              <text:p text:style-name="P42">[Starving]</text:p>
            </text:list-item>
            <text:list-item>
              <text:p text:style-name="P42">They pulled over at a Whataburger in Saginaw and ordered burgers, fries, and more unsweetened iced tea. It had been almost seven hours since they had left Beaumont and the Gulf Coast in the rear view mirror, and they had another five hours to go before they reached Tulia, where nsilk-equipped Pastor Johnson found a listing for a modest farmhouse, barn, and ten acres of land that fit the vision of what he had in mind. It was within the price range he was looking for, far from the increasingly hostile weather of the Gulf Coast, high enough in altitude to ameliorate the heat, and midway between two mid-sized cities--Lubbock and Amarillo--that were likely chock full of the kind of rubes the pastor was seeking. Not finding much in the way of motels in Tulia, he booked a room for the night in Childress; they could drive the final hundred miles in the morning.</text:p>
            </text:list-item>
          </text:list>
        </text:list-item>
      </text:list>
      <text:p text:style-name="P88"><text:bookmark text:name="_7ybfzifzysxa"/>20 AGD Maria’s discovery</text:p>
      <text:p text:style-name="P1"><text:span text:style-name="T20">“The second FLT journey of the WICSS Vespucci was a repeat of the first: the ship traveled in a bubble of space time created by the Alcubierre Drive that traversed space at twenty-three-point-five times light speed. When the drive was cut off, the Vespucci turned tall to earth, and its massive fusion engines came to life to decelerate it from 0.1c in preparation for redocking at the New International Space Station. ”</text:span></text:p>
      <text:p text:style-name="P1"><text:span text:style-name="T20">“Transmissions from the Vespucci to mission control on the NISS afterward indicated a ‘higher-than-normal level of exuberance among some members of the crew,’ but this revelry had been expected by the project administrators, who fully understood that the Russians had sneaked vodka on board.”</text:span></text:p>
      <text:p text:style-name="P1"><text:span text:style-name="T20">“What had not been expected was the sudden disappearance of the Vespucci.”</text:span></text:p>
      <text:p text:style-name="P5"><text:span text:style-name="T19">Excerpt from A Complete History of the Humanist Coalition: From Inception to Final Freedom, by Javier Guzmán</text:span></text:p>
      <text:p text:style-name="P1">The return trip mirrored the outgoing, with the Vespucci dropping out of boost within a few thousand kilometers from where it had started. Earth orbit was a leisurely three days away as the ship turned around and pointed its stern where it was headed. The fusion engines fired in the direction of travel to decelerate back to orbital speed. The Russian crew were elated, and they shared more of the bottles of vodka Commander Popov had smuggled aboard to toast their success. If anybody noticed that Maria Morelli was more aloof than usual as they went their separate ways to prepare for the three-day deceleration, no mention was made of it. </text:p>
      <text:p text:style-name="P1">Determined to maintain distance from the crew until the ship was back in Earth orbit, Lady Maria kept to her laboratory. At first she reviewed the data from the operation of the drive, making notes about how the system might be improved for the next trip, during which the boost would be pushed up to the design maximum of 900, and Alpha Centauri would be only seventeen days away. If everything went according to plan, and if the AI navigator was ready, the Vespucci and its crew would be the first humans to set orbit around a distant star. </text:p>
      <text:p text:style-name="P1">Lady Maria would not be on board. She had been delighted to have been chosen for the first test of the drive, but for the longer trip the young Russian physicist who had been her understudy for much of the project would take her place. Perhaps Popov, Semanov, and Volkon would be aboard as well, but she did not know, and, frankly, she did not care. </text:p>
      <text:p text:style-name="P1">Her review of the trip data finished, Maria checked the video feed of the forward-torus control room, and she could see that her crewmates were still toasting their success. Semanov and Volkon were dancing around each other, and Commander Popov was sitting quietly and grinning as he watched. As if sensing that he was being watched, he turned his head slightly and raised his glass to the camera. </text:p>
      <text:p text:style-name="P1">Lady Maria switched off the feed. She removed the zippy probe from the pocket where she normally kept it, and she placed it in a table-top circuit board that she used for trying out new configurations of its design. For the next several hours, she immersed herself in the astonishing data structures that underlay space-time, as she tweaked the settings of the probe that had been based upon the device left to her by her late mother. She made two startling discoveries: </text:p>
      <text:p text:style-name="P1">Lady Maria’s first discovery was that the character set for space-time data was changeable. When she had first gotten her mother’s probe to work and connected to it, she had not been surprised to see a Hebrew character set spring into her mind’s eye; Lady Chava Katzenellenbogen-Morelli had been born into a prominent Jewish family with a long history in Padua. But Maria’s initial assumption that the data itself was stored in ancient Hebrew was incorrect. As she mentally rotated the nfab potentiometer she had added to one of the data channels, she was astonished to see the data change language character sets. </text:p>
      <text:p text:style-name="P1">Hebrew was just one of what looked to be hundreds, if not thousands, of character sets that could be used, along with Arabic, Cyrillic, something that looked like Sumerian cuneiform, and many more, some of which looked familiar, but there were also many that were completely alien to her. In the end, she decided to stick with a Hebrew setting and use the AI translation app to convert to Arabic numerals, but she was left with the vaguely unsettling feeling that the axis mundi data were available to beings who spoke languages not of Earth origin. </text:p>
      <text:p text:style-name="P1">Her second discovery--and it was mind-blowing--was that objects could be moved by resetting their metadata. It happened inadvertently. When she had left the control center and her drunken crewmates, Lady Maria had brought the two caged canaries with her for intelligent company. At one point, she found herself examining the space-time data for the two canaries, who sat side-by-side in their cages on the lab table. Given the radius of his cage and his position on the pole he was perched upon, Leonardo was about one horizontal meter away from Michelangelo, but equal in height above the table and in his placement relative to the front and back of the table. Maria found the data fields that appeared to show these coordinates, and then she mentally envisioned what Leonard’s horizontal position might be if he were sitting next to Michelangelo. </text:p>
      <text:p text:style-name="P1">To Lady Maria’s astonishment, Leonardo’s horizontal coordinate value began blinking, as if waiting for some command to implement the change. Startled, Maria cleared the thought, and the blinking stopped. <text:span text:style-name="T12">It must have been my imagination</text:span>, she thought. <text:span text:style-name="T12">I am tired and hallucinating</text:span>. But she repeated the process, several times, and the same thing happened every time: the positional data changed exactly as she was thinking and the value blinked as if waiting for a command to execute the change. </text:p>
      <text:p text:style-name="P1">But what command might that be? There was no button to press, no switch to activate; it was just thought. Was it waiting for her to think of a command? Thinking the word<text:span text:style-name="T12"> Execute</text:span> did nothing, nor did thinking <text:span text:style-name="T12">Enter, Make it so, Initiate, Go, Activate, <text:s/>Implement, <text:s/>Perform</text:span>, or any other synonyms for <text:span text:style-name="T12">Execute</text:span>. The changed value just kept blinking and waiting for something. </text:p>
      <text:p text:style-name="P1">And then it hit her: if the numbers were presented in ancient Hebrew, then the command would also be Hebrew. The God of Genesis, the first book of the Hebrew Bible and the Old Testament of the Christian Bible, supposedly said “Let there be light.” Maria searched for a Hebrew translation of ‘let it be,’ and she saw the characters תן לזה להיות form in her mind. She had no idea how to say this phrase, so she went to the language character settings for the zippy probe, rotated the potentiometer to find Italian, and saw the phrase change to <text:span text:style-name="T12">lascia fare</text:span>. As she read the words in he mind, the unthinkable happened: the values stopped blinking, and Leonardo ceased to be where he had been, and he was now perched, and utterly perplexed by the translation, next to Michelangelo! </text:p>
      <text:p text:style-name="P1">“Mama!” Lady Maria gasped, partly in amazement and partly in terror. </text:p>
      <text:p text:style-name="P1">Here was something to drive a person mad! Had Maria’s mother discovered the same thing—that objects in the universe could be moved with a thought? If she had, then her thoughts had likely traversed the same route that Lady Maria’s had in the seconds that followed. First was the amazement that such a translation--moving an object from one place to another--was even possible. If for no reason other than to convince herself that she was actually seeing, and doing, what she thought she was doing, Lady Maria did several more translations. She sent Leonardo back where he had come from, then she sent Michelangelo to Leonardo’s cage, and then she translated both canaries to the open air above their cages at the same time. The birds extended their wings and fluttered about excitedly for a few moments, and then they settled onto the tops of the cages and stood there, eyes cocked toward Maria. </text:p>
      <text:p text:style-name="P1">The second stop on Lady Maria’s thinking about the ability to translate objects was to recognize that this ability, this gift, had a sharp edge: if a living object could be moved, it could be moved to an environment where the life would be extinguished. With a thought, she could move the two birds beyond the outer hull of the forward torus. The wielder of this kind of power, if it scaled up, could move armies into the depths of the ocean or the airless vacuum of space. On a broader scale, asteroids could be diverted into the paths of inhabited planets to destroy entire civilizations! </text:p>
      <text:p text:style-name="P1">Here, Lady Maria realized, was a discovery to turn somebody insane with fear. </text:p>
      <text:p text:style-name="P88"><text:bookmark text:name="_emtpok61d93r"/>5 AGD Reverend Johnson</text:p>
      <text:p text:style-name="P68"><text:span text:style-name="T23">“How is it that hardly any major religion has looked at science and concluded, “This is better than we thought! The Universe is much bigger than our prophets said, grander, more subtle, more elegant?” Instead they say, “No, no, no! My god is a little god, and I want him to stay that way.” A religion, old or new, that stressed the magnificence of the Universe as revealed by modern science might be able to draw forth reserves of reverence and awe hardly tapped by the conventional faiths.”</text:span></text:p>
      <text:p text:style-name="P68"><text:span text:style-name="T23">― Carl Sagan, Pale Blue Dot: A Vision of the Human Future in Space</text:span></text:p>
      <text:p text:style-name="P68"><text:soft-page-break/></text:p>
      <text:p text:style-name="P1">PASTOR REHASHES HISTORY OF THE FREEDOM FOUNDATION, WHICH HAS A FOCUS ON LIMITED GOVERNMENT AND GUNS. </text:p>
      <text:p text:style-name="P1">HE WILL FIND A WAY TO MAKE MONEY BY PREACHING THE SAME.</text:p>
      <text:p text:style-name="P1">After filling up the truck and grabbing breakfast at the Flying J truck stop, Pastor Johnson turned onto highway 86 and headed west towards Tulia. As he, his son, and his father traveled toward a new future, they steadily gained altitude as well, rising another five hundred meters onto the high plains of the Texas Panhandle as the sun climbed behind them. An early morning thunderstorm had cooled the air, so the Pastor lowered his window and drank in the smell of wet sagebrush. </text:p>
      <text:p text:style-name="P1">The pastor’s mood was also climbing. His ability to use and control his nsilk link was growing more powerful by the minute--why had the Freedom Foundation outlawed its use anyway?--and he reveled in his growing knowledge of evangelism and its place in shaping the social, cultural, and political environment in which he had been raised since birth. Never one to use the power of the pulpit to enrich himself--Joseph Johnson had chosen the ministry as a career because he liked the quiet traditions of the United Church of Christ to which his parents had belonged. In the decades preceding the Great Desolation, as America had become increasingly divided, young Joseph found solace in the older conservative traditions of his church and his community, which had nothing to do with the showy conservatism that focused on abortion, gun rights, and white supremacy. Instead, the old conservatism spoke of loyalty to family, respect for others--especially those who did real work for a living--and honor for those who lived by such principles as honesty and frugality, regardless of their gender, race, or creed.</text:p>
      <text:p text:style-name="P1">Later, when the horrifying reality of the Great Desolation was revealed to a stunned population, followed days later by the news that the leaders of the United States, including the President, Vice-President, Speaker of the House, Senate Majority Leader, cabinets heads, and the Joint Chiefs of Staff, were dead, he found solace in the conservative traditions of his community and his church as the world had collapsed upon itself. In the turmoil that followed, the United States of American fell apart and the fifty states aggregated themselves into seven federations. </text:p>
      <text:p text:style-name="P1">Texas, along with Arkansas, Missouri, New Mexico, and Oklahoma, formed the Freedom Federation, whose new constitution declared that all citizens of the former union who were born in a Freedom Federation state, and whose parents were native born citizens of the former union, were welcome to apply to become citizens of the Freedom Federation. All those former citizens of the United States who did not meet this strict standard would be allowed to stay as non-voting residents provided they signed affidavits attesting that they agreed their rights would be subordinate to the rights of the native born and that they would hold the government of the Freedom Federation harmless for any and all eventualities that such subordination might entail. To facilitate the identification of citizens and residents, the former would be given Freedom Federation passports, while the non-citizen residents would be required to receive an implanted tracking chip. Many of the potential non-citizen residents, including parishioners of Pastor Johnson’s church, chose to leave, going to either one of the federations with less strict citizenship requirements or back to the countries of their ancestors. </text:p>
      <text:p text:style-name="P1">To expedite standing up a government in short order, the Freedom Federation’s constitution specified voting for individual corporations to fill open government positions. With their access to greater resources, the thinking was that a corporate body would be more effective at running the government bureaucracy than would a collection of elected representatives having limited constituencies. The first to be elected to run the federation was the aptly-named Freedom Corporation, which included among its holdings the entirety of the former Walmart and ExxonMobil corporations and their many subsidiaries. Headquartered in nearby Dallas, the Chairman of the Board and the Board members filled the offices of the government with Freedom Corporation executives who served at their pleasure. </text:p>
      <text:p text:style-name="P1">The era of corporate feudalism had begun, and the rich, who had been getting richer at the expense of the middle class and the working poor for decades, became stinking filthy rich. And these new age lords, like the many of the lords of an earlier era, on occasion found themselves looking about their rich estates and feeling the teenyiest, tiniest twinge of something called guilt because they were living so well while out there, beyond what the naked eye could see, but still out there, were poor people. At times, either flying above the crowded camps of the gig workers in their private E-VTOL craft, or even driving by the walls that hid the camps from view from the roads, the corporate lords would have a sense that not everybody was living as well as they, and they wanted that sense stopped and that feeling of guilt assuaged. </text:p>
      <text:p text:style-name="P1">Enter religion. </text:p>
      <text:p text:style-name="P1">As it had for millennia, religion was again poised to be the partner of the wealthy and the powerful. For those in power, religion could be the voice that assured the rich that they had been chosen by God to be rich and to lead. And, having been chosen by God, they had no reason to feel any guilt because any self-perceived shortcomings; God knew they were human, but they were his tools, warts and all! Rather than sulk or fret about their weaknesses, the rich should exult in being rich! They should live as an inspiration for those who were not rich, showing them that with hard work, a little luck, and the good graces of God Almighty, that they too could aspire to be wealthy as well. </text:p>
      <text:p text:style-name="P1">As it had for millennia, religion was again poised to commiserate with the poor, spreading the message that this life is only a trial and not the real life, which is the afterlife. No, this life is meant to be, in the words of Thomas Hobbes, ‘poor, nasty, brutish, and short.’ This life is God’s test, and it is designed to separate those who will go on to live forever in the Kingdom of Heaven from those wretched cretins who will forever suffer in Hell. </text:p>
      <text:p text:style-name="P1">Pastor Joseph Johnson--check that: he was no longer a pastor--the <text:span text:style-name="T12">Reverend</text:span> Joseph Johnson, intended to be an important voice in the religion of the future. </text:p>
      <text:p text:style-name="P88"><text:bookmark text:name="_alv7ty29kiie"/>20 AGD The disappearance of the Vespucci</text:p>
      <text:list xml:id="list70030927745076" text:continue-list="list70032034042073" text:style-name="WWNum11">
        <text:list-item>
          <text:p text:style-name="P3"><text:span text:style-name="T20">“Only Lady Maria Morelli knows what happened on the WICSS Vespucci during the time between when the Alcubierre Drive was turned off for the second time and the sudden disappearance of the ship shortly after passing the Moon. What is known is that the crew spent the time doing data analysis and attending to maintenance, and although there were rumors that the mostly Russian crew had imbibed in celebration, Commander Popov assured mission control that these celebrations were just a matter of ‘letting off steam’ and did not in any many detract from the professionalism of those involved. Both the Vespucci and its crew would be ready for ‘refueling, refitting, and a return to duty soon,’ he said, which was a little odd because the date for a second flight at full boost had not yet been set. Most observers presumed the commander was simply excited to make the trip to Alpha Centauri; he had lobbied hard to allow the ship to continue for the required seventeen days should the next test prove to be successful. There had been no communications between the crew and ground control regarding any kind of system failure as the vessel decelerated toward its docking station, nor were there any lunar or Earth-based sensors that recorded anything unusual. <text:s/>The ship simply disappeared.”</text:span></text:p>
        </text:list-item>
        <text:list-item>
          <text:p text:style-name="P3"><text:span text:style-name="T20">“The only survivors were Dr. Morelli and the two ship canaries, who materialized in Florence in the event known thereafter as the ‘Morelli Miracle.’”</text:span></text:p>
        </text:list-item>
        <text:list-item>
          <text:p text:style-name="P3"><text:span text:style-name="T19">Excerpt from A Complete History of the Humanist Coalition: From Inception to Final Freedom, by Javier Guzmán</text:span></text:p>
        </text:list-item>
      </text:list>
      <text:p text:style-name="P1"><text:span text:style-name="T12">20 AGD, three and one half days' deceleration from Earth orbit.</text:span> </text:p>
      <text:p text:style-name="P1">Lady Maria trembled as she contemplated what she had just seen: the sudden translation of an object from one place to another, effected by nothing more than a thought. She even translated a trash bin to a location a hundred meters outside of the torus and a hundred meters aft of the head of the ship, giving the bin enough rotational speed to keep it roughly centered above the cameras on the outer hull that were feeding the displays on her part of the inner wall. It had been a quick calculation on her part, but it appeared to work. Of course, once outside the ship, the bin was no longer decelerating with the ship, so it soon shot off toward the ship’s tail and vanished, but the results of the experiment had been both exhilarating and terrifying. </text:p>
      <text:p text:style-name="P1">She removed her zippy probe from its pocket and placed it on the work surface. <text:span text:style-name="T12">Was humanity worthy of such power?,</text:span> she wondered. Humankind had so far proven itself inadequate to the task of being the stewards of a single planet, let alone a universe. Conflict and war were constant, and humanity had caused the extinction of uncounted species of living organisms during its rise to dominance. In the hands of the wrong people, the kind of people who seek power for the sake of having power, the ability to move objects at will would be an incalculable horror. Give such a weapon to these people, and the world would suffer immeasurably. They would use it not to make the world a better place, but to make the world a better place for them. </text:p>
      <text:p text:style-name="P1">It was as she was grappling with the implications of her discovery when the first assault began. Hearing a noise, Lady Maria turned to see Lieutenant Commander Semanov leaning unsteadily against the doorway, leering at her, a half empty bottle of vodka in one hand. </text:p>
      <text:p text:style-name="P1">“We have three long days until we are back in Earth orbit,” Semanov said. “I need a distraction, and you need a drink.” He held out the bottle. </text:p>
      <text:p text:style-name="P1">“Get out!” Lady Maria commanded, but her voice was pinched and cracking. “I want nothing to do with you, you drunken pig! Get out before I call Commander Popov!” </text:p>
      <text:p text:style-name="P1">“Call him!” laughed Semanov. “He is next.”</text:p>
      <text:p text:style-name="P1">Lady Maria flashed a message to the commander </text:p>
      <text:p text:style-name="P1">[Maria: Semanov is in my cabin, threatening me!] </text:p>
      <text:p text:style-name="P1">Surely Semanov was lying, but Maria received no reply to her dm directed to Popov, so she dm-ed Volkon. </text:p>
      <text:p text:style-name="P1">[Maria: Help me! Semanov is here, and I don’t want him to be.]</text:p>
      <text:p text:style-name="P1">Again, there was no response.</text:p>
      <text:p text:style-name="P1">Semanov moved forward, grabbed Lady Maria by her hair, pulled back, and forced the opening of the bottle into her mouth. She choked as her mouth filled with vodka, and she tried to turn her head away, but the big Russian held her until she had swallowed. </text:p>
      <text:p text:style-name="P1"><text:soft-page-break/>“Good!” he said. “Now you will be a little more relaxed, I think. I like my women relaxed.”</text:p>
      <text:p text:style-name="P1">Lady Maria had thought herself capable of fending off a drunken crewmate, but she had assumed that Semanov would be responsive to words, that he would see her as a fellow human being worthy of the respect she had come to expect from others. What she had not expected was that he would assault her, here in her laboratory. Grabbing the zipper of her coveralls with his free hand, he yanked down the slider in one violent motion. </text:p>
      <text:p text:style-name="P1">In reaction, Maria slapped Semanov, but she was small, and he was large. He placed the bottle on the table, next to the zippy probe, and slapped back with a force that would have sent Maria to the floor had Semanov not still been holding onto her. Her head spun, and as consciousness faded, she felt her clothes ripped from her. </text:p>
      <text:p text:style-name="P1">*****</text:p>
      <text:p text:style-name="P1">In the dim light of her cabin, Lady Maria woke up choking, the taste of vodka strong in her mouth. Turning her head to the side, she retched and then slowly sat up, the thin blanket that had been covering her sliding away to reveal her nakedness. Shivering, she pulled the blanket back up. </text:p>
      <text:p text:style-name="P1">“You are awake? Good.” </text:p>
      <text:p text:style-name="P1">Commander Popov sat in the chair next to the bed. He moved to sit beside Maria. </text:p>
      <text:p text:style-name="P1">“I was afraid Vladimir might have hurt you,” he said. “He is an excellent pilot, but he is a brute when it comes to women.” He moved a hand to stroke Maria’s head, but Lady Maria jerked her head away. </text:p>
      <text:p text:style-name="P1">“I understand,” he said. “You feel that you have been violated, no? You feel that because you are called ‘Lady’ you are immune from real life. I understand completely, but you are in no position to negotiate, my dear. Here on my ship, I am your commander, and you must obey my every command. Everybody has their duty to perform. I cannot allow a mutiny, you know.”</text:p>
      <text:p text:style-name="P1">“I have done my duty!” replied Lady Maria through clenched teeth. “I created your drive! I made it so that humankind can travel to another star!”</text:p>
      <text:p text:style-name="P1">“I prefer the term mankind,” said Popov. “I am not a fan of these politically correct terms used to cover up the sometimes brutal reality of life. Civilization was created by men, men who were willing to do what must be done, and sometimes what must be done is not so nice. Yes, women have contributed in many ways, but most of you lack the power and the will to rule.” Popov’s near hand shot out and grasped the back of Maria’s neck in a quick motion and he pulled her face close to his. </text:p>
      <text:p text:style-name="P1">“You have been useful, my Lady,” he said, using the title sarcastically. “But now that the drive has been proven, I have to wonder if your royal <text:s/>usefulness has come to an end.”</text:p>
      <text:p text:style-name="P1">“We still have to prove that the drive works at full boost.”</text:p>
      <text:p text:style-name="P1">“Yes, but you yourself once said that if the drive works at any boost, it will work at full boost,” Popov replied. “The only real unknown is whether the AI navigator will be able to keep the ship from running into unseen large masses at full boost, and you have nothing to do with its development, no?”</text:p>
      <text:p text:style-name="P1">Lady Maria made no reply, so Popov continued talking. “Besides, there is an important cargo arriving at the docking station. I wonder if I should tell you about it? Are you curious?”</text:p>
      <text:p text:style-name="P1">“Just tell me what you are going to tell me, you bastard,” Maria said through clenched teeth. </text:p>
      <text:p text:style-name="P1">Popov chuckled. “You are a fiery one even now. Well, my dear, recent resupply ships have dropped off several dozen of the drone ships that have been modified to carry a special cargo. Can you guess what that cargo is? Let me say that the Great Desolation may have to be renamed after the drones complete their next mission.” He paused and stroked his chin theatrically. “Perhaps the ‘Little Desolation?’ would be fitting?”</text:p>
      <text:p text:style-name="P1">Lady Maria felt a sinking feeling in her stomach. The inhabitants of twenty four cities had been wiped out during the Great Desolation, and in its aftermath democracy as a form of government had largely vanished. “What are you talking about?”</text:p>
      <text:p text:style-name="P1">“I am talking,” Popov responded, “of a fleet of more than two hundred drones, all equipped with small versions of your Alcubierre Drive and clusters of low-yield warheads, accelerating into Earth targets so quickly that it will all be over before anybody knows what is happening. Boom!” Popov separated his hands in mimicry of an explosion. “The populations of New York, Washington D.C., London, Berlin, Paris, the cities of China and India, and, oh yes, Rome, all gone.”</text:p>
      <text:p text:style-name="P1">“You’re mad! The other counties will see the initial launches and strike back before you can drop other’s from the docking station.”</text:p>
      <text:p text:style-name="P1">“The other countries,” Popov said with a smile, “will see the launch of many communication satellites from the station, and they will cheer the sight of somebody competing with America’s SpaceX to cover the globe with connection to the net. Not until the drones are in place in high orbits will they be launched from their camouflaging shells. And then, it will be too late to do anything.”</text:p>
      <text:p text:style-name="P1">Lady Maria did the math in her head. The drone ships were equipped with hypersonic engines capable of pushing them to more than five kilometers per second; at full boost, that speed would multiply to nearly five thousand kilometers per second, and they would cross the perhaps thirty-five thousand kilometer distance from Earth in less than ten seconds. There remained the question of whether the drive would work in Earth’s gravitational field, but Maria guessed that the Russians had already done their own testing to ensure that it did; the budget for the WICSS Vespucci was so massive that it would be easy to hide another project within it.”</text:p>
      <text:p text:style-name="P1">“Why?” was all she could say. </text:p>
      <text:p text:style-name="P1">“History,” was Popov’s answer. “History. Russia has throughout history been attacked by enemies and allies alike, and my people have born more than their fair share of death and destruction. The only way that Russia will ever be free is by striking first to destroy those countries that could destroy her. From then on, the history of the world will be Russian history, no?”</text:p>
      <text:p text:style-name="P1">He reached out to stroke Lady Maria’s hair. “If you play your cards right,” he said, “perhaps you can continue to be useful, hmm?” Popov reached into a pocket of his coveralls and removed Maria’s zippy probe. “Why even this little thing may be of use some day; you must show me what it does some time after we dock.” </text:p>
      <text:p text:style-name="P1">“It just shows some interesting data about how space-time is organized,” Lady Maria lied. “I don’t think it will ever amount to anything more.”</text:p>
      <text:p text:style-name="P1">“Oh, my dear, if only I could trust you!” Popov replied. “I suspect it might lead to much more, eventually, and I cannot allow you to share even this little secret of your drive with anybody else. This ship, your drive, your little zip--ee thing, and that wonderful mind of yours cannot be allowed to serve anybody but me!” </text:p>
      <text:p text:style-name="P1">Popov removed the blanket covering Lady Maria, and he smiled. </text:p>
      <text:p text:style-name="P1">*****</text:p>
      <text:p text:style-name="P1">In the darkness of her cabin later, Lady Dr. Maria Morelli dressed in her torn coveralls. She was locked inside, but Popov, assuming that the zippy probe was little more than a toy, had left it behind. If she was to change what was to come, she had to act, and soon. She powered up the probe, placed it in a shoulder pocket and connected to it. </text:p>
      <text:p text:style-name="P1"><text:soft-page-break/>Hoping that the three men would be in the torus command center, Lady Maria located the two canaries and translated herself to what she hoped was an empty space. She didn’t know what would happen if she placed an object in the space of another object, so she estimated a location that would put her several centimeters above the floor, and she fell with a thump that startled both herself and the two birds, but the room was otherwise empty. </text:p>
      <text:p text:style-name="P1">She reached into the cages and removed the two birds, gently cupping each in a hand. What she would do next did not require anything more than thought--and a little luck. </text:p>
      <text:p text:style-name="P1">From earlier testing, Lady Maria knew that she could move more than one object at a time, so she selected the first three and sent them to the destination they deserved. Then, she located another group of two hundred and ten, and she sent them to where she hope they could do no harm. Finally, she set translation coordinates for herself and for the ship. </text:p>
      <text:p text:style-name="P1">She took a deep breath, prayed a short prayer to Mother Mary, and disappeared.</text:p>
      <text:p text:style-name="P88"><text:bookmark text:name="_r5we9zv6v0dh"/>10 AGD Christ the Conqueror Church</text:p>
      <text:p text:style-name="P5">“All religion, my friend, is simply evolved out of fraud, fear, greed, imagination, and poetry.” <text:s/>Edgar Allan Poe</text:p>
      <text:p text:style-name="P1">MOSES INTRODUCES HIS FATHER TO CHRISTIAN RECONSTRUCTION. </text:p>
      <text:p text:style-name="P1">Even before entering Tulia, a prairie town positioned I-27 between Lubbock to the south and Amarillo to the north, the Reverend Johnson had located a suitable property for his needs. It was a small ranch, consisting of twenty acres, a three bedroom ranch house, and--most importantly--a large barn that could be repurposed into a church and administrative offices. Set five miles west of the interstate, the ranch was located amongst the many irrigation circles that characterize the planes when viewed from above. Between the money from the sale of his father’s house years earlier and his own rather meager savings, he was able to place a large enough down payment to keep the monthly payments close to what his pension and his Social Security payments would cover, but there would not be much left over; both the Reverend and Moses Johnson would have to do something to bring in money for food and other necessities. </text:p>
      <text:p text:style-name="P1">Here, the Reverend Johnson would remake himself as a voice of wisdom, a sage of the plains, and he would begin by creating and publishing podcasts. In the late twentieth and early twenty-first century, these recorded audio files became the radio analog of the television digital video recorder, supplanting the synchronous nature of traditional radio, where you can only hear what is being broadcast on the radio waves now, with the asynchronous convenience of being able to listen when you wanted to listen. Better still, podcasts enable producers to create content for a specific audience rather than having to cater to the general public, as radio must. Unshackled, in this manner, the pastor could focus on specific topics and genres of content for targeted segments of people without fear of alienating other listeners. And if he did alienate those other listeners, they wouldn’t return, so problem solved! </text:p>
      <text:p text:style-name="P1">The Reverend had a particular audience in mind. The focus of his podcasts would be <text:span text:style-name="T12">prosperity theology</text:span>, which preaches that God wants you (yes, you, pardner!) to be successful and rich! With its roots in the loud, showy services of the evangelists and pentecostalists who provided a measure of entertainment as well as religion for the working poor, prosperity theology teaches that there is nothing wrong with being wealthy as long as you work for the glory of God and Jesus Christ. As one of its early adherents, <text:a xlink:type="simple" xlink:href="https://www.gutenberg.org/files/368/368-h/368-h.htm#link2H_4_0004" text:style-name="ListLabel_20_10" text:visited-style-name="ListLabel_20_10"><text:span text:style-name="T3">Russell Conwell</text:span></text:a> insisted, ‘there is not a poor person in the United States who was not made poor by his own shortcomings, or by the shortcomings of some one else.’ In other words, if you were poor it was either your own damn fault or somebody else’s fault, and setting aside any quibbling about Conwell pitching a false dilemma, the point was to take care of those shortcomings, one of which was to feel even an ounce of guilt about being rich. </text:p>
      <text:p text:style-name="P1">The Reverend Johnson would preach that being rich is godly, and in the way common to hucksters throughout history, he would not be trying to change anybody’s minds. No, he would be fishing for those who already wanted to believe what he was saying; he was just hoping to find them and then set the hook. </text:p>
      <text:p text:style-name="P1">[Moses: I can help with producing the podcasts.]</text:p>
      <text:p text:style-name="P1">The Reverend Johnson almost lost control of the Ford as he twisted his head to the right. The truck veered onto the road embankment and fishtailed before he took his foot off the accelerator and guided it gently back onto the macadam. In the backseat, Samuel Johnson woke from a dream in which nubile young lasses were doing their best to pleasure him. “Hey!” he shouted. </text:p>
      <text:p text:style-name="P1">“You’re broadcasting your thoughts,” Moses explained with a grin. “There’s a privacy setting in your nsilk console you need to turn on to stop that, but I was listening to you earlier, when you were thinking about getting the rich to pay to feel better about being rich, and I like that idea. I want to help.”</text:p>
      <text:p text:style-name="P1">“Clearly, you are better than me at using nsilk,” the reverend admitted. “I welcome your help, son.”</text:p>
      <text:p text:style-name="P1">“I see it as something we can do together,” Moses replied. “Our first real father-son kind of thing.”</text:p>
      <text:p text:style-name="P1">“Of course.” </text:p>
      <text:p text:style-name="P1">“Hey!” Moses exclaimed, talking in the rapid manner common to the young, “there’s also a contacts list you access to set up add identifiers to the messages you receive; it looks like it’s connected to the sender’s DNA in some weird way. Oh, and you can tag your own dm messages with a personal identifier, like I did yesterday. But, really, I can help: I had to create a podcast in my communications class last year. I know the basics, and I like the idea of fishing for money among the wealthy.”</text:p>
      <text:p text:style-name="P1">The reverend nodded. In the back, Samuel Johson had already returned to his dream. <text:s/>“I look forward to it,” he said.</text:p>
      <text:p text:style-name="P88"><text:bookmark text:name="_lnsxsqmufehk"/>20 AGD The Morelli Miracle</text:p>
      <text:p text:style-name="P1">“The Morelli Miracle, which cannot be explained by any modern understanding of the laws of physics, became the spark that ignited a renewed interest in the supernatural and a God who was capable (and willing) to intervene in the affairs of humans in great need of help. Not unexpectedly, many cults and new religions were spawned by the Morelli Miracle, including . . . </text:p>
      <text:p text:style-name="P1">“But it was not until Maria Morelli announced the formation of the Church of the Allpoint that the fervor unleashed by the realization of a modern day miracle finally found its focus.’</text:p>
      <text:list xml:id="list3576422543" text:style-name="WWNum26">
        <text:list-item>
          <text:list>
            <text:list-item>
              <text:list>
                <text:list-item>
                  <text:p text:style-name="P14"><text:span text:style-name="T12">Excerpt from A Complete History of the Humanist Coalition: From Inception to Final Freedom, by Javier Guzmán</text:span></text:p>
                </text:list-item>
              </text:list>
            </text:list-item>
          </text:list>
        </text:list-item>
      </text:list>
      <text:p text:style-name="P1">Florence, Italy. </text:p>
      <text:p text:style-name="P1">It had been a rainy autumn, as wet as anybody could remember. The moisture pushed into the Tuscan region by a massive Atlantic storm and a cold air mass over the Mediterranian soon turned into rain. As October turned into November, the dark clouds that covered the sky became heavier, dropping rain at levels that rivaled that of November of 1966, when the Arno River had reached a flood level of eleven meters. </text:p>
      <text:p text:style-name="P1">On the streets of Florence, tourists and locals alike traded their umbrellas for head-to-foot rain parkas to ward off the torrent of water that pounded the streets and flooded the low spots, much of it ultimately swirling down the river banks or storm water drains to join the churning brown Arno as it surged through the city. On the Ponte Vecchio, crowded with shops, the masses moved in both directions between columns of river-watchers who leaned over the embankments to watch the waters curl about the two stone columns that like bow waves of two side-by-side ocean liners. The sound was deafening. Those of the river watchers on the bridge who had yet to undergo the nsilk procedure used their smartphones and cameras to capture the scene. Those who were equipped with nsilk simply looked, and what their eyes saw was instantly recorded to a video file on a personal net space for later editing and sharing. </text:p>
      <text:p text:style-name="P1">At times the rain came in wind-driven sheets, the leading edges of which traversed the ground in riven lines. At other times, strong gusts picked up the sheets and rippled them through the air before they once again settled to earth. And then, every once in a while, there were brief lulls, wherein the pounding of the rain abated, approaching for a few moments that which one might see in a spring storm, only to return to sheets and tossed ripples moments later. </text:p>
      <text:p text:style-name="P1">It was during one such lull, when only the roar of the river below remained and voices could be heard on the bridge, that it happened. There was a collective gasp from hundreds of voices: off the east side of the bridge, ten meters out and two or three meters above the roiling water, the figure of a woman appeared where nothing had been seen in the moment preceding. The woman was dressed in blue coveralls and wore a brown skullcap upon her head, the fringes of her dark hair sticking out from beneath. Her legs were straight, her feet together, and she held her arms perpendicular to her body in the manner seen in one of the superpositions of Leonardo da Vinci’s Vitruvian Man. Her fists were clenched. Her eyes met those of the watchers on the bridge, and in the fraction of a second she hung in the air, she opened her fists to release two birds, one red and the other yellow, that instantly took flight and darted this way and that to find shelter. </text:p>
      <text:p text:style-name="P1">And then the woman in blue fell into the water and was swept from the east side of the bridge to the west as the gasps of the watchers turned into screams and shouts of terror and alarm that traveled from one side of the expanse to the other and was picked up by watchers on the streets that paralleled the river. Those on the Ponte Vecchio looking west saw a bobbing spot of blue pass beneath the next bridge, the Ponte Santa Trinita, before renewed sheets of rain obscured their vision, but the more distant shouts of the watchers on the shore downstream provided aural testimony that the woman was still being seen and tracked. </text:p>
      <text:p text:style-name="P1">Finally, there came a distant, triumphant roar of voices from somewhere beyond the curtain of driving rain. </text:p>
      <text:p text:style-name="P1"><text:soft-page-break/>*****</text:p>
      <text:p text:style-name="P1">A wan Lady Maria Morelli lay under the warm blankets covering her hospital bed and periodically shivered at the memory of her harrowing plunge into the Arno and the subsequent tumultuous journey within the cold, churning waves of the river. The terrifying passage had ended when her personal android, Sophia, jumped headfirst into the water from the downstream side of the Ponte Amerigo Vespucci in the moment before Lady Maria arrived. Trailing nfab filaments from her robotic legs held by her companion android, Roberto, Sophia wrapped her metal alloy arms around Lady Maria and held fast. Roberto, still standing on the bridge, braced metal legs against the railing and fished Sophia and Maria out of the water as the crowds on either side of the river roared in approval. </text:p>
      <text:p text:style-name="P1">Chilling as well for Lady Maria was knowing how closely she had come to repeating her mother’s fate: Lady Chava Katzenellenbogen-Morelli’s body had been found not far beyond the bridge from which Maria had been plucked. Battered by the forceful water, Lady Maria had no hope of swimming to either bank, and the cold current had quickly sapped her energy. Her saving grace had been the urgent nsilk message she sent to Sophia and Roberto as she fell into the river; she was alive thanks to the speed, strength, and the enhanced characteristics Maria had bestowed upon her two robots since they had been gifted to her eighteen years earlier. </text:p>
      <text:p text:style-name="P1">“Do you need another blanket, dear?” </text:p>
      <text:p text:style-name="P1">The question came from Lady Maria’s grandmother, white-haired Lady Anna Morelli, who sat in a chair by the side of the bed and, in the urgency of the moment, seemed to be having a respite from the dementia that had clouded her former acuity. In an adjacent chair sat Bishop Alessandro Ricci, the bishop of Basilica di Santo Spirito, whose graying hair belied the youth suggested by his still mostly boyish features. Next to him stood the newly assigned Father Paolo Romano, who had been assigned to his boyhood church only weeks earlier. All three had been fixtures in the room since Maria had arrived, as had Lord Antonio Romano, Paolo’s father, and a long-time friend and counsel of the Morelli family for decades, who left only when the doctors and nurses asked but who remained as Lady Morelli’s attorney when accident investigators from the WIC space agency had asked their initial questions regarding the fate of the WICSS Vespucci. </text:p>
      <text:p text:style-name="P1">“No,” Lady Maria said. “It is more a memory of being cold than a reality. I am warm enough, but I do not think that I will ever forget how cold that river was.”</text:p>
      <text:p text:style-name="P1">The older woman covered her granddaughter’s exposed hand with her own. “All that matters is that you are safe now,” she said. “You have been battered and beaten, the doctors say, but you are safe. It is a blessing that you are here at all, isn’t that right Father Ricci?”</text:p>
      <text:p text:style-name="P1">Bishop Ricci nodded in agreement, but his expression was that of a person still coming to grips with the unknown and his own role in defining that unknown. As a person of the cloth, he had long believed in miracles when viewed from a historical, theoretical perspective, but now he was grappling to comprehend and accept what was being hailed as a miracle in his own backyard. Already, the Vatican was calling for his personal impression of what had happened; avoiding those questioning calls was one of his reasons for sticking by Maria’s bed. As long as he was attending to the personal needs of a congregant, he was excused from having to offer an opinion. In the meantime, young father Paolo Romano was Ricci’s go-between, and he was kept shuttling between the hospital and the church to provide the answers the Vatican sought. He seemed better suited to the job, even though he obviously longed to stay with his childhood friend, Lady Maria. </text:p>
      <text:p text:style-name="P1">“A blessing,” Ricci agreed, but his eyes were upon the android, Sophia, who stood silently in the far corner of the room, the blue circles upon her otherwise featureless face approximating the eyes of a human, but those eyes never seemed to move or blink. It had been only three days since this mechanical being and the other, Roberto, had rescued Maria from the river, but in that time Bishop Ricci had heard several stories of how those androids had behaved in ways never seen before. Nobody had been surprised that Lady Maria had modified the Ganymedes given to her by her uncle; they had long had a <text:s/>unique covering that everybody assumed was a form of Lady Maria’s nfab. But never before had a Ganymede android been seen to morph its body in the way Sophia had when jumping from the bridge to grab Lady Maria. What other enhancements had Lady Maria’s androids received? What else were they capable of?</text:p>
      <text:p text:style-name="P1">But the primary questions, which remained without any answers, was how Lady Dr. Maria Morelli, who had been on her way back to Earth following the successful test of the WICSS Vespucci and its Alcubierre Drive, suddenly appeared back in her home city while both her spaceship and the Russian crew were nowhere to be found. Bishop Ricci was also troubled by imagery presented by what had already been dubbed the <text:span text:style-name="T12">Morelli Miracle</text:span>: Lady Maria appears out of nowhere, her body forming a cruciform, and she releases two birds--symbols of knowledge and transcendence in ancient mythologies. Add it all together, and the imagery began to take on the uncomfortable reflection of something divine. Bishop Ricci, who was halfway through his working life and beginning to dream of the pleasures of retirement, had the sudden sinking feeling that his life going forward would not be as relaxed as it had been. </text:p>
      <text:p text:style-name="P88"><text:bookmark text:name="_lwsgk3ctq7x7"/>20 AGD Putin</text:p>
      <text:list xml:id="list1735665362" text:style-name="WWNum29">
        <text:list-item>
          <text:list>
            <text:list-item>
              <text:list>
                <text:list-item>
                  <text:p text:style-name="P50">“Not everybody believes in miracles. Although his own life had been preserved by advancements in medical science that people of earlier ages would have viewed as bonafide miracles, the perpetual leader of Russian, Vladimir Putin, now a ripe 128 years old, viewed the Morelli Miracle as a slight of hand, an illusion whose secret would eventually be revealed, and he pushed for a scientific explanation. He believed that Dr. Maria Morelli was a very clever lady, but he did not believe that she was by any stretch of meaning a saint capable of being two places at one, which was how the story was evolving.’ ”</text:p>
                </text:list-item>
                <text:list-item>
                  <text:p text:style-name="P15"><text:span text:style-name="T12">Excerpt from A Complete History of the Humanist Coalition: From Inception to Final Freedom, by Javier Guzmán</text:span></text:p>
                </text:list-item>
              </text:list>
            </text:list-item>
          </text:list>
        </text:list-item>
      </text:list>
      <text:p text:style-name="P1">Hans Bechard, administrator of the World Island Coalition Space Agency (WICSA), began his seventh day following the Morelli Miracle (or the <text:span text:style-name="T12">Vespucci Vanishment</text:span>, for those who thought in terms of losing a very expensive ship) in the same manner he had begun days one through six: responding to questions regarding the apparent demise of the most expensive ship--space worthy or otherwise--in the history of humankind. WICSA, funded mainly by Russia and China, had spent enormous sums to build, launch, and test the WICSS Vespucci, which had vanished from view a week earlier, taking with it three Russians crew members and its costly one-of-a-kind fusion drive. Only Maria Morelli, the designer of the Vespucci’s Alcubierre Drive had survived, and she had done so in a manner that was either a miracle or a feat of unparalleled legerdemain. </text:p>
      <text:p text:style-name="P1">This morning, Hans had briefed Vladimir Putin, President of the Russian Federation. Never seen in full-body view over the past two decades, which followed a two-year period during which he was not seen at all, there were rumors that much of the aged Russian leader’s body had been replaced by machinery and that he was nothing but a talking head set atop an android body. Whether the rumors were true or not, the head of Vladimir Putin was all that was visible to Hans during the two hour nsilk conference, and it was a head that looked as though it was made of thin, crinkled white paper stretched to its breaking point over a human skull. It seemed amazing that the skin did not split as Putin spoke, but the voice was strong, and Putin’s eyes were as sharp as diamonds as he pressed Hans and his technical staff regarding the mystery of the ship that disappeared without a trace. President Putin was definitely in the <text:span text:style-name="T12">Vespucci Vanishment</text:span> camp. </text:p>
      <text:p text:style-name="P1">“My understanding,” said Putin, “Is that the light from the ship’s fusion engine was seen, with both Earth and lunar instruments, for the first two days of deceleration into Earth orbit following the test of the Alcubierre drive. Is this not correct?”</text:p>
      <text:p text:style-name="P1">“Yes sir,” Hans acknowledged. “Shortly after the ship turned tail and fired up its fusion drive, we acquired a visual on it, and we were tracking it over the course of the first two days of deceleration from its test speed of 0.1c. Everything looked optimal during that time, and reports from the crew did not indicate that there were any issues.”</text:p>
      <text:p text:style-name="P1">“And then the light of the drive disappeared,” replied Putin, “simultaneous with the disappearance of the ship and its Russian crew members, while Dr. Maria Morelli suddenly appeared back on Earth, no? ” </text:p>
      <text:p text:style-name="P1">“That is also correct, sir,” Hans acknowledged. “Within seconds of losing sight of the fusion drive, we tried to contact Vespucci, but we received no response. We also lost the telemetry feed we had been getting from the ship’s various system monitors. It was as though the ship had suddenly disappeared.”</text:p>
      <text:p text:style-name="P1">Putin frowned. “Am I correct in my understanding that one of the telescopes on the far side of the Moon provided a close visual image of the ship during its return?” </text:p>
      <text:p text:style-name="P1">“Also, correct, sir,” Hans replied. </text:p>
      <text:p text:style-name="P1">“Was it providing such an image at the moment the ship disappeared?”</text:p>
      <text:p text:style-name="P1">Hans shook his head. “Unfortunately, no. The Vespucci had just passed the lowest angle at which that telescope could be pointed a few seconds earlier. We have no clear close-up image of the ship at the moment of its disappearance. Our Earth-bound telescopes were mostly blocked by clouds at the time. ”</text:p>
      <text:p text:style-name="P1">“How inconvenient,” Putin stated. “Or convenient. And there is no evidence of debris?”</text:p>
      <text:p text:style-name="P1">“No sir. We have been scanning along Vespucci's projected trajectory since shortly after we lost contact, and we have not spotted anything that looks like the kind of debris field you would expect to find had the ship blown up.”</text:p>
      <text:p text:style-name="P1">“What does the miracle woman say?” Putin inquired. “I assume you have spoken with her?”</text:p>
      <text:p text:style-name="P1">“Yes sir, I was finally able to reach her two days ago. Understandably, she has experienced a traumatic event, so the medical staff were not allowing any communications initially, but I spoke with her extensively the day before yesterday and got her personal insights on the, ah, event.”</text:p>
      <text:p text:style-name="P1">“And?”</text:p>
      <text:p text:style-name="P1">“And she thinks that there might have been a leak of dark fluid that was the likely cause of the ship’s disappearance,” Hans explained. “The dark fluid is used to generate the negative mass required for the operation of the Alcubierre drive. It . . .” </text:p>
      <text:p text:style-name="P1">“I am aware of the importance of dark fluid in making the drive work, Administrator,” Putin interjected. “How did this mysterious fluid cause our very expensive ship to simply disappear?”</text:p>
      <text:p text:style-name="P1"><text:soft-page-break/>“Ah, well,” Hans averred, “Dr. Morelli was not specific on the mechanism, but she suggested that the ship might have simply disintegrated, it’s atoms almost instantly repelled by a strong and localized anti-gravity field of some sort.”</text:p>
      <text:p text:style-name="P1">“But she did not herself see this happen?”</text:p>
      <text:p text:style-name="P1">“Ah, no. She sensed what was about to happen, prayed for her return to Florence, and was instantly transported back home.”</text:p>
      <text:p text:style-name="P1">Putin’s head regarded the administrator without any sign of emotion for several seconds before speaking again. “So what you are telling me, Administrator Bechard, is that Dr. Morelli somehow sensed that the ship was in the process of coming apart, and without any apparent regard for her crewmates, she prayed her way to safety?”</text:p>
      <text:p text:style-name="P1">“It does sound rather preposterous, does it not?” Bechard replied. Seeing that Putin was not going to respond to what was clearly a rhetorical question, he quickly added, “Or, perhaps it was the reverse, and the ship imploded upon itself. I am not sure which, but Dr. Morelli has stated a strong desire to do further research to pinpoint a cause.”</text:p>
      <text:p text:style-name="P1">“Dare I ask who would pay for this further research?” Putin wondered. </text:p>
      <text:p text:style-name="P1">“Well,” said Hans, “It would seem to be the responsibility of WICSA to follow through with a thorough accident investigation, don’t you agree?”</text:p>
      <text:p text:style-name="P1">The long silence that followed suggested a lack of agreement. </text:p>
      <text:p text:style-name="P1">“I think,” Putin stated slowly, “that the Russian Federation has invested more than its fair share toward the development of a faster than light spaceship. Both the drone ships and the Vespucci have demonstrated that the Alcubierre warp drive works. This ‘accident’ seems to be unrelated to the operation of that drive, and it makes me wonder if somebody was trying to hide something.”</text:p>
      <text:p text:style-name="P1">It was the typical sort of thing for the former Russian intelligence operative to suggest that the accident, following a successful test, was a cover-up of some sort. But a cover-up of what?”</text:p>
      <text:p text:style-name="P1">“I am afraid I don’t follow,” said Hans. “Dr. Morelli is the only survivor of the incident, so . . .”</text:p>
      <text:p text:style-name="P1">“And then there was the disappearance of the many communication satellites that had recently been boosted into orbit and were in the process of being launched from the WIC Joint Operations Station, which also serves as the docking station for the Vespucci. What happened to them?”</text:p>
      <text:p text:style-name="P1">“Well, ah, that is to say that, yes, the disappearance of those satellites is also a mystery, and . . .”</text:p>
      <text:p text:style-name="P1">“Two hundred and ten of them, I understand,” Putin cut in. “And they also disappeared. What do you make of that? Coincidence?”</text:p>
      <text:p text:style-name="P1">“Erm, perhaps some kind of coupling effect, some kind of linkage between your Roscosmos satellites and the Alcubierre Drive on the Vespucci,” Bechard stammered, “Perhaps if I knew more about the specifications for those satellites we could see if there are any commonalities that . . .”</text:p>
      <text:p text:style-name="P1">“What did you say earlier, Administrator Bechard?” Putin wondered. “Oh, yes, you said that Dr. Morelli is the only survivor, and the only person who really knows what happened on that very, very expensive spaceship. And she claims to have been saved by God. Have you, Administrator Bechard spoken to God to confirm that he, or she, was responsible for saving Maria and sending our very expensive ship somewhere else?” </text:p>
      <text:p text:style-name="P1">Hans couldn’t stop biting his lower lip in consternation before he spoke his next words. “Uh, no sir, I have not.”</text:p>
      <text:p text:style-name="P1">“In that case,” Putin said, “Perhaps you should speak with Dr. Morelli again, no?”</text:p>
      <text:p text:style-name="P1">The image of Putin in Hans Bechard’s head disappeared, as did the connection to the President of Russia. </text:p>
      <text:p text:style-name="P88"><text:bookmark text:name="_4ys3f3nv4gsz"/>20 AGD Reverend Johnson contemplates Maria</text:p>
      <text:p text:style-name="P1">THE JOHNSONS SEE SOMETHING TO PROTEST AGAINST IN MARIA. JOSEPH SEES SOMETHING SPECIAL IN MOSES THAT HE HAD NOT YET NOTICED. </text:p>
      <text:p text:style-name="P1">The Reverend Johnson sat in the kitchen of his new home, sipping black coffee as he mentally scanned through the news and looked out the window. The sun was just rising above the horizon, but the sky had been light for almost an hour, and with the light had come the scurrying of a dozens of lizards, mice, and other denizens of the night seeking cover under the sagebrush, flame flower, and Mexican Hat that covered the yard. The main axis of the house was oriented east-to-west; with the windows open, there was good airflow most days of the year. At the moment, it was sixty degrees, and the air was fragrant in a way that the reverend, so used to living near refineries, had seldom experienced. </text:p>
      <text:p text:style-name="P1">Moses Johnson came plopping into the kitchen in his bare feet, wearing shorts and a hole-ridden tank top that had once had an imprinted design for some heavy metal band, but the imprint was now random pixels of black, and red on a white shirt that had turned gray, or a black shirt that had faded. He grunted something that might have been ‘morning,’ helped himself to the coffee, and sat on the other side of the table. The pastor noted the ropy muscles in the boy’s arms, and he was thankful his kid had gotten into exercise as a habit instead of picking up harmful vices; since their belongings had come up from storage in Lubbock, Moses had been working out in the barn with his weights and jump ropes for an hour to two hours each day; he had also been spotted hiking about the property with his crossbow in search of jackrabbits. On their first full day in their new home, Moses had returned with two rabbits he had skewered, and his grandfather had shown the boy how to skin them, check for evidence of tularemia, and the two of them had then cut up the meat for the stew that was their first Tulia dinner. It had not, Reverend Johnson, admitted, been bad. </text:p>
      <text:p text:style-name="P1">For the next few minutes, father and son sipped coffee and thought their thoughts in a silence that was broken when Moses, looking out at the yard, said, “Maria fucking Morelli. What do you make of that scene?”</text:p>
      <text:p text:style-name="P1">“I don’t have a clue,” Joseph replied, silently wishing that his son had not picked up the habit of using <text:span text:style-name="T12">fucking</text:span> so frequently as an adjective, but he had always cleaned up his talk when in mixed company. “A spaceship and its crew disappeared, but the physicist who designed the ship’s drive appeared out of nowhere, and dropped into a river somewhere in Italy.”</text:p>
      <text:p text:style-name="P1">“Florence,” said Moses. “It’s the city where she grew up. Did you know that she was the first human to receive nsilk as a baby?”</text:p>
      <text:p text:style-name="P1">“Eh? No. I did not.”</text:p>
      <text:p text:style-name="P1">Moses nodded. “She was, like, a month old or something, and her father, Giuseppe Morelli, injected her through the still-open fontanelles in her skull. Boom, boom!” Moses mimicked the motions of the Ganymede that had injected him with nsilk only days ago, and Joseph cringed inwardly. He no longer had headaches, but there were times when the flood of information that came in was overwhelming, and he had to break the connection. Moses, in contrast, seemed to be flourishing with his increased access. Even his vocabulary was growing in leaps and bounds--the reverend wondered if his son had known what a fontanelle was until recently. </text:p>
      <text:p text:style-name="P1">“They say that having nsilk at an earlier age stimulates brain growth,” Moses continued. </text:p>
      <text:p text:style-name="P1">“They?”</text:p>
      <text:p text:style-name="P1"><text:soft-page-break/>“Some scientists,” Moses replied, and then the boy’s eyes drifted off a moment as though he were looking for something, and then back. “Mateo and Izabel Guzmán,” he said. “They are--were--Spanish neuroscientists who helped Maria’s dad develop nsilk. They were killed by the Sinaloa Cartel in Juarez years ago, but their theory is that nsilk boosts brain development. They even believed that prenatal injection might stimulate a new type of human, one able do some crazy shit, like PK and such?”</text:p>
      <text:p text:style-name="P1">“PK?”</text:p>
      <text:p text:style-name="P1">“Psychokinesis. Mental manipulation of objects.”</text:p>
      <text:p text:style-name="P1">A younger Joseph Johnson, one still at least partially devoted to a hierarchy in which faith stood astride science, reigning it in, might have bristled at the notion of technologically-stimulated human evolution that pushed in the direction of the <text:span text:style-name="T12">noosphere </text:span>proposed by the Jesuit Priest Pierre Teilhard de Chardin. In Teilhard’s unorthodox views, even the artificial constructions of humans--their motors, their vehicles, their other machines--were a part of human evolution; humanity did not evolve along, as just the organic object, but as the joint organic-mechanical object it has become in the modern era. As a young pastor, Johnson had dipped a toe in Teilhard’s writing, curious as to why the Congregation for the Doctrine of the Faith of the Catholic Church had placed a warning on the Jesuit’s writings about an evolving cosmic consciousness and the church, but in a time long before mental control of the physical world was the stuff of sci-fi, it was just so much new age navel-gazing to him; now equipped with an internal interface that connected him to the growing datasphere of an entire planet, he that the noosphere had more potential than he could have realized then. But, PK? </text:p>
      <text:p text:style-name="P1">What really registered with him, and what gave the Reverend Johnson a queasy feeling was the notion of outfitting the unborn with a connection to the net even before they left the womb. With a thought, he found arguments pro and con on the subject. Proponents of prenatal nsilk injection argued that such a connection would be a boon to both parents and medical staff, who could more easily communicate with the growing fetus and monitor its health, and the connection could be limited to a select individuals--not the entire datasphere. Opponents of the idea argued that exposing the unborn brain such novel stimulus could, at best, potentially trigger mental disorders in a developing consciousness; at worst, it could lead to entirely new disorders. </text:p>
      <text:p text:style-name="P1">The Reverend’s gut reaction was that it was not right to mess with the unborn in this manner. Long opposed to the idea of abortion, the Reverend Johnson now wondered which might be better: oblivion, or the sudden, unwarrantend connection of a newly awake mind to a datasphere outside the womb. </text:p>
      <text:p text:style-name="P1">“I pray for the fetus subjected to such horrible treatment,” Joseph said slowly. “I can see where there could be good outcomes, but I also see where it could be terrifying to a young mind to have access to so much information.”</text:p>
      <text:p text:style-name="P1">Moses, who found the idea of being able to control objects with his thoughts exciting, read horror on his father’s face and shifted the conversation back to where it had begun. “Yeah,” he agreed. “Six of one, half dozen of another. At any rate, do you think it's a miracle, like people are saying? That she was saved by God because she prayed to be saved?”</text:p>
      <text:p text:style-name="P1">This time, the reverend needed no time to reflect. “No. One of the Catholic saints, Saint Augustine said that ‘Miracles are not contrary to nature but only contrary to what we know about nature.’ I’ve always thought that the simpler explanation for a miracle is that it is less about magic and more about a science we just don’t yet understand.”</text:p>
      <text:p text:style-name="P1">“So you think Maria science-ed here way back home from that space ship?”</text:p>
      <text:p text:style-name="P1">This time, Reverend Johnson chuckled. “Yeah. I don’t know how she did it, but I think she found a loophole, some kind of escape hatch, somewhere. In her case, maybe I should quote the writer, Arthur Clark, who centuries after St. Augustine, stated that ‘any sufficiently advanced technology is indistinguishable from magic.’ Maria Morelli, seems to have made a magical return to Earth from space, but I suspect that there is more technology than magic dust, or even prayers, in her action.” He chuckled again, “Still, it might be one heck of a way to start . . .. Hmm.”</text:p>
      <text:p text:style-name="P1">“Start what?”</text:p>
      <text:p text:style-name="P1">“A religion!” said the reverend with a smile. “What better way than to perform a miracle, whether real or not, and then start a new religion based on that supposed miracle?” He chuckled again. For Moses, who had come to see his father as a phlegmatic entity plodding through a life, the changes awoken in the man over the course of a handful of days were both unsettling and exciting. It was if he were observing his staid father emerging from a decades-long coma. </text:p>
      <text:p text:style-name="P1">“I’m probably reading too much into it,” the reverend continued, “but . . .”</text:p>
      <text:p text:style-name="P1">“But what if it is true?” Moses replied. Now, it was his turn to gaze off into the distance for a moment. “What if she purposefully staged a fake miracle as a way to set the stage for her action, whether it be to start a new religion or something else. What better way to start than to have the world’s eyes on you? To be famous?” </text:p>
      <text:p text:style-name="P1">“She was already famous,” the reverend replied, wondering where his son was headed with his questions. “She is the daughter of Giuseppe Morelli, the inventor of nsilk; she is the first person to receive nsilk as an infant; she invented nfab, the nanotechnology fabric that can be manipulated with nsilk commands; she is the developer of the first faster-than-light drive; and she just traveled farther than any human has ever traveled. What more fame can she hope to achieve?”</text:p>
      <text:p text:style-name="P1">“It would not hurt us to assume that she intends to establish a new religion,” Moses stated. </text:p>
      <text:p text:style-name="P1">“What do you mean? How would it not hurt us?”</text:p>
      <text:p text:style-name="P1">“Look,” Moses said, “You want to sooth the guilt of the rich, who have been taking money from the poor and the middle class and sometimes feel bad about what they do, right?”</text:p>
      <text:p text:style-name="P1">“Essentially right.”</text:p>
      <text:p text:style-name="P1">“Okay, so some of the rich sometimes feel bad about living well. Your podcasts, and your church tell them that they shouldn’t feel bad at all because God wants them to be rich. God made them rich. They like that message, and they decide to contribute tax-deductible dollars so that you can continue broadcasting your message and build a church that preaches a gospel they like hearing. <text:s/>You with me so far?”</text:p>
      <text:p text:style-name="P1">The reverend nodded. “Sure. Keep going.”</text:p>
      <text:p text:style-name="P1">“What,” Moses asked, “is the one thing that all rich people hate more than anything else?”</text:p>
      <text:p text:style-name="P1">“Taxes?”</text:p>
      <text:p text:style-name="P1">“Uncertainty,” Moses stated. “Taxes they can handle if they know about them far enough in advance to figure out ways of avoiding them, but what they really hate--more than feeling guilty about being rich--is change. They always want things to stay the way they are. They worship the status quo, and they will fight like dogs to avoid uncertainty. Marie Morelli just dumped a whole shitload of uncertainty on the world.” </text:p>
      <text:p text:style-name="P1">Reverend Moses snorted in surprise. Who was this teenager sitting next to him? And where had he hidden the sullen boy who used to while away much of the day playing video games in his room? “You make a lot of sense, son.”</text:p>
      <text:p text:style-name="P1">Moses smiled at his father. “Every religion needs a devil,” he said. “Maria Morelli looks like a devil to me.”</text:p>
      <text:p text:style-name="P1">The Reverend Joseph Johnson took a sip of his coffee, gazed upon the prairie that stretched out to the horizon, smiled broadly, and tapped his cup against his son’s.</text:p>
      <text:p text:style-name="P1">“I wholeheartedly agree,” he said with a broad grin. And then he added, “Reverend Moses Johnson.”</text:p>
      <text:p text:style-name="P88"><text:bookmark text:name="_s8wr9g8gqzap"/>20 AGD Administrator Bechard</text:p>
      <text:list xml:id="list2551912089" text:style-name="WWNum28">
        <text:list-item>
          <text:p text:style-name="P51"><text:soft-page-break/>“In the aftermath of the Morelli Miracle, a robust attempt was made to discover what had happened to the WICSS Vespucci and her Russian crew, both of which had disappeared without a trace just as the ship was passing the Moon on its way back to Earth orbit. This robust attempt to learn something took the form of an investigative committee, a luminous body consisting of some of the brightest and most learned minds in aeronautics, structural engineering, electrical engineering, nuclear engineering, cosmology, and quantum physics. Experts in these areas would comb through the available flight data up to the time of the ship’s disappearance, looking for clues that might explain how a very real ship, and a very real crew of three Russian cosmonauts, <text:s/>had vanished without a trace. These experts would also ask questions of Lady Dr. Maria Morelli in hopes of eliciting new information that could lead to the determination of a cause.”</text:p>
        </text:list-item>
        <text:list-item>
          <text:p text:style-name="P51">“Because the phrase ‘the Morelli Miracle’ had quickly become a part of the public vernacular, and in case no engineering or scientific rationale could be proffered by the committee at its close, the leadership of WIC thought it appropriate to add two Roman Catholic Bishops--Father Allesandro Ricci and Father Paolo Romano--to the committee. Father Ricci had known Lady Dr. Maria Morelli since she was an infant--he had baptized her at the Basilica di Santo Spirito under the loving gaze of her grandmother--and Father Romano was a childhood friend of Maria. In the event that no physical explanation for the disappearance of the Vespucci and crew could be offered that would also explain the sudden transfer of the Lady Dr. Maria Morelli back to Florence from a point some 380,400 kilometer away. Father Ricci and Father Romano would pose questions intended to ascertain whether a miracle of bilocation--being two places at the same time--had occurred, with one instance of the person involved surviving, perhaps with a memory of the other instance.”</text:p>
        </text:list-item>
        <text:list-item>
          <text:p text:style-name="P51">“The personal inquiry of Lady Dr. Maria Morelli was conducted in an open setting that the entire world could view. The proceedings were broadcast from a room in the Duke of Florence’s palace, the famous Palazzo Pitti, by numerous standalone cameras as well as by the personal mindcasts of those participants, reporters, and onlookers who were outfitted with nsilk. Accordingly, the record of the inquiry is robust, and in the days that followed the bizarre ending of the proceedings, that record was viewed billions of times by billions of watchers, many of whom posited explanations that ranged from divine intervention to something called jaunting (personal teleporting) from an old sci-fi novel by Alfred Bester (<text:span text:style-name="T39">The Stars My Destination</text:span>.).”</text:p>
        </text:list-item>
        <text:list-item>
          <text:p text:style-name="P51">“Shortly thereafter, the Church of the Allpoint was born.”</text:p>
        </text:list-item>
        <text:list-item>
          <text:p text:style-name="P16"><text:span text:style-name="T12">Excerpt from A Complete History of the Humanist Coalition: From Inception to Final Freedom, by Javier Guzmán</text:span></text:p>
        </text:list-item>
      </text:list>
      <text:p text:style-name="P1">Florence was abuzz with excitement. In every cafe, restaurant, and public square across the city, conversations inevitably turned to speculation about the Morelli Miracle--as they had every single day since local daughter Lady Dr. Maria Morelli had appeared in thin air above the flood-ravaged Arno River, her arms outstretched to create a human cruciform. Her image, captured by thousands of nsilk-equipped onlookers had spread around the globe, and those images had ignited a new interest in theism that ran against the strong tide of secularism that had prevailed for decades. In a world where far less than half the populations of the most developed countries no longer expressed any belief in a specific religion, the surreal translocation of Maria Morelli from a distant point in space to her hometown quickly became the focus of a debate regarding the possible continued existence of a benevolent and personal God who was remained engaged in the day-to-day doings of real people. </text:p>
      <text:list xml:id="list70030558920301" text:continue-numbering="true" text:style-name="WWNum28">
        <text:list-item>
          <text:p text:style-name="P51">For weeks, speculation about the significance of the Morelli Miracle had dominated every news cycle, displacing the usual fare regarding the Duke’s profit-sharing with his citizens (up, largely due to the continuing success of Automa IT and Tessuto Srl, the company that made nfab), new rules regarding the citynet (the Duke had instituted a ban on the ImSo and MyEyes apps, both of which were hosting increasingly pornographic content), and the growing encampments of the poor who ringed the city and were widely feared to be vectors for the rampant growth and spread of diseases. Not even the woeful performance of the Italian national football team in the Nations League could displace discussions and arguments as to whether Marie Morelleli represented a modern emergence of the divine into everyday life. The net was filled with discussions about this topic, the most popular searches for such content including the interrogatives “is God real?,” “is Maria Morelli the next Jesus?,” and “is Maria Morelli God?” Likewise, the number of <text:span text:style-name="T12">netheads</text:span>, who spent most of their waking hours querying the net about pet topics, soared in the aftermath of the miracle; they could be found in every city, sitting on park benches or in any public lobby, their eyes glassy and unfocused as they combed through the latest datasets and debates regarding the famous (or infamous) Maria Morelli. </text:p>
        </text:list-item>
        <text:list-item>
          <text:p text:style-name="P51">Now, nearly three months after the disappearance of the WICSS Vespucci and the Morelli Miracle, the world had come to Florence to learn more! The WIC Space Agency was in town to hold its official hearing into the accident, including the disappearance of its massively expensive spaceship, the unfortunate loss of its crew, and (perhaps) the miraculous survival of one member of the crew. The onlookers were here--both literally and figuratively--to adore the woman who had opened their minds to another, heretofore unknown, aspect of existence. </text:p>
        </text:list-item>
        <text:list-item>
          <text:p text:style-name="P51">Inside a large room of the Pitti Palace, WIC Space Agency Administrator Hans Bechard sensed that he was in a losing position even before he spoke a single word, so he spent several long seconds arranging the notepad and freshly sharpened pencils that had been placed before him by the fastidious members of his staff. He moved as though to take a drink from the glass of water that had also been placed before him, noticed how shaky his hand was, and withdrew it before anybody else noticed. Instead, he once again looked up at the figure seated before him and the rest of his panel of investigators: Lady Dr. Maria Morelli, worldwide object of adoration that Hans Bechard was supposed to hold up to skeptical scrutiny as the world looked on. </text:p>
        </text:list-item>
        <text:list-item>
          <text:p text:style-name="P51">Lest he be seen in the official record as a merciless hunter stalking his prey before violenting killing it, Bechard avoided looking at the Lady Dr. Morelli for very long, his eyes flickering to her and then off as if unwilling to settle. And yet, each time his peripatetic eyes did alight on the lady, she was always looking directly at him with an expression of sadness and guilt that made him quickly look away again to resume his fiddling with his notebook, pencils, and water glass. </text:p>
        </text:list-item>
        <text:list-item>
          <text:p text:style-name="P51">It did not help that Lady Dr. Maria Morelli, whose scars inflicted by being tossed about in the waters of the raging Arno were still visible upon her face, had chosen to wear a simple hooded robe of brown that made her look like a pious mendicant of an earlier time. She had even cropped her hair short, so there were no ends left hanging below the edges of the nfab Kufi that had been her cherished headwear since she was ten years old. And, as if her simple appearance was not enough to cast Bechard in the role of a monster, the news had broken late last night that Lady Dr. Maria Morelli, who God had saved from the fate of her ship, was pregnant! </text:p>
        </text:list-item>
        <text:list-item>
          <text:p text:style-name="P51">In stark contrast, the holographic head of Vladimir Putin, which flickered to life atop a pedestal placed at a height of a seated person thirty seconds before the hearing began, had no problem whatsoever staring at nothing other than Dr. Morelli. The Russian leader would have liked to have held the inquiry in Russia, which had been the largest contributor to the project, but Lady Dr. Morelli’s personal physician forbade travel for her patient, and although Putin had acidly wondered why the Italian physicist could not just transport herself to Moscow via the ‘magical power’ that had transported her to Earth from the missing spaceship, the Duke of Florence, at the urgent request of the Archbishop of Florence, had intervened and offered the use of his palace for the meeting. Putin, who had not been seen in person for decades, smouldered but relented; in truth, he would have appeared via hologram regardless of where the meeting had been held.</text:p>
        </text:list-item>
        <text:list-item>
          <text:p text:style-name="P51">At precisely ten o’clock, Hans Bechard cleared his throat. “It is time,” he managed to croak, and then he read a brief statement of the purpose of the inquiry, which was ‘to document what had happened to the WICSS Vespucci during its historic journey to the farthest reach of space and its tragic disappearance when almost safely home.’ He then invited Lady Dr. Maria Morelli to make the statement of facts that had been requested of her by the panel.</text:p>
        </text:list-item>
        <text:list-item>
          <text:p text:style-name="P51">“Thank you, Administrator Bechard,” the Lady Morelli responded, and then she gave a verbal summary of the events that covered the launch of the Vespucci from its dock at the New International Space Station, its slow journey to the ignition point for the fusion engines, the o.o1 g acceleration to 0.1c, and the subsequent activation of the Alcubierre Drive. </text:p>
        </text:list-item>
        <text:list-item>
          <text:p text:style-name="P51">As she spoke, images of these events were projected on large screens that hung from the rafters high above. The images were projected with even greater fidelity into the minds of those who had elected to receive a direct nsilk transmission from Lady Morelli; there were thousands of such recipients, and they, in turn, relayed the transmission to thousands more, who also relayed the story to thousands, and so forth, in a massive chain. All told, more than five billion nsilk-connected minds were a part of the feed. </text:p>
        </text:list-item>
        <text:list-item>
          <text:p text:style-name="P51">“Once the ship was three days out and had reached a speed of 0.1c, the drive was activated and a boost of 235 was held for 90 minutes,” Lady Dr. Morelli explained. “In that hour and a half, the Vespucci, cloaked in a bubble of space-time, traversed the space around it at more than twenty-three times the speed of light. In that ninety minutes, the Vespucci traveled farther from Earth than the Voyager 1 space probe launched in 1977. It was breathtaking, it was thrilling, and it was an honor for me to participate in a monumental event that I thought would forever herald the beginning of humanity’s emergence as a space-traveling species capable of reaching other planets for the purposes of both resource extraction and colonization.”</text:p>
        </text:list-item>
        <text:list-item>
          <text:p text:style-name="P51">“As it turned out,” Lady Morelli continued, “I was wrong about that monumental event, but I did not know how wrong I was until almost three days later.”</text:p>
        </text:list-item>
        <text:list-item>
          <text:p text:style-name="P51">Her words hung in the air, and her audience--there in Florence and around the world--held their breath. Dr Morelli has just hinted at something new, some suggestion that the voyage of the Vespucci, was less than the success her earlier words, as spoken to the few reporters admitted into her presence, had indicated. What had changed? Was she wrong about the apparent success of the Alcubierre Drive, or was something else about to be revealed?</text:p>
        </text:list-item>
        <text:list-item>
          <text:p text:style-name="P51">“A day after the outbound trip,” she continued, “the return trip was made, also at a maximum boost of 235. The Vespucci dropped out of boost three days' out from Earth, and the ship resumed its unboosted speed of 0.1c. Commander Popov then turned the ship around to point the fusion engines in the direction of our travel, and we commenced our gradual deceleration.”</text:p>
        </text:list-item>
        <text:list-item>
          <text:p text:style-name="P51">“Over the next two days, we reviewed our data and our procedures, and we felt good. By all measures,” Lady Morelli continued, “the first test flight of the Alcubierre Drive with a human crew aboard had been an unmitigated success, and we began to look forward to the next step, when the completion of the AI-augmented guidance system would make it possible to push the boost to the design maximum of 900, which would give the Vespucci an effective speed of 90c. At that speed, the ship could reach Alpha Centauri in seventeen days.”</text:p>
        </text:list-item>
        <text:list-item>
          <text:p text:style-name="P51">“I was elated,” Lady Morelli said. “So was the crew: Commander Alexey Popov, <text:s/>Lt. Commander Vladimir Semanov, and Technical Specialist Major Boris Volkon. We celebrated our success, and we thought of nothing other than how fortunate we were to have been a part of the historic moment when humanity had evolved to become a space-faring species.”</text:p>
        </text:list-item>
        <text:list-item>
          <text:p text:style-name="P51">Lady Dr. Maria Morelli then paused, stood, and gazed at the panel of experts arrayed before her, recognizing Dr. Hernando Lopez, the current holder of the Miguel Alcubierre Moya chair for theoretical physics at the renowned National Autonomous University of Mexico. She also saw her roommate from the University of Padua, Ada Schumacher, the Chief of Staff for the WIC Prime Minister. The silence stretched out until Administrator Bechard cleared his throat and made ready to speak, but in the moment between when he drew his breath and opened his mouth, Lady Dr. Maria Morelli, the first human to receive nsilk as an infant, the inventor of the nanotechnology fabric known as nfab, and the designer of humanity’s first faster-than-light drive . . . disappeared. </text:p>
        </text:list-item>
        <text:list-item>
          <text:p text:style-name="P51">The initial reaction, as is usually the case when something entirely novel occurs, was confusion. Lady Dr. Maria Morelli’s chair was suddenly empty. Those watching the hearing on traditional camera feeds saw nothing but the empty chair until those operating the cameras rotated them to show the perplexed faces of the panel and the audience, which was somewhat better but not all that interesting, and those faces did nothing to explain what had just happened. . </text:p>
        </text:list-item>
        <text:list-item>
          <text:p text:style-name="P51">“Look at the screen!” a voice shouted, and with that command the cameras rotated up to show the feed that was (presumably) still coming from Lady Morelli. However, unlike the videos from aboard the Vespucci, these videos were live, portraying what Dr. Morelli was looking at now, which was, apparently, an empty city. </text:p>
        </text:list-item>
        <text:list-item>
          <text:p text:style-name="P51">“Abuja, Nigeria!” shouted another voice for the benefit of those not connected to Lady Morelli’s feed. “Dr. Morelli says that she is standing in the ruins of Abuja, Nigeria.”</text:p>
        </text:list-item>
        <text:list-item>
          <text:p text:style-name="P51">Those who had not already been connected to Dr. Morelli’s nsilk feed hurriedly made the connection, including Hans Becharcd, who now found himself watching, in his mind’s eye, as Dr. Morelli relayed images that jumped from one viewpoint to the next as though Maria Morelli herself--and Bechard swallowed hard at a sudden realization--was jumping from one point to another in the same manner in which she had jumped from the Vespucci to Earth months earlier. Bechard was also getting the nsilk dm feed from Dr. Morelli, each thought tagged with the identifier of <text:span text:style-name="T12">MMorelli</text:span> that he had set up for her nsilk feeds long ago. </text:p>
        </text:list-item>
        <text:list-item>
          <text:p text:style-name="P51">[MMorelli: One and a half million people lived here, loved her, and died here.]</text:p>
        </text:list-item>
        <text:list-item>
          <text:p text:style-name="P51">[MMorelli: Almaty, Kazakhstan.]</text:p>
        </text:list-item>
        <text:list-item>
          <text:p text:style-name="P51">The scene was now that of a city nestled before snow-capped mountains, the nearest of which resembled a pyramid.</text:p>
        </text:list-item>
        <text:list-item>
          <text:p text:style-name="P51">[MMorelli: Two and a half million people.]</text:p>
        </text:list-item>
        <text:list-item>
          <text:p text:style-name="P51"><text:soft-page-break/>The scene shifted to a city set on a broad plain. Numerous minarets suggested an Islamic culture. </text:p>
        </text:list-item>
        <text:list-item>
          <text:p text:style-name="P51">[MMorelli: Ankara, Turkey. Six million people.]</text:p>
        </text:list-item>
        <text:list-item>
          <text:p text:style-name="P51">[MMorelli: Ashgabat, Turkmenistan. One and a half million people.]</text:p>
        </text:list-item>
        <text:list-item>
          <text:p text:style-name="P51">“Alphabetical order,” Bechard muttered to no one. “She’s showing the cities of the Great Desolation in alphabetical order.” </text:p>
        </text:list-item>
        <text:list-item>
          <text:p text:style-name="P51">He then watched, wordlessly, as the scene continued to shift, from Ashgabat to Baghdad, Bamako, Bogata, Ciudad Juárez, and on through the list of twenty four cities whose populations had been erased in furious neutron fluxes decades earlier. For a moment, some of the audience members excitedly shouted out the names of the cities as the view changed, eager to be the first to recognize a new setting--or perhaps realizing that the list was in alphabetical order and looking the names up--but they stopped when it hit them that there this was not a game, and there was nothing to celebrate about knowing the names of the places where millions of lives were snuffed in starburst instants. </text:p>
        </text:list-item>
        <text:list-item>
          <text:p text:style-name="P51">From then on, Lady Dr. Maria Morelli continued her tour in silence, each new city identified only by her own terse voiceover announcing the name, the country, and the population. Finally, she reached the end of the list. </text:p>
        </text:list-item>
        <text:list-item>
          <text:p text:style-name="P51">[MMorelli: Tehran, Iran. Two point three million people.]</text:p>
        </text:list-item>
        <text:list-item>
          <text:p text:style-name="P51">And then, as though she had been there all along, Lady Dr. Maria Morelli was again standing by her empty chair in the Pitti Palace, the hood of her robe pulled low over her head. She reached up to push it back before speaking. </text:p>
        </text:list-item>
        <text:list-item>
          <text:p text:style-name="P51">“Altogether,” she said in the hushed silence of the room, “more than one hundred and fifty million people were murdered, many of them without even knowing that they were dying. One second they were alive, and the next they were dead, the neurons in their brains silenced. The less fortunate,” she continued, “lingered for hours and days, and they felt the pain of their terrible burns during every agonizing second. But no help would come because the world’s eyes had been blinded prior to the attack; no one knew what had happened. Most would die alone.”</text:p>
        </text:list-item>
        <text:list-item>
          <text:p text:style-name="P51">“Thirty years later,” Lady Morelli stated, “We know the list of suspects for the largest mass murder in the history of our species. There was never any mystery on that point. Only seven countries had the capacity to build the ERWs that were responsible for so many deaths in twenty-four cities around the planet: the United States, Great Britain, France, Israel, India, China, and Russia.” </text:p>
        </text:list-item>
        <text:list-item>
          <text:p text:style-name="P51">As she named the final country, Lady Morelli looked at the holographic image of Vladimir Putin, who had been in charge of Russian since the end of the twentieth century, and who was widely suspected of having intimate knowledge of what occurred during the Great Desolation. Unreadable as always, Putin returned the look without the slightest waver. </text:p>
        </text:list-item>
        <text:list-item>
          <text:p text:style-name="P51">“And yet,” Lady Morelli continued, “in spite of this atrocity, this wanton act of unresolved mass homicide perpetrated in recent history by known actors, some of who are still in power, we seem to think that our species has earned the right to explore the rest of the universe and spread to the stars a philosophy in which might makes right. In the decades since the Great Desolation, democracy has died, and yet we seem to think that we have the right to spread our cruel empires to new worlds, so we spend trillions while billions starve to create ships that can span the great emptiness of space and enable us to export our philosophy of ecological ruination elsewhere.”</text:p>
        </text:list-item>
        <text:list-item>
          <text:p text:style-name="P51">Lady Dr. Maria Morelli paused then, and in the silence that stretched out for several seconds, no one dared to speak before she continued. “But there is another way,” she said at long last. God has revealed to me a way in which humanity can spread as easily as I just traversed the Earth to visit the sites that provide lasting evidence of our worst natures.” She then paused again, and when she spoke once more she closed her eyes and slowly recited something that had the feeling of divine revelation from some ancient text known only to her:</text:p>
        </text:list-item>
        <text:list-item>
          <text:p text:style-name="P83">“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p>
        </text:list-item>
        <text:list-item>
          <text:p text:style-name="P51">She opened her eyes. “We already have the power to go anyway we choose!” Lady Dr. Marie Morelli said loudly. And then she disappeared again.</text:p>
          <text:list>
            <text:list-item>
              <text:p text:style-name="P93"><text:bookmark text:name="_anaehv1hcgdb"/>20 AGD The Reporter</text:p>
            </text:list-item>
            <text:list-item>
              <text:p text:style-name="P51"><text:span text:style-name="T20">TOO LONG: </text:span></text:p>
            </text:list-item>
            <text:list-item>
              <text:p text:style-name="P51"><text:span text:style-name="T20">“</text:span><text:span text:style-name="T19">Democracy</text:span><text:span text:style-name="T20">--the combination of </text:span><text:span text:style-name="T19">demos</text:span><text:span text:style-name="T20"> (people) and </text:span><text:span text:style-name="T19">kratos</text:span><text:span text:style-name="T20"> (power)--is not an easy thing to establish, and it is equally difficult to maintain. In ancient Greece, democracy was tried in the sixth century BCE. But it only extended only to adult male citizens, who constituted some thirty percent of the total population. Neither women nor slaves, who comprised the other seventy percent of the populace, had any voice at all.”</text:span></text:p>
            </text:list-item>
            <text:list-item>
              <text:p text:style-name="P51"><text:span text:style-name="T20">“After a couple of centuries, democracy lapsed back into aristocracy.”</text:span></text:p>
            </text:list-item>
            <text:list-item>
              <text:p text:style-name="P51"><text:span text:style-name="T20">“Then, some two millennia later, democracy reared its head again: first in the former British colonies of America, and then in France. Because the French experience more clearly represents the worst fears of the rich regarding a more egalitarian form of government, I will discuss it first. </text:span></text:p>
            </text:list-item>
          </text:list>
        </text:list-item>
      </text:list>
      <text:p text:style-name="P1"><text:span text:style-name="T20">“France’s initial crack at democracy, the</text:span><text:span text:style-name="T19"> First Republic</text:span><text:span text:style-name="T20">, was as ugly and unfair as any autocracy. Lasting from 1792 until 1804, the First Republic is best known for the </text:span><text:span text:style-name="T19">Reign of Terror</text:span><text:span text:style-name="T20">, during which hundreds of thousands were imprisoned for political crimes, and tens of thousands were executed. In 1804, the First Republic was replaced by the French Empire of Napoleon Bonaparte, who would rule France until 1814, roil Europe in war, and eventually be exiled, only to escape captivity and briefly rule again before a final defeat at Waterloo and imprisonment until his death.”</text:span></text:p>
      <text:p text:style-name="P1"><text:span text:style-name="T20">“The </text:span><text:span text:style-name="T19">Second Republic</text:span><text:span text:style-name="T20"> of France, formed following the French Revolution of 1848, during which King Louis Philippe was deposed and replaced by a provisional government that was doomed when the middle class, satisfied with their gains, turned conservative and became the proponents of ‘order’ on behalf the wealthy while the working class continued fighting for a stake. As might be expected, once the working stiffs had been repressed, the rich then turned on their middle class supporters and bankrupted many of them into pauperhood. When the Second Republic elected a new president, it chose Louis-Napoléon Bonaparte, the nephew of Emperor Napoleon Bonaparte, who had long dreamt of ruling France. In about three years time, true to his heritage, he seized total control and became Napoleon III, Emperor of France.”</text:span></text:p>
      <text:p text:style-name="P1"><text:span text:style-name="T20">“At this point, you would be forgiven for thinking that the handwriting on the wall is that autocracy is the natural order of things. If every attempt at democracy ultimately ends up at autocracy again, why even bother with any other form of government? As Karl Marx observed of these shenanigans, ‘history repeats itself, first as tragedy, then as farce.’”</text:span></text:p>
      <text:p text:style-name="P1"><text:span text:style-name="T20">“With the establishment of the </text:span><text:span text:style-name="T19">Third Republic</text:span><text:span text:style-name="T20"> in 1870, the French finally seemed to be getting a handle on democracy, and they might have succeeded had not Nazi Germany steamrolled France and replaced democracy with fascism and the authoritarian Vichy regime. </text:span></text:p>
      <text:p text:style-name="P1"><text:span text:style-name="T20">Following World War II, a Fourth Republic was formed, and it lasted until 1958, when it, too, collapsed. In its stead, the Fifth Republic was established, and it lasted until its demise following the revelations of the Great Desolation.”</text:span></text:p>
      <text:p text:style-name="P1"><text:span text:style-name="T20">“America’s fling with democracy was less of a back-and-forth affair than France’s. After the weak Articles of Confederation were replaced with the Constitution, it could have been said that America stuck the landing. And yet, the strong federal government created by the Constitution--instead of the confederation of strong and independent states under the Articles--would forever dog the country until its demise. Those who distrusted the federalists would continue to push again that control until they regained the independence that they sought.”</text:span></text:p>
      <text:list xml:id="list70030516458672" text:continue-numbering="true" text:style-name="WWNum28">
        <text:list-item>
          <text:list>
            <text:list-item>
              <text:p text:style-name="P51"><text:span text:style-name="T20">“After America fought a bloody civil war to rid itself of the abomination of human slavery, the rich who had benefited from slavery poured their money and influence into suppressing the vote of slaves and their progeny: they might have the right to vote, but through myriad obstacles, including physical intimidation, the wealthy made sure that many did not. From poll taxes to literacy tests to purges of voting polls to threats, the wealthy protected their franchise by keeping African Americans, and poor whites, from exercising their right to vote. The end result was the brutal maintenance of a status quo in which the rich always got richer--and more powerful.”</text:span></text:p>
            </text:list-item>
            <text:list-item>
              <text:p text:style-name="P51"><text:span text:style-name="T20">“Nearing the end of the twentieth century, the rich and powerful upped the ante in their march to slow the spread of democracy. Using propaganda that posed as news, radio and television programs convinced middle class and poor white voters that the root of their economic pain lay in federal policies that favored people of color. From the ‘</text:span><text:a xlink:type="simple" xlink:href="https://newrepublic.com/article/154404/myth-welfare-queen" text:style-name="ListLabel_20_15" text:visited-style-name="ListLabel_20_15"><text:span text:style-name="T8">welfare queen</text:span></text:a><text:span text:style-name="T20">’ of Ronald Reagan’ to the ‘</text:span><text:a xlink:type="simple" xlink:href="https://en.wikipedia.org/wiki/Willie_Horton" text:style-name="ListLabel_20_15" text:visited-style-name="ListLabel_20_15"><text:span text:style-name="T8">weekend passes</text:span></text:a><text:span text:style-name="T20">’ of George H.W. Bush, . . . to the Mexican ‘rapists and criminals’ of Donald Trump . . . the right, funded by the rich, pushed the message that ‘others,’ aided and abetted by the weak policies of the left, were responsible for the decline of the middle class and the poor--not the rich, who were on their side. <text:s/></text:span></text:p>
            </text:list-item>
            <text:list-item>
              <text:p text:style-name="P51"><text:span text:style-name="T20">“The ultra rich, who had primed society for this moment--paying their minions on the radical right great sums to spread the notion that all government, with the exception of the military, is inefficient at best and incompetent at worst--was ready to pounce when the world’s largest democracies were suddenly leaderless. This was the moment they had waited for, the moment when democracy would be shoved to the annotations of history and replaced with the form of government that had been prevalent before the spread of democracy: feudalism.”</text:span></text:p>
            </text:list-item>
            <text:list-item>
              <text:p text:style-name="P51"><text:span text:style-name="T20">“However, this feudalism would be different. Rather than simply placing landed nobles in positions of power, many of the new feudal governments would be led by that construct of modern business that was now deemed the equivalent of a person, the corporation. Granted First Amendment rights in the United States by the 5-4 Supreme Court decision under </text:span><text:span text:style-name="T19">Citizens United v Federal Election Commission</text:span><text:span text:style-name="T20"> in 2010, American corporations had been granted unprecedented power to influence elections, pouring money no individual could match into massive propaganda machines, hiding as news media and charities, that spread the messages that ‘all government is bad except for the military,’ ‘all government help is socialism,’ and ‘all who say otherwise are communists!’ In the end American corporations, headed by the richest of the rich, had managed to convince enough working people that black is white and white is black that it took only a little push to make them also believe that the rich care about the poor. In the final moments of democracy, corporations grabbed the reigns of governance with little protest.”</text:span></text:p>
            </text:list-item>
            <text:list-item>
              <text:p text:style-name="P51"><text:soft-page-break/><text:span text:style-name="T20">“Of course, it helped that that other recipient of government generosity, the churches, had long been granted extraordinary freedom from having to pay taxes, or to even report their funding and how those funds were used. And although their tax exemptions came with a prohibition against politicking, the churches, many of which were headed by the ultra-rich who used their tax-exempt status to live lives of luxury, knew that they were free from scrutiny as long as their messages were coded in the memes and dog whistles that could easily be explained away as being figments of the imagination of those who saw them from what they really were.”</text:span></text:p>
              <text:list>
                <text:list-item>
                  <text:list>
                    <text:list-item>
                      <text:list>
                        <text:list-item>
                          <text:list>
                            <text:list-item>
                              <text:list>
                                <text:list-item>
                                  <text:p text:style-name="P16"><text:span text:style-name="T19">Excerpt from A Complete History of the Humanist Coalition: From Inception to Final Freedom, by Javier Guzmán</text:span></text:p>
                                  <text:list>
                                    <text:list-item>
                                      <text:list>
                                        <text:list-item>
                                          <text:p text:style-name="P52"/>
                                        </text:list-item>
                                        <text:list-item>
                                          <text:p text:style-name="P51">Angelique Romano, lead correspondent for Reuters’ New York City bureau, felt the notification of an incoming call and saw in her mind the image of the caller: her brother Antonio Romano, who smiled as he, in turn, saw an image of his sister. Antonio almost never called without first contacting her to make arrangements to speak because he understood how busy life can be, and he hated to interrupt. Memories last two times Antonio had called out of the blue flashed through Angelique’s mind. </text:p>
                                        </text:list-item>
                                        <text:list-item>
                                          <text:p text:style-name="P51"><text:span text:style-name="T10">The first time Antonio had called had been twenty-five years ago, back when Angelique and most citizens of the Italian Republic still carried a phone. </text:span></text:p>
                                        </text:list-item>
                                        <text:list-item>
                                          <text:p text:style-name="P51">A new London-based correspondent for Reuters, Angelique Romano had been huddled with a gaggle of reporters on the street outside of 10 Downing Street, waiting for the arrival of the Lord Chancellor, and the acting Prime Minister, who had called for a press conference at which he intended to make yet another announcement relative to the recent devastation of cities around the world and the subsequent revelation that the heads of the British government had all apparently killed themselves. Inasmuch as the body of the Secretary of State for Defence had been found among the dead in Churchill’s bunkers, the Lord Chancellor, the Secretary of State for Justice, had been acting as the stand-in for the Prime Minister--albeit not without copious internal grumbling from certain parts of the polity. </text:p>
                                        </text:list-item>
                                        <text:list-item>
                                          <text:p text:style-name="P51">It was nearly noon by the time the door had opened, and the Lord Chancellor had strode out, flanked ominously by the secretaries of state for North Ireland, Scotland, and Wales. A pallid and rumpled sort of man whose face was partially obscured by horned rim glasses, and who might have been cast in the role of a librarian were he an actor, the Lord Chancellor had thanked the members of the press and had then got on with it, his hands clasped behind his back in a slouched parade rest position.</text:p>
                                        </text:list-item>
                                        <text:list-item>
                                          <text:p text:style-name="P51">“It is my somber duty,” he had said, “to report that the countries of Northern Ireland, Scotland, and Wales have determined that, going forward, they shall no longer be members of the United Kingdom.” The Lord Chancellor had looked over his audience with solemn gravity, and had then added. “Proper referendums shall, of course, be conducted in each of those countries, but the polling appears to show little hope of the United Kingdom surviving in its current form. It is all but inevitable that England shall soon stand alone.” If he had been expecting a gasp from the crowd, the acting PM must have been sorely disappointed--this bit of news had been expected for some time. After a brief pause, he had continued. </text:p>
                                        </text:list-item>
                                        <text:list-item>
                                          <text:p text:style-name="P51">“My fellow secretaries,” and here the Lord Chancellor swung an arm to indicate the trio behind him, “will next tell you more about their counties’ respective plans anent independence, but while I still have the podium I should like to tell you, and the citizenry of England, that your government is working diligently to identify and define legal and proper successors to fill the vacancies in the Great Offices of State of England. It is my hope that I, or some other spokesperson, will be back here soon to name the new occupants of those offices, or to announce a date and time for elections apropos to defining a new government. We are going through a difficult transition, but clarity will be forthcoming.”</text:p>
                                        </text:list-item>
                                        <text:list-item>
                                          <text:p text:style-name="P51">“Likewise,” he had continued, “the members of the royal family are gathered, both to mourn the passing of our king and to help us all in choosing the king’s successor. I know that there has been a great deal of reporting on this issue of the royal succession, but let me repeat that the royal family are in mourning, and they must be given time to make the best decision. Thank you, and I will now turn the microphone over to the Secretary of State for Scotland.”</text:p>
                                        </text:list-item>
                                        <text:list-item>
                                          <text:p text:style-name="P51">It had been at this point that Angelique had felt her phone buzz, and she had stepped away to answer it. It was a foregone conclusion that Scotland, Wales, and Northern Ireland were leaving, and she fully expected that the respective secretaries of state for those countries would have little to add to the Lord Chancellor’s message. She had stepped aside, saw that the call was from her brother, and had answered. </text:p>
                                        </text:list-item>
                                        <text:list-item>
                                          <text:p text:style-name="P51">“Antonio?”</text:p>
                                        </text:list-item>
                                        <text:list-item>
                                          <text:p text:style-name="P51">“Si,” had been the response. Antonio still lived in Florence, in the house where both he and Angelique had grown up. “Have you heard the news about the Italian Republic?” he had asked.</text:p>
                                        </text:list-item>
                                        <text:list-item>
                                          <text:p text:style-name="P51">“No. I just heard that the United Kingdom is breaking up. What about Italy? What’s happening?”</text:p>
                                        </text:list-item>
                                        <text:list-item>
                                          <text:p text:style-name="P51">“Both houses of the Parliament have agreed to dissolve the republic and allow the establishment of regional fiefdoms to be headed by those corporations best able to provide the necessary leadership and capital to ensure some continuity of public service.”</text:p>
                                        </text:list-item>
                                        <text:list-item>
                                          <text:p text:style-name="P51">“My God!” Angelique said. “Is everybody returning to feudalism? It’s happening in the former United States too, you know.”</text:p>
                                        </text:list-item>
                                        <text:list-item>
                                          <text:p text:style-name="P51">“So I hear,” Antonio replied. “The big corporations in each federation have the necessary structure and money to run things, and they can transition to the role more quickly than the public sector can. It is happening everywhere--except for Russia, China, India, and the Scandanavian countries.”</text:p>
                                        </text:list-item>
                                        <text:list-item>
                                          <text:p text:style-name="P51">“What about Florence? Who will run Florence?”</text:p>
                                        </text:list-item>
                                        <text:list-item>
                                          <text:p text:style-name="P51">“If you can believe it, Florence will once again be led by a Medici: Leonardo de Medici, head of Medici Bank International, has bought off police and become the self-proclaimed Duke of Florence. He has acquired the local Carabinieri and the Polizia di Stato with a promise of pay increases, and he has taken over the Palazzo Pitti, reclaiming it in the name of the Medici family. The city government is protesting, but with the police backing him, their protestations have no more force than an afternoon breeze. I understand that the situation is similar in Pisa, Siena, Livorna, and many other cities. Italy is returning to Medieval times.”</text:p>
                                        </text:list-item>
                                        <text:list-item>
                                          <text:p text:style-name="P51">“Duke?” Angelique wondered. “Why does Medici call himself the Duke? Is somebody claiming to be the king?” </text:p>
                                        </text:list-item>
                                        <text:list-item>
                                          <text:p text:style-name="P51">“Ah, that is the funny thing. None of the new lords are yet ready to proclaim themselves a king, so all of the regions and city-states will be run by dukes until such time as a king candidate emerges to bring them all together under a new Kingdom of Italy. They must have been working on this in the background for quite some time, and they have been waiting for the right moment to take control.” </text:p>
                                        </text:list-item>
                                        <text:list-item>
                                          <text:p text:style-name="P51">“The death of millions,” Angelique commented. </text:p>
                                        </text:list-item>
                                        <text:list-item>
                                          <text:p text:style-name="P51">“Probably. The Great Desolation has left the world in chaos.”</text:p>
                                        </text:list-item>
                                        <text:list-item>
                                          <text:p text:style-name="P51">“So the rich finally get what they have always wanted: to run everything,” Angelique replied. </text:p>
                                        </text:list-item>
                                        <text:list-item>
                                          <text:p text:style-name="P51">“Si,” Antonio agreed. “The Duke is saying that he intends to run things much as the government does, but I expect that will change when he has to make a choice between his best interests and the best interests of the rest of us. In the meantime, he will be assisted by several Earls, the most notable of whom is Marco Morelli, the head of AutomaIT. Marco will become the Earl of Galluzzo.”</text:p>
                                        </text:list-item>
                                        <text:list-item>
                                          <text:p text:style-name="P51">“Marco? The brother of Giuseppe?”</text:p>
                                        </text:list-item>
                                        <text:list-item>
                                          <text:p text:style-name="P51">“The same. He is a decent enough fellow, but he takes advantage of his smarter brother, who has been responsible for many of the successful products the company manufactures. I have advised Giuseppe to negotiate for a bigger share of the company--or at least a bigger salary--but he insists that his brother has his best interests at heart. I am not so sure about that fact, and Giuseppe, as you know, is not in the best of health; he still suffers from the wounds he suffered during Chava’s knife attack.”</text:p>
                                        </text:list-item>
                                        <text:list-item>
                                          <text:p text:style-name="P51">Angelique had nothing to add. She remembered Giuseppe from her childhood; he and Antonio had been best friends--they still were--and Giuseppe had stayed over at the Romano house on many nights. He had been an awkward boy socially, engrossed with science and computers, but she had found him to be attractive, and they had dated for a brief time. She had not seen him in years, and she had never met his wife, Chava Katzenellenbogen-Morelli, but Angelique was aware that she had been a brilliant mathematician and physicist who had produced several key solutions for previously unsolved problems involving tensors--whatever those were. And then she had gone crazy, killed her parents, and tried to kill Giuseppe, Giuseppe’s mother, and their infant daughter, Maria Morelli before Chava drowned herself in the Arno. Giuseppe had been deeply wounded fending off the attack, and he suffered continuing nerve damage and other problems.”</text:p>
                                        </text:list-item>
                                        <text:list-item>
                                          <text:p text:style-name="P51">“Perhaps I can drop by for a personal take on the situation” Anglelique said. “It would be a good story to complement what is happening here. I will check with my editor-in-chief.”</text:p>
                                        </text:list-item>
                                        <text:list-item>
                                          <text:p text:style-name="P51">“That would be nice,” Antonio replied. “Your room is just as you left it.”</text:p>
                                        </text:list-item>
                                        <text:list-item>
                                          <text:p text:style-name="P51"><text:soft-page-break/>“Ma no! I hope you at least got rid of those boy-band posters!”</text:p>
                                        </text:list-item>
                                        <text:list-item>
                                          <text:p text:style-name="P51">Antonio laughed. “Your precious Adonises are still there!”</text:p>
                                        </text:list-item>
                                        <text:list-item>
                                          <text:p text:style-name="P51">“Ciao, brother!”</text:p>
                                        </text:list-item>
                                        <text:list-item>
                                          <text:p text:style-name="P51">Ciao, sister!”</text:p>
                                        </text:list-item>
                                        <text:list-item>
                                          <text:p text:style-name="P51">As she had turned back to the PM’s briefing, the secretary of state for Scotland was discussing that country’s plan to become independent. </text:p>
                                        </text:list-item>
                                        <text:list-item>
                                          <text:p text:style-name="P51"><text:span text:style-name="T10">The second time Antonio Romano had made a surprise call was eighteen years ago, not long after Angelique had had the nsilk procedure and was directly linked to the net. </text:span></text:p>
                                        </text:list-item>
                                        <text:list-item>
                                          <text:p text:style-name="P51">When she had answered that call, a virtual representation of her older brother had smiled broadly at her and told her that she needed to get herself to Florence for an exclusive interview with a young girl who he said was going to ‘change the world forever!’ He had then explained that the girl, who he referred to as the ‘La Ragazza Prodigo,’ was none other than Lady Maria Morelli, the daughter of Giuseppe Morelli, the late inventor of nsilk.</text:p>
                                        </text:list-item>
                                        <text:list-item>
                                          <text:p text:style-name="P51">Angelique Romano, now the London based technology reporter for Reuters, had boarded the Eurostar train in St Pancras shortly thereafter, made the switch to the EuroNight train in Paris for the overnight run to Rome, where she had then boarded the Trenitalia train to Florence. Flying would have been quicker, but since the end of the fourth coronavirus pandemic, plane tickets had become exorbitant as passengers booked vacation flights that had been long postponed. The extra time gave Angelique an opportunity to refresh her memory of the backstory of her interview subject, who had been a toddler the first time they had met.</text:p>
                                        </text:list-item>
                                        <text:list-item>
                                          <text:p text:style-name="P51">When Lady Maria Morelli’s father, Giuseppe, had died, she was already a client of Antonio Romano, her father having asked Antonio to look after her, both as her counsel as well as her official guardian; in the months before he passed, Giuseppe had Antonio draw up and execute the papers that formalized the relationship. The guardianship also stipulated that Maria would continue to live with her nonna, Lady Anna Morelli and the two Ganymede androids Giuseppe been given by brother Marco: Sophia and Roberto. Antonio had argued that Lady Anna, no matter how much he cared for her personally, was no longer fit to look after a child on her own, and that it might perhaps be better if she and Maria were to live with Antonio and his son, Paolo. There was, he pointed out, plenty of room in Antonio’s house. </text:p>
                                        </text:list-item>
                                        <text:list-item>
                                          <text:p text:style-name="P51">But Giuseppe had shook his head and stated that there were reasons why Maria should continue to live where she was, and then he had handed Antonio an envelope. </text:p>
                                        </text:list-item>
                                        <text:list-item>
                                          <text:p text:style-name="P51">“Give this to her when I am no longer around,” he had said. </text:p>
                                        </text:list-item>
                                        <text:list-item>
                                          <text:p text:style-name="P51">Antonio had shared the story with Angelique some years back, and Angelique had voiced her own concerns about young Maria being alone with only her doddering nonna and the two Automata IT androids. The arrangement had seemed odd to her, but during visits to Florence over the years, she had seen with her own eyes that Maria seemed to be well-cared for and well-adjusted. Sophia and Roberto took care of the house, the shopping, and the cooking, and one of them always accompanied Maria wherever she might go while the other stayed to watch over Anna Morelli. In all ways, Maria and her grandmother seemed to be doing just fine on their own. </text:p>
                                        </text:list-item>
                                        <text:list-item>
                                          <text:p text:style-name="P51">And now, Antonio had said, young Lady Maria Morelli had invented something so spectacular, with such great potential that Angelique needed to see it with her own eyes to understand it. “Come talk to her!” Angelique’s uncle had pleaded. “This <text:span text:style-name="T12">nfab</text:span> of Maria’s is going to change the world!” </text:p>
                                        </text:list-item>
                                        <text:list-item>
                                          <text:p text:style-name="P51">“What is nfab?” Angelique had asked. </text:p>
                                        </text:list-item>
                                        <text:list-item>
                                          <text:p text:style-name="P51">“The name of the product,” Antonio had replied. “It’s short for nanotechnology fabric. We are setting up a company, nTessuto SrL, to hold the patents for nfab, and we are talking to potential investors, including Duke Leonardo de Medici and Marco Morelli, the Earl of Galluzzo. </text:p>
                                        </text:list-item>
                                        <text:list-item>
                                          <text:p text:style-name="P51">“Who is this we?”</text:p>
                                        </text:list-item>
                                        <text:list-item>
                                          <text:p text:style-name="P51">Antonio’s VR entity had grinned broadly. “Lady Maria Morelli and myself, of course! Come see! Maria’s nfab is going to change the world.”</text:p>
                                        </text:list-item>
                                        <text:list-item>
                                          <text:p text:style-name="P51">Angelique had suppressed an urge to groan upon hearing the phrase about changing the world: every new invention was deemed to be changing the world, and sometimes they did, but that change was not always good. One had only to remember how Facebook, Instagram, and Twitter had become co-opted as propaganda tools to remind oneself how good intentions can lead to bad ends. Still, family is family, and a good story lead is still a good story lead, so Angelique had followed up. </text:p>
                                        </text:list-item>
                                        <text:list-item>
                                          <text:p text:style-name="P51">Upon her arrival at the Stazione di Santa Maria Novella, Angelique had disembarked, carrying only a small overnight bag with her toiletries. Like many frequent travelers, instead of packing clothes with her she made use of the clothing subscription services available in many places, turning in soiled clothing for credits on fresh 3D printed items. Antonio had been waiting for her at the end of the track, and he was as she remembered him: a tall, dark-haired man, quite good looking, with a sort of Dean Martin type of nonchalance that endeared him to men and women alike. He was dressed in chino slacks, a white polo shirt, a brown jacket, and soft leather slippers without socks. In one hand held a cloth shopping tote. As he spotted his sister, Angelique saw the corners of his eyes crinkle with the smile hidden by his face maske. </text:p>
                                        </text:list-item>
                                        <text:list-item>
                                          <text:p text:style-name="P51">“Buongiorno!” he had said as Angelique strode forward, and she saw him give her the same once-over she had just given him. “You are still as lovely as I remember, sister!” It was cheesy and predictable, but it was also incredibly satisfying. </text:p>
                                        </text:list-item>
                                        <text:list-item>
                                          <text:p text:style-name="P51">“Buongiorno, Antonio,” Angelique had replied. “How are you?</text:p>
                                        </text:list-item>
                                        <text:list-item>
                                          <text:p text:style-name="P51">“Splendid! I cannot wait to introduce you to Maria and show you what she has created. But, first, are you hungry?”</text:p>
                                        </text:list-item>
                                        <text:list-item>
                                          <text:p text:style-name="P51">“A little,” Angelique admitted. “Trains, like airlines, had been cutting back on food services for years, and she had been mainly snacking for the duration of the trip. The thought of something more substantial, something more Italian, made her mouth begin to water. “Is there still a Lampredotto stand nearby?” she wondered. It had been many months since she had enjoyed a tripe sandwich, and such stands were in short supply in London. </text:p>
                                        </text:list-item>
                                        <text:list-item>
                                          <text:p text:style-name="P51">“Ah, si!” Antonio said, and he pointed towards the river. “There is a very good one one these days on the Oltrarno side of the Ponte Santa Trinita. “Do you mind walking?” Walking after sitting for hours was just what Agelieque craved. She had shook her head. </text:p>
                                        </text:list-item>
                                      </text:list>
                                    </text:list-item>
                                  </text:list>
                                </text:list-item>
                              </text:list>
                            </text:list-item>
                          </text:list>
                        </text:list-item>
                      </text:list>
                    </text:list-item>
                  </text:list>
                </text:list-item>
              </text:list>
            </text:list-item>
          </text:list>
        </text:list-item>
      </text:list>
      <text:p text:style-name="P1">“Marie is very, very smart,” Antonio explained as they finished eating. They were sitting on a bench on the river side of the Lungarno Guicciardini. Antonio had initially said he was not hungry, but faced with the prospect of watching Angelique eat while he had nothing, he had ordered a half sandwich which he then demolished in short order. “She was only two months old when her father gave her the nsilk, which was much younger than anybody for several years. Now, newborn infants get it so that their parents and the pediatricians can more easily determine what is happening when babies cry, but at the time Maria was by far the youngest.”</text:p>
      <text:p text:style-name="P1">“And she adapted easily?” Angelique wondered. </text:p>
      <text:p text:style-name="P1">“Si, very easily. Giuseppe left his notebooks in my care until Maria was old enough to appreciate them, and she has given some of them back to me so that you can read through them.” He picked up the shopping tote and handed it over. “Included are some of Giuseppe’s earliest observations of his daughter.”</text:p>
      <text:p text:style-name="P1">“Grazie! I will read through them as soon as I am able. Shall we go?”</text:p>
      <text:p text:style-name="P1">Antonio nodded. </text:p>
      <text:p text:style-name="P1">They discarded the remnants of their lunch and strolled south on Via Maggio, cutting over to Via del Presto di San Martino and continuing south, past the Basilica Santo Spirito and then to a walled yard. </text:p>
      <text:p text:style-name="P1"><text:soft-page-break/>“Ecco qui,” said Antonio, and he strode toward the gate, which was opened immediately by an android who gave a little bow and then stood aside to let them in. </text:p>
      <text:p text:style-name="P1">Angelique had understood that the Earl of Galluza, the head of AutomaIT and Lady Maria’s uncle, had given two early model Ganymedes to his brother, and she had assumed that this android was one of that pair, but it had looked far different from a typical Ganymede. Whereas a typical Ganymede’s internals was mostly covered in gray plastic formed to resemble human body parts, the android she had seen on this day had looked more like the rendering of an avatar in a video game. He--for this android was clearly masculine in form and must be ‘Roberto’--had had short-cropped dirty blonde ‘hair’ on his head, and his ‘skin,’ what little of it showed, was the nutbrown of somebody who worked in the sun. Also unusual for an android, Roberto had been dressed in dark blue slacks and a white polo style shirt; on his feet were fisherman sandals. </text:p>
      <text:p text:style-name="P1">But the biggest surprise about this android was his face. A typical Ganymede’s head was devoid of any features except for the two big blue ovals, approximating eyes, where the visual sensors were clustered, but Roberto had sported a human shaped nose, and the ‘eyes’ above the nose, while still blue patches, were shaped like human eyes. In addition, beneath the nose was a mannequin's mouth and a strong chin. </text:p>
      <text:p text:style-name="P1">“Please come inside,” Roberto said. Angelique remembered her slight disappointment that the android’s lips had not moved as he spoke. </text:p>
      <text:p text:style-name="P1">“Thank you,” she had said, and she entered, followed by Antonio, who had added, “Grazie Roberto.”</text:p>
      <text:p text:style-name="P1">Inside the wall was the house, a two story stone structure with walls that stretched to the right and the left. The space between the outer wall and the house was covered in flagstones, and atop these were pots containing herbs and lemon trees. The door to the house opened, and Angelique had seen ‘Sophia.’ This android had brown ‘hair’ gathered in a bun in the back, and she wore loose-fitting black slacks and a billowing white blouse. Like Roberto, Sophia had worn brown leather sandals, and her skin had been deeply tanned. Sophia bowed slightly and gestured for Angelique and Antonio to come inside. </text:p>
      <text:p text:style-name="P1">Standing on the other side of the threshold was a young girl of twelve or thirteen dressed in jeans, a simple white tee shirt, and running shoes: Lady Maria Morelli. She had greeted them using nsilk dm protocol; Angelique had responded in kind. </text:p>
      <text:p text:style-name="P1">[Maria: Welcome Angelique! And Antonio! Buongiorno!]</text:p>
      <text:p text:style-name="P1">[Angelique: Thank you for inviting me to your home, Maria. It is quite lovely.] Angelique was not accustomed to using the nsilk dm protocol on a regular basis, but she realized that it was likely second nature to Maria. It might also be a method the girl used to judge the nsilk proficiency of a stranger; if so, Angelique hoped that she had passed the test. </text:p>
      <text:p text:style-name="P1">“Come inside and sit down,” Maria said. “We can sit in my father’s library.” She had turned and led the way down a central hallway to a doorway that opened on a small but comfortable study that contained a sofa, a desk, and several bookcases. </text:p>
      <text:p text:style-name="P1">Maria had gestured to the sofa. “Please sit,” she had said. She had moved to the desk and was about to sit when she looked up suddenly. “Do you want anything to drink?” </text:p>
      <text:p text:style-name="P1">Angelique had shook her head, as had Antonio, and Maria had sat. Sophia and Roberto had remained standing on either side of the door, their eyes focused on the opposite wall. </text:p>
      <text:p text:style-name="P1">“Antonio has told me about your nfab,” Angelique said to begin the conversation, “and he asked if I would interview you and write an article for my news organization. Is it okay if I record our conversation?”</text:p>
      <text:p text:style-name="P1">Maria looked from Angelique to Antonio and then back, and Angelique had the feeling that a private dm had just passed between her uncle and Maria. </text:p>
      <text:p text:style-name="P1">Antonio cleared his throat. “We always record our conversations,” he explained. “Please proceed as you wish.”</text:p>
      <text:list xml:id="list70031458671168" text:continue-numbering="true" text:style-name="WWNum28">
        <text:list-item>
          <text:list>
            <text:list-item>
              <text:list>
                <text:list-item>
                  <text:list>
                    <text:list-item>
                      <text:list>
                        <text:list-item>
                          <text:list>
                            <text:list-item>
                              <text:list>
                                <text:list-item>
                                  <text:list>
                                    <text:list-item>
                                      <text:list>
                                        <text:list-item>
                                          <text:p text:style-name="P51">Three hours later, Angelique Romano had sat in a padded chair in the shaded courtyard of the home where she and Antonio had grown up. She had sipped an Aperol spritz at a small table shaded by a patio umbrella as she reflected on what she had been shown. It had begun with Maria holding out her hand; in her upturned palm was a gray cube about the size of a child’s toy block. </text:p>
                                        </text:list-item>
                                        <text:list-item>
                                          <text:p text:style-name="P51">“This,” Maria had said, “is nfab. I will now show you how it can be configured into an article of clothing, such as a sweatshirt.” As Angelique had watched, the bottom of the cube seemed to turn to a liquid, and it crawled up the girl’s arm and flowed across her torso and the opposite arm, resolving itself into a simple gray sweatshirt. As a final flourish, the name ‘Maria,’ written in a black script font, appeared on the front. </text:p>
                                        </text:list-item>
                                        <text:list-item>
                                          <text:p text:style-name="P51">“If gray is not your color,” Maria had said “you can change it.” In succession, the gray sweatshirt and black lettering changed to red/white, blue/yellow, white/black, and then pink/purple. “Oh, this is not for me!” said the girl with mock disdain, looking down at herself. The sweatshirt turned black with red lettering. “Much better!” she said with a smile. </text:p>
                                        </text:list-item>
                                        <text:list-item>
                                          <text:p text:style-name="P51">“If you are in a crowd,” Maria had added, “You also can add a mask.” The neck of the sweatshirt extruded a covering that flowed up and covered the girl’s mouth and nose. “It forms in three layers,” the girl explained, her voice slightly muffled, “and the middle layer can be configured to provide protection compliant with various ISO standards. When you no longer need it,”--the mask retracted back into the sweatshirt--“it goes away.”</text:p>
                                        </text:list-item>
                                        <text:list-item>
                                          <text:p text:style-name="P51">Angelique had then watched as similar cubes of nfab material became shirts, dresses, robes, hats, pants, shoes, rain ponchos, and even jewelry. Finally, Maria had given her a small cube, about the size of a gaming die but heavier, and asked Angelique to connect her nsilk to it and think of a face mask. She did as instructed--the cube was identified as nfab_obj1 on her list of connectable objects. When she connected and visualized a face mask, the material flowed up her arm, around her neck, and formed itself into a perfectly fitted mask. Maria had then asked her to reimagine the color of the mask, and Angelique changed it to black, blue, red, yellow, and white in rapid succession. Without prompting, she imagined the mask with a pattern, and it changed to match what she was thinking.</text:p>
                                        </text:list-item>
                                        <text:list-item>
                                          <text:p text:style-name="P51">As a final exercise, Maria had Angelique imagine the mask as a string of pearls, and it had taken on that form. Angelique had fingered the thin silver necklace that encircled her neck and tried to imagine all the ways in which this invention of Maria Morelli’s was about to change the world. She could not. Clothes were just the beginning of uses for a configurable fabric. </text:p>
                                        </text:list-item>
                                        <text:list-item>
                                          <text:p text:style-name="P51">On a whim, she had looked up at the green canvas umbrella perched above her. She entered her nsilk settings and saw a connectable object: patio_umbrella. She connected and withed it was one of the ubiquitous blue and red paneled Cinzano umbrellas. She had laughed with delight when the umbrella complied. </text:p>
                                        </text:list-item>
                                        <text:list-item>
                                          <text:p text:style-name="P51"><text:span text:style-name="T10">Now, for the third time, Angelique Romano had received an unexpected call from her brother. </text:span></text:p>
                                        </text:list-item>
                                      </text:list>
                                    </text:list-item>
                                  </text:list>
                                </text:list-item>
                              </text:list>
                            </text:list-item>
                          </text:list>
                        </text:list-item>
                        <text:list-item>
                          <text:p text:style-name="P51">When she had answered, Angelique ‘saw’ a virtual representation of Antonio Romano that had felt as real as being in the same room with her brother. She had seen him as he was, his face and body pieced together from the hundreds of cameras that captured him daily as he moved about his home and Florence. He was a little older, perhaps a little stoop-shouldered, but his face still held the essence of the boy he had been. </text:p>
                        </text:list-item>
                        <text:list-item>
                          <text:p text:style-name="P51">“Did you see it?” Antonio had asked. He had not needed to explain what ‘it’ was. </text:p>
                        </text:list-item>
                        <text:list-item>
                          <text:p text:style-name="P51">“Yes,” Angelique had replied. “It was . . . interesting. Were you in the room?”</text:p>
                        </text:list-item>
                        <text:list-item>
                          <text:p text:style-name="P51">“Yes.” </text:p>
                        </text:list-item>
                        <text:list-item>
                          <text:p text:style-name="P51">“Do you know what she is going to do now?”</text:p>
                        </text:list-item>
                        <text:list-item>
                          <text:p text:style-name="P51">“No. But I think you should talk to her.”</text:p>
                        </text:list-item>
                        <text:list-item>
                          <text:p text:style-name="P51">“Me? Why me?”</text:p>
                        </text:list-item>
                        <text:list-item>
                          <text:p text:style-name="P51"><text:soft-page-break/>The image of Antonio had shrugged. “She asked me if you would be coming to talk to her again. She trusts you. I think she wants you to spread her message.”</text:p>
                        </text:list-item>
                        <text:list-item>
                          <text:p text:style-name="P51">Angelique nodded. “And what is that message?”</text:p>
                        </text:list-item>
                        <text:list-item>
                          <text:p text:style-name="P51">Antonio smiled. “You’ll be the first to know, dear sister.”</text:p>
                        </text:list-item>
                        <text:list-item>
                          <text:p text:style-name="P93"><text:bookmark text:name="_okkqxu8dto6y"/>20 AGD Maria Amid the Ruins</text:p>
                        </text:list-item>
                        <text:list-item>
                          <text:p text:style-name="P51"/>
                        </text:list-item>
                        <text:list-item>
                          <text:p text:style-name="P16"><text:span text:style-name="T12">Excerpt from A Complete History of the Humanist Coalition: From Inception to Final Freedom, by Javier Guzmán</text:span></text:p>
                          <text:list>
                            <text:list-item>
                              <text:list>
                                <text:list-item>
                                  <text:list>
                                    <text:list-item>
                                      <text:list>
                                        <text:list-item>
                                          <text:p text:style-name="P51">Twenty four cities. Maria Morelli had carefully calculated the coordinates before each translation, using an app she had developed to make adjustments for the rotation and orbital trajectory of the Earth, and although she avoided a repeat of her first jump--when she had appeared higher above the Arno River than expected--she nevertheless bruised a hip dropping into Tbilisi. Not even the extra cushioning and support provided by what she called her ‘shock-absorbing jump boots,’ which had formed around her feet just before she translated to Abuja from Florence, could compensate for landing on a slope and taking a hard tumble. Fortunately, she had taken the precaution to cut her nsilk feed just before each jump, which gave her time to pick herself up, utter a few choice expletives, and gather her emotions before continuing her broadcast. And, after Tbilisi, there was only one more dead city to visit: Tehran. She had managed that penultimate jump with a wince and a gasp, and then she had pulled up her hood far over her head before the final jump back to the Pitti Palace, where nobody saw her grimace of pain or wondered why she did not sit down again. </text:p>
                                        </text:list-item>
                                        <text:list-item>
                                          <text:p text:style-name="P93"><text:bookmark text:name="_4b6872554xtq"/>20 AGD Angelique’s Journey</text:p>
                                        </text:list-item>
                                        <text:list-item>
                                          <text:p text:style-name="P51">“The Boeing 707 jetliner, introduced into service in the late 1950s had a cruising speed of 1,000 kph and a range of 9,260 kilometer. The Boeing 787, introduced into service in 2011 and still in in use in some markets, has a cruising speed of 900 kph and a range of 14,140 kilometers, trading off speed for greater distance and making it feasible to fly directly from, say, one of the Pacifica Federation cities to the Principality of Munich, without stopping to refuel in one of the First America Federation airports before traversing the Atlantic. But in a very real sense, by which I mean that sense that understands that sometimes giant leaps in technology only result in incremental improvements in the real world, we realize that the monotony of long distance travel has not substantially abated in spite of over a century of improvements in jet aircraft design. Long distance travel by a subsonic jet airliner is still a tedious slog.”</text:p>
                                        </text:list-item>
                                        <text:list-item>
                                          <text:p text:style-name="P51">“Only the very wealthy, those 0.1 percenters who can afford to pay the￥1,000,000 price of a seat on a suborbital transport, know the joy of traveling from Tokyo to London in less than two hours, a joy preceded, of course by long minutes of brutal acceleration, stomach-emptying free fall, and a long glide in which the screaming of of the airstream over the hull of the slowing spaceship is counterbalanced by the screaming of the passengers inside.”</text:p>
                                        </text:list-item>
                                        <text:list-item>
                                          <text:p text:style-name="P51">“Or perhaps that was just my experience on my one and only suborbital flight.”</text:p>
                                        </text:list-item>
                                        <text:list-item>
                                          <text:p text:style-name="P37"/>
                                        </text:list-item>
                                        <text:list-item>
                                          <text:p text:style-name="P51">“Ultimately, the three technological advancements that made traditional long-distance air travel much more bearable were bed seats, nfab, and nsilk.” </text:p>
                                        </text:list-item>
                                        <text:list-item>
                                          <text:p text:style-name="P51">“Bed seats were first introduced in the third decade of the twenty-first century. Originally envisioned as a means to pack more passengers in the cabin of the aircraft, the first bed seats were little more than slightly reclining litters that stretched from the deck to the top of the cabin. Each row of litters was mounted upon a horizontal rod around which the bed pivoted. Upon boarding, passengers leaned back against their bed seat and strapped themselves in. Shortly before takeoff, the inclination of every bed seat was increased by the same amount, such that the entire body was supported and there was no encroachment upon one’s space by the reclining of the seat directly ahead.”</text:p>
                                        </text:list-item>
                                        <text:list-item>
                                          <text:p text:style-name="P51">“The tipped back position of the bed seats made inflight beverage and meal service even more difficult than it already was, but the airlines had so curtailed such services by then that the loss was barely noticeable. And, with the advent of the second twenty-first century pandemic, there was even less desire to touch anything that might be contaminated or to remove one’s face mask enroute. Arriving at one’s destination parched and hungry was preferable to getting infected along the way.”</text:p>
                                        </text:list-item>
                                        <text:list-item>
                                          <text:p text:style-name="P51">“The introduction of Lady Maria Morelli’s nfab into the cabins of aircraft was a quantum leap improvement for aircraft interiors. Rather than having using traditional fabrics and coatings, the interiors of planes were now entirely nfab, their characteristics easily configured to suit the needs of both the airline and the passenger.”</text:p>
                                        </text:list-item>
                                        <text:list-item>
                                          <text:p text:style-name="P51">“For the airline, nfab interiors meant ease of maintenance. Between each flight, the nfab coverings and paddings flowed out of the aircraft through one hose, carrying with it all trash, germs, and forgotten articles. Through another hose flowed a freshly disinfected batch of nfab that crawled along the interior walls like some non-Newtonian beast, growing thick across the empty frames of the bed seats and along the cabin deck. In as little fifteen minutes, the aircraft was ready for boarding.”</text:p>
                                        </text:list-item>
                                        <text:list-item>
                                          <text:p text:style-name="P51">“For the passenger, nfab meant assurance that one was not walking into a virulent tube of bacteria and phages waiting for new hosts to attack. Whatever had been carried into the plane by the previous group of passengers had also been carried out, and all one had to worry about was whether those waiting to board, in spite of numerous screenings, might be infected with this year’s plague. At least the odds had been improved by starting fresh with each new flight.”</text:p>
                                        </text:list-item>
                                        <text:list-item>
                                          <text:p text:style-name="P16"><text:span text:style-name="T12">Excerpt from A Complete History of the Humanist Coalition: From Inception to Final Freedom, by Javier Guzmán</text:span></text:p>
                                        </text:list-item>
                                        <text:list-item>
                                          <text:p text:style-name="P51">Changes in air travel due to widespread use of nfab: seats, diapers, demands for ‘personal liberty’ seats and gun carry-on by Trumpists, </text:p>
                                        </text:list-item>
                                        <text:list-item>
                                          <text:p text:style-name="P51">Now the bureau chief for Reuters in New York City, Angelique Romano had begun her return to Florence the night before, her 1-pod one of thousands doing a coordinated dance to deliver their human cargo to their destinations, their movements like those of ants in a busy nest as a multitude of objectives are accommodated without collision. </text:p>
                                        </text:list-item>
                                        <text:list-item>
                                          <text:p text:style-name="P51">As the pod pulled into JFK International and took a spot next to the curb, Angelique thought of a face mask, and the silver necklace around her neck turned fluid and flowed up from her neck in a film that coalesced into a mask that shifted color to match her black travel suit consisting of tee shirt, light jacket, slacks, and slippers--all of it made of nfab that could morph into any form necessary: formal, casual--even sexy should that unlikely configuration be needed. In her shoulder bag Angelique carried her toiletries and three small cubes of nfab that could form into a head covering, a parka, and pajamas. </text:p>
                                        </text:list-item>
                                        <text:list-item>
                                          <text:p text:style-name="P51">As she worked her way through the gate security, the face mask turned transparent in response to a command from the gate agent android, who compared the face of the person in front of it with the stored image of that person’s passport. As a final and more rigorous check, Angelique’s nsilk responded to a request for a DNA confirmation of the person checking in. With everything approved, she moved into the airport proper and made her way to the gate for her flight. </text:p>
                                        </text:list-item>
                                      </text:list>
                                    </text:list-item>
                                  </text:list>
                                </text:list-item>
                              </text:list>
                            </text:list-item>
                          </text:list>
                        </text:list-item>
                      </text:list>
                    </text:list-item>
                  </text:list>
                </text:list-item>
              </text:list>
            </text:list-item>
          </text:list>
        </text:list-item>
      </text:list>
      <text:p text:style-name="P1">Her Lufthansa jet was ready for boarding when she arrived, so she presented herself to the androids on duty, was checked to confirm her identity and good health, and waved ahead. Inside the plane other earlier boarders had claimed their cots. Technically, these were called ‘seat beds,’ but Angelique still thought of them as being the cots they resembled: each standing at a slight angle, they provided head to toe support for passengers of all heights, along with a small, uniform-sized bin for personal items into which Anqueliue stuffed her carryon. </text:p>
      <text:p text:style-name="P1">She then leaned back against the surface of the seat, and the nfab covering conformed itself to her shape and gently lifted her to bring her feet off the floor. At the same time, ‘snakes’ of nfab extruded to form a secure lap belt and shoulder harness, and an outer sheath of the material covered her from head to toe. In flight, the cabin of a nfab equipped plane looked like a cargo hold full of semi-upright mummies. </text:p>
      <text:list xml:id="list70031025720947" text:continue-numbering="true" text:style-name="WWNum28">
        <text:list-item>
          <text:list>
            <text:list-item>
              <text:list>
                <text:list-item>
                  <text:list>
                    <text:list-item>
                      <text:list>
                        <text:list-item>
                          <text:list>
                            <text:list-item>
                              <text:list>
                                <text:list-item>
                                  <text:list>
                                    <text:list-item>
                                      <text:list>
                                        <text:list-item>
                                          <text:p text:style-name="P51">The sanitation layer of the nfab cocoon had, however, taken some getting used to--for Angelique and most other passengers. Along with securing the passenger against the seat, a body suit of special nfab flowed between clothes and skin, and a thick layer of it encircled the loins, forming a diaper. This layer would remove body wastes--from dead flakes of skin to vomit and, of course, urine and feces--breaking down the wastes and moving the residues to the waste tanks. In theory, the sanitation layer made perfect, logical sense for controlling the spread of contagions, but most people struggled with using a diaper--even when encased in a casing that trapped both embarrassing odors and sounds. Once toilet trained, few people can go easily pee and poop like a baby again. </text:p>
                                        </text:list-item>
                                        <text:list-item>
                                          <text:p text:style-name="P51">For those who simply cannot overcome their inhibitions, the cocoons could be opened at a command to allow a trip to one of the on-board toilets. </text:p>
                                        </text:list-item>
                                        <text:list-item>
                                          <text:p text:style-name="P51">A seasoned traveler, Angelique had struggled with the idea of realying on a diaper, at first. No matter how much assurance she received that the sanitary layer of nfab would leave her body cleaner than a long shower, she could not bring herself to be relaxed enough to turn off decades of conditioning. </text:p>
                                        </text:list-item>
                                        <text:list-item>
                                          <text:p text:style-name="P51">And then she learned of nsilk’s <text:span text:style-name="T12">deep slee</text:span>p mode from other frequent travelers. Deep sleep, which stimulated the production of melatonin and adenosine, made it possible to schedule a deep sleep upon demand rather than waiting for the body’s internal clock to trigger sleepiness. With deep sleep mode active, Angelique was always out like a light from the time the seat cocoon sealed until just shortly before reaching the terminal. </text:p>
                                        </text:list-item>
                                        <text:list-item>
                                          <text:p text:style-name="P51">When she awoke, she had no sense of having been on a long flight--and no jet lag--but she was now in Frankfurt. And, although it would have been impossible for her to go so long without having to pee, she emerged from her nfab cocoon as clean and dry as she had entered--perhaps more so. </text:p>
                                        </text:list-item>
                                        <text:list-item>
                                          <text:p text:style-name="P51"><text:soft-page-break/>Following the directions piped into her brain, she navigated the concourses and found the gate for her flight to Florence. The plane, one of the new regional <text:a xlink:type="simple" xlink:href="https://ntrs.nasa.gov/archive/nasa/casi.ntrs.nasa.gov/20180004729.pdf" text:style-name="ListLabel_20_10" text:visited-style-name="ListLabel_20_10"><text:span text:style-name="T3">E-VTOL craft</text:span></text:a>, was already in the process of boarding as she was scanned by the causeway android, recognized, and told to board. After walking down the short ramp, she entered the plane, which held about seventy-five traditional seats, most of which were taken. She found her seat near the back, stowed her shoulder bag in the assigned bin beneath the seat, and then leaned back against the surface of the seat and let the nfab cover extrude constraints for takeoff. She also connected to a bank of visual sensors mounted on the fuselage so that she could watch the terrain go by. </text:p>
                                        </text:list-item>
                                        <text:list-item>
                                          <text:p text:style-name="P51">After being pushed back from the gate, the pilot rotated the thrusters to propel the plane to one of the VTOL landing and take-off spots. Moments later, the thrusters were rotated to lift position, and the craft steadily rose from the ground to a thousand feet, and then it gradually picked up speed as the thrusters were rotated to flight position. From that point on, the flight was much the same as using a regional jet, but without the carbon emissions. It was also much quieter, the dominant sound being the rush of air across the fuselage. </text:p>
                                        </text:list-item>
                                        <text:list-item>
                                          <text:p text:style-name="P51">This being an Italian aircraft, the coffee was above reproach. Sophia sipped a hot cappuccino and ate a cornetto served with apricot jam--her mask opening automatically each time she raised hand to her mouth--as she watched the terrain from various camera feeds. Although the skies were now mostly clear, central Europe had been dusted with snow earlier in the morning, the roofs of the buildings glistening like sugar-frosted gingerbread houses in the bright sun. About an hour and a half after takeoff, the craft lowered itself onto the VTOL landing spot at Aeroporto di Firenze-Peretola, where the air was crisp but warming quickly. </text:p>
                                        </text:list-item>
                                        <text:list-item>
                                          <text:p text:style-name="P51">After disembarking, Angelique summoned a u-pod and was whisked away to her brother’s house. </text:p>
                                        </text:list-item>
                                      </text:list>
                                    </text:list-item>
                                  </text:list>
                                </text:list-item>
                              </text:list>
                            </text:list-item>
                          </text:list>
                        </text:list-item>
                      </text:list>
                    </text:list-item>
                  </text:list>
                </text:list-item>
              </text:list>
            </text:list-item>
          </text:list>
        </text:list-item>
      </text:list>
      <text:p text:style-name="P88"><text:bookmark text:name="_nfndirsdo296"/>20 AGD Christ the Conqueror</text:p>
      <text:p text:style-name="P5">“Pretend to be good always and even God will be fooled.” Kurt Vonnegut, God Bless You, Mr. Rosewater</text:p>
      <text:p text:style-name="P1">THE JOHNSONS WILL FIGHT THE HUMANISM OF MARIA MORELLI. </text:p>
      <text:p text:style-name="P1">Sometimes, the Reverend Joseph Johnson reflected, the world simply hands you what you need, just when you need it. Fifty years earlier, when the United States had become anything but united, when the terms <text:span text:style-name="T12">conservative</text:span> and <text:span text:style-name="T12">liberal</text:span> had become so meaningless as to make <text:span text:style-name="T12">red</text:span> and <text:span text:style-name="T12">blue</text:span> acceptable synonyms, one industry segment had ridden the waves of dissension to profitability no matter who was in charge: manufacturers of guns and military gear. If a red team was in charge of the country, then Americans rushed to spend their hard-earned money on military style weapons and kit to fend off the waves of blue terrorists headed their way. If a blue team was in charge, Americans rushed to buy more military style weapons and grear because the blues were likely to become the authoritarians against which the weapons would be needed: the evil federalists, after nearly three hundred years of waiting, were about to finally take over. <text:s/></text:p>
      <text:p text:style-name="P1">At that time, the No-Compromise gun rights movement was spreading, replacing the conventional wisdom of Second Amendment rights being to ensure that Americans could own guns for hunting with the concept that military style weapons and equipment was needed to protect Americans against federal overreach. <text:s/></text:p>
      <text:p text:style-name="P1"/>
      <text:p text:style-name="P1">Replace <text:span text:style-name="T12">God</text:span> with <text:span text:style-name="T12">Godless</text:span>, and you have the same kind of meaningless, never-ending struggle from which to profit. </text:p>
      <text:p text:style-name="P1">Both Reverend Johnsons had been connecting and watching in the early morning hours of Tulia when Lady Dr. Maria Morelli had given her statement about what had happened on the WICSS Vespucci. And, in spite of some initial trepidation about linking up to the Lady Morelli’s personal nsilk feed through a contact of his son’s, Joseph had finally agreed on the flimsy basis that some good insight might come of it. Did it ever. </text:p>
      <text:p text:style-name="P1">Expecting few new hard facts about the disappearance of the World Island Coalition’s monumentally expensive spaceship, Joseph Johnson had his expectations met by Lady Morelli’s dull opening <text:s/>essay regarding acceleration, speed, and boosts. But then, just as he was sure nothing of any great interest would be revealed, Mari Morelli had spoken of the evolution of humanity and taken the world on a personal tour of what is often thought about but rarely discussed in public: the ruined cities of the Great Desolation! Barred from entry by the countries in which they reside, lest contamination be spread, these cities had long been left vacant, their streets empty, their buildings vacated except for the bones of the long-dead. Through the eyes of Lady Maria Morelli, Joseph Johnson was getting a first-hand view of the devastation wrought on that day long ago, and he saw in the crumbling infrastructures a message: </text:p>
      <text:p text:style-name="P1"/>
      <text:list xml:id="list70030978752070" text:continue-list="list70031498431882" text:style-name="WWNum23">
        <text:list-item>
          <text:list>
            <text:list-item>
              <text:p text:style-name="P42"/>
            </text:list-item>
            <text:list-item>
              <text:p text:style-name="P42">While he searched for just the right podcast message to make the fish bite, the Reverend Samuel would preach the gospel of prosperity to whatever meager flock was willing to sit on metal folding chairs in the sweltering heat or biting cold of the barn, and during the weekdays he would write and produce such podcasts as ‘Your Time to Shine!,’ ‘God and Your Money,’ and ‘Why Not Be Rich?’ </text:p>
            </text:list-item>
            <text:list-item>
              <text:p text:style-name="P42">And he following this routine for two long years, watching the balance of his savings slowly decline, until her struck gold when he began recording and publishing the podcast ‘Christ the Conqueror: Battling for Success in a World of Weaklings,’ a production whose marketing image showed a muscular Jesus wearing a camo robe with a general’s stars, combat boots, and holding an M4 in a low ready position. In one genius stroke, he had conjoined the innate desire for wealth, the desire to be seen as a soldier, and the desire to be seen as a religious man in one captivating package of sermons. The only thing missing was the desire for leggy women with big hair, but the reverend assumed his audience would understand that any rich gun-toting disciple of Jesus would be an automatic babe magnet. </text:p>
            </text:list-item>
            <text:list-item>
              <text:p text:style-name="P42">As it turned out, there was a large audience of would-be captains of industry who wanted to make tons of money, buy and display lots of guns, and yet be seen as men of God, and many of them listened to the Reverend Johnson on their commutes to work and while working. The reverend’s subscribers went from zilch to more than a million in a month, and the advertisers (money managers and gun sellers mainly) were beating a path to Reverend Johnson’s virtual door for the opportunity to sell their services and wares in breaks between sermons extolling the virtues of being a part of General Jesus’ army. Each podcast also included a call-in segment, wherein listeners could offer commentary on the podcast, and Reverend Joseph selected the best from these to push the message that Jesus thrills to know that he has real men fighting for his church. </text:p>
            </text:list-item>
            <text:list-item>
              <text:p text:style-name="P42">“Reverend Johnson,” said one caller in the first month, “My name is Ray. I’m a long time listener, a first time caller, and I am a warrior for Christ, and I wanted to give you a shout-out for the wonderful work you are doing to support those of us who are not afraid to follow the road to riches in the name of Jesus!”</text:p>
            </text:list-item>
            <text:list-item>
              <text:p text:style-name="P42">“Hallelujah, brother!” the reverend had replied. “Are you richer now that you were before? Has your belief that Jesus exults in your success made you more profitable, more a man of God?”</text:p>
            </text:list-item>
            <text:list-item>
              <text:p text:style-name="P42">“Absolutely! My sales are going through the roof, I’m no longer ashamed to say who I am--a warrior for Jesus--because it might offend some rag head or jew, and I am recruiting other warriors to join me in working hard and enjoying the benefits of being rich. I just bought me a new 450 Bushmaster for deer season, and if you don’t mind my saying so Reverend, I am killing it with the ladies!”</text:p>
            </text:list-item>
            <text:list-item>
              <text:p text:style-name="P42">“Without the ladies, there would be no little Christ warriors,” the reverend had replied with the laugh and gone on to the next call.</text:p>
            </text:list-item>
            <text:list-item>
              <text:p text:style-name="P42">Seeing a win, the reverend renamed his church--he had originally called it the Church of Prosperity--Christ the Conqueror Church to directly associate it with the podcast, and he added touches such placing a gun rack on the wall behind the altar and replacing the metal chairs with military style campaign chairs. He also began each service with a recitation of the Pledge of Allegiance and the singing of the Star Spangled Banner, changing to the Freedom Federation equivalents following the dissolution of the United States, both of which replaced ‘America’ in the originals with ‘Freedom Federation.’ In spite of his concern that the breakup of the country might dim the excitement of being a warrior for Christ, the reverend was delighted to see that it only seemed to further excite his flock of rich citizen soldiers, some of whom drove more than fifty miles each Sunday to mingle with other warriors and hear the man who praised their good work that would--God willing--restore America to greatness! (If any of the gathering were aware that American greatness began to plunge the last time a president had campaigned on the concept of making American great again, they had the good sense not to mention it.) </text:p>
            </text:list-item>
            <text:list-item>
              <text:p text:style-name="P42">Here, these warriors would hear that they were good men, righteous men, and that they had no reason to feel even the slightest pang of guilt for their success as businessmen and weekend warriors. That expensive four-wheel drive vehicle they arrived in? Jesus had one too. That sprawling mansion they lived in? Jesus had one even bigger. That trophy wife they came home to and plunged their swollen manhood into whenever they could? Yeah, Jesus was fond of wetting his wick as well. And, the reverend had assured them during one of the best received sermons, if they found themselves unable to keep to a strict monogamous relationship, it was only because they were so successful that women could not resist their manliness; it was not their fault, and Jesus understood: men of their like were needed to breed more of their own. </text:p>
            </text:list-item>
            <text:list-item>
              <text:p text:style-name="P42">Slowly at first, and then with increasing speed, word spread throughout the Dallas-Fort Worth metroplex that there was a preacher in Decatur who understood the noble Christ-warriors who were fighting to build their fortunes in oil, cattle real estate, insurance, agriculture, and guns, and it was worth the time spent driving there on Sunday mornings to hear sermons that praised their hard work and sacrifices for family and fortune and their fight in the cause of Christianity, which despite being the predominant religion of the region was constantly under attack by the globalists and environmentalists who wanted to replace God’s way with international trade treaties and self-driving cars. </text:p>
            </text:list-item>
            <text:list-item>
              <text:p text:style-name="P42">By the time the Sunday traffic on highways 287 and 380 became so congested that there was talk of adding lanes, Christ the Conqueror Church had been extensively renovated, the side of the fromer barn facing the road was painted with a bold depiction of a Jesus clutching a sword with a muscular arm, his feet spread wide in a fighting stance, while behind him stood his soldiers--militia dressed in camo and holding assault rifles of various makes. Above the mural, in big block letters, were the words ‘Christ the Conqueror;’ below was the phrase, ‘Fighting for Your Freedom!’ </text:p>
            </text:list-item>
            <text:list-item>
              <text:p text:style-name="P42">On this Sunday evening, long after the last camo-clad congregant had returned to the DFW suburbs, the Reverend Joseph Johnson sat on the wrap-around porch of his ranch house and watched the sun set in the west as the women-folk--the reverend’s wife, mother, and the current squeeze of his teenage son, Moses--cleaned up after a filling supper. The reverend poured shots of bourbon for his father, the Reverend Samuel Johnson, and his son, returned to his chair, and held up his glass in salute. </text:p>
              <text:list>
                <text:list-item>
                  <text:list>
                    <text:list-item>
                      <text:list>
                        <text:list-item>
                          <text:list>
                            <text:list-item>
                              <text:list>
                                <text:list-item>
                                  <text:p text:style-name="P42">“God helps those who help themselves,” he said, looking across the empty parking lot at the church. It was a statement that the younger Johnson had learned from the elder, and it had become the family mantra ever since Reverend Samuel had begun preaching the gospel in Beaumont decades earlier. </text:p>
                                </text:list-item>
                                <text:list-item>
                                  <text:p text:style-name="P42">“Amen,” said Samuel and Moses in unison. </text:p>
                                </text:list-item>
                                <text:list-item>
                                  <text:p text:style-name="P42">All three tossed back their shots, and Joseph refilled their glasses. </text:p>
                                </text:list-item>
                                <text:list-item>
                                  <text:p text:style-name="P42"><text:soft-page-break/>“We are living in </text:p>
                                </text:list-item>
                                <text:list-item>
                                  <text:p text:style-name="P42">Now, Samuel Johnson and his son, Joseph, were in perfect position to ride the crest of a wave of change to a prosperous future. Rumors were spreading about the tenuous nature of the threads that had bound the fifty states of the union together, and those threads were stretched to the breaking point as deep chasms opened between regions and ways of thinking. Now, American was headed for rocky shoals, and there was no steady hand to guide it. </text:p>
                                </text:list-item>
                                <text:list-item>
                                  <text:p text:style-name="P42">In time, Christ the Conqueror--both the podcast and the church--became smash hits. The Reverend Samuel Johnson had enough cash flow to gussy up the barn, adding a hardwood floor, wooden pews, and even air conditioning, and enough left over to begin planning for the cathedral that would eventually replace the barn. It would not happen in his time, Samuel had understood, but it was poised to happen now under the guidance of his son.</text:p>
                                </text:list-item>
                                <text:list-item>
                                  <text:p text:style-name="P42">“It’s going to happen, Daddy,” said Joseph. “Just like you always said it would.”</text:p>
                                </text:list-item>
                              </text:list>
                            </text:list-item>
                          </text:list>
                        </text:list-item>
                      </text:list>
                    </text:list-item>
                  </text:list>
                </text:list-item>
              </text:list>
            </text:list-item>
          </text:list>
        </text:list-item>
      </text:list>
      <text:p text:style-name="P88"><text:bookmark text:name="_eeuagjrwu561"/>20 AGD The Question?</text:p>
      <text:p text:style-name="P1"/>
      <text:p text:style-name="P1"/>
      <text:list xml:id="list3592682413" text:style-name="WWNum20">
        <text:list-item>
          <text:list>
            <text:list-item>
              <text:list>
                <text:list-item>
                  <text:p text:style-name="P54">“The speed with which the Church of the Allpoint formed and grew was stunning, and it swept aside any serious attempt made by those investigators who were determined to conduct a traditional accident investigation. With the announcement by Maria Morelli from her hospital room that she had been saved by the power of prayer, and that God had asked her to use the power of prayer to spread humanity to the stars for its own protection, a tidal wave of hope for a better future had been unleashed that no amount of right-wing counter-propaganda for maintaining the status quo could dampen. How could it? The status quo was a society with a small number of very wealthy individuals running things through their slightly less wealthy lords, while the rest of humanity lived in abject poverty, getting by on gig labor and living on scraps and the fruits of private and community gardens.”</text:p>
                </text:list-item>
                <text:list-item>
                  <text:p text:style-name="P54">“While the traditional religions, whose coffers had been plumped by tax-exempt contributions from the wealthy, continued to preach (to the wealthy) that God wants them to be rich and (to the poor) that there is a better life coming after death, Maria Morelli and the Church of the Allpoint proclaimed that you might not have to die to see that better life. There were thousands of Earth-like exoplanets, and through the power of prayer--or POP as it soon came to be known--it was possible to create human colonies in far-flung star systems.”</text:p>
                </text:list-item>
                <text:list-item>
                  <text:p text:style-name="P54">“And then Maria Morelli, her face still marked by the bruises from her tumultuous journey down the rain swollen Arno following a miraculous return to Earth from a doomed spaceship, had dropped the final enticement. ‘The Church of the Allpoint, which I am forming today, will raise all of the money needed to create the new human colonies for those pioneers who desire a new life. With the money I have made from the production of nfab, I will construct a cathedral and a priory for the Church of the Allpoint adjacent to the nTussuto srl facilities that will be the headquarters of human migration to the stars. If you need work, there will be plenty to do.”</text:p>
                </text:list-item>
                <text:list-item>
                  <text:p text:style-name="P54">“On the next morning, Antonio Romano, the COO of nTussuto srl and a small group of company employees stood in any empty field not far from the company headquarters as job seekers from the ring of poor that lived outside the city made their way to the spot where the new cathedral would be erected. Most had no connection to nsilk and had heard about the news through the few of the poor who at one time might have been called middle class. They were not sure what they might find, but they had no other options, and so they formed a quiet queue and waited.” </text:p>
                </text:list-item>
                <text:list-item>
                  <text:p text:style-name="P17"><text:span text:style-name="T12">Excerpt from A Complete History of the Humanist Coalition: From Inception to Final Freedom, by Javier Guzmán</text:span></text:p>
                </text:list-item>
              </text:list>
            </text:list-item>
          </text:list>
        </text:list-item>
      </text:list>
      <text:p text:style-name="P1">Angelique Romano thought back to her previous trip to Florence to see Maria Morelli as her 1-pod navigated the streets around JFK International, one pod among thousands in a coordinated dance that resembled the intricate dance of ants in hive as a thousand different motions were accommodated without incident. Maria had been only thirteen at the time, but Angelique’s uncle, Antonio, had persuaded Angelique to meet the prodigal child who (he claimed) was about to change the world. Angelique had been skeptical, but the interview had been a good excuse to return home from London, where she had worked at the time, and so she had gone, and she had had her first encounter with nfab, the mind-controled nanofabric. She still had the nfab face mask Maria had given her then, its resting configuration being that of a slender silver necklace that hung from Anglique’s neck. </text:p>
      <text:p text:style-name="P1">As the pod swooped in and took a spot next to the curb, Angelique thought of a face mask, and the silver necklace turned fluid and flowed up from her neck in a film that coalesced into a black mask that complemented her black travel suit consisting of tee shirt, light jacket, slacks, and slippers. All of it was made of nfab, and because it could morph into any form necessary--formal, casual, even sexy should that unlikely configuration be needed--the only bag Angelique carried was a shoulder bag containing her toiletries and three small cubes of nfab that could form into a head covering, a rain parka, and pajamas. </text:p>
      <text:p text:style-name="P1">Wearing a face mask had become second nature to Angelique after repeated coronavirus pandemics, but the nfab variant made putting the mask on and taking it off a snap. As she worked her way through the gate security, the material turned transparent in response to a command from the gate agent android, who compared the face of the person in front of it with the stored image of that person’s passport. As a final and more rigorous check, Angelique’s nsilk responded to a request for a DNA confirmation of the person checking in. With everything approved, she moved into the airport proper and made her way to the gate for her flight. </text:p>
      <text:p text:style-name="P1">What had not changed was the monotony of international travel. In spite of the persistent rumors of hyperspeed jets being just around the corner over the last four decades, no real progress had been made on the much-ballyhooed return to supersonic travel: pushing commercial aircraft beyond the 343 meters per second of the sound barrier was still too expensive for any but the 0.1% to afford, and they had their own private supersonic jets, such as the semi-ballistic craft that made looping flights into space and had made any Earthly destination accessible in less than two hours. For the 99.9%, long distance travel remained the tedious subsonic slog that it had always been, which meant being trapped in a metal can for some ten-plus hours. </text:p>
      <text:p text:style-name="P1">The wonder that was nfab had at least stripped some of worry and tedium from the process. Interiors of planes were now coated with the new age fabric, and with each flight turnover the seat covers and cabin lining flowed out through one hose (carrying with it any trash and forgotten objects from the previous flight) and was replaced by a fresh, sanitized covering in less than five minutes time. The Lufthansa flight that Angelique was boarding was also equipped with the new elongated seats that were rotated back by the pilot once the flight was underway. Looking a bit like cots standing at a slight angle, these seats, beds really, provided head to toe support for passengers of all heights, along with a small, uniform-sized bin for personal items. During loading, the passenger leaned back against the surface of the seat, and the nfab covering conformed itself to the body of the passenger and gently lifted them to bring their feet off the floor. At the same time, ‘snakes’ of nfab extruded to form a secure lap belt and shoulder harness, and an outer sheath of the material covered the passenger from head to toe. In flight, the cabin of a nfab equipped plane looked like a cargo hold full of semi-upright mummies. </text:p>
      <text:p text:style-name="P1">For those who, for whatever reason, wanted to remain awake--perhaps to work or catch up on watching the latest television series or movies--the nfab cocoon could be opened to allow walking about and to visit the restroom--for those still not quite ready to pee and poop their pants and allow nfab to clean up the results, but there were no windows to look out of. Modern planes had no windows to ruin their sleek aerodynamic surfaces. The android pilots had no need of windows: all the data needed for flying the planet came from the many sensors on board and the connection to the net. And the passengers? They could, if they wished, view the world about the aircraft by connecting their nsilk to any of the many visual sensors that dotted the fuselage, but most only watched during take off and landing; the view during much of the passage across the Atlantic was quite often obscured by clouds and with little to see most found some other diversion. </text:p>
      <text:p text:style-name="P1">Angelique opted for the mild sedative that was available for those who chose it. A veteran wearer of nfab, she had long ago gotten over the embarrassment of soiling herself when there was no option--such as during a seven hour flight--and allowing her nfab clothing to break down the waste into its constituents. Here, on the plane, she knew that the nfab covering of the seat was designed to efficiently remove human waste, control odors, and even muffle unfortunate sounds, but it had still been difficult to break decades of training the first time she flew and allowed her body to do what bodies do. The sedative helped, and she slept, but her dreams had been about searching desperately for the bathroom, and she had woken up nervous about what kind of mess would be revealed when the nfab sheet unfurled. Today, she nodded off before the plane even rolled down the runway, and she dreamed of Tuscan food as the covering of her seat gently rolled her from one side to another throughout the flight to aid blood circulation. </text:p>
      <text:p text:style-name="P1">She arrived in Frankfurt feeling both refreshed and discombobulated in equal measures (another aspect of travel that never changes) and was mostly operating on auto-pilot as she wandered the industrial gray concourse in search of her flight to Florence, following the directions piped into her brain via her nsilk connection. When she found the right gate, the plane, one of the new regional <text:a xlink:type="simple" xlink:href="https://ntrs.nasa.gov/archive/nasa/casi.ntrs.nasa.gov/20180004729.pdf" text:style-name="ListLabel_20_10" text:visited-style-name="ListLabel_20_10"><text:span text:style-name="T3">E-VTOL craft</text:span></text:a>, was already in the process of boarding. She was scanned again, recognized, and told by one of the airline droids to proceed. After walking down the short ramp, she entered the plane, which held about seventy-five seats, most of which were taken. She found her seat near the back, stowed her shoulder bag in the assigned bin beneath the seat, and then leaned back against the surface of the seat and let the covering do its thing. This time, she declined the sedative and connected to one of the visual sensors beneath the craft. </text:p>
      <text:p text:style-name="P1">After being pushed back from the gate, the pilot rotated the thrusters to push the plane to one of the four VTOL landing and take-off spots that had been added to the airport in recent years. Moments later, the thrusters were rotated to lift position, and the craft rose from the ground to a thousand feet and then gradually picked up speed as the thrusters were rotated to flight position. From that point on, the flight was much the same as using a regional jet, but without the carbon emissions. It was also quieter, the dominant sound being the rush of air across the fuselage. </text:p>
      <text:p text:style-name="P1">This being an Italian aircraft, the coffee was above reproach. Sophia opened her nfab covering to free her head and arms when the breakfast service was announced, and she sipped a hot cappuccino and ate a cornetto with apricot jam as she mentally watched the terrain below from various camera feeds. Although the skies were now mostly clear, central Europe had been dusted with snow earlier in the morning, the roofs of the buildings making them look like sugar-frosted gingerbread houses in the bright sun. About an hour and a half after takeoff, the craft lowered itself onto the VTOL landing spot at Aeroporto di Firenze-Peretola, where the air was crisp but warming quickly. </text:p>
      <text:p text:style-name="P1">After disembarking, Angelique summoned a u-pod and was whisked away to her room at a hotel in the Oltrarno district, not far from the house where Maria Morelli lived. She could have stayed with her uncle Antonio--he had again suggested she visit to talk to the grown-up Maria who had just captivated the world with her miracle--but she was now working for the New York Times, and she wanted to keep the trip as business-like as possible as she sought an exclusive interview with Antonio’s boss and cultural hero: Maria Morelli, the founder and savant of the mysterious Church of the Allpoint that had gained of cult like following of millions in a matter of weeks. </text:p>
      <text:p text:style-name="P1">Small wonder. Like uncounted others, Angelique had watched the videos of Maria Morelli’s sudden appearance above the Arno River over and over, each time marveling at the imagery as the sole survivor from the first human-occupied FTL spaceship popped into existence, her arms outstretched to form a cruciform, her hands opening to release the two canaries that had also been on the ship. The religious connotations were overwhelming, and Maria Morelli had quickly risen to the status of a religious cult figure of the type that had not been seen since . . . Jesus Christ? </text:p>
      <text:p text:style-name="P1">Personally, Angelique had been agnostic since her teens, but she had been raised Catholic and she had felt a rare twinge of faith--or was it wishful thinking?--upon seeing several of the video recordings of the event, captured by tourists using their nsilk interfaces on that rainy day. Now, in a few hours, she would see the now-famous Dr. Morelli up close. If she could also get a quote from the enigmatic physicist, it might even pay for the cost of the trip, which was hard to get approval for in an era where social media and government ownership of the media had pretty much destroyed real news. </text:p>
      <text:p text:style-name="P1">It had taken no small amount of cajolery for Angelique to get the NYT to pop for the trip to Italy and a couple of nights in a hotel. Ultimately, she had sold the idea to her editor as a rare feel-good story in a world that had had very little to feel good about since democracy began its long decline in the early part of the twenty-first century. Maria Morelli was a heroic icon in a time when heroes had become rarities, a child genius who had become wealthy in her teens. By the time she entered the University of Padua, Maria was the face of a new generation of entrepreneurs who had forever changed how humans interacted with the net. And, then, she had topped even that achievement by making FLT travel a reality: nearby star systems were now purported to be days away rather than years. </text:p>
      <text:p text:style-name="P1">She also had an ace up her sleeve. Maria Morelli was no longer doing interviews with the press as she focused on the founding of the Church of the Allpoint, the cathedral complex of which was under construction south of the city, but Angelique’s cousin Paolo, now a priest, had suggested an enigmatic question to pose when close to Maria. It was an odd question, and even after gaining an understanding of its significance, she was unsure if she would pose it to Maria for fear that it might be insulting rather than inviting. She would make a decision when the moment came--if the moment came. </text:p>
      <text:p text:style-name="P1">The hotel was also close to the Pitti Palace, where the Duke of Florence resided, and where the Duke’s staff had approved Angelique’s visa request days prior to the trip. Her room was ready, so she inquired about Maria’s walking schedule; it was known that she walked to the cathedral construction site each afternoon, accompanied by one of her two androids. The desk android told her that Dr. Morelli usually took her airs about 2:30 pm; it was now nearly 1:00, so Angelique took the stairs to her room, unpacked her toiletries, and combed her hair. She then had a spritz <text:s/>at a streetside shop with a view of the wall surrounding Maria’s house and waited at her table on a chilly but beautiful Tuscan winter afternoon. </text:p>
      <text:p text:style-name="P1">Around 2:00 pm a crowd began slowly building, which was a reassuring sign that she had not missed the daily stroll of Maria Morelli. At first, the gathering had the air of a party, but as the clock swung closer to 2:30, the festivities became by measures subdued, until, by the time the brown robed figures of Maria and her android appeared at a gate that opened without fanfare onto the street, the gathering was quietly reverent. Those who had been waiting quietly followed Maria at a respectful distance as she walked south. </text:p>
      <text:p text:style-name="P1">Angelique worked her way to the front of the followers, where she was able to record nsilk images of the mostly silent procession as they walked through the city gates at Porto Romano and then up the winding path along Viale Machiavelli and Viale Galileo. In the street, vehicles rolled past quietly, their occupants sometimes taking notice of the procession and sometimes not. If you saw this everyday, Angelique imagined, it would become routine after a while, and it would lose whatever magic it had originally. Or perhaps the magic had become so strong that nobody wanted to sully it with banal remarks? The vibe was both reverent and eerie at the same time. </text:p>
      <text:p text:style-name="P1"><text:soft-page-break/>On the road alongside the procession of walkers, the stares of passengers in the many u-pods and d-pods, which made up the majority of the traffic, indicated that the magic was still stirring the souls of the onlookers. Even passengers in the larger u-pods, which mainly carried tourist groups, were cognizant of Maria Morelli, the occupants pressing their faces against the glass windows as the vehicles rolled by. </text:p>
      <text:p text:style-name="P1">They had not yet reached the crest of the road at San Miniato al Monte when Maria and the robots peeled off onto a newly constructed side road and headed south and down a grade. As they did so, most of the procession turned and began retracing its path back to where it had started. Whether they did so to give Maria privacy or because of some other reason was not clear, but fully three-quarters of the followers dropped off. Angelique stayed with the smaller pack of devotees, who continued to follow the woman who had become a living saint in the eyes of many, feeling somewhat relieved: with fewer observers, she was more likely to pop the question that had been suggested. </text:p>
      <text:p text:style-name="P1">After a few more minutes of walking and a final sharp bend, a construction site came into view, consisting of a large open space perhaps two hundred meters by three hundred meters that had been leveled, and around which a perimeter wall had been constructed. From zir vantage point uphill of the construction, Angelique could see structures, one of which was the bones of a large cathedral, the cross-section of its nave forming the shape of an enormous A. The scale of the structure was similar to that of the Cattedrale di Santa Maria del Fiore in the center of Florence. Another structure looked like a gothic-inspired take on a college dormitory, and Angelique guessed that it might be the priory for housing mendicants--the monks or nuns associated with the church. The road itself ended in a loop before a section of wall consisting of three stories of portico-fronted outer offices that faced an open space freshly planted with cypress trees. Here, the followers held back as Maria and her android moved towards the entryway and the complex beyond. </text:p>
      <text:p text:style-name="P1">Continuing for a few steps further, to give her distance from the rest of the followers, Angelique mustered her courage and asked the question she had been encouraged to ask: “Doctor Morelli, do you have a Mother Box?” she said loudly to the back of the striding Maria Morelli. </text:p>
      <text:p text:style-name="P1">Maria stopped immediately, as did her android. The woman Angelique had interviewed as a child then turned and stepped forward to Angelique, who was frantically hoping that she had not overstepped her bounds. But, she had a story to write, and her cousin, who claimed to know Maria well, suggested that the question was a key to starting a conversation with Dr. Morelli. </text:p>
      <text:p text:style-name="P1">“I know you!” Maria stated. “We spoke fifteen years ago. You are Antonio’s niece.”</text:p>
      <text:p text:style-name="P1">“Angelique Romano,” Angelique said with a nod. “I’m a reporter with the New York Times now.”</text:p>
      <text:p text:style-name="P1">“Of course you are,” Maria replied, with the barest trace of a smile. “Hmm. Are you familiar with the Mother Box, Angelique? Do you know what it is?” </text:p>
      <text:p text:style-name="P1">Under Maria Morelli’s penetrating gaze, Angelique blushed, but she had not come totally unprepared. She had done her research after speaking with her cousin. “The Mother Box is a fictional computer that tapped the energy of something called the <text:span text:style-name="T12">Source</text:span> to do miraculous things,” she replied. The response had the cadence of a primary school student repeating a new piece of knowledge, but it was a purposefully shortened response regarding a device that was, according to what Angelique had learned, a personal sentient supercomputer. She had even read a few of the New Gods comics from which the term had originated, but they had made her no wiser as to the specifics. She had decided to err on the side of being vague and patently ignorant of any nuance rather than completely wrong. </text:p>
      <text:p text:style-name="P1">The trace of a smile became a full grin. “Do you want to take a look inside?” Maria asked. </text:p>
      <text:p text:style-name="P85"><text:bookmark text:name="_3qxt4uzj4o6"/>5 New Religion START HERE</text:p>
      <text:p text:style-name="P1"><text:span text:style-name="T44">“Religion</text:span><text:span text:style-name="T45"> is a </text:span><text:a xlink:type="simple" xlink:href="https://en.wikipedia.org/wiki/Social_system" text:style-name="ListLabel_20_16" text:visited-style-name="ListLabel_20_16"><text:span text:style-name="T46">social</text:span></text:a><text:span text:style-name="T45">-</text:span><text:a xlink:type="simple" xlink:href="https://en.wikipedia.org/wiki/Cultural_system" text:style-name="ListLabel_20_16" text:visited-style-name="ListLabel_20_16"><text:span text:style-name="T46">cultural system</text:span></text:a><text:span text:style-name="T45"> of designated </text:span><text:a xlink:type="simple" xlink:href="https://en.wikipedia.org/wiki/Religious_behaviour" text:style-name="ListLabel_20_16" text:visited-style-name="ListLabel_20_16"><text:span text:style-name="T46">behaviors</text:span></text:a><text:span text:style-name="T45"> and practices, </text:span><text:a xlink:type="simple" xlink:href="https://en.wikipedia.org/wiki/Morality" text:style-name="ListLabel_20_16" text:visited-style-name="ListLabel_20_16"><text:span text:style-name="T46">morals</text:span></text:a><text:span text:style-name="T45">, </text:span><text:a xlink:type="simple" xlink:href="https://en.wikipedia.org/wiki/Worldview" text:style-name="ListLabel_20_16" text:visited-style-name="ListLabel_20_16"><text:span text:style-name="T46">worldviews</text:span></text:a><text:span text:style-name="T45">, </text:span><text:a xlink:type="simple" xlink:href="https://en.wikipedia.org/wiki/Religious_text" text:style-name="ListLabel_20_16" text:visited-style-name="ListLabel_20_16"><text:span text:style-name="T46">texts</text:span></text:a><text:span text:style-name="T45">, </text:span><text:a xlink:type="simple" xlink:href="https://en.wikipedia.org/wiki/Shrine" text:style-name="ListLabel_20_16" text:visited-style-name="ListLabel_20_16"><text:span text:style-name="T46">sanctified places</text:span></text:a><text:span text:style-name="T45">, </text:span><text:a xlink:type="simple" xlink:href="https://en.wikipedia.org/wiki/Prophecy" text:style-name="ListLabel_20_16" text:visited-style-name="ListLabel_20_16"><text:span text:style-name="T46">prophecies</text:span></text:a><text:span text:style-name="T45">, </text:span><text:a xlink:type="simple" xlink:href="https://en.wikipedia.org/wiki/Ethics_in_religion" text:style-name="ListLabel_20_16" text:visited-style-name="ListLabel_20_16"><text:span text:style-name="T46">ethics</text:span></text:a><text:span text:style-name="T45">, or </text:span><text:a xlink:type="simple" xlink:href="https://en.wikipedia.org/wiki/Religious_organization" text:style-name="ListLabel_20_16" text:visited-style-name="ListLabel_20_16"><text:span text:style-name="T46">organizations</text:span></text:a><text:span text:style-name="T45">, that relates humanity to </text:span><text:a xlink:type="simple" xlink:href="https://en.wikipedia.org/wiki/Supernatural" text:style-name="ListLabel_20_16" text:visited-style-name="ListLabel_20_16"><text:span text:style-name="T46">supernatural</text:span></text:a><text:span text:style-name="T45">, </text:span><text:a xlink:type="simple" xlink:href="https://en.wikipedia.org/wiki/Transcendence_(religion)" text:style-name="ListLabel_20_16" text:visited-style-name="ListLabel_20_16"><text:span text:style-name="T46">transcendental</text:span></text:a><text:span text:style-name="T45">, and </text:span><text:a xlink:type="simple" xlink:href="https://en.wikipedia.org/wiki/Spirituality" text:style-name="ListLabel_20_16" text:visited-style-name="ListLabel_20_16"><text:span text:style-name="T46">spiritual</text:span></text:a><text:span text:style-name="T45"> elements.</text:span><text:a xlink:type="simple" xlink:href="https://en.wikipedia.org/wiki/Religion#cite_note-1" text:style-name="ListLabel_20_17" text:visited-style-name="ListLabel_20_17"><text:span text:style-name="T47">[1]</text:span></text:a><text:span text:style-name="T45"> However, there is no scholarly consensus over what precisely constitutes a religion.</text:span><text:a xlink:type="simple" xlink:href="https://en.wikipedia.org/wiki/Religion#cite_note-2" text:style-name="ListLabel_20_17" text:visited-style-name="ListLabel_20_17"><text:span text:style-name="T47">[2]</text:span></text:a><text:a xlink:type="simple" xlink:href="https://en.wikipedia.org/wiki/Religion#cite_note-Nongbri-3" text:style-name="ListLabel_20_17" text:visited-style-name="ListLabel_20_17"><text:span text:style-name="T47">[3]</text:span></text:a>”</text:p>
      <text:p text:style-name="P1">Religion is the collection of stories we tell ourselves so that we can make sense of our existence. For most of us, these stories are passed down to us from our parents, who, in turn, learned the same stories from their parents, who learned the stories from their parents, and so forth. </text:p>
      <text:p text:style-name="P1">Stories that originate outside of our familiar, cultural line are typically called either mythologies or heresies. </text:p>
      <text:p text:style-name="P1"/>
      <text:p text:style-name="P1">“The real genius of Maria Morelli--exceeding even the discovery that every object in the universe is catalogued in a massive, and editable, database--was the insight to realize that knowledge about how the universe really works should never be revealed to the type of people who would use that knowledge for personal gain. Instead, Maria kept the knowledge to herself as she searched for those individuals she could trust, and she thought long and hard about how to keep her secret safe.”</text:p>
      <text:p text:style-name="P1">“In time, she came to realize that the best way to keep a secret is by keeping it in the open and proclaiming it to be a work of God, a miracle. The proclamation had the ring of truth; Maria had no idea who was maintaining the universe’s database--maybe it was God? But she needed to guard the secret of how that data could be manipulated using the device that her mother had invented, and there were only two such devices in existence: her mother’s original device, and Maria’s improved <text:span text:style-name="T12">zippy</text:span> device. </text:p>
      <text:p text:style-name="P1">Moreover, the only people who knew about these devices were the Russian crew of the Vespucci and her undergraduate college roommate. The Russians were no longer in a position to talk about anything. As for her roommate, well that was yet to be determined.”</text:p>
      <text:p text:style-name="P1">“And, so, Maria decided to found the Church of the Allpoint, which would be based upon the concept that the universe sprang from a single point and that it still acts as a single point, with everything connected. All it takes to move an object from one place to another is deep belief and the Power of Prayer. God will take care of the details.”</text:p>
      <text:p text:style-name="P1">Excerpt from A Complete History of the Humanist Coalition: From Inception to Final Freedom, by Javier Guzmán</text:p>
      <text:list xml:id="list70032363355417" text:continue-list="list70031932884793" text:style-name="WWNum8">
        <text:list-item>
          <text:list>
            <text:list-item>
              <text:p text:style-name="P94"><text:bookmark text:name="_ya0daq3iv88i"/>Chava 1</text:p>
            </text:list-item>
            <text:list-item>
              <text:p text:style-name="P31">“Without the tragic events associated with her mother’s receipt of nsilk, Maria’s discovery of the object database that underlies the universe might not have been made. Instead, Chava Katezenbogen-Morelli left behind an essential clue that would later enable her daughter to save herself from death and found the Church of the Allpoint. Maria would still encounter the monsters that zir mother had seen, but by the time she did so, she was much more adept at controlling the flood of information, and she understood who the monsters were.”</text:p>
            </text:list-item>
            <text:list-item>
              <text:p text:style-name="P18"><text:span text:style-name="T12">Excerpt from A Complete History of the Humanist Coalition: From Inception to Final Freedom, by Javier Guzmán</text:span></text:p>
            </text:list-item>
            <text:list-item>
              <text:p text:style-name="P31">In the year following his personal experiment with human grade nsilk, Giuseppe Morelli tweaked the formula in his secret workshop to make the post-installation transition less overwhelming, and he added <text:s/>a capability to deliver periodic updates without the necessity of removing the original nsilk, because removing the implant from a human brain would be impossible with the current state of the technology. Perhaps, in some future upgrade, the nsilk substrate might be configured to return to a liquid state by some trigger, but there would still need to be some mechanism to draw it back out of the skull in a manner that would not cause damage. </text:p>
            </text:list-item>
            <text:list-item>
              <text:p text:style-name="P31">He briefly toyed with the idea of replacing a human brain with an Asimovic brain, going so far as to meet with two prominent Spanish neurosurgeons who were close and trusted friends of Antonio Romano to discuss this option, but all agreed that there were still too many unknowns to take that huge step. He did, however, inject Antonio and the two doctors with nsilk, and the three of them became the test subjects for future tweaks in the technology and the distribution of updates. </text:p>
            </text:list-item>
            <text:list-item>
              <text:p text:style-name="P31">When it became clear that nsilk posed no health risk, Giuseppe and his small team also began to surreptitiously install nsilk in other individuals who they believed could be trusted to provide feedback without alerting the authorities. Governments would naturally object to such freelance experimentation without many years of testing, but Giuseppe worried even more about his brother, Marco, who would surely want to sell nsilk at the highest possible price, which would ensure that only the wealthy would benefit from a direct connection to the net--in much the same way that only the wealthy could afford to purchase the Ganymede androids. To subvert the natural tendency of the market to initially offer up nsilk only to the rich, Giuseppe intended to keep the existence of a human-grade product a secret for as long as he could, and he would attempt to set a market price that would enable even the ???</text:p>
            </text:list-item>
            <text:list-item>
              <text:p text:style-name="P31">Giuseppe would </text:p>
            </text:list-item>
            <text:list-item>
              <text:p text:style-name="P31">The two spanish neurosurgeons--Izabel and Mateo Guzmán--would set up pop-up clinics throughout Europe where the procedure could be performed, and they would initially use word-of-mouth to find others willing to adopt nsilk. In time, word-of-mouth communication was replaced by nsilk dm as the circle of users grew larger, and, in time the Guzmán’s moved to Mexico to continue their work. </text:p>
            </text:list-item>
            <text:list-item>
              <text:p text:style-name="P31">By then, </text:p>
            </text:list-item>
            <text:list-item>
              <text:p text:style-name="P53"/>
            </text:list-item>
            <text:list-item>
              <text:p text:style-name="P31"><text:soft-page-break/>Toward the end of the first year, Maria Morelli is born, and Chava Katzenellenbogen-Morelli’s personality changes to become more prone to large and unpredictable swings in mood that threaten the marriage. During this time, Giuseppe becomes closer with childhood friend, Antonio Romano, whose wife died during the fifth coronavirus pandemic, shortly after the birth of Paolo Romano.</text:p>
            </text:list-item>
            <text:list-item>
              <text:p text:style-name="P103"><text:bookmark text:name="_anayd8ibly1n"/>Chava yearns for nsilk</text:p>
            </text:list-item>
            <text:list-item>
              <text:p text:style-name="P31">Among the changes in Chava following the birth of Maria are a yearning for nsilk for <text:s/>zirself, and a horror that nsilk should be given to zir daughter:</text:p>
            </text:list-item>
            <text:list-item>
              <text:p text:style-name="P31">“If it is so safe, then I should have it too,” Chava insisted, fixing Giuseppe with the look against which ze had no power. Rights for women have been rolled back worldwide, so, at the very last, we should be among those who get to connect to the net directly!”</text:p>
            </text:list-item>
            <text:list-item>
              <text:p text:style-name="P31">Not sure that ze saw the logic according to which having an nsilk connection made up for a loss of personal rights and freedoms, Giuseppe nevertheless felt ready to have somebody else join him in using nsilk, and who better than zir wife? ze would then be able to interact with zir and get zir impressions of the product as ze grew closer to the time when ze would announce the existence of human nsilk to zir brother as a fait accompli. </text:p>
            </text:list-item>
            <text:list-item>
              <text:p text:style-name="P31">“Okay,” Giuseppe agreed. “We should do the procedure over a long weekend, starting on a Friday, so that you have ample time to adjust before you go back to Padua for your work.”</text:p>
            </text:list-item>
            <text:list-item>
              <text:p text:style-name="P31">Monday April 25 2039</text:p>
            </text:list-item>
            <text:list-item>
              <text:p text:style-name="P31">“Monday, two weeks from now is Liberation Day,” Chava said, referring to the day celebrated as the end of rule by the fascist dictator Mussilini in Italy and Nazi occupation during WWII. “I will take time off from work the Friday before. We’ll do it then.”</text:p>
            </text:list-item>
            <text:list-item>
              <text:p text:style-name="P31">Giuseppe nodded. “D’accordo.”</text:p>
            </text:list-item>
            <text:list-item>
              <text:p text:style-name="P31">On the morning of the procedure, Giuseppe and Chava left Sophia to look after Maria who had just turned two years old, and they strolled to Giuseppe’s AutomaIT workshop together, with the other android, Roberto, following. <text:s/>The day was cool, but the rains of spring were slanting down, and the flora along the path were gratefully soaking it up; here and there were hits of fragrant magnolia along with glimpses of wysteria, daffodils, and tulips, and it would not be much longer before the irises and roses were in bloom. Now and then Giuseppe would take Chava’s hand, and they would smile at each other, their faces framed by the hoods of their rain parkas, the perfect picture of young lovers. </text:p>
            </text:list-item>
            <text:list-item>
              <text:p text:style-name="P31">Because of the coming holiday, many AutomaIT workers had taken the day off, and there would be no androids to be given nsilk; Giuseppe and Chava, along with Roberto, would have the place to themselves. And, of course, there were the dachshunds, who still lived at the workshop and who eagerly awaited Giuseppe’s every arrival with great enthusiasm; today, they came running out as soon as they heard the door open, their nails clicking on the stone floor as they scampered about the two humans and the android, issuing the nsilk direct messages that they had learned to issue. Polpetto was the first to speak. </text:p>
            </text:list-item>
            <text:list-item>
              <text:p text:style-name="P31">[Polpetto: hungry!]</text:p>
            </text:list-item>
            <text:list-item>
              <text:p text:style-name="P31">[Giuseppe: Yes, little Polpetto. You are always hungry!] ze looked around and added, [Is anybody else hungry?]</text:p>
            </text:list-item>
            <text:list-item>
              <text:p text:style-name="P31">[Alberta: Me! Me!]</text:p>
            </text:list-item>
            <text:list-item>
              <text:p text:style-name="P31">[Sienna: Me!]</text:p>
            </text:list-item>
            <text:list-item>
              <text:p text:style-name="P31">In the next moment, all five of the little dogs, including Enrico and Fritz, were frantically signaling their great hunger, as if Roberto had not already been here to the workshop earlier that morning to feed them. </text:p>
            </text:list-item>
            <text:list-item>
              <text:p text:style-name="P31">[Giuseppe: Okay, okay! A little snack perhaps.]</text:p>
            </text:list-item>
            <text:list-item>
              <text:p text:style-name="P31">Chava made a clicking noise with zir tongue. “You’ll make them fat, Giuseppe!”</text:p>
            </text:list-item>
            <text:list-item>
              <text:p text:style-name="P31">Giuseppe shrugged. “They are already fat,” ze admitted. “But they are happy.” ze clapped zir hands together and wandered off to the dog’s food cupboard, five little wagging tails on five little bottoms clicking along after him. </text:p>
            </text:list-item>
            <text:list-item>
              <text:p text:style-name="P31">Chava wandered over to the chair where the nsilk procedure was performed. It had the look of a piece of medical equipment: gleaming, sterile, perhaps a bit colder than it needed to be, and Chava had a momentary shiver as ze thought of <text:s/>zirself lying there with two tiny holes in zir head through which the nsilk fluid would flow. </text:p>
            </text:list-item>
            <text:list-item>
              <text:p text:style-name="P31">“Giuseppe has greatly improved the procedure since ze experienced it <text:s/>zirself,” Roberto assured her. “I do not think you will experience any discomfort.”</text:p>
            </text:list-item>
            <text:list-item>
              <text:p text:style-name="P31">Chava turned and regarded the android, who along with Sophia had become a fixture of their household. ‘He’ was about a meter and a half tall, and ze had the form of a human: two legs with human-looking feet, knees, a torso with an athletic build, two muscular arms terminating in five-fingered hands, a slender neck, and an oval head in which two blue ovals indicated where zir visual sensors were located. ze did not have either a mouth or a nose, and ze was covered in pewter-colored ‘skin’ that hid zir internal workings, but for all that ze was different from a human ze had become human in Chava’s mind, and ze could not help reaching out to touch zir arm in gratitude.</text:p>
            </text:list-item>
            <text:list-item>
              <text:p text:style-name="P31">“Thank you, Roberto. Your works comfort me greatly.”</text:p>
            </text:list-item>
            <text:list-item>
              <text:p text:style-name="P31">Roberto nodded in acknowledgement, and then Giuseppe reappeared, zir retinue of happy dachshunds in tow. </text:p>
            </text:list-item>
            <text:list-item>
              <text:p text:style-name="P31">“Well,” ze said, rubbing zir hands together, “Shall we proceed?”</text:p>
            </text:list-item>
            <text:list-item>
              <text:p text:style-name="P31">As Roberto had already explained, Giuseppe had improved the procedure since zir initial experience, and it was over before Chava had any time to worry about it. The incisions were tiny, and whatever discomfort there might have been was curtailed by the numbing agent Roberto applied first. Ze thought ze felt warmth as the thin film of nsilk spread in the space between zir brain and the inside of zir skull, but perhaps that was just zir imagination? Finally, and there was no imagining this time, the tail of fluid formed a coiled antenna that Chava could feel with zir fingertips.</text:p>
            </text:list-item>
            <text:list-item>
              <text:p text:style-name="P31">“Okay,” said Giuseppe, “Should we head back home?”</text:p>
            </text:list-item>
            <text:list-item>
              <text:p text:style-name="P31">“Is that safe?” Chava wondered. “Won’t I feel dizzy or sick?”</text:p>
            </text:list-item>
            <text:list-item>
              <text:p text:style-name="P31">“Ah, no,” Giusepped replied with a slight chuckle. “The active elements of the nsilk will come online gradually over the next few days. You won’t experience the sensation of sudden information overload that I did, and even the entry holes are much smaller. The only thing that would make it easier would be if your fontanelles were still open. For a two-year-old, like Maria, the anterior fontanel is still open, and ze . . .”</text:p>
            </text:list-item>
            <text:list-item>
              <text:p text:style-name="P31">“Giuseppe!” Chava shouted. “Surely you are not thinking of injecting our own daughter with your fluid! Tell me you are not!”</text:p>
            </text:list-item>
          </text:list>
        </text:list-item>
        <text:list-item>
          <text:p text:style-name="P31"><text:soft-page-break/>“No, of course not,” Giuseppe lied. ze was not thinking of doing it--he had already done it, and ze had hoped to surprise Chava with the results, but now ze had second thoughts about doing so. ze would tell zir wife later, when the time was right. “But I think ze would adapt well; I’ll explain it to you on the way back.”</text:p>
        </text:list-item>
        <text:list-item>
          <text:p text:style-name="P31">However, no amount of explanation could calm Chava’s anxieties regarding the injection of nsilk into the head of zir daughter, and by the time they arrived at the Porta Romana, ze changed the subject and began talking about what Chava would be experiencing soon as zir nsilk slowly came up to working speed.</text:p>
        </text:list-item>
        <text:list-item>
          <text:p text:style-name="P94"><text:bookmark text:name="_1si02ur9a0jb"/>Chava 2</text:p>
          <text:list>
            <text:list-item>
              <text:p text:style-name="P31">“Giuseppe had no way of knowing that the zero point energy probe, when channeling the energy of the vacuum, would greatly broaden the nsilk connection, bringing to the wearer a universal database that was still unknown and connection to a much broader net. It would also reveal the existence of non-human languages and data and documents collected by non-human minds. For some, such as Chava Katzenellenbogen-Morelli, the sudden realization that the universe is not at all as it appears to be would prove to be so unbearable as to make it almost impossible to continue living.”</text:p>
            </text:list-item>
            <text:list-item>
              <text:p text:style-name="P31">“What tipped Chava over the edge was the knowledge that her own daughter might be vulnerable.”</text:p>
            </text:list-item>
            <text:list-item>
              <text:p text:style-name="P18"><text:span text:style-name="T12">Excerpt from A Complete History of the Humanist Coalition: From Inception to Final Freedom, by Javier Guzmán</text:span></text:p>
            </text:list-item>
            <text:list-item>
              <text:p text:style-name="P31">After a weekend at home in Florence, Dr. Chava Katzenellenbogen-Morelli left in the early morning hours for the short flight north to her work in Padua. She kissed Giuseppe goodby as he shaved, and she then slipped into Maria’s bedroom to kiss the cheek of her two-year-old daughter. Maria smelled of the newness of the spring that was awakening across Tuscany as a steady rain pelted down outside for the fifth straight day. The first daffodils had opened their sleepy heads weeks earlier, and now the tulips in the planters lining the front door were blossoming as Chava stepped outside, pulled up the hood of her parka, and entered the u-pod that took her to the Aeroporto di Firenze-Peretola where she boarded a regional jet for the short hop to Padua.</text:p>
            </text:list-item>
            <text:list-item>
              <text:p text:style-name="P31">During the flight between cities, she explored the net using the nsilk interface Giuseppe had given her late Friday afternoon. It had been two years since he himself had become the first human outfitted with nsilk, and during that time he had made several enhancements to the embedded software that made the transition easier for Chava. One such enhancement was to slow the presentation of information to reduce the feeling of nausea, especially when scrolling among data results; still, Chava had the feeling of standing in front of a firehose of data while riding a roller coaster when using nsilk rather than her laptop computer or phone. The rush of information was still shocking at first, and it took several hours for her to get used to it. </text:p>
            </text:list-item>
            <text:list-item>
              <text:p text:style-name="P31">Another innovation in the use of nsilk had been a reduction in the size of the two holes drilled for injection of the nsilk fluid. Chava had no desire to have her head shaved, as her husband had for his procedure, and she was greatly relieved to learn that the process had been tuned to require shaving a small area--about the diameter of a small coin-- around each injection point; it would take a minute inspection to determine that any of Chava’s dark brown hair had been removed and that she was the second person on Earth to use nsilk. In spite of a slight headache after two days of use, it was exciting to be an early adopter of a technology likely to forever change how humanity connected to the datasphere. She was happy for her husband, and the family celebrated with Bistecca alla Fiorentina at a favorite restaurant close to the river. </text:p>
            </text:list-item>
            <text:list-item>
              <text:p text:style-name="P31">This Monday morning, Chava found having nsilk a major convenience. It was a treat to sit, without a laptop or phone, and read the daily news stories--the pages visible in a window of her mind--while staring at nothing in particular. One part of Chava’s mind was looking out the window of the jet at the red-roofed buildings passing by below as another part of her mind skimmed through the stories of La Nazione, Florence’s oldest newspaper. The front page presented a story about lessons learned from the latest coronavirus that had swept through Italy the year before; ever since Covid-19, in 2020, Italians had gotten better at handling each new pandemic, but the collapse of the republic into regional dukedoms had made coordination more difficult recently--even her trip to Padua required a special visa for entry--and there had been issues with critical supplies crossing jurisdictions without the guidance of a strong international organization at the helm. After the collapse of the United Nations, and the World Health Organization, individual government entities were working on their own, and there had been many problems with getting everybody onto the same page.</text:p>
            </text:list-item>
            <text:list-item>
              <text:p text:style-name="P31">Ironically, the story was accompanied by an opinion piece calling for the restoration of the Italian Republic. La Nazione had been founded by Bettino Ricasoli in 1859 as a journal that called for a united Italy. Now, midway through the twenty-first century, the newspaper was once again issuing a clarion call to bring Italy’s fragmented feudal systems into a cohesive whole only a handful of years following their separation. </text:p>
            </text:list-item>
            <text:list-item>
              <text:p text:style-name="P31">The world news was, of course, dominated by the continuing painful transition of the former United States of America into the seven federations into which the former superpower had split. Pacifica and New America, consisting of the west and east coastal states seemed to be doing the best economically at this point, but all of the federations were struggling with the reality of hard borders and trade deals that had never before existed in the great expanse of land between the Atlantic and the Pacific. Chava, who had relatives in both New York and California, had never understood how such a massive country with so many cultural and social divisions could be ruled democratically, but the Americans had held everything together until the Great Desolation and the murder-suicide of its last elected president and vice-president tore the nation apart. </text:p>
            </text:list-item>
            <text:list-item>
              <text:p text:style-name="P31">After disembarking in Padua, Chava summoned a u-pod and traveled to the university where she was a professor of physics. Here too, the rain was falling steadily, as it had since the previous Thursday when moisture from the convergence of a tropical storm in the Atlantic and a Mediterranean hurricane moved slowly across the Italian peninsula. Already there were fears that cities across the region would face flooding not seen since 1966, when Venice was inundated and more than a hundred people died in Florence as the Arno topped its banks and water spread into the surrounding streets and piazzas. Around the Basilica di Santa Croce, an easy walk from the Morelli house, the waters had risen to three meters, floating furniture in the Franciscan cathedral where the remains of Michelangelo were interred (as well as those of Galileo and Machiavelli), and smashing debris into the lower level of the Ponte Vecchio. With a thought, Chava came across a 1966 photo of the Arno taken from a high point overlooking the city--probably the Piazzale Michelangelo--in which people huddled under umbrellas looked down on a swollen river that had erased the sidewalks and streets of the city. The photo gave her a shiver as she thought of her family, and she wondered if she was doing the right thing to be here, but in the next instant she realized that what she was doing here was also of great importance. </text:p>
            </text:list-item>
            <text:list-item>
              <text:p text:style-name="P31">Just before arriving, Chava checked her most recent work communications, which included an announcement for a physics department meeting in the afternoon that would interrupt Chava’s work on her personal research project and would likely consume much of the rest of the day. She groaned inwardly. She had returned on a Monday even though she had no classes to teach so that she could make more progress on her pet project. Now, she would lose half the day to discussions about budgets or other equally boring topics, and it would be difficult to get back into a workflow afterwards because people would want to get together and do the social things that people liked to do after being together for hours. She sighed. It was always a difficult transition back to the work week in Padua. Chava hated leaving Giuseppe and her precious Maria, but she also loved the work she was doing at the University, and she liked nothing better than being able to push the world aside and focus on a hard challenge. Some days, plans don’t work as expected. </text:p>
            </text:list-item>
            <text:list-item>
              <text:p text:style-name="P31">Renowned for her knowledge of tensor mathematics, Chava was building an international reputation for her work on understanding the fluctuating fields that produce what is known as Zero Point Energy, the energy that remains even when quantum systems are in their lowest energy state, and it was this understanding that had led to her project to attempt to replicate the <text:span text:style-name="T12">Moray Valve</text:span> purportedly crafted by a man in Salt Lake City in the early twentieth century. History had stamped Moray as a crackpot, and it was likely that this categorization was true, but after reading the writings of his son, who suggested that Moray himself had not fully understand how his valve worked, Chava began to wonder if Moray might have stumbled onto something after all: a way to tap ZPE.</text:p>
            </text:list-item>
            <text:list-item>
              <text:p text:style-name="P31">Even in the darkest cold of space, where it might be assumed that there is no energy to tap, at the quantum level space is a froth of particles being formed and destroyed in a manner that negates the axiom that something cannot come from nothing. On the contrary, something is coming from nothing all the time--we just don’t see it because of the tiny scale at which it occurs: a quark, one of the particles that join together in threes to create sub-atomic particles, such as protons and neutrons, is 1.6 x 10-17 meters in diameter; the Planck length is 1.6 x 10-35 meters. At this level, space-time itself is a foam of creation and destruction, and there has been speculation that tapping the energy of this quantum foam, if possible, could provide a virtually limitless source of power. Also known as vacuum energy, or the energy of the void, zero point energy has been estimated by some physicists, notably John Wheeler and Richard Feynman, to have a greater energy density an order of magnitude greater than nuclear energy. If true, then space itself could be a source of near-boundless energy. </text:p>
            </text:list-item>
            <text:list-item>
              <text:p text:style-name="P31">Zero point energy had revived a concept that had died with the findings of Michelson and Morley, who failed to prove the existence of the aether presumed to fill empty space and thereby cast any notion of some substance filling the void of space to the pile of discarded theories. However, dreams are not so easily discarded, and the idea of harnessing an energy contained by space itself persisted, with Nicola Tesla suggesting, in the late nineteenth century, that energy could be extracted from the aether that was presumed to fill space; Tesla died, nearly penniless, and an investigation of his belongings by John G. Trump, a professor of electrical engineering at MIT--and the uncle of the man who would decades later exploit the explosive divisiness of Americans to gain the presidency--concluded that Tesla’s ‘thoughts and efforts during at least the past 15 years were primarily of a speculative, philosophical, and somewhat promotional character often concerned with the production and wireless transmission of power; but did not include new, sound, workable principles or methods for realizing such results.’ </text:p>
            </text:list-item>
            <text:list-item>
              <text:p text:style-name="P31">Some three or four decades later, Dr. T. Henry Moray of Salt Lake City, Utah, began demonstrating something called a Radiant Energy Device, which was claimed to produce 50 kilowatts of power pulled from the air. On one occasion, the device ran for 157 hours without any connection to any kind of traditional power source. </text:p>
            </text:list-item>
            <text:list-item>
              <text:p text:style-name="P31">At the heart of the device was a critical piece that Dr. Moray would take from his pocket and insert himself, never allowing any observer to examine it closely: the Moray Valve. Describing the function of the valve as being like a one-way gate that allowed energy to flow in one direction--from the sea of high-energy fluctuations of surrounding space--to the device, the valve provided the tap that channeled energy from space to a system of circuits (the Radiant Energy Device) that could power a bank of light bulbs or heat an ironing device. Purportedly, Dr. Moray was able to produce this power even in remote locations far from any power generator or transmission lines, using only an antenna and a ground made of pipe that was pounded into the earth. Documents indicated that the device could produce power for several days until components burned out or the device lost its focus. </text:p>
            </text:list-item>
            <text:list-item>
              <text:p text:style-name="P31">In the diagrams Chava had seen in the available archives, the Moray Valve consisted of a spherical metal casing with lumps of bismuth, tin, and doped germanium placed near the inner surface on one side. However, in the book <text:span text:style-name="T39">The Sea of Energy in Which the Earth Floats</text:span>, written by Moray’s son, John, an excerpt from one of his father’s notebooks spoke of “a material from a railroad car at Abisco, Sweden the previous summer, and material from the side of a hill,” which the elder Moray supposedly took back to Utah to create a ‘detector’ for his energy machine. The notebook quotation did not specify the exact nature of these two materials, but there were many net articles whose authors had speculated on one being a radio crystal and the other some type of quartz. The next sentence from the father’s notebook stated that, “Tests indicated that this soft, white stone-like substance might make a good “valve-like detector,” but it remained unclear whether the white stone was the material found in a rail car or the material found on a hillside. Unfortunately, the book was short on technical details, focusing more on Dr. Moray’s problems with getting a patent for his devices and on his unfortunate dealings with would-be business partners and purported attempts on his life by agents of either the United States government, Russian Communists, or both. </text:p>
            </text:list-item>
            <text:list-item>
              <text:p text:style-name="P31">To find the ‘soft, white stone-like substance,’ Chava traveled to Uppsala, Sweden, where Moray, a member of the Church of Latter Day Saints, had served on a mission in 1912. It was here where Moray had found the two materials he later used to create his detector, and it was here where Chava found many similar materials, all of which she boxed up and had shipped back to her laboratory in Padua. There, she used the materials to create solid state components for a probe she hoped might reveal the detailed structure of the quantum foam. </text:p>
            </text:list-item>
            <text:list-item>
              <text:p text:style-name="P31">She had already tried twenty-seven combinations in an attempt to recreate the Moray Valve, but none had worked. Today, she was down to the last three possible combinations, and she was determined to complete at least one trial before the day was interrupted by the departmental meeting. Even as the single seat u-pod rolled through the university streets toward Chava’s laboratory, she reached out to her lab’s AutomaIT android, Isabella, using the nsilk dm protocol now at zir disposal. </text:p>
            </text:list-item>
            <text:list-item>
              <text:p text:style-name="P31">[Chava: Isabella, connect the ZPE probe with valve combination twenty-eight to the test circuit.]</text:p>
            </text:list-item>
            <text:list-item>
              <text:p text:style-name="P31">The reply came immediately. </text:p>
            </text:list-item>
            <text:list-item>
              <text:p text:style-name="P31">[Isabella: I am complying.]</text:p>
            </text:list-item>
            <text:list-item>
              <text:p text:style-name="P31">Isabella, whose fingers were more nimble and precise than any human’s did as directed, and she was just finishing by the time Chava swept into the laboratory, shedding her parka outside door, giving it a quick shake, and hanging it on one of the coat hooks before donning clean room gear and passing through the airlock. The clock above the door showed that it was 8:32 am.</text:p>
            </text:list-item>
            <text:list-item>
              <text:p text:style-name="P31">[Isabella: The probe is ready for activation.]</text:p>
            </text:list-item>
            <text:list-item>
              <text:p text:style-name="P31">[Chava: Thank you, Isabella.]</text:p>
            </text:list-item>
            <text:list-item>
              <text:p text:style-name="P31">The expression of gratitude was wasted on the android, but Chava nevertheless felt the need to express her gratitude, which included a measure of gratitude for not being peppered with questions about her new ability to communicate without speaking. Androids accept the world as it is; they don’t waste precious time questioning everything that is different. </text:p>
            </text:list-item>
          </text:list>
        </text:list-item>
      </text:list>
      <text:p text:style-name="P1">The tiny probe in the center of the device was now in position to be activated by [some magic]. Chava [did the magic.]</text:p>
      <text:list xml:id="list70031917482971" text:continue-numbering="true" text:style-name="WWNum8">
        <text:list-item>
          <text:list>
            <text:list-item>
              <text:p text:style-name="P31"><text:soft-page-break/>In the next instant, Chava felt the universe explode in her head, and she was unable to do anything other than gasp in a mixture of surprise, shock, and terror. In her mind’s eye, she saw the entirety of creation, and she sensed the scale of it, from the smallest objects to the largest, in a manner that the human mind is not at all equipped to handle. In an old science fiction story she had once enjoyed, a satirical piece by Douglas Adams, a man invents a device called a <text:span text:style-name="T12">Total Perspective Vortex</text:span> that provides the person standing in it an instant understanding of their relationship to the enormity of the universe; as it turned out, the experience was so demoralizing that users of the device dropped dead, and the Total Perspective Vortex came to be used as an instrument of capital punishment. In Adams’ story, the telling was humorous. In Chava’s experience, the effect was pure, unadulterated terror. </text:p>
            </text:list-item>
            <text:list-item>
              <text:p text:style-name="P31">If using nsilk for the first time felt like standing in the path of a firehose, this experience was like suddenly finding yourself in a wind-tossed ocean under night skies. All around Chava great waves of information rose and fell, crashing together and threatening to drown her. Not only was she connected to the Earthly net--the unvoiced question <text:span text:style-name="T12">How big is this</text:span>? resulted in a response of ‘25 billion pages and growing for the Earth component; the alien component is not yet indexed’--she was also connected to networks far beyond Earth, the local solar system, and the Milky Way. She was connected, in a way that made no sense, to networks at the fringe of the universe, where . . . No. It made no sense. What she saw just beyond the fringe made no sense. It could not be. </text:p>
            </text:list-item>
            <text:list-item>
              <text:p text:style-name="P31">Her mind pulled back into the shell of what it was comfortable allowing to exist. Like a turtle’s head pulling back when overwhelmed by surprise, her mind retreated to what it could handle. Here, in the confines of the Earthly net, Chava could cope. Here, Chava could pretend that she had not just seen or experienced what ze had just seen. </text:p>
            </text:list-item>
            <text:list-item>
              <text:p text:style-name="P31">Outside the confines of the Earthly net, the sound was deafening. Waves of information were crashing all around her, she could feel their pounding on the extremities of her awareness, but she gritted zir teeth and willed them, for now, to stay out. But it was more than just the waves, it was more than the relentless pressure of the data equivalent of a thousand thousand Victoria Falls cascading upon her consciousness: there were other beings there, monstrous beings, and they were all instantly aware of Chava’s presence, just as she was instantly aware of theirs. They were shouting at Chava, screaming in incomprehensible languages whose words had no meaning to her, but whose intent was clear and unmistakable: Stay out! Go away! You are an intruder! You will die, and all who you know will die with you!</text:p>
            </text:list-item>
            <text:list-item>
              <text:p text:style-name="P31">In a fleeting moment of clarity, Chava deactivated her nsilk interface, and the voice and the waves of data were stilled. She fell to her knees and her mind turned black.</text:p>
            </text:list-item>
            <text:list-item>
              <text:p text:style-name="P94"><text:bookmark text:name="_449hulgwg20n"/>Chava 3 </text:p>
            </text:list-item>
            <text:list-item>
              <text:p text:style-name="P31">When Chava woke with a start, Isabella was standing over her, her gun-metal gray head with two pale ovals canted downard in Chava’s direction. </text:p>
            </text:list-item>
          </text:list>
        </text:list-item>
        <text:list-item>
          <text:p text:style-name="P31">“Do you need help?” the android asked. “Should I call a paramedic?”</text:p>
        </text:list-item>
        <text:list-item>
          <text:p text:style-name="P31">“What time is it? How long was I out?” Chava asked. </text:p>
        </text:list-item>
        <text:list-item>
          <text:p text:style-name="P31">“It is 8:35 am,” Isabella responded. “You were uncommunicative for twenty five seconds. Should I call a paramedic? You may be injured.”</text:p>
        </text:list-item>
        <text:list-item>
          <text:p text:style-name="P31">Chava waved the question away. “I’m fine,” she said. “I just blacked out for a moment. I’m okay.”</text:p>
        </text:list-item>
        <text:list-item>
          <text:p text:style-name="P31">“You are leaking fluid,” Isabella said. </text:p>
          <text:list>
            <text:list-item>
              <text:p text:style-name="P31">Chava looked down the length of her torso and realized that she had soiled herself. In spite of the terror that still gripped her, she was embarrassed and rose quickly to exit the lab and clean <text:s/>herself up before anybody could find zir this way. </text:p>
            </text:list-item>
          </text:list>
        </text:list-item>
      </text:list>
      <text:p text:style-name="P1">Fortunately, the building in which her laboratory was located had a locker room, where Chava kept several changes of clothes in a private closet, and a shower. Checking to make sure nobody else was about, Chava slipped into the shower, her clothes still on, and she cleansed herself, removing articles of clothing and rinsing them out as the hot water brought back a sense of feeling to replace the numbness that had invaded her. Slowly, her gasping turned to breathing, and her heartbeat, which had been racing as though she had run a sprint, slowed to normal. She placed her trembling hands on the wall of the shower in front of her and leaned into it, as another wave of blackness crept closer. She lowered her head and vomited until there was nothing left but dry heaves, and the blackness cleared. </text:p>
      <text:list xml:id="list70032064237174" text:continue-numbering="true" text:style-name="WWNum8">
        <text:list-item>
          <text:list>
            <text:list-item>
              <text:p text:style-name="P31">When she was finished, Chava turned off the water, gathered up her sodden clothes, and carried them to her closet. Inside, on the floor, was a plastic hamper into which she dumped the wet clothing. She then selected clean clothing from the hangers above, took them to one of the dressing cubicles, and pulled the curtain closed. She sat on the short wooden bench and shivered, her arms wrapped around her torso. Tentatively, she activated her nsilk and reached out, first to Isabella. </text:p>
            </text:list-item>
            <text:list-item>
              <text:p text:style-name="P31">[Chava: Is the probe still active?]</text:p>
            </text:list-item>
            <text:list-item>
              <text:p text:style-name="P31">[Isabella: Yes. Should I deactivate it? Do you need assistance?]</text:p>
            </text:list-item>
            <text:list-item>
              <text:p text:style-name="P31">[Chava: Thank you. No. Let it continue in active mode; we can test it’s durability for the remainder of the day. I am okay. I will be finished shortly.]</text:p>
            </text:list-item>
            <text:list-item>
              <text:p text:style-name="P31">For a moment, she toyed with the idea of reaching out to Giuseppe, to see if he had had a similar experience when using nsilk, but she wasn’t sure how to describe what she had just experienced, nor was she sure if she was out of the range of the ZPE probe. In fact, she wasn’t even sure that she knew herself what she had experienced, or if it was even real. Was it? Or was it just some illness manifesting itself, just by coincidence, at the moment the ZPE probe was activated for the first time. </text:p>
            </text:list-item>
            <text:list-item>
              <text:p text:style-name="P31"><text:span text:style-name="T12">Do you believe in coincidences, Chava</text:span>? she asked herself. <text:span text:style-name="T12">And how do you feel now? </text:span>The answers were <text:span text:style-name="T12">No!</text:span> and <text:span text:style-name="T12">Fine</text:span>. At the moment, she was shaken by her experience and her lingering memories of the experience, but she otherwise felt fine. There was nothing wrong with her, and if there were something wrong with her, the problem would manifest itself again. To make sure nothing was wrong with her, Chava would make an appointment with a friend, a teaching physician at the university’s school of medicine, for a thorough checkup. In the meantime, she would simply take things easy, starting with attending the Physics Department meeting slated to start in a few hours, and then relaxing with fellow instructors. </text:p>
            </text:list-item>
            <text:list-item>
              <text:p text:style-name="P31">She dressed, went to her office, and called her physician friend. </text:p>
            </text:list-item>
            <text:list-item>
              <text:p text:style-name="P94"><text:bookmark text:name="_clc8jm2l3vsb"/>Chava 4</text:p>
            </text:list-item>
          </text:list>
        </text:list-item>
      </text:list>
      <text:list xml:id="list70031955444265" text:continue-list="list2579336338" text:style-name="WWNum10">
        <text:list-item>
          <text:list>
            <text:list-item>
              <text:list>
                <text:list-item>
                  <text:p text:style-name="P47">“The second key event in Maria Morelli’s life occurred when she was two years old. Her father had given Maria’s mother, Chava Katzenellenbogen-Morelli, nsilk three days earlier, and she had tolerated the implant well until she returned to Padua and her research into zero-point energy. In her lab, she tested the latest configuration of her zero-point energy probe and inadvertently tapped into a torrent of information that overwhelmed her and would cause her to fear not only for her own sanity but that of her family as well.”</text:p>
                </text:list-item>
                <text:list-item>
                  <text:p text:style-name="P47"><text:span text:style-name="T35">“For decades, the R</text:span><text:span text:style-name="T51">2</text:span><text:span text:style-name="T35"> had seen itself as vital proponents in the cause of freedom, but the ultra-rich only saw them as the means to an end. Cut off from the monetary support of their benefactors, they now had to do real work, and not many were suited to it. They were much better at being the vociferous gadflies and rage monsters of society, biting and bellowing in equal measure, than they were to be quietly industrious.”</text:span></text:p>
                </text:list-item>
                <text:list-item>
                  <text:p text:style-name="P19"><text:span text:style-name="T12">Excerpt from A Complete History of the Humanist Coalition: From Inception to Final Freedom, by Javier Guzmán</text:span></text:p>
                </text:list-item>
                <text:list-item>
                  <text:p text:style-name="P47">At zir parent’s house, where ze stayed in the evenings when working in Padua, Chava picked at zir food as zir mother and father hovered over their daughter, anxious for news about their son-in-law and their precious granddaughter. It was the same every trip north: Chava would arrive at the family home after work and be smothered with hugs and kisses, fed, and then would come the questions about Giuseppe and Maria, zir parents eager to hear more stories about the two-thirds of Chava’s family still in Florence. Ultimately, nothing would do except to make a call home so that Chava’s parents could see for themselves that all was well. Of zir work at the university, Chava’s parents were not so interested, and Chava had long ago learned not to try and explain what ze did there. zir parents were loving and bright people, but they had no background in science and no inclination to learn about the deeper mysteries of physics beyond the Newtonian universe they could see for themselves. For them, the mysteries of the Tanakh were all that mattered; the rest was God’s doing. </text:p>
                </text:list-item>
                <text:list-item>
                  <text:p text:style-name="P47">Chava certainly did not tell zir parents that zir physician friend, who had examined Chava late in the afternoon, had tentatively diagnosed a mild traumatic brain injury as the cause of Chava’s fainting and nausea earlier in the day. Ze had not spoken of the ZPE probe, nor had ze spoken of zir nsilk injection, so the physician was left to awkwardly inquire about the state of Chava’s marriage, fishing gently for stories about violence at home. Chava told zir that there was none: Giuseppe was a gentleman who had never raised a hand in violence. Of the nanoscale thick layer of nsilk that covered the top of zir brain, the scans showed nothing, and Chava was not ready to reveal that ze and Giuseppe were volunteer human guinea pigs--the first two to try nsilk. In the end, the physician suggested a good night’s rest as the best treatment available. </text:p>
                </text:list-item>
                <text:list-item>
                  <text:p text:style-name="P47">Predictably, after the dishes were put away, Chava’s mother suggested making a call to Florence on the vidscreen--just to ‘check in.’ Specifically, ze asked Chava, “Don’t you want to make a call home and see how things are going? Just to check-in, you know?” </text:p>
                </text:list-item>
                <text:list-item>
                  <text:p text:style-name="P47">And then, without waiting for a response, ze fetched the keyboard and called Giuseppe on the dining room screen. Giuseppe’s smiling face appeared on the screen moments later. </text:p>
                </text:list-item>
                <text:list-item>
                  <text:p text:style-name="P47">“Buona sera!” ze said. </text:p>
                </text:list-item>
                <text:list-item>
                  <text:p text:style-name="P47"><text:soft-page-break/>“Buona sera,” said Chava’s mom. “Your wife was wanting to talk to you and zir daughter!”</text:p>
                </text:list-item>
                <text:list-item>
                  <text:p text:style-name="P47">And, just like that, Chava’s mother and father went back into the kitchen to finish cleaning up while Chava took over the conversation that ze had been orchestrated into having. </text:p>
                </text:list-item>
                <text:list-item>
                  <text:p text:style-name="P47">“How was your day?” Giuseppe asked, even though ze knew Chava rarely liked to talk about zir day in the manner most people seem to, which is to give it a passing (good) or failing (bad) grade. ze knew that zir wife did not pass judgement on events so cavalierly, but it was zir habit to ask. </text:p>
                </text:list-item>
                <text:list-item>
                  <text:p text:style-name="P47">“It was okay,” Chava replied, and then ze followed with an nsilk dm. </text:p>
                </text:list-item>
                <text:list-item>
                  <text:p text:style-name="P47">[Chava: Keep talking. Tell us about what you did today while I tell you what happened to me on dm mode.]</text:p>
                </text:list-item>
                <text:list-item>
                  <text:p text:style-name="P47">Giuseppe did as ze was instructed, chatting effortlessly about the small details of the day, such as what Maria had for breakfast, what ze wore, the games ze played, how ze took a nap late in the afternoon, and what ze ate for dinner. Currently, ze was playing a video game with Roberto. As ze spoke, ze and Chava carried out their private conversation.</text:p>
                </text:list-item>
                <text:list-item>
                  <text:p text:style-name="P47">[Chava: The ZPE probe went active today, and I saw things with nsilk I have never before seen.]</text:p>
                </text:list-item>
                <text:list-item>
                  <text:p text:style-name="P47">[Giuseppe: Things? What things?]</text:p>
                </text:list-item>
                <text:list-item>
                  <text:p text:style-name="P47">[Chava: More information than I could handle. I passed out.]</text:p>
                </text:list-item>
                <text:list-item>
                  <text:p text:style-name="P47">[Giuseppe: Mio Dio! Are you okay?]</text:p>
                </text:list-item>
                <text:list-item>
                  <text:p text:style-name="P47">[Chava: The doctor says I have a mild concussion, but I have had no head injury. Could it be the nsilk?]</text:p>
                </text:list-item>
                <text:list-item>
                  <text:p text:style-name="P47">[Giuseppe: I can’t imagine. The nsilk membrane is incapable of moving once set.]</text:p>
                </text:list-item>
                <text:list-item>
                  <text:p text:style-name="P47">[Chava: Could it contract suddenly?]</text:p>
                </text:list-item>
                <text:list-item>
                  <text:p text:style-name="P47">[Giuseppe: No. It is just a film with electrical components. It flows initially because of gravity. It has no mobility on its own.]</text:p>
                </text:list-item>
                <text:list-item>
                  <text:p text:style-name="P47">[Chava: I saw monsters!]</text:p>
                </text:list-item>
                <text:list-item>
                  <text:p text:style-name="P47">[Giuseppe: Monsters?]</text:p>
                </text:list-item>
                <text:list-item>
                  <text:p text:style-name="P47">[Chava: And they saw me! They were . . . destroying things: worlds and entire solar systems some place far, far from here.]</text:p>
                </text:list-item>
                <text:list-item>
                  <text:p text:style-name="P47">[Giuseppe: Perhaps it was just a waking nightmare, caused by some interference from the ZPE probe? Does it create a field?]</text:p>
                </text:list-item>
                <text:list-item>
                  <text:p text:style-name="P47">[Chava: I don’t know. I . . ..]</text:p>
                </text:list-item>
                <text:list-item>
                  <text:p text:style-name="P47">[Giuseppe: What? What were you about to say?]</text:p>
                </text:list-item>
                <text:list-item>
                  <text:p text:style-name="P47">[Chava: Somebody else is here. Who? . . . Maria?]</text:p>
                </text:list-item>
                <text:list-item>
                  <text:p text:style-name="P47">[Maria: Mommy! I miss you!]</text:p>
                </text:list-item>
                <text:list-item>
                  <text:p text:style-name="P47">[Chava: Our daughter has nsilk? When . . .]</text:p>
                </text:list-item>
                <text:list-item>
                  <text:p text:style-name="P47">[Giuseppe: I meant to tell you. I should have told you. I . . .]</text:p>
                </text:list-item>
                <text:list-item>
                  <text:p text:style-name="P47">[Chava: You injected our daughter with nsilk without telling me?]</text:p>
                </text:list-item>
                <text:list-item>
                  <text:p text:style-name="P47">[Giuseppe: I should have, I know, but it has been more than two years ago, and ze is progressing at such a fantastic rate that . . . ]</text:p>
                </text:list-item>
                <text:list-item>
                  <text:p text:style-name="P47">[Chava: How could you?! How could you . . . ]</text:p>
                </text:list-item>
                <text:list-item>
                  <text:p text:style-name="P47">And then, just as Chava was connected to Giuseppe and zir daughter, ze felt another presence. It was distant at first, but within range, and as ze focused on it it’s presence grew. In the next instant, it was upon her: the universe exploded in zir head for the second time that day, and the monsters were there, roaring at her, and although ze could not understand what they were saying, ze understood their intent. </text:p>
                </text:list-item>
                <text:list-item>
                  <text:p text:style-name="P47">She deactivated zir nsilk connection, turned off the vidscreen, and walked into the kitchen with a purpose, grabbing a large knife from the holder on the counter as the monsters screamed for zir to do something. <text:s/></text:p>
                </text:list-item>
              </text:list>
            </text:list-item>
          </text:list>
        </text:list-item>
      </text:list>
      <text:p text:style-name="P88"><text:bookmark text:name="_rwpv85lpbuhx"/>New Religion CHURCH OF THE NOTHINGNESS</text:p>
      <text:p text:style-name="P1"><text:soft-page-break/>“Every grouping of humans contains within it a unique spirit that distinguishes it from any other grouping, and the grouping that was the clergy and staff of the Church of the Coalition was no exception. At the top of the group was Maria Morelli, who had created the church and given it its two guiding principles: the <text:span text:style-name="T12">Statement of Essential Truth</text:span> and the <text:span text:style-name="T12">Commitment to the Survival of Humanity</text:span>. The first stated that everybody is connected to the original point from which it sprang, so it is possible to go anywhere. The second affirms that the universe is a dangerous place, so the survival of humanity can only be ensured by spreading humanity to the stars.”</text:p>
      <text:p text:style-name="P1">“Transporting humanity to the stars was the job of the members of the COTA Priory, who moved people and equipment through space using the Power of Prayer first invoked by Maria Morelli to escape a dying spaceship. Known as Priory Guides, these individuals were hand-picked and trained by Dr. Morelli to change the coordinates of objects using the ???</text:p>
      <text:list xml:id="list2252899305" text:style-name="WWNum18">
        <text:list-item>
          <text:list>
            <text:list-item>
              <text:list>
                <text:list-item>
                  <text:p text:style-name="P20"><text:span text:style-name="T12">Excerpt from A Complete History of the Humanist Coalition: From Inception to Final Freedom, by Javier Guzmán</text:span></text:p>
                </text:list-item>
              </text:list>
            </text:list-item>
          </text:list>
        </text:list-item>
      </text:list>
      <text:p text:style-name="P1">Angelique Romano’s planned stay in Florence extended from two nights to indefinite, and she moved from the hotel after the second night to a spare room in Maria Morelli’s house, where she had intimate access to the famous scientist and her enthusiastic entourage as Maria spent the mornings talking to Angelique about using the Power of Prayer, which had saved her life, as a means to spread humanity to the stars in large groups rather than by the small numbers possible with even the largest of FLT ships that could be imagined. With POP, Maria proclaimed, the size of the vessel made no difference; when colonization began, the Church of the Allpoint would be sending craft continuing thousands of pilgrims eager to begin anew. </text:p>
      <text:p text:style-name="P1">As they breakfasted on strong coffee, baked eggs, and biscotti--all prepared by the androids Sofia and Roberto--Maria also met with the leaders of the many efforts being undertaken by the church, each giving Maria an update on the status of what they were overseeing. </text:p>
      <text:p text:style-name="P1">“This is Angelique Romano,” Maria said to the first visitor of the morning, Amira Hassan, who was the architect in charge of designing and constructing the COTA complex. “She is writing a story about our church.” Amira was a refugee from Syrian, having fled from that country in the aftermath of the Great Desolation. She and her family lived in one of the immigrant camps, and they had survived by doing gig work until Maria discovered Amira and hired her to design a cathedral, priory, and other structures. Now, Amira and her family--her husband Nabil, a doctor, and their two children--lived in a part of the COTA complex Amira had designed. </text:p>
      <text:p text:style-name="P1">Amira sipped coffee as she explained that that construction was a bit behind schedule owing to delays in the quarrying of the white marble that served as the outer covering of the building: there were simply not enough workers at the quarry site to keep up with the construction schedule, but she had been hiring more of the immigrants to help. Maria thanked Amira for her hard work, praised the appearance of the cathedral structures so far raised, and said that she would speak with her Uncle Marco about getting more Ganymede androids to help with the quarrying; Marco, after years of trying to control Maria and her inventions had finally come to realize that the best he could do was to support his wealthier and better known niece. </text:p>
      <text:p text:style-name="P1">After Amira left, Balian Aksoy, the foreman in charge of recruiting human labor from the many immigrant camps that surrounded Florence took a seat, a coffee latte, and a good portion of the eggs. Balian, who had immigrated to Tuscany from Turkey, had spent weeks meeting and cataloguing the skills and backgrounds of the immigrants--something the Duke’s staff had not seemed to consider doing--recording the results in a shared database that could now be searched to find workers quickly. However, although workers could be found, Balian lamented that, in spite of the best efforts to feed and clothe the poor who clammered for work, many still arrived at the worksite hungry and dressed in little more than rags, and sometimes their feet were bare, which would not do for a construction site. </text:p>
      <text:p text:style-name="P1">As she had with Amira, Maria responded by thanking Balian for his work and praising him for the results he had already achieved. Construction of the COTA complex had employed hundreds in the immigrant camps, and the money these worked earned--along with unused building material--was circulating through the camps to enable residents to improve their living conditions. Maria said that she would ask Antonio Romana, her longtime counsel and the recently retired but perpetually busy COO of nTessuto SrL to head an effort to establish more food banks and clothing outlets throughout the camps. She would also work with Bishop Ricci and Father Paolo of the Basilica di Santo Spirito about widening the <text:s/>humanitarian support of the Catholic Church in this cause. Bishop Ricci was reputed to be under consideration for promotion to Cardinal--and possibly the Archbishop of Florence--so he carried a lot of water among the Vatican staff. </text:p>
      <text:p text:style-name="P1">Balian left, filled with renewed enthusiasm and no small amount of baked eggs. </text:p>
      <text:p text:style-name="P1">“How did this organization arise so quickly?” Angelique wondered, not asking a question so much as marveling at the whirlwind of activity that was a normal part of Maria Morelli’s new existence. From morning until late at night, the miracle women would entertain enthusiastic adherents to the cause of the Church of the Allpoint, listening to their stories, praising their efforts, and marsheling her resources keep building and organizing the effort that would someday, or so Maria claimed, send out great masses of humanity to colonized worlds orbiting distant stars. It was frenetic, it was exciting, but it also seemed impossible. </text:p>
      <text:p text:style-name="P1">“What’s that, dear?” Maria asked. </text:p>
      <text:p text:style-name="P1">Angelique, who had been absently staring off into the distance, sighed and turned to Maria. “It had only been three months since your miraculous escape from the Vespucci,” she said. “How could all this,” and here she pointed to the swirl of activity throughout the house as every room was occupied by people meeting with other people, all of them employed in the cause of creating a new religion of a type never before seen, “happen so quickly?”</text:p>
      <text:p text:style-name="P1">Maria shrugged, but it was a shrug that conveyed the thought that this was just the way things are rather than a shrug of not knowing. “True enthusiasm is a blessing,” she said. “Most people go through their lives doing their jobs, and many enjoy what they do, but the opportunity to be a part of something extraordinary is rare. Do you know of John F Kennedy?”</text:p>
      <text:p text:style-name="P1">“He was a president of the United States in the twentieth century,” Angelique responded. It was classic Maria Morelli: an unexpected sudden pivot from one topic to another in a way that would soon enough make sense. </text:p>
      <text:p text:style-name="P1">“I have some friends from the former United States,” Maria explained. “I speak with them often,” and here Maria tapped her head to indicate that the conversations with these friends were conducted through nsilk, “and they like to tell me of the times when American was great. I think they are still shocked that the country has fallen apart, and they cannot reconcile this failure with their internal vision of the land that they love. Some of them will say that America was great during World War II, and some will say that America was great shortly thereafter when that country’s industries grew to world dominance, and some will even say that America was great during the chaotic years of the Cold War, when she struggled with the Soviet Union for world dominance. But do you know what an astonishing number of them say was the time when America was greatest?”</text:p>
      <text:p text:style-name="P1">“It has something to do with President Kennedy, doesn’t it?” Angelique asked. </text:p>
      <text:p text:style-name="P1">“Exactly! Many of them tell me that they were most proud of America in the decade following President Kennedy’s announcement that America would put a man on the Moon! Imagine! These elder Americans, choked with emotion at the memory, are once again children, their noses pressed close to a black and white television screen, hearing the leader of their country define a goal so monumental, so exciting, that even from the distance of decades it can still thrill them. Many became engineers and scientists solely because of that announcement, and for a time America was a shining star!”</text:p>
      <text:p text:style-name="P1">And then, in that way that only Maria Morelli could do, a sense of that time flooded into Angelique’s mind, and she was standing in Rice Stadium, in September 1962, as a surprisingly young President Kennedy said the famous words “We choose to go to the Moon. We choose to go to the Moon. We choose to go to the Moon in this decade and do the other things, not because they are easy, but because they are hard; because that goal will serve to organize and measure the best of our energies and skills, because that challenge is one that we are willing to accept, one we are unwilling to postpone, and one we intend to win, and the others, too.” In the next instant, Angelique was watching astronaut Neil Armstrong’s short jump from the bottom steps of the Lunar Lander as he said, “"That's one small step for man, one giant leap for mankind."</text:p>
      <text:p text:style-name="P1">“It was an epochal moment,” Maria said, “and yet, the seeds of America’s downfall had already been planted, more than a decade earlier, when the policy known as NSC-68 was crafted under Truman, outlining a plan under which the United States would be thrust into a permanent mode of preparing to fight the boogeyman of the world, which was communism in any form, anywhere.”</text:p>
      <text:p text:style-name="P1">“NSC-68?” Angelique asked. “What are you talking about?”</text:p>
      <text:p text:style-name="P1">“It was a paper, written by the U.S. National Security Council,” Marie explained, to the accompaniment of links to documents and images of Harry Truman, the Pentagon, and explosions of atomic bombs. “And it argued that the Soviet Union was a ‘fanatical’ government, so devoted to world domination that America could never return to a non-war economy while the threat of communism existed anywhere. And so, rather than return to a peacetime economy after the end of World War II, America, for the first time in its history, acted as though the war had never ended. It actually increased taxes and reduced expenditures on domestic issues so that it could continue fighting: in Korean, and Vietnam, and when the the Soviet Union was no more, it pivoted to the new boogeyman, international terrorism, so that it could continue the facade of being on a constant war footing while ignoring the needs of its citizens for better healthcare and a better environment. The United States had become the fanatical government that it had long feared.”</text:p>
      <text:p text:style-name="P1">“Okay,” Angelique agreed. “I’ll grant you that the U.S. went bonkers for war--and guns, in general--but why couldn’t it just scale back the war machine once the Soviet Union was no more?”</text:p>
      <text:p text:style-name="P1">“Because it was no longer a democracy,” Bekka explained. “In spite of evidence to the contrary, the United States stopped being a democracy when the war machine was invoked to protect the assets of American corporations around the world. American leaders became much more focused on what the United States could do outside its borders than what it could do to make life better inside those borders. The U.S. had become an oligarchy, the strings of government increasingly pulled by those with the power to persuade and the money to convince the populace that it was a good thing, an honorable thing, for American soldiers to fight and die protecting American interests abroad.”</text:p>
      <text:p text:style-name="P1">“You speak as though there were some secret cabal running things,” Angelique countered. </text:p>
      <text:p text:style-name="P1">“Secret?” Bekka responded. “It was never a secret. It was all part of a propaganda campaign, funded by the rich, to convince Americans that nothing mattered beyond God, guns, and gasoline. First, believe that God views America as special. Second, believe that you need guns to protect yourself from your own government. Third, believe that humans cannot ruin the world because . . . God views American as special. It is an insidious trap from which there is no escape.</text:p>
      <text:p text:style-name="P1">With a start, Angelique was back in Maria’s dining room, and Maria was smiling at her in that way that said the two of you had a special bond, and even though your rational side told you that thousands of people had this special bond with Maria Morelli, you were the most special right now. It was intoxicating. </text:p>
      <text:p text:style-name="P1">“People,” Maria continued, “who are in love with an idea can accomplish things that leave the world speechless. We who see that humanity can accomplish so much more than fighting with itself and ruining the planet we share now have a hope of achieving a dream that we have set aside for too long: to discover what is out there, waiting for us! The universe is waiting for us to explore it, and we now have the means to begin that exploration. Why wait?”</text:p>
      <text:p text:style-name="P88"><text:bookmark text:name="_ewvlftojgi6m"/>Coldhell Council</text:p>
      <text:p text:style-name="P1">“The first exoplanet planet colony was placed on Proxima Centauri b, and it was a mining colony leased to the International Minerals Combine under terms that would provide the Church of the Allpoint with a fixed percentage of the profits to be made from extracting the metals that could no longer be easily mined on Earth. It was, in the words of the ? “a sweet deal.”</text:p>
      <text:p text:style-name="P1"><text:soft-page-break/>“The official name of the colony was Minerals Alpha, but among those who worked on the windswept, tidally locked planet some 4.2 light years from Earth, it was known as Coldhell.” </text:p>
      <text:p text:style-name="P1">“From the beginning, the power of the Church of the Allpoint would be tested by those who do not like sharing.”</text:p>
      <text:list xml:id="list1644692249" text:style-name="WWNum24">
        <text:list-item>
          <text:list>
            <text:list-item>
              <text:list>
                <text:list-item>
                  <text:p text:style-name="P21"><text:span text:style-name="T12">Excerpt from A Complete History of the Humanist Coalition: From Inception to Final Freedom, by Javier Guzmán</text:span></text:p>
                </text:list-item>
              </text:list>
            </text:list-item>
          </text:list>
        </text:list-item>
      </text:list>
      <text:p text:style-name="P1">Eight months later, Proxima Centauri b. </text:p>
      <text:p text:style-name="P1">Hurricane force winds swept through the narrow canyons where the Interstellar Minerals Combine facilities on Proxima Centauri b were located. Had there been anything left to scour on this planet already blasted by non-stop wind, it would have been sent careening down the narrow channel, but the only thing left to be borne on the wind was dust and needles of ice that polished the already smooth rock faces and the occasional metal door set into the rock faces. </text:p>
      <text:p text:style-name="P1">Known as ‘Coldhell’ to the handful of human workers who had for the past six months overseen the operations of hundreds of COTA robots working the mines, the canyon was rotating away from Proxima Centauri, the red dwarf star around which the planet made an orbit every eleven days and a few hours. The ‘daily’ rotation of the planet itself took just under seven Earth days. As temperatures plunged, cold air rushed into the canyon in a screaming torrent. Even the robots were restricted to the internal bays until some semblance of equilibrium was reasserted. </text:p>
      <text:p text:style-name="P1">In the meantime, people did what people do when they are not otherwise busy and when the bosses are away: they drink and plot. Inside one of the massive bays carved into the rock walls during the recent months, seated around a table littered with bottles and empty dinner plates, mine workers Yevgeny Sokolov, Ludmilla Lubski, and Facundo Ortiz drank vodka and argued about COTA’s reputed cut of the mining revenues. </text:p>
      <text:p text:style-name="P1">“Five percent is simply too much!” proclaimed Yevgeny, the burly foreman of uranium extraction pit number 27. ze spoke with the confident assurance of a man emboldened by alcohol and the realization that the mine’s managers were sequestered in a two-day investor meeting 4.2 light years away. “Half for the Catholic Church, and another half for COTA! They are ripping us off!”</text:p>
      <text:p text:style-name="P1">Facundo, who normally worked in an enclosed crawler that serviced lithium-mining robots on the salt flats above the canyon, tossed back a shot, turned over zir glass, and regarded Yevgeny Sokolov with a rheumy-eyed gaze. “What do you have against giving money to the church?” ze asked. “I am a Catholic! I have no problem with tithing, and five percent for haulage is half of what haulage costs used to be--and over much longer distances! It’s a <text:s/>bargain!”</text:p>
      <text:p text:style-name="P1">Ludmilla Lubski snorted in amusement. “You are as much a Catholic as I am a Buddhist monk,” ze laughed. “If you have ever been inside of the company chapel it was because you got lost while looking for the liquor pantry. The company pays for your so-called tithing and your job pays a better salary--much better--than any Earth-side job would for such an uneducated lout as yourself!”</text:p>
      <text:p text:style-name="P1">Facundo shrugged. “I didn’t say that I was devout, but I was baptized in a Catholic church when I was a boy. I feel strongly that I am still a Catholic, and I do not mind that the church and COTA get paid for transporting us here and for transporting the minerals back to Earth. It is simply a cost of using the POP.”</text:p>
      <text:p text:style-name="P1">“The P-O-P,” replied Yevgeny, slowly spelling out the letters. “Power of Prayer. Tell me, Facundo, do you believe it is real? Were we really transported here by Power of Prayer, and are the metals we mine really transported back to Earth by the will of God?”</text:p>
      <text:p text:style-name="P1">“It brought our asses here,” Ludmilla responded. “And it takes our finished product back to Earth. Why wouldn’t it be real?”</text:p>
      <text:p text:style-name="P1">Yevgeny shook zir head. “No, I mean do you really think POP<text:span text:style-name="T12"> </text:span>is what moves things from place to place, or is it just some kind of ruse to hide what is really going on? Some kind of quantum thing, or whatever, you know?”</text:p>
      <text:p text:style-name="P1">“Does it matter?” asked Facundo. “It works! That’s all I need to know. One second I was standing in Bolivia, and the next second I was standing in here.”</text:p>
      <text:p text:style-name="P1">“Your devotion to your religion is breathtaking,” observed Ludmilla. </text:p>
      <text:p text:style-name="P1">Facundo shrugged again. “I’m just saying that if it works, it works. Two months ago I was barely getting by on what I earned doing a back-breaking job in Bolivia, and now I am earning good money on a planet light years from Earth. I miss my family, but I am providing for them in a way I never have before. I don’t gripe about my fortune. I don’t have this ingrained mistrust of bureaucracy that you Russians do. I just roll with things.”</text:p>
      <text:p text:style-name="P1">“We Russians roll too,” said Yevgeny, “We have a long history of rolling, but we still wonder what is really going on because we assume we are being lied to. Always. Me, I think POP is something Maria Morelli discovered while ze was working on the FTL drive. It caused zir ship to blow up, but ze somehow managed to return to Earth and do that living cruciform thing with zir little birdies to grab attention. Then, ze built something there in Florence that ze uses to transport stuff across light years, but whatever it is ze keeps it hidden in that church of hers.”</text:p>
      <text:p text:style-name="P1">“The Church of the Allpoint is now a part of the Catholic church,” Facundo pointed out. “Why would they keep such a thing a secret?”</text:p>
      <text:p text:style-name="P1">Both Russians burst out laughing at this question. </text:p>
      <text:p text:style-name="P1">“All religions keep secrets,” said Ludmilla. “If they had no secrets, they would have nothing to sell.”</text:p>
      <text:p text:style-name="P1">Yevgeny re-filled the empty glasses and tossed back zir portion. “Myself, I think the COTA cathedral is a secret laboratory where Dr. Morelli built some machine that bends space and time to zir will. It is like the old television series <text:span text:style-name="T12">Stargate SG-1</text:span>, in which people walk through these wormholes to travel.” A sudden look of inspiration flooded the big Russian’s face. “Perhaps the cathedral is in a strategic location where wormholes can be formed. Maybe it has something to do with the underlying geography?”</text:p>
      <text:p text:style-name="P1">“Maria Morelli appeared in thin air,” Facundo point out. “There was no wormhole opening seen in any of the images.”</text:p>
      <text:p text:style-name="P1">Yvegeny refilled zir glass and emptied it in two quick movements. “Perhaps the special effects of the television show were incorrect. Who says a wormhole has to be visible? Maybe a wormhole looks like ordinary space, but if you step into it---swooosh!--you get transported!”</text:p>
      <text:p text:style-name="P1">“We should ask Rod!” said Ludmilla enthusiastically, zir face also lit with what was either inspiration or something more primal. “He would know!”</text:p>
      <text:p text:style-name="P1">The two men cooly turned skeptical stares upon their female companion, who was focusing dreamily on some private thought.</text:p>
      <text:p text:style-name="P1">“Yes,” replied Facundo with mock sincerity, and then ze spoke with an Australian accent. “We should ask Radium Rod with the bulging biceps to show us the wormhole device ze uses to travel from between Florence and here in the blink of an eye. I’m sure ze won’t mind spilling the truth to three drunk miners.”</text:p>
      <text:p text:style-name="P1">Ludmilla flashed a scornful look. “Rod is an okay guy,” ze protested. “For a Priory Guide.”</text:p>
      <text:p text:style-name="P1">“Right,” agreed Yevgeny, “but ze <text:span text:style-name="T12">is</text:span> a Priory Guide, and Priory Guides never talk about POP. When they pray to God to move an object from one place to another, they are always do so out of public view. Why should ze tell us anything different?”</text:p>
      <text:p text:style-name="P1">“I dunno,” said Ludmilla, zir eyes darting back and forth as ze sought the best rationale for what had been, at best, a bad idea. “Maybe we . . . uh . . . maybe we jump him, tie him up, and make him show us how it is done!”</text:p>
      <text:p text:style-name="P1"><text:soft-page-break/>Facundo and Yevgeny shared a momentary glance. “Is this some personal fantasy we’re talking about now?” Facunda wondered. </text:p>
      <text:p text:style-name="P1">Yevgeny filled their glasses and downed another shot. “Could be interesting to see what happens,” ze said, zir voice slurring a bit, so that the word ‘see’ came out sounding like ‘schee’. </text:p>
      <text:p text:style-name="P1">“You guys aren’t really serious about this, are you?” Facundo blurted as ze looked at the two Russians. What ze saw were two inebriated co-workers who had already made a decision to do something that had little hope of ending well. “Oh, God, you are!”</text:p>
      <text:p text:style-name="P1">“Come on, Facundo!” prodded Ludmilla. “Aren’t you curious to see what will happen?”</text:p>
      <text:p text:style-name="P1">“I’m interested in keeping my job,” replied the Bolivian. </text:p>
      <text:p text:style-name="P1">“You can say that we pressured you into going along,” said Yevgeny. “Come on, comrade! Live a little! Take a risk to discover the truth! We might become famous! Besides,” added the pit foreman, who was good friends with Facundo’s foreman, “your quarterly evaluation is coming up soon. I hope it is a good one.”</text:p>
      <text:p text:style-name="P1">“You bastard!” said Facundo, and ze held out zir glass for a refill.</text:p>
      <text:p text:style-name="P1">*****</text:p>
      <text:p text:style-name="P1">As the first Priory Guide besides Maria Morelli, Rod Taylor had been trained by Dr. Morelli to expect the worst when translating from a safe location to a remote location. Even if the remote location was familiar, the exact circumstances of the location were unknown until the moment of arrival, and you did not want to drop into the unexpected. A slight miscalculation and you might, say, end up a hundred meters above the Arno River instead of just a couple of meters--to cite a very specific example of how things might have turned out differently. Maria had been lucky in zir first translation, so ze taught zir acolytes to take all necessary precautions before pulling the trigger. Whether it was to protect against bad weather, bad position, or bad intentions, Maria’s rule was to first send a handful of remote NFab probes--drones--and view their visual data stream before committing yourself to what could be a game-ender. </text:p>
      <text:p text:style-name="P1">Looking to the casual observer like a cluster of gnats, Rod’s drones transmitted back an image of three familiar miners--Yevgeny Sokolov, Ludmilla Lubski, and Facundo Ortiz--standing, unsteadily, just outside Rod’s target landing spot. In the background were the dozen uranium ore containers Rod would be sending to Radium Hill, Australia, for processing. What made the otherwise normal situation odd was that the two men were holding ropes, and the woman was holding a sack large enough to cover a person’s upper body. It did not look inviting, so Rod located the object IDs for the three tipsy miners and translated them into the nearest drunk tank. Then, ze translated <text:s/>zirself to the loading spot and translated the uranium containers, and <text:s/>zirself, back to Radium Hill without having to learn what no-good thing the besotted miners had been up to. The three miners slept for ten hours and woke with pounding heads, which was their only punishment. </text:p>
      <text:p text:style-name="P1">After translating back to the Florence Priory, Rod briefed Dr. Morelli on what ze had seen and done on Minerals Alpha. </text:p>
      <text:p text:style-name="P1">“Good work,” said Maria with a smile. Ze was standing in the middle of zir Priory suite, which included a working and living area, a small kitchen area, and a bedroom--the same as every other Priory suite. Ze was dressed, as always, in a brown monk’s robe, but not even the billowing folds of zir robe could disguise the fact that ze was in the final trimester of zir pregnancy: just beneath zir white rope belt was a prominent bulge. </text:p>
      <text:p text:style-name="P1">For zir part, Rod tried not to stare at the shape of zir superior, but it was difficult at times to reconcile the monkish image of Maria Morelli with that of a young woman who would soon give birth--to a son, ze had said. Traditionally, those living the monastic life were either monks (men) or nuns (women), and both eschewed sex. But, as the head of the Church of the Allpoint, Dr. Morelli had turned tradition on its head in many ways: COTA, which was the short-hand name for the church, did not place any restrictions on relationships between guides, allowing the members of the priory, who, for their own protection, would have little overall contact with humanity at large, to form liaisons within their cloister. Moreover, members of COTA referred to each other using formal titles (Priory Guide Rod), first names (Rod), or non-gender-specific personal pronouns (I, you) instead of using the gender-specific pronouns (he, she) that quite often added nothing meaningful to what was being said. </text:p>
      <text:p text:style-name="P1">Dr. Morelli explained that stripping gender away from communications was a way to improve efficiency of thought: if you get rid of nonessential frills in your thinking, it helps you to focus on what is important. Rod Taylor, who had dual degrees in mechanical engineering and materials science and engineering from the University of Newcastle had initially reacted (privately, of course) to Morelli’s philosophy as a right load of codswallop during zir first interview for the position of Priory Guide. However, as the interviews progressed, and as ze thought about it more, Rod (who knew a smattering of German and Spanish) reflected on how those languages were mired with gender differences for nouns, articles, and verbs that had often had little to do with conveying a basic idea. In the end, ze came to agree that gender in language was about as important to what was being said as the formal suits elected officials somehow feel the need to wear in public even though people elected them to office for their ideas: the one has nothing to do with the other and is just a window-dressing added for no good reason. </text:p>
      <text:p text:style-name="P1">By the time Dr. Morelli offered him a position as a Priory Guide, Rod’s thinking on a good many things had become clearer. Never deeply religious (he considered <text:s/>zirself to be an agnostic by the time ze was fourteen, but ze kept zir status secret because of the hostility the devoutly religious sometimes show towards those who are unaffiliated), ze came to understand that not having a preconceived concept of how the universe was supposed to work made it much easier for him to accept how it really did work. The notion that every object in the universe has a set of metadata that describes that object’s location and other properties was a bit of a stiff bracer, as was the fact that this metadata is accessible from anywhere, but, on the whole, it was easier to accept than the gibberish that Rod had seen in most sacred books, which seemed to have been written by men who had made the mistake of writing while tipsy. And because ze had never studied relativity, ze was not in the least bothered by the thought that changing an object’s location meant stomping all over the rule that nothing, not even information, can travel faster than the speed of light. Dr. Morelli had spoken of something called the <text:span text:style-name="T12">holographic principle</text:span> as perhaps offering an explanation, but Rod, who had spent much of zir youth as a nsilk gamer, was quite comfortable with the notion that the universe has a backdoor that allows a cheat mode; it explained how a god could be omnipotent and omnipresent because the universe was a program. </text:p>
      <text:p text:style-name="P1">“Can you move some bins from Minerals Beta to Kazakhstan?” Maria asked. “I was going to do it myself, but I’m having a touch of morning sickness today I am afraid.” </text:p>
      <text:p text:style-name="P1">Rod smiled and nodded, exposing the clean-shaven top of zir head. For reasons that even ze could not fully explain, ze had tonsured zir hair upon becoming a guide and donning the brown robe; it just seemed to fit the role. “Gladly.”</text:p>
      <text:p text:style-name="P1">“Here are the IDs and locations,” Maria replied as ze shared via nsilk the pertinent object identification codes and the location to which the ore-laden bins were to be moved. “Oh, and Rod?”</text:p>
      <text:p text:style-name="P1">“Yes doctor?” </text:p>
      <text:p text:style-name="P1">“The Kepler 1229b colony has not been in operation as long as the colony on Proxima Centauri b, but the residents are starting to push the boundaries a bit. Please do be careful. You never know what they might get into their heads. ”</text:p>
      <text:p text:style-name="P1">Rod bowed deeply. “Always, ma’am!</text:p>
      <text:p text:style-name="P1">As ze walked back to zir priory suite, Rod reflected on how drastically zir life had changed since zir serendipitous encounter with Dr. Morelli only four months earlier. Ze had arrived in Radium Hill, Australia, to personally inspect the remote facilities where uranium was being extracted from ore and converted into the triuranium octoxide that was shipped to enrichment facilities where it became fuel for nuclear fission reactors. Dr. Morelli was associated with one such facility in Idaho that supplied the fuel to a manufacturer of small modular reactors. </text:p>
      <text:p text:style-name="P1">Rod, who worked for the newly formed Australia Nuclear Fuels (ANF) Ltd, had been assigned to show zir around. ANF had been formed after years of passionate debate down-under regarding the uses of nuclear fission, both peaceful and otherwise, and its birth signaled a maturation of attitudes regarding the health effects of low-level radiation. Time was when the only solution for disposing of mildly radioactive Australian waste from oil and gas exploration was to ship it to a hazardous waste disposal site in the United States at hideous cost--as though there was no place on the entire Australian continent where such waste could be disposed of safely at much less cost. It had been before zir time, but some pundits had pointed out that Radium Hill, the location from which radium had been extracted for the use of Marie and Pierre Curie in the early 20th century, might make an excellent location for disposal of such waste: the land therein was arid and barren, and even a casual observer could see that its isolation from population centers made it suitable. </text:p>
      <text:p text:style-name="P1">Rod understood that the dangers of radiation exposure had been sadly underestimated in the years immediately following its discovery--witness such oddities as radium water in the 1920s and the shoe-fitting fluoroscopes that were used until the 1970s--but the radical backlash against any exposure above natural background levels of radiation had produced a paranoia that was harmful in its own way, ignoring the reality that every living entity in the universe has evolved in a constant bath of radiation. The end result was the ridiculous notion that any extra radiation dose was not only immediately harmful, but that the effects were cumulative over time, the body somehow unable to repair any damage from exposures that were small compared to natural background radiation. </text:p>
      <text:p text:style-name="P1">Ultimately, rational heads prevailed, and comprehensive studies were conducted to formulate realistic radiation protection standards based on science rather than guesses. Now, Australia not only had several sites for the disposal of very low level radioactive waste, it even had its own facilities for producing nuclear fuel: ANF was about to start enriching uranium in a new facility located proximate to Radium Hill. <text:s/></text:p>
      <text:p text:style-name="P1">As they had walked around that day months ago, Dr. Morelli’s two robots following discreetly, Rod remembered the doctor studying him, and ze self-consciously found <text:s/>zirself wiping a hand across zir mouth and checking zir fly to ensure than ze had not committed some faux paux in either zir personal hygiene or dressing. </text:p>
      <text:p text:style-name="P1">Eventually, Dr. Morelli, had stopped, looked him dead in the eye and said, “I have a proposal for you.”</text:p>
      <text:p text:style-name="P1">Stunned, not knowing what sort of proposal this famous young woman had in mind, Rod was speechless. Did ze fancy him? Was ze always this direct? Here ze was, face-to-face with the Maria of the Morelli Miracle, and it sounded like ze was propositioning him. Worse still, in spite of zir best efforts to deflect zir reactions and be professional, ze felt the familiar stirring of a response. </text:p>
      <text:p text:style-name="P1">“I think you have the gift,” Dr. Morelli said flatly after several anxious moments. </text:p>
      <text:p text:style-name="P1">“The gift?” Rod felt relieved, and somewhat disappointed. </text:p>
      <text:p text:style-name="P1"><text:soft-page-break/>Maria nodded. “I recognize something in you. I think that you can use the Power of Prayer to moves things from place to place, just as I do.”</text:p>
      <text:p text:style-name="P1">“I can?”</text:p>
      <text:p text:style-name="P1">“Call it a hunch,” Dr. Morelli had replied, “but I think you can. Would you like to try?”</text:p>
      <text:p text:style-name="P1">“I’m not what you might call a person of faith,” <text:s/>Rod confessed. “I don’t exactly believe in miracles.”</text:p>
      <text:p text:style-name="P1">Dr. Morelli had smiled then and replied by saying, “Miracles are not contrary to nature but only contrary to what we know about nature.”</text:p>
      <text:p text:style-name="P1">Rod thought for a second and nodded. “Sounds about right, but I’ll have to think about it some more.”</text:p>
      <text:p text:style-name="P1">“Those aren’t my words,” said Maria. “It’s a quote from Saint Augustine who lived in what is now Algeria in the fourth and fifth centuries.”</text:p>
      <text:p text:style-name="P1">“Sounds like a right smart bloke,” Rod replied. </text:p>
      <text:p text:style-name="P1">“I <text:s/>agree. Centuries later, another right smart bloke said that ‘Any sufficiently advanced technology is indistinguishable from magic.’”</text:p>
      <text:p text:style-name="P1">“I recognize that one! That’s one of the sayings of Arthur C. Clarke, the science-fiction writer,” said Rod. </text:p>
      <text:p text:style-name="P1">“Quite similar, aren’t they?” Maria observed. “Both tell us that what we see as miracles, or magic, is just science we don’t yet understand.”</text:p>
      <text:p text:style-name="P1">Rod’s discomfiture with zir earlier assumption that Dr. Maria Morelli was coming on to him was now replaced by the equally troubling feeling ze was confiding to him that zir miracle was no miracle after all. zir only response was to swallow the lump that had formed in zir throat and to try to look as though ze didn’t catch the implication. </text:p>
      <text:p text:style-name="P1">“So?” ze asked. </text:p>
      <text:p text:style-name="P1">“So?” ze replied. </text:p>
      <text:p text:style-name="P1">“So are you ready for a new life as a worker of miracles?”</text:p>
      <text:p text:style-name="P1">Rod blushed. “I have a job here.”</text:p>
      <text:p text:style-name="P1">“I’m offering you a better job,” Dr. Morelli said. “The kind of job that only one in a million can do--if that many--and it starts now if you choose to take it.”</text:p>
      <text:p text:style-name="P1">Rod surprised even <text:s/>zirself by pointing to one of the mobile offices scattered around the facility and saying, “I should probably tell the boss.”</text:p>
      <text:p text:style-name="P1">“I’ll wait,” Maria replied. </text:p>
      <text:p text:style-name="P1">Minutes later, Rod came trotting back, a grin on zir face as puffs of red dust flew from zir work boots with each stride. ze was in the thrall of Maria Morelli, and ze was entering a totally unknown future. It was bloody exhilarating!</text:p>
      <text:p text:style-name="P1">“I’m ready,” ze had said. In the next moment, ze had found <text:s/>zirself standing in Dr. Morelli’s priory suite for the first time in zir new life.</text:p>
      <text:p text:style-name="P1">Now, four months later, standing in zir own suite, ze removed zir zippy probe from the safe where ze had secured it following zir return from Coldhell, and ze attached it to zir arm band mount. With a mental command, ze then sent a cluster of drones to the location on Minerals Beta that ze had been given minutes earlier. Moments later, satisfied by what ze was seeing, ze vanished. </text:p>
      <text:p text:style-name="P1"><text:span text:style-name="T35"><text:s/>had the ability to alter space-time object metadata, which made a member of the COTA priory a rare honor. Moreover, only a person with this ability can spot another person with the ability, but learning what to look for had been a </text:span></text:p>
      <text:p text:style-name="P1"><text:span text:style-name="T13">and only a person with this ability can spot another person with the ability. </text:span></text:p>
      <text:p text:style-name="P1"><text:span text:style-name="T13">Lucca Morelli, who is the best at spotting candidates, describes seeing a kind of aureole surrounding the person, somewhat like the aureoles seen around the heads and bodies of divine entities shown in ancient art. Usually, Lucca first sees the aureole in zir peripheral vision because people with this ability are also able to hide its presence when looked at directly—presumably a defense mechanism. (There is evidence that the number of people with this ability is growing with each new generation, and there may be latents whose abilities can be brought to an active state by interaction with another active mind.) </text:span></text:p>
      <text:p text:style-name="P1"><text:span text:style-name="T13">The ability to alter space-time object metadata is a psychokinetic(PK) attribute that may have been stimulated by the widespread use of nsilk and other brain-computer interfaces.</text:span><text:span text:style-name="T12"> </text:span></text:p>
      <text:p text:style-name="P88"><text:bookmark text:name="_ky5gpszg7t5f"/>Rules</text:p>
      <text:p text:style-name="P1">“Lucca Morelli, who was named for the city where his ancestors had gained wealth creating and selling textiles during the Middle Ages, was born eight months after the Morelli Miracle, his father a mystery. Speculation was rampant that he had been sired by Boris Volkon, the youngest of the Russian crew of the Vespucci, who had crossed circles with Maria during her years at the University of Padua, but Maria had no interest in naming names. She was, she said, ‘Only interested in raising a better type of man.’ She did not explain what she meant by that assertion, nor could she be coaxed into saying anything other than, ‘You will know what I mean when you see him.’”</text:p>
      <text:p text:style-name="P1">“Having been outfitted with nsilk while still in his mother’s womb, Lucca Morelli had been learning about his world long before he could see it with his own eyes, and there has been speculation among some neuroscientists that his brain experiences sensory inputs in a novel manner unprecedented in humankind. Pressed by these scientists to allow them to exam him more closely, Lucca has politely, but firmly, declined.”</text:p>
      <text:list xml:id="list3836310845" text:style-name="WWNum25">
        <text:list-item>
          <text:list>
            <text:list-item>
              <text:list>
                <text:list-item>
                  <text:p text:style-name="P22"><text:span text:style-name="T12">Excerpt from A Complete History of the Humanist Coalition: From Inception to Final Freedom, by Javier Guzmán</text:span></text:p>
                </text:list-item>
              </text:list>
            </text:list-item>
          </text:list>
        </text:list-item>
      </text:list>
      <text:p text:style-name="P1"><text:soft-page-break/>In the spring following the Morelli Miracle, Maria Morelli gave birth to a son, Lucca, who was delivered in the medical suite of the COTA Priory by a team of physicians and midwives. Lucca was pronounced healthy minutes later, and ze was then so swaddled in warm blankets and a knit cap that ze resembled a fuzzy white burrito and placed upon zir mother’s chest, zir face alternating between placid and agitaged according to the seething torrent of emotions that pass through a newborn like a springtime wind that is cold one second and warm the next as the sun is bright or obscured by fleeting clouds. </text:p>
      <text:p text:style-name="P1">Ultimately, ze fell asleep, as did zir mother, both under the watchful gaze of the robot Sophia and two tall figures, a woman and a man dressed in the red plaid Shuka and sandals of a Massai warrior. Each warrior held a long spear, and both were vanguard members of the Settlement Protection Service (SPS) recently formed for the purposes of securing the safety of human interstellar colonies and for ensuring that colonies abide by the still-developing rules for COTA settlements being hammered out by a team of anthropologists, sociologists, psychologists, politicians, ethicists, astrobiologists, warriors, and others learned in the ways that people interact with each other in new and often stressful situations; Maria Morelli was adamant that colonies be structured so as to have a strong chance of surviving and flourishing--even if it meant delaying the establishment of the first colonies while the rules were being worked out. </text:p>
      <text:p text:style-name="P1">The woman warrior’s name was <text:span text:style-name="T35">Captain X (Waltha’s mother)</text:span> Wambui, and ze had previously held a position as a lieutenant in the Kenya Army. Wambui had been personally recruited as the first member of the SPS by Dr. Morelli following a visit to explore Kenya as a possible training site for colonists; the lieutenant had been assigned to accompany the head of COTA as both guide and security, and the two had instantly found themselves to be compatible in many ways. Shortly after returning to Florence, Dr. Morelli had contacted Wambui on zir personal nsilk address and offered zir the job of setting up SPS; the lieutenant had agreed immediately, and was soon relocated to the Florence cathedral complex. </text:p>
      <text:p text:style-name="P1">The male warrior was <text:span text:style-name="T35">Lieutenant Y</text:span>, formerly a second lieutenant in the Kenya Army and a compatriot of Captain Wambui. ze had been recommended to Dr. Morelli by the captain as the second recruit for the SPS. Dr. Morelli had looked at Njeri’s credentials as well as zir object metadata and had brought him aboard the SPS. </text:p>
      <text:p text:style-name="P1">Since then, several other former members of the Kenya Army had also been recruited to the SPS as well, each having been personally inspected by Dr. Morelli in a process that involved staring at each successful candidate for long seconds at a time as ze looked for something that only ze could see. The approval process had since become known as the <text:span text:style-name="T12">Morelli Minute</text:span>. </text:p>
      <text:p text:style-name="P1">On this day, only a few visitors had been admitted to see Dr. Morelli and Lucca. Among them were Maria’s grandmother, who arrived accompanied by the robot, Roberto, and who spent several hours cooing and fussing over baby Lucca while zir mother rested. Only when grandmother began nodding off <text:s/>zirself did Roberto gently escort zir back to zir house. </text:p>
      <text:p text:style-name="P1">Also admitted this day were two members of the local clergy: Alessandro Cardinal Ricci, recently named Archbishop of Florence, and newly promoted Bishop Paolo Romano of Basilica di Santo Spirito. The Bishop had helped Maria give thanks for a safe delivery, following by offering a prayer of thanksgiving for the newborn. </text:p>
      <text:p text:style-name="P1">Both the Archbishop and the Bishop had then chatted with Maria about the status of the nascent mining colonies on Proxima Centauri b and Kepler 1229b, both of which were developing rapidly thanks to the heavy investments by members of the Interstellar Mining Combine and the Energy Renaissance Combine. The IMC was well-known to the Archbishop and the Bishop, with its primary members being Russia, China, several former members of the European Union, and most federations of the former United States; these entities were providing hard resources to set up mining operations on the barely-habitable planets, and their investments were beginning to pay off in a profitable stream of raw materials flowing to Earth-bound processing facilities. </text:p>
      <text:p text:style-name="P1">The so-called ERC, however, was a revelation for the older man: it was the outgrowth of a small modular nuclear reactor development project based in the Idaho part of the Mountain Paradise Federation. Apparently, the ERC was formed to export an upgraded design of what had once been called the NuScale modular reactor for use as base load source of power for new colonies, and the concept proving itself in the harsh environments of the two mining colonies, where solar and wind power would be next to impossible. Based on the familiarity the young Bishop showed as ze discussed ERC doings with Dr. Morelli, the Archbishop quickly came to understand that only ze was in the dark regarding this enterprise, and ze made a promise to <text:s/>zirself to do some research on the topic. </text:p>
      <text:p text:style-name="P1">The trio also spoke of future human colonies on habitable planets. Dr. Morelli assured them that the technical aspects of colonization were proceeding nicely: transport craft were being crafted in shipyards in South Korea and Japan, colony training facilities were being created in several locations around the globe, and a staging and launch point was being prepared in Kenya, northwest of Mombasa. </text:p>
      <text:p text:style-name="P1">In addition, COTA had received several dozen proposals from groups wanting to leave Earth, and COTA’s newly formed Office of Divine Intervention was reviewing these submissions against an initial set of rules that included the following:</text:p>
      <text:list xml:id="list3587441271" text:style-name="WWNum22">
        <text:list-item>
          <text:p text:style-name="P77">Submission of a <text:s/>written proposal for the colony submitted to the Office of Divine Intervention for review and approval. Ultimately, there would be content requirements for these proposals, but, for now, COTA was focusing on ensuring that each proposal have a clear statement of the purpose of the colony, strong governance, and a detailed plan of operation for the first two years that would end with self-sufficiency should the link to Earth be lost. </text:p>
        </text:list-item>
        <text:list-item>
          <text:p text:style-name="P73">Proof that the destination planet could support human life without environmental aids. The proposal need only specify a target planet whose characteristics looked promising based on remote analysis; COTA would then send surveillance teams for ground truthing to ensure that it was livable.</text:p>
        </text:list-item>
        <text:list-item>
          <text:p text:style-name="P73">Assurance that the destination planet does not not have life that is becoming or likely to become sentient within the foreseeable future. As with the question of habitability, COTA surveillance teams would provide the final assessment. <text:s/></text:p>
        </text:list-item>
        <text:list-item>
          <text:p text:style-name="P73">Absence of overlap with any other proposed colony. Conflicting requests for transport to a common destination would be adjudicated by the Office of Divine Intervention on a first-come, first-served basis. </text:p>
        </text:list-item>
        <text:list-item>
          <text:p text:style-name="P73">Assurance of a minimum colony size of 10,000 and a means to ensure sustainability of the colony once established. This minimum colony size was currently being debated, and there was a strong likelihood of its being bumped up to 50,000 to ensure the necessary specialization needed for a modern society. </text:p>
        </text:list-item>
        <text:list-item>
          <text:p text:style-name="P73">Proof of sufficient funding to pay for initial housing, equipment, supplies, and training. Ultimately, Dr. Morelli hoped that COTA would have deep enough pockets to pay for these components, but the church was currently incurring enough debt to pay for the construction of the transport vessels and the nuclear power plants needed for colony start-up. </text:p>
        </text:list-item>
        <text:list-item>
          <text:p text:style-name="P73">Proof that all transportees of adult age (21 years) personally attest to their desire for transport. COTA would not allow any adult to make such attestment for another adult, including a spouse. Regardless of the social structure the colony adapted once established, husbands would not make this decision for wives, nor would wives make this decision for husbands. Once they were self-sustaining, colonies could be as patriarchal or matriarchal as they wished to be, but each person would have to personally choose to be there. The only exception to this requirement would be that parents could speak for their children, but that permission only applied until the child reached the age of 21. </text:p>
        </text:list-item>
        <text:list-item>
          <text:p text:style-name="P73">Allowance that all transportees who were not at least 21 years old at the time of transport would have to right to alternative transport, including return to Earth, upon achieving the age of 21. In short, any child who did not want to stay with the colony once achieving adulthood has the right to leave. </text:p>
        </text:list-item>
        <text:list-item>
          <text:p text:style-name="P73">Prohibition of the transport and production of weapons of war. Weapons for the purposes of hunting and personal protection were allowed, but COTA would not transport weapons of war or allow the production of such weapons on remote colonies. This rule had already met with derision in some of the federations of the former United States, but Dr. Morelli was adamant that colonies not be allowed to become ‘wild west playgrounds for those with too much testosterone.’</text:p>
        </text:list-item>
        <text:list-item>
          <text:p text:style-name="P79">Prohibition of discrimination of colony members based on race, creed, religion, or sexual orientation. Or, as Dr. Morelli phrased it, ‘COTA would have no part in exporting bigotry to the rest of the universe.’</text:p>
        </text:list-item>
      </text:list>
      <text:p text:style-name="P1">“So there could be no exclusively Roman Catholic planet?” wondered the Archbishop, speaking of the last rule.</text:p>
      <text:p text:style-name="P1">“No,” replied Maria. “Not at the moment, at least--just as there could be no exclusively Islamic, Jewish, or Baptist planets. Although many science fiction stories have suggested this kind of isolationism on a planetary basis, our feeling is that allowing groups to splinter in this way will only lead to conflicts later. However, the issue is still being studied because there could well be capitalistic planets and communistic planets, so why should discrimination by economic system be treated differenty that discrimination by belief?”</text:p>
      <text:p text:style-name="P1">“I should think that the colony proposal would have to lay out its system of governance, in the form of a legal constitution that protects individual rights,” suggested the Bishop. “Democracy may be failing here on Earth, but it would be a shame to export the mess that is neo-feudalism to the stars.”</text:p>
      <text:p text:style-name="P1">Maria nodded. “We have been looking at making inclusion of a constitution a required part of the proposal. However, we are not sure we have the right to deny the will of a colony that chooses a monarchy over a democracy. It is a complicated issue.”</text:p>
      <text:p text:style-name="P1">The Bishop nodded in agreement. “As is the issue of tax exemptions, such as for religious institutions, no?”</text:p>
      <text:p text:style-name="P1">“The former European countries seem to accept taxing churches the same as any other business entity,” Maria replied, “but I suspect the topic will be seen differently when we see proposals from some federations in the former United States. They like to boast of their separation of church and state, but their tax laws say otherwise: their governments financially support religion, and their political parties actively seek influence from those tax-exempt pulpits. Religion is an essential part of the American political system regardless of what the separation doctrine says.”</text:p>
      <text:p text:style-name="P1">The Archbishop had nothing more to add to the discussion about privileges for religions, even though ze personally favored some kind of tax break in return for doing God’s work. The church provides a public good, after all! Why shouldn’t it get a tax break for doing so? Yes, ze understood that not everybody participated in the doings of the church, but shouldn’t doing good for some still be worthy of a tax decrease?</text:p>
      <text:p text:style-name="P1">Even the young Bishop seemed to agree, for ze had nothing to add on this topic of religion and taxes! Instead, ze seemed to be studying Maria, whose eyelids were looking heavy, and ze took zir hand and stroked it for a moment. </text:p>
      <text:p text:style-name="P1">“Rest,” said Paolo to zir long-time friend. “This day has been long, and you need rest more than talk of politics and religion! There will be plenty of time for that in the days to come.” ze then bent zir head, kissed Maria on the forehead, and accompanied the Archbishop out the door. </text:p>
      <text:list xml:id="list1146142692" text:style-name="WWNum5">
        <text:list-item>
          <text:list>
            <text:list-item>
              <text:p text:style-name="P95"><text:bookmark text:name="_k7nne4ycw4ry"/><text:soft-page-break/>Via De Deus</text:p>
            </text:list-item>
          </text:list>
        </text:list-item>
      </text:list>
      <text:list xml:id="list2706729889" text:style-name="WWNum27">
        <text:list-item>
          <text:p text:style-name="P55"><text:span text:style-name="T20">“The persona known as Queen Xerxes was born in the tragic aftermath of </text:span></text:p>
        </text:list-item>
        <text:list-item>
          <text:p text:style-name="P55"><text:span text:style-name="T20">with the incursion of a group of French Legionnaires into Algiers and Birtouta in response to an attack by the anti-COTA terrorist group Via de Deus, which had arisen in response to the decision by COTA to hand the first two exoplant colonies to nonbelievers. Enraged by the awarding of secularism with such a prize, many of those who believed in the Abrahamic God felt compelled to lash out.”</text:span></text:p>
        </text:list-item>
        <text:list-item>
          <text:p text:style-name="P23"><text:span text:style-name="T19">Excerpt from A Complete History of the Humanist Coalition: From Inception to Final Freedom, by Javier Guzmán</text:span></text:p>
        </text:list-item>
        <text:list-item>
          <text:p text:style-name="P55"><text:span text:style-name="T12">25 years AGD, Algiers.</text:span></text:p>
        </text:list-item>
        <text:list-item>
          <text:p text:style-name="P82">The E-VTOL was still more than a meter from the ground when its payload of four French Foreign Legion riflemen jumped out, scrambled over the rubble on the fringes of the <text:a xlink:type="simple" xlink:href="https://en.wikipedia.org/wiki/Casbah_of_Algiers" text:style-name="ListLabel_20_18" text:visited-style-name="ListLabel_20_18"><text:span text:style-name="T52">Casbah</text:span></text:a>, and began working their way east to meet up with a counterpart team headed west. Another Legionnaire squad had landed simultaneously near <text:a xlink:type="simple" xlink:href="https://en.wikipedia.org/wiki/Birtouta" text:style-name="ListLabel_20_18" text:visited-style-name="ListLabel_20_18"><text:span text:style-name="T52">Birtouta</text:span></text:a> to protect the Church of the Allpoint cathedral complex. </text:p>
        </text:list-item>
        <text:list-item>
          <text:p text:style-name="P82">The Casbah, which had been crumbling for decades, had not been improved during the recent spate of attacks. This time, Via de Deus was reported to be holding hostages in a nearby structure that had once been a bank, but that was currently serving as the construction offices of the Church of the Allpoint. The terrorists were too heavily armed for the local constabulary, and the <text:a xlink:type="simple" xlink:href="https://en.wikipedia.org/wiki/Algerian_police" text:style-name="ListLabel_20_18" text:visited-style-name="ListLabel_20_18"><text:span text:style-name="T52">Sûreté Nationale</text:span></text:a> was in disarray , so the few authorities extant had called for help from the Legionnaires, several of whom were familiar with the city.</text:p>
        </text:list-item>
        <text:list-item>
          <text:p text:style-name="P82"><text:bookmark text:name="_ihv636"/>Normally, corporal Remy Moreau might have welcomed a trip home to Algiers, but today’s excursion was no vacation. He led his fire team though the maze of the Casbah, his footsteps falling on familiar paths as he wound his way towards the COTA offices located near the <text:a xlink:type="simple" xlink:href="https://en.wikipedia.org/wiki/Ketchaoua_Mosque" text:style-name="ListLabel_20_18" text:visited-style-name="ListLabel_20_18"><text:span text:style-name="T52">Ketchaoua Mosque</text:span></text:a>. Not so many years earlier, he himself would have been one of the homeless street urchins who roam these alleys looking for food to snatch or something valuable to sell for food. Their parents dead or missing after years of revolution and mindless violence, these ‘gutter rats’ survived on the fringes of civilization and were loyal only to themselves and their gang. Together, some of them made it to adulthood. It had been hit or miss for Remy, but he had survived, largely thanks to Édouard. </text:p>
        </text:list-item>
        <text:list-item>
          <text:p text:style-name="P82">Remy approached the final corner and signaled to stop. Peering through the holes of a shot-riddled tapestry that hung from an upper level balustrade to the ground, he saw the whitewashed building COTA was using as its local presence during construction of the new cathedral complex outside Birtouta. The first COTA facility to be erected after the construction of the COTA complex near Florence, the Birtouta project was nearing completion, and it included a cathedral and administrative offices. Although initially controversial in the overwhelmingly Muslim community—COTA was a congregation of the Roman Catholic Church—the construction had brought good-paying jobs and a rare sense of community improvement following decades of decay and stagnation as Algeria had grown drier and hotter and increasingly dependent on imports to feed its population. There were enthusiastic hopes that the presence of COTA might even stimulate tourism by those curious about this new religion centered around the conviction that everything in the universe is connected. </text:p>
        </text:list-item>
        <text:list-item>
          <text:p text:style-name="P82">The enthusiasm died with the arrival of the terrorist group Via De Deus—the<text:span text:style-name="T12"> Way of God</text:span>—which began attacking the COTA facilities shortly after the Humanist Haven colony was established on <text:a xlink:type="simple" xlink:href="https://en.wikipedia.org/wiki/Kepler-186f" text:style-name="ListLabel_20_18" text:visited-style-name="ListLabel_20_18"><text:span text:style-name="T52">Kepler 186f</text:span></text:a>, some 582 light years from Earth. Founded as a home for those seeking freedom from religious constraints, the mere existence of Humanist Haven enraged Catholic conservatives and Christian evangelicals alike, who had seen in COTA a new way to spread the gospel of Jesus Christ to the stars. Instead, the first interstellar colony was handed to non-believers who simply wanted to escape religion in any shape or form, to abandon God altogether! It was a tremendous slap in the face for some, and the subsequent insult of constructing a second cathedral in Islamic northern Africa rather than Europe was not at all assuaged by assurances that there would eventually be cathedrals in many places. </text:p>
        </text:list-item>
        <text:list-item>
          <text:p text:style-name="P82"><text:bookmark text:name="_32hioqz"/>Remy mentally activated his SqLink app and flashed [Prêt] (Ready)status. He was still using hand signals as well, but he had to admit to liking this new approach using thoughts now that most people were getting neurosilk implants. [Tenir] (Hold) came back to him from zir Captain, who was overseeing operations from Birtouta. </text:p>
        </text:list-item>
        <text:list-item>
          <text:p text:style-name="P82">There was nobody in view, and this side of the COTA office building was windowless. Remy took two insect-like reconnaissance drones from a pocket, connected to them, and sent them flying—one to the left of the building and the other to the right. <text:s/>To zir mind came the images collected by the drones. The right drone passed by the front of the building and buzzed about the windowed facade to reveal empty desks and chairs. The other drone passed around the windowless back of the building and continued to the other side, also windowless, and then it looped up and over the top to show a group of people huddled below the surrounding parapet: five seated hostages, their hands bound behind them, and three terrorists wearing black hoods and holding assault rifles on their laps. One of the terrorists pointed to the drone, which was doing it’s “I’m a wasp,” thing amid a swarm of much smaller flies, and ze was obviously not buying it. He rose a bit and glanced over the parapet, trying to spot the person in control, but Remy was well concealed unless the guy put a pair of shots through the tapestry just for good measure. He didn’t. </text:p>
        </text:list-item>
      </text:list>
      <text:p text:style-name="P81"><text:bookmark text:name="_1hmsyys"/>[Pret] came from the second team, which was now in place on the other side of the building. That team was led by Corporal Édouard Soldat, who had chosen Soldat as zir new surname upon joining the Legion at the age of 18, the same year in which Remy had joined. Like Remy, <text:s/>Édouard was Algerian and had grown up a homeless waif in Algeria. He also had beautiful eyes that had captivated Remy from their first meeting, when they were both fourteen and finding themselves on the streets of Algiers, two lonely hearts in search of something more than living day to day. They had become lovers in the years after, and they had enlisted in the Legion within a month of each other: Édouard first, followed by Remy when ze could no longer bear the thought of being separated from zir Édouard. </text:p>
      <text:p text:style-name="P81"><text:bookmark text:name="_41mghml"/>The squad leader of the third team, Sergeant Felix Arsenault flashed [Pret]. He and his soldiers were in place at the newly constructed cathedral complex. Felix had also been an Algiers street urchin in his youth. Two years older than Remy and Felix, he had once caught the two younger boys entwined with each other, and he had scolded them for their lack of caution.</text:p>
      <text:p text:style-name="P81">“Are you fools?” he had demanded. “There are still people here whose minds live in the middle ages! They would stone you to death if they caught you this way! You must always protect yourselves! Always. Promise me!” They had promised. </text:p>
      <text:p text:style-name="P81">The times had changed, moving at least into the latter part of the twentieth century, perhaps even the twenty-first, but Algeria, like much of Africa, clung tenaciously to centuries-old traditions and prejudices. Attitudes were softening, but the hateful interpretations of old religions are slow to die when there are influential voices repeating words of hatred to uncritical audiences. For every voice who said that God created people as they were, there were other voices, harsh and grating voices, who claimed that their God, the alleged embodiment of love, demanded violence and death to those who disagreed with their strict interpretation of religious screed. </text:p>
      <text:p text:style-name="P81">[Méchants!] (bad guys). It was Felix again. [Bombe!] The bad guys were there at the cathedral, and they had a bomb! And then Felix added, [Peut être bombe nucléaire!][Peut être bombe nucléaire!] A nuclear bomb? If so, that unfortunate fact had put an entirely new spin on the situation: <text:s/>Via De Deus was about to destroy the cathedral and perhaps much of the surroundings, possibly including Algiers if the bomb was large enough. </text:p>
      <text:p text:style-name="P81"><text:bookmark text:name="_2grqrue"/>[Engager!] came the Captain’s command to Remy and <text:s/>Édouard. A similar call no doubt went to Felix over at the cathedral, who would have to stop the terrorists from using the bomb. According to the plan, Remy and <text:s/>Édouard were to disable the terrorists holding the hostages and then, while the terrorists were unable to react, free the hostages. Of course, disabling the terrorists likely meant also disabling the hostages, but it was the only option available when the two groups were so close together.</text:p>
      <text:p text:style-name="P81">Remy drew a deep breath, knowing as he did so that Édouard was doing likewise on the other side of the building. He and his team stepped out, guns ready, and shot stun grenades into the air, over the building. As soon as the grenades were in the air, they ran, reaching the front entrance just as the grenades exploded, two steps behind the team led by Édouard. Stairs in the back of the building led to the roof, and they took these at a sprint, bursting through the rooftop stair enclosure and onto the roof, <text:s/>Édouard in the lead. </text:p>
      <text:p text:style-name="P81">Both the terrorists and the hostages were down, some with ears and noses bleeding from the concussive blast, but all were alive and would live to tell the tale of the day they were captured or rescued by the Legionnaires. Perhaps there would be some grousing on the part of the hostages, but they would get over the hard feelings in time. </text:p>
      <text:p text:style-name="P81">The Legionnaires kicked away the terrorists’ weapons and bound their hands and legs as Remy momentarily drew back to the stairwell and sent the Captain a [Mission accomplie!] status report. The Captain’s [Très bien] in response had come, and Remy had just turned back to the rooftop, when an object appeared in the air directly above the huddled hostages, terrorists and Legionnaires. Édouard and the other Legionnaires looked up to see a distinctive nano-composite flying ‘bot hanging in the air, its magnesium alloy arms outstretched, two meters above them, its outrigger fans holding it steady, <text:span text:style-name="T35">its nearly featureless face turned in the direction of Remy as a single word formed therein: </text:span><text:span text:style-name="T13">Maria</text:span><text:span text:style-name="T35">. </text:span>Time paused for an instant, and then the robot dropped two grenades from its hands and disappeared. From ten meters away, Remy had time to open zir mouth but no time to scream. </text:p>
      <text:list xml:id="list2084283870" text:style-name="WWNum12">
        <text:list-item>
          <text:list>
            <text:list-item>
              <text:p text:style-name="P96"><text:bookmark text:name="_d0ddz8o3li2x"/>49 AGD Queen Xerxes</text:p>
            </text:list-item>
            <text:list-item>
              <text:p text:style-name="P24"><text:span text:style-name="T12">Excerpt from A Complete History of the Humanist Coalition: From Inception to Final Freedom, by Javier Guzmán</text:span></text:p>
            </text:list-item>
          </text:list>
        </text:list-item>
      </text:list>
      <text:p text:style-name="P80">49 AGD</text:p>
      <text:p text:style-name="P80">Excerpt from Queen Xerxes’ Xenagogy: Your Guide to Wonderment:</text:p>
      <text:p text:style-name="P84"><text:span text:style-name="T33">Mombasa. </text:span><text:a xlink:type="simple" xlink:href="https://www.google.com/search?q=al+jabbar+meaning&amp;oq=Al+Jabbar&amp;aqs=chrome.1.35i39j69i59j0l4.2305j0j9&amp;client=ubuntu&amp;sourceid=chrome&amp;ie=UTF-8" text:style-name="ListLabel_20_19" text:visited-style-name="ListLabel_20_19"><text:span text:style-name="T53">Al Jabbar</text:span></text:a><text:span text:style-name="T33"> News Network. </text:span></text:p>
      <text:p text:style-name="P84"><text:bookmark text:name="_49x2ik5"/><text:span text:style-name="T33">Love and kisses! 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span></text:p>
      <text:p text:style-name="P84"><text:bookmark text:name="_egm5ncfczqwq"/><text:span text:style-name="T33">Today, Queen Xerxes is beginning a new </text:span><text:span text:style-name="T34">thing</text:span><text:span text:style-name="T33"> that I think you will love: ze is going to be your eyes, your ears, your sense of smell, and even perhaps—yes!—your </text:span><text:span text:style-name="T34">sensual savant</text:span><text:span text:style-name="T33"> as ze explores the wonders of that most secretive of organizations, The Church of the Allpoint, aka COTA! [QX: Images of the COTA cathedrals in Florence, Algeria, Australia, and Idaho.]</text:span></text:p>
      <text:p text:style-name="P84"><text:span text:style-name="T33">This is no joke sweet things! Queen Xerxes has been invited to observe the inner workings of COTA and, for the first time ever, to report to you the how, what, when, where, and—yes!—the why of this cloaked, closeted, and clandestine caucus that has forever changed the way we view not only religion but space-time itself! </text:span></text:p>
      <text:p text:style-name="P84"><text:span text:style-name="T33">Through the eyes of Queen Xerxes, my beloveds, you will see what has not yet been seen, as the Queen lays bare the processes, practices, and proclivities of this church that is more than a church, the church that sprang from the controversial Florentine Miracle of Maria Morelli [QX; iconic image of the Maria Morelli appearing above the Arno, arms outstretched, birds flying from zir hands], the church that has opened the universe to humanity [QX: images of distant colonies] and, in so doing, offered sweet succor to many who have been held captive by theology, ideology, and the evil that men do!</text:span></text:p>
      <text:p text:style-name="P84"><text:soft-page-break/><text:span text:style-name="T33">However, as you know my darlings, the Church of the Allpoint is not beloved by all. It was born as a congregation of the Roman Catholic Church and nurtured through its formative years under the protection of the Roman Curia [QX: image of the Vatican]. Even so, COTA was viewed as less than a church by some Christians. It is despised by the Christian evangelists, and it was never considered a religion at all by hardcore Islamic leaders. Some religious leaders and politicians have even called for a ban on the use of COTA’s interstellar transport process on the grounds that it is powered by the will of </text:span><text:span text:style-name="T34">Satan</text:span><text:span text:style-name="T33"> and that its continued use threatens souls throughout the universe. </text:span></text:p>
      <text:p text:style-name="P84"><text:span text:style-name="T33">Your Queen shudders!</text:span></text:p>
      <text:p text:style-name="P84"><text:span text:style-name="T33">And then there are the terrorists groups who routinely attack COTA: Via de Deus and Pillar Six, and other shadowy terrorist organizations that have fought against the Church of the Allpoint since the establishment of the first two human colonies on Kepler 186f and Trappist 1e. These, dear hearts, were the infamous </text:span><text:span text:style-name="T34">humanist</text:span><text:span text:style-name="T33"> colonies, </text:span><text:span text:style-name="T34">Humanist Haven</text:span><text:span text:style-name="T33"> and </text:span><text:span text:style-name="T34">Humanist Hope</text:span><text:span text:style-name="T33">, whose introduction inflamed the hearts of the staunchly religious. </text:span></text:p>
      <text:p text:style-name="P84"><text:span text:style-name="T33">Christian conservatives and Islamic hardliners alike were appalled as COTA exposed its secular leanings, and COTA instantly became the target of those who wish humanity to live forever in the Middle Ages [QX: images of witch burning, beheading of non-believers, Crusades]. Thanks to the hostilities of these groups, thousands of would-be migrants to COTA colonies have been slaughtered while trying to escape the unending poverty and oppression that has become their only birthright. </text:span></text:p>
      <text:p text:style-name="P84"><text:span text:style-name="T33">Is COTA what it professes to be? Is the Power of Prayer, or ‘POP,’ really the magic that propels masses of people to distant planets orbiting far-off stars. Or, is COTA hiding a secret? </text:span></text:p>
      <text:p text:style-name="P84"><text:span text:style-name="T33">As ze speaks, Queen Xerxes is en route to the Kenyan keep of COTA, the COTA launch point for interstellar colonies, and, soon, propelled by the prodigious Power of Prayer nextt COTA transport shall count among its passengers the quintessentially quixotic Queen Xerxes!</text:span></text:p>
      <text:p text:style-name="P84"><text:span text:style-name="T33">No, girls, the Queen is NOT permanently relocating to </text:span><text:span text:style-name="T34">Indigenous</text:span><text:span text:style-name="T33">, aka </text:span><text:a xlink:type="simple" xlink:href="https://en.wikipedia.org/wiki/Kepler-452b" text:style-name="ListLabel_20_19" text:visited-style-name="ListLabel_20_19"><text:span text:style-name="T53">Kepler-452b</text:span></text:a><text:span text:style-name="T33">. Ze is simply traveling as a guest of Major Waltha “World War” Wambui of the COTA Settlement Protective Service, the kick-ass queen of combat zirself, to provide you with the first ever view of what it means to move by POP! In a day or two, Queen Xerxes intends to be back home. </text:span></text:p>
      <text:p text:style-name="P84"><text:span text:style-name="T33">Love and kisses to you all, my beautiful children!</text:span></text:p>
      <text:p text:style-name="P80">Two meters of Al Jabbar News Network reporter Remy Moreau slowly unfolded after having been crumpled into an uncomfortable seat for forty-five bumpy, herky-jerky, low-level, radar-evading minutes of chartered E-VTOL flight north from <text:a xlink:type="simple" xlink:href="https://en.wikipedia.org/wiki/Mombasa" text:style-name="ListLabel_20_10" text:visited-style-name="ListLabel_20_10"><text:span text:style-name="T3">Mombasa</text:span></text:a>. Still unable to fully stand up in the cramped fuselage, his right knee and shoulder aching, he shuffled up the aisle, thrust his well-coiffed head of hair (flaming scarlet with ostrich feathers for accents today) out the doorway, and allowed his body to follow. He was trailed, as always, by the small camera-carrying drones that moved quietly about his head, capturing every expression and utterance of the host. </text:p>
      <text:p text:style-name="P1">“Ahhhh!” he said as de stepped onto the top platform of the boarding ramp and allowed himself to stretch. The hot, dry winds sent the edges of his golden <text:a xlink:type="simple" xlink:href="https://www.gadventures.com/blog/story-behind-maasais-shuka-cloth/" text:style-name="ListLabel_20_10" text:visited-style-name="ListLabel_20_10"><text:span text:style-name="T3">shuka</text:span></text:a> fluttering. On the dusty plains before him he saw several sand colored structures shaped like shoe boxes. All seemed to rise up as though formed by pushing up the multi-hued material of the plain itself from below the ground. Even from a distance, they were mindbogglingly big. </text:p>
      <text:p text:style-name="P1"><text:bookmark text:name="_2p2csry"/>“Mon dieu! You are as big as I had heard you were!” The words came from the bottom of the ramp, as though the speaker were reading Remy’s mind about the size of the distant objects and providing an unvoiced exclamation. Remy looked down at a smiling woman dressed in the nfab field uniform of the Church of the Allpoint’s Settlement Protective Service (SPS). Currently, the fabric of the uniform was configured as a brown <text:a xlink:type="simple" xlink:href="https://www.tanzania-experience.com/blog/khanga-clothing-for-africa/" text:style-name="ListLabel_20_10" text:visited-style-name="ListLabel_20_10"><text:span text:style-name="T3">khanga</text:span></text:a> with patches of green that mimicked the ground on which the woman stood, but Remy knew that it could morph at a thought into the nearly impenetrable head-to-toe SPS battle armor whose camouflage automatically matched its surroundings. He also knew that the kangas’ folds hid from view an assault rifle that was the envy of all Earthly militaries. </text:p>
      <text:p text:style-name="P1">“Girl!” Remy replied with his characteristic grin and dismissive hand wave when dressed as Queen Xerxes, “I am large and live, and I am here to get the full scoop on the COTA settlement process!” The waving arm settled on his cocked hip for a couple of beats, and then he strutted down the steps, his knee-high golden boots clattering on the metal until he reached the bottom, where he extended a hand tipped by bright scarlet nails. “Queen Xerxes at your service!” he said with the slightest of bows. </text:p>
      <text:p text:style-name="P1">“Walta Wambui at yours,” said the woman, and ze grasped the offered hand delicately, by the fingertips. </text:p>
      <text:p text:style-name="P1">“‘Major World War Wambui’ in the flesh? I am honored!” The bow deepened. This was the woman, who as a lieutenant, had personally dispatched a squad of Via de Deus terrorists intent on taking over the COTA cathedral in Scoville, Idaho. The terrorists had parachuted into COTA’s modular nuclear reactor construction facility as a high-altitude low opening (HALO) team and were largely undetected until they opened fire and forced the contracted security forces into surrendering. They were in the process of setting bombs and executing the hapless security personnel when Lt. Waltha Wambui and a hand-picked SPS squad appeared in their midst and eliminated the insurgents in a frenzy of energy weapon blasts and hand-to-hand combat that had become a legend. </text:p>
      <text:p text:style-name="P1">“Sounds like you’ve done your research, but the honor is mine, Colonel Moreau.” </text:p>
      <text:p text:style-name="P1">This time, Remy placed both of his large hands on his hips. “Uh-uh, honey! I don’t <text:s/>do that ‘Colonel’ stuff anymore. I am retired from that gig! I am a reporter now!”</text:p>
      <text:p text:style-name="P1">“You don’t simply retire from 18 years in the French Foreign Legion, Queen Xerxes!” Major Wambui countered. Since leaving the Legion, Remy Moreau had made a name for himself as a correspondent willing to go places few other reporters would dare. He had also adopted a drag persona based on his physical resemblance to the character of Xerxes as portrayed in a <text:a xlink:type="simple" xlink:href="https://en.wikipedia.org/wiki/300_(film)" text:style-name="ListLabel_20_10" text:visited-style-name="ListLabel_20_10"><text:span text:style-name="T3">movie</text:span></text:a> from the early 21st Century.</text:p>
      <text:p text:style-name="P1">“Touche!” Remy said as his grin widened. Then, he spread his bronzed muscular arms wide as he took in the view of the myriad COTA transport vessels dotting the horizon. “Girl, tell me all about these marvelous machines of yours, and then let’s take one for a spin!” </text:p>
      <text:p text:style-name="P1">“It will be the highlight of my day,” said the Major. As though she had signaled for it, and Remy was certain she had, a smaller E-VTOL whirred across the mottled plain and settled on the ground before them. Like the Major’s uniform and the transport vessels, the craft had the coloration of the terrain above which it flew, making it difficult to see from any would-be spy satellite.</text:p>
      <text:p text:style-name="P1">A door irised open on the side of the aircraft, and the major motioned for her guest to board.Inside were four seats, all of which were larger than those aboard the commercial flight on which Remy had arrived. He settled himself in front. His derriere had but touched the seat when its contours began molding themselves to his anatomy, the headrest rising to provide a perfect fit for his head. Once configured, the seat extruded thick snakes of material that wrapped around him to create a snug but comfortable harness. </text:p>
      <text:p text:style-name="P1">Major Wambui took the adjacent seat, and Remy noticed that her khanga actually merged with the seat to hold her in place. It also changed colors to match the new background. </text:p>
      <text:p text:style-name="P1">“Ooh girl!” gushed Remy, “Your SPS nfab kit is sizzling! Where can I get some?”</text:p>
      <text:p text:style-name="P1">“You’ll get an outfit to wear on this trip,” the major said with a chuckle as she took the seat next to him. “I’m afraid the configurations it can assume might not match your full repertoire of leisure wear, but I’m working on a solution.”</text:p>
      <text:p text:style-name="P1">“No spiked boots, honey?”</text:p>
      <text:p text:style-name="P1">“Not yet, but give me time to hack a solution.”</text:p>
      <text:p text:style-name="P1">The craft jumped into the air and accelerated toward the transport vessels at ground level, accompanied by a pair of other craft on either flank that arrived the moment they were airborne. Remy recognized their escorts as being SPS ground-support craft by the large bulge in the center that indicated the on-board presence of a COTA Priory Guide capable of using Power of Prayer to nullify any hostile actions. <text:s/></text:p>
      <text:p text:style-name="P1"><text:s/>As they neared, the scale of the transports quickly became apparent. Remy could see that the smallest were the size of aircraft carriers, and the largest were several times that big. All were crawling with the ubiquitous white and charcoal COTA nano-composite service robots in configurations that ranged from humanoid, to forklift, to bulldozer, and several others he did not recognize. </text:p>
      <text:p text:style-name="P1">Remy whistled. “Damn these ships are big! I had heard they were super-sized, but . . . uh!”</text:p>
      <text:p text:style-name="P1">“We have a saying at COTA,” replied the major. “Why go little when you can go big just as easily? Our settlers don’t have to go without earthly comforts while they grow their population to size. We send them all they need to survive for the first two years, including fully automated resource gathering and manufacturing units that they can set up to create their own goods, from agricultural tools to basic defensive weapons. And they get robots to run everything while the colonists provide oversight and establish good governance.” </text:p>
      <text:p text:style-name="P1">“How much training do the colonists get before they ship out?”</text:p>
      <text:p text:style-name="P1"><text:soft-page-break/>“It varies with the planetary environment, but most spend at least a year creating a settlement on Earth using the same equipment they will use once they reach their new planet. For example, the colony we will travel with recently returned from Columbia, which has a geography and climate similar to what they will see next. By the time they finish with their Earth settlement, they are experienced with all the equipment. Of course, the robots are around to provide an expert level of understanding; they get steeped in all the technical details and are updated with new information periodically.</text:p>
      <text:p text:style-name="P1">“I’ve been wondering about that updating part for the robots—and basic communications,” Remy said. “How’s that work across light-years of distance? More POP jazz?”</text:p>
      <text:p text:style-name="P1">Major Wambui smiled. “It’s all Power of Prayer. POP is what moves these vessels filled with people and their resources across light-years of space. That same POP makes it possible to send information packets back and forth between the far-flung planet and Earth with a frequency that matches our best communications bandwidth between continents. Or, at least that is what the COTA engineers tell me. All I know is that I can be many light-years from Earth, and I’m having a normal conversation when I talk to COTA staff elsewhere. If there’s a delay, I’m not hearing it.”</text:p>
      <text:p text:style-name="P1">“I don’t want to throw shade, honey,” said Remy, but it’s the POP part of this gig that I’m still having trouble with. I hope you understand. I was always taught that nothing can move faster than the speed of light—not even information.”</text:p>
      <text:p text:style-name="P1">“I do understand. I absolutely do. I was skeptical myself at first, and most COTA staff and settlers seem to carry a bit of skepticism before they make their first jump. But, when you are suddenly looking down on an unfamiliar planet from orbit when you were sitting on Earth a second earlier, it gets harder to deny the POP.”</text:p>
      <text:p text:style-name="P1">“Hmm,” said Remy. “Unless it’s just somebody messing with your mind.” </text:p>
      <text:p text:style-name="P1">“Some people think that too. There are still people who believe the Earth is flat. Some people aren’t going to ever believe, but they can still have a fantastic new life. I don’t see that belief is all that important as long as it works.”</text:p>
      <text:p text:style-name="P1">“So you believe?”</text:p>
      <text:p text:style-name="P1">“Nothing else makes any sense.”</text:p>
      <text:p text:style-name="P1">“But you understand why other churches are so suspicious of COTA, and why there are voices claiming what COTA calls Power of Prayer is some power of darkness? Some miracle wrought from a pact with Satan? I’ve heard the same words used by Roman Catholic clergy, and we all know about those fire and brimstone American evangelists!”</text:p>
      <text:p text:style-name="P1">“Everything new is scary,” replied Waltha. “I get it, but I also get it that it works, and that COTA is expanding humanity to the stars in a manner that would have been impossible were we still trying to perfect the faster than light drive. FTL would have required seventeen days transit to the nearest star, and the ship could only hold a handful of people. Colonization would take many trips spread over long periods of time.”</text:p>
      <text:p text:style-name="P1">“And with these transports,” Remy indicated with a wave, “it’s ten thousand at a pop.”</text:p>
      <text:p text:style-name="P1">“Ten thousand is our smallest settlement,” said the Major. “The transport you will travel in holds thirty thousand. I don’t know the details, but COTA anthropologists and economists say that the number of people has been determined to sustain a standard of living comparable to what the settlers were used to on Earth. In this case, we are sending a small self-sustaining city comprising the division of labor needed for a modern economy. ” </text:p>
      <text:p text:style-name="P1">“So,” said Remy, “this colony arrives not only with thousands of jack-of-all-trades settlers, it also arrives with the necessary contingent of specialists: doctors, dentists, and cobblers.”</text:p>
      <text:p text:style-name="P1">Major Wambui whistled in admiration. “You have done your homework, Colonel!”</text:p>
      <text:p text:style-name="P1">“Are cross-dressers a specialty?” Remy wondered.</text:p>
      <text:p text:style-name="P1">The major laughed. “Got a few of those too. Settlements are designed to reflect normal human society as it is, not as would-be dictators would like it to be. We have rules to prohibit trying to impose an artificial social structure on settlement society.” <text:s/></text:p>
      <text:p text:style-name="P1">“Which is where the SPS comes into play,”</text:p>
      <text:p text:style-name="P1">“Yes, although we also provide protection from natural hazards that might have been overlooked during the exhaustive screening of the planet.”</text:p>
      <text:p text:style-name="P1">“Talk to me about that screening, girl,” prompted Remy. “How’s it done?” </text:p>
      <text:p text:style-name="P1">“I’ll leave that part of the story to the COTA planetary exploration team leader. He can do a much better job of answering your questions. Oh, here’s our transport.” </text:p>
      <text:p text:style-name="P1">She pointed as the E-VTOL slowed and began a vertical ascent to the top corner of one of the larger bulks. To Remy’s eye, the structure looked to be easily 100 meters tall, and the dimensions of the top were roughly a square of 1,000 meters per side. Dust scattered as the craft settled onto a bare patch of metal created as the nfab covering moved aside. The bare patch then lowered them into a cavernous bay filled with vehicles that would accompany the settlers; there were hundreds, including E-VTOLs, ground cars, and construction vehicles of various types and sizes. All were secured to the floor with clamps, and scores of humans and androids were attending to them. </text:p>
      <text:p text:style-name="P1">“It’s big in here,” Remy commented, “but it looks smaller than the outside. Is the ship compartmentalized?”</text:p>
      <text:p text:style-name="P1">“Indeed. This transport has a total volume of around one hundred million cubic meters, but it breaks apart into smaller compartments: from individual living compartments of about twenty five square meters up to turnkey manufacturing shops and equipment bays.” </text:p>
      <text:p text:style-name="P1">The major pointed to a door. “This way. I’ll show you to your room.” </text:p>
      <text:p text:style-name="P1">Beyond the door was a wide hallway that stretched for what appeared to be the full 1000 meter length of the transport. Parked here and there were electric carts. Major Wambui pointed to one and indicated that Remy should take a seat. </text:p>
      <text:p text:style-name="P1">“You didn’t bring a bag, did you?” said the major as she pressed the accelerator and the cart quietly moved down the hallway. </text:p>
      <text:p text:style-name="P1">“I travel light,” Remy replied. “I trust that God will supply what I need.”</text:p>
      <text:p text:style-name="P1">“That attitude will take you a long way with COTA.</text:p>
      <text:p text:style-name="P1">About halfway down the corridor the major pulled the cart up next to a door on Remy’s side. “Your room,” she announced. “You’ll have time to freshen up before dinner. I’ll come fetch you in an hour. There is an SPS nfab uniform for your use, should you care to put it on. Your nsilk can handle the basic fitting, but it won’t be able to do the kind of customization you like. I can handle that.”</text:p>
      <text:p text:style-name="P1"><text:soft-page-break/>Remy nodded. </text:p>
      <text:p text:style-name="P1">“Oh, and colonel?”</text:p>
      <text:p text:style-name="P1">“Yes, love?” Remy inquired. </text:p>
      <text:p text:style-name="P1">“If I were you, I would care to put the SPS kit on. It’s not likely that we will run into any trouble, but, should the shit hit the fan . . .”</text:p>
      <text:p text:style-name="P1">Remy grinned. “Girl, I am always excited to try out some new clothes!” </text:p>
      <text:p text:style-name="P85"><text:bookmark text:name="_p4ncsnfj1r8b"/>7 Leftovers</text:p>
      <text:p text:style-name="P1">“This tragedy, the culmination of thousands of years of failed politics and ruinous religion dogma, marked the point in time when one person with the power to choose another path, a better path, said ‘enough’ and began to construct that path. That person was Maria Morelli, and the path was the Church of the Allpoint.”</text:p>
      <text:list xml:id="list3142004688" text:style-name="WWNum4">
        <text:list-item>
          <text:list>
            <text:list-item>
              <text:p text:style-name="P25"><text:span text:style-name="T12">Excerpt from A Complete History of the Humanist Coalition: From Inception to Final Freedom, by Javier Guzmán</text:span></text:p>
            </text:list-item>
          </text:list>
        </text:list-item>
      </text:list>
      <text:p text:style-name="P1">“In the dry chaff of what remained of democracy, it only took a small spark to ignite the fire that would end with the rain of missiles of the Great Desolation. The spark was struck in Palestine, with the launch of (Russian) missiles against the Israeli settlements in the West Bank. The Great Desolation was the response.”</text:p>
      <text:list xml:id="list3767300619" text:style-name="WWNum31">
        <text:list-item>
          <text:list>
            <text:list-item>
              <text:p text:style-name="P26"><text:span text:style-name="T12">Excerpt from A Complete History of the Humanist Coalition: From Inception to Final Freedom, by Javier Guzmán</text:span></text:p>
            </text:list-item>
          </text:list>
        </text:list-item>
      </text:list>
      <text:list xml:id="list2636677901" text:style-name="WWNum33">
        <text:list-item>
          <text:p text:style-name="P56">“The inspiration for the Humanist Coalition, which now numbers fifty three planets and five billion people, was born following the death of some one hundred and fifty million souls in the event that came to be known as the <text:span text:style-name="T12">Great Desolation</text:span>. However, the seeds of this unprecedented tragedy, which was over in the flash of many thousands of artificial suns that spit out deadly neutron fluxes, had been planted long before, beginning, perhaps, with the first claims of land ownership and then moving on to the accumulation of enormous wealth by captains of industry as capitalism slipped into feudalism.” </text:p>
        </text:list-item>
        <text:list-item>
          <text:p text:style-name="P56"><text:span text:style-name="T12">Excerpt from A Complete History of the Humanist Coalition: From Inception to Final Freedom, by Javier Guzmán</text:span></text:p>
        </text:list-item>
        <text:list-item>
          <text:p text:style-name="P56">Texas, like Idaho, always waits too long, and pays more because it, when it comes to natural disasters and growth. It is the result of being run by rural legislatures who only think of terms of rural problems. </text:p>
        </text:list-item>
        <text:list-item>
          <text:p text:style-name="P56">It was a scene from the 1981 film Chariots of Fire that informed Eugene’s view, in which <text:a xlink:type="simple" xlink:href="https://www.imdb.com/title/tt0082158/alternateversions" text:style-name="ListLabel_20_10" text:visited-style-name="ListLabel_20_10"><text:span text:style-name="T3">crippled soldiers from WWI </text:span></text:a>handle the luggage of young university-bound gentlemen of the upper class. It reminds him of America’s callous regard for the soldiers of the Vietnam War, who returned without the fanfare that accompanied those who returned from the Gulf Wars, hailed as heroes even though very little about any of these wars had anything to do with a real threat to America. However, America had learned to praise its warriors; even if it did not always take care of them, praise was cheap and easy to give and it assuaged the guilt of using the military to protect the resources of the rich. But, in its wake, this practice also produced a new generation of casualties in the many young people who struggled with the adjustment from a highly structured life in which one’s value was evident to the much less rewarding realities of life outside the military. </text:p>
        </text:list-item>
        <text:list-item>
          <text:p text:style-name="P56"/>
        </text:list-item>
        <text:list-item>
          <text:p text:style-name="P56">In a second shaping of his worldview, Eugene would see how the moneyed interests carefully choose the narrative when it comes to facts versus feelings, using both to their advantage. As a young man in the 1970s, enthralled by the staggering abundance of energy that comes from breaking or assembling atoms when compared to the relatively paltry energy released by breaking chemical bonds, Eugene had studied nuclear engineering. Many of the environmentals of the time saw nuclear energy as a solution to the rampant air pollution problems that existed, but also saw in it a hedge against the <text:a xlink:type="simple" xlink:href="https://en.wikipedia.org/wiki/Greenhouse_effect" text:style-name="ListLabel_20_10" text:visited-style-name="ListLabel_20_10"><text:span text:style-name="T3">greenhouse effect</text:span></text:a> that was becoming a part of the environmental discussion. The president of the Sierra Club, <text:a xlink:type="simple" xlink:href="https://bancroft.berkeley.edu/ROHO/narrators/moss_larry.html?target=http://digitalassets.lib.berkeley.edu/roho/ucb/text/moss_larry_2014.pdf" text:style-name="ListLabel_20_10" text:visited-style-name="ListLabel_20_10"><text:span text:style-name="T3">Lawrence Moss</text:span></text:a>, himself a nuclear engineer, came to Texas A&amp;M at the invitation of one of Eugene’s professors, and spoke of how nuclear energy, if used wisely, could be a clean source of power. </text:p>
        </text:list-item>
        <text:list-item>
          <text:p text:style-name="P56">As he emerged from the science-driven environment of the engineering school and into the working world, where opinions are often based on nothing more than feelings, it was a shock for Eugene to encounter the growing resistance to nuclear energy as not just bad, but evil, in which the manipulation of nuclear bonds to release energy was seen as though it were some work of Satan. In the aftermath of the unfortunate accidents at <text:a xlink:type="simple" xlink:href="https://en.wikipedia.org/wiki/Three_Mile_Island_accident" text:style-name="ListLabel_20_10" text:visited-style-name="ListLabel_20_10"><text:span text:style-name="T3">Three Mile Island</text:span></text:a> power plant in Pennsylvania (no deaths and the source of key safety improvements in nuclear power plants ), the <text:a xlink:type="simple" xlink:href="https://en.wikipedia.org/wiki/Chernobyl_disaster" text:style-name="ListLabel_20_10" text:visited-style-name="ListLabel_20_10"><text:span text:style-name="T3">Chernobyl</text:span></text:a> power plant in the Soviet Union (an act of sheer stupidity and human impatience), and the Fukushima Daiichi power plant in Japan (<text:a xlink:type="simple" xlink:href="https://news.usc.edu/86362/fukushima-disaster-was-preventable-new-study-finds/" text:style-name="ListLabel_20_10" text:visited-style-name="ListLabel_20_10"><text:span text:style-name="T3">diesel generators </text:span></text:a>can do nothing if they are not protected from being washed away in a tidal wave), Eugene saw again and again a wave of reactions out of proportion to the actual impacts of the events--for Fukushima, ten years after the disaster, most people seemed to recall only that it involved a nuclear power plant; the fifteen thousand people who died from the tidal wave seemed to not be remembered at all. </text:p>
        </text:list-item>
        <text:list-item>
          <text:p text:style-name="P56">When he saw the same sort of disproportionate reactions in response to other situations-- <text:a xlink:type="simple" xlink:href="https://en.wikipedia.org/wiki/Climate_change_denial" text:style-name="ListLabel_20_10" text:visited-style-name="ListLabel_20_10"><text:span text:style-name="T3">climate change deniers</text:span></text:a>, <text:a xlink:type="simple" xlink:href="https://mitpress.mit.edu/books/anti-vaxxers" text:style-name="ListLabel_20_10" text:visited-style-name="ListLabel_20_10"><text:span text:style-name="T3">anti vaxxers</text:span></text:a>, the cult of <text:a xlink:type="simple" xlink:href="https://en.wikipedia.org/wiki/QAnon" text:style-name="ListLabel_20_10" text:visited-style-name="ListLabel_20_10"><text:span text:style-name="T3">QAnon</text:span></text:a>--each of which featured an emotional response devoid of facts or useful data, Eugene began to wonder if there was a thread that connected them, and into his mind popped the catchphrase he remembered from the 1976 film <text:a xlink:type="simple" xlink:href="https://en.wikipedia.org/wiki/Follow_the_money" text:style-name="ListLabel_20_10" text:visited-style-name="ListLabel_20_10"><text:span text:style-name="T3">All the President’s Men</text:span></text:a>: “Follow the money.” Certainly, it was no secret that the <text:a xlink:type="simple" xlink:href="https://en.wikipedia.org/wiki/Anti-nuclear_movement#Fossil_fuels_industry" text:style-name="ListLabel_20_10" text:visited-style-name="ListLabel_20_10"><text:span text:style-name="T3">fossil fuel industry had campaigned against nuclear energy</text:span></text:a>, but was there a connection between the money that funded the antinuclear movement and the other cults?</text:p>
        </text:list-item>
        <text:list-item>
          <text:p text:style-name="P56">Antinuclear (too energy efficient) </text:p>
        </text:list-item>
        <text:list-item>
          <text:p text:style-name="P56">Climate change denial (will reduce use of fossil fuels)</text:p>
        </text:list-item>
        <text:list-item>
          <text:p text:style-name="P56">Anti-vaxx (</text:p>
        </text:list-item>
        <text:list-item>
          <text:p text:style-name="P56">QAnon (</text:p>
        </text:list-item>
        <text:list-item>
          <text:p text:style-name="P56"/>
        </text:list-item>
        <text:list-item>
          <text:p text:style-name="P56"/>
        </text:list-item>
        <text:list-item>
          <text:p text:style-name="P56">Environmentalists of the time saw the energy-efficiency of nuclear power as a , including Lawrence Moss, a nuclear engineer and friend of one of Eugene’s professors </text:p>
        </text:list-item>
        <text:list-item>
          <text:p text:style-name="P56">The environmental movement embraced nuclear power, but then turned away from it when pathos replaced rationality. The same anti-science view similarly crippled the response to climate change and the pandemic. </text:p>
        </text:list-item>
        <text:list-item>
          <text:p text:style-name="P56">The warrior mythology arose to make it seem unpatriotic to even question anything this military did. </text:p>
        </text:list-item>
        <text:list-item>
          <text:p text:style-name="P56">It had seemed like an awakening, and yet each of these seeming advances would reveal themselves to have been little more than a splash of new paint on a house whose timbers were rotting away on the inside. </text:p>
        </text:list-item>
        <text:list-item>
          <text:p text:style-name="P56"/>
        </text:list-item>
        <text:list-item>
          <text:p text:style-name="P56"/>
        </text:list-item>
        <text:list-item>
          <text:p text:style-name="P56"><text:soft-page-break/>When Eugene’s father and uncles returned from Europe and Asia following World War II, America's warriors were widely feted as they rejoined a workforce that would drive an unprecedented era of prosperity; the ‘<text:a xlink:type="simple" xlink:href="https://en.wikipedia.org/wiki/G.I._Bill" text:style-name="ListLabel_20_10" text:visited-style-name="ListLabel_20_10"><text:span text:style-name="T3">G.I.. Bill</text:span></text:a>’ provided white WWII veterans with benefits to pay for education, buy homes, and start businesses. In contrast, the Vietnam War ended in ignominy, the only possible outcome for a war that a political stance and never a real war. There was a misplaced public backlash against the American soldiers, many of whom had been conscripted to fight a war against an enemy that posed no threat to America, but who had served because they had been either selected to serve or chose to do so. The reaction to that backlash would lead, in time, to the creation of a warrior mystique in the public mind that would make it politically incorrect to say anything negative about the military the next time America went to war for reasons of political necessity. By the time of the first <text:a xlink:type="simple" xlink:href="https://en.wikipedia.org/wiki/Gulf_War" text:style-name="ListLabel_20_10" text:visited-style-name="ListLabel_20_10"><text:span text:style-name="T3">Gulf War</text:span></text:a>, the mythology of the military being the only good thing about the federal government was firmly entrenched. In a time when government was deemed to be the problem, spending on the military was still deemed to be a great good. Soldiers and veterans were revered. </text:p>
        </text:list-item>
        <text:list-item>
          <text:p text:style-name="P56"/>
        </text:list-item>
        <text:list-item>
          <text:p text:style-name="P56">As a high school student, Eugene had initially wanted to study physics, but he also wanted to have a job, and so he enrolled into engineering studies at the suggestion of two student co-workers from India. Initially, he chose electrical engineering, but then changed to nuclear after seeing it as being more in synch with his love of physics. Nuclear was also seen as being environmentally hip at the time--witness the talk by the president of the Sierra Club, a colleague of one of Eugene’s professors and a fellow nuke. It would not be until TMI that nukes were widely seen as anti-environment--by the same sort of anti-science people who would later see climate change as a fraud and vaccines as more dangerous than disease. </text:p>
        </text:list-item>
      </text:list>
      <text:p text:style-name="P1"/>
      <text:list xml:id="list70031918948982" text:continue-numbering="true" text:style-name="WWNum33">
        <text:list-item>
          <text:p text:style-name="P56">What Eugene would come to understand, later, was that the very rich, who funded libertarian ‘think tanks’ under the cover of university affiliation to convey upon the utterances of those think tanks, an air of academic legitimacy, knew that they were playing a long game. And the goal of that game was to convince enough Americans that the federal government would work best for them if its role were to be rolled back to what it had been around the year 1900: before the world wars, before FDR’s New Deal, before the imposition of inheritance taxes, and certainly before such abominations as the 1993 Motor Voter Act, which sought to simplify voter registration and flood the polling locations with millions of undereducated and voters who grown up believing that the government was supposed to do things for them! </text:p>
        </text:list-item>
        <text:list-item>
          <text:p text:style-name="P56">What the rich wanted was a government that worked for them, and them alone. They, the rich, were the ‘makers’ of the economy, and everybody else was a ‘taker,’ and therefore expendable. The focus of government should be to protect the ‘makers,’ from whom all blessings flow, and the best type of government to achieve this laudatory goal was a government that was small, providing little more than a system of rules to ensure law and order, a military force to protect national interests, and a laissez faire attitude regarding the market, which was worked best when steered only by the forces of capitalism. </text:p>
        </text:list-item>
        <text:list-item>
          <text:p text:style-name="P38"/>
        </text:list-item>
      </text:list>
      <text:p text:style-name="P1">In his thirties, Pastor Joseph Johnson had married the church secretary, Emily Bounds, and their union had produced a towheaded boy who they named Moses. Moses soon became a fixture of Christ the Conqueror Church. Running up and down the aisles between the pews as Joseph wrote his Sunday sermon, Moses was an active boy--too active for his mother, who never seemed to recover from the depression that had set in following the birth of her child. </text:p>
      <text:p text:style-name="P1">In truth, Emily Bounds-Johnson had never wanted to become a mother--or even a wife. All she had really wanted was the financial freedom that she believed marriage would bring her. As the daughter of a minister, her childhood had been comfortable and untroubled, and as an adult her only goal had been for more of the same. The reality of marriage, which seemed to her like some kind of enforced bondage, was bad enough. But motherhood had been more than she could tolerate, what with the complete loss of privacy and any hope of a personal life. As soon as she could, Emily sent Moses off with his father to his job at the church, where the new secretary could help watch over the child while Emily found the peace she craved. It was not long before she filed for divorce and returned to live with her father and mother. </text:p>
      <text:p text:style-name="P1"/>
      <text:p text:style-name="P101"><text:bookmark text:name="_6k72dx25cxwd"/><text:span text:style-name="T12">9 months BGD, Oklahoma City, Oklahoma</text:span>. KEEP?</text:p>
      <text:p text:style-name="P1">Raymond Kranz, President and CEO of Americus Industries, the corporate ‘person’ that stood astraddle a massive conglomerate of business entities that ranged from <text:span text:style-name="T12">Accommodations and Food Services</text:span> (motels, hotels, restaurants, cafes, and snack machines) to <text:span text:style-name="T12">Wood Product Manufacturing</text:span> (lumber, trusses, plywood, veneers, paper, and containers ) mulled the initial draft of a policy position that had come to his attention. In addition to being a corporate executive of immense stature in the heartland of America, Kranz was also the chairman of the Heartland Freedom Foundation, a political lobbying group that--thanks to the financial might of Americus Industries--pushed policies consistent with the conservative values of tradition, limited government, Christianity, capitalism, and rugged individualism. It was in this second capacity that he carefully read the document on his screen. </text:p>
      <text:p text:style-name="P1">Kranz was, of course, not stupid enough himself to buy into the notion underying every Heartland Freedom Foundation policy statement--namely that the Democrats are trying to turn America into a communist regime--but he understood that there were plenty of angry rubes out there who had been conditioned by years of the right-wing propaganda pushed by Fox and One America and who were gullible enough to start believing the heavily distorted version of the news they were exposed to night and day. All Heartland had to do was keep pushing the story line and keep people angry and then let the Republican representatives that had been paid for do the job of whittling down government until there was nothing left to keep rich people like Kranz from being the up-front leaders instead of the behind-the-curtain puppet masters of democracy. </text:p>
      <text:p text:style-name="P1">Democracy! Kranz snorted aloud at the folly of it. For millennia, humanity had known that autocracy was the most natural and the most efficient form of government. Give one person the power to get things done, and they actually get things done. It was like the old saying about Hitler and Mussolini: they made the trains run on time! Whether they did so in reality or not was not important; what was important was that people came to believe that it was true, and that future generations would grow up thinking that it was true. As long as the memory of the past is rosier than the reality of the now, then people will clamor for the mythical greatness of that halcyon past. </text:p>
      <text:p text:style-name="P1">Kranz’s goal, and the goal of the Heartland Freedom Foundation, was to convince the American public that there was a time in the past when America was great, truly great, and all that was needed to regain that greatness was to return the government to what it was back then. There was, of course, some argument as to which era was America’s finest, but for Kranz it would be about 1800, when the new nation was funded mainly by tariffs levied to protect American industry. <text:s/>The year 1800 was also not encumbered by laws regarding slavery, which although the practice had some unsavory aspects--Kranz would admit as much--it had enabled American industry to grow, especially in the south, at a much faster rate than would have been the case without it. Without slavery, America might not have become the world-thumping power that it eventually became, and shouldn’t that be enough to convince the skeptical that it was a justified means to an end?</text:p>
      <text:p text:style-name="P1">Besides, what was an unlivable minimum wage but another means to enslave the workers needed to power American industry? Pay them more, and they might dig their way out of debt and think about doing something better with their lives. No, it was better for America that there always be a slave class who have no choice but to take whatever job is available to stay alive, even if that life is miserable. We just don’t call them slaves anymore. </text:p>
      <text:p text:style-name="P1">Kranz checked his ruminations. He had no time for thinking about philosophical matters right now--the policy statement! </text:p>
      <text:p text:style-name="P1">“The Heartland Freedom Foundation, which was formed to protect the American way of life built upon the principles of conservative Christian values, limited government, capitalism, and rugged individualism stands staunchly opposed to the introduction of the new technology known as ‘nsilk.’ This technology, invented in the ruins of the former European Union, is but a thinly-veiled strategy for brainwashing independent Americans into believing the principles of socialism and communism. Allow even one American to be equipped with this tool of the groupthink, and the country will fall! The important and use of nsilk must be forbidden to protect the American way!” </text:p>
      <text:p text:style-name="P1">It was a skimpy statement, devoid of details, but it would do. The details, which would delve further into the evils to be unleashed by the linking of human brains to the net--and to each other--would come later as the army of propagandists on Kranz’s created the ‘facts’ that they had been hired to create. </text:p>
      <text:p text:style-name="P1">He forwarded the statement with his approval. </text:p>
      <text:p text:style-name="P101"><text:bookmark text:name="_pfksajxmpv9v"/>1 year BGD, The Vatican , Italy. </text:p>
      <text:p text:style-name="P1">Pope Pius XIII’s initial reaction upon learning of the creation of an injectable fluid that creates a connection between a human mind and the net was revulsion. Almost a century removed from the publications of the Jesuit priest Pierre Teilhard de Chardin, Pope Pius recoiled at the thought of a resurgence of new age teachings about the creation of a collection consciousness rather than the one-to-one relationship of man to God that the church had always stood behind. No, neither Giuseppe Morelli, the creator of nsilk, nor the sycophantic reporters who reported on his invention had not--yet--said anything about a collective consciousness being a substitute for God, it was just a matter of time before they did. </text:p>
      <text:p text:style-name="P1">Seated at his writing desk, Pope Pius drafted a decree to be issued with urgency. <text:s/>He wrote with a pen upon crisp white paper, having renounced the use of computers, and the net, decades earlier during the dark days of the social media wars. Although it was true that social media, and the divisions it cracked open in society, could be credited with a resurgence in popularity for the church, it remained a two-edged sword that cut in unpredictable ways. It was better, the Pope had concluded, for a man to write using his own hand than to type his innermost thoughts using a keyboard, knowing full well that each keystroke was being broadcast to the world. </text:p>
      <text:p text:style-name="P1">The Pope’s staff would format the bull in which the decree was issued later, adding Papal title and the incipit used for recordkeeping purposes. Pope Pius focused on the gist of the degree, which was that one’s primary focus should be on one’s relationship with God--not with one’s relationship with others. God, the Pope wrote, is the center of the network of connections between one human and another, and God provides the only network that is necessary for one human to connect to another.</text:p>
      <text:p text:style-name="P1">Satisfied with his draft, the Pope handed it to his valet, who nodded and whisked it off to be reviewed by other members of the Papal office, who would likely suggest edits for His Holiness to consider. When the wording was final, it would be ensconced in a document with all the bells and whistles required of a formal Papal announcement, and it would be published, as all documents were, to the net. </text:p>
      <text:p text:style-name="P39"/>
      <text:p text:style-name="P1"><text:span text:style-name="T26">A COMPUTER IN HIS BRAIN? Giuseppe Morelli, inventor of the Asimovic Brain used in AutomaIT’s Ganymede androids and the nsilk fluid that provides the Ganymedes with their revolutionary link to the net, says that he has injected himself with a version of nsilk designed for organic brains. Last year, Morelli stunned the world with his announcement of dachshund puppies who had been injected with nsilk, which enabled the canines to communicate with humans using words and phrases translated from their thoughts. Now, Morelli says that he himself is able to search the net using the power of thought. He can also, he revealed, communicate with other nsilk-equipped entities--Ganymede androids and his experimental dachshund puppies--using non-verbal protocol. </text:span><text:span text:style-name="T29">Wired</text:span><text:span text:style-name="T26">.</text:span></text:p>
      <text:p text:style-name="P1"><text:span text:style-name="T20">“Vladimir Vladimirovich Putin gained control of the Russian Republic at the end of the twentieth century, and he continues to be in control as I write this paragraph. No other human in history has reigned for so long--or lived for so long. It is rumored that the man has either become an automaton powered by Putin’s living brain or that Russia is being run by a whole brain AI emulation of Vladimir Putin.”</text:span> <text:s/></text:p>
      <text:list xml:id="list817920" text:style-name="WWNum34">
        <text:list-item>
          <text:p text:style-name="P57"><text:span text:style-name="T19">Javier Guzmán, A Complete History of the Humanist Coalition: From Inception to Final Freedom</text:span></text:p>
        </text:list-item>
      </text:list>
      <text:p text:style-name="P88"><text:bookmark text:name="_p20dod5lx40j"/>News</text:p>
      <text:p text:style-name="P1"><text:soft-page-break/><text:span text:style-name="T26">TENTH ANNIVERSARY OF THE END OF TRUMPISM: TRIUMPH OR CALL TO BATTLE? Ten years after the bombastic Donald Trump was removed from the White House, the battle continues to rage between Trump’s ardent supporters and his most fervent detractors. A hero to the former, a lying con man to the latter, there is little middle ground when it comes to this divisive American President. Some Republican politicians still try to follow in Trump’s footsteps, hoping that lighting will strike twice. So far, none appear to have the unique connection with “the deplorables,” as members of Trump’s base were called by Democrat candidate Hilary Clinton during her campaign against Trump in 2016. But, one thing remains the same: America continues to be a nation divided. </text:span><text:span text:style-name="T29">The Economist</text:span><text:span text:style-name="T26">.</text:span></text:p>
      <text:p text:style-name="P1"><text:span text:style-name="T26">IRAN HAS THE BOMB, AND A MISSILE TO DELIVER IT! Government insiders say that Iran has successfully tested an atomic bomb and has dozens more ready to use against the “infidels who have tried to ruin the economy of Iran.” Israeli defense forces move to highest threat level as the forces of Islam threaten regional peace. US Secretary of State warns Iranian Supreme Leader of American resolve to “avenge any strike against Israel!” </text:span><text:span text:style-name="T29">American the Beautiful News Network</text:span><text:span text:style-name="T26">.</text:span></text:p>
      <text:p text:style-name="P1"><text:span text:style-name="T26">RURAL RULE OF CITIES SETS LIMITS ON INFRASTRUCTURE IMPROVEMENT. In states controlled by Republican legislatures, it is common to see restrictions on the ability of counties and cities to raise the taxes needed to address urban needs, such as installing the I2V communications infrastructure needed for autonomous vehicles or creating public transportation options. In Idaho, for example, which has been under GOP rule for decades, the governor and the legislature have long been unwilling to grant counties and cities the same local rule approach that they themselves demand for the state. </text:span><text:span text:style-name="T29">Idaho Press</text:span><text:span text:style-name="T26">.</text:span></text:p>
      <text:p text:style-name="P1"><text:span text:style-name="T26">SHOTS FIRED ON I84; SIX DEAD BEFORE GUNMAN KILLED. The continuing friction between self-driving vehicles and human-driven vehicles on the stretch of I84 between Caldwell and Boise erupted in gunfire earlier today, when the driver of a truck turned across a lane of stuck traffic, exited his cab with a semiautomatic rifle, and began shooting at the single seat 1-pods moving up between the lines of vehicles. Idaho State Troopers arrived in one of the new E-VTOL patrol craft within minutes and fatally shot the gunman, but not before six riders of the pods had been killed. </text:span><text:span text:style-name="T29">Idaho Press</text:span><text:span text:style-name="T26">. </text:span></text:p>
      <text:p text:style-name="P1"><text:span text:style-name="T26">NewsLeftovers</text:span></text:p>
      <text:p text:style-name="P88"><text:bookmark text:name="_e6zjuf67v7nc"/>ZPE probe</text:p>
      <text:p text:style-name="P1">Ever since Lady Maria had gotten her late mother’s long dormant zpe probe to function again, she had been fascinated by the data it revealed. Even after she had designed her own version of a zero point energy probe, with a better focusing mechanism and filtering to hold back the migraine-inducing torrent of data of the original, she remained puzzled about the oddity that the axis of the data should always be where the data were accessed. But, after carefully re-reading her mother’s notes, she came across a page in which the terms <text:span text:style-name="T12">axis mundi</text:span> and <text:span text:style-name="T12">cosmic axis</text:span> had been scribbled in the left margin, almost obscured by the binding. Results from her initial queries told her that the terms were synonyms, along with <text:span text:style-name="T12">world axis</text:span>, <text:span text:style-name="T12">navel of the world</text:span>, and <text:span text:style-name="T12">world pillar</text:span>. In ancient mythology, the axis mundi was the place where heaven meets earth, and in the geocentric view of the ancients, the heavens spun about the earth. </text:p>
      <text:p text:style-name="P1">Further research revealed that it had been natural for early ancient humans, who had little understanding of the vastness of the world, to think that the axis mundi, the place where they connected to their gods, existed only in the spaces with which they were familiar: a nearby mountain, for example, or constructed features, such as a human-constructed pyramid. These were the sacred places where humans and their gods mingled, and they were holy and fixed in place. </text:p>
      <text:p text:style-name="P1">However, as humanity grew, and as its members spread over the face of the Earth, those who traveled needed to take portable links to the gods with them. Thinking about the axis mundi evolved to allow multiple sites of access to the holy. The ancient Greeks had no trouble seeing the Temple at Delphi, the world tree Moria, and Mount Olympus as all being the center of the world. Wherever one connected to the higher powers <text:span text:style-name="T12">was</text:span> the axis mundi. In the parlance of the philosophers, <text:span text:style-name="T12">God’s center is everywhere and his circumference is nowhere</text:span>. </text:p>
      <text:p text:style-name="P81">And so Lady Maria, too, had become comfortable with the concept that the point of connection to space-time data resides anywhere the data are tapped. From her perspective, it was as though the minute particle of space-time from which the universe had sprung at the moment of the Big Bang existed everywhere, and it somehow retained the properties of the point that it had been at the time of creation. A point has no dimensions. Wherever you touch a point, it is still a point, and everything outside of the point is elsewhere, but this point can be accessed anywhere and from all locations. Touch the dataplane of the universe, and you touch the point of origin, and you see your relationship to everything else. </text:p>
      <text:p text:style-name="P81">Lady Maria dubbed this point of connection to the cosmic dataplane the <text:span text:style-name="T12">Allpoint</text:span>. When not busy with other work, or when bored, she would power up her zippy probe and wonder what it all meant. The data were fascinating, and it seemed to Maria that they were organized in terms of objects. The primary object was always herself, and her location was at the origin, but beyond the string of digits that applied to her, she began to recognize other objects, including people, animals, and even inanimate things. </text:p>
      <text:p text:style-name="P81">The original probe had been a secondary focus of her mother’s research at the University of Padua. Chava Katzenellenbogen-Morelli had been looking for a power source rather than data; she was completely unaware of the data revealed by the probe until Chava was outfitted with nsilk by her husband Giuseppe, the inventor of nsilk. And then, when she was exposed to the raw data storm, it drove her crazy. </text:p>
      <text:p text:style-name="P81"/>
      <text:p text:style-name="P81">Incredibly, in one way it did work. The probe itself was powered by the zero point energy it detected. There were no batteries or other power source; it simply siphoned a bit of the quantum level energy directly in a manner that Lady Maria was still groping to understand. </text:p>
      <text:p text:style-name="P81"/>
      <text:p text:style-name="P81">Over the next week, Lady Maria had designed a new circuit board and housing, using the silk-manipulable nfab material of her own design, and into the new probe body she placed the valve. Now, as she powered up the device and connected to it, she was able, for the first time, to see the data changing as she moved the device, and it was not long before she realized that the data seemed to belong to specific objects, including herself, others nearby, and even objects within objects: if she looked at her data and sharpened the focus, she could see huge numbers of object within, which she thought might be cells or other microorganisms. </text:p>
      <text:p text:style-name="P81">It was fantastic, it was overwhelming, but her studies left her little time to focus on either the device or the data except as a hobby, and so both languished in the background for nearly a decade as Lady Maria completed her undergraduate studies and then, with the blessing of her patriarch uncle, was admitted to graduate studies. She continued to share a room with her undergraduate roommate, Ada Schumacher, and on those late nights when the two shared a bottle of wine and antipasti in their room, Lady Maria had spoken of the device, revealing that it seemed to show interesting data about space-time and the objects within it. Ada, who was studying data analysis at the University of Padua, had indicated a mild fascination with this revelation, but her interest never lasted beyond the wine; by morning’s light, when the two young women would rise, sometimes still in each other’s embrace, all talk about space-time data would have been forgotten. </text:p>
      <text:p text:style-name="P1">Many times, Lady Maria wondered if the Allpoint and its data was the truth that had driven her mother mad some twenty seven years earlier? Lady Maria had only been an infant at the time, but she had memories of a chaotic scene of shouting, of frenzied nsilk dm shouts from her mother and father that had been laden with emotions, and images of slashing with a knife, and of blood. Chava <text:s/>Katzenellenbogen-Morelli had burst through the door that rainy evening, her father had explained years later, and her eyes filled with a horrible rage. He did not know at the time, but he would later learn, that his wife had killed her parents in their Padua home before she hopped on the last flight back to Florence. There, she grabbed a kitchen knife and began slashing at Maria’s father and Maria’s grandmother, and--as Giuseppe Morelli would admit to his daughter years later--at Maria as well as Giuseppe shielded the child with his body and retreated from his maddened spouse. Cut and stabbed in many places, Giuseppe finally managed to grab the knife, and Chava had run out into the night and plunged into the River Arno. Her body would be recovered days later. </text:p>
      <text:p text:style-name="P1">But the existence of the Allpoint, and the data to which it connected, had not seemed to be enough to explain her mother’s insanity. It was mind-blowing, to be sure, but it didn’t seem enough to drive a person insane. In fact, the physical nature of the coordinates should have been a comfort to the former Chava Katzenellenbogen, born of Jewish parents in the city of Padua. The coordinates were presented in Hebrew when Lady Maria first managed to restore her mother’s device to functionality. Maria’s own familiarity with Hebrew was limited, but with the assistance of an nsilk AI app translating the feed, she had been able to set up real time conversions to the Arabic numerals she was used to. </text:p>
      <text:p text:style-name="P1">Now, floating near the centerline of the Vesucci, she saw the data--starting with her own space-time object number and what she assumed to be coordinates. Each field showed the usual 256 zeroes except for two of the coordinate fields, whose interpretation she had not yet figured out. There were many other fields as well, each the same astonishing 256 characters in length, and although she guessed that some of these might show such physical characteristics as pitch, roll, and yaw for a moving object; until this trip, she had never had the opportunity to see the data in action, so she had set up data collection algorithm to take snapshots of the data that could be analyzed later. <text:s/></text:p>
      <text:p text:style-name="P81">As she expanded the focus by zooming out--a mental action that felt like viewing things in one’s peripheral vision--she could see the data for her three Russian crewmates as well as the two canaries in the 1g forward torus control room. In contrast to what she felt on Earth, where the staggering number of living objects and containers made it difficult to distinguish one from another, here in space, the data stream was much simpler to interpret. Expanding the focus a bit more, she could see the data for the container object--the ship--and beyond the Vespucci were the Moon, and the Earth. Zooming in on the latter, Lady Maria located the coordinates of one of the few structures she had identified: the Ponte Vecchio bridge that straddled the Arno not far from her family home. </text:p>
      <text:p text:style-name="P81">As she thought of her mother killing herself by jumping from the bridge into the rain-swollen river, Lady Maria shifted her focus back to the Vespucci and the origin around which the universe swirled. It was beautiful and terrifying at the same time: beautiful because the universe was an orderly collection of objects whose properties were faithfully recorded in a database that underlaid space-time, terrifying because the existence of of such a database implied some sort of administrator, whether living or not, that constantly collecting and updating the data. Lady Maria had often wondered about how staggeringly large such a database might be, but between her teaching duties and her work on the Vespucci’s Alcubierre Drive, she had had few opportunities to contemplate the details. Now, drifting along the core of the ship while performing a few final checks, she allowed herself to think about such things. </text:p>
      <text:p text:style-name="P1">Start with just the living things, many of which are tiny. On Earth alone, there are an estimated 10<text:span text:style-name="T50">26</text:span> living things, not including bacteria and viruses. Include the latter, and you have some <text:a xlink:type="simple" xlink:href="https://www.nature.com/articles/nrmicro2644" text:style-name="ListLabel_20_10" text:visited-style-name="ListLabel_20_10"><text:span text:style-name="T3">10</text:span></text:a><text:a xlink:type="simple" xlink:href="https://www.nature.com/articles/nrmicro2644" text:style-name="ListLabel_20_20" text:visited-style-name="ListLabel_20_20"><text:span text:style-name="T9">31</text:span></text:a><text:a xlink:type="simple" xlink:href="https://www.nature.com/articles/nrmicro2644" text:style-name="ListLabel_20_10" text:visited-style-name="ListLabel_20_10"><text:span text:style-name="T3"> </text:span></text:a>life forms with their own data structures. Expand the count to the galaxy. The Milky Way galaxy has about <text:s/><text:a xlink:type="simple" xlink:href="https://web.archive.org/web/20130104063220/http://www.space.com/19103-milky-way-100-billion-planets.html" text:style-name="ListLabel_20_10" text:visited-style-name="ListLabel_20_10"><text:span text:style-name="T3">10</text:span></text:a><text:a xlink:type="simple" xlink:href="https://web.archive.org/web/20130104063220/http://www.space.com/19103-milky-way-100-billion-planets.html" text:style-name="ListLabel_20_20" text:visited-style-name="ListLabel_20_20"><text:span text:style-name="T9">11</text:span></text:a><text:a xlink:type="simple" xlink:href="https://web.archive.org/web/20130104063220/http://www.space.com/19103-milky-way-100-billion-planets.html" text:style-name="ListLabel_20_10" text:visited-style-name="ListLabel_20_10"><text:span text:style-name="T3"> planets</text:span></text:a>, and if just one in one thousand supports life, then there are 10<text:span text:style-name="T50">31</text:span> * 10<text:span text:style-name="T50">11</text:span> divided by 1,000 = 10<text:span text:style-name="T50">39</text:span> objects to track. Multiply this number by the estimated number of galaxies in the universe, and you have a staggering 10<text:span text:style-name="T50">39</text:span> * <text:a xlink:type="simple" xlink:href="https://phys.org/news/2017-01-universe-trillion-galaxies.html" text:style-name="ListLabel_20_10" text:visited-style-name="ListLabel_20_10"><text:span text:style-name="T3">2*10</text:span></text:a><text:a xlink:type="simple" xlink:href="https://phys.org/news/2017-01-universe-trillion-galaxies.html" text:style-name="ListLabel_20_20" text:visited-style-name="ListLabel_20_20"><text:span text:style-name="T9">12</text:span></text:a> = 2*10<text:span text:style-name="T50">51</text:span> individual living objects, each of which has been cataloged and each of which is being actively tracked by some unknown entity!</text:p>
      <text:p text:style-name="P1">Who is the administrator?</text:p>
      <text:p text:style-name="P88"><text:bookmark text:name="_6kf8up67bgvs"/>The Rich</text:p>
      <text:p text:style-name="P1">“In 2016, the wealthy elites who largely control politics around the globe, and who almost uniformly detest democracy, decided to push one of their own as their preferred candidate for President of the United States. He wasn’t the smartest of their club, but he was a sucker for flattery (and therefore easily controlled), and he had no scruples that would interfere with doing what he was asked to do. If he somehow managed to turn America towards autocracy, it would be worth the risk of placing him in control.”</text:p>
      <text:p text:style-name="P1">“By then, the propaganda engines of the wealthy elite had convinced a sizable fraction of the American working class that the intellectual elites were their enemy, and that the wealthy were the friends of the working class. It was an outrageous lie, but enough of the working class electorate accepted the lie to elect a man wholly unlike them to the White House: where the working class were industrious and moral, he was a loafer totally bereft of morals. He spent his mornings watching the news for stories about himself and sharing his incoherent reactions on social media. In the afternoons he pretended to be a leader by boasting about his imagined accomplishments while playing golf.”</text:p>
      <text:p text:style-name="P1">“Ultimately, many of those who had been duped realized their mistake in trusting the rich, and they voted to get rid of the would-be authoritarian in the next election.”</text:p>
      <text:p text:style-name="P1">“However, the rich elite had also learned from their mistake, and the next time they chose a pawn, they chose a game piece more likely </text:p>
      <text:p text:style-name="P1"/>
      <text:p text:style-name="P1"><text:soft-page-break/>to respect from the proletariat: Randall Simmons, the former national champion quarterback for UCLA and a first-round draft pick of the Washington Wolfpack who led his team to two Super Bowl victories before retiring and . Simmons was considerably younger, smarter, and much more polished as a leader than the last Republican candidate who had stepped from the boardroom to the White House.”</text:p>
      <text:p text:style-name="P1">“Running on a ticket that paired him with a hispanic Vice Presidential candidate--his wife, the junior senator of the state of Texas, Valeria Molina-Simmons --Simmons was swept into office with strong support in all states, including the south and the midwest, buoyed by the strength of a campaign whose catchphrase was ‘Ride the Rocket,’ a reference to Simmon’s nickname during his NFL years: ‘Rocket Arm Randall.’”</text:p>
      <text:p text:style-name="P1">“He had not been in office for two months when he participated in what turned out to be the last meeting of the G10. <text:s/>It also turned out to be the beginning of the end for President Randall Simmons, the United States, and the last great democracies worldwide.”</text:p>
      <text:p text:style-name="P88"><text:bookmark text:name="_tcasjsabzt4a"/>Angelique</text:p>
      <text:list xml:id="list70030638025344" text:continue-list="list70031025720947" text:style-name="WWNum28">
        <text:list-item>
          <text:p text:style-name="P51">Small wonder. Like uncounted others, Angelique had watched the videos of Maria Morelli’s sudden appearance above the Arno River over and over, each time marveling at the imagery as the sole survivor from the first human-occupied FTL spaceship popped into existence, her arms outstretched to form a cruciform, her hands opening to release the two canaries that had also been on the ship. The religious connotations were overwhelming, and Maria Morelli had quickly risen to the status of a religious cult figure of the type that had not been seen since . . . Jesus Christ? </text:p>
        </text:list-item>
        <text:list-item>
          <text:p text:style-name="P51">Personally, Angelique had been agnostic since her teens, but she had been raised Catholic and she had felt a rare twinge of faith--or was it wishful thinking?--upon seeing several of the video recordings of the event, captured by tourists using their nsilk interfaces on that rainy day. Now, in a few hours, she would see the now-famous Dr. Morelli up close. If she could also get a quote from the enigmatic physicist, it might even pay for the cost of the trip, which was hard to get approval for in an era where social media and government ownership of the media had pretty much destroyed real news. </text:p>
        </text:list-item>
        <text:list-item>
          <text:p text:style-name="P51">It had taken no small amount of cajolery for Angelique to get the NYT to pop for the trip to Italy and a couple of nights in a hotel. Ultimately, she had sold the idea to her editor as a rare feel-good story in a world that had had very little to feel good about since democracy began its long decline in the early part of the twenty-first century. Maria Morelli was a heroic icon in a time when heroes had become rarities, a child genius who had become wealthy in her teens. By the time she entered the University of Padua, Maria was the face of a new generation of entrepreneurs who had forever changed how humans interacted with the net. And, then, she had topped even that achievement by making FLT travel a reality: nearby star systems were now purported to be days away rather than years. </text:p>
        </text:list-item>
        <text:list-item>
          <text:p text:style-name="P51">Still the video Antonio had sent was intriguing. In it, Angeliqe saw a young girl, an African style kufi on her head, pressing her dark brown hair to the sides of her head. The girl was also wearing white tee shirt, and although the shot framed her from the waist up, you could see the tops of her jeans in the bottom of the screen. Had the video come from anybody but her uncle Antonio, Angelique might have dismissed it as the product of clever video editing, but she had never known Antonio to be the sort to fall for or repeat fakery of any sort. As a final proof, the camera turned at the end of the video to show it’s handler: Antonio Romano. </text:p>
        </text:list-item>
      </text:list>
      <text:p text:style-name="P88"><text:bookmark text:name="_inrzrzu002er"/>Nsilk</text:p>
      <text:list xml:id="list70031305558034" text:continue-numbering="true" text:style-name="WWNum28">
        <text:list-item>
          <text:list>
            <text:list-item>
              <text:list>
                <text:list-item>
                  <text:list>
                    <text:list-item>
                      <text:list>
                        <text:list-item>
                          <text:list>
                            <text:list-item>
                              <text:list>
                                <text:list-item>
                                  <text:list>
                                    <text:list-item>
                                      <text:list>
                                        <text:list-item>
                                          <text:p text:style-name="P51">“Although the propagation of nsilk had been growing steadily, the demand went exponential with the arrival of nfab. Accessing the net directly through one’s mind was, of course, much better than accessing it through computers and phones, and it was exciting, but even that excitement paled compared with having the power to change how one’s clothes looked with just a thought.”</text:p>
                                        </text:list-item>
                                        <text:list-item>
                                          <text:p text:style-name="P51">“News of the Florentine girl genius who was the driving force behind nTessuto SrL spread quickly, but the first reporter to get the inside scoop was Paolo Romano’s older sister, Angelique Romano. </text:p>
                                        </text:list-item>
                                        <text:list-item>
                                          <text:p text:style-name="P16"><text:span text:style-name="T12">Excerpt from A Complete History of the Humanist Coalition: From Inception to Final Freedom, by Javier Guzmán</text:span></text:p>
                                        </text:list-item>
                                      </text:list>
                                    </text:list-item>
                                  </text:list>
                                </text:list-item>
                              </text:list>
                            </text:list-item>
                          </text:list>
                        </text:list-item>
                      </text:list>
                    </text:list-item>
                  </text:list>
                </text:list-item>
              </text:list>
            </text:list-item>
          </text:list>
        </text:list-item>
      </text:list>
      <text:p text:style-name="P68"><text:span text:style-name="T23">“I love you sons of bitches. You’re all I read any more. You're the only ones who’ll talk all about the really terrific changes going on, the only ones crazy enough to know that life is a space voyage, and not a short one, either, but one that’ll last for billions of years. You’re the only ones with guts enough to really care about the future, who really notice what machines do to us, what wars do to us, what cities do to us, what big, simple ideas do to us, what tremendous misunderstanding, mistakes, accidents, catastrophes do to us. You're the only ones zany enough to agonize over time and distance without limit, over mysteries that will never die, over the fact that we are right now determining whether the space voyage for the next billion years or so is going to be Heaven or Hell.”</text:span></text:p>
      <text:p text:style-name="P68"><text:span text:style-name="T23">― Kurt Vonnegut, God Bless You, Mr. Rosewater</text:span></text:p>
      <text:list xml:id="list70032154883043" text:continue-list="list70030978752070" text:style-name="WWNum23">
        <text:list-item>
          <text:p text:style-name="P42">*****</text:p>
        </text:list-item>
        <text:list-item>
          <text:p text:style-name="P92"><text:bookmark text:name="_vr7vw7jyxeuk"/>The Vespucci</text:p>
        </text:list-item>
      </text:list>
      <text:p text:style-name="P1">“The cost of the WIC Vespucci program was a hefty three hundred trillion, with seventy percent of that amount going to the development of the massive fusion engines that would push the craft to 0.1c after breaking from Earth orbit. Controlled fusion had long been the dream of the nuclear energy community, but achieving success with mashing the nuclei of lighter elements together to release energy had been elusive, with each new generation of fusion researchers promising that a breakthrough will occur in ‘about twenty years.’ With the massive infusion of funding provided by the Vespucci program, that breakthrough finally happened. And, yes, it took almost all of twenty years; until shortly before the FTL trials of the Vespucci began, the fusion engineers were still fussing over the fusion engines for the full-scale ship.”</text:p>
      <text:list xml:id="list70030539772817" text:continue-numbering="true" text:style-name="WWNum23">
        <text:list-item>
          <text:p text:style-name="P42">“Unfortunately, for all the money and effort expended, the Vespucci’s fusion drives were only used twice: once on the outbound trip in the direction of Alpha Centauri, and again on the return trip.”</text:p>
        </text:list-item>
        <text:list-item>
          <text:p text:style-name="P42">“In each direction of the trial, the actual speed of the ship was boosted by Dr. Marie Morelli’s implementation of the <text:span text:style-name="T12">Alcubierre Drive</text:span> to an effective speed of 23.5c, at which pace the ship could reach Earth’s closest star in a little less than sixty-seven days. In ninety minutes of travel on its maiden voyage, the Vespucci traveled farther than any other human-made object. In ninety minutes of travel in the opposite direction, it then returned.”</text:p>
        </text:list-item>
      </text:list>
      <text:p text:style-name="P88"><text:bookmark text:name="_7hbd7iogtdl4"/>Democracy</text:p>
      <text:list xml:id="list70030714288172" text:continue-numbering="true" text:style-name="WWNum23">
        <text:list-item>
          <text:list>
            <text:list-item>
              <text:p text:style-name="P42">“As democracy in the former United States collapsed following the upheavals of the Great Desolation, the people and organizations in each of the resulting seven federations struggled with their roles in the new corporate feudal realms that were displacing traditional governments and ramping up the pace of automation. For many, there would be no role--no job, no position, and no safety net to keep them from crashing into complete poverty. For these poor souls, the rulers did what rulers have long done to make the sting of deprivation less painful: they would provide lots of religion, and the message that life is not easy, but, if you play by the rules, the afterlife is simply glorious!”</text:p>
            </text:list-item>
            <text:list-item>
              <text:p text:style-name="P42">“However, for those souls born into wealth and privilege, who already had a leg high up on the ladder of success, the role of religion was to alleviate the guilt that might be felt by having an easier path, living in a house the size of a mansion, and going to bed every night with the knowledge that their children were fully vaccinated against the scourge of the latest pandemic. For these relative few, whose chief focus in life was the accumulation of things, there was a need for somebody to tell them that it was okay to be filthy rich.”</text:p>
            </text:list-item>
            <text:list-item>
              <text:p text:style-name="P42">“In Texas and the rest of the Freedom Federation, that somebody was Joseph Johnson and Christ the Conqueror Church.”</text:p>
            </text:list-item>
            <text:list-item>
              <text:p text:style-name="P27"><text:span text:style-name="T12">Excerpt from A Complete History of the Humanist Coalition: From Inception to Final Freedom, by Javier Guzmán</text:span></text:p>
            </text:list-item>
          </text:list>
        </text:list-item>
      </text:list>
      <text:p text:style-name="P68"><text:span text:style-name="T23">“I love you sons of bitches. You’re all I read any more. You're the only ones who’ll talk all about the really terrific changes going on, the only ones crazy enough to know that life is a space voyage, and not a short one, either, but one that’ll last for billions of years. You’re the only ones with guts enough to really care about the future, who really notice what machines do to us, what wars do to us, what cities do to us, what big, simple ideas do to us, what tremendous misunderstanding, mistakes, accidents, catastrophes do to us. You're the only ones zany enough to agonize over time and distance without limit, over mysteries that will never die, over the fact that we are right now determining whether the space voyage for the next billion years or so is going to be Heaven or Hell.”</text:span></text:p>
      <text:p text:style-name="P68"><text:span text:style-name="T23">― Kurt Vonnegut, God Bless You, Mr. Rosewater</text:span></text:p>
      <text:p text:style-name="P72"/>
      <text:list xml:id="list70031787791157" text:continue-list="list70031305558034" text:style-name="WWNum28">
        <text:list-item>
          <text:list>
            <text:list-item>
              <text:list>
                <text:list-item>
                  <text:list>
                    <text:list-item>
                      <text:list>
                        <text:list-item>
                          <text:list>
                            <text:list-item>
                              <text:list>
                                <text:list-item>
                                  <text:list>
                                    <text:list-item>
                                      <text:list>
                                        <text:list-item>
                                          <text:p text:style-name="P97"><text:bookmark text:name="_cvisba5ec2ug"/></text:p>
                                        </text:list-item>
                                        <text:list-item>
                                          <text:p text:style-name="P51">“What they could use around here is a good war. What else can you expect with peace running wild all over the place? You know what the trouble with peace is? No organization. And when do you get organization? In a war. Peace is one big waste of equipment. Anything goes, no one gives a damn. See the way they eat? Cheese on pumpernickel, bacon on the cheese? Disgusting! How many horses have they got in this town? How many young men? Nobody knows! They haven’t bothered to count ’em. That’s peace for you! I’ve been in places where they haven’t had a war for seventy years and you know what? The people haven’t even been given names! They don’t know who they are! It takes a war to fix that. In a war, everyone registers, everyone’s name’s on a list. Their shoes are stacked, their corn’s in the bag, you count it all up – cattle, men, et cetera – and you take it away! That’s the story: no organization, no war!”</text:p>
                                        </text:list-item>
                                        <text:list-item>
                                          <text:p text:style-name="P51">Brecht, Bertold. Mother Courage and Her Children. </text:p>
                                        </text:list-item>
                                        <text:list-item>
                                          <text:p text:style-name="P93"><text:bookmark text:name="_542hx7wg89pj"/><text:soft-page-break/>The Question</text:p>
                                        </text:list-item>
                                        <text:list-item>
                                          <text:p text:style-name="P51"><text:span text:style-name="T20">“Christianity grew from nothing to thirty million followers in three centuries. </text:span></text:p>
                                        </text:list-item>
                                        <text:list-item>
                                          <text:p text:style-name="P58"/>
                                        </text:list-item>
                                        <text:list-item>
                                          <text:p text:style-name="P16"><text:span text:style-name="T19">Excerpt from A Complete History of the Humanist Coalition: From Inception to Final Freedom, by Javier Guzmán</text:span></text:p>
                                        </text:list-item>
                                        <text:list-item>
                                          <text:p text:style-name="P51">She also had an ace up her sleeve. Maria Morelli was no longer doing interviews with the press as she focused on the founding of the Church of the Allpoint, the cathedral complex of which was under construction south of the city, but Angelique’s cousin Paolo, now a priest, had suggested an enigmatic question to pose when close to Maria. It was an odd question, and even after gaining an understanding of its significance, she was unsure if she would pose it to Maria for fear that it might be insulting rather than inviting. She would make a decision when the moment came--if the moment came. </text:p>
                                        </text:list-item>
                                        <text:list-item>
                                          <text:p text:style-name="P51">The hotel was also close to the Pitti Palace, where the Duke of Florence resided, and where the Duke’s staff had approved Angelique’s visa request days prior to the trip. Her room was ready, so she inquired about Maria’s walking schedule; it was known that she walked to the cathedral construction site each afternoon, accompanied by one of her two androids. The desk android told her that Dr. Morelli usually took her airs about 2:30 pm; it was now nearly 1:00, so Angelique took the stairs to her room, unpacked her toiletries, and combed her hair. She then had a spritz <text:s/>at a streetside shop with a view of the wall surrounding Maria’s house and waited at her table on a chilly but beautiful Tuscan winter afternoon. </text:p>
                                        </text:list-item>
                                        <text:list-item>
                                          <text:p text:style-name="P51">Around 2:00 pm a crowd began slowly building, which was a reassuring sign that she had not missed the daily stroll of Maria Morelli. At first, the gathering had the air of a party, but as the clock swung closer to 2:30, the festivities became by measures subdued, until, by the time the brown robed figures of Maria and her android appeared at a gate that opened without fanfare onto the street, the gathering was quietly reverent. Those who had been waiting quietly followed Maria at a respectful distance as she walked south. </text:p>
                                        </text:list-item>
                                        <text:list-item>
                                          <text:p text:style-name="P51">Angelique worked her way to the front of the followers, where she was able to record nsilk images of the mostly silent procession as they walked through the city gates at Porto Romano and then up the winding path along Viale Machiavelli and Viale Galileo. In the street, vehicles rolled past quietly, their occupants sometimes taking notice of the procession and sometimes not. If you saw this everyday, Angelique imagined, it would become routine after a while, and it would lose whatever magic it had originally. Or perhaps the magic had become so strong that nobody wanted to sully it with banal remarks? The vibe was both reverent and eerie at the same time. </text:p>
                                        </text:list-item>
                                        <text:list-item>
                                          <text:p text:style-name="P51">On the road alongside the procession of walkers, the stares of passengers in the many u-pods and d-pods, which made up the majority of the traffic, indicated that the magic was still stirring the souls of the onlookers. Even passengers in the larger u-pods, which mainly carried tourist groups, were cognizant of Maria Morelli, the occupants pressing their faces against the glass windows as the vehicles rolled by. </text:p>
                                        </text:list-item>
                                        <text:list-item>
                                          <text:p text:style-name="P51">They had not yet reached the crest of the road at San Miniato al Monte when Maria and the robots peeled off onto a newly constructed side road and headed south and down a grade. As they did so, most of the procession turned and began retracing its path back to where it had started. Whether they did so to give Maria privacy or because of some other reason was not clear, but fully three-quarters of the followers dropped off. Angelique stayed with the smaller pack of devotees, who continued to follow the woman who had become a living saint in the eyes of many, feeling somewhat relieved: with fewer observers, she was more likely to pop the question that had been suggested. </text:p>
                                        </text:list-item>
                                        <text:list-item>
                                          <text:p text:style-name="P51">After a few more minutes of walking and a final sharp bend, a construction site came into view, consisting of a large open space perhaps two hundred meters by three hundred meters that had been leveled, and around which a perimeter wall had been constructed. From zir vantage point uphill of the construction, Angelique could see structures, one of which was the bones of a large cathedral, the cross-section of its nave forming the shape of an enormous A. The scale of the structure was similar to that of the Cattedrale di Santa Maria del Fiore in the center of Florence. Another structure looked like a gothic-inspired take on a college dormitory, and Angelique guessed that it might be the priory for housing mendicants--the monks or nuns associated with the church. The road itself ended in a loop before a section of wall consisting of three stories of portico-fronted outer offices that faced an open space freshly planted with cypress trees. Here, the followers held back as Maria and her android moved towards the entryway and the complex beyond. </text:p>
                                        </text:list-item>
                                        <text:list-item>
                                          <text:p text:style-name="P51">Continuing for a few steps further, to give her distance from the rest of the followers, Angelique mustered her courage and asked the question she had been encouraged to ask: “Doctor Morelli, do you have a Mother Box?” she said loudly to the back of the striding Maria Morelli. </text:p>
                                        </text:list-item>
                                        <text:list-item>
                                          <text:p text:style-name="P51">Maria stopped immediately, as did her android. The woman Angelique had interviewed as a child then turned and stepped forward to Angelique, who was frantically hoping that she had not overstepped her bounds. But, she had a story to write, and her cousin, who claimed to know Maria well, suggested that the question was a key to starting a conversation with Dr. Morelli. </text:p>
                                        </text:list-item>
                                        <text:list-item>
                                          <text:p text:style-name="P51">“I know you!” Maria stated. “We spoke fifteen years ago. You are Antonio’s niece.”</text:p>
                                        </text:list-item>
                                        <text:list-item>
                                          <text:p text:style-name="P51">“Angelique Romano,” Angelique said with a nod. “I’m a reporter with the New York Times now.”</text:p>
                                        </text:list-item>
                                        <text:list-item>
                                          <text:p text:style-name="P51">“Of course you are,” Maria replied, with the barest trace of a smile. “Hmm. Are you familiar with the Mother Box, Angelique? Do you know what it is?” </text:p>
                                        </text:list-item>
                                        <text:list-item>
                                          <text:p text:style-name="P51">Under Maria Morelli’s penetrating gaze, Angelique blushed, but she had not come totally unprepared. She had done her research after speaking with her cousin. “The Mother Box is a fictional computer that tapped the energy of something called the <text:span text:style-name="T12">Source</text:span> to do miraculous things,” she replied. The response had the cadence of a primary school student repeating a new piece of knowledge, but it was a purposefully shortened response regarding a device that was, according to what Angelique had learned, a personal sentient supercomputer. She had even read a few of the New Gods comics from which the term had originated, but they had made her no wiser as to the specifics. She had decided to err on the side of being vague and patently ignorant of any nuance rather than completely wrong. </text:p>
                                        </text:list-item>
                                        <text:list-item>
                                          <text:p text:style-name="P51">The trace of a smile became a full grin. “Do you want to take a look inside?” Maria asked. </text:p>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en" fo:country="none" style:letter-kerning="false" style:font-name-asian="Georgia1" style:font-size-asian="12pt" style:language-asian="zh" style:country-asian="CN" style:font-name-complex="Georg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none" style:letter-kerning="false" style:font-name-asian="Georgia1" style:font-size-asian="12pt" style:language-asian="zh" style:country-asian="CN" style:font-name-complex="Georg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fo:font-style="italic" style:text-underline-style="solid" style:text-underline-width="auto" style:text-underline-color="font-color" style:font-style-asian="italic"/>
    </style:style>
    <style:style style:name="ListLabel_20_12" style:display-name="ListLabel 12" style:family="text">
      <style:text-properties fo:color="#1155cc" style:font-name="Times New Roman" fo:font-family="'Times New Roman'" style:font-family-generic="roman" style:font-pitch="variable" fo:font-size="11pt" style:text-underline-style="solid" style:text-underline-width="auto" style:text-underline-color="font-color"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4" style:display-name="ListLabel 14" style:family="text">
      <style:text-properties fo:color="#1155cc"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5" style:display-name="ListLabel 15"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color="#0645ad" style:font-name="Arial" fo:font-family="Arial"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17" style:display-name="ListLabel 17" style:family="text">
      <style:text-properties fo:color="#0645ad" style:text-position="super 58%"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fo:background-color="#ffffff"/>
    </style:style>
    <style:style style:name="ListLabel_20_18" style:display-name="ListLabel 18" style:family="text">
      <style:text-properties fo:color="#000080" style:text-underline-style="solid" style:text-underline-width="auto" style:text-underline-color="font-color"/>
    </style:style>
    <style:style style:name="ListLabel_20_19" style:display-name="ListLabel 19" style:family="text">
      <style:text-properties fo:color="#000080" style:font-name="Courier New" fo:font-family="'Courier New'" style:font-family-generic="roman" style:font-pitch="variable" fo:font-size="9.5pt" style:text-underline-style="solid" style:text-underline-width="auto" style:text-underline-color="font-color" style:font-name-asian="Courier New1" style:font-family-asian="'Courier New'" style:font-family-generic-asian="system" style:font-pitch-asian="variable" style:font-size-asian="9.5pt" style:font-name-complex="Courier New1" style:font-family-complex="'Courier New'" style:font-family-generic-complex="system" style:font-pitch-complex="variable" style:font-size-complex="9.5pt"/>
    </style:style>
    <style:style style:name="ListLabel_20_20" style:display-name="ListLabel 20" style:family="text">
      <style:text-properties fo:color="#1155cc" style:text-position="super 58%"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7</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7" meta:paragraph-count="3200" meta:word-count="150490" meta:character-count="874797" meta:non-whitespace-character-count="725350"/>
    <meta:generator>LibreOfficeDev/6.0.5.2$Linux_X86_64 LibreOffice_project/</meta:generator>
  </office:meta>
</office:document-meta>
</file>